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ercu" svg:font-family="Apercu, apple-system, BlinkMacSystemFont, 'Segoe UI', Roboto, Ubuntu, Cantarell, 'Fira Sans', 'Droid Sans', 'Helvetica Neue', sans-serif"/>
    <style:font-face style:name="Droid Sans Mono" svg:font-family="'Droid Sans Mono', monospace, monospace, 'Droid Sans Fallback'"/>
    <style:font-face style:name="JetBrains Mono" svg:font-family="'JetBrains Mono', monospace"/>
    <style:font-face style:name="Lohit Devanagari1" svg:font-family="'Lohit Devanagari'"/>
    <style:font-face style:name="Monaco, Menlo," svg:font-family="'Monaco, Menlo,', 'Ubuntu Mono', ',', 'Droid Sans Mono', ', Consolas, monospace', 'Droid Sans Mono', monospace, monospace, 'Droid Sans Fallback'"/>
    <style:font-face style:name="Monaco" svg:font-family="Monaco, Menlo, 'Ubuntu Mono', 'Droid Sans Mono', Consolas, monospace"/>
    <style:font-face style:name="Roboto" svg:font-family="Roboto, arial, sans-serif"/>
    <style:font-face style:name="Roboto1" svg:font-family="Roboto,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style:line-height-at-least="0.635cm"/>
      <style:text-properties fo:font-variant="normal" fo:text-transform="none" fo:color="#000000" style:font-name="Apercu" fo:font-size="15pt" fo:letter-spacing="normal" fo:font-style="normal" fo:font-weight="bold" fo:background-color="#ffff00" style:font-size-asian="15pt" style:font-weight-asian="bold" style:font-size-complex="15pt" style:font-weight-complex="bold"/>
    </style:style>
    <style:style style:name="P3" style:family="paragraph" style:parent-style-name="Standard">
      <style:paragraph-properties fo:line-height="115%" fo:text-align="justify" style:justify-single-word="false"/>
      <style:text-properties fo:font-variant="normal" fo:text-transform="none" fo:color="#000000" style:font-name="Apercu" fo:font-size="15pt" fo:letter-spacing="normal" fo:font-style="normal" fo:font-weight="bold" fo:background-color="#ffff00" style:font-size-asian="15pt" style:font-weight-asian="bold" style:font-size-complex="15pt" style:font-weight-complex="bold"/>
    </style:style>
    <style:style style:name="P4" style:family="paragraph" style:parent-style-name="Standard">
      <style:paragraph-properties fo:line-height="115%" fo:text-align="justify" style:justify-single-word="false"/>
      <style:text-properties fo:font-variant="normal" fo:text-transform="none" fo:color="#000000" style:font-name="Apercu" fo:font-size="15pt" fo:letter-spacing="normal" fo:font-style="normal" fo:font-weight="bold" officeooo:paragraph-rsid="009d5f1b" fo:background-color="#ffff00" style:font-size-asian="15pt" style:font-weight-asian="bold" style:font-size-complex="15pt" style:font-weight-complex="bold"/>
    </style:style>
    <style:style style:name="P5" style:family="paragraph" style:parent-style-name="Standard">
      <style:paragraph-properties fo:line-height="115%" fo:text-align="justify" style:justify-single-word="false"/>
      <style:text-properties fo:font-variant="normal" fo:text-transform="none" fo:color="#000000" style:font-name="Apercu" fo:font-size="15pt" fo:letter-spacing="normal" fo:font-style="normal" fo:font-weight="normal" fo:background-color="#ffff00" style:font-size-asian="15pt" style:font-size-complex="15pt"/>
    </style:style>
    <style:style style:name="P6" style:family="paragraph" style:parent-style-name="Standard">
      <style:text-properties fo:font-variant="normal" fo:text-transform="none" fo:color="#000000" style:font-name="Apercu" fo:font-size="19.5pt" fo:letter-spacing="normal" fo:font-style="normal" fo:font-weight="normal" fo:background-color="#ffff00" style:font-size-asian="10pt" style:font-size-complex="10pt"/>
    </style:style>
    <style:style style:name="P7" style:family="paragraph" style:parent-style-name="Standard">
      <style:paragraph-properties style:line-height-at-least="0.635cm"/>
      <style:text-properties fo:font-variant="normal" fo:text-transform="none" fo:color="#000000" style:font-name="Apercu" fo:font-size="19.5pt" fo:letter-spacing="normal" fo:font-style="normal" fo:font-weight="bold" officeooo:paragraph-rsid="006fe848" fo:background-color="#ffff00" style:font-size-asian="11pt" style:font-weight-asian="bold" style:font-size-complex="11pt" style:font-weight-complex="bold"/>
    </style:style>
    <style:style style:name="P8" style:family="paragraph" style:parent-style-name="Standard">
      <style:paragraph-properties style:line-height-at-least="0.635cm"/>
      <style:text-properties fo:font-variant="normal" fo:text-transform="none" fo:color="#000000" style:font-name="Apercu" fo:font-size="11pt" fo:letter-spacing="normal" fo:font-style="normal" fo:font-weight="normal" fo:background-color="transparent" style:font-size-asian="11pt" style:font-size-complex="11pt"/>
    </style:style>
    <style:style style:name="P9" style:family="paragraph" style:parent-style-name="Standard">
      <style:paragraph-properties fo:line-height="115%"/>
      <style:text-properties fo:font-variant="normal" fo:text-transform="none" fo:color="#000000" style:font-name="Ubuntu" fo:font-size="15pt" fo:letter-spacing="normal" fo:font-style="normal" fo:font-weight="bold" officeooo:rsid="00fec6b6" officeooo:paragraph-rsid="00fec6b6" fo:background-color="#ffff00" style:font-size-asian="15pt" style:font-weight-asian="bold" style:font-size-complex="15pt" style:font-weight-complex="bold"/>
    </style:style>
    <style:style style:name="P10" style:family="paragraph" style:parent-style-name="Standard">
      <style:paragraph-properties fo:line-height="115%"/>
      <style:text-properties fo:font-variant="normal" fo:text-transform="none" fo:color="#000000" style:font-name="Ubuntu" fo:font-size="15pt" fo:letter-spacing="normal" fo:font-style="normal" fo:font-weight="bold" fo:background-color="#ffff00" style:font-size-asian="15pt" style:font-weight-asian="bold" style:font-size-complex="15pt" style:font-weight-complex="bold"/>
    </style:style>
    <style:style style:name="P11" style:family="paragraph" style:parent-style-name="Standard">
      <style:paragraph-properties fo:line-height="115%" fo:text-align="justify" style:justify-single-word="false"/>
      <style:text-properties fo:font-variant="normal" fo:text-transform="none" fo:color="#000000" style:font-name="Ubuntu" fo:font-size="15pt" fo:letter-spacing="normal" fo:font-style="normal" fo:font-weight="bold" officeooo:paragraph-rsid="0117f910" fo:background-color="#ffff00" style:font-size-asian="15pt" style:font-weight-asian="bold" style:font-size-complex="15pt" style:font-weight-complex="bold"/>
    </style:style>
    <style:style style:name="P12" style:family="paragraph" style:parent-style-name="Standard">
      <style:paragraph-properties fo:line-height="115%" fo:text-align="justify" style:justify-single-word="false"/>
      <style:text-properties fo:font-variant="normal" fo:text-transform="none" fo:color="#000000" style:font-name="Ubuntu" fo:font-size="15pt" fo:letter-spacing="normal" fo:font-style="normal" fo:font-weight="bold" officeooo:rsid="011c063a" officeooo:paragraph-rsid="011c063a" fo:background-color="#ffff00" style:font-size-asian="15pt" style:font-weight-asian="bold" style:font-size-complex="15pt" style:font-weight-complex="bold"/>
    </style:style>
    <style:style style:name="P13" style:family="paragraph" style:parent-style-name="Standard">
      <style:paragraph-properties style:line-height-at-least="0.635cm"/>
      <style:text-properties fo:font-variant="normal" fo:text-transform="none" fo:color="#000000" style:font-name="Ubuntu" fo:font-size="15pt" fo:letter-spacing="normal" fo:font-style="normal" fo:font-weight="bold" fo:background-color="#ffff00" style:font-size-asian="15pt" style:font-weight-asian="bold" style:font-size-complex="15pt" style:font-weight-complex="bold"/>
    </style:style>
    <style:style style:name="P14" style:family="paragraph" style:parent-style-name="Standard">
      <style:paragraph-properties fo:line-height="115%"/>
      <style:text-properties fo:font-variant="normal" fo:text-transform="none" fo:color="#000000" style:font-name="Ubuntu" fo:font-size="15pt" fo:letter-spacing="normal" fo:font-style="normal" fo:font-weight="bold" officeooo:rsid="01265ce0" officeooo:paragraph-rsid="01265ce0" fo:background-color="#ffff00" style:font-size-asian="15pt" style:font-weight-asian="bold" style:font-size-complex="15pt" style:font-weight-complex="bold"/>
    </style:style>
    <style:style style:name="P15" style:family="paragraph" style:parent-style-name="Standard">
      <style:paragraph-properties fo:line-height="115%" fo:text-align="justify" style:justify-single-word="false"/>
      <style:text-properties fo:font-variant="normal" fo:text-transform="none" fo:color="#1e1e1e" style:font-name="Apercu" fo:font-size="15pt" fo:letter-spacing="normal" fo:font-style="normal" fo:font-weight="bold" officeooo:paragraph-rsid="00a2b27e" fo:background-color="#ffff00" style:font-size-asian="15pt" style:font-weight-asian="bold" style:font-size-complex="15pt" style:font-weight-complex="bold"/>
    </style:style>
    <style:style style:name="P16" style:family="paragraph" style:parent-style-name="Standard">
      <style:paragraph-properties fo:line-height="115%" fo:text-align="justify" style:justify-single-word="false"/>
      <style:text-properties fo:font-variant="normal" fo:text-transform="none" fo:color="#1e1e1e" style:font-name="Apercu" fo:font-size="15pt" fo:letter-spacing="normal" fo:font-style="normal" fo:font-weight="bold" officeooo:rsid="00ad1c03" officeooo:paragraph-rsid="00ad1c03" fo:background-color="#ffff00" style:font-size-asian="15pt" style:font-weight-asian="bold" style:font-size-complex="15pt" style:font-weight-complex="bold"/>
    </style:style>
    <style:style style:name="P17" style:family="paragraph" style:parent-style-name="Standard">
      <style:paragraph-properties style:line-height-at-least="0.635cm"/>
      <style:text-properties fo:font-variant="normal" fo:text-transform="none" style:use-window-font-color="true" style:font-name="Apercu" fo:font-size="15pt" fo:letter-spacing="normal" fo:font-style="normal" fo:font-weight="bold" fo:background-color="#ffff00" style:font-size-asian="15pt" style:font-weight-asian="bold" style:font-size-complex="15pt" style:font-weight-complex="bold"/>
    </style:style>
    <style:style style:name="P18" style:family="paragraph" style:parent-style-name="Standard">
      <style:paragraph-properties fo:line-height="115%" fo:text-align="justify" style:justify-single-word="false"/>
      <style:text-properties fo:font-variant="normal" fo:text-transform="none" fo:color="#ffffff" style:font-name="Monaco, Menlo," fo:font-size="10.5pt" fo:letter-spacing="normal" fo:font-style="normal" fo:font-weight="normal" officeooo:paragraph-rsid="0117f910" fo:background-color="#1e1e1e" style:font-size-asian="11pt" style:font-size-complex="11pt"/>
    </style:style>
    <style:style style:name="P19" style:family="paragraph" style:parent-style-name="Standard">
      <style:paragraph-properties fo:line-height="115%" fo:text-align="justify" style:justify-single-word="false"/>
      <style:text-properties fo:font-variant="normal" fo:text-transform="none" fo:color="#ffffff" style:font-name="Ubuntu" fo:font-size="11pt" fo:letter-spacing="normal" fo:font-style="normal" fo:font-weight="normal" officeooo:paragraph-rsid="0117f910" fo:background-color="#1e1e1e" style:font-size-asian="11pt" style:font-size-complex="11pt"/>
    </style:style>
    <style:style style:name="P20" style:family="paragraph" style:parent-style-name="Standard">
      <style:paragraph-properties fo:line-height="115%"/>
      <style:text-properties fo:font-variant="normal" fo:text-transform="none" fo:color="#484848" style:font-name="Ubuntu" fo:font-size="15pt" fo:letter-spacing="normal" fo:font-style="normal" fo:font-weight="bold" fo:background-color="#ffff00" style:font-size-asian="15pt" style:font-weight-asian="bold" style:font-size-complex="15pt" style:font-weight-complex="bold"/>
    </style:style>
    <style:style style:name="P21" style:family="paragraph" style:parent-style-name="Standard">
      <style:paragraph-properties fo:line-height="115%" fo:text-align="justify" style:justify-single-word="false"/>
      <style:text-properties fo:font-variant="normal" fo:text-transform="none" fo:color="#484848" style:font-name="Ubuntu" fo:font-size="15pt" fo:letter-spacing="normal" fo:font-style="normal" fo:font-weight="bold" officeooo:paragraph-rsid="0117f910" fo:background-color="#ffff00" style:font-size-asian="15pt" style:font-weight-asian="bold" style:font-size-complex="15pt" style:font-weight-complex="bold"/>
    </style:style>
    <style:style style:name="P22" style:family="paragraph" style:parent-style-name="Standard">
      <style:paragraph-properties fo:line-height="115%" fo:text-align="justify" style:justify-single-word="false"/>
      <style:text-properties fo:font-variant="normal" fo:text-transform="none" fo:color="#252525" style:font-name="Ubuntu" fo:font-size="15pt" fo:letter-spacing="normal" fo:font-style="normal" fo:font-weight="bold" officeooo:paragraph-rsid="0110f29c" fo:background-color="#ffff00" style:font-size-asian="15pt" style:font-weight-asian="bold" style:font-size-complex="15pt" style:font-weight-complex="bold"/>
    </style:style>
    <style:style style:name="P23" style:family="paragraph" style:parent-style-name="Standard">
      <style:paragraph-properties fo:line-height="115%" fo:text-align="justify" style:justify-single-word="false"/>
      <style:text-properties fo:font-variant="normal" fo:text-transform="none" fo:color="#252525" style:font-name="Ubuntu" fo:font-size="15pt" fo:letter-spacing="normal" fo:font-style="normal" fo:font-weight="bold" officeooo:paragraph-rsid="0111a021" fo:background-color="#ffff00" style:font-size-asian="15pt" style:font-weight-asian="bold" style:font-size-complex="15pt" style:font-weight-complex="bold"/>
    </style:style>
    <style:style style:name="P24" style:family="paragraph" style:parent-style-name="Standard">
      <style:paragraph-properties fo:line-height="115%"/>
      <style:text-properties fo:font-variant="normal" fo:text-transform="none" fo:color="#252525" style:font-name="Ubuntu" fo:font-size="15pt" fo:letter-spacing="normal" fo:font-style="normal" fo:font-weight="bold" officeooo:paragraph-rsid="01396fec" fo:background-color="#ffff00" style:font-size-asian="15pt" style:font-weight-asian="bold" style:font-size-complex="15pt" style:font-weight-complex="bold"/>
    </style:style>
    <style:style style:name="P25" style:family="paragraph" style:parent-style-name="Standard">
      <style:paragraph-properties fo:line-height="115%" fo:text-align="justify" style:justify-single-word="false"/>
      <style:text-properties fo:font-variant="normal" fo:text-transform="none" fo:color="#252525" style:font-name="Ubuntu" fo:font-size="11pt" fo:letter-spacing="normal" fo:font-style="normal" fo:font-weight="normal" officeooo:paragraph-rsid="0111a021" style:font-size-asian="11pt" style:font-size-complex="11pt"/>
    </style:style>
    <style:style style:name="P26" style:family="paragraph" style:parent-style-name="Standard">
      <style:paragraph-properties fo:line-height="115%"/>
      <style:text-properties fo:font-variant="normal" fo:text-transform="none" fo:color="#252525" style:font-name="Ubuntu" fo:font-size="11pt" fo:letter-spacing="normal" fo:font-style="normal" fo:font-weight="normal" officeooo:paragraph-rsid="01396fec" fo:background-color="transparent" style:font-size-asian="11pt" style:font-weight-asian="normal" style:font-size-complex="11pt" style:font-weight-complex="normal"/>
    </style:style>
    <style:style style:name="P27" style:family="paragraph" style:parent-style-name="Standard">
      <style:paragraph-properties fo:line-height="115%"/>
      <style:text-properties fo:font-variant="normal" fo:text-transform="none" fo:color="#252525" style:font-name="Ubuntu" fo:font-size="11pt" fo:letter-spacing="normal" fo:font-style="normal" fo:font-weight="normal" officeooo:paragraph-rsid="01396fec"/>
    </style:style>
    <style:style style:name="P28" style:family="paragraph" style:parent-style-name="Standard">
      <style:paragraph-properties style:line-height-at-least="0.635cm"/>
      <style:text-properties fo:color="#000000" style:font-name="Monaco, Menlo," fo:font-size="10.5pt" fo:font-weight="normal" fo:background-color="transparent"/>
    </style:style>
    <style:style style:name="P29" style:family="paragraph" style:parent-style-name="Standard">
      <style:paragraph-properties fo:line-height="115%"/>
      <style:text-properties fo:color="#000000" style:font-name="Monaco, Menlo," fo:font-size="10.5pt" fo:font-weight="normal" fo:background-color="#ffff00"/>
    </style:style>
    <style:style style:name="P30" style:family="paragraph" style:parent-style-name="Standard">
      <style:paragraph-properties style:line-height-at-least="0.635cm"/>
      <style:text-properties fo:color="#000000" style:font-name="Monaco, Menlo," fo:font-size="10.5pt" fo:font-weight="normal" fo:background-color="#ffff00"/>
    </style:style>
    <style:style style:name="P31" style:family="paragraph" style:parent-style-name="Standard">
      <style:paragraph-properties style:line-height-at-least="0.635cm"/>
      <style:text-properties fo:color="#000000" style:font-name="Monaco, Menlo," fo:font-size="10.5pt" fo:font-weight="bold" fo:background-color="transparent" style:font-weight-asian="bold" style:font-weight-complex="bold"/>
    </style:style>
    <style:style style:name="P32" style:family="paragraph" style:parent-style-name="Standard">
      <style:paragraph-properties fo:line-height="115%"/>
      <style:text-properties fo:color="#000000" style:font-name="Monaco, Menlo," fo:font-size="10.5pt" fo:font-weight="bold" fo:background-color="transparent" style:font-weight-asian="bold" style:font-weight-complex="bold"/>
    </style:style>
    <style:style style:name="P33" style:family="paragraph" style:parent-style-name="Standard">
      <style:paragraph-properties fo:line-height="115%"/>
      <style:text-properties fo:color="#000000" fo:background-color="#ffff00"/>
    </style:style>
    <style:style style:name="P34" style:family="paragraph" style:parent-style-name="Standard">
      <style:paragraph-properties style:line-height-at-least="0.635cm"/>
      <style:text-properties fo:color="#000000" fo:font-weight="bold" fo:background-color="transparent" style:font-weight-asian="bold" style:font-weight-complex="bold"/>
    </style:style>
    <style:style style:name="P35" style:family="paragraph" style:parent-style-name="Standard">
      <style:paragraph-properties fo:line-height="115%"/>
      <style:text-properties fo:color="#000000" style:font-name="Ubuntu" fo:font-size="11pt" fo:font-weight="normal" fo:background-color="#1e1e1e" style:font-size-asian="11pt" style:font-size-complex="11pt"/>
    </style:style>
    <style:style style:name="P36" style:family="paragraph" style:parent-style-name="Standard">
      <style:paragraph-properties fo:line-height="115%"/>
      <style:text-properties fo:color="#000000" style:font-name="Ubuntu" fo:font-size="11pt" fo:font-weight="normal" officeooo:rsid="01309ff9" officeooo:paragraph-rsid="01309ff9" fo:background-color="#1e1e1e" style:font-size-asian="11pt" style:font-size-complex="11pt"/>
    </style:style>
    <style:style style:name="P37" style:family="paragraph" style:parent-style-name="Standard">
      <style:paragraph-properties style:line-height-at-least="0.635cm"/>
      <style:text-properties fo:color="#000000" style:font-name="Ubuntu" fo:font-size="11pt" fo:font-weight="normal" fo:background-color="#1e1e1e" style:font-size-asian="11pt" style:font-size-complex="11pt"/>
    </style:style>
    <style:style style:name="P38" style:family="paragraph" style:parent-style-name="Standard">
      <style:paragraph-properties fo:line-height="115%"/>
      <style:text-properties fo:color="#000000" style:font-name="Ubuntu" fo:font-size="11pt" fo:font-weight="normal" fo:background-color="transparent" style:font-size-asian="11pt" style:font-size-complex="11pt"/>
    </style:style>
    <style:style style:name="P39" style:family="paragraph" style:parent-style-name="Standard">
      <style:paragraph-properties fo:line-height="115%"/>
      <style:text-properties fo:color="#000000" style:font-name="Ubuntu" fo:font-size="11pt" fo:font-weight="normal" fo:background-color="#ffff00" style:font-size-asian="11pt" style:font-size-complex="11pt"/>
    </style:style>
    <style:style style:name="P40" style:family="paragraph" style:parent-style-name="Standard">
      <style:paragraph-properties fo:line-height="115%"/>
      <style:text-properties fo:color="#000000" style:font-name="Ubuntu" fo:font-size="15pt" fo:font-weight="bold" fo:background-color="#ffff00" style:font-size-asian="15pt" style:font-weight-asian="bold" style:font-size-complex="15pt" style:font-weight-complex="bold"/>
    </style:style>
    <style:style style:name="P41" style:family="paragraph" style:parent-style-name="Standard">
      <style:paragraph-properties style:line-height-at-least="0.635cm"/>
      <style:text-properties fo:color="#ff8973" style:font-name="Monaco, Menlo," fo:font-size="10.5pt" fo:font-weight="normal" fo:background-color="#1e1e1e"/>
    </style:style>
    <style:style style:name="P42" style:family="paragraph" style:parent-style-name="Standard">
      <style:paragraph-properties fo:line-height="115%"/>
      <style:text-properties fo:color="#ff8973" style:font-name="Monaco, Menlo," fo:font-size="11pt" fo:font-weight="normal" fo:background-color="#1e1e1e" style:font-size-asian="11pt" style:font-size-complex="11pt"/>
    </style:style>
    <style:style style:name="P43" style:family="paragraph" style:parent-style-name="Standard">
      <style:paragraph-properties fo:line-height="115%"/>
      <style:text-properties fo:color="#ff8973" style:font-name="Ubuntu" fo:font-size="11pt" fo:font-weight="normal" fo:background-color="#1e1e1e" style:font-size-asian="11pt" style:font-size-complex="11pt"/>
    </style:style>
    <style:style style:name="P44" style:family="paragraph" style:parent-style-name="Standard">
      <style:paragraph-properties style:line-height-at-least="0.635cm"/>
      <style:text-properties fo:color="#ffffff" style:font-name="Monaco, Menlo," fo:font-size="10.5pt" fo:font-weight="normal" fo:background-color="#1e1e1e"/>
    </style:style>
    <style:style style:name="P45" style:family="paragraph" style:parent-style-name="Standard">
      <style:paragraph-properties fo:line-height="115%"/>
      <style:text-properties fo:color="#ffffff" style:font-name="Monaco, Menlo," fo:font-size="10.5pt" fo:font-weight="normal" fo:background-color="#1e1e1e"/>
    </style:style>
    <style:style style:name="P46" style:family="paragraph" style:parent-style-name="Standard">
      <style:paragraph-properties fo:line-height="115%"/>
      <style:text-properties fo:color="#ffffff" style:font-name="Monaco, Menlo," fo:font-size="10.5pt" fo:font-weight="normal" officeooo:paragraph-rsid="00f6aa0d" fo:background-color="#1e1e1e"/>
    </style:style>
    <style:style style:name="P47" style:family="paragraph" style:parent-style-name="Standard">
      <style:paragraph-properties fo:line-height="115%" fo:text-align="justify" style:justify-single-word="false"/>
      <style:text-properties fo:color="#ffffff" style:font-name="Monaco, Menlo," fo:font-size="10.5pt" fo:font-weight="normal" fo:background-color="#1e1e1e" style:font-size-asian="11pt" style:font-size-complex="11pt"/>
    </style:style>
    <style:style style:name="P48" style:family="paragraph" style:parent-style-name="Standard">
      <style:paragraph-properties fo:line-height="115%" fo:text-align="justify" style:justify-single-word="false"/>
      <style:text-properties fo:color="#ffffff" style:font-name="Monaco, Menlo," fo:font-size="10.5pt" fo:font-weight="normal" officeooo:paragraph-rsid="00a2b27e" fo:background-color="#1e1e1e" style:font-size-asian="11pt" style:font-size-complex="11pt"/>
    </style:style>
    <style:style style:name="P49" style:family="paragraph" style:parent-style-name="Standard">
      <style:paragraph-properties fo:line-height="115%"/>
      <style:text-properties fo:color="#ffffff" style:font-name="Monaco, Menlo," fo:font-size="11pt" fo:font-weight="normal" fo:background-color="#1e1e1e" style:font-size-asian="11pt" style:font-size-complex="11pt"/>
    </style:style>
    <style:style style:name="P50" style:family="paragraph" style:parent-style-name="Standard">
      <style:paragraph-properties fo:line-height="115%" fo:text-align="justify" style:justify-single-word="false"/>
      <style:text-properties fo:color="#ffffff" style:font-name="Monaco, Menlo," fo:font-size="11pt" fo:font-weight="normal" fo:background-color="#1e1e1e" style:font-size-asian="11pt" style:font-size-complex="11pt"/>
    </style:style>
    <style:style style:name="P51" style:family="paragraph" style:parent-style-name="Standard">
      <style:paragraph-properties fo:line-height="115%" fo:text-align="justify" style:justify-single-word="false"/>
      <style:text-properties fo:color="#ffffff" style:font-name="Monaco, Menlo," fo:font-size="11pt" fo:font-weight="normal" officeooo:paragraph-rsid="009d5f1b" fo:background-color="#1e1e1e" style:font-size-asian="11pt" style:font-size-complex="11pt"/>
    </style:style>
    <style:style style:name="P52" style:family="paragraph" style:parent-style-name="Standard">
      <style:paragraph-properties fo:line-height="115%" fo:text-align="justify" style:justify-single-word="false"/>
      <style:text-properties fo:color="#ffffff" style:font-name="Monaco, Menlo," fo:font-size="11pt" fo:font-weight="normal" officeooo:paragraph-rsid="00a2b27e" fo:background-color="#1e1e1e" style:font-size-asian="11pt" style:font-size-complex="11pt"/>
    </style:style>
    <style:style style:name="P53" style:family="paragraph" style:parent-style-name="Standard">
      <style:paragraph-properties fo:line-height="115%"/>
      <style:text-properties fo:color="#ffffff" style:font-name="Monaco, Menlo," fo:font-size="11pt" fo:font-weight="normal" officeooo:paragraph-rsid="00943d60" fo:background-color="#1e1e1e" style:font-size-asian="11pt" style:font-size-complex="11pt"/>
    </style:style>
    <style:style style:name="P54" style:family="paragraph" style:parent-style-name="Standard">
      <style:paragraph-properties style:line-height-at-least="0.635cm"/>
      <style:text-properties fo:color="#ffffff" style:font-name="Monaco, Menlo," fo:font-size="11pt" fo:font-weight="normal" fo:background-color="#1e1e1e" style:font-size-asian="11pt" style:font-size-complex="11pt"/>
    </style:style>
    <style:style style:name="P55" style:family="paragraph" style:parent-style-name="Standard">
      <style:paragraph-properties fo:line-height="115%" fo:text-align="justify" style:justify-single-word="false"/>
      <style:text-properties fo:color="#ffffff" style:font-name="Monaco, Menlo," fo:font-size="11pt" fo:font-weight="normal" officeooo:rsid="00ad1c03" officeooo:paragraph-rsid="00ad1c03" fo:background-color="#1e1e1e" style:font-size-asian="11pt" style:font-size-complex="11pt"/>
    </style:style>
    <style:style style:name="P56" style:family="paragraph" style:parent-style-name="Standard">
      <style:paragraph-properties fo:line-height="150%"/>
      <style:text-properties fo:color="#ffffff" style:font-name="Monaco, Menlo," fo:font-size="11pt" fo:font-weight="normal" fo:background-color="#1e1e1e" style:font-size-asian="11pt" style:font-size-complex="11pt"/>
    </style:style>
    <style:style style:name="P57" style:family="paragraph" style:parent-style-name="Standard">
      <style:paragraph-properties fo:line-height="115%"/>
      <style:text-properties fo:color="#ffffff" style:font-name="Monaco, Menlo," fo:font-size="11pt" fo:font-weight="normal" officeooo:rsid="00fec6b6" officeooo:paragraph-rsid="00fec6b6" fo:background-color="#1e1e1e" style:font-size-asian="11pt" style:font-size-complex="11pt"/>
    </style:style>
    <style:style style:name="P58" style:family="paragraph" style:parent-style-name="Standard">
      <style:paragraph-properties fo:line-height="115%"/>
      <style:text-properties fo:color="#ffffff" style:font-name="Monaco, Menlo," fo:font-size="11pt" fo:font-weight="normal" fo:background-color="#1e1e1e"/>
    </style:style>
    <style:style style:name="P59" style:family="paragraph" style:parent-style-name="Standard">
      <style:paragraph-properties style:line-height-at-least="0.635cm"/>
      <style:text-properties fo:color="#ffffff" style:font-name="Monaco, Menlo," fo:font-size="11pt" fo:font-weight="normal" fo:background-color="#1e1e1e"/>
    </style:style>
    <style:style style:name="P60" style:family="paragraph" style:parent-style-name="Standard">
      <style:paragraph-properties fo:line-height="115%" fo:text-align="justify" style:justify-single-word="false"/>
      <style:text-properties fo:color="#ffffff" style:font-name="Monaco, Menlo," fo:font-size="11pt" fo:font-weight="normal" officeooo:paragraph-rsid="00ae4741" style:font-size-asian="11pt" style:font-size-complex="11pt"/>
    </style:style>
    <style:style style:name="P61" style:family="paragraph" style:parent-style-name="Standard">
      <style:paragraph-properties fo:line-height="115%" fo:text-align="justify" style:justify-single-word="false"/>
      <style:text-properties fo:color="#ffffff" style:font-name="Monaco, Menlo," fo:font-size="11pt" fo:font-weight="normal" officeooo:paragraph-rsid="00a2b27e"/>
    </style:style>
    <style:style style:name="P62" style:family="paragraph" style:parent-style-name="Standard">
      <style:paragraph-properties fo:line-height="115%"/>
      <style:text-properties fo:color="#ffffff" style:font-name="Ubuntu" fo:font-size="11pt" fo:font-weight="normal" fo:background-color="#1e1e1e" style:font-size-asian="11pt" style:font-size-complex="11pt"/>
    </style:style>
    <style:style style:name="P63" style:family="paragraph" style:parent-style-name="Standard">
      <style:paragraph-properties fo:line-height="115%" fo:text-align="justify" style:justify-single-word="false"/>
      <style:text-properties fo:color="#ffffff" style:font-name="Ubuntu" fo:font-size="11pt" fo:font-weight="normal" officeooo:paragraph-rsid="0110f29c" fo:background-color="#1e1e1e" style:font-size-asian="11pt" style:font-size-complex="11pt"/>
    </style:style>
    <style:style style:name="P64" style:family="paragraph" style:parent-style-name="Standard">
      <style:paragraph-properties fo:line-height="115%" fo:text-align="justify" style:justify-single-word="false"/>
      <style:text-properties fo:color="#ffffff" style:font-name="Ubuntu" fo:font-size="11pt" fo:font-weight="normal" officeooo:paragraph-rsid="0111a021" fo:background-color="#1e1e1e" style:font-size-asian="11pt" style:font-size-complex="11pt"/>
    </style:style>
    <style:style style:name="P65" style:family="paragraph" style:parent-style-name="Standard">
      <style:paragraph-properties fo:line-height="115%"/>
      <style:text-properties fo:color="#ffffff" style:font-name="Ubuntu" fo:font-size="11pt" fo:font-weight="normal" officeooo:paragraph-rsid="012c900b" fo:background-color="#1e1e1e" style:font-size-asian="11pt" style:font-size-complex="11pt"/>
    </style:style>
    <style:style style:name="P66" style:family="paragraph" style:parent-style-name="Standard">
      <style:paragraph-properties style:line-height-at-least="0.635cm"/>
      <style:text-properties fo:color="#ffffff" style:font-name="Ubuntu" fo:font-size="11pt" fo:font-weight="normal" fo:background-color="#1e1e1e" style:font-size-asian="11pt" style:font-size-complex="11pt"/>
    </style:style>
    <style:style style:name="P67" style:family="paragraph" style:parent-style-name="Standard">
      <style:text-properties fo:color="#ffffff" style:font-name="Ubuntu" fo:font-size="11pt" fo:font-weight="normal" officeooo:paragraph-rsid="012c900b" fo:background-color="#1e1e1e" style:font-size-asian="11pt" style:font-size-complex="11pt"/>
    </style:style>
    <style:style style:name="P68" style:family="paragraph" style:parent-style-name="Standard">
      <style:paragraph-properties fo:line-height="115%"/>
      <style:text-properties fo:color="#ffffff" style:font-name="Ubuntu" fo:font-size="11pt" fo:font-weight="normal" officeooo:rsid="01265ce0" officeooo:paragraph-rsid="01265ce0" fo:background-color="#1e1e1e" style:font-size-asian="11pt" style:font-size-complex="11pt"/>
    </style:style>
    <style:style style:name="P69" style:family="paragraph" style:parent-style-name="Standard">
      <style:paragraph-properties fo:line-height="115%"/>
      <style:text-properties fo:color="#ffffff" style:font-name="Ubuntu" fo:font-size="11pt" fo:font-weight="normal" officeooo:paragraph-rsid="00fec6b6"/>
    </style:style>
    <style:style style:name="P70" style:family="paragraph" style:parent-style-name="Standard">
      <style:paragraph-properties fo:line-height="115%"/>
      <style:text-properties fo:color="#ffffff" style:font-name="Ubuntu" fo:font-size="11pt" fo:font-weight="normal" officeooo:paragraph-rsid="010bad4e"/>
    </style:style>
    <style:style style:name="P71" style:family="paragraph" style:parent-style-name="Standard">
      <style:paragraph-properties fo:line-height="115%"/>
      <style:text-properties fo:color="#ffffff" style:font-name="Ubuntu" fo:font-size="12pt" fo:font-weight="normal" officeooo:paragraph-rsid="01309ff9" style:font-size-asian="12pt" style:font-size-complex="12pt"/>
    </style:style>
    <style:style style:name="P72" style:family="paragraph" style:parent-style-name="Standard">
      <style:paragraph-properties style:line-height-at-least="0.635cm"/>
      <style:text-properties fo:color="#b3ccff" style:font-name="Monaco, Menlo," fo:font-size="10.5pt" fo:font-weight="normal" fo:background-color="#1e1e1e"/>
    </style:style>
    <style:style style:name="P73" style:family="paragraph" style:parent-style-name="Standard">
      <style:paragraph-properties fo:line-height="115%"/>
      <style:text-properties fo:color="#b3ccff" style:font-name="Monaco, Menlo," fo:font-size="10.5pt" fo:font-weight="normal" fo:background-color="#1e1e1e"/>
    </style:style>
    <style:style style:name="P74" style:family="paragraph" style:parent-style-name="Standard">
      <style:paragraph-properties fo:line-height="115%"/>
      <style:text-properties fo:color="#b3ccff" style:font-name="Monaco, Menlo," fo:font-size="10.5pt" fo:font-weight="normal" officeooo:paragraph-rsid="00f6aa0d" fo:background-color="#1e1e1e"/>
    </style:style>
    <style:style style:name="P75" style:family="paragraph" style:parent-style-name="Standard">
      <style:paragraph-properties style:line-height-at-least="0.635cm"/>
      <style:text-properties fo:color="#b3ccff" style:font-name="Monaco, Menlo," fo:font-size="11pt" fo:font-weight="normal" fo:background-color="#1e1e1e" style:font-size-asian="11pt" style:font-size-complex="11pt"/>
    </style:style>
    <style:style style:name="P76" style:family="paragraph" style:parent-style-name="Standard">
      <style:paragraph-properties fo:line-height="115%"/>
      <style:text-properties fo:color="#b3ccff" style:font-name="Monaco, Menlo," fo:font-size="11pt" fo:font-weight="normal" fo:background-color="#1e1e1e" style:font-size-asian="11pt" style:font-size-complex="11pt"/>
    </style:style>
    <style:style style:name="P77" style:family="paragraph" style:parent-style-name="Standard">
      <style:paragraph-properties fo:line-height="115%" fo:text-align="justify" style:justify-single-word="false"/>
      <style:text-properties fo:color="#b3ccff" style:font-name="Monaco, Menlo," fo:font-size="11pt" fo:font-weight="normal" fo:background-color="#1e1e1e" style:font-size-asian="11pt" style:font-size-complex="11pt"/>
    </style:style>
    <style:style style:name="P78" style:family="paragraph" style:parent-style-name="Standard">
      <style:paragraph-properties fo:line-height="150%"/>
      <style:text-properties fo:color="#b3ccff" style:font-name="Monaco, Menlo," fo:font-size="11pt" fo:font-weight="normal" fo:background-color="#1e1e1e" style:font-size-asian="11pt" style:font-size-complex="11pt"/>
    </style:style>
    <style:style style:name="P79" style:family="paragraph" style:parent-style-name="Standard">
      <style:paragraph-properties fo:line-height="115%"/>
      <style:text-properties fo:color="#b3ccff" style:font-name="Ubuntu" fo:font-size="11pt" fo:font-weight="normal" fo:background-color="#1e1e1e" style:font-size-asian="11pt" style:font-size-complex="11pt"/>
    </style:style>
    <style:style style:name="P80" style:family="paragraph" style:parent-style-name="Standard">
      <style:paragraph-properties style:line-height-at-least="0.635cm"/>
      <style:text-properties fo:color="#b3ccff" style:font-name="Ubuntu" fo:font-size="11pt" fo:font-weight="normal" fo:background-color="#1e1e1e" style:font-size-asian="11pt" style:font-size-complex="11pt"/>
    </style:style>
    <style:style style:name="P81" style:family="paragraph" style:parent-style-name="Standard">
      <style:paragraph-properties fo:line-height="115%"/>
      <style:text-properties fo:color="#b3ccff" style:font-name="Ubuntu" fo:font-size="11pt" fo:font-weight="normal" fo:background-color="#ffff00" style:font-size-asian="11pt" style:font-size-complex="11pt"/>
    </style:style>
    <style:style style:name="P82" style:family="paragraph" style:parent-style-name="Standard">
      <style:paragraph-properties style:line-height-at-least="0.635cm"/>
      <style:text-properties fo:color="#ff4000" style:font-name="Monaco, Menlo," fo:font-size="10.5pt" fo:font-weight="normal" fo:background-color="transparent"/>
    </style:style>
    <style:style style:name="P83" style:family="paragraph" style:parent-style-name="Standard">
      <style:paragraph-properties fo:line-height="115%"/>
      <style:text-properties fo:color="#939598" style:font-name="Monaco, Menlo," fo:font-size="10.5pt" fo:font-weight="normal" fo:background-color="#1e1e1e"/>
    </style:style>
    <style:style style:name="P84" style:family="paragraph" style:parent-style-name="Standard">
      <style:paragraph-properties style:line-height-at-least="0.635cm"/>
      <style:text-properties fo:color="#939598" style:font-name="Monaco, Menlo," fo:font-size="10.5pt" fo:font-weight="normal" fo:background-color="#1e1e1e"/>
    </style:style>
    <style:style style:name="P85" style:family="paragraph" style:parent-style-name="Standard">
      <style:paragraph-properties style:line-height-at-least="0.635cm"/>
      <style:text-properties fo:color="#939598" style:font-name="Monaco, Menlo," fo:font-size="11pt" fo:font-weight="normal" fo:background-color="#1e1e1e" style:font-size-asian="11pt" style:font-size-complex="11pt"/>
    </style:style>
    <style:style style:name="P86" style:family="paragraph" style:parent-style-name="Standard">
      <style:paragraph-properties fo:line-height="115%"/>
      <style:text-properties fo:color="#939598" style:font-name="Monaco, Menlo," fo:font-size="11pt" fo:font-weight="normal" fo:background-color="#1e1e1e" style:font-size-asian="11pt" style:font-size-complex="11pt"/>
    </style:style>
    <style:style style:name="P87" style:family="paragraph" style:parent-style-name="Standard">
      <style:paragraph-properties fo:line-height="115%"/>
      <style:text-properties fo:color="#939598" style:font-name="Ubuntu" fo:font-size="11pt" fo:font-weight="normal" fo:background-color="#1e1e1e" style:font-size-asian="11pt" style:font-size-complex="11pt"/>
    </style:style>
    <style:style style:name="P88" style:family="paragraph" style:parent-style-name="Standard">
      <style:paragraph-properties style:line-height-at-least="0.635cm"/>
      <style:text-properties fo:color="#939598" style:font-name="Ubuntu" fo:font-size="11pt" fo:font-weight="normal" fo:background-color="#1e1e1e" style:font-size-asian="11pt" style:font-size-complex="11pt"/>
    </style:style>
    <style:style style:name="P89" style:family="paragraph" style:parent-style-name="Standard">
      <style:paragraph-properties style:line-height-at-least="0.635cm"/>
      <style:text-properties style:use-window-font-color="true" style:font-name="Monaco, Menlo," fo:font-size="10.5pt" fo:font-weight="normal" fo:background-color="transparent"/>
    </style:style>
    <style:style style:name="P90" style:family="paragraph" style:parent-style-name="Standard">
      <style:paragraph-properties style:line-height-at-least="0.635cm"/>
      <style:text-properties style:use-window-font-color="true" style:font-name="Monaco, Menlo," fo:font-size="10.5pt" fo:font-weight="normal" fo:background-color="#000000"/>
    </style:style>
    <style:style style:name="P91" style:family="paragraph" style:parent-style-name="Standard">
      <style:paragraph-properties fo:line-height="115%"/>
      <style:text-properties style:use-window-font-color="true" style:font-name="Ubuntu" fo:font-size="11pt" fo:font-weight="normal" officeooo:rsid="00fec6b6" officeooo:paragraph-rsid="00fec6b6" fo:background-color="#1e1e1e" style:font-size-asian="11pt" style:font-size-complex="11pt"/>
    </style:style>
    <style:style style:name="P92" style:family="paragraph" style:parent-style-name="Standard">
      <style:paragraph-properties fo:line-height="115%"/>
      <style:text-properties style:use-window-font-color="true" style:font-name="Ubuntu" fo:font-size="11pt" fo:font-weight="normal" officeooo:rsid="01061ec4" officeooo:paragraph-rsid="01061ec4" fo:background-color="#1e1e1e" style:font-size-asian="11pt" style:font-size-complex="11pt"/>
    </style:style>
    <style:style style:name="P93" style:family="paragraph" style:parent-style-name="Standard">
      <style:paragraph-properties fo:line-height="115%" fo:text-align="justify" style:justify-single-word="false"/>
      <style:text-properties style:use-window-font-color="true" style:font-name="Ubuntu" fo:font-size="11pt" fo:font-weight="normal" fo:background-color="transparent" style:font-size-asian="11pt" style:font-size-complex="11pt"/>
    </style:style>
    <style:style style:name="P94" style:family="paragraph" style:parent-style-name="Standard">
      <style:paragraph-properties fo:line-height="115%"/>
      <style:text-properties style:use-window-font-color="true" style:font-name="Ubuntu" fo:font-size="11pt" fo:font-weight="normal" officeooo:paragraph-rsid="01061ec4"/>
    </style:style>
    <style:style style:name="P95" style:family="paragraph" style:parent-style-name="Standard">
      <style:paragraph-properties fo:line-height="115%" fo:text-align="justify" style:justify-single-word="false"/>
      <style:text-properties style:use-window-font-color="true" style:font-name="Ubuntu" fo:font-size="15pt" fo:font-weight="bold" fo:background-color="#ffff00" style:font-size-asian="15pt" style:font-weight-asian="bold" style:font-size-complex="15pt" style:font-weight-complex="bold"/>
    </style:style>
    <style:style style:name="P96" style:family="paragraph" style:parent-style-name="Standard">
      <style:paragraph-properties style:line-height-at-least="0.635cm"/>
      <style:text-properties fo:color="#00a933" style:font-name="Monaco, Menlo," fo:font-size="10.5pt" fo:font-weight="normal" fo:background-color="transparent"/>
    </style:style>
    <style:style style:name="P97" style:family="paragraph" style:parent-style-name="Standard">
      <style:paragraph-properties style:line-height-at-least="0.635cm"/>
      <style:text-properties fo:color="#f10d0c" style:font-name="Monaco, Menlo," fo:font-size="10.5pt" fo:font-weight="normal" fo:background-color="transparent"/>
    </style:style>
    <style:style style:name="P98" style:family="paragraph" style:parent-style-name="Standard">
      <style:paragraph-properties style:line-height-at-least="0.635cm"/>
    </style:style>
    <style:style style:name="P99" style:family="paragraph" style:parent-style-name="Standard">
      <style:paragraph-properties fo:line-height="115%"/>
      <style:text-properties fo:font-size="11pt" style:font-size-asian="11pt" style:font-size-complex="11pt"/>
    </style:style>
    <style:style style:name="P100" style:family="paragraph" style:parent-style-name="Standard">
      <style:paragraph-properties style:line-height-at-least="0.635cm"/>
      <style:text-properties fo:font-size="11pt" style:font-size-asian="11pt" style:font-size-complex="11pt"/>
    </style:style>
    <style:style style:name="P101" style:family="paragraph" style:parent-style-name="Standard">
      <style:paragraph-properties style:line-height-at-least="0.503cm"/>
      <style:text-properties fo:font-size="11pt" style:font-size-asian="11pt" style:font-size-complex="11pt"/>
    </style:style>
    <style:style style:name="P102" style:family="paragraph" style:parent-style-name="Standard">
      <style:paragraph-properties fo:line-height="150%"/>
      <style:text-properties fo:font-size="11pt" style:font-size-asian="11pt" style:font-size-complex="11pt"/>
    </style:style>
    <style:style style:name="P103" style:family="paragraph" style:parent-style-name="Standard">
      <style:paragraph-properties style:line-height-at-least="0.635cm"/>
      <style:text-properties fo:color="#d4d4d4" style:font-name="Droid Sans Mono" fo:font-size="10.5pt" fo:font-weight="normal" fo:background-color="#1e1e1e" style:font-weight-asian="bold" style:font-weight-complex="bold"/>
    </style:style>
    <style:style style:name="P104" style:family="paragraph" style:parent-style-name="Standard">
      <style:paragraph-properties style:line-height-at-least="0.635cm"/>
      <style:text-properties fo:color="#d4d4d4" style:font-name="Droid Sans Mono" fo:font-size="11pt" fo:font-weight="normal" fo:background-color="#1e1e1e" style:font-size-asian="11pt" style:font-size-complex="11pt"/>
    </style:style>
    <style:style style:name="P105" style:family="paragraph" style:parent-style-name="Standard">
      <style:paragraph-properties style:line-height-at-least="0.503cm"/>
      <style:text-properties fo:color="#d4d4d4" style:font-name="Droid Sans Mono" fo:font-size="11pt" fo:font-weight="normal" fo:background-color="#1e1e1e" style:font-size-asian="11pt" style:font-size-complex="11pt"/>
    </style:style>
    <style:style style:name="P106" style:family="paragraph" style:parent-style-name="Standard">
      <style:paragraph-properties style:line-height-at-least="0.503cm"/>
      <style:text-properties fo:color="#569cd6" style:font-name="Droid Sans Mono" fo:font-size="11pt" fo:font-weight="normal" fo:background-color="#1e1e1e" style:font-size-asian="11pt" style:font-size-complex="11pt"/>
    </style:style>
    <style:style style:name="P107" style:family="paragraph" style:parent-style-name="Standard">
      <style:paragraph-properties style:line-height-at-least="0.503cm"/>
      <style:text-properties fo:color="#c586c0" style:font-name="Droid Sans Mono" fo:font-size="11pt" fo:font-weight="normal" fo:background-color="#1e1e1e" style:font-size-asian="11pt" style:font-size-complex="11pt"/>
    </style:style>
    <style:style style:name="P108" style:family="paragraph" style:parent-style-name="Standard">
      <style:paragraph-properties fo:line-height="115%" fo:text-align="justify" style:justify-single-word="false"/>
      <style:text-properties fo:color="#1e1e1e" style:font-name="Monaco, Menlo," fo:font-size="11pt" fo:font-weight="normal" officeooo:paragraph-rsid="009d5f1b" fo:background-color="transparent" style:font-size-asian="11pt" style:font-size-complex="11pt"/>
    </style:style>
    <style:style style:name="P109" style:family="paragraph" style:parent-style-name="Standard">
      <style:paragraph-properties fo:line-height="115%" fo:text-align="justify" style:justify-single-word="false"/>
      <style:text-properties fo:color="#1e1e1e" style:font-name="Monaco, Menlo," fo:font-size="11pt" fo:font-weight="normal" officeooo:paragraph-rsid="009d5f1b" fo:background-color="#ff4000" style:font-size-asian="11pt" style:font-size-complex="11pt"/>
    </style:style>
    <style:style style:name="P110" style:family="paragraph" style:parent-style-name="Standard">
      <style:paragraph-properties fo:line-height="115%" fo:text-align="justify" style:justify-single-word="false"/>
      <style:text-properties fo:color="#1e1e1e" style:font-name="Monaco, Menlo," fo:font-size="11pt" fo:font-weight="bold" officeooo:paragraph-rsid="009d5f1b" fo:background-color="transparent" style:font-size-asian="11pt" style:font-weight-asian="bold" style:font-size-complex="11pt" style:font-weight-complex="bold"/>
    </style:style>
    <style:style style:name="P111" style:family="paragraph" style:parent-style-name="Standard">
      <style:paragraph-properties fo:line-height="115%" fo:text-align="justify" style:justify-single-word="false"/>
      <style:text-properties fo:color="#1e1e1e" style:font-name="Monaco, Menlo," fo:font-size="15pt" fo:font-weight="bold" officeooo:paragraph-rsid="009d5f1b" fo:background-color="#ffff00" style:font-size-asian="15pt" style:font-weight-asian="bold" style:font-size-complex="15pt" style:font-weight-complex="bold"/>
    </style:style>
    <style:style style:name="P112" style:family="paragraph" style:parent-style-name="Standard">
      <style:paragraph-properties fo:line-height="115%" fo:text-align="justify" style:justify-single-word="false"/>
      <style:text-properties fo:color="#cc7bc2" style:font-name="Monaco, Menlo," fo:font-size="11pt" fo:font-weight="normal" officeooo:paragraph-rsid="00a2b27e" fo:background-color="#1e1e1e" style:font-size-asian="11pt" style:font-size-complex="11pt"/>
    </style:style>
    <style:style style:name="P113" style:family="paragraph" style:parent-style-name="Standard">
      <style:paragraph-properties fo:line-height="115%" fo:text-align="justify" style:justify-single-word="false"/>
      <style:text-properties fo:color="#cc7bc2" style:font-name="Monaco, Menlo," fo:font-size="11pt" fo:font-weight="normal" officeooo:rsid="00a83053" officeooo:paragraph-rsid="00a83053" fo:background-color="#1e1e1e" style:font-size-asian="11pt" style:font-size-complex="11pt"/>
    </style:style>
    <style:style style:name="P114" style:family="paragraph" style:parent-style-name="Standard">
      <style:paragraph-properties fo:line-height="115%"/>
      <style:text-properties fo:color="#ffe083" style:font-name="Monaco, Menlo," fo:font-size="11pt" fo:font-weight="normal" fo:background-color="#1e1e1e" style:font-size-asian="11pt" style:font-size-complex="11pt"/>
    </style:style>
    <style:style style:name="P115" style:family="paragraph" style:parent-style-name="Standard">
      <style:paragraph-properties fo:line-height="115%"/>
      <style:text-properties fo:color="#ffe083" style:font-name="Ubuntu" fo:font-size="11pt" fo:font-weight="normal" fo:background-color="#1e1e1e" style:font-size-asian="11pt" style:font-size-complex="11pt"/>
    </style:style>
    <style:style style:name="P116" style:family="paragraph" style:parent-style-name="Standard">
      <style:paragraph-properties fo:line-height="115%"/>
      <style:text-properties fo:color="#ffe083" style:font-name="Ubuntu" fo:font-size="11pt" fo:font-weight="normal" officeooo:rsid="01265ce0" officeooo:paragraph-rsid="01265ce0" fo:background-color="#1e1e1e" style:font-size-asian="11pt" style:font-size-complex="11pt"/>
    </style:style>
    <style:style style:name="P117" style:family="paragraph" style:parent-style-name="Standard">
      <style:paragraph-properties fo:line-height="115%"/>
    </style:style>
    <style:style style:name="P118" style:family="paragraph" style:parent-style-name="Standard">
      <style:paragraph-properties fo:line-height="115%" fo:text-align="justify" style:justify-single-word="false"/>
      <style:text-properties officeooo:paragraph-rsid="0110f29c"/>
    </style:style>
    <style:style style:name="P119" style:family="paragraph" style:parent-style-name="Standard">
      <style:paragraph-properties fo:line-height="115%" fo:text-align="justify" style:justify-single-word="false"/>
      <style:text-properties officeooo:paragraph-rsid="011c063a"/>
    </style:style>
    <style:style style:name="P120" style:family="paragraph" style:parent-style-name="Standard">
      <style:paragraph-properties fo:line-height="115%"/>
      <style:text-properties style:font-name="Ubuntu" fo:font-size="11pt" style:font-size-asian="11pt" style:font-size-complex="11pt"/>
    </style:style>
    <style:style style:name="P121" style:family="paragraph" style:parent-style-name="Standard">
      <style:paragraph-properties fo:line-height="115%" fo:text-align="justify" style:justify-single-word="false"/>
      <style:text-properties style:font-name="Ubuntu" fo:font-size="11pt" officeooo:paragraph-rsid="01176f81" style:font-size-asian="11pt" style:font-size-complex="11pt"/>
    </style:style>
    <style:style style:name="P122" style:family="paragraph" style:parent-style-name="Standard">
      <style:paragraph-properties fo:line-height="115%" fo:text-align="justify" style:justify-single-word="false"/>
      <style:text-properties style:font-name="Ubuntu" fo:font-size="11pt" officeooo:paragraph-rsid="0117f910" style:font-size-asian="11pt" style:font-size-complex="11pt"/>
    </style:style>
    <style:style style:name="P123"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style:style>
    <style:style style:name="P124"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style:text-properties officeooo:paragraph-rsid="014e7877"/>
    </style:style>
    <style:style style:name="P125"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style:text-properties fo:font-variant="normal" fo:text-transform="none" fo:color="#484848" style:font-name="Apercu" fo:font-size="12.75pt" fo:letter-spacing="normal" fo:font-style="normal" fo:font-weight="normal"/>
    </style:style>
    <style:style style:name="P12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Apercu" fo:font-size="11pt" fo:letter-spacing="normal" fo:font-style="normal" fo:font-weight="normal" fo:background-color="#ffff00" style:font-size-asian="11pt" style:font-size-complex="11pt"/>
    </style:style>
    <style:style style:name="P12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style:style>
    <style:style style:name="P128"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style:style>
    <style:style style:name="P129"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loext:padding="0cm" loext:border="none"/>
    </style:style>
    <style:style style:name="P13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Apercu" fo:letter-spacing="normal" fo:font-style="normal" fo:font-weight="normal"/>
    </style:style>
    <style:style style:name="P13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Ubuntu" fo:font-size="11pt" fo:letter-spacing="normal" fo:font-style="normal" fo:font-weight="normal" style:font-size-asian="11pt" style:font-size-complex="11pt" loext:padding="0cm" loext:border="none"/>
    </style:style>
    <style:style style:name="P132"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style:text-properties fo:font-variant="normal" fo:text-transform="none" fo:color="#484848" style:font-name="Ubuntu" fo:font-size="11pt" fo:letter-spacing="normal" fo:font-style="normal" fo:font-weight="normal" style:font-size-asian="11pt" style:font-size-complex="11pt" loext:padding="0cm" loext:border="none"/>
    </style:style>
    <style:style style:name="P133"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style:text-properties fo:font-variant="normal" fo:text-transform="none" fo:color="#484848" style:font-name="Ubuntu" fo:font-size="11pt" fo:letter-spacing="normal" fo:font-style="normal" fo:font-weight="normal" officeooo:paragraph-rsid="014e7877" style:font-size-asian="11pt" style:font-size-complex="11pt" loext:padding="0cm" loext:border="none"/>
    </style:style>
    <style:style style:name="P13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Ubuntu" fo:font-size="11pt" fo:letter-spacing="normal" fo:font-style="normal" fo:font-weight="normal" officeooo:rsid="00faf6e1" officeooo:paragraph-rsid="00faf6e1" style:font-size-asian="11pt" style:font-size-complex="11pt" loext:padding="0cm" loext:border="none"/>
    </style:style>
    <style:style style:name="P13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Ubuntu" fo:font-size="11pt" fo:letter-spacing="normal" fo:font-style="normal" fo:font-weight="normal" style:font-size-asian="11pt" style:font-size-complex="11pt"/>
    </style:style>
    <style:style style:name="P136"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style:text-properties fo:font-variant="normal" fo:text-transform="none" fo:color="#484848" style:font-name="Ubuntu" fo:font-size="11pt" fo:letter-spacing="normal" fo:font-style="normal" fo:font-weight="normal" officeooo:rsid="014e7877" officeooo:paragraph-rsid="014e7877" style:font-size-asian="11pt" style:font-size-complex="11pt" loext:padding="0cm" loext:border="none"/>
    </style:style>
    <style:style style:name="P13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Apercu" fo:font-size="11pt" fo:letter-spacing="normal" fo:font-style="normal" fo:font-weight="normal" fo:background-color="transparent" style:font-size-asian="11pt" style:font-size-complex="11pt"/>
    </style:style>
    <style:style style:name="P13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Ubuntu" fo:font-size="11pt" fo:letter-spacing="normal" fo:font-style="normal" fo:font-weight="normal" style:font-size-asian="11pt" style:font-size-complex="11pt"/>
    </style:style>
    <style:style style:name="P139"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302709" style:font-name="Ubuntu" fo:font-size="11pt" fo:letter-spacing="normal" fo:font-style="normal" fo:font-weight="normal" style:font-size-asian="11pt" style:font-size-complex="11pt"/>
    </style:style>
    <style:style style:name="P140"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302709" style:font-name="Ubuntu" fo:font-size="11pt" fo:letter-spacing="normal" fo:font-style="normal" fo:font-weight="normal" officeooo:paragraph-rsid="00e038a1" style:font-size-asian="11pt" style:font-size-complex="11pt"/>
    </style:style>
    <style:style style:name="P141"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52525" style:font-name="Ubuntu" fo:font-size="11pt" fo:letter-spacing="normal" fo:font-style="normal" fo:font-weight="normal" fo:background-color="transparent" style:font-size-asian="11pt" style:font-size-complex="11pt"/>
    </style:style>
    <style:style style:name="P142"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52525" style:font-name="Ubuntu" fo:font-size="11pt" fo:letter-spacing="normal" fo:font-style="normal" fo:font-weight="normal" officeooo:rsid="00fbaeac" officeooo:paragraph-rsid="00fbaeac" fo:background-color="transparent" style:font-size-asian="11pt" style:font-size-complex="11pt"/>
    </style:style>
    <style:style style:name="P143"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52525" style:font-name="Ubuntu" fo:font-size="11pt" fo:letter-spacing="normal" fo:font-style="normal" fo:font-weight="normal" officeooo:paragraph-rsid="00fbaeac"/>
    </style:style>
    <style:style style:name="P144"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52525" style:font-name="Ubuntu" fo:font-size="11pt" fo:letter-spacing="normal" fo:font-style="normal" fo:font-weight="bold" fo:background-color="transparent" style:font-size-asian="11pt" style:font-weight-asian="bold" style:font-size-complex="11pt" style:font-weight-complex="bold"/>
    </style:style>
    <style:style style:name="P145"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52525" style:font-name="Ubuntu" fo:font-size="15pt" fo:letter-spacing="normal" fo:font-style="normal" fo:font-weight="bold" officeooo:rsid="00fbaeac" officeooo:paragraph-rsid="00fbaeac" fo:background-color="#ffff00" style:font-size-asian="15pt" style:font-weight-asian="bold" style:font-size-complex="15pt" style:font-weight-complex="bold"/>
    </style:style>
    <style:style style:name="P14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252525" style:font-name="Roboto" fo:font-size="13.5pt" fo:letter-spacing="normal" fo:font-style="normal" fo:font-weight="normal"/>
    </style:style>
    <style:style style:name="P147"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style:use-window-font-color="true" style:font-name="Ubuntu" fo:font-size="11pt" fo:letter-spacing="normal" fo:font-style="normal" fo:font-weight="normal" officeooo:rsid="00fbaeac" officeooo:paragraph-rsid="00fbaeac" fo:background-color="transparent" style:font-size-asian="11pt" style:font-size-complex="11pt"/>
    </style:style>
    <style:style style:name="P148"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style:use-window-font-color="true" style:font-name="Ubuntu" fo:font-size="15pt" fo:letter-spacing="normal" fo:font-style="normal" fo:font-weight="bold" officeooo:rsid="00fbaeac" officeooo:paragraph-rsid="00fbaeac" fo:background-color="#ffff00" style:font-size-asian="15pt" style:font-weight-asian="bold" style:font-size-complex="15pt" style:font-weight-complex="bold"/>
    </style:style>
    <style:style style:name="P14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b3ccff" style:font-name="Ubuntu" fo:font-size="11pt" fo:letter-spacing="normal" fo:font-style="normal" fo:font-weight="normal" officeooo:rsid="015cdbea" fo:background-color="#1e1e1e" style:font-size-asian="11pt" style:font-size-complex="11pt"/>
    </style:style>
    <style:style style:name="P150" style:family="paragraph" style:parent-style-name="Text_20_body">
      <style:paragraph-properties fo:margin-left="0cm" fo:margin-right="0cm" fo:margin-top="0cm" fo:margin-bottom="0cm" loext:contextual-spacing="false" fo:line-height="115%" fo:text-indent="0cm" style:auto-text-indent="false"/>
    </style:style>
    <style:style style:name="P15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tyle>
    <style:style style:name="P15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officeooo:paragraph-rsid="012eddfa"/>
    </style:style>
    <style:style style:name="P153"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style>
    <style:style style:name="P15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color="#000000" fo:background-color="#ffff00"/>
    </style:style>
    <style:style style:name="P15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style:use-window-font-color="true" officeooo:paragraph-rsid="00faf6e1" fo:background-color="#000000"/>
    </style:style>
    <style:style style:name="P156"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style:font-name="Ubuntu" fo:font-size="11pt" fo:font-weight="normal" officeooo:rsid="00faf6e1" officeooo:paragraph-rsid="00faf6e1" style:font-size-asian="11pt" style:font-weight-asian="normal" style:font-size-complex="11pt" style:font-weight-complex="normal"/>
    </style:style>
    <style:style style:name="P15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style:font-name="Ubuntu" fo:font-size="11pt" style:font-size-asian="11pt" style:font-size-complex="11pt"/>
    </style:style>
    <style:style style:name="P15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style:font-name="Ubuntu" fo:font-size="11pt" officeooo:paragraph-rsid="014e7877" fo:background-color="#ffff00" style:font-size-asian="11pt" style:font-size-complex="11pt"/>
    </style:style>
    <style:style style:name="P159"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style:font-name="Ubuntu" fo:font-size="15pt" fo:font-weight="bold" officeooo:rsid="00faf6e1" officeooo:paragraph-rsid="00faf6e1" fo:background-color="#ffff00" style:font-size-asian="15pt" style:font-weight-asian="bold" style:font-size-complex="15pt" style:font-weight-complex="bold"/>
    </style:style>
    <style:style style:name="P16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color="#b3ccff" style:font-name="Ubuntu" fo:font-size="11pt" fo:font-weight="normal" fo:background-color="#1e1e1e" style:font-size-asian="11pt" style:font-size-complex="11pt"/>
    </style:style>
    <style:style style:name="P161"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text-properties fo:font-variant="normal" fo:text-transform="none" fo:color="#484848" style:font-name="Apercu" fo:font-size="12.75pt" fo:letter-spacing="normal" fo:font-style="normal" fo:font-weight="bold" officeooo:rsid="00014f56" officeooo:paragraph-rsid="00014f56" style:font-weight-asian="bold" style:font-weight-complex="bold"/>
    </style:style>
    <style:style style:name="P16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484848" style:font-name="Apercu" fo:font-size="15pt" fo:letter-spacing="normal" fo:font-style="normal" fo:font-weight="bold" fo:background-color="#ffff00" style:font-size-asian="15pt" style:font-weight-asian="bold" style:font-size-complex="15pt" style:font-weight-complex="bold" loext:padding="0cm" loext:border="none"/>
    </style:style>
    <style:style style:name="P16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Ubuntu" fo:font-size="15pt" fo:letter-spacing="normal" fo:font-style="normal" fo:font-weight="bold" fo:background-color="#ffff00" style:font-size-asian="15pt" style:font-weight-asian="bold" style:font-size-complex="15pt" style:font-weight-complex="bold"/>
    </style:style>
    <style:style style:name="P16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Ubuntu" fo:font-size="15pt" fo:letter-spacing="normal" fo:font-style="normal" fo:font-weight="bold" fo:background-color="#ffff00" style:font-size-asian="15pt" style:font-weight-asian="bold" style:font-size-complex="15pt" style:font-weight-complex="bold" loext:padding="0cm" loext:border="none"/>
    </style:style>
    <style:style style:name="P16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Ubuntu" fo:font-size="15pt" fo:letter-spacing="normal" fo:font-style="normal" fo:font-weight="bold" officeooo:paragraph-rsid="014e7877" fo:background-color="#ffff00" style:font-size-asian="15pt" style:font-weight-asian="bold" style:font-size-complex="15pt" style:font-weight-complex="bold" loext:padding="0cm" loext:border="none"/>
    </style:style>
    <style:style style:name="P16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ff4000" style:font-name="Apercu" fo:font-size="11pt" fo:letter-spacing="normal" fo:font-style="normal" fo:font-weight="normal" fo:background-color="transparent" style:font-size-asian="11pt" style:font-size-complex="11pt"/>
    </style:style>
    <style:style style:name="P16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Apercu" fo:font-size="11pt" fo:letter-spacing="normal" fo:font-style="normal" fo:font-weight="normal" fo:background-color="transparent" style:font-size-asian="11pt" style:font-size-complex="11pt"/>
    </style:style>
    <style:style style:name="P16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Apercu" fo:font-size="15pt" fo:letter-spacing="normal" fo:font-style="normal" fo:font-weight="bold" officeooo:paragraph-rsid="001c37d3"/>
    </style:style>
    <style:style style:name="P16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Apercu" fo:font-size="15pt" fo:letter-spacing="normal" fo:font-style="normal" fo:font-weight="bold" fo:background-color="#ffff00" style:font-size-asian="15pt" style:font-weight-asian="bold" style:font-size-complex="15pt" style:font-weight-complex="bold" loext:padding="0cm" loext:border="none"/>
    </style:style>
    <style:style style:name="P170"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Ubuntu" fo:font-size="15pt" fo:letter-spacing="normal" fo:font-style="normal" fo:font-weight="bold" officeooo:rsid="00fbaeac" officeooo:paragraph-rsid="00fbaeac" fo:background-color="#ffff00" style:font-size-asian="15pt" style:font-weight-asian="bold" style:font-size-complex="15pt" style:font-weight-complex="bold"/>
    </style:style>
    <style:style style:name="P17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Ubuntu" fo:font-size="15pt" fo:letter-spacing="normal" fo:font-style="normal" fo:font-weight="bold" fo:background-color="#ffff00" style:font-size-asian="15pt" style:font-weight-asian="bold" style:font-size-complex="15pt" style:font-weight-complex="bold"/>
    </style:style>
    <style:style style:name="P17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Ubuntu" fo:font-size="15pt" fo:letter-spacing="normal" fo:font-style="normal" fo:font-weight="bold" officeooo:paragraph-rsid="01265ce0" fo:background-color="#ffff00" style:font-size-asian="15pt" style:font-weight-asian="bold" style:font-size-complex="15pt" style:font-weight-complex="bold"/>
    </style:style>
    <style:style style:name="P17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Ubuntu" fo:font-size="15pt" fo:letter-spacing="normal" fo:font-style="normal" fo:font-weight="bold" officeooo:paragraph-rsid="012c900b" fo:background-color="#ffff00" style:font-size-asian="15pt" style:font-weight-asian="bold" style:font-size-complex="15pt" style:font-weight-complex="bold"/>
    </style:style>
    <style:style style:name="P17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Ubuntu" fo:font-size="15pt" fo:letter-spacing="normal" fo:font-style="normal" fo:font-weight="bold" officeooo:rsid="015cdbea" officeooo:paragraph-rsid="015cdbea" fo:background-color="#ffff00" style:font-size-asian="15pt" style:font-weight-asian="bold" style:font-size-complex="15pt" style:font-weight-complex="bold"/>
    </style:style>
    <style:style style:name="P17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Ubuntu" fo:font-size="11pt" fo:letter-spacing="normal" fo:font-style="normal" fo:font-weight="normal" officeooo:paragraph-rsid="01265ce0" fo:background-color="transparent" style:font-size-asian="11pt" style:font-size-complex="11pt"/>
    </style:style>
    <style:style style:name="P17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Ubuntu" fo:font-size="11pt" fo:letter-spacing="normal" fo:font-style="normal" fo:font-weight="normal" officeooo:paragraph-rsid="012c900b" fo:background-color="transparent" style:font-size-asian="11pt" style:font-size-complex="11pt"/>
    </style:style>
    <style:style style:name="P17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ffffff" style:font-name="Monaco, Menlo," fo:font-size="10.5pt" fo:letter-spacing="normal" fo:font-style="normal" fo:font-weight="normal" fo:background-color="#1e1e1e" style:font-size-asian="11pt" style:font-size-complex="11pt"/>
    </style:style>
    <style:style style:name="P178"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ffffff" style:font-name="Monaco, Menlo," fo:font-size="11pt" fo:letter-spacing="normal" fo:font-style="normal" fo:font-weight="normal" fo:background-color="#1e1e1e" style:font-size-asian="11pt" style:font-size-complex="11pt" loext:padding="0cm" loext:border="none"/>
    </style:style>
    <style:style style:name="P17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ffffff" style:font-name="Monaco, Menlo," fo:font-size="11pt" fo:letter-spacing="normal" fo:font-style="normal" fo:font-weight="normal" fo:background-color="#1e1e1e" style:font-size-asian="11pt" style:font-size-complex="11pt"/>
    </style:style>
    <style:style style:name="P180"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ffffff" style:font-name="Monaco, Menlo," fo:font-size="11pt" fo:letter-spacing="normal" fo:font-style="normal" fo:font-weight="normal" officeooo:paragraph-rsid="00e038a1" fo:background-color="#1e1e1e" style:font-size-asian="11pt" style:font-size-complex="11pt"/>
    </style:style>
    <style:style style:name="P18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ffffff" style:font-name="Monaco, Menlo," fo:font-size="11pt" fo:letter-spacing="normal" fo:font-style="normal" fo:font-weight="normal" officeooo:rsid="015cdbea" officeooo:paragraph-rsid="015cdbea" fo:background-color="#1e1e1e" style:font-size-asian="11pt" style:font-size-complex="11pt"/>
    </style:style>
    <style:style style:name="P18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ffffff" style:font-name="Ubuntu" fo:font-size="11pt" fo:letter-spacing="normal" fo:font-style="normal" fo:font-weight="normal" officeooo:rsid="00fbaeac" officeooo:paragraph-rsid="00fbaeac" fo:background-color="#1e1e1e" style:font-size-asian="11pt" style:font-size-complex="11pt"/>
    </style:style>
    <style:style style:name="P18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ffffff" style:font-name="Ubuntu" fo:font-size="11pt" fo:letter-spacing="normal" fo:font-style="normal" fo:font-weight="normal" fo:background-color="#1e1e1e" style:font-size-asian="11pt" style:font-size-complex="11pt"/>
    </style:style>
    <style:style style:name="P184"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939598" style:font-name="Monaco, Menlo," fo:font-size="10.5pt" fo:letter-spacing="normal" fo:font-style="normal" fo:font-weight="normal" officeooo:rsid="00fbaeac" officeooo:paragraph-rsid="00fbaeac" fo:background-color="#1e1e1e" style:font-size-asian="11pt" style:font-size-complex="11pt"/>
    </style:style>
    <style:style style:name="P18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e85d7f" style:font-name="Ubuntu" fo:font-size="11pt" fo:letter-spacing="normal" fo:font-style="normal" fo:font-weight="normal" fo:background-color="#1e1e1e" style:font-size-asian="11pt" style:font-size-complex="11pt" loext:padding="0cm" loext:border="none"/>
    </style:style>
    <style:style style:name="P18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b3ccff" style:font-name="Monaco, Menlo," fo:font-size="10.5pt" fo:letter-spacing="normal" fo:font-style="normal" fo:font-weight="normal" officeooo:rsid="015cdbea" officeooo:paragraph-rsid="015cdbea" fo:background-color="#1e1e1e" style:font-size-asian="11pt" style:font-size-complex="11pt"/>
    </style:style>
    <style:style style:name="P18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style:use-window-font-color="true" style:font-name="Ubuntu" fo:font-size="11pt" fo:letter-spacing="normal" fo:font-style="normal" fo:font-weight="normal" officeooo:rsid="015cdbea" officeooo:paragraph-rsid="015cdbea" fo:background-color="#1e1e1e" style:font-size-asian="11pt" style:font-size-complex="11pt"/>
    </style:style>
    <style:style style:name="P18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color="#ffffff" style:font-name="Monaco, Menlo," fo:font-size="10.5pt" fo:font-weight="normal" fo:background-color="#1e1e1e"/>
    </style:style>
    <style:style style:name="P18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color="#ffffff" style:font-name="Monaco, Menlo," fo:font-size="10.5pt" fo:font-weight="normal" fo:background-color="#1e1e1e"/>
    </style:style>
    <style:style style:name="P190"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text-properties fo:color="#ffffff" style:font-name="Monaco, Menlo," fo:font-size="10.5pt" fo:font-weight="normal" fo:background-color="#1e1e1e"/>
    </style:style>
    <style:style style:name="P19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color="#ffffff" style:font-name="Monaco, Menlo," fo:font-size="11pt" fo:font-weight="normal" fo:background-color="#1e1e1e" style:font-size-asian="11pt" style:font-size-complex="11pt"/>
    </style:style>
    <style:style style:name="P19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color="#ffffff" style:font-name="Monaco, Menlo," fo:font-size="11pt" fo:font-weight="normal" fo:background-color="#1e1e1e" style:font-size-asian="11pt" style:font-size-complex="11pt"/>
    </style:style>
    <style:style style:name="P19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color="#ffffff" style:font-name="Monaco, Menlo," fo:font-size="11pt" fo:font-weight="normal" officeooo:rsid="014e7877" officeooo:paragraph-rsid="014e7877" fo:background-color="#1e1e1e" style:font-size-asian="11pt" style:font-size-complex="11pt"/>
    </style:style>
    <style:style style:name="P19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color="#ffffff" style:font-name="Ubuntu" fo:font-size="11pt" fo:font-weight="normal" fo:background-color="#1e1e1e" style:font-size-asian="11pt" style:font-size-complex="11pt"/>
    </style:style>
    <style:style style:name="P19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color="#ffffff" style:font-name="Ubuntu" fo:font-size="11pt" fo:font-weight="normal" officeooo:paragraph-rsid="01265ce0" fo:background-color="#1e1e1e" style:font-size-asian="11pt" style:font-size-complex="11pt"/>
    </style:style>
    <style:style style:name="P19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fo:color="#ffffff" style:font-name="Ubuntu" fo:font-size="11pt" fo:font-weight="normal" officeooo:paragraph-rsid="01265ce0" fo:background-color="#000000" style:font-size-asian="11pt" style:font-size-complex="11pt"/>
    </style:style>
    <style:style style:name="P19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tyle>
    <style:style style:name="P19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officeooo:paragraph-rsid="014e7877"/>
    </style:style>
    <style:style style:name="P199"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padding="0cm" fo:border="none"/>
      <style:text-properties officeooo:paragraph-rsid="001070fa"/>
    </style:style>
    <style:style style:name="P200"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officeooo:paragraph-rsid="00d1f446"/>
    </style:style>
    <style:style style:name="P20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padding="0cm" fo:border="none"/>
      <style:text-properties fo:font-variant="normal" fo:text-transform="none" fo:color="#484848" style:font-name="Apercu" fo:font-size="15pt" fo:letter-spacing="normal" fo:font-style="normal" fo:font-weight="bold" fo:background-color="#ffff00" style:font-size-asian="15pt" style:font-weight-asian="bold" style:font-size-complex="15pt" style:font-weight-complex="bold"/>
    </style:style>
    <style:style style:name="P20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Apercu" fo:font-size="15pt" fo:letter-spacing="normal" fo:font-style="normal" fo:font-weight="bold" fo:background-color="#ffff00" style:font-size-asian="15pt" style:font-weight-asian="bold" style:font-size-complex="15pt" style:font-weight-complex="bold"/>
    </style:style>
    <style:style style:name="P203"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ffffff" style:font-name="Monaco, Menlo," fo:font-size="11pt" fo:letter-spacing="normal" fo:font-style="normal" fo:font-weight="normal" fo:background-color="#1e1e1e" style:font-size-asian="11pt" style:font-size-complex="11pt" loext:padding="0cm" loext:border="none"/>
    </style:style>
    <style:style style:name="P20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20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fo:padding="0cm" fo:border="none"/>
      <style:text-properties fo:font-variant="normal" fo:text-transform="none" fo:color="#484848" style:font-name="Apercu" fo:font-size="11pt" fo:letter-spacing="normal" fo:font-style="normal" fo:font-weight="normal" style:font-size-asian="11pt" style:font-size-complex="11pt"/>
    </style:style>
    <style:style style:name="P206"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484848" style:font-name="Apercu" fo:font-size="11pt" fo:letter-spacing="normal" fo:font-style="normal" fo:font-weight="normal" style:font-size-asian="11pt" style:font-size-complex="11pt"/>
    </style:style>
    <style:style style:name="P207"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484848" style:font-name="Apercu" fo:font-size="11pt" fo:letter-spacing="normal" fo:font-style="normal" fo:font-weight="normal" style:font-size-asian="11pt" style:font-size-complex="11pt" loext:padding="0cm" loext:border="none"/>
    </style:style>
    <style:style style:name="P208"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484848" style:font-name="Apercu" fo:font-size="11pt" fo:letter-spacing="normal" fo:font-style="normal" fo:font-weight="bold" fo:background-color="#ffff00" style:font-size-asian="11pt" style:font-weight-asian="bold" style:font-size-complex="11pt" style:font-weight-complex="bold" loext:padding="0cm" loext:border="none"/>
    </style:style>
    <style:style style:name="P209"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ffe083" style:font-name="Apercu" fo:font-size="11pt" fo:letter-spacing="normal" fo:font-style="normal" fo:font-weight="normal" officeooo:paragraph-rsid="00d1f446" fo:background-color="#1e1e1e" style:font-size-asian="11pt" style:font-size-complex="11pt" loext:padding="0cm" loext:border="none"/>
    </style:style>
    <style:style style:name="P210" style:family="paragraph" style:parent-style-name="Heading_20_3">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19191a" style:font-name="Apercu" fo:font-size="11pt" fo:letter-spacing="normal" fo:font-style="normal" fo:font-weight="bol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211" style:family="paragraph" style:parent-style-name="Heading_20_3">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9191a" style:font-name="Apercu" fo:font-size="11pt" fo:letter-spacing="normal" fo:font-style="normal" fo:font-weight="bol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212" style:family="paragraph" style:parent-style-name="Heading_20_3">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19191a" style:font-name="Ubuntu" fo:font-size="11pt" fo:letter-spacing="normal" fo:font-style="normal" fo:font-weight="bol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213" style:family="paragraph" style:parent-style-name="Heading_20_3">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9191a" style:font-name="Ubuntu" fo:font-size="11pt" fo:letter-spacing="normal" fo:font-style="normal" fo:font-weight="bol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214" style:family="paragraph" style:parent-style-name="Heading_20_3">
      <style:paragraph-properties fo:margin-left="0cm" fo:margin-right="0cm" fo:margin-top="0cm" fo:margin-bottom="0cm" loext:contextual-spacing="false" fo:line-height="110%" fo:text-align="start" style:justify-single-word="false" fo:orphans="2" fo:widows="2" fo:text-indent="0cm" style:auto-text-indent="false"/>
      <style:text-properties fo:font-variant="normal" fo:text-transform="none" fo:color="#19191a" style:font-name="Ubuntu" fo:font-size="11pt" fo:letter-spacing="normal" fo:font-style="normal" fo:font-weight="bol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215" style:family="paragraph" style:parent-style-name="Heading_20_3">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Apercu" fo:font-size="11pt" fo:letter-spacing="normal" fo:font-style="normal" fo:font-weight="bold" fo:background-color="#f6f5fa" style:font-size-asian="11pt" style:font-weight-asian="bold" style:font-size-complex="11pt" style:font-weight-complex="bold" loext:padding-left="0cm" loext:padding-right="0cm" loext:padding-top="0.049cm" loext:padding-bottom="0cm" loext:border-left="none" loext:border-right="none" loext:border-top="0.06pt solid #ffffff" loext:border-bottom="none"/>
    </style:style>
    <style:style style:name="P216" style:family="paragraph" style:parent-style-name="Heading_20_3">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302709" style:font-name="Ubuntu" fo:font-size="11pt" fo:letter-spacing="normal" fo:font-style="normal" fo:font-weight="bold" style:font-size-asian="11pt" style:font-weight-asian="bold" style:font-size-complex="11pt" style:font-weight-complex="bold"/>
    </style:style>
    <style:style style:name="P217" style:family="paragraph" style:parent-style-name="Heading_20_3">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Ubuntu" fo:font-size="11pt" fo:letter-spacing="normal" fo:font-style="normal" fo:font-weight="bol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218" style:family="paragraph" style:parent-style-name="Preformatted_20_Text">
      <style:paragraph-properties fo:margin-left="0cm" fo:margin-right="0cm" fo:margin-top="0cm" fo:margin-bottom="0cm" loext:contextual-spacing="false" fo:line-height="115%" fo:text-align="justify" style:justify-single-word="false" fo:orphans="2" fo:widows="2" fo:text-indent="0cm" style:auto-text-indent="false"/>
    </style:style>
    <style:style style:name="P219" style:family="paragraph" style:parent-style-name="Preformatted_20_Text">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52525" style:font-name="Roboto" fo:font-size="13.5pt" fo:letter-spacing="normal" fo:font-style="normal" fo:font-weight="normal" officeooo:rsid="00fbaeac" officeooo:paragraph-rsid="00fbaeac" fo:background-color="transparent" style:font-size-asian="11pt" style:font-size-complex="11pt"/>
    </style:style>
    <style:style style:name="P220" style:family="paragraph" style:parent-style-name="Preformatted_20_Text">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252525" style:font-name="Ubuntu" fo:font-size="11pt" fo:letter-spacing="normal" fo:font-style="normal" fo:font-weight="normal" officeooo:paragraph-rsid="012c900b" fo:background-color="#1e1e1e" style:font-size-asian="11pt" style:font-size-complex="11pt"/>
    </style:style>
    <style:style style:name="P221" style:family="paragraph" style:parent-style-name="Preformatted_20_Text">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ffffff" style:font-name="Ubuntu" fo:font-size="11pt" fo:letter-spacing="normal" fo:font-style="normal" fo:font-weight="normal" style:font-size-asian="11pt" style:font-size-complex="11pt"/>
    </style:style>
    <style:style style:name="P222" style:family="paragraph" style:parent-style-name="Text_20_body">
      <style:paragraph-properties fo:margin-left="0cm" fo:margin-right="0cm" fo:margin-top="0cm" fo:margin-bottom="0.247cm" loext:contextual-spacing="false" fo:line-height="160%" fo:text-align="start" style:justify-single-word="false" fo:orphans="2" fo:widows="2" fo:text-indent="0cm" style:auto-text-indent="false"/>
    </style:style>
    <style:style style:name="P223"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style:style>
    <style:style style:name="P224"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style:style>
    <style:style style:name="P225"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font-variant="normal" fo:text-transform="none" fo:color="#484848" style:font-name="Apercu" fo:font-size="11pt" fo:letter-spacing="normal" fo:font-style="normal" fo:font-weight="normal" officeooo:paragraph-rsid="0040e6cf"/>
    </style:style>
    <style:style style:name="P226"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font-variant="normal" fo:text-transform="none" fo:color="#484848" style:font-name="Apercu" fo:letter-spacing="normal" fo:font-style="normal" fo:font-weight="normal"/>
    </style:style>
    <style:style style:name="P227"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484848" style:font-name="Ubuntu" fo:font-size="11pt" fo:letter-spacing="normal" fo:font-style="normal" fo:font-weight="normal" style:font-size-asian="11pt" style:font-size-complex="11pt" loext:padding="0cm" loext:border="none"/>
    </style:style>
    <style:style style:name="P228"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484848" style:font-name="Ubuntu" fo:font-size="11pt" fo:letter-spacing="normal" fo:font-style="normal" fo:font-weight="normal" style:font-size-asian="11pt" style:font-size-complex="11pt"/>
    </style:style>
    <style:style style:name="P229"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font-name="Ubuntu" fo:font-size="11pt" fo:letter-spacing="normal" fo:font-style="normal" fo:font-weight="normal" style:font-size-asian="11pt" style:font-size-complex="11pt"/>
    </style:style>
    <style:style style:name="P230"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style>
    <style:style style:name="P231"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236d37"/>
    </style:style>
    <style:style style:name="P232"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style>
    <style:style style:name="P233"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style>
    <style:style style:name="P234" style:family="paragraph" style:parent-style-name="Standard">
      <style:paragraph-properties fo:margin-left="0cm" fo:margin-right="0cm" fo:line-height="200%" fo:text-align="start" style:justify-single-word="false" fo:orphans="2" fo:widows="2" fo:text-indent="0cm" style:auto-text-indent="false"/>
      <style:text-properties fo:font-variant="normal" fo:text-transform="none" fo:color="#000000" style:font-name="Apercu" fo:letter-spacing="normal" fo:font-style="normal" fo:font-weight="bold" style:font-weight-asian="bold" style:font-weight-complex="bold"/>
    </style:style>
    <style:style style:name="P235" style:family="paragraph" style:parent-style-name="Standard">
      <style:paragraph-properties fo:margin-left="0cm" fo:margin-right="0cm" fo:margin-top="0cm" fo:margin-bottom="0.097cm" loext:contextual-spacing="false" fo:line-height="115%" fo:text-align="justify" style:justify-single-word="false" fo:orphans="2" fo:widows="2" fo:text-indent="0cm" style:auto-text-indent="false"/>
      <style:text-properties officeooo:paragraph-rsid="009d5f1b"/>
    </style:style>
    <style:style style:name="P236" style:family="paragraph" style:parent-style-name="Standard">
      <style:paragraph-properties fo:margin-left="0cm" fo:margin-right="0cm" fo:margin-top="0cm" fo:margin-bottom="0.097cm" loext:contextual-spacing="false" fo:line-height="115%" fo:text-align="justify" style:justify-single-word="false" fo:orphans="2" fo:widows="2" fo:text-indent="0cm" style:auto-text-indent="false"/>
      <style:text-properties fo:font-variant="normal" fo:text-transform="none" fo:color="#000000" style:font-name="Apercu" fo:font-size="15pt" fo:letter-spacing="normal" fo:font-style="normal" fo:font-weight="bold" officeooo:paragraph-rsid="009d5f1b" fo:background-color="#ffff00" style:font-size-asian="15pt" style:font-weight-asian="bold" style:font-size-complex="15pt" style:font-weight-complex="bold"/>
    </style:style>
    <style:style style:name="P237" style:family="paragraph" style:parent-style-name="Standard">
      <style:paragraph-properties fo:margin-left="0cm" fo:margin-right="0cm" fo:margin-top="0cm" fo:margin-bottom="0.097cm" loext:contextual-spacing="false" fo:line-height="115%" fo:text-align="start" style:justify-single-word="false" fo:orphans="2" fo:widows="2" fo:text-indent="0cm" style:auto-text-indent="false"/>
      <style:text-properties fo:font-variant="normal" fo:text-transform="none" fo:color="#000000" style:font-name="Ubuntu" fo:font-size="15pt" fo:letter-spacing="normal" fo:font-style="normal" fo:font-weight="bold" fo:background-color="#ffff00" style:font-size-asian="15pt" style:font-weight-asian="bold" style:font-size-complex="15pt" style:font-weight-complex="bold"/>
    </style:style>
    <style:style style:name="P238" style:family="paragraph" style:parent-style-name="Standard">
      <style:paragraph-properties fo:margin-top="0cm" fo:margin-bottom="0cm" loext:contextual-spacing="false"/>
      <style:text-properties fo:font-variant="normal" fo:text-transform="none" fo:color="#000000" style:font-name="Apercu" fo:font-size="19.5pt" fo:letter-spacing="normal" fo:font-style="normal" fo:font-weight="normal" style:font-size-asian="10pt" style:font-size-complex="10pt"/>
    </style:style>
    <style:style style:name="P239" style:family="paragraph" style:parent-style-name="Standard">
      <style:paragraph-properties fo:margin-top="0cm" fo:margin-bottom="0cm" loext:contextual-spacing="false"/>
      <style:text-properties fo:font-variant="normal" fo:text-transform="none" fo:color="#000000" style:font-name="Apercu" fo:font-size="10.5pt" fo:letter-spacing="normal" fo:font-style="normal" fo:font-weight="normal" officeooo:rsid="0002e600" officeooo:paragraph-rsid="0004e5ec" fo:background-color="transparent" style:font-size-asian="10.5pt" style:font-weight-asian="normal" style:font-size-complex="10.5pt" style:font-weight-complex="normal"/>
    </style:style>
    <style:style style:name="P240" style:family="paragraph" style:parent-style-name="Standard">
      <style:paragraph-properties fo:margin-top="0cm" fo:margin-bottom="0cm" loext:contextual-spacing="false" fo:line-height="115%"/>
      <style:text-properties fo:font-variant="normal" fo:text-transform="none" fo:color="#000000" style:font-name="Apercu" fo:font-size="10.5pt" fo:letter-spacing="normal" fo:font-style="normal" fo:font-weight="normal" officeooo:paragraph-rsid="000d9517" fo:background-color="#ffff00" style:font-size-asian="11pt" style:font-size-complex="11pt"/>
    </style:style>
    <style:style style:name="P241" style:family="paragraph" style:parent-style-name="Standard">
      <style:paragraph-properties fo:margin-top="0cm" fo:margin-bottom="0cm" loext:contextual-spacing="false"/>
      <style:text-properties fo:font-variant="normal" fo:text-transform="none" fo:color="#000000" style:font-name="Apercu" fo:font-size="12pt" fo:letter-spacing="normal" fo:font-style="normal" fo:font-weight="bold" officeooo:rsid="0002e600" officeooo:paragraph-rsid="0004e5ec" fo:background-color="transparent" style:font-size-asian="12pt" style:font-weight-asian="bold" style:font-size-complex="12pt" style:font-weight-complex="bold"/>
    </style:style>
    <style:style style:name="P242" style:family="paragraph" style:parent-style-name="Standard">
      <style:paragraph-properties fo:margin-top="0cm" fo:margin-bottom="0cm" loext:contextual-spacing="false"/>
      <style:text-properties fo:font-variant="normal" fo:text-transform="none" fo:color="#000000" style:font-name="Apercu" fo:font-size="15pt" fo:letter-spacing="normal" fo:font-style="normal" fo:font-weight="bold" officeooo:rsid="0002e600" officeooo:paragraph-rsid="0004e5ec" fo:background-color="transparent" style:font-size-asian="15pt" style:font-weight-asian="bold" style:font-size-complex="15pt" style:font-weight-complex="bold"/>
    </style:style>
    <style:style style:name="P243" style:family="paragraph" style:parent-style-name="Standard">
      <style:paragraph-properties fo:margin-top="0cm" fo:margin-bottom="0cm" loext:contextual-spacing="false"/>
      <style:text-properties fo:font-variant="normal" fo:text-transform="none" fo:color="#000000" style:font-name="Apercu" fo:font-size="15pt" fo:letter-spacing="normal" fo:font-style="normal" fo:font-weight="bold" officeooo:rsid="000d9517" officeooo:paragraph-rsid="000d9517" fo:background-color="#ffff00" style:font-size-asian="15pt" style:font-weight-asian="bold" style:font-size-complex="15pt" style:font-weight-complex="bold"/>
    </style:style>
    <style:style style:name="P244" style:family="paragraph" style:parent-style-name="Standard">
      <style:paragraph-properties fo:margin-top="0cm" fo:margin-bottom="0cm" loext:contextual-spacing="false" fo:line-height="115%"/>
      <style:text-properties fo:font-variant="normal" fo:text-transform="none" fo:color="#000000" style:font-name="Apercu" fo:font-size="15pt" fo:letter-spacing="normal" fo:font-style="normal" fo:font-weight="bold" officeooo:paragraph-rsid="000d9517" fo:background-color="#ffff00" style:font-size-asian="15pt" style:font-weight-asian="bold" style:font-size-complex="15pt" style:font-weight-complex="bold"/>
    </style:style>
    <style:style style:name="P245" style:family="paragraph" style:parent-style-name="Standard">
      <style:paragraph-properties fo:margin-top="0cm" fo:margin-bottom="0cm" loext:contextual-spacing="false" fo:line-height="115%"/>
      <style:text-properties fo:font-variant="normal" fo:text-transform="none" fo:color="#000000" style:font-name="Apercu" fo:font-size="15pt" fo:letter-spacing="normal" fo:font-style="normal" fo:font-weight="bold" officeooo:paragraph-rsid="001070fa" fo:background-color="#ffff00" style:font-size-asian="15pt" style:font-weight-asian="bold" style:font-size-complex="15pt" style:font-weight-complex="bold"/>
    </style:style>
    <style:style style:name="P246" style:family="paragraph" style:parent-style-name="Standard">
      <style:paragraph-properties fo:margin-top="0cm" fo:margin-bottom="0cm" loext:contextual-spacing="false" fo:line-height="115%"/>
      <style:text-properties fo:font-variant="normal" fo:text-transform="none" fo:color="#000000" style:font-name="Apercu" fo:font-size="15pt" fo:letter-spacing="normal" fo:font-style="normal" fo:font-weight="bold" officeooo:paragraph-rsid="00175dcf" fo:background-color="#ffff00" style:font-size-asian="15pt" style:font-weight-asian="bold" style:font-size-complex="15pt" style:font-weight-complex="bold"/>
    </style:style>
    <style:style style:name="P247" style:family="paragraph" style:parent-style-name="Standard">
      <style:paragraph-properties fo:margin-top="0cm" fo:margin-bottom="0cm" loext:contextual-spacing="false" fo:line-height="115%"/>
      <style:text-properties fo:font-variant="normal" fo:text-transform="none" fo:color="#000000" style:font-name="Apercu" fo:font-size="15pt" fo:letter-spacing="normal" fo:font-style="normal" fo:font-weight="bold" officeooo:paragraph-rsid="0017cfa4" fo:background-color="#ffff00" style:font-size-asian="15pt" style:font-weight-asian="bold" style:font-size-complex="15pt" style:font-weight-complex="bold"/>
    </style:style>
    <style:style style:name="P248"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Apercu" fo:font-size="15pt" fo:letter-spacing="normal" fo:font-style="normal" fo:font-weight="bold" fo:background-color="#ffff00" style:font-size-asian="15pt" style:font-weight-asian="bold" style:font-size-complex="15pt" style:font-weight-complex="bold"/>
    </style:style>
    <style:style style:name="P249"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Apercu" fo:font-size="15pt" fo:letter-spacing="normal" fo:font-style="normal" fo:font-weight="bold" officeooo:paragraph-rsid="000d9517" fo:background-color="#ffff00" style:font-size-asian="15pt" style:font-weight-asian="bold" style:font-size-complex="15pt" style:font-weight-complex="bold"/>
    </style:style>
    <style:style style:name="P250" style:family="paragraph" style:parent-style-name="Standard">
      <style:paragraph-properties fo:margin-top="0cm" fo:margin-bottom="0cm" loext:contextual-spacing="false" fo:line-height="115%" fo:text-align="start" style:justify-single-word="false"/>
      <style:text-properties fo:font-variant="normal" fo:text-transform="none" fo:color="#000000" style:font-name="Apercu" fo:font-size="15pt" fo:letter-spacing="normal" fo:font-style="normal" fo:font-weight="bold" officeooo:paragraph-rsid="000d9517" fo:background-color="#ffff00" style:font-size-asian="15pt" style:font-weight-asian="bold" style:font-size-complex="15pt" style:font-weight-complex="bold"/>
    </style:style>
    <style:style style:name="P251" style:family="paragraph" style:parent-style-name="Standard">
      <style:paragraph-properties fo:margin-top="0cm" fo:margin-bottom="0cm" loext:contextual-spacing="false"/>
      <style:text-properties fo:font-variant="normal" fo:text-transform="none" fo:color="#000000" style:font-name="Apercu" fo:font-size="15pt" fo:letter-spacing="normal" fo:font-style="normal" fo:font-weight="bold" officeooo:rsid="0002e600" officeooo:paragraph-rsid="0004e5ec" fo:background-color="#ffff00" style:font-size-asian="15pt" style:font-weight-asian="bold" style:font-size-complex="15pt" style:font-weight-complex="bold"/>
    </style:style>
    <style:style style:name="P252"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Apercu" fo:font-size="15pt" fo:letter-spacing="normal" fo:font-style="normal" fo:font-weight="bold" officeooo:rsid="00d2a1c6" officeooo:paragraph-rsid="00d2a1c6" fo:background-color="#ffff00" style:font-size-asian="15pt" style:font-weight-asian="bold" style:font-size-complex="15pt" style:font-weight-complex="bold"/>
    </style:style>
    <style:style style:name="P253"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Apercu" fo:font-size="15pt" fo:letter-spacing="normal" fo:font-style="normal" fo:font-weight="bold" officeooo:rsid="00db1518" officeooo:paragraph-rsid="00d2a1c6" fo:background-color="#ffff00" style:font-size-asian="15pt" style:font-weight-asian="bold" style:font-size-complex="15pt" style:font-weight-complex="bold"/>
    </style:style>
    <style:style style:name="P254" style:family="paragraph" style:parent-style-name="Standard">
      <style:paragraph-properties fo:margin-top="0cm" fo:margin-bottom="0cm" loext:contextual-spacing="false" fo:line-height="115%"/>
      <style:text-properties fo:font-variant="normal" fo:text-transform="none" fo:color="#000000" style:font-name="Apercu" fo:font-size="15pt" fo:letter-spacing="normal" fo:font-style="normal" fo:font-weight="normal" officeooo:paragraph-rsid="000d9517" fo:background-color="#ffff00" style:font-size-asian="15pt" style:font-size-complex="15pt"/>
    </style:style>
    <style:style style:name="P255" style:family="paragraph" style:parent-style-name="Standard">
      <style:paragraph-properties fo:margin-top="0cm" fo:margin-bottom="0cm" loext:contextual-spacing="false" fo:line-height="115%"/>
      <style:text-properties fo:font-variant="normal" fo:text-transform="none" fo:color="#000000" style:font-name="Apercu" fo:font-size="11pt" fo:letter-spacing="normal" fo:font-style="normal" fo:font-weight="normal" officeooo:paragraph-rsid="000d9517" style:font-size-asian="11pt" style:font-size-complex="11pt"/>
    </style:style>
    <style:style style:name="P256" style:family="paragraph" style:parent-style-name="Standard">
      <style:paragraph-properties fo:margin-top="0cm" fo:margin-bottom="0cm" loext:contextual-spacing="false" fo:line-height="115%"/>
      <style:text-properties fo:font-variant="normal" fo:text-transform="none" fo:color="#000000" style:font-name="Apercu" fo:font-size="11pt" fo:letter-spacing="normal" fo:font-style="normal" fo:font-weight="normal" officeooo:paragraph-rsid="000d9517" fo:background-color="transparent" style:font-size-asian="11pt" style:font-size-complex="11pt"/>
    </style:style>
    <style:style style:name="P257" style:family="paragraph" style:parent-style-name="Standard">
      <style:paragraph-properties fo:margin-top="0cm" fo:margin-bottom="0cm" loext:contextual-spacing="false"/>
      <style:text-properties fo:font-variant="normal" fo:text-transform="none" fo:color="#000000" style:font-name="Apercu" fo:letter-spacing="normal" fo:font-style="normal" fo:font-weight="normal" officeooo:paragraph-rsid="000d9517"/>
    </style:style>
    <style:style style:name="P258" style:family="paragraph" style:parent-style-name="Standard">
      <style:paragraph-properties fo:margin-top="0cm" fo:margin-bottom="0cm" loext:contextual-spacing="false"/>
      <style:text-properties fo:font-variant="normal" fo:text-transform="none" fo:color="#000000" style:font-name="Apercu" fo:letter-spacing="normal" fo:font-style="normal" fo:font-weight="normal" officeooo:rsid="00697516" officeooo:paragraph-rsid="00697516"/>
    </style:style>
    <style:style style:name="P259" style:family="paragraph" style:parent-style-name="Standard">
      <style:paragraph-properties fo:margin-top="0cm" fo:margin-bottom="0cm" loext:contextual-spacing="false"/>
      <style:text-properties fo:font-variant="normal" fo:text-transform="none" fo:color="#000000" fo:letter-spacing="normal"/>
    </style:style>
    <style:style style:name="P260" style:family="paragraph" style:parent-style-name="Standard">
      <style:paragraph-properties fo:margin-top="0cm" fo:margin-bottom="0cm" loext:contextual-spacing="false" fo:line-height="115%" fo:text-align="start" style:justify-single-word="false" fo:orphans="2" fo:widows="2"/>
      <style:text-properties fo:font-variant="normal" fo:text-transform="none" fo:color="#000000" style:font-name="Monaco, Menlo," fo:font-size="10.5pt" fo:letter-spacing="normal" fo:font-style="normal" fo:font-weight="normal" fo:background-color="#ffff00" style:font-size-asian="11pt" style:font-size-complex="11pt"/>
    </style:style>
    <style:style style:name="P261"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Monaco, Menlo," fo:font-size="10.5pt" fo:letter-spacing="normal" fo:font-style="normal" fo:font-weight="normal" officeooo:paragraph-rsid="00f6aa0d" fo:background-color="transparent" style:font-size-asian="11pt" style:font-size-complex="11pt"/>
    </style:style>
    <style:style style:name="P262" style:family="paragraph" style:parent-style-name="Standard">
      <style:paragraph-properties fo:margin-top="0cm" fo:margin-bottom="0cm" loext:contextual-spacing="false" fo:line-height="115%"/>
      <style:text-properties fo:font-variant="normal" fo:text-transform="none" fo:color="#000000" style:font-name="Monaco, Menlo," fo:font-size="10.5pt" fo:letter-spacing="normal" fo:font-style="normal" fo:font-weight="bold" officeooo:paragraph-rsid="000d9517" fo:background-color="transparent" style:font-size-asian="11pt" style:font-weight-asian="bold" style:font-size-complex="11pt" style:font-weight-complex="bold"/>
    </style:style>
    <style:style style:name="P263"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Monaco, Menlo," fo:font-size="15pt" fo:letter-spacing="normal" fo:font-style="normal" fo:font-weight="bold" officeooo:paragraph-rsid="00f6aa0d" fo:background-color="#ffff00" style:font-size-asian="15pt" style:font-weight-asian="bold" style:font-size-complex="15pt" style:font-weight-complex="bold"/>
    </style:style>
    <style:style style:name="P264"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Ubuntu" fo:font-size="15pt" fo:letter-spacing="normal" fo:font-style="normal" fo:font-weight="bold" officeooo:paragraph-rsid="000d9517" fo:background-color="#ffff00" style:font-size-asian="15pt" style:font-weight-asian="bold" style:font-size-complex="15pt" style:font-weight-complex="bold"/>
    </style:style>
    <style:style style:name="P265"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Ubuntu" fo:font-size="15pt" fo:letter-spacing="normal" fo:font-style="normal" fo:font-weight="bold" officeooo:paragraph-rsid="00df848d" fo:background-color="#ffff00" style:font-size-asian="15pt" style:font-weight-asian="bold" style:font-size-complex="15pt" style:font-weight-complex="bold"/>
    </style:style>
    <style:style style:name="P266"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Ubuntu" fo:font-size="15pt" fo:letter-spacing="normal" fo:font-style="normal" fo:font-weight="bold" officeooo:paragraph-rsid="00f6aa0d" fo:background-color="#ffff00" style:font-size-asian="15pt" style:font-weight-asian="bold" style:font-size-complex="15pt" style:font-weight-complex="bold"/>
    </style:style>
    <style:style style:name="P267" style:family="paragraph" style:parent-style-name="Standard">
      <style:paragraph-properties fo:margin-top="0cm" fo:margin-bottom="0cm" loext:contextual-spacing="false" fo:line-height="115%" fo:text-align="start" style:justify-single-word="false" fo:orphans="2" fo:widows="2"/>
      <style:text-properties fo:font-variant="normal" fo:text-transform="none" fo:color="#000000" style:font-name="Ubuntu" fo:font-size="15pt" fo:letter-spacing="normal" fo:font-style="normal" fo:font-weight="bold" fo:background-color="#ffff00" style:font-size-asian="15pt" style:font-weight-asian="bold" style:font-size-complex="15pt" style:font-weight-complex="bold"/>
    </style:style>
    <style:style style:name="P268"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Ubuntu" fo:font-size="11pt" fo:letter-spacing="normal" fo:font-style="normal" fo:font-weight="normal" officeooo:paragraph-rsid="00f6aa0d" fo:background-color="transparent" style:font-size-asian="11pt" style:font-size-complex="11pt"/>
    </style:style>
    <style:style style:name="P269" style:family="paragraph" style:parent-style-name="Standard">
      <style:paragraph-properties fo:margin-top="0cm" fo:margin-bottom="0cm" loext:contextual-spacing="false" fo:line-height="115%" fo:text-align="start" style:justify-single-word="false"/>
      <style:text-properties fo:font-variant="normal" fo:text-transform="none" fo:color="#000000" style:font-name="Ubuntu" fo:font-size="11pt" fo:letter-spacing="normal" fo:font-style="normal" fo:font-weight="normal" officeooo:paragraph-rsid="00f6aa0d" fo:background-color="#252525" style:font-size-asian="11pt" style:font-size-complex="11pt"/>
    </style:style>
    <style:style style:name="P270"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Ubuntu" fo:font-size="11pt" fo:letter-spacing="normal" fo:font-style="normal" fo:font-weight="normal" officeooo:paragraph-rsid="00f6aa0d" fo:background-color="#ffff00" style:font-size-asian="11pt" style:font-size-complex="11pt"/>
    </style:style>
    <style:style style:name="P271" style:family="paragraph" style:parent-style-name="Standard">
      <style:paragraph-properties fo:margin-top="0cm" fo:margin-bottom="0cm" loext:contextual-spacing="false"/>
      <style:text-properties fo:font-variant="normal" fo:text-transform="none" fo:color="#15141f" style:font-name="Monaco" fo:font-size="10.5pt" fo:letter-spacing="normal" fo:font-style="normal" fo:font-weight="normal" officeooo:paragraph-rsid="00014f56"/>
    </style:style>
    <style:style style:name="P272" style:family="paragraph" style:parent-style-name="Standard">
      <style:paragraph-properties fo:margin-top="0cm" fo:margin-bottom="0cm" loext:contextual-spacing="false"/>
      <style:text-properties fo:font-variant="normal" fo:text-transform="none" fo:color="#15141f" style:font-name="Monaco" fo:font-size="12pt" fo:letter-spacing="normal" fo:font-style="normal" fo:font-weight="bold" officeooo:rsid="0004e5ec" officeooo:paragraph-rsid="0004e5ec" style:font-size-asian="12pt" style:font-weight-asian="bold" style:font-size-complex="12pt" style:font-weight-complex="bold"/>
    </style:style>
    <style:style style:name="P273" style:family="paragraph" style:parent-style-name="Standard">
      <style:paragraph-properties fo:margin-top="0cm" fo:margin-bottom="0cm" loext:contextual-spacing="false"/>
      <style:text-properties fo:font-variant="normal" fo:text-transform="none" fo:color="#484848" style:font-name="Apercu" fo:font-size="10pt" fo:letter-spacing="normal" fo:font-style="normal" fo:font-weight="normal" style:font-size-asian="10pt" style:font-size-complex="10pt"/>
    </style:style>
    <style:style style:name="P274" style:family="paragraph" style:parent-style-name="Standard">
      <style:paragraph-properties fo:margin-top="0cm" fo:margin-bottom="0cm" loext:contextual-spacing="false"/>
      <style:text-properties fo:font-variant="normal" fo:text-transform="none" fo:color="#484848" style:font-name="Apercu" fo:font-size="10pt" fo:letter-spacing="normal" fo:font-style="normal" fo:font-weight="normal" officeooo:rsid="0002e600" officeooo:paragraph-rsid="00014f56" style:font-size-asian="10pt" style:font-weight-asian="normal" style:font-size-complex="10pt" style:font-weight-complex="normal"/>
    </style:style>
    <style:style style:name="P275" style:family="paragraph" style:parent-style-name="Standard">
      <style:paragraph-properties fo:margin-top="0cm" fo:margin-bottom="0cm" loext:contextual-spacing="false"/>
      <style:text-properties fo:font-variant="normal" fo:text-transform="none" fo:color="#484848" style:font-name="Apercu" fo:font-size="15pt" fo:letter-spacing="normal" fo:font-style="normal" fo:font-weight="bold" style:font-size-asian="15pt" style:font-weight-asian="bold" style:font-size-complex="15pt" style:font-weight-complex="bold"/>
    </style:style>
    <style:style style:name="P276" style:family="paragraph" style:parent-style-name="Standard">
      <style:paragraph-properties fo:margin-top="0cm" fo:margin-bottom="0cm" loext:contextual-spacing="false"/>
      <style:text-properties fo:font-variant="normal" fo:text-transform="none" fo:color="#484848" style:font-name="Apercu" fo:font-size="15pt" fo:letter-spacing="normal" fo:font-style="normal" fo:font-weight="bold" fo:background-color="#ffff00" style:font-size-asian="15pt" style:font-weight-asian="bold" style:font-size-complex="15pt" style:font-weight-complex="bold"/>
    </style:style>
    <style:style style:name="P277" style:family="paragraph" style:parent-style-name="Standard">
      <style:paragraph-properties fo:margin-top="0cm" fo:margin-bottom="0cm" loext:contextual-spacing="false" fo:line-height="115%" fo:text-align="justify" style:justify-single-word="false"/>
      <style:text-properties fo:font-variant="normal" fo:text-transform="none" fo:color="#484848" style:font-name="Apercu" fo:font-size="15pt" fo:letter-spacing="normal" fo:font-style="normal" fo:font-weight="bold" officeooo:paragraph-rsid="000d9517" fo:background-color="#ffff00" style:font-size-asian="15pt" style:font-weight-asian="bold" style:font-size-complex="15pt" style:font-weight-complex="bold"/>
    </style:style>
    <style:style style:name="P278" style:family="paragraph" style:parent-style-name="Standard">
      <style:paragraph-properties fo:margin-top="0cm" fo:margin-bottom="0cm" loext:contextual-spacing="false" fo:line-height="115%" fo:text-align="start" style:justify-single-word="false"/>
      <style:text-properties fo:font-variant="normal" fo:text-transform="none" fo:color="#484848" style:font-name="Apercu" fo:font-size="15pt" fo:letter-spacing="normal" fo:font-style="normal" fo:font-weight="bold" officeooo:paragraph-rsid="000d9517" fo:background-color="#ffff00" style:font-size-asian="15pt" style:font-weight-asian="bold" style:font-size-complex="15pt" style:font-weight-complex="bold"/>
    </style:style>
    <style:style style:name="P279" style:family="paragraph" style:parent-style-name="Standard">
      <style:paragraph-properties fo:margin-top="0cm" fo:margin-bottom="0cm" loext:contextual-spacing="false"/>
      <style:text-properties fo:font-variant="normal" fo:text-transform="none" fo:color="#484848" style:font-name="Apercu" fo:font-size="10.5pt" fo:letter-spacing="normal" fo:font-style="normal" fo:font-weight="normal" officeooo:rsid="0002e600" officeooo:paragraph-rsid="0004e5ec" style:font-size-asian="10.5pt" style:font-weight-asian="bold" style:font-size-complex="10.5pt" style:font-weight-complex="bold"/>
    </style:style>
    <style:style style:name="P280" style:family="paragraph" style:parent-style-name="Standard">
      <style:paragraph-properties fo:margin-top="0cm" fo:margin-bottom="0cm" loext:contextual-spacing="false"/>
      <style:text-properties fo:font-variant="normal" fo:text-transform="none" fo:color="#484848" style:font-name="Apercu" fo:font-size="10.5pt" fo:letter-spacing="normal" fo:font-style="normal" fo:font-weight="normal" officeooo:rsid="0002e600" officeooo:paragraph-rsid="0004e5ec" fo:background-color="#ffff00" style:font-size-asian="10.5pt" style:font-weight-asian="bold" style:font-size-complex="10.5pt" style:font-weight-complex="bold"/>
    </style:style>
    <style:style style:name="P281" style:family="paragraph" style:parent-style-name="Standard">
      <style:paragraph-properties fo:margin-top="0cm" fo:margin-bottom="0cm" loext:contextual-spacing="false"/>
      <style:text-properties fo:font-variant="normal" fo:text-transform="none" fo:color="#484848" style:font-name="Apercu" fo:font-size="10.5pt" fo:letter-spacing="normal" fo:font-style="normal" fo:font-weight="normal" officeooo:rsid="0002e600" officeooo:paragraph-rsid="0004e5ec" fo:background-color="transparent" style:font-size-asian="10.5pt" style:font-weight-asian="bold" style:font-size-complex="10.5pt" style:font-weight-complex="bold"/>
    </style:style>
    <style:style style:name="P282" style:family="paragraph" style:parent-style-name="Standard">
      <style:paragraph-properties fo:margin-top="0cm" fo:margin-bottom="0cm" loext:contextual-spacing="false" fo:line-height="115%"/>
      <style:text-properties fo:font-variant="normal" fo:text-transform="none" fo:color="#484848" style:font-name="Apercu" fo:font-size="11pt" fo:letter-spacing="normal" fo:font-style="normal" fo:font-weight="normal" officeooo:paragraph-rsid="000d9517" fo:background-color="transparent" style:font-size-asian="11pt" style:font-size-complex="11pt"/>
    </style:style>
    <style:style style:name="P283" style:family="paragraph" style:parent-style-name="Standard">
      <style:paragraph-properties fo:margin-top="0cm" fo:margin-bottom="0cm" loext:contextual-spacing="false" fo:line-height="115%" fo:text-align="justify" style:justify-single-word="false"/>
      <style:text-properties fo:font-variant="normal" fo:text-transform="none" fo:color="#484848" style:font-name="Apercu" fo:font-size="11pt" fo:letter-spacing="normal" fo:font-style="normal" fo:font-weight="normal" officeooo:paragraph-rsid="000d9517" fo:background-color="transparent" style:font-size-asian="11pt" style:font-size-complex="11pt"/>
    </style:style>
    <style:style style:name="P284" style:family="paragraph" style:parent-style-name="Standard">
      <style:paragraph-properties fo:margin-top="0cm" fo:margin-bottom="0cm" loext:contextual-spacing="false" fo:line-height="115%" fo:text-align="start" style:justify-single-word="false"/>
      <style:text-properties fo:font-variant="normal" fo:text-transform="none" fo:color="#484848" style:font-name="Apercu" fo:font-size="11pt" fo:letter-spacing="normal" fo:font-style="normal" fo:font-weight="normal" officeooo:paragraph-rsid="000d9517" fo:background-color="transparent" style:font-size-asian="11pt" style:font-size-complex="11pt"/>
    </style:style>
    <style:style style:name="P285" style:family="paragraph" style:parent-style-name="Standard">
      <style:paragraph-properties fo:margin-top="0cm" fo:margin-bottom="0cm" loext:contextual-spacing="false" fo:line-height="115%"/>
      <style:text-properties fo:font-variant="normal" fo:text-transform="none" fo:color="#484848" style:font-name="Apercu" fo:font-size="11pt" fo:letter-spacing="normal" fo:font-style="normal" fo:font-weight="bold" officeooo:paragraph-rsid="000d9517" style:font-size-asian="11pt" style:font-weight-asian="bold" style:font-size-complex="11pt" style:font-weight-complex="bold"/>
    </style:style>
    <style:style style:name="P286" style:family="paragraph" style:parent-style-name="Standard">
      <style:paragraph-properties fo:margin-top="0cm" fo:margin-bottom="0cm" loext:contextual-spacing="false"/>
      <style:text-properties fo:font-variant="normal" fo:text-transform="none" fo:color="#484848" style:font-name="Apercu" fo:font-size="12pt" fo:letter-spacing="normal" fo:font-style="normal" fo:font-weight="bold" officeooo:rsid="0002e600" officeooo:paragraph-rsid="0004e5ec" fo:background-color="#ffff00" style:font-size-asian="12pt" style:font-weight-asian="bold" style:font-size-complex="12pt" style:font-weight-complex="bold"/>
    </style:style>
    <style:style style:name="P287" style:family="paragraph" style:parent-style-name="Standard">
      <style:paragraph-properties fo:margin-top="0cm" fo:margin-bottom="0cm" loext:contextual-spacing="false" fo:line-height="115%"/>
      <style:text-properties fo:font-variant="normal" fo:text-transform="none" fo:color="#ffffff" style:font-name="Monaco, Menlo," fo:font-size="10.5pt" fo:letter-spacing="normal" fo:font-style="normal" fo:font-weight="normal" officeooo:paragraph-rsid="000d9517" fo:background-color="#1e1e1e" style:font-size-asian="11pt" style:font-size-complex="11pt"/>
    </style:style>
    <style:style style:name="P288"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Monaco, Menlo," fo:font-size="10.5pt" fo:letter-spacing="normal" fo:font-style="normal" fo:font-weight="normal" officeooo:paragraph-rsid="000d9517" fo:background-color="#1e1e1e" style:font-size-asian="11pt" style:font-size-complex="11pt"/>
    </style:style>
    <style:style style:name="P289"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Monaco, Menlo," fo:font-size="10.5pt" fo:letter-spacing="normal" fo:font-style="normal" fo:font-weight="normal" officeooo:paragraph-rsid="00df848d" fo:background-color="#1e1e1e" style:font-size-asian="11pt" style:font-size-complex="11pt"/>
    </style:style>
    <style:style style:name="P290"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Monaco, Menlo," fo:font-size="10.5pt" fo:letter-spacing="normal" fo:font-style="normal" fo:font-weight="normal" officeooo:paragraph-rsid="00f6aa0d" fo:background-color="#1e1e1e" style:font-size-asian="11pt" style:font-size-complex="11pt"/>
    </style:style>
    <style:style style:name="P291"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Monaco, Menlo," fo:font-size="10.5pt" fo:letter-spacing="normal" fo:font-style="normal" fo:font-weight="normal" officeooo:rsid="00d2a1c6" officeooo:paragraph-rsid="00d2a1c6" fo:background-color="#1e1e1e" style:font-size-asian="11pt" style:font-size-complex="11pt"/>
    </style:style>
    <style:style style:name="P292"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Monaco, Menlo," fo:font-size="10.5pt" fo:letter-spacing="normal" fo:font-style="normal" fo:font-weight="normal" officeooo:rsid="00db1518" officeooo:paragraph-rsid="00d2a1c6" fo:background-color="#1e1e1e" style:font-size-asian="11pt" style:font-size-complex="11pt"/>
    </style:style>
    <style:style style:name="P293" style:family="paragraph" style:parent-style-name="Standard">
      <style:paragraph-properties fo:margin-top="0cm" fo:margin-bottom="0cm" loext:contextual-spacing="false" fo:line-height="115%"/>
      <style:text-properties fo:font-variant="normal" fo:text-transform="none" fo:color="#ffffff" style:font-name="Monaco, Menlo," fo:font-size="11pt" fo:letter-spacing="normal" fo:font-style="normal" fo:font-weight="normal" officeooo:paragraph-rsid="000d9517" fo:background-color="#1e1e1e" style:font-size-asian="11pt" style:font-size-complex="11pt"/>
    </style:style>
    <style:style style:name="P294"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Monaco, Menlo," fo:font-size="11pt" fo:letter-spacing="normal" fo:font-style="normal" fo:font-weight="normal" officeooo:paragraph-rsid="000d9517" fo:background-color="#1e1e1e" style:font-size-asian="11pt" style:font-size-complex="11pt"/>
    </style:style>
    <style:style style:name="P295"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Monaco, Menlo," fo:font-size="11pt" fo:letter-spacing="normal" fo:font-style="normal" fo:font-weight="normal" officeooo:paragraph-rsid="00f6aa0d" fo:background-color="#1e1e1e" style:font-size-asian="11pt" style:font-size-complex="11pt"/>
    </style:style>
    <style:style style:name="P296" style:family="paragraph" style:parent-style-name="Standard">
      <style:paragraph-properties fo:margin-top="0cm" fo:margin-bottom="0cm" loext:contextual-spacing="false" fo:line-height="115%" fo:text-align="start" style:justify-single-word="false"/>
      <style:text-properties fo:font-variant="normal" fo:text-transform="none" fo:color="#ffffff" style:font-name="Monaco, Menlo," fo:font-size="11pt" fo:letter-spacing="normal" fo:font-style="normal" fo:font-weight="normal" officeooo:paragraph-rsid="000d9517" fo:background-color="#1e1e1e" style:font-size-asian="11pt" style:font-size-complex="11pt"/>
    </style:style>
    <style:style style:name="P297"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Monaco, Menlo," fo:font-size="11pt" fo:letter-spacing="normal" fo:font-style="normal" fo:font-weight="normal" officeooo:rsid="00db1518" officeooo:paragraph-rsid="00d2a1c6" fo:background-color="#1e1e1e" style:font-size-asian="11pt" style:font-size-complex="11pt"/>
    </style:style>
    <style:style style:name="P298" style:family="paragraph" style:parent-style-name="Standard">
      <style:paragraph-properties fo:margin-top="0cm" fo:margin-bottom="0cm" loext:contextual-spacing="false" fo:line-height="115%" fo:text-align="justify" style:justify-single-word="false"/>
      <style:text-properties fo:font-variant="normal" fo:text-transform="none" fo:color="#ffffff" style:font-name="Ubuntu" fo:font-size="11pt" fo:letter-spacing="normal" fo:font-style="normal" fo:font-weight="normal" officeooo:rsid="011c063a" officeooo:paragraph-rsid="011cd36b" fo:background-color="#1e1e1e" style:font-size-asian="11pt" style:font-size-complex="11pt"/>
    </style:style>
    <style:style style:name="P299" style:family="paragraph" style:parent-style-name="Standard">
      <style:paragraph-properties fo:margin-top="0cm" fo:margin-bottom="0cm" loext:contextual-spacing="false" fo:line-height="115%"/>
      <style:text-properties fo:font-variant="normal" fo:text-transform="none" style:use-window-font-color="true" style:font-name="Apercu" fo:font-size="11pt" fo:letter-spacing="normal" fo:font-style="normal" fo:font-weight="normal" officeooo:paragraph-rsid="000d9517" fo:background-color="transparent" style:font-size-asian="11pt" style:font-size-complex="11pt"/>
    </style:style>
    <style:style style:name="P300" style:family="paragraph" style:parent-style-name="Standard">
      <style:paragraph-properties fo:margin-top="0cm" fo:margin-bottom="0cm" loext:contextual-spacing="false" fo:line-height="115%" fo:text-align="justify" style:justify-single-word="false" fo:orphans="2" fo:widows="2"/>
      <style:text-properties fo:font-variant="normal" fo:text-transform="none" style:use-window-font-color="true" style:font-name="Apercu" fo:font-size="11pt" fo:letter-spacing="normal" fo:font-style="normal" fo:font-weight="normal" fo:background-color="#000000" style:font-size-asian="11pt" style:font-size-complex="11pt"/>
    </style:style>
    <style:style style:name="P301" style:family="paragraph" style:parent-style-name="Standard">
      <style:paragraph-properties fo:margin-top="0cm" fo:margin-bottom="0cm" loext:contextual-spacing="false" fo:line-height="115%"/>
      <style:text-properties fo:font-variant="normal" fo:text-transform="none" fo:color="#00a933" style:font-name="Monaco, Menlo," fo:font-size="10.5pt" fo:letter-spacing="normal" fo:font-style="normal" fo:font-weight="normal" officeooo:paragraph-rsid="000d9517" fo:background-color="transparent" style:font-size-asian="11pt" style:font-size-complex="11pt"/>
    </style:style>
    <style:style style:name="P302" style:family="paragraph" style:parent-style-name="Standard">
      <style:paragraph-properties fo:margin-top="0cm" fo:margin-bottom="0cm" loext:contextual-spacing="false" fo:line-height="115%"/>
      <style:text-properties fo:font-variant="normal" fo:text-transform="none" fo:color="#f10d0c" style:font-name="Monaco, Menlo," fo:font-size="10.5pt" fo:letter-spacing="normal" fo:font-style="normal" fo:font-weight="normal" officeooo:paragraph-rsid="000d9517" fo:background-color="transparent" style:font-size-asian="11pt" style:font-size-complex="11pt"/>
    </style:style>
    <style:style style:name="P303" style:family="paragraph" style:parent-style-name="Standard">
      <style:paragraph-properties fo:margin-top="0cm" fo:margin-bottom="0cm" loext:contextual-spacing="false" fo:line-height="115%"/>
      <style:text-properties fo:font-variant="normal" fo:text-transform="none" fo:color="#ff8973" style:font-name="Monaco, Menlo," fo:font-size="10.5pt" fo:letter-spacing="normal" fo:font-style="normal" fo:font-weight="normal" officeooo:paragraph-rsid="000d9517" fo:background-color="#1e1e1e" style:font-size-asian="11pt" style:font-size-complex="11pt"/>
    </style:style>
    <style:style style:name="P304" style:family="paragraph" style:parent-style-name="Standard">
      <style:paragraph-properties fo:margin-top="0cm" fo:margin-bottom="0cm" loext:contextual-spacing="false" fo:line-height="115%" fo:text-align="justify" style:justify-single-word="false" fo:orphans="2" fo:widows="2"/>
      <style:text-properties fo:font-variant="normal" fo:text-transform="none" fo:color="#c9211e" style:font-name="Apercu" fo:font-size="11pt" fo:letter-spacing="normal" fo:font-style="normal" fo:font-weight="normal" fo:background-color="transparent" style:font-size-asian="11pt" style:font-size-complex="11pt"/>
    </style:style>
    <style:style style:name="P305" style:family="paragraph" style:parent-style-name="Standard">
      <style:paragraph-properties fo:margin-top="0cm" fo:margin-bottom="0cm" loext:contextual-spacing="false" fo:line-height="115%" fo:text-align="justify" style:justify-single-word="false"/>
      <style:text-properties fo:font-variant="normal" fo:text-transform="none" fo:color="#939598" style:font-name="Monaco, Menlo," fo:font-size="11pt" fo:letter-spacing="normal" fo:font-style="normal" fo:font-weight="normal" officeooo:paragraph-rsid="000d9517" fo:background-color="#1e1e1e" style:font-size-asian="11pt" style:font-size-complex="11pt"/>
    </style:style>
    <style:style style:name="P306" style:family="paragraph" style:parent-style-name="Standard">
      <style:paragraph-properties fo:margin-top="0cm" fo:margin-bottom="0cm" loext:contextual-spacing="false" fo:line-height="115%" fo:text-align="justify" style:justify-single-word="false"/>
      <style:text-properties fo:font-variant="normal" fo:text-transform="none" fo:color="#252525" style:font-name="Ubuntu" fo:font-size="11pt" fo:letter-spacing="normal" fo:font-style="normal" fo:font-weight="normal" officeooo:paragraph-rsid="00f6aa0d" fo:background-color="transparent" style:font-size-asian="11pt" style:font-size-complex="11pt"/>
    </style:style>
    <style:style style:name="P307" style:family="paragraph" style:parent-style-name="Standard">
      <style:paragraph-properties fo:margin-top="0cm" fo:margin-bottom="0cm" loext:contextual-spacing="false"/>
      <style:text-properties officeooo:paragraph-rsid="0004e5ec"/>
    </style:style>
    <style:style style:name="P308" style:family="paragraph" style:parent-style-name="Standard">
      <style:paragraph-properties fo:margin-top="0cm" fo:margin-bottom="0cm" loext:contextual-spacing="false"/>
      <style:text-properties officeooo:paragraph-rsid="000d9517"/>
    </style:style>
    <style:style style:name="P309" style:family="paragraph" style:parent-style-name="Standard">
      <style:paragraph-properties fo:margin-top="0cm" fo:margin-bottom="0cm" loext:contextual-spacing="false" fo:line-height="115%"/>
      <style:text-properties fo:font-size="11pt" style:font-size-asian="11pt" style:font-size-complex="11pt"/>
    </style:style>
    <style:style style:name="P310" style:family="paragraph" style:parent-style-name="Standard">
      <style:paragraph-properties fo:margin-top="0cm" fo:margin-bottom="0cm" loext:contextual-spacing="false" fo:line-height="115%"/>
      <style:text-properties fo:font-size="11pt" officeooo:paragraph-rsid="000d9517" style:font-size-asian="11pt" style:font-size-complex="11pt"/>
    </style:style>
    <style:style style:name="P311" style:family="paragraph" style:parent-style-name="Standard">
      <style:paragraph-properties fo:margin-top="0cm" fo:margin-bottom="0cm" loext:contextual-spacing="false" fo:line-height="115%" fo:text-align="justify" style:justify-single-word="false"/>
      <style:text-properties fo:font-size="11pt" officeooo:paragraph-rsid="000d9517" style:font-size-asian="11pt" style:font-size-complex="11pt"/>
    </style:style>
    <style:style style:name="P312" style:family="paragraph" style:parent-style-name="Standard">
      <style:paragraph-properties fo:margin-top="0cm" fo:margin-bottom="0cm" loext:contextual-spacing="false" fo:line-height="115%" fo:text-align="justify" style:justify-single-word="false"/>
      <style:text-properties fo:font-size="11pt" officeooo:paragraph-rsid="00df848d" style:font-size-asian="11pt" style:font-size-complex="11pt"/>
    </style:style>
    <style:style style:name="P313" style:family="paragraph" style:parent-style-name="Standard">
      <style:paragraph-properties fo:margin-top="0cm" fo:margin-bottom="0cm" loext:contextual-spacing="false" fo:line-height="115%"/>
      <style:text-properties fo:color="#484848" style:font-name="Apercu" fo:font-size="12.75pt" fo:font-weight="normal" officeooo:paragraph-rsid="000d9517" fo:background-color="transparent"/>
    </style:style>
    <style:style style:name="P314" style:family="paragraph" style:parent-style-name="Standard">
      <style:paragraph-properties fo:margin-top="0cm" fo:margin-bottom="0cm" loext:contextual-spacing="false" fo:line-height="115%" fo:text-align="justify" style:justify-single-word="false" fo:orphans="2" fo:widows="2"/>
      <style:text-properties fo:color="#ffffff" style:font-name="Monaco, Menlo," fo:font-size="10.5pt" fo:font-weight="normal" fo:background-color="#000000"/>
    </style:style>
    <style:style style:name="P315" style:family="paragraph" style:parent-style-name="Standard">
      <style:paragraph-properties fo:margin-top="0cm" fo:margin-bottom="0cm" loext:contextual-spacing="false" fo:line-height="115%"/>
      <style:text-properties fo:color="#ffffff" style:font-name="Monaco, Menlo," fo:font-size="10.5pt" fo:font-weight="normal" fo:background-color="#1e1e1e"/>
    </style:style>
    <style:style style:name="P316" style:family="paragraph" style:parent-style-name="Standard">
      <style:paragraph-properties fo:margin-top="0cm" fo:margin-bottom="0cm" loext:contextual-spacing="false" fo:line-height="115%"/>
      <style:text-properties fo:color="#ffffff" style:font-name="Monaco, Menlo," fo:font-size="10.5pt" fo:font-weight="normal" officeooo:paragraph-rsid="000d9517" fo:background-color="#1e1e1e"/>
    </style:style>
    <style:style style:name="P317" style:family="paragraph" style:parent-style-name="Standard">
      <style:paragraph-properties fo:margin-top="0cm" fo:margin-bottom="0cm" loext:contextual-spacing="false" fo:line-height="115%"/>
      <style:text-properties fo:color="#ffffff" style:font-name="Monaco, Menlo," fo:font-size="11pt" fo:font-weight="normal" style:font-size-asian="11pt" style:font-size-complex="11pt"/>
    </style:style>
    <style:style style:name="P318" style:family="paragraph" style:parent-style-name="Standard">
      <style:paragraph-properties fo:margin-top="0cm" fo:margin-bottom="0cm" loext:contextual-spacing="false" fo:line-height="115%" fo:text-align="justify" style:justify-single-word="false"/>
      <style:text-properties fo:color="#ffffff" style:font-name="Monaco, Menlo," fo:font-size="11pt" fo:font-weight="normal" officeooo:paragraph-rsid="009d5f1b" style:font-size-asian="11pt" style:font-size-complex="11pt"/>
    </style:style>
    <style:style style:name="P319" style:family="paragraph" style:parent-style-name="Standard">
      <style:paragraph-properties fo:margin-top="0cm" fo:margin-bottom="0cm" loext:contextual-spacing="false" fo:line-height="115%"/>
      <style:text-properties fo:color="#ffffff" style:font-name="Monaco, Menlo," fo:font-size="11pt" fo:font-weight="normal" fo:background-color="#1e1e1e" style:font-size-asian="11pt" style:font-size-complex="11pt"/>
    </style:style>
    <style:style style:name="P320" style:family="paragraph" style:parent-style-name="Standard">
      <style:paragraph-properties fo:margin-top="0cm" fo:margin-bottom="0cm" loext:contextual-spacing="false" fo:line-height="115%" fo:text-align="justify" style:justify-single-word="false"/>
      <style:text-properties fo:color="#ffffff" style:font-name="Monaco, Menlo," fo:font-size="11pt" fo:font-weight="normal" fo:background-color="#1e1e1e" style:font-size-asian="11pt" style:font-size-complex="11pt"/>
    </style:style>
    <style:style style:name="P321" style:family="paragraph" style:parent-style-name="Standard">
      <style:paragraph-properties fo:margin-top="0cm" fo:margin-bottom="0cm" loext:contextual-spacing="false"/>
      <style:text-properties officeooo:paragraph-rsid="008ee47a"/>
    </style:style>
    <style:style style:name="P322" style:family="paragraph" style:parent-style-name="Standard">
      <style:paragraph-properties fo:margin-top="0cm" fo:margin-bottom="0cm" loext:contextual-spacing="false" fo:line-height="115%" fo:text-align="start" style:justify-single-word="false"/>
      <style:text-properties officeooo:paragraph-rsid="000d9517"/>
    </style:style>
    <style:style style:name="P323" style:family="paragraph" style:parent-style-name="Standard">
      <style:paragraph-properties fo:margin-top="0cm" fo:margin-bottom="0cm" loext:contextual-spacing="false" fo:line-height="115%" fo:text-align="justify" style:justify-single-word="false"/>
      <style:text-properties officeooo:paragraph-rsid="00df848d"/>
    </style:style>
    <style:style style:name="P324" style:family="paragraph" style:parent-style-name="Standard">
      <style:paragraph-properties fo:margin-top="0cm" fo:margin-bottom="0cm" loext:contextual-spacing="false" fo:line-height="115%" fo:text-align="justify" style:justify-single-word="false"/>
      <style:text-properties officeooo:paragraph-rsid="00f6aa0d"/>
    </style:style>
    <style:style style:name="P325" style:family="paragraph" style:parent-style-name="Standard">
      <style:paragraph-properties fo:margin-top="0cm" fo:margin-bottom="0cm" loext:contextual-spacing="false" fo:line-height="115%"/>
      <style:text-properties fo:color="#83fff5" style:font-name="Monaco, Menlo," fo:font-size="10.5pt" fo:font-weight="normal" fo:background-color="#1e1e1e"/>
    </style:style>
    <style:style style:name="P326" style:family="paragraph" style:parent-style-name="Standard">
      <style:paragraph-properties fo:margin-top="0cm" fo:margin-bottom="0cm" loext:contextual-spacing="false" fo:line-height="115%" fo:text-align="justify" style:justify-single-word="false"/>
      <style:text-properties fo:color="#ffe083" style:font-name="Monaco, Menlo," fo:font-size="11pt" fo:font-weight="normal" officeooo:rsid="00d1d0ed" officeooo:paragraph-rsid="00d1d0ed" fo:background-color="#1e1e1e" style:font-size-asian="11pt" style:font-size-complex="11pt"/>
    </style:style>
    <style:style style:name="P327" style:family="paragraph" style:parent-style-name="Standard">
      <style:paragraph-properties fo:margin-top="0cm" fo:margin-bottom="0cm" loext:contextual-spacing="false" fo:line-height="115%"/>
      <style:text-properties fo:color="#b3ccff" style:font-name="Monaco, Menlo," fo:font-size="10.5pt" fo:font-weight="normal" fo:background-color="#1e1e1e"/>
    </style:style>
    <style:style style:name="P328" style:family="paragraph" style:parent-style-name="Preformatted_20_Text">
      <style:paragraph-properties fo:margin-top="0cm" fo:margin-bottom="0cm" loext:contextual-spacing="false" fo:text-align="start" style:justify-single-word="false" fo:orphans="2" fo:widows="2"/>
      <style:text-properties fo:background-color="#211e2f"/>
    </style:style>
    <style:style style:name="P329" style:family="paragraph" style:parent-style-name="Preformatted_20_Text">
      <style:paragraph-properties fo:margin-top="0cm" fo:margin-bottom="0cm" loext:contextual-spacing="false" fo:line-height="115%" fo:text-align="start" style:justify-single-word="false" fo:orphans="2" fo:widows="2"/>
      <style:text-properties fo:background-color="#211e2f"/>
    </style:style>
    <style:style style:name="P330" style:family="paragraph" style:parent-style-name="Preformatted_20_Text">
      <style:paragraph-properties fo:margin-top="0cm" fo:margin-bottom="0cm" loext:contextual-spacing="false" fo:line-height="115%" fo:text-align="justify" style:justify-single-word="false" fo:orphans="2" fo:widows="2"/>
      <style:text-properties fo:background-color="#211e2f"/>
    </style:style>
    <style:style style:name="P331" style:family="paragraph" style:parent-style-name="Preformatted_20_Text">
      <style:paragraph-properties fo:margin-top="0cm" fo:margin-bottom="0cm" loext:contextual-spacing="false" fo:text-align="start" style:justify-single-word="false" fo:orphans="2" fo:widows="2"/>
    </style:style>
    <style:style style:name="P332" style:family="paragraph" style:parent-style-name="Preformatted_20_Text">
      <style:paragraph-properties fo:margin-top="0cm" fo:margin-bottom="0cm" loext:contextual-spacing="false" fo:line-height="115%" fo:text-align="start" style:justify-single-word="false"/>
    </style:style>
    <style:style style:name="P333" style:family="paragraph" style:parent-style-name="Preformatted_20_Text">
      <style:paragraph-properties fo:margin-top="0cm" fo:margin-bottom="0cm" loext:contextual-spacing="false" fo:line-height="115%" fo:text-align="start" style:justify-single-word="false" fo:orphans="2" fo:widows="2"/>
    </style:style>
    <style:style style:name="P334" style:family="paragraph" style:parent-style-name="Preformatted_20_Text">
      <style:paragraph-properties fo:margin-top="0cm" fo:margin-bottom="0cm" loext:contextual-spacing="false" fo:line-height="115%" fo:text-align="justify" style:justify-single-word="false" fo:orphans="2" fo:widows="2"/>
    </style:style>
    <style:style style:name="P335" style:family="paragraph" style:parent-style-name="Preformatted_20_Text">
      <style:paragraph-properties fo:margin-top="0cm" fo:margin-bottom="0cm" loext:contextual-spacing="false" fo:line-height="115%" fo:text-align="justify" style:justify-single-word="false" fo:orphans="2" fo:widows="2"/>
      <style:text-properties officeooo:paragraph-rsid="00dc2d93"/>
    </style:style>
    <style:style style:name="P336" style:family="paragraph" style:parent-style-name="Preformatted_20_Text">
      <style:paragraph-properties fo:margin-top="0cm" fo:margin-bottom="0cm" loext:contextual-spacing="false" fo:line-height="115%" fo:text-align="justify" style:justify-single-word="false"/>
      <style:text-properties fo:font-variant="normal" fo:text-transform="none" fo:color="#000000" style:font-name="Ubuntu" fo:font-size="11pt" fo:letter-spacing="normal" fo:font-style="normal" fo:font-weight="normal" officeooo:rsid="00d2a1c6" officeooo:paragraph-rsid="00d2a1c6" style:font-size-asian="11pt" style:font-size-complex="11pt"/>
    </style:style>
    <style:style style:name="P337" style:family="paragraph" style:parent-style-name="Preformatted_20_Text">
      <style:paragraph-properties fo:margin-top="0cm" fo:margin-bottom="0cm" loext:contextual-spacing="false" fo:line-height="115%" fo:text-align="justify" style:justify-single-word="false"/>
      <style:text-properties fo:font-variant="normal" fo:text-transform="none" fo:color="#000000" style:font-name="Monaco, Menlo," fo:font-size="10.5pt" fo:letter-spacing="normal" fo:font-style="normal" fo:font-weight="normal" officeooo:paragraph-rsid="00f6aa0d" fo:background-color="transparent" style:font-size-asian="11pt" style:font-size-complex="11pt"/>
    </style:style>
    <style:style style:name="P338" style:family="paragraph" style:parent-style-name="Text_20_body">
      <style:paragraph-properties fo:margin-top="0cm" fo:margin-bottom="0cm" loext:contextual-spacing="false" fo:line-height="115%" fo:text-align="start" style:justify-single-word="false" fo:orphans="2" fo:widows="2"/>
      <style:text-properties fo:font-variant="normal" fo:text-transform="none" fo:color="#484848" style:font-name="Apercu" fo:font-size="11pt" fo:letter-spacing="normal" fo:font-style="normal" fo:font-weight="normal" style:font-size-asian="11pt" style:font-size-complex="11pt"/>
    </style:style>
    <style:style style:name="P339" style:family="paragraph" style:parent-style-name="Text_20_body">
      <style:paragraph-properties fo:margin-top="0cm" fo:margin-bottom="0cm" loext:contextual-spacing="false" fo:line-height="115%" fo:text-align="justify" style:justify-single-word="false" fo:orphans="2" fo:widows="2"/>
      <style:text-properties fo:font-variant="normal" fo:text-transform="none" fo:color="#484848" style:font-name="Apercu" fo:font-size="11pt" fo:letter-spacing="normal" fo:font-style="normal" fo:font-weight="normal" style:font-size-asian="11pt" style:font-size-complex="11pt"/>
    </style:style>
    <style:style style:name="P340" style:family="paragraph" style:parent-style-name="Text_20_body">
      <style:paragraph-properties fo:margin-top="0cm" fo:margin-bottom="0cm" loext:contextual-spacing="false" fo:line-height="115%" fo:text-align="justify" style:justify-single-word="false" fo:orphans="2" fo:widows="2"/>
      <style:text-properties fo:font-variant="normal" fo:text-transform="none" fo:color="#484848" style:font-name="Apercu" fo:font-size="11pt" fo:letter-spacing="normal" fo:font-style="normal" fo:font-weight="normal" fo:background-color="#ffff00" style:font-size-asian="11pt" style:font-size-complex="11pt"/>
    </style:style>
    <style:style style:name="P341" style:family="paragraph" style:parent-style-name="Text_20_body">
      <style:paragraph-properties fo:margin-top="0cm" fo:margin-bottom="0cm" loext:contextual-spacing="false" fo:line-height="115%" fo:text-align="justify" style:justify-single-word="false" fo:orphans="2" fo:widows="2"/>
      <style:text-properties fo:font-variant="normal" fo:text-transform="none" fo:color="#484848" style:font-name="Apercu" fo:letter-spacing="normal" fo:font-style="normal" fo:font-weight="normal"/>
    </style:style>
    <style:style style:name="P342" style:family="paragraph" style:parent-style-name="Text_20_body">
      <style:paragraph-properties fo:margin-top="0cm" fo:margin-bottom="0cm" loext:contextual-spacing="false" fo:line-height="115%" fo:text-align="justify" style:justify-single-word="false" fo:orphans="2" fo:widows="2"/>
      <style:text-properties fo:font-variant="normal" fo:text-transform="none" fo:color="#484848" style:font-name="Ubuntu" fo:font-size="11pt" fo:letter-spacing="normal" fo:font-style="normal" fo:font-weight="normal" style:font-size-asian="11pt" style:font-size-complex="11pt"/>
    </style:style>
    <style:style style:name="P343" style:family="paragraph" style:parent-style-name="Text_20_body">
      <style:paragraph-properties fo:margin-top="0cm" fo:margin-bottom="0cm" loext:contextual-spacing="false" fo:line-height="115%" fo:text-align="start" style:justify-single-word="false" fo:orphans="2" fo:widows="2"/>
      <style:text-properties fo:font-variant="normal" fo:text-transform="none" fo:color="#484848" style:font-name="Ubuntu" fo:font-size="11pt" fo:letter-spacing="normal" fo:font-style="normal" fo:font-weight="normal" style:font-size-asian="11pt" style:font-size-complex="11pt"/>
    </style:style>
    <style:style style:name="P344" style:family="paragraph" style:parent-style-name="Text_20_body">
      <style:paragraph-properties fo:margin-top="0cm" fo:margin-bottom="0cm" loext:contextual-spacing="false" fo:line-height="160%" fo:text-align="start" style:justify-single-word="false" fo:orphans="2" fo:widows="2"/>
      <style:text-properties fo:font-variant="normal" fo:text-transform="none" fo:color="#484848" style:font-name="Ubuntu" fo:font-size="11pt" fo:letter-spacing="normal" fo:font-style="normal" fo:font-weight="normal" style:font-size-asian="11pt" style:font-size-complex="11pt"/>
    </style:style>
    <style:style style:name="P345" style:family="paragraph" style:parent-style-name="Text_20_body">
      <style:paragraph-properties fo:margin-top="0cm" fo:margin-bottom="0cm" loext:contextual-spacing="false" fo:line-height="115%" fo:text-align="justify" style:justify-single-word="false" fo:orphans="2" fo:widows="2"/>
      <style:text-properties fo:font-variant="normal" fo:text-transform="none" style:use-window-font-color="true" style:font-name="Apercu" fo:font-size="11pt" fo:letter-spacing="normal" fo:font-style="normal" fo:font-weight="normal" fo:background-color="#ffff00" style:font-size-asian="11pt" style:font-size-complex="11pt"/>
    </style:style>
    <style:style style:name="P346" style:family="paragraph" style:parent-style-name="Text_20_body">
      <style:paragraph-properties fo:margin-top="0cm" fo:margin-bottom="0cm" loext:contextual-spacing="false" fo:line-height="115%" fo:text-align="justify" style:justify-single-word="false"/>
      <style:text-properties fo:font-variant="normal" fo:text-transform="none" fo:color="#ffffff" style:font-name="Ubuntu" fo:font-size="11pt" fo:letter-spacing="normal" fo:font-style="normal" fo:font-weight="normal" officeooo:rsid="00d2a1c6" officeooo:paragraph-rsid="00d2a1c6" style:font-size-asian="11pt" style:font-size-complex="11pt"/>
    </style:style>
    <style:style style:name="P347" style:family="paragraph" style:parent-style-name="Text_20_body">
      <style:paragraph-properties fo:margin-top="0cm" fo:margin-bottom="0cm" loext:contextual-spacing="false" fo:line-height="115%" fo:text-align="justify" style:justify-single-word="false"/>
      <style:text-properties fo:font-variant="normal" fo:text-transform="none" fo:color="#302709" style:font-name="Ubuntu" fo:font-size="11pt" fo:letter-spacing="normal" fo:font-style="normal" fo:font-weight="normal" officeooo:rsid="00db1518" officeooo:paragraph-rsid="00d2a1c6" style:font-size-asian="11pt" style:font-size-complex="11pt"/>
    </style:style>
    <style:style style:name="P348" style:family="paragraph" style:parent-style-name="Text_20_body">
      <style:paragraph-properties fo:margin-top="0cm" fo:margin-bottom="0cm" loext:contextual-spacing="false" fo:line-height="115%" fo:text-align="justify" style:justify-single-word="false"/>
      <style:text-properties fo:font-variant="normal" fo:text-transform="none" fo:color="#302709" style:font-name="Ubuntu" fo:font-size="11pt" fo:letter-spacing="normal" fo:font-style="normal" fo:font-weight="normal" officeooo:paragraph-rsid="00d2a1c6" style:font-size-asian="11pt" style:font-size-complex="11pt"/>
    </style:style>
    <style:style style:name="P349" style:family="paragraph" style:parent-style-name="Text_20_body">
      <style:paragraph-properties fo:margin-top="0cm" fo:margin-bottom="0cm" loext:contextual-spacing="false" fo:line-height="115%" fo:text-align="justify" style:justify-single-word="false"/>
      <style:text-properties fo:font-variant="normal" fo:text-transform="none" fo:color="#302709" style:font-name="Ubuntu" fo:font-size="11pt" fo:letter-spacing="normal" fo:font-style="normal" fo:font-weight="normal" officeooo:paragraph-rsid="00df848d" style:font-size-asian="11pt" style:font-size-complex="11pt"/>
    </style:style>
    <style:style style:name="P350" style:family="paragraph" style:parent-style-name="Text_20_body">
      <style:paragraph-properties fo:margin-top="0cm" fo:margin-bottom="0cm" loext:contextual-spacing="false" fo:line-height="115%" fo:text-align="justify" style:justify-single-word="false"/>
      <style:text-properties fo:font-variant="normal" fo:text-transform="none" fo:color="#302709" style:font-name="Ubuntu" fo:font-size="11pt" fo:letter-spacing="normal" fo:font-style="normal" fo:font-weight="normal" officeooo:rsid="00df848d" officeooo:paragraph-rsid="00df848d" style:font-size-asian="11pt" style:font-size-complex="11pt"/>
    </style:style>
    <style:style style:name="P351" style:family="paragraph" style:parent-style-name="Text_20_body">
      <style:paragraph-properties fo:margin-top="0cm" fo:margin-bottom="0cm" loext:contextual-spacing="false" fo:line-height="115%" fo:text-align="justify" style:justify-single-word="false"/>
      <style:text-properties fo:font-variant="normal" fo:text-transform="none" fo:color="#302709" style:font-name="Ubuntu" fo:font-size="14pt" fo:letter-spacing="normal" fo:font-style="normal" fo:font-weight="normal" officeooo:rsid="00db1518" officeooo:paragraph-rsid="00d2a1c6" fo:background-color="#ffff00" style:font-size-asian="14pt" style:font-size-complex="14pt"/>
    </style:style>
    <style:style style:name="P352" style:family="paragraph" style:parent-style-name="Text_20_body">
      <style:paragraph-properties fo:margin-top="0cm" fo:margin-bottom="0cm" loext:contextual-spacing="false" fo:line-height="115%" fo:text-align="justify" style:justify-single-word="false"/>
      <style:text-properties fo:font-variant="normal" fo:text-transform="none" fo:color="#302709" style:font-name="Ubuntu" fo:font-size="15pt" fo:letter-spacing="normal" fo:font-style="normal" fo:font-weight="bold" officeooo:rsid="00df848d" officeooo:paragraph-rsid="00df848d" fo:background-color="#ffff00" style:font-size-asian="15pt" style:font-weight-asian="bold" style:font-size-complex="15pt" style:font-weight-complex="bold"/>
    </style:style>
    <style:style style:name="P353" style:family="paragraph" style:parent-style-name="Text_20_body">
      <style:paragraph-properties fo:margin-top="0cm" fo:margin-bottom="0cm" loext:contextual-spacing="false" fo:line-height="115%" fo:text-align="justify" style:justify-single-word="false"/>
      <style:text-properties fo:font-variant="normal" fo:text-transform="none" fo:color="#252525" style:font-name="Ubuntu" fo:font-size="11pt" fo:letter-spacing="normal" fo:font-style="normal" fo:font-weight="normal" officeooo:paragraph-rsid="00df848d" style:font-size-asian="11pt" style:font-size-complex="11pt"/>
    </style:style>
    <style:style style:name="P354" style:family="paragraph" style:parent-style-name="Text_20_body">
      <style:paragraph-properties fo:margin-top="0cm" fo:margin-bottom="0cm" loext:contextual-spacing="false" fo:line-height="115%" fo:text-align="justify" style:justify-single-word="false"/>
      <style:text-properties fo:font-variant="normal" fo:text-transform="none" fo:color="#252525" style:font-name="Ubuntu" fo:font-size="11pt" fo:letter-spacing="normal" fo:font-style="normal" fo:font-weight="normal" officeooo:paragraph-rsid="00df848d" fo:background-color="#ffff00" style:font-size-asian="11pt" style:font-size-complex="11pt"/>
    </style:style>
    <style:style style:name="P355" style:family="paragraph" style:parent-style-name="Text_20_body">
      <style:paragraph-properties fo:margin-top="0cm" fo:margin-bottom="0cm" loext:contextual-spacing="false" fo:line-height="115%" fo:text-align="justify" style:justify-single-word="false"/>
      <style:text-properties fo:font-variant="normal" fo:text-transform="none" fo:color="#252525" style:font-name="Ubuntu" fo:font-size="11pt" fo:letter-spacing="normal" fo:font-style="normal" fo:font-weight="bold" officeooo:paragraph-rsid="00df848d" fo:background-color="#ffff00" style:font-size-asian="11pt" style:font-weight-asian="bold" style:font-size-complex="11pt" style:font-weight-complex="bold"/>
    </style:style>
    <style:style style:name="P356" style:family="paragraph" style:parent-style-name="Text_20_body">
      <style:paragraph-properties fo:margin-top="0cm" fo:margin-bottom="0cm" loext:contextual-spacing="false" fo:line-height="115%" fo:text-align="justify" style:justify-single-word="false"/>
      <style:text-properties fo:font-variant="normal" fo:text-transform="none" fo:color="#252525" style:font-name="Ubuntu" fo:font-size="11pt" fo:letter-spacing="normal" fo:font-style="normal" fo:font-weight="bold" officeooo:rsid="00f459e5" officeooo:paragraph-rsid="00f459e5" style:font-size-asian="11pt" style:font-weight-asian="bold" style:font-size-complex="11pt" style:font-weight-complex="bold"/>
    </style:style>
    <style:style style:name="P357" style:family="paragraph" style:parent-style-name="Text_20_body">
      <style:paragraph-properties fo:margin-top="0cm" fo:margin-bottom="0cm" loext:contextual-spacing="false" fo:line-height="115%" fo:text-align="justify" style:justify-single-word="false"/>
      <style:text-properties fo:font-variant="normal" fo:text-transform="none" fo:color="#252525" style:font-name="Ubuntu" fo:font-size="15pt" fo:letter-spacing="normal" fo:font-style="normal" fo:font-weight="bold" officeooo:paragraph-rsid="00df848d" fo:background-color="#ffff00" style:font-size-asian="15pt" style:font-weight-asian="bold" style:font-size-complex="15pt" style:font-weight-complex="bold"/>
    </style:style>
    <style:style style:name="P358" style:family="paragraph" style:parent-style-name="Text_20_body">
      <style:paragraph-properties fo:margin-top="0cm" fo:margin-bottom="0cm" loext:contextual-spacing="false" fo:line-height="115%" fo:text-align="justify" style:justify-single-word="false"/>
      <style:text-properties fo:font-variant="normal" fo:text-transform="none" fo:color="#000000" style:font-name="Ubuntu" fo:font-size="11pt" fo:letter-spacing="normal" fo:font-style="normal" fo:font-weight="normal" officeooo:paragraph-rsid="00df848d" style:font-size-asian="11pt" style:font-size-complex="11pt"/>
    </style:style>
    <style:style style:name="P359" style:family="paragraph" style:parent-style-name="Text_20_body">
      <style:paragraph-properties fo:margin-top="0cm" fo:margin-bottom="0cm" loext:contextual-spacing="false" fo:line-height="115%" fo:text-align="justify" style:justify-single-word="false"/>
      <style:text-properties fo:font-variant="normal" fo:text-transform="none" fo:color="#000000" style:font-name="Ubuntu" fo:font-size="11pt" fo:letter-spacing="normal" fo:font-style="normal" fo:font-weight="normal" officeooo:paragraph-rsid="011c063a" style:font-size-asian="11pt" style:font-size-complex="11pt"/>
    </style:style>
    <style:style style:name="P360" style:family="paragraph" style:parent-style-name="Text_20_body">
      <style:paragraph-properties fo:margin-top="0cm" fo:margin-bottom="0cm" loext:contextual-spacing="false" fo:line-height="115%" fo:text-align="start" style:justify-single-word="false" fo:orphans="2" fo:widows="2"/>
      <style:text-properties fo:font-variant="normal" fo:text-transform="none" fo:color="#000000" style:font-name="Ubuntu" fo:font-size="11pt" fo:letter-spacing="normal" fo:font-style="normal" fo:font-weight="normal" style:font-size-asian="11pt" style:font-size-complex="11pt"/>
    </style:style>
    <style:style style:name="P361" style:family="paragraph" style:parent-style-name="Text_20_body">
      <style:paragraph-properties fo:margin-top="0cm" fo:margin-bottom="0cm" loext:contextual-spacing="false" fo:line-height="115%" fo:text-align="justify" style:justify-single-word="false" fo:orphans="2" fo:widows="2"/>
    </style:style>
    <style:style style:name="P362" style:family="paragraph" style:parent-style-name="Text_20_body">
      <style:paragraph-properties fo:margin-top="0cm" fo:margin-bottom="0cm" loext:contextual-spacing="false" fo:line-height="115%" fo:text-align="start" style:justify-single-word="false" fo:orphans="2" fo:widows="2"/>
    </style:style>
    <style:style style:name="P363" style:family="paragraph" style:parent-style-name="Text_20_body">
      <style:paragraph-properties fo:margin-top="0cm" fo:margin-bottom="0cm" loext:contextual-spacing="false" fo:line-height="115%" fo:text-align="justify" style:justify-single-word="false"/>
      <style:text-properties fo:color="#000000" style:font-name="Ubuntu" fo:font-size="11pt" style:font-size-asian="11pt" style:font-size-complex="11pt"/>
    </style:style>
    <style:style style:name="P364" style:family="paragraph" style:parent-style-name="Text_20_body">
      <style:paragraph-properties fo:margin-top="0cm" fo:margin-bottom="0cm" loext:contextual-spacing="false" fo:line-height="115%" fo:text-align="justify" style:justify-single-word="false"/>
      <style:text-properties fo:color="#000000" style:font-name="Ubuntu" fo:font-size="11pt" fo:font-weight="bold" style:font-size-asian="11pt" style:font-weight-asian="bold" style:font-size-complex="11pt" style:font-weight-complex="bold"/>
    </style:style>
    <style:style style:name="P365" style:family="paragraph" style:parent-style-name="Text_20_body">
      <style:paragraph-properties fo:margin-top="0cm" fo:margin-bottom="0cm" loext:contextual-spacing="false" fo:line-height="115%" fo:text-align="justify" style:justify-single-word="false"/>
      <style:text-properties fo:color="#000000" style:font-name="Ubuntu" fo:font-size="15pt" fo:font-weight="bold" fo:background-color="#ffff00" style:font-size-asian="15pt" style:font-weight-asian="bold" style:font-size-complex="15pt" style:font-weight-complex="bold"/>
    </style:style>
    <style:style style:name="P366" style:family="paragraph" style:parent-style-name="Text_20_body">
      <style:paragraph-properties fo:margin-top="0cm" fo:margin-bottom="0cm" loext:contextual-spacing="false" fo:line-height="115%"/>
      <style:text-properties style:font-name="Ubuntu" fo:font-size="11pt" style:font-size-asian="11pt" style:font-size-complex="11pt"/>
    </style:style>
    <style:style style:name="P367" style:family="paragraph" style:parent-style-name="Heading_20_3">
      <style:paragraph-properties fo:margin-top="0cm" fo:margin-bottom="0cm" loext:contextual-spacing="false" fo:line-height="115%"/>
      <style:text-properties fo:font-variant="normal" fo:text-transform="none" fo:color="#19191a" style:font-name="Apercu" fo:font-size="14pt" fo:letter-spacing="normal" fo:font-style="italic" fo:font-weight="bold" officeooo:paragraph-rsid="000d9517" fo:background-color="transparent" style:font-size-asian="11pt" style:font-style-asian="italic" style:font-size-complex="11pt" style:font-style-complex="italic" loext:padding-left="0cm" loext:padding-right="0cm" loext:padding-top="0.049cm" loext:padding-bottom="0cm" loext:border-left="none" loext:border-right="none" loext:border-top="0.06pt solid #ffffff" loext:border-bottom="none"/>
    </style:style>
    <style:style style:name="P368" style:family="paragraph" style:parent-style-name="Heading_20_3">
      <style:paragraph-properties fo:margin-top="0cm" fo:margin-bottom="0cm" loext:contextual-spacing="false" fo:line-height="115%" fo:text-align="justify" style:justify-single-word="false"/>
      <style:text-properties fo:font-variant="normal" fo:text-transform="none" fo:color="#19191a" style:font-name="Apercu" fo:font-size="11pt" fo:letter-spacing="normal" fo:font-style="normal" fo:font-weight="bold" officeooo:rsid="00d2a1c6" officeooo:paragraph-rsid="00d2a1c6"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369" style:family="paragraph" style:parent-style-name="Heading_20_3">
      <style:paragraph-properties fo:margin-top="0cm" fo:margin-bottom="0cm" loext:contextual-spacing="false" fo:line-height="115%" fo:text-align="justify" style:justify-single-word="false"/>
      <style:text-properties fo:font-variant="normal" fo:text-transform="none" fo:color="#19191a" style:font-name="Ubuntu" fo:font-size="11pt" fo:letter-spacing="normal" fo:font-style="normal" fo:font-weight="bold" officeooo:paragraph-rsid="00f6aa0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370" style:family="paragraph" style:parent-style-name="Heading_20_3">
      <style:paragraph-properties fo:margin-top="0cm" fo:margin-bottom="0cm" loext:contextual-spacing="false" fo:line-height="115%" fo:text-align="start" style:justify-single-word="false"/>
      <style:text-properties fo:font-variant="normal" fo:text-transform="none" fo:color="#484848" style:font-name="Apercu" fo:font-size="11pt" fo:letter-spacing="normal" fo:font-style="normal" fo:font-weight="bold" officeooo:paragraph-rsid="000d9517" fo:background-color="transparent" style:font-size-asian="11pt" style:font-weight-asian="bold" style:font-size-complex="11pt" style:font-weight-complex="bold" loext:padding-left="0cm" loext:padding-right="0cm" loext:padding-top="0.049cm" loext:padding-bottom="0cm" loext:border-left="none" loext:border-right="none" loext:border-top="0.06pt solid #ffffff" loext:border-bottom="none"/>
    </style:style>
    <style:style style:name="P371" style:family="paragraph" style:parent-style-name="Heading_20_3">
      <style:paragraph-properties fo:margin-top="0cm" fo:margin-bottom="0cm" loext:contextual-spacing="false" fo:line-height="115%"/>
      <style:text-properties fo:color="#19191a" style:font-name="Ubuntu" fo:font-size="11pt" fo:font-weight="bol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372"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Ubuntu" fo:font-size="11pt" fo:letter-spacing="normal" fo:font-style="normal" fo:font-weight="normal" style:font-size-asian="11pt" style:font-size-complex="11pt"/>
    </style:style>
    <style:style style:name="P373" style:family="paragraph" style:parent-style-name="Preformatted_20_Text">
      <style:paragraph-properties fo:margin-top="0cm" fo:margin-bottom="0cm" loext:contextual-spacing="false" fo:line-height="115%" fo:text-align="start" style:justify-single-word="false" fo:orphans="2" fo:widows="2" fo:padding="0cm" fo:border="none"/>
      <style:text-properties fo:font-variant="normal" fo:text-transform="none" fo:color="#000000" style:font-name="Ubuntu" fo:font-size="11pt" fo:letter-spacing="normal" fo:font-style="normal" fo:font-weight="normal" style:font-size-asian="11pt" style:font-size-complex="11pt"/>
    </style:style>
    <style:style style:name="P374"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Ubuntu" fo:font-size="12pt" fo:letter-spacing="normal" fo:font-style="normal" fo:font-weight="normal" style:font-size-asian="12pt" style:font-size-complex="12pt"/>
    </style:style>
    <style:style style:name="P375"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302709" style:font-name="monospace" fo:font-size="11pt" fo:letter-spacing="normal" fo:font-style="normal" fo:font-weight="normal" style:font-size-asian="11pt" style:font-size-complex="11pt"/>
    </style:style>
    <style:style style:name="P376"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style:use-window-font-color="true" style:font-name="Ubuntu" fo:font-size="11pt" fo:letter-spacing="normal" fo:font-style="normal" fo:font-weight="normal" style:font-size-asian="11pt" style:font-size-complex="11pt"/>
    </style:style>
    <style:style style:name="P37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style:use-window-font-color="true" style:font-name="Ubuntu" fo:font-size="11pt" fo:letter-spacing="normal" fo:font-style="normal" fo:font-weight="normal" officeooo:paragraph-rsid="00fec6b6" style:font-size-asian="11pt" style:font-size-complex="11pt"/>
    </style:style>
    <style:style style:name="P378"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f65a5b" style:font-name="Ubuntu" fo:font-size="11pt" fo:letter-spacing="normal" fo:font-style="normal" fo:font-weight="normal" style:font-size-asian="11pt" style:font-size-complex="11pt"/>
    </style:style>
    <style:style style:name="P379" style:family="paragraph" style:parent-style-name="Standard">
      <style:paragraph-properties fo:margin-top="0cm" fo:margin-bottom="0cm" loext:contextual-spacing="false" fo:line-height="115%" fo:text-align="start" style:justify-single-word="false" fo:orphans="2" fo:widows="2" fo:padding="0cm" fo:border="none"/>
      <style:text-properties fo:font-variant="normal" fo:text-transform="none" fo:color="#ffffff" style:font-name="Ubuntu" fo:font-size="11pt" fo:letter-spacing="normal" fo:font-style="normal" fo:font-weight="normal" fo:background-color="#1e1e1e" style:font-size-asian="11pt" style:font-size-complex="11pt"/>
    </style:style>
    <style:style style:name="P380" style:family="paragraph" style:parent-style-name="Standard">
      <style:paragraph-properties fo:margin-top="0cm" fo:margin-bottom="0cm" loext:contextual-spacing="false" fo:line-height="115%" fo:text-align="start" style:justify-single-word="false" fo:orphans="2" fo:widows="2" fo:padding="0cm" fo:border="none"/>
      <style:text-properties fo:font-variant="normal" fo:text-transform="none" fo:color="#000000" style:font-name="Ubuntu" fo:font-size="15pt" fo:letter-spacing="normal" fo:font-style="normal" fo:font-weight="bold" fo:background-color="#ffff00" style:font-size-asian="15pt" style:font-weight-asian="bold" style:font-size-complex="15pt" style:font-weight-complex="bold"/>
    </style:style>
    <style:style style:name="P381" style:family="paragraph" style:parent-style-name="Standard">
      <style:paragraph-properties fo:margin-top="0cm" fo:margin-bottom="0cm" loext:contextual-spacing="false" fo:line-height="115%" fo:text-align="start" style:justify-single-word="false" fo:orphans="2" fo:widows="2" fo:padding="0cm" fo:border="none"/>
    </style:style>
    <style:style style:name="P382" style:family="paragraph" style:parent-style-name="Text_20_body">
      <style:paragraph-properties fo:margin-top="0cm" fo:margin-bottom="0.247cm" loext:contextual-spacing="false" fo:line-height="115%" fo:text-align="start" style:justify-single-word="false" fo:orphans="2" fo:widows="2"/>
    </style:style>
    <style:style style:name="P383" style:family="paragraph" style:parent-style-name="Text_20_body">
      <style:paragraph-properties fo:margin-top="0cm" fo:margin-bottom="0.247cm" loext:contextual-spacing="false" fo:line-height="115%" fo:text-align="justify" style:justify-single-word="false" fo:orphans="2" fo:widows="2"/>
    </style:style>
    <style:style style:name="P384" style:family="paragraph" style:parent-style-name="Text_20_body">
      <style:paragraph-properties fo:margin-top="0cm" fo:margin-bottom="0.247cm" loext:contextual-spacing="false" fo:line-height="115%" fo:text-align="start" style:justify-single-word="false" fo:orphans="2" fo:widows="2"/>
      <style:text-properties fo:font-variant="normal" fo:text-transform="none" fo:color="#484848" style:font-name="Apercu" fo:font-size="11pt" fo:letter-spacing="normal" fo:font-style="normal" fo:font-weight="normal" style:font-size-asian="11pt" style:font-size-complex="11pt"/>
    </style:style>
    <style:style style:name="P385" style:family="paragraph" style:parent-style-name="Text_20_body">
      <style:paragraph-properties fo:margin-top="0cm" fo:margin-bottom="0.247cm" loext:contextual-spacing="false" fo:line-height="115%" fo:text-align="justify" style:justify-single-word="false" fo:orphans="2" fo:widows="2"/>
      <style:text-properties fo:font-variant="normal" fo:text-transform="none" fo:color="#484848" style:font-name="Apercu" fo:font-size="11pt" fo:letter-spacing="normal" fo:font-style="normal" fo:font-weight="normal" style:font-size-asian="11pt" style:font-size-complex="11pt"/>
    </style:style>
    <style:style style:name="P386" style:family="paragraph" style:parent-style-name="Text_20_body">
      <style:paragraph-properties fo:margin-top="0cm" fo:margin-bottom="0.247cm" loext:contextual-spacing="false" fo:line-height="115%" fo:text-align="start" style:justify-single-word="false" fo:orphans="2" fo:widows="2"/>
      <style:text-properties fo:font-variant="normal" fo:text-transform="none" fo:color="#484848" style:font-name="Apercu" fo:letter-spacing="normal" fo:font-style="normal" fo:font-weight="normal"/>
    </style:style>
    <style:style style:name="P387" style:family="paragraph" style:parent-style-name="Text_20_body">
      <style:paragraph-properties fo:margin-top="0cm" fo:margin-bottom="0.247cm" loext:contextual-spacing="false" fo:line-height="115%" fo:text-align="justify" style:justify-single-word="false" fo:orphans="2" fo:widows="2"/>
      <style:text-properties fo:font-variant="normal" fo:text-transform="none" fo:color="#484848" style:font-name="Ubuntu" fo:font-size="11pt" fo:letter-spacing="normal" fo:font-style="normal" fo:font-weight="normal" style:font-size-asian="11pt" style:font-size-complex="11pt"/>
    </style:style>
    <style:style style:name="P388" style:family="paragraph" style:parent-style-name="Text_20_body">
      <style:paragraph-properties fo:margin-top="0cm" fo:margin-bottom="0.247cm" loext:contextual-spacing="false" fo:line-height="115%" fo:text-align="start" style:justify-single-word="false" fo:orphans="2" fo:widows="2"/>
      <style:text-properties fo:font-variant="normal" fo:text-transform="none" fo:color="#484848" style:font-name="Ubuntu" fo:font-size="11pt" fo:letter-spacing="normal" fo:font-style="normal" fo:font-weight="normal" style:font-size-asian="11pt" style:font-size-complex="11pt"/>
    </style:style>
    <style:style style:name="P389" style:family="paragraph" style:parent-style-name="Standard">
      <style:paragraph-properties fo:margin-top="0cm" fo:margin-bottom="0.247cm" loext:contextual-spacing="false" fo:line-height="115%" fo:text-align="justify" style:justify-single-word="false" fo:orphans="2" fo:widows="2"/>
      <style:text-properties fo:font-variant="normal" fo:text-transform="none" fo:color="#ffffff" style:font-name="Monaco, Menlo," fo:font-size="11pt" fo:letter-spacing="normal" fo:font-style="normal" fo:font-weight="normal" style:font-size-asian="11pt" style:font-size-complex="11pt"/>
    </style:style>
    <style:style style:name="P390" style:family="paragraph" style:parent-style-name="Standard">
      <style:paragraph-properties fo:margin-top="0cm" fo:margin-bottom="0.247cm" loext:contextual-spacing="false" fo:line-height="115%" fo:text-align="start" style:justify-single-word="false" fo:orphans="2" fo:widows="2"/>
      <style:text-properties fo:font-variant="normal" fo:text-transform="none" fo:color="#000000" style:font-name="Apercu" fo:font-size="11pt" fo:letter-spacing="normal" fo:font-style="normal" fo:font-weight="bold" fo:background-color="transparent" style:font-size-asian="11pt" style:font-weight-asian="bold" style:font-size-complex="11pt" style:font-weight-complex="bold"/>
    </style:style>
    <style:style style:name="P391" style:family="paragraph" style:parent-style-name="Text_20_body">
      <style:paragraph-properties fo:text-align="end" style:justify-single-word="false"/>
      <style:text-properties fo:font-weight="bold"/>
    </style:style>
    <style:style style:name="P392" style:family="paragraph" style:parent-style-name="Text_20_body">
      <style:paragraph-properties fo:line-height="115%" fo:text-align="start" style:justify-single-word="false"/>
    </style:style>
    <style:style style:name="P393" style:family="paragraph" style:parent-style-name="Text_20_body">
      <style:paragraph-properties fo:text-align="end" style:justify-single-word="false" fo:orphans="2" fo:widows="2"/>
      <style:text-properties fo:font-variant="normal" fo:text-transform="none" fo:color="#484848" style:font-name="Apercu" fo:font-size="14pt" fo:letter-spacing="normal" fo:font-style="normal" fo:font-weight="normal"/>
    </style:style>
    <style:style style:name="P394" style:family="paragraph" style:parent-style-name="Text_20_body">
      <style:paragraph-properties fo:line-height="115%" fo:text-align="justify" style:justify-single-word="false"/>
      <style:text-properties fo:font-variant="normal" fo:text-transform="none" fo:color="#252525" style:font-name="Ubuntu" fo:font-size="11pt" fo:letter-spacing="normal" fo:font-style="normal" fo:font-weight="normal" officeooo:paragraph-rsid="01176f81" style:font-size-asian="11pt" style:font-size-complex="11pt"/>
    </style:style>
    <style:style style:name="P395" style:family="paragraph" style:parent-style-name="Text_20_body">
      <style:paragraph-properties fo:line-height="115%" fo:text-align="justify" style:justify-single-word="false"/>
      <style:text-properties fo:font-variant="normal" fo:text-transform="none" fo:color="#252525" style:font-name="Ubuntu" fo:font-size="11pt" fo:letter-spacing="normal" fo:font-style="normal" fo:font-weight="normal" officeooo:paragraph-rsid="0117f910" style:font-size-asian="11pt" style:font-size-complex="11pt"/>
    </style:style>
    <style:style style:name="P396" style:family="paragraph" style:parent-style-name="Text_20_body">
      <style:paragraph-properties fo:line-height="115%" fo:text-align="justify" style:justify-single-word="false"/>
      <style:text-properties fo:font-variant="normal" fo:text-transform="none" fo:color="#252525" style:font-name="Ubuntu" fo:font-size="11pt" fo:letter-spacing="normal" fo:font-style="normal" fo:font-weight="normal" officeooo:paragraph-rsid="0110f29c" style:font-size-asian="11pt" style:font-size-complex="11pt"/>
    </style:style>
    <style:style style:name="P397" style:family="paragraph" style:parent-style-name="Text_20_body">
      <style:paragraph-properties fo:line-height="115%" fo:text-align="justify" style:justify-single-word="false"/>
      <style:text-properties fo:font-variant="normal" fo:text-transform="none" fo:color="#252525" style:font-name="Ubuntu" fo:font-size="11pt" fo:letter-spacing="normal" fo:font-style="normal" fo:font-weight="normal" officeooo:paragraph-rsid="0111a021" style:font-size-asian="11pt" style:font-size-complex="11pt"/>
    </style:style>
    <style:style style:name="P398" style:family="paragraph" style:parent-style-name="Text_20_body">
      <style:text-properties fo:font-variant="normal" fo:text-transform="none" fo:color="#252525" style:font-name="Ubuntu" fo:font-size="11pt" fo:letter-spacing="normal" fo:font-style="normal" fo:font-weight="normal" officeooo:paragraph-rsid="012c900b" style:font-size-asian="11pt" style:font-size-complex="11pt"/>
    </style:style>
    <style:style style:name="P399" style:family="paragraph" style:parent-style-name="Text_20_body">
      <style:paragraph-properties fo:line-height="115%" fo:text-align="justify" style:justify-single-word="false"/>
      <style:text-properties fo:font-variant="normal" fo:text-transform="none" fo:color="#252525" style:font-name="Ubuntu" fo:font-size="11pt" fo:letter-spacing="normal" fo:font-style="normal" fo:font-weight="bold" officeooo:paragraph-rsid="01176f81" style:font-size-asian="11pt" style:font-weight-asian="bold" style:font-size-complex="11pt" style:font-weight-complex="bold"/>
    </style:style>
    <style:style style:name="P400" style:family="paragraph" style:parent-style-name="Text_20_body">
      <style:paragraph-properties fo:line-height="115%" fo:text-align="justify" style:justify-single-word="false"/>
      <style:text-properties fo:font-variant="normal" fo:text-transform="none" fo:color="#252525" style:font-name="Ubuntu" fo:font-size="15pt" fo:letter-spacing="normal" fo:font-style="normal" fo:font-weight="bold" officeooo:paragraph-rsid="01176f81" fo:background-color="#ffff00" style:font-size-asian="15pt" style:font-weight-asian="bold" style:font-size-complex="15pt" style:font-weight-complex="bold"/>
    </style:style>
    <style:style style:name="P401" style:family="paragraph" style:parent-style-name="Text_20_body">
      <style:paragraph-properties fo:line-height="115%" fo:text-align="justify" style:justify-single-word="false"/>
      <style:text-properties fo:font-variant="normal" fo:text-transform="none" fo:color="#000000" style:font-name="Ubuntu" fo:font-size="11pt" fo:letter-spacing="normal" fo:font-style="normal" fo:font-weight="normal" officeooo:rsid="011c063a" officeooo:paragraph-rsid="011c063a" style:font-size-asian="11pt" style:font-size-complex="11pt"/>
    </style:style>
    <style:style style:name="P402" style:family="paragraph" style:parent-style-name="Text_20_body">
      <style:text-properties fo:color="#939598"/>
    </style:style>
    <style:style style:name="P403" style:family="paragraph" style:parent-style-name="Text_20_body">
      <style:paragraph-properties fo:line-height="115%"/>
      <style:text-properties fo:color="#939598"/>
    </style:style>
    <style:style style:name="P404" style:family="paragraph" style:parent-style-name="Text_20_body">
      <style:paragraph-properties fo:line-height="150%"/>
      <style:text-properties fo:color="#939598" fo:font-size="11pt" style:font-size-asian="11pt" style:font-size-complex="11pt"/>
    </style:style>
    <style:style style:name="P405" style:family="paragraph" style:parent-style-name="Text_20_body">
      <style:paragraph-properties fo:line-height="115%" fo:text-align="justify" style:justify-single-word="false"/>
      <style:text-properties fo:color="#939598" fo:font-size="11pt" style:font-size-asian="11pt" style:font-size-complex="11pt"/>
    </style:style>
    <style:style style:name="P406" style:family="paragraph" style:parent-style-name="Text_20_body">
      <style:paragraph-properties fo:line-height="115%"/>
      <style:text-properties style:use-window-font-color="true" style:font-name="Ubuntu" fo:font-size="11pt" officeooo:paragraph-rsid="010ce406" style:font-size-asian="11pt" style:font-size-complex="11pt"/>
    </style:style>
    <style:style style:name="P407" style:family="paragraph" style:parent-style-name="Text_20_body">
      <style:paragraph-properties fo:line-height="115%"/>
      <style:text-properties style:use-window-font-color="true" style:font-name="Ubuntu" fo:font-size="11pt" fo:font-weight="normal" officeooo:rsid="010bad4e" officeooo:paragraph-rsid="010ce406" fo:background-color="transparent" style:font-size-asian="11pt" style:font-size-complex="11pt"/>
    </style:style>
    <style:style style:name="P408" style:family="paragraph" style:parent-style-name="Text_20_body">
      <style:paragraph-properties fo:line-height="115%"/>
      <style:text-properties style:use-window-font-color="true" style:font-name="Ubuntu" fo:font-size="15pt" fo:font-weight="bold" officeooo:paragraph-rsid="010ce406" fo:background-color="#ffff00" style:font-size-asian="15pt" style:font-weight-asian="bold" style:font-size-complex="15pt" style:font-weight-complex="bold"/>
    </style:style>
    <style:style style:name="P409" style:family="paragraph" style:parent-style-name="Text_20_body">
      <style:paragraph-properties fo:line-height="115%" fo:text-align="justify" style:justify-single-word="false"/>
      <style:text-properties style:font-name="Ubuntu" fo:font-size="11pt" officeooo:paragraph-rsid="0110f29c" style:font-size-asian="11pt" style:font-size-complex="11pt"/>
    </style:style>
    <style:style style:name="P410" style:family="paragraph" style:parent-style-name="Text_20_body">
      <style:paragraph-properties fo:line-height="115%" fo:text-align="justify" style:justify-single-word="false"/>
      <style:text-properties style:font-name="Ubuntu" fo:font-size="11pt" officeooo:paragraph-rsid="0111a021" style:font-size-asian="11pt" style:font-size-complex="11pt"/>
    </style:style>
    <style:style style:name="P411" style:family="paragraph" style:parent-style-name="Text_20_body">
      <style:paragraph-properties fo:line-height="115%" fo:text-align="justify" style:justify-single-word="false"/>
      <style:text-properties style:font-name="Ubuntu" fo:font-size="15pt" fo:font-weight="bold" officeooo:paragraph-rsid="01176f81" fo:background-color="#ffff00" style:font-size-asian="15pt" style:font-weight-asian="bold" style:font-size-complex="15pt" style:font-weight-complex="bold"/>
    </style:style>
    <style:style style:name="P412" style:family="paragraph" style:parent-style-name="Text_20_body">
      <style:text-properties fo:background-color="#ffff00"/>
    </style:style>
    <style:style style:name="P413" style:family="paragraph" style:parent-style-name="Text_20_body">
      <style:paragraph-properties fo:margin-left="1.455cm" fo:margin-right="0cm" fo:margin-top="0cm" fo:margin-bottom="0cm" loext:contextual-spacing="false" fo:text-indent="0cm" style:auto-text-indent="false"/>
    </style:style>
    <style:style style:name="P414" style:family="paragraph" style:parent-style-name="Text_20_body">
      <style:paragraph-properties fo:margin-left="1.455cm" fo:margin-right="0cm" fo:margin-top="0cm" fo:margin-bottom="0cm" loext:contextual-spacing="false" fo:line-height="115%" fo:text-indent="0cm" style:auto-text-indent="false"/>
    </style:style>
    <style:style style:name="P415" style:family="paragraph" style:parent-style-name="Text_20_body">
      <style:paragraph-properties fo:margin-left="1.455cm" fo:margin-right="0cm" fo:margin-top="0cm" fo:margin-bottom="0cm" loext:contextual-spacing="false" fo:line-height="115%" fo:text-align="justify" style:justify-single-word="false" fo:orphans="2" fo:widows="2" fo:text-indent="0cm" style:auto-text-indent="false"/>
    </style:style>
    <style:style style:name="P416" style:family="paragraph" style:parent-style-name="Text_20_body">
      <style:paragraph-properties fo:margin-left="1.455cm" fo:margin-right="0cm" fo:margin-top="0cm" fo:margin-bottom="0cm" loext:contextual-spacing="false" fo:line-height="115%" fo:text-align="start" style:justify-single-word="false" fo:orphans="2" fo:widows="2" fo:text-indent="0cm" style:auto-text-indent="false"/>
    </style:style>
    <style:style style:name="P417" style:family="paragraph" style:parent-style-name="Text_20_body">
      <style:paragraph-properties fo:margin-left="1.455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loext:padding="0cm" loext:border="none"/>
    </style:style>
    <style:style style:name="P418" style:family="paragraph" style:parent-style-name="Text_20_body">
      <style:paragraph-properties fo:margin-left="1.455cm" fo:margin-right="0cm" fo:margin-top="0cm" fo:margin-bottom="0cm" loext:contextual-spacing="false" fo:line-height="115%" fo:text-align="justify"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loext:padding="0cm" loext:border="none"/>
    </style:style>
    <style:style style:name="P419" style:family="paragraph" style:parent-style-name="Text_20_body">
      <style:paragraph-properties fo:margin-left="1.455cm" fo:margin-right="0cm" fo:margin-top="0cm" fo:margin-bottom="0cm" loext:contextual-spacing="false" fo:line-height="160%" fo:text-align="start"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loext:padding="0cm" loext:border="none"/>
    </style:style>
    <style:style style:name="P420" style:family="paragraph" style:parent-style-name="Text_20_body">
      <style:paragraph-properties fo:margin-left="1.455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Ubuntu" fo:font-size="11pt" fo:letter-spacing="normal" fo:font-style="normal" fo:font-weight="normal" style:font-size-asian="11pt" style:font-size-complex="11pt" loext:padding="0cm" loext:border="none"/>
    </style:style>
    <style:style style:name="P421" style:family="paragraph" style:parent-style-name="Text_20_body">
      <style:paragraph-properties fo:margin-left="1.455cm" fo:margin-right="0cm" fo:margin-top="0cm" fo:margin-bottom="0cm" loext:contextual-spacing="false" fo:line-height="115%" fo:text-align="start" style:justify-single-word="false" fo:orphans="2" fo:widows="2" fo:text-indent="0cm" style:auto-text-indent="false"/>
      <style:text-properties fo:font-variant="normal" fo:text-transform="none" fo:color="#484848" style:font-name="Ubuntu" fo:font-size="11pt" fo:letter-spacing="normal" fo:font-style="normal" fo:font-weight="normal" fo:background-color="#1e1e1e" style:font-size-asian="11pt" style:font-size-complex="11pt" loext:padding="0cm" loext:border="none"/>
    </style:style>
    <style:style style:name="P422" style:family="paragraph" style:parent-style-name="Text_20_body">
      <style:paragraph-properties fo:margin-left="1.455cm" fo:margin-right="0cm" fo:margin-top="0cm" fo:margin-bottom="0cm" loext:contextual-spacing="false" fo:line-height="160%" fo:text-align="start" style:justify-single-word="false" fo:orphans="2" fo:widows="2" fo:text-indent="0cm" style:auto-text-indent="false"/>
    </style:style>
    <style:style style:name="P423" style:family="paragraph" style:parent-style-name="Text_20_body">
      <style:paragraph-properties fo:margin-left="1.455cm" fo:margin-right="0cm" fo:margin-top="0cm" fo:margin-bottom="0cm" loext:contextual-spacing="false" fo:text-indent="0cm" style:auto-text-indent="false"/>
      <style:text-properties loext:padding="0cm" loext:border="none"/>
    </style:style>
    <style:style style:name="P424" style:family="paragraph" style:parent-style-name="Text_20_body">
      <style:paragraph-properties fo:margin-left="1.455cm" fo:margin-right="0cm" fo:margin-top="0cm" fo:margin-bottom="0.247cm" loext:contextual-spacing="false" fo:line-height="115%" fo:text-align="start"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loext:padding="0cm" loext:border="none"/>
    </style:style>
    <style:style style:name="P425" style:family="paragraph" style:parent-style-name="Text_20_body">
      <style:paragraph-properties fo:margin-left="1.455cm" fo:margin-right="0cm" fo:margin-top="0cm" fo:margin-bottom="0.247cm" loext:contextual-spacing="false" fo:line-height="115%" fo:text-align="justify" style:justify-single-word="false" fo:orphans="2" fo:widows="2" fo:text-indent="0cm" style:auto-text-indent="false"/>
      <style:text-properties fo:font-variant="normal" fo:text-transform="none" fo:color="#484848" style:font-name="Apercu" fo:font-size="11pt" fo:letter-spacing="normal" fo:font-style="normal" fo:font-weight="normal" style:font-size-asian="11pt" style:font-size-complex="11pt" loext:padding="0cm" loext:border="none"/>
    </style:style>
    <style:style style:name="P426" style:family="paragraph" style:parent-style-name="Text_20_body">
      <style:paragraph-properties fo:margin-left="1.455cm" fo:margin-right="0cm" fo:margin-top="0cm" fo:margin-bottom="0.247cm" loext:contextual-spacing="false" fo:line-height="115%" fo:text-align="start" style:justify-single-word="false" fo:orphans="2" fo:widows="2" fo:text-indent="0cm" style:auto-text-indent="false"/>
      <style:text-properties fo:font-variant="normal" fo:text-transform="none" fo:color="#484848" style:font-name="Ubuntu" fo:font-size="11pt" fo:letter-spacing="normal" fo:font-style="normal" fo:font-weight="normal" style:font-size-asian="11pt" style:font-size-complex="11pt" loext:padding="0cm" loext:border="none"/>
    </style:style>
    <style:style style:name="P427" style:family="paragraph" style:parent-style-name="Heading_20_3">
      <style:paragraph-properties fo:line-height="115%" fo:text-align="justify" style:justify-single-word="false"/>
      <style:text-properties fo:color="#1e1e1e" style:font-name="Monaco, Menlo," fo:font-size="11pt" fo:font-weight="bold" officeooo:paragraph-rsid="00a2b27e" fo:background-color="transparent" style:font-size-asian="11pt" style:font-size-complex="11pt" loext:padding-left="0cm" loext:padding-right="0cm" loext:padding-top="0.049cm" loext:padding-bottom="0cm" loext:border-left="none" loext:border-right="none" loext:border-top="0.06pt solid #ffffff" loext:border-bottom="none"/>
    </style:style>
    <style:style style:name="P428" style:family="paragraph" style:parent-style-name="Heading_20_3">
      <style:paragraph-properties fo:line-height="115%"/>
      <style:text-properties fo:font-variant="normal" fo:text-transform="none" fo:color="#19191a" style:font-name="Ubuntu" fo:font-size="11pt" fo:letter-spacing="normal" fo:font-style="normal" fo:font-weight="bold" fo:background-color="#f6f5fa" style:font-size-asian="11pt" style:font-size-complex="11pt" loext:padding-left="0cm" loext:padding-right="0cm" loext:padding-top="0.049cm" loext:padding-bottom="0cm" loext:border-left="none" loext:border-right="none" loext:border-top="0.06pt solid #ffffff" loext:border-bottom="none"/>
    </style:style>
    <style:style style:name="P429" style:family="paragraph" style:parent-style-name="Standard">
      <style:paragraph-properties fo:margin-top="0cm" fo:margin-bottom="0.198cm" loext:contextual-spacing="false" fo:line-height="115%" fo:text-align="justify" style:justify-single-word="false" fo:orphans="2" fo:widows="2"/>
      <style:text-properties officeooo:paragraph-rsid="011ac135"/>
    </style:style>
    <style:style style:name="P430" style:family="paragraph" style:parent-style-name="Standard">
      <style:paragraph-properties fo:margin-top="0cm" fo:margin-bottom="0.198cm" loext:contextual-spacing="false" fo:line-height="115%" fo:text-align="justify" style:justify-single-word="false" fo:orphans="2" fo:widows="2"/>
      <style:text-properties fo:font-variant="normal" fo:text-transform="none" fo:color="#000000" style:font-name="Ubuntu" fo:font-size="15pt" fo:letter-spacing="normal" fo:font-style="normal" fo:font-weight="bold" officeooo:paragraph-rsid="011ac135" fo:background-color="#ffff00" style:font-size-asian="15pt" style:font-weight-asian="bold" style:font-size-complex="15pt" style:font-weight-complex="bold"/>
    </style:style>
    <style:style style:name="P431" style:family="paragraph" style:parent-style-name="Standard">
      <style:paragraph-properties fo:margin-top="0cm" fo:margin-bottom="0.146cm" loext:contextual-spacing="false" fo:line-height="115%" fo:text-align="justify" style:justify-single-word="false"/>
      <style:text-properties fo:font-variant="normal" fo:text-transform="none" fo:color="#ffffff" style:font-name="Ubuntu" fo:font-size="11pt" fo:letter-spacing="normal" fo:font-style="normal" fo:font-weight="normal" officeooo:rsid="011c063a" officeooo:paragraph-rsid="011cd36b" fo:background-color="#1e1e1e" style:font-size-asian="11pt" style:font-size-complex="11pt"/>
    </style:style>
    <style:style style:name="P432" style:family="paragraph" style:parent-style-name="Standard">
      <style:paragraph-properties fo:margin-top="0cm" fo:margin-bottom="0.146cm" loext:contextual-spacing="false" fo:line-height="115%" fo:text-align="justify" style:justify-single-word="false"/>
      <style:text-properties fo:font-variant="normal" fo:text-transform="none" fo:color="#ffffff" style:font-name="Monaco, Menlo," fo:font-size="11pt" fo:letter-spacing="normal" fo:font-style="normal" fo:font-weight="normal" officeooo:rsid="011c063a" officeooo:paragraph-rsid="011cd36b" fo:background-color="#1e1e1e" style:font-size-asian="11pt" style:font-size-complex="11pt"/>
    </style:style>
    <style:style style:name="P433" style:family="paragraph" style:parent-style-name="Standard">
      <style:paragraph-properties fo:margin-top="0cm" fo:margin-bottom="0.146cm" loext:contextual-spacing="false" fo:line-height="115%" fo:text-align="justify" style:justify-single-word="false"/>
      <style:text-properties fo:font-variant="normal" fo:text-transform="none" fo:color="#000000" style:font-name="Ubuntu" fo:font-size="15pt" fo:letter-spacing="normal" fo:font-style="normal" fo:font-weight="bold" officeooo:rsid="011c063a" officeooo:paragraph-rsid="011cd36b" fo:background-color="#ffff00" style:font-size-asian="15pt" style:font-weight-asian="bold" style:font-size-complex="15pt" style:font-weight-complex="bold"/>
    </style:style>
    <style:style style:name="P434" style:family="paragraph" style:parent-style-name="Standard">
      <style:paragraph-properties fo:margin-top="0cm" fo:margin-bottom="0.146cm" loext:contextual-spacing="false" fo:line-height="115%" fo:text-align="justify" style:justify-single-word="false"/>
      <style:text-properties fo:font-variant="normal" fo:text-transform="none" fo:color="#484848" style:font-name="Ubuntu" fo:font-size="15pt" fo:letter-spacing="normal" fo:font-style="normal" fo:font-weight="bold" officeooo:rsid="011c063a" officeooo:paragraph-rsid="011cd36b" fo:background-color="#ffff00" style:font-size-asian="15pt" style:font-weight-asian="bold" style:font-size-complex="15pt" style:font-weight-complex="bold"/>
    </style:style>
    <style:style style:name="P435" style:family="paragraph" style:parent-style-name="Standard">
      <style:paragraph-properties fo:margin-top="0cm" fo:margin-bottom="0.146cm" loext:contextual-spacing="false" fo:line-height="115%" fo:text-align="justify" style:justify-single-word="false"/>
      <style:text-properties fo:color="#ffffff" style:font-name="Ubuntu" fo:font-size="11pt" fo:font-weight="normal" officeooo:paragraph-rsid="011cd36b" fo:background-color="#1e1e1e" style:font-size-asian="11pt" style:font-size-complex="11pt"/>
    </style:style>
    <style:style style:name="P436" style:family="paragraph" style:parent-style-name="Standard">
      <style:paragraph-properties fo:margin-top="0cm" fo:margin-bottom="0.146cm" loext:contextual-spacing="false" fo:line-height="115%" fo:text-align="justify" style:justify-single-word="false"/>
      <style:text-properties fo:color="#e85d7f" style:font-name="Ubuntu" fo:font-size="11pt" fo:font-weight="normal" officeooo:paragraph-rsid="011cd36b" fo:background-color="#1e1e1e" style:font-size-asian="11pt" style:font-size-complex="11pt"/>
    </style:style>
    <style:style style:name="P437" style:family="paragraph" style:parent-style-name="Text_20_body">
      <style:paragraph-properties fo:margin-top="0cm" fo:margin-bottom="0.146cm" loext:contextual-spacing="false" fo:line-height="115%" fo:text-align="justify" style:justify-single-word="false"/>
      <style:text-properties fo:font-variant="normal" fo:text-transform="none" fo:color="#252525" style:font-name="Ubuntu" fo:font-size="11pt" fo:letter-spacing="normal" fo:font-style="normal" fo:font-weight="normal" officeooo:rsid="011c063a" officeooo:paragraph-rsid="011cd36b" style:font-size-asian="11pt" style:font-size-complex="11pt"/>
    </style:style>
    <style:style style:name="P438" style:family="paragraph" style:parent-style-name="Text_20_body">
      <style:paragraph-properties fo:margin-top="0cm" fo:margin-bottom="0.146cm" loext:contextual-spacing="false" fo:line-height="115%" fo:text-align="justify" style:justify-single-word="false"/>
      <style:text-properties fo:font-variant="normal" fo:text-transform="none" fo:color="#252525" style:font-name="Ubuntu" fo:font-size="11pt" fo:letter-spacing="normal" fo:font-style="normal" fo:font-weight="normal" officeooo:rsid="011c063a" officeooo:paragraph-rsid="011c063a" style:font-size-asian="11pt" style:font-size-complex="11pt"/>
    </style:style>
    <style:style style:name="P439" style:family="paragraph" style:parent-style-name="Text_20_body">
      <style:paragraph-properties fo:margin-top="0cm" fo:margin-bottom="0.146cm" loext:contextual-spacing="false" fo:line-height="115%" fo:text-align="justify" style:justify-single-word="false"/>
      <style:text-properties fo:font-variant="normal" fo:text-transform="none" fo:color="#252525" style:font-name="Ubuntu" fo:font-size="15pt" fo:letter-spacing="normal" fo:font-style="normal" fo:font-weight="bold" officeooo:rsid="011c063a" officeooo:paragraph-rsid="011cd36b" fo:background-color="#ffff00" style:font-size-asian="15pt" style:font-weight-asian="bold" style:font-size-complex="15pt" style:font-weight-complex="bold"/>
    </style:style>
    <style:style style:name="P440" style:family="paragraph" style:parent-style-name="Text_20_body">
      <style:paragraph-properties fo:margin-top="0cm" fo:margin-bottom="0.146cm" loext:contextual-spacing="false" fo:line-height="115%" fo:text-align="justify" style:justify-single-word="false"/>
      <style:text-properties fo:font-variant="normal" fo:text-transform="none" fo:color="#000000" style:font-name="Ubuntu" fo:font-size="11pt" fo:letter-spacing="normal" fo:font-style="normal" fo:font-weight="normal" officeooo:rsid="011c063a" officeooo:paragraph-rsid="011cd36b" style:font-size-asian="11pt" style:font-size-complex="11pt"/>
    </style:style>
    <style:style style:name="P441" style:family="paragraph" style:parent-style-name="Preformatted_20_Text">
      <style:paragraph-properties fo:margin-top="0cm" fo:margin-bottom="0.146cm" loext:contextual-spacing="false" fo:line-height="115%" fo:text-align="justify" style:justify-single-word="false"/>
      <style:text-properties fo:font-variant="normal" fo:text-transform="none" fo:color="#000000" style:font-name="monospace" fo:font-size="11pt" fo:letter-spacing="normal" fo:font-style="normal" fo:font-weight="normal" officeooo:rsid="011c063a" officeooo:paragraph-rsid="011cd36b" fo:background-color="#ffff00" style:font-size-asian="11pt" style:font-size-complex="11pt"/>
    </style:style>
    <style:style style:name="P442" style:family="paragraph" style:parent-style-name="Preformatted_20_Text">
      <style:paragraph-properties fo:line-height="115%"/>
      <style:text-properties fo:color="#ffffff" style:font-name="Ubuntu" fo:font-size="11pt" fo:font-weight="normal" fo:background-color="#1e1e1e" style:font-size-asian="11pt" style:font-size-complex="11pt"/>
    </style:style>
    <style:style style:name="P443" style:family="paragraph" style:parent-style-name="Standard">
      <style:paragraph-properties fo:margin-top="0cm" fo:margin-bottom="0.499cm" loext:contextual-spacing="false" fo:line-height="115%"/>
      <style:text-properties fo:color="#ffffff" style:font-name="Monaco, Menlo," fo:font-size="11pt" fo:font-weight="normal" fo:background-color="#1e1e1e" style:font-size-asian="11pt" style:font-size-complex="11pt"/>
    </style:style>
    <style:style style:name="P444" style:family="paragraph" style:parent-style-name="Standard">
      <style:paragraph-properties fo:margin-top="0cm" fo:margin-bottom="0.499cm" loext:contextual-spacing="false" fo:line-height="115%" fo:text-align="start" style:justify-single-word="false" fo:orphans="2" fo:widows="2"/>
      <style:text-properties fo:font-variant="normal" fo:text-transform="none" fo:color="#000000" style:font-name="Ubuntu" fo:font-size="15pt" fo:letter-spacing="normal" fo:font-style="normal" fo:font-weight="bold" fo:background-color="#ffff00" style:font-size-asian="15pt" style:font-weight-asian="bold" style:font-size-complex="15pt" style:font-weight-complex="bold"/>
    </style:style>
    <style:style style:name="P445" style:family="paragraph" style:parent-style-name="Standard">
      <style:paragraph-properties fo:margin-top="0cm" fo:margin-bottom="0.097cm" loext:contextual-spacing="false" fo:line-height="115%" fo:text-align="start" style:justify-single-word="false" fo:orphans="2" fo:widows="2"/>
      <style:text-properties fo:font-variant="normal" fo:text-transform="none" fo:color="#000000" style:font-name="Ubuntu" fo:font-size="15pt" fo:letter-spacing="normal" fo:font-style="normal" fo:font-weight="bold" fo:background-color="#ffff00" style:font-size-asian="15pt" style:font-weight-asian="bold" style:font-size-complex="15pt" style:font-weight-complex="bold"/>
    </style:style>
    <style:style style:name="P446" style:family="paragraph" style:parent-style-name="Standard">
      <style:paragraph-properties fo:margin-top="0cm" fo:margin-bottom="0.046cm" loext:contextual-spacing="false" fo:line-height="115%" fo:text-align="justify" style:justify-single-word="false"/>
      <style:text-properties fo:font-variant="normal" fo:text-transform="none" fo:color="#000000" style:font-name="Ubuntu" fo:font-size="15pt" fo:letter-spacing="normal" fo:font-style="normal" fo:font-weight="bold" officeooo:rsid="011c063a" officeooo:paragraph-rsid="011cd36b" fo:background-color="#ffff00" style:font-size-asian="15pt" style:font-weight-asian="bold" style:font-size-complex="15pt" style:font-weight-complex="bold"/>
    </style:style>
    <style:style style:name="P447" style:family="paragraph" style:parent-style-name="Text_20_body">
      <style:paragraph-properties fo:margin-top="0cm" fo:margin-bottom="0.046cm" loext:contextual-spacing="false" fo:line-height="115%" fo:text-align="start" style:justify-single-word="false" fo:orphans="2" fo:widows="2"/>
      <style:text-properties fo:font-variant="normal" fo:text-transform="none" fo:color="#484848" style:font-name="Ubuntu" fo:font-size="11pt" fo:letter-spacing="normal" fo:font-style="normal" fo:font-weight="normal" style:font-size-asian="11pt" style:font-size-complex="11pt"/>
    </style:style>
    <style:style style:name="P448" style:family="paragraph" style:parent-style-name="Standard">
      <style:paragraph-properties fo:margin-top="0cm" fo:margin-bottom="0cm" loext:contextual-spacing="false" fo:line-height="115%"/>
      <style:text-properties fo:font-variant="normal" fo:text-transform="none" fo:color="#000000" style:font-name="Apercu" fo:font-size="15pt" fo:letter-spacing="normal" fo:font-style="normal" fo:font-weight="bold" officeooo:paragraph-rsid="000d9517" fo:background-color="#ffff00" style:font-size-asian="15pt" style:font-weight-asian="bold" style:font-size-complex="15pt" style:font-weight-complex="bold"/>
    </style:style>
    <style:style style:name="P449" style:family="paragraph" style:parent-style-name="Standard">
      <style:paragraph-properties fo:margin-top="0cm" fo:margin-bottom="0cm" loext:contextual-spacing="false" fo:line-height="115%"/>
      <style:text-properties fo:font-variant="normal" fo:text-transform="none" fo:color="#484848" style:font-name="Apercu" fo:font-size="11pt" fo:letter-spacing="normal" fo:font-style="normal" fo:font-weight="normal" officeooo:paragraph-rsid="000d9517" fo:background-color="transparent" style:font-size-asian="11pt" style:font-size-complex="11pt"/>
    </style:style>
    <style:style style:name="P450" style:family="paragraph" style:parent-style-name="Standard">
      <style:paragraph-properties fo:margin-top="0cm" fo:margin-bottom="0cm" loext:contextual-spacing="false" fo:line-height="115%"/>
      <style:text-properties officeooo:paragraph-rsid="000d9517"/>
    </style:style>
    <style:style style:name="P451" style:family="paragraph" style:parent-style-name="Text_20_body" style:list-style-name="L1">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52" style:family="paragraph" style:parent-style-name="Text_20_body" style:list-style-name="L2">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53" style:family="paragraph" style:parent-style-name="Text_20_body" style:list-style-name="L3">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54" style:family="paragraph" style:parent-style-name="Text_20_body" style:list-style-name="L4">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55" style:family="paragraph" style:parent-style-name="Text_20_body" style:list-style-name="L9">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56" style:family="paragraph" style:parent-style-name="Text_20_body" style:list-style-name="L11">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57" style:family="paragraph" style:parent-style-name="Text_20_body" style:list-style-name="L21">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58" style:family="paragraph" style:parent-style-name="Text_20_body" style:list-style-name="L22">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59" style:family="paragraph" style:parent-style-name="Text_20_body" style:list-style-name="L25">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60" style:family="paragraph" style:parent-style-name="Text_20_body" style:list-style-name="L26">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61" style:family="paragraph" style:parent-style-name="Text_20_body" style:list-style-name="L27">
      <style:paragraph-properties fo:margin-left="0cm" fo:margin-right="0cm" fo:margin-top="0cm" fo:margin-bottom="0cm" loext:contextual-spacing="false" fo:line-height="115%" fo:text-align="start" style:justify-single-word="false" fo:orphans="2" fo:widows="2" fo:text-indent="0cm" style:auto-text-indent="false" fo:padding="0cm" fo:border="none"/>
    </style:style>
    <style:style style:name="P462" style:family="paragraph" style:parent-style-name="Text_20_body" style:list-style-name="L5">
      <style:paragraph-properties fo:margin-left="0cm" fo:margin-right="0cm" fo:margin-top="0cm" fo:margin-bottom="0cm" loext:contextual-spacing="false" fo:line-height="115%" fo:text-align="justify" style:justify-single-word="false" fo:orphans="2" fo:widows="2" fo:text-indent="0cm" style:auto-text-indent="false" fo:padding="0cm" fo:border="none"/>
    </style:style>
    <style:style style:name="P463" style:family="paragraph" style:parent-style-name="Text_20_body" style:list-style-name="L7">
      <style:paragraph-properties fo:margin-left="0cm" fo:margin-right="0cm" fo:margin-top="0cm" fo:margin-bottom="0cm" loext:contextual-spacing="false" fo:line-height="115%" fo:text-align="justify" style:justify-single-word="false" fo:orphans="2" fo:widows="2" fo:text-indent="0cm" style:auto-text-indent="false" fo:padding="0cm" fo:border="none"/>
    </style:style>
    <style:style style:name="P464" style:family="paragraph" style:parent-style-name="Text_20_body" style:list-style-name="L10">
      <style:paragraph-properties fo:margin-left="0cm" fo:margin-right="0cm" fo:margin-top="0cm" fo:margin-bottom="0cm" loext:contextual-spacing="false" fo:line-height="115%" fo:text-align="justify" style:justify-single-word="false" fo:orphans="2" fo:widows="2" fo:text-indent="0cm" style:auto-text-indent="false" fo:padding="0cm" fo:border="none"/>
    </style:style>
    <style:style style:name="P465" style:family="paragraph" style:parent-style-name="Text_20_body" style:list-style-name="L16">
      <style:paragraph-properties fo:margin-left="0cm" fo:margin-right="0cm" fo:margin-top="0cm" fo:margin-bottom="0cm" loext:contextual-spacing="false" fo:line-height="115%" fo:text-align="justify" style:justify-single-word="false" fo:orphans="2" fo:widows="2" fo:text-indent="0cm" style:auto-text-indent="false" fo:padding="0cm" fo:border="none"/>
    </style:style>
    <style:style style:name="P466" style:family="paragraph" style:parent-style-name="Text_20_body" style:list-style-name="L17">
      <style:paragraph-properties fo:margin-left="0cm" fo:margin-right="0cm" fo:margin-top="0cm" fo:margin-bottom="0cm" loext:contextual-spacing="false" fo:line-height="115%" fo:text-align="justify" style:justify-single-word="false" fo:orphans="2" fo:widows="2" fo:text-indent="0cm" style:auto-text-indent="false" fo:padding="0cm" fo:border="none"/>
    </style:style>
    <style:style style:name="P467" style:family="paragraph" style:parent-style-name="Text_20_body" style:list-style-name="L6">
      <style:paragraph-properties fo:margin-left="1.455cm" fo:margin-right="0cm" fo:margin-top="0cm" fo:margin-bottom="0cm" loext:contextual-spacing="false" fo:line-height="115%" fo:text-align="justify" style:justify-single-word="false" fo:orphans="2" fo:widows="2" fo:text-indent="0cm" style:auto-text-indent="false" fo:padding="0cm" fo:border="none"/>
    </style:style>
    <style:style style:name="P468" style:family="paragraph" style:parent-style-name="Text_20_body" style:list-style-name="L18">
      <style:paragraph-properties fo:margin-left="1.455cm" fo:margin-right="0cm" fo:margin-top="0cm" fo:margin-bottom="0cm" loext:contextual-spacing="false" fo:line-height="115%" fo:text-align="justify" style:justify-single-word="false" fo:orphans="2" fo:widows="2" fo:text-indent="0cm" style:auto-text-indent="false" fo:padding="0cm" fo:border="none"/>
    </style:style>
    <style:style style:name="P469" style:family="paragraph" style:parent-style-name="Text_20_body" style:list-style-name="L19">
      <style:paragraph-properties fo:margin-left="1.455cm" fo:margin-right="0cm" fo:margin-top="0cm" fo:margin-bottom="0cm" loext:contextual-spacing="false" fo:line-height="115%" fo:text-align="justify" style:justify-single-word="false" fo:orphans="2" fo:widows="2" fo:text-indent="0cm" style:auto-text-indent="false" fo:padding="0cm" fo:border="none"/>
    </style:style>
    <style:style style:name="P470" style:family="paragraph" style:parent-style-name="Text_20_body" style:list-style-name="L20">
      <style:paragraph-properties fo:margin-left="1.455cm" fo:margin-right="0cm" fo:margin-top="0cm" fo:margin-bottom="0cm" loext:contextual-spacing="false" fo:line-height="115%" fo:text-align="justify" style:justify-single-word="false" fo:orphans="2" fo:widows="2" fo:text-indent="0cm" style:auto-text-indent="false" fo:padding="0cm" fo:border="none"/>
    </style:style>
    <style:style style:name="P471" style:family="paragraph" style:parent-style-name="Text_20_body" style:list-style-name="L20">
      <style:paragraph-properties fo:margin-left="1.455cm" fo:margin-right="0cm" fo:margin-top="0cm" fo:margin-bottom="0cm" loext:contextual-spacing="false" fo:line-height="115%" fo:text-align="justify" style:justify-single-word="false" fo:orphans="2" fo:widows="2" fo:text-indent="0cm" style:auto-text-indent="false" fo:padding="0cm" fo:border="none"/>
      <style:text-properties officeooo:paragraph-rsid="00d1f446"/>
    </style:style>
    <style:style style:name="P472" style:family="paragraph" style:parent-style-name="Text_20_body" style:list-style-name="L14">
      <style:paragraph-properties fo:margin-left="1.455cm" fo:margin-right="0cm" fo:margin-top="0cm" fo:margin-bottom="0cm" loext:contextual-spacing="false" fo:line-height="115%" fo:text-align="start" style:justify-single-word="false" fo:orphans="2" fo:widows="2" fo:text-indent="0cm" style:auto-text-indent="false" fo:padding="0cm" fo:border="none"/>
    </style:style>
    <style:style style:name="P473" style:family="paragraph" style:parent-style-name="Text_20_body" style:list-style-name="L23">
      <style:paragraph-properties fo:margin-left="1.455cm" fo:margin-right="0cm" fo:margin-top="0cm" fo:margin-bottom="0cm" loext:contextual-spacing="false" fo:line-height="115%" fo:text-align="start" style:justify-single-word="false" fo:orphans="2" fo:widows="2" fo:text-indent="0cm" style:auto-text-indent="false" fo:padding="0cm" fo:border="none"/>
    </style:style>
    <style:style style:name="P474" style:family="paragraph" style:parent-style-name="Text_20_body" style:list-style-name="L24">
      <style:paragraph-properties fo:margin-left="1.455cm" fo:margin-right="0cm" fo:margin-top="0cm" fo:margin-bottom="0cm" loext:contextual-spacing="false" fo:line-height="115%" fo:text-align="start" style:justify-single-word="false" fo:orphans="2" fo:widows="2" fo:text-indent="0cm" style:auto-text-indent="false" fo:padding="0cm" fo:border="none"/>
    </style:style>
    <style:style style:name="P475" style:family="paragraph" style:parent-style-name="Text_20_body" style:list-style-name="L8">
      <style:paragraph-properties fo:margin-top="0cm" fo:margin-bottom="0cm" loext:contextual-spacing="false" fo:line-height="100%" fo:text-align="start" style:justify-single-word="false" fo:orphans="2" fo:widows="2" fo:padding="0cm" fo:border="none"/>
      <style:text-properties fo:font-variant="normal" fo:text-transform="none" fo:color="#484848" style:font-name="Apercu" fo:font-size="11pt" fo:letter-spacing="normal" fo:font-style="normal" fo:font-weight="normal" style:font-size-asian="11pt" style:font-size-complex="11pt"/>
    </style:style>
    <style:style style:name="P476" style:family="paragraph" style:parent-style-name="Text_20_body" style:list-style-name="L13">
      <style:paragraph-properties fo:margin-top="0cm" fo:margin-bottom="0cm" loext:contextual-spacing="false" fo:line-height="115%" fo:text-align="start" style:justify-single-word="false" fo:orphans="2" fo:widows="2" fo:padding="0cm" fo:border="none"/>
      <style:text-properties fo:font-variant="normal" fo:text-transform="none" fo:color="#484848" style:font-name="Apercu" fo:font-size="11pt" fo:letter-spacing="normal" fo:font-style="normal" fo:font-weight="normal" style:font-size-asian="11pt" style:font-size-complex="11pt"/>
    </style:style>
    <style:style style:name="P477" style:family="paragraph" style:parent-style-name="Text_20_body" style:list-style-name="L15">
      <style:paragraph-properties fo:margin-top="0cm" fo:margin-bottom="0cm" loext:contextual-spacing="false" fo:line-height="115%" fo:text-align="justify" style:justify-single-word="false" fo:orphans="2" fo:widows="2" fo:padding="0cm" fo:border="none"/>
      <style:text-properties fo:font-variant="normal" fo:text-transform="none" fo:color="#484848" style:font-name="Apercu" fo:font-size="11pt" fo:letter-spacing="normal" fo:font-style="normal" fo:font-weight="normal" style:font-size-asian="11pt" style:font-size-complex="11pt"/>
    </style:style>
    <style:style style:name="P478" style:family="paragraph" style:parent-style-name="Text_20_body" style:list-style-name="L27">
      <style:paragraph-properties fo:margin-top="0cm" fo:margin-bottom="0cm" loext:contextual-spacing="false" fo:line-height="115%" fo:text-align="start" style:justify-single-word="false" fo:orphans="2" fo:widows="2" fo:padding="0cm" fo:border="none"/>
      <style:text-properties fo:font-variant="normal" fo:text-transform="none" fo:color="#484848" style:font-name="Ubuntu" fo:font-size="11pt" fo:letter-spacing="normal" fo:font-style="normal" fo:font-weight="normal" style:font-size-asian="11pt" style:font-size-complex="11pt"/>
    </style:style>
    <style:style style:name="P479" style:family="paragraph" style:parent-style-name="Text_20_body" style:list-style-name="L22">
      <style:paragraph-properties fo:margin-top="0cm" fo:margin-bottom="0cm" loext:contextual-spacing="false" fo:line-height="115%" fo:text-align="start" style:justify-single-word="false" fo:orphans="2" fo:widows="2" fo:padding="0cm" fo:border="none"/>
      <style:text-properties fo:font-variant="normal" fo:text-transform="none" fo:color="#000000" style:font-name="Ubuntu" fo:font-size="11pt" fo:letter-spacing="normal" fo:font-style="normal" fo:font-weight="normal" style:font-size-asian="11pt" style:font-size-complex="11pt"/>
    </style:style>
    <style:style style:name="P480" style:family="paragraph" style:parent-style-name="Text_20_body" style:list-style-name="L8">
      <style:paragraph-properties fo:margin-top="0cm" fo:margin-bottom="0cm" loext:contextual-spacing="false" fo:line-height="100%" fo:text-align="start" style:justify-single-word="false" fo:orphans="2" fo:widows="2" fo:padding="0cm" fo:border="none"/>
    </style:style>
    <style:style style:name="P481" style:family="paragraph" style:parent-style-name="Text_20_body" style:list-style-name="L12">
      <style:paragraph-properties fo:margin-top="0cm" fo:margin-bottom="0cm" loext:contextual-spacing="false" fo:line-height="115%" fo:text-align="justify" style:justify-single-word="false" fo:orphans="2" fo:widows="2" fo:padding="0cm" fo:border="none"/>
    </style:style>
    <style:style style:name="T1" style:family="text">
      <style:text-properties style:font-name="Monaco" officeooo:rsid="0002e600" fo:background-color="#ffff00" loext:char-shading-value="0" loext:padding="0cm" loext:border="none"/>
    </style:style>
    <style:style style:name="T2" style:family="text">
      <style:text-properties fo:color="#484848"/>
    </style:style>
    <style:style style:name="T3" style:family="text">
      <style:text-properties fo:color="#484848" style:font-name="Apercu" fo:font-size="10pt" fo:font-style="normal" fo:font-weight="bold" style:font-size-asian="10pt" style:font-weight-asian="bold" style:font-size-complex="10pt" style:font-weight-complex="bold"/>
    </style:style>
    <style:style style:name="T4" style:family="text">
      <style:text-properties fo:color="#484848" style:font-name="Apercu" fo:font-size="10pt" fo:font-style="normal" fo:font-weight="bold" fo:background-color="#ffff00" loext:char-shading-value="0" style:font-size-asian="10pt" style:font-weight-asian="bold" style:font-size-complex="10pt" style:font-weight-complex="bold"/>
    </style:style>
    <style:style style:name="T5" style:family="text">
      <style:text-properties fo:color="#484848" style:font-name="Apercu" fo:font-size="10pt" fo:font-style="normal" fo:font-weight="normal" style:font-size-asian="10pt" style:font-size-complex="10pt"/>
    </style:style>
    <style:style style:name="T6" style:family="text">
      <style:text-properties fo:color="#484848" style:font-name="Apercu" fo:font-size="10pt" fo:font-weight="bold" style:font-size-asian="10pt" style:font-weight-asian="bold" style:font-size-complex="10pt" style:font-weight-complex="bold"/>
    </style:style>
    <style:style style:name="T7" style:family="text">
      <style:text-properties fo:color="#484848" style:font-name="Apercu" fo:font-size="10pt" fo:font-weight="bold" fo:background-color="#ffff00" loext:char-shading-value="0" style:font-size-asian="10pt" style:font-weight-asian="bold" style:font-size-complex="10pt" style:font-weight-complex="bold"/>
    </style:style>
    <style:style style:name="T8" style:family="text">
      <style:text-properties fo:color="#484848" style:font-name="Apercu" fo:font-size="10pt" officeooo:rsid="0002e600" style:font-size-asian="10pt" style:font-weight-asian="normal" style:font-size-complex="10pt" style:font-weight-complex="normal"/>
    </style:style>
    <style:style style:name="T9" style:family="text">
      <style:text-properties fo:color="#484848" style:font-name="Apercu" fo:font-size="10pt" officeooo:rsid="0002e600" fo:background-color="#ffff00" loext:char-shading-value="0" style:font-size-asian="10pt" style:font-weight-asian="normal" style:font-size-complex="10pt" style:font-weight-complex="normal"/>
    </style:style>
    <style:style style:name="T10" style:family="text">
      <style:text-properties fo:color="#484848" style:font-name="Apercu" fo:font-size="12pt" fo:font-weight="bold" officeooo:rsid="0002e600" style:font-size-asian="12pt" style:font-weight-asian="bold" style:font-size-complex="12pt" style:font-weight-complex="bold"/>
    </style:style>
    <style:style style:name="T11" style:family="text">
      <style:text-properties fo:color="#484848" style:font-name="Apercu" fo:font-size="12pt" fo:font-weight="bold" officeooo:rsid="0002e600" fo:background-color="#ffff00" loext:char-shading-value="0" style:font-size-asian="12pt" style:font-weight-asian="bold" style:font-size-complex="12pt" style:font-weight-complex="bold"/>
    </style:style>
    <style:style style:name="T12" style:family="text">
      <style:text-properties fo:color="#484848" style:font-name="Apercu" fo:font-size="10.5pt" fo:font-weight="normal" style:font-size-asian="10.5pt" style:font-size-complex="10.5pt"/>
    </style:style>
    <style:style style:name="T13" style:family="text">
      <style:text-properties fo:color="#484848" style:font-name="Apercu" fo:font-size="10.5pt" fo:font-weight="normal" officeooo:rsid="0002e600" style:font-size-asian="10.5pt" style:font-size-complex="10.5pt"/>
    </style:style>
    <style:style style:name="T14" style:family="text">
      <style:text-properties fo:color="#484848" style:font-name="Apercu" fo:font-size="10.5pt" officeooo:rsid="0002e600" style:font-size-asian="10.5pt" style:font-size-complex="10.5pt"/>
    </style:style>
    <style:style style:name="T15" style:family="text">
      <style:text-properties fo:color="#484848" fo:font-size="12.75pt" fo:font-style="normal" style:font-size-asian="10.5pt" style:font-style-asian="normal" style:font-size-complex="10.5pt" style:font-style-complex="normal"/>
    </style:style>
    <style:style style:name="T16" style:family="text">
      <style:text-properties fo:color="#484848" fo:font-size="12.75pt" fo:font-style="normal" officeooo:rsid="000bc588" style:font-size-asian="10.5pt" style:font-style-asian="normal" style:font-size-complex="10.5pt" style:font-style-complex="normal"/>
    </style:style>
    <style:style style:name="T17" style:family="text">
      <style:text-properties fo:color="#484848" fo:font-size="12.75pt" fo:font-style="normal" officeooo:rsid="000bc588" fo:background-color="#ffff00" loext:char-shading-value="0" style:font-size-asian="10.5pt" style:font-style-asian="normal" style:font-size-complex="10.5pt" style:font-style-complex="normal"/>
    </style:style>
    <style:style style:name="T18" style:family="text">
      <style:text-properties fo:color="#484848" fo:font-size="10pt"/>
    </style:style>
    <style:style style:name="T19" style:family="text">
      <style:text-properties fo:color="#484848" fo:font-size="10.5pt" style:font-size-asian="10.5pt" style:font-size-complex="10.5pt"/>
    </style:style>
    <style:style style:name="T20" style:family="text">
      <style:text-properties fo:color="#484848" fo:font-size="10.5pt" fo:font-weight="normal" style:font-size-asian="10.5pt" style:font-size-complex="10.5pt"/>
    </style:style>
    <style:style style:name="T21" style:family="text">
      <style:text-properties fo:color="#484848" fo:font-size="10.5pt" fo:font-weight="normal" fo:background-color="#ffff00" loext:char-shading-value="0" style:font-size-asian="10.5pt" style:font-size-complex="10.5pt"/>
    </style:style>
    <style:style style:name="T22" style:family="text">
      <style:text-properties fo:color="#484848" fo:font-size="11pt" style:font-size-asian="11pt" style:font-size-complex="11pt"/>
    </style:style>
    <style:style style:name="T23" style:family="text">
      <style:text-properties fo:color="#484848" fo:font-size="11pt" fo:font-weight="bold" fo:background-color="#ffff00" loext:char-shading-value="0" style:font-size-asian="11pt" style:font-weight-asian="bold" style:font-size-complex="11pt" style:font-weight-complex="bold"/>
    </style:style>
    <style:style style:name="T24" style:family="text">
      <style:text-properties fo:color="#484848" fo:font-size="11pt" fo:font-weight="bold" officeooo:rsid="00135530" fo:background-color="#ffff00" loext:char-shading-value="0" style:font-size-asian="11pt" style:font-weight-asian="bold" style:font-size-complex="11pt" style:font-weight-complex="bold"/>
    </style:style>
    <style:style style:name="T25" style:family="text">
      <style:text-properties fo:color="#484848" fo:font-size="11pt" fo:font-weight="bold" officeooo:rsid="00697516" fo:background-color="#ffff00" loext:char-shading-value="0" style:font-size-asian="11pt" style:font-weight-asian="bold" style:font-size-complex="11pt" style:font-weight-complex="bold"/>
    </style:style>
    <style:style style:name="T26" style:family="text">
      <style:text-properties fo:color="#484848" officeooo:rsid="000d9517"/>
    </style:style>
    <style:style style:name="T27" style:family="text">
      <style:text-properties fo:color="#484848" fo:font-weight="bold" style:font-weight-asian="bold" style:font-weight-complex="bold"/>
    </style:style>
    <style:style style:name="T28" style:family="text">
      <style:text-properties fo:color="#484848" style:font-name="Ubuntu" fo:font-size="11pt" style:font-size-asian="11pt" style:font-size-complex="11pt" loext:padding="0cm" loext:border="none"/>
    </style:style>
    <style:style style:name="T29" style:family="text">
      <style:text-properties fo:color="#484848" style:font-name="Ubuntu" fo:font-size="11pt" fo:background-color="#ffff00" loext:char-shading-value="0" style:font-size-asian="11pt" style:font-size-complex="11pt" loext:padding="0cm" loext:border="none"/>
    </style:style>
    <style:style style:name="T30" style:family="text">
      <style:text-properties fo:color="#484848" officeooo:rsid="0144341f"/>
    </style:style>
    <style:style style:name="T31" style:family="text">
      <style:text-properties fo:color="#484848" style:font-name="JetBrains Mono" fo:font-size="10.5pt" fo:font-weight="normal" officeooo:rsid="000d9517"/>
    </style:style>
    <style:style style:name="T32" style:family="text">
      <style:text-properties fo:color="#484848" style:font-name="JetBrains Mono" fo:font-size="10.5pt" officeooo:rsid="000d9517" style:font-weight-asian="bold" style:font-weight-complex="bold"/>
    </style:style>
    <style:style style:name="T33" style:family="text">
      <style:text-properties fo:color="#484848" style:font-name="JetBrains Mono" fo:font-size="10.5pt" officeooo:rsid="000d9517" fo:background-color="#ffff00" loext:char-shading-value="0" style:font-size-asian="15pt" style:font-weight-asian="bold" style:font-size-complex="15pt" style:font-weight-complex="bold"/>
    </style:style>
    <style:style style:name="T34" style:family="text">
      <style:text-properties fo:color="#484848" fo:background-color="#ffff00" loext:char-shading-value="0" style:font-size-asian="15pt" style:font-weight-asian="bold" style:font-size-complex="15pt" style:font-weight-complex="bold"/>
    </style:style>
    <style:style style:name="T35" style:family="text">
      <style:text-properties fo:color="#484848" officeooo:rsid="000d9517" fo:background-color="#ffff00" loext:char-shading-value="0" style:font-size-asian="15pt" style:font-weight-asian="bold" style:font-size-complex="15pt" style:font-weight-complex="bold"/>
    </style:style>
    <style:style style:name="T36" style:family="text">
      <style:text-properties fo:color="#15141f" style:font-name="Monaco" fo:background-color="#eae9ed" loext:char-shading-value="0" loext:padding="0cm" loext:border="none"/>
    </style:style>
    <style:style style:name="T37" style:family="text">
      <style:text-properties fo:color="#15141f" style:font-name="Monaco" fo:font-size="10pt" fo:font-weight="bold" fo:background-color="#eae9ed" loext:char-shading-value="0" style:font-weight-asian="bold" style:font-weight-complex="bold" loext:padding="0cm" loext:border="none"/>
    </style:style>
    <style:style style:name="T38" style:family="text">
      <style:text-properties fo:color="#15141f" style:font-name="Monaco" fo:font-size="10.5pt" fo:font-weight="normal" fo:background-color="#eae9ed" loext:char-shading-value="0" style:font-size-asian="10.5pt" style:font-size-complex="10.5pt" loext:padding="0cm" loext:border="none"/>
    </style:style>
    <style:style style:name="T39" style:family="text">
      <style:text-properties fo:color="#15141f" style:font-name="Monaco" fo:font-size="10.5pt" fo:font-weight="normal" fo:background-color="#ffff00" loext:char-shading-value="0" style:font-size-asian="10.5pt" style:font-size-complex="10.5pt" loext:padding="0cm" loext:border="none"/>
    </style:style>
    <style:style style:name="T40" style:family="text">
      <style:text-properties fo:color="#15141f" style:font-name="Monaco" fo:font-size="10.5pt" fo:background-color="transparent" loext:char-shading-value="0" style:font-weight-asian="normal" style:font-weight-complex="normal"/>
    </style:style>
    <style:style style:name="T41" style:family="text">
      <style:text-properties fo:color="#15141f" style:font-name="Monaco" loext:padding="0cm" loext:border="none"/>
    </style:style>
    <style:style style:name="T42" style:family="text">
      <style:text-properties fo:color="#15141f" style:font-name="Monaco" fo:font-size="16pt" officeooo:rsid="001c37d3" fo:background-color="#ffff00" loext:char-shading-value="0" style:font-size-asian="16pt" style:font-weight-asian="bold" style:font-size-complex="16pt" style:font-weight-complex="bold" loext:padding="0cm" loext:border="none"/>
    </style:style>
    <style:style style:name="T43" style:family="text">
      <style:text-properties fo:color="#15141f" style:font-name="Ubuntu" fo:font-size="11pt" fo:background-color="#eae9ed" loext:char-shading-value="0" style:font-size-asian="11pt" style:font-size-complex="11pt" loext:padding="0cm" loext:border="none"/>
    </style:style>
    <style:style style:name="T44" style:family="text">
      <style:text-properties fo:color="#15141f" style:font-name="Ubuntu" fo:background-color="#eae9ed" loext:char-shading-value="0" loext:padding="0cm" loext:border="none"/>
    </style:style>
    <style:style style:name="T45" style:family="text">
      <style:text-properties fo:color="#15141f" style:font-size-asian="11pt" style:font-size-complex="11pt"/>
    </style:style>
    <style:style style:name="T46" style:family="text">
      <style:text-properties fo:font-variant="normal" fo:text-transform="none" fo:color="#484848" style:font-name="Apercu" fo:font-size="12.75pt" fo:letter-spacing="normal" fo:font-style="normal" fo:font-weight="normal"/>
    </style:style>
    <style:style style:name="T47" style:family="text">
      <style:text-properties fo:font-variant="normal" fo:text-transform="none" fo:color="#484848" style:font-name="Apercu" fo:font-size="12.75pt" fo:letter-spacing="normal" fo:font-weight="normal"/>
    </style:style>
    <style:style style:name="T48" style:family="text">
      <style:text-properties fo:font-variant="normal" fo:text-transform="none" fo:color="#484848" style:font-name="Apercu" fo:letter-spacing="normal" fo:font-style="normal" fo:font-weight="normal"/>
    </style:style>
    <style:style style:name="T49" style:family="text">
      <style:text-properties fo:font-variant="normal" fo:text-transform="none" fo:color="#484848" style:font-name="Apercu" fo:letter-spacing="normal" fo:font-style="normal" fo:font-weight="normal" officeooo:rsid="000dbc98"/>
    </style:style>
    <style:style style:name="T50" style:family="text">
      <style:text-properties fo:font-variant="normal" fo:text-transform="none" fo:color="#484848" style:font-name="Apercu" fo:letter-spacing="normal" fo:font-style="normal" fo:font-weight="normal" fo:background-color="#ffff00" loext:char-shading-value="0"/>
    </style:style>
    <style:style style:name="T51" style:family="text">
      <style:text-properties fo:font-variant="normal" fo:text-transform="none" fo:color="#484848" style:font-name="Apercu" fo:letter-spacing="normal" fo:font-style="normal" fo:font-weight="bold"/>
    </style:style>
    <style:style style:name="T52" style:family="text">
      <style:text-properties fo:font-variant="normal" fo:text-transform="none" fo:color="#484848" style:font-name="Apercu" fo:letter-spacing="normal" fo:font-style="normal" fo:font-weight="bold" fo:background-color="#ffff00" loext:char-shading-value="0" style:font-weight-asian="bold" style:font-weight-complex="bold"/>
    </style:style>
    <style:style style:name="T53" style:family="text">
      <style:text-properties fo:font-variant="normal" fo:text-transform="none" fo:color="#484848" style:font-name="Apercu" fo:letter-spacing="normal" fo:font-weight="normal"/>
    </style:style>
    <style:style style:name="T54" style:family="text">
      <style:text-properties fo:font-variant="normal" fo:text-transform="none" fo:color="#484848" style:font-name="Apercu" fo:font-size="10pt" fo:letter-spacing="normal" fo:font-style="normal" fo:font-weight="normal" style:font-size-asian="10pt" style:font-size-complex="10pt"/>
    </style:style>
    <style:style style:name="T55" style:family="text">
      <style:text-properties fo:font-variant="normal" fo:text-transform="none" fo:color="#484848" style:font-name="Apercu" fo:font-size="10pt" fo:letter-spacing="normal" fo:font-style="normal" fo:font-weight="normal" fo:background-color="#ffff00" loext:char-shading-value="0" style:font-size-asian="10pt" style:font-size-complex="10pt"/>
    </style:style>
    <style:style style:name="T56" style:family="text">
      <style:text-properties fo:font-variant="normal" fo:text-transform="none" fo:color="#484848" style:font-name="Apercu" fo:font-size="10pt" fo:letter-spacing="normal" fo:font-style="normal" fo:font-weight="bold" style:font-size-asian="10pt" style:font-size-complex="10pt"/>
    </style:style>
    <style:style style:name="T57" style:family="text">
      <style:text-properties fo:font-variant="normal" fo:text-transform="none" fo:color="#484848" style:font-name="Apercu" fo:font-size="10pt" fo:letter-spacing="normal" fo:font-style="normal" fo:font-weight="bold" fo:background-color="#ffff00" loext:char-shading-value="0" style:font-size-asian="10pt" style:font-weight-asian="bold" style:font-size-complex="10pt" style:font-weight-complex="bold"/>
    </style:style>
    <style:style style:name="T58" style:family="text">
      <style:text-properties fo:font-variant="normal" fo:text-transform="none" fo:color="#484848" style:font-name="Apercu" fo:font-size="10.5pt" fo:letter-spacing="normal" fo:font-weight="normal" officeooo:rsid="0002e600" style:font-size-asian="10.5pt" style:font-weight-asian="bold" style:font-size-complex="10.5pt" style:font-weight-complex="bold"/>
    </style:style>
    <style:style style:name="T59" style:family="text">
      <style:text-properties fo:font-variant="normal" fo:text-transform="none" fo:color="#484848" style:font-name="Apercu" fo:font-size="10.5pt" fo:letter-spacing="normal" fo:font-style="normal" fo:font-weight="normal" officeooo:rsid="0002e600" style:font-size-asian="10.5pt" style:font-weight-asian="bold" style:font-size-complex="10.5pt" style:font-weight-complex="bold"/>
    </style:style>
    <style:style style:name="T60" style:family="text">
      <style:text-properties fo:font-variant="normal" fo:text-transform="none" fo:color="#484848" style:font-name="Apercu" fo:font-size="10.5pt" fo:letter-spacing="normal" fo:font-style="normal" fo:font-weight="normal" officeooo:rsid="0002e600" style:font-size-asian="10.5pt" style:font-size-complex="10.5pt"/>
    </style:style>
    <style:style style:name="T61" style:family="text">
      <style:text-properties fo:font-variant="normal" fo:text-transform="none" fo:color="#484848" style:font-name="Apercu" fo:font-size="11pt" fo:letter-spacing="normal" fo:font-style="normal" fo:font-weight="normal" style:font-size-asian="11pt" style:font-size-complex="11pt"/>
    </style:style>
    <style:style style:name="T62" style:family="text">
      <style:text-properties fo:font-variant="normal" fo:text-transform="none" fo:color="#484848" style:font-name="Apercu" fo:font-size="11pt" fo:letter-spacing="normal" fo:font-style="normal" fo:font-weight="normal" style:font-size-asian="11pt" style:font-size-complex="11pt" loext:padding="0cm" loext:border="none"/>
    </style:style>
    <style:style style:name="T63" style:family="text">
      <style:text-properties fo:font-variant="normal" fo:text-transform="none" fo:color="#484848" style:font-name="Apercu" fo:font-size="11pt" fo:letter-spacing="normal" fo:font-style="normal" fo:font-weight="normal" officeooo:rsid="00610480" style:font-size-asian="11pt" style:font-size-complex="11pt"/>
    </style:style>
    <style:style style:name="T64" style:family="text">
      <style:text-properties fo:font-variant="normal" fo:text-transform="none" fo:color="#484848" style:font-name="Apercu" fo:font-size="11pt" fo:letter-spacing="normal" fo:font-style="normal" fo:font-weight="normal" officeooo:rsid="006bca39" style:font-size-asian="11pt" style:font-size-complex="11pt"/>
    </style:style>
    <style:style style:name="T65" style:family="text">
      <style:text-properties fo:font-variant="normal" fo:text-transform="none" fo:color="#484848" style:font-name="Apercu" fo:font-size="11pt" fo:letter-spacing="normal" fo:font-style="normal" fo:font-weight="normal" officeooo:rsid="006d40b4" style:font-size-asian="11pt" style:font-size-complex="11pt"/>
    </style:style>
    <style:style style:name="T66" style:family="text">
      <style:text-properties fo:font-variant="normal" fo:text-transform="none" fo:color="#484848" style:font-name="Apercu" fo:font-size="11pt" fo:letter-spacing="normal" fo:font-style="normal" fo:font-weight="normal" officeooo:rsid="006ed33c" style:font-size-asian="11pt" style:font-size-complex="11pt"/>
    </style:style>
    <style:style style:name="T67" style:family="text">
      <style:text-properties fo:font-variant="normal" fo:text-transform="none" fo:color="#484848" style:font-name="Apercu" fo:font-size="11pt" fo:letter-spacing="normal" fo:font-style="normal" fo:font-weight="normal" officeooo:rsid="00952361" style:font-size-asian="11pt" style:font-size-complex="11pt"/>
    </style:style>
    <style:style style:name="T68" style:family="text">
      <style:text-properties fo:font-variant="normal" fo:text-transform="none" fo:color="#484848" style:font-name="Apercu" fo:font-size="11pt" fo:letter-spacing="normal" fo:font-style="normal" fo:font-weight="normal" officeooo:rsid="000d9517" fo:background-color="transparent" loext:char-shading-value="0" style:font-size-asian="11pt" style:font-weight-asian="bold" style:font-size-complex="11pt" style:font-weight-complex="bold"/>
    </style:style>
    <style:style style:name="T69" style:family="text">
      <style:text-properties fo:font-variant="normal" fo:text-transform="none" fo:color="#484848" style:font-name="Apercu" fo:font-size="11pt" fo:letter-spacing="normal" fo:font-style="normal" fo:font-weight="normal" fo:background-color="transparent" loext:char-shading-value="0" style:font-size-asian="11pt" style:font-size-complex="11pt"/>
    </style:style>
    <style:style style:name="T70" style:family="text">
      <style:text-properties fo:font-variant="normal" fo:text-transform="none" fo:color="#484848" style:font-name="Apercu" fo:font-size="11pt" fo:letter-spacing="normal" fo:font-style="normal" fo:font-weight="normal" fo:background-color="transparent" loext:char-shading-value="0" style:font-size-asian="11pt" style:font-size-complex="11pt" loext:padding="0cm" loext:border="none"/>
    </style:style>
    <style:style style:name="T71" style:family="text">
      <style:text-properties fo:font-variant="normal" fo:text-transform="none" fo:color="#484848" style:font-name="Apercu" fo:font-size="11pt" fo:letter-spacing="normal" fo:font-style="normal" fo:font-weight="normal" officeooo:rsid="006fe848" fo:background-color="transparent" loext:char-shading-value="0" style:font-size-asian="11pt" style:font-size-complex="11pt" loext:padding="0cm" loext:border="none"/>
    </style:style>
    <style:style style:name="T72" style:family="text">
      <style:text-properties fo:font-variant="normal" fo:text-transform="none" fo:color="#484848" style:font-name="Apercu" fo:font-size="11pt" fo:letter-spacing="normal" fo:font-style="normal" fo:font-weight="normal" officeooo:rsid="009cd29b" fo:background-color="transparent" loext:char-shading-value="0" style:font-size-asian="11pt" style:font-size-complex="11pt"/>
    </style:style>
    <style:style style:name="T73" style:family="text">
      <style:text-properties fo:font-variant="normal" fo:text-transform="none" fo:color="#484848" style:font-name="Apercu" fo:font-size="11pt" fo:letter-spacing="normal" fo:font-style="normal" fo:font-weight="normal" fo:background-color="#ffff00" loext:char-shading-value="0" style:font-size-asian="11pt" style:font-size-complex="11pt"/>
    </style:style>
    <style:style style:name="T74" style:family="text">
      <style:text-properties fo:font-variant="normal" fo:text-transform="none" fo:color="#484848" style:font-name="Apercu" fo:font-size="11pt" fo:letter-spacing="normal" fo:font-style="normal" fo:font-weight="normal" officeooo:rsid="0056358d" fo:background-color="#ffff00" loext:char-shading-value="0" style:font-size-asian="11pt" style:font-size-complex="11pt"/>
    </style:style>
    <style:style style:name="T75" style:family="text">
      <style:text-properties fo:font-variant="normal" fo:text-transform="none" fo:color="#484848" style:font-name="Apercu" fo:font-size="11pt" fo:letter-spacing="normal" fo:font-style="normal" fo:font-weight="bold" style:font-size-asian="11pt" style:font-size-complex="11pt"/>
    </style:style>
    <style:style style:name="T76" style:family="text">
      <style:text-properties fo:font-variant="normal" fo:text-transform="none" fo:color="#484848" style:font-name="Apercu" fo:font-size="11pt" fo:letter-spacing="normal" fo:font-style="normal" fo:font-weight="bold" style:font-size-asian="11pt" style:font-weight-asian="bold" style:font-size-complex="11pt" style:font-weight-complex="bold"/>
    </style:style>
    <style:style style:name="T77" style:family="text">
      <style:text-properties fo:font-variant="normal" fo:text-transform="none" fo:color="#484848" style:font-name="Apercu" fo:font-size="11pt" fo:letter-spacing="normal" fo:font-style="normal" fo:font-weight="bold" officeooo:rsid="000fdd6d" style:font-size-asian="11pt" style:font-weight-asian="bold" style:font-size-complex="11pt" style:font-weight-complex="bold"/>
    </style:style>
    <style:style style:name="T78" style:family="text">
      <style:text-properties fo:font-variant="normal" fo:text-transform="none" fo:color="#484848" style:font-name="Apercu" fo:font-size="11pt" fo:letter-spacing="normal" fo:font-style="normal" fo:font-weight="bold" fo:background-color="#ffff00" loext:char-shading-value="0" style:font-size-asian="11pt" style:font-weight-asian="bold" style:font-size-complex="11pt" style:font-weight-complex="bold"/>
    </style:style>
    <style:style style:name="T79" style:family="text">
      <style:text-properties fo:font-variant="normal" fo:text-transform="none" fo:color="#484848" style:font-name="Apercu" fo:font-size="15pt" fo:letter-spacing="normal" fo:font-style="normal" fo:font-weight="bold" fo:background-color="#ffff00" loext:char-shading-value="0" style:font-size-asian="15pt" style:font-weight-asian="bold" style:font-size-complex="15pt" style:font-weight-complex="bold"/>
    </style:style>
    <style:style style:name="T80" style:family="text">
      <style:text-properties fo:font-variant="normal" fo:text-transform="none" fo:color="#484848" style:font-name="Apercu" fo:font-size="15pt" fo:letter-spacing="normal" fo:font-style="normal" fo:font-weight="bold" fo:background-color="#ffff00" loext:char-shading-value="0" style:font-size-asian="15pt" style:font-weight-asian="bold" style:font-size-complex="15pt" style:font-weight-complex="bold" loext:padding="0cm" loext:border="none"/>
    </style:style>
    <style:style style:name="T81" style:family="text">
      <style:text-properties fo:font-variant="normal" fo:text-transform="none" fo:color="#484848" style:font-name="Apercu" fo:font-size="15pt" fo:letter-spacing="normal" fo:font-style="normal" fo:font-weight="bold" officeooo:rsid="000d9517" fo:background-color="#ffff00" loext:char-shading-value="0" style:font-size-asian="15pt" style:font-weight-asian="bold" style:font-size-complex="15pt" style:font-weight-complex="bold"/>
    </style:style>
    <style:style style:name="T82" style:family="text">
      <style:text-properties fo:font-variant="normal" fo:text-transform="none" fo:color="#484848" style:font-name="Monaco" fo:font-size="11pt" fo:letter-spacing="normal" fo:font-style="normal" fo:font-weight="normal" fo:background-color="transparent" loext:char-shading-value="0" style:font-size-asian="11pt" style:font-size-complex="11pt" loext:padding="0cm" loext:border="none"/>
    </style:style>
    <style:style style:name="T83" style:family="text">
      <style:text-properties fo:font-variant="normal" fo:text-transform="none" fo:color="#484848" style:font-name="Ubuntu" fo:font-size="11pt" fo:letter-spacing="normal" fo:font-style="normal" fo:font-weight="normal" style:font-size-asian="11pt" style:font-size-complex="11pt"/>
    </style:style>
    <style:style style:name="T84" style:family="text">
      <style:text-properties fo:font-variant="normal" fo:text-transform="none" fo:color="#484848" style:font-name="Ubuntu" fo:font-size="11pt" fo:letter-spacing="normal" fo:font-style="normal" fo:font-weight="normal" style:font-size-asian="11pt" style:font-size-complex="11pt" loext:padding="0cm" loext:border="none"/>
    </style:style>
    <style:style style:name="T85" style:family="text">
      <style:text-properties fo:font-variant="normal" fo:text-transform="none" fo:color="#484848" style:font-name="Ubuntu" fo:font-size="11pt" fo:letter-spacing="normal" fo:font-style="normal" fo:font-weight="normal" officeooo:rsid="0108374d" style:font-size-asian="11pt" style:font-size-complex="11pt"/>
    </style:style>
    <style:style style:name="T86" style:family="text">
      <style:text-properties fo:font-variant="normal" fo:text-transform="none" fo:color="#484848" style:font-name="Ubuntu" fo:font-size="11pt" fo:letter-spacing="normal" fo:font-style="normal" fo:font-weight="normal" officeooo:rsid="0111b376" style:font-size-asian="11pt" style:font-size-complex="11pt"/>
    </style:style>
    <style:style style:name="T87" style:family="text">
      <style:text-properties fo:font-variant="normal" fo:text-transform="none" fo:color="#484848" style:font-name="Ubuntu" fo:font-size="11pt" fo:letter-spacing="normal" fo:font-style="normal" fo:font-weight="normal" officeooo:rsid="0113baa6" style:font-size-asian="11pt" style:font-size-complex="11pt"/>
    </style:style>
    <style:style style:name="T88" style:family="text">
      <style:text-properties fo:font-variant="normal" fo:text-transform="none" fo:color="#484848" style:font-name="Ubuntu" fo:font-size="11pt" fo:letter-spacing="normal" fo:font-style="normal" fo:font-weight="normal" officeooo:rsid="011c063a" style:font-size-asian="11pt" style:font-size-complex="11pt"/>
    </style:style>
    <style:style style:name="T89" style:family="text">
      <style:text-properties fo:font-variant="normal" fo:text-transform="none" fo:color="#484848" style:font-name="Ubuntu" fo:font-size="11pt" fo:letter-spacing="normal" fo:font-style="normal" fo:font-weight="normal" officeooo:rsid="0124cae0" style:font-size-asian="11pt" style:font-size-complex="11pt" loext:padding="0cm" loext:border="none"/>
    </style:style>
    <style:style style:name="T90" style:family="text">
      <style:text-properties fo:font-variant="normal" fo:text-transform="none" fo:color="#484848" style:font-name="Ubuntu" fo:font-size="11pt" fo:letter-spacing="normal" fo:font-style="normal" fo:font-weight="normal" officeooo:rsid="013388d8" style:font-size-asian="11pt" style:font-size-complex="11pt" loext:padding="0cm" loext:border="none"/>
    </style:style>
    <style:style style:name="T91" style:family="text">
      <style:text-properties fo:font-variant="normal" fo:text-transform="none" fo:color="#484848" style:font-name="Ubuntu" fo:font-size="11pt" fo:letter-spacing="normal" fo:font-style="normal" fo:font-weight="normal" officeooo:rsid="013f5861" style:font-size-asian="11pt" style:font-size-complex="11pt"/>
    </style:style>
    <style:style style:name="T92" style:family="text">
      <style:text-properties fo:font-variant="normal" fo:text-transform="none" fo:color="#484848" style:font-name="Ubuntu" fo:font-size="11pt" fo:letter-spacing="normal" fo:font-style="normal" fo:font-weight="normal" officeooo:rsid="0146f5ba" style:font-size-asian="11pt" style:font-size-complex="11pt" loext:padding="0cm" loext:border="none"/>
    </style:style>
    <style:style style:name="T93" style:family="text">
      <style:text-properties fo:font-variant="normal" fo:text-transform="none" fo:color="#484848" style:font-name="Ubuntu" fo:font-size="11pt" fo:letter-spacing="normal" fo:font-style="normal" fo:font-weight="normal" officeooo:rsid="014e7877" style:font-size-asian="11pt" style:font-size-complex="11pt" loext:padding="0cm" loext:border="none"/>
    </style:style>
    <style:style style:name="T94" style:family="text">
      <style:text-properties fo:font-variant="normal" fo:text-transform="none" fo:color="#484848" style:font-name="Ubuntu" fo:font-size="11pt" fo:letter-spacing="normal" fo:font-style="normal" fo:font-weight="normal" fo:background-color="#ffff00" loext:char-shading-value="0" style:font-size-asian="11pt" style:font-size-complex="11pt"/>
    </style:style>
    <style:style style:name="T95" style:family="text">
      <style:text-properties fo:font-variant="normal" fo:text-transform="none" fo:color="#484848" style:font-name="Ubuntu" fo:font-size="11pt" fo:letter-spacing="normal" fo:font-style="normal" fo:font-weight="bold" style:font-size-asian="11pt" style:font-size-complex="11pt"/>
    </style:style>
    <style:style style:name="T96" style:family="text">
      <style:text-properties fo:font-variant="normal" fo:text-transform="none" fo:color="#484848" style:font-name="Ubuntu" fo:font-size="15pt" fo:letter-spacing="normal" fo:font-style="normal" fo:font-weight="bold" officeooo:rsid="01519c6e" fo:background-color="#ffff00" loext:char-shading-value="0" style:font-size-asian="15pt" style:font-weight-asian="bold" style:font-size-complex="15pt" style:font-weight-complex="bold" loext:padding="0cm" loext:border="none"/>
    </style:style>
    <style:style style:name="T97" style:family="text">
      <style:text-properties fo:font-variant="normal" fo:text-transform="none" fo:color="#484848" style:font-name="Ubuntu" fo:font-size="15pt" fo:letter-spacing="normal" fo:font-style="normal" fo:font-weight="bold" officeooo:rsid="014e7877" fo:background-color="#ffff00" loext:char-shading-value="0" style:font-size-asian="15pt" style:font-weight-asian="bold" style:font-size-complex="15pt" style:font-weight-complex="bold" loext:padding="0cm" loext:border="none"/>
    </style:style>
    <style:style style:name="T98" style:family="text">
      <style:text-properties fo:font-variant="normal" fo:text-transform="none" fo:color="#484848" fo:letter-spacing="normal" fo:font-style="normal" fo:font-weight="normal" officeooo:rsid="014e7877" loext:padding="0cm" loext:border="none"/>
    </style:style>
    <style:style style:name="T99" style:family="text">
      <style:text-properties fo:font-variant="normal" fo:text-transform="none" fo:color="#484848" style:font-name="JetBrains Mono" fo:font-size="10.5pt" fo:letter-spacing="normal" fo:font-style="normal" fo:font-weight="bold" officeooo:rsid="000d9517" style:font-weight-asian="bold" style:font-weight-complex="bold"/>
    </style:style>
    <style:style style:name="T100" style:family="text">
      <style:text-properties fo:font-variant="normal" fo:text-transform="none" fo:color="#484848" style:font-name="JetBrains Mono" fo:font-size="10.5pt" fo:letter-spacing="normal" fo:font-style="normal" fo:font-weight="bold" officeooo:rsid="000d9517" fo:background-color="#ffff00" loext:char-shading-value="0" style:font-size-asian="15pt" style:font-weight-asian="bold" style:font-size-complex="15pt" style:font-weight-complex="bold"/>
    </style:style>
    <style:style style:name="T101" style:family="text">
      <style:text-properties fo:font-variant="normal" fo:text-transform="none" fo:color="#484848" style:font-name="JetBrains Mono" fo:font-size="10.5pt" fo:letter-spacing="normal" fo:font-style="normal" fo:font-weight="bold" officeooo:rsid="0166b6b6" fo:background-color="#ffff00" loext:char-shading-value="0" style:font-size-asian="15pt" style:font-weight-asian="bold" style:font-size-complex="15pt" style:font-weight-complex="bold"/>
    </style:style>
    <style:style style:name="T102" style:family="text">
      <style:text-properties fo:font-variant="normal" fo:text-transform="none" fo:color="#15141f" style:font-name="Monaco" fo:font-size="10pt" fo:letter-spacing="normal" fo:font-style="normal" fo:font-weight="normal" fo:background-color="#eae9ed" loext:char-shading-value="0" style:font-size-asian="10pt" style:font-size-complex="10pt" loext:padding="0cm" loext:border="none"/>
    </style:style>
    <style:style style:name="T103" style:family="text">
      <style:text-properties fo:font-variant="normal" fo:text-transform="none" fo:color="#15141f" style:font-name="Monaco" fo:font-size="10pt" fo:letter-spacing="normal" fo:font-style="normal" fo:font-weight="normal" fo:background-color="#ffff00" loext:char-shading-value="0" style:font-size-asian="10pt" style:font-size-complex="10pt" loext:padding="0cm" loext:border="none"/>
    </style:style>
    <style:style style:name="T104" style:family="text">
      <style:text-properties fo:font-variant="normal" fo:text-transform="none" fo:color="#15141f" style:font-name="Monaco" fo:font-size="10pt" fo:letter-spacing="normal" fo:font-style="normal" fo:font-weight="bold" fo:background-color="#ffff00" loext:char-shading-value="0" style:font-size-asian="10pt" style:font-weight-asian="bold" style:font-size-complex="10pt" style:font-weight-complex="bold" loext:padding="0cm" loext:border="none"/>
    </style:style>
    <style:style style:name="T105" style:family="text">
      <style:text-properties fo:font-variant="normal" fo:text-transform="none" fo:color="#15141f" style:font-name="Monaco" fo:font-size="10.5pt" fo:letter-spacing="normal" fo:font-style="normal" fo:font-weight="normal" officeooo:rsid="0002e600" fo:background-color="#eae9ed" loext:char-shading-value="0" style:font-size-asian="10.5pt" style:font-size-complex="10.5pt" loext:padding="0cm" loext:border="none"/>
    </style:style>
    <style:style style:name="T106" style:family="text">
      <style:text-properties fo:font-variant="normal" fo:text-transform="none" fo:color="#15141f" style:font-name="Monaco" fo:font-size="10.5pt" fo:letter-spacing="normal" fo:font-style="normal" fo:font-weight="normal" officeooo:rsid="0002e600" fo:background-color="#eae9ed" loext:char-shading-value="0" style:font-size-asian="10.5pt" style:font-weight-asian="bold" style:font-size-complex="10.5pt" style:font-weight-complex="bold" loext:padding="0cm" loext:border="none"/>
    </style:style>
    <style:style style:name="T107" style:family="text">
      <style:text-properties fo:font-variant="normal" fo:text-transform="none" fo:color="#15141f" style:font-name="Monaco" fo:font-size="10.5pt" fo:letter-spacing="normal" fo:font-style="normal" fo:font-weight="normal" officeooo:rsid="0002e600" fo:background-color="#ffff00" loext:char-shading-value="0" style:font-size-asian="10.5pt" style:font-weight-asian="bold" style:font-size-complex="10.5pt" style:font-weight-complex="bold" loext:padding="0cm" loext:border="none"/>
    </style:style>
    <style:style style:name="T108" style:family="text">
      <style:text-properties fo:font-variant="normal" fo:text-transform="none" fo:color="#15141f" style:font-name="Monaco" fo:font-size="11pt" fo:letter-spacing="normal" fo:font-style="normal" fo:font-weight="normal" fo:background-color="#eae9ed" loext:char-shading-value="0" style:font-size-asian="11pt" style:font-size-complex="11pt" loext:padding="0cm" loext:border="none"/>
    </style:style>
    <style:style style:name="T109" style:family="text">
      <style:text-properties fo:font-variant="normal" fo:text-transform="none" fo:color="#15141f" style:font-name="Monaco" fo:font-size="11pt" fo:letter-spacing="normal" fo:font-style="normal" fo:font-weight="normal" officeooo:rsid="001c37d3" fo:background-color="#eae9ed" loext:char-shading-value="0" style:font-size-asian="11pt" style:font-size-complex="11pt" loext:padding="0cm" loext:border="none"/>
    </style:style>
    <style:style style:name="T110" style:family="text">
      <style:text-properties fo:font-variant="normal" fo:text-transform="none" fo:color="#15141f" style:font-name="Monaco" fo:font-size="11pt" fo:letter-spacing="normal" fo:font-style="normal" fo:font-weight="normal" officeooo:rsid="000d9517" fo:background-color="#eae9ed" loext:char-shading-value="0" style:font-size-asian="11pt" style:font-weight-asian="bold" style:font-size-complex="11pt" style:font-weight-complex="bold" loext:padding="0cm" loext:border="none"/>
    </style:style>
    <style:style style:name="T111" style:family="text">
      <style:text-properties fo:font-variant="normal" fo:text-transform="none" fo:color="#15141f" style:font-name="Monaco" fo:font-size="11pt" fo:letter-spacing="normal" fo:font-style="normal" fo:font-weight="normal" fo:background-color="#ffff00" loext:char-shading-value="0" style:font-size-asian="11pt" style:font-size-complex="11pt" loext:padding="0cm" loext:border="none"/>
    </style:style>
    <style:style style:name="T112" style:family="text">
      <style:text-properties fo:font-variant="normal" fo:text-transform="none" fo:color="#15141f" style:font-name="Monaco" fo:font-size="11pt" fo:letter-spacing="normal" fo:font-style="normal" fo:font-weight="normal" fo:background-color="transparent" loext:char-shading-value="0" style:font-size-asian="11pt" style:font-size-complex="11pt" loext:padding="0cm" loext:border="none"/>
    </style:style>
    <style:style style:name="T113" style:family="text">
      <style:text-properties fo:font-variant="normal" fo:text-transform="none" fo:color="#15141f" style:font-name="Monaco" fo:font-size="11pt" fo:letter-spacing="normal" fo:font-style="normal" fo:font-weight="bold" fo:background-color="#ffff00" loext:char-shading-value="0" style:font-size-asian="11pt" style:font-weight-asian="bold" style:font-size-complex="11pt" style:font-weight-complex="bold" loext:padding="0cm" loext:border="none"/>
    </style:style>
    <style:style style:name="T114" style:family="text">
      <style:text-properties fo:font-variant="normal" fo:text-transform="none" fo:color="#15141f" style:font-name="Monaco" fo:font-size="11pt" fo:letter-spacing="normal" fo:font-style="normal" fo:font-weight="bold" fo:background-color="#eae9ed" loext:char-shading-value="0" style:font-size-asian="11pt" style:font-weight-asian="bold" style:font-size-complex="11pt" style:font-weight-complex="bold" loext:padding="0cm" loext:border="none"/>
    </style:style>
    <style:style style:name="T115" style:family="text">
      <style:text-properties fo:font-variant="normal" fo:text-transform="none" fo:color="#15141f" style:font-name="Monaco" fo:letter-spacing="normal" fo:font-style="normal" fo:font-weight="normal" fo:background-color="#eae9ed" loext:char-shading-value="0" loext:padding="0cm" loext:border="none"/>
    </style:style>
    <style:style style:name="T116" style:family="text">
      <style:text-properties fo:font-variant="normal" fo:text-transform="none" fo:color="#15141f" style:font-name="Monaco" fo:letter-spacing="normal" fo:font-style="normal" fo:font-weight="normal" fo:background-color="#ffff00" loext:char-shading-value="0" loext:padding="0cm" loext:border="none"/>
    </style:style>
    <style:style style:name="T117" style:family="text">
      <style:text-properties fo:font-variant="normal" fo:text-transform="none" fo:color="#15141f" style:font-name="Monaco" fo:letter-spacing="normal" fo:font-style="normal" fo:font-weight="bold" fo:background-color="#ffff00" loext:char-shading-value="0" style:font-weight-asian="bold" style:font-weight-complex="bold" loext:padding="0cm" loext:border="none"/>
    </style:style>
    <style:style style:name="T118" style:family="text">
      <style:text-properties fo:font-variant="normal" fo:text-transform="none" fo:color="#15141f" style:font-name="Monaco" fo:font-size="15pt" fo:letter-spacing="normal" fo:font-style="normal" fo:font-weight="bold" fo:background-color="#ffff00" loext:char-shading-value="0" style:font-size-asian="15pt" style:font-weight-asian="bold" style:font-size-complex="15pt" style:font-weight-complex="bold" loext:padding="0cm" loext:border="none"/>
    </style:style>
    <style:style style:name="T119" style:family="text">
      <style:text-properties fo:font-variant="normal" fo:text-transform="none" fo:color="#15141f" style:font-name="Ubuntu" fo:font-size="11pt" fo:letter-spacing="normal" fo:font-style="normal" fo:font-weight="normal" fo:background-color="#eae9ed" loext:char-shading-value="0" style:font-size-asian="11pt" style:font-size-complex="11pt" loext:padding="0cm" loext:border="none"/>
    </style:style>
    <style:style style:name="T120" style:family="text">
      <style:text-properties fo:font-variant="normal" fo:text-transform="none" fo:color="#15141f" style:font-name="Ubuntu" fo:font-size="11pt" fo:letter-spacing="normal" fo:font-style="normal" fo:font-weight="normal" officeooo:rsid="015f6128" fo:background-color="#eae9ed" loext:char-shading-value="0" style:font-size-asian="11pt" style:font-size-complex="11pt" loext:padding="0cm" loext:border="none"/>
    </style:style>
    <style:style style:name="T121" style:family="text">
      <style:text-properties fo:font-variant="normal" fo:text-transform="none" fo:color="#15141f" style:font-name="Ubuntu" fo:font-size="11pt" fo:letter-spacing="normal" fo:font-style="normal" fo:font-weight="normal" fo:background-color="#ffff00" loext:char-shading-value="0" style:font-size-asian="11pt" style:font-size-complex="11pt" loext:padding="0cm" loext:border="none"/>
    </style:style>
    <style:style style:name="T122" style:family="text">
      <style:text-properties fo:font-variant="normal" fo:text-transform="none" fo:color="#000000" style:font-name="Apercu" fo:font-size="15pt" fo:letter-spacing="normal" fo:font-style="normal" fo:font-weight="bold" fo:background-color="#ffff00" loext:char-shading-value="0" style:font-size-asian="15pt" style:font-weight-asian="bold" style:font-size-complex="15pt" style:font-weight-complex="bold" loext:padding="0cm" loext:border="none"/>
    </style:style>
    <style:style style:name="T123" style:family="text">
      <style:text-properties fo:font-variant="normal" fo:text-transform="none" fo:color="#000000" style:font-name="Monaco" fo:font-size="11pt" fo:letter-spacing="normal" fo:font-style="normal" fo:font-weight="normal" fo:background-color="transparent" loext:char-shading-value="0" style:font-size-asian="11pt" style:font-size-complex="11pt"/>
    </style:style>
    <style:style style:name="T124" style:family="text">
      <style:text-properties fo:font-variant="normal" fo:text-transform="none" fo:color="#000000" style:font-name="Monaco" fo:font-size="12pt" fo:letter-spacing="normal" fo:font-style="normal" fo:font-weight="normal" fo:background-color="transparent" loext:char-shading-value="0" style:font-size-asian="12pt" style:font-size-complex="12pt"/>
    </style:style>
    <style:style style:name="T125" style:family="text">
      <style:text-properties fo:font-variant="normal" fo:text-transform="none" fo:color="#000000" style:font-name="Ubuntu" fo:font-size="11pt" fo:letter-spacing="normal" fo:font-style="normal" fo:font-weight="normal" fo:background-color="#ffff00" loext:char-shading-value="0" style:font-size-asian="11pt" style:font-size-complex="11pt"/>
    </style:style>
    <style:style style:name="T126" style:family="text">
      <style:text-properties fo:font-variant="normal" fo:text-transform="none" fo:color="#000000" style:font-name="Ubuntu" fo:font-size="11pt" fo:letter-spacing="normal" fo:font-style="normal" fo:font-weight="normal" fo:background-color="#ffff00" loext:char-shading-value="0" style:font-size-asian="11pt" style:font-size-complex="11pt" loext:padding="0cm" loext:border="none"/>
    </style:style>
    <style:style style:name="T127" style:family="text">
      <style:text-properties fo:font-variant="normal" fo:text-transform="none" fo:color="#000000" style:font-name="Ubuntu" fo:font-size="11pt" fo:letter-spacing="normal" fo:font-style="normal" fo:font-weight="normal" style:font-size-asian="11pt" style:font-size-complex="11pt"/>
    </style:style>
    <style:style style:name="T128" style:family="text">
      <style:text-properties fo:font-variant="normal" fo:text-transform="none" fo:color="#000000" style:font-name="Ubuntu" fo:font-size="11pt" fo:letter-spacing="normal" fo:font-style="normal" fo:font-weight="normal" style:font-size-asian="11pt" style:font-size-complex="11pt" loext:padding="0cm" loext:border="none"/>
    </style:style>
    <style:style style:name="T129" style:family="text">
      <style:text-properties fo:font-variant="normal" fo:text-transform="none" fo:color="#000000" style:font-name="Ubuntu" fo:font-size="11pt" fo:letter-spacing="normal" fo:font-style="normal" fo:font-weight="normal" fo:background-color="#eae9ed" loext:char-shading-value="0" style:font-size-asian="11pt" style:font-size-complex="11pt" loext:padding="0cm" loext:border="none"/>
    </style:style>
    <style:style style:name="T130" style:family="text">
      <style:text-properties fo:font-variant="normal" fo:text-transform="none" fo:color="#000000" style:font-name="Ubuntu" fo:font-size="11pt" fo:letter-spacing="normal" fo:font-style="normal" fo:font-weight="normal" fo:background-color="#211e2f" loext:char-shading-value="0" style:font-size-asian="11pt" style:font-size-complex="11pt"/>
    </style:style>
    <style:style style:name="T131" style:family="text">
      <style:text-properties fo:font-variant="normal" fo:text-transform="none" fo:color="#000000" style:font-name="Ubuntu" fo:font-size="11pt" fo:letter-spacing="normal" fo:font-style="normal" fo:font-weight="bold" fo:background-color="#ffff00" loext:char-shading-value="0" style:font-size-asian="11pt" style:font-weight-asian="bold" style:font-size-complex="11pt" style:font-weight-complex="bold"/>
    </style:style>
    <style:style style:name="T132" style:family="text">
      <style:text-properties fo:font-variant="normal" fo:text-transform="none" fo:color="#000000" style:font-name="Ubuntu" fo:font-size="11pt" fo:letter-spacing="normal" fo:font-style="normal" fo:font-weight="bold" style:font-size-asian="11pt" style:font-weight-asian="bold" style:font-size-complex="11pt" style:font-weight-complex="bold"/>
    </style:style>
    <style:style style:name="T133" style:family="text">
      <style:text-properties fo:font-variant="normal" fo:text-transform="none" fo:color="#000000" style:font-name="Ubuntu" fo:font-size="11pt" fo:letter-spacing="normal" fo:background-color="#ffff00" loext:char-shading-value="0" style:font-size-asian="11pt" style:font-size-complex="11pt"/>
    </style:style>
    <style:style style:name="T134" style:family="text">
      <style:text-properties fo:font-variant="normal" fo:text-transform="none" fo:color="#000000" style:font-name="Ubuntu" fo:font-size="15pt" fo:letter-spacing="normal" fo:font-style="normal" fo:font-weight="bold" fo:background-color="#ffff00" loext:char-shading-value="0" style:font-size-asian="15pt" style:font-weight-asian="bold" style:font-size-complex="15pt" style:font-weight-complex="bold"/>
    </style:style>
    <style:style style:name="T135" style:family="text">
      <style:text-properties fo:font-variant="normal" fo:text-transform="none" fo:color="#000000" style:font-name="Ubuntu" fo:font-size="15pt" fo:letter-spacing="normal" fo:font-style="normal" fo:font-weight="bold" officeooo:rsid="00fec6b6" fo:background-color="#ffff00" loext:char-shading-value="0" style:font-size-asian="15pt" style:font-weight-asian="bold" style:font-size-complex="15pt" style:font-weight-complex="bold"/>
    </style:style>
    <style:style style:name="T136" style:family="text">
      <style:text-properties fo:font-variant="normal" fo:text-transform="none" fo:color="#000000" style:font-name="Ubuntu" fo:letter-spacing="normal" fo:font-style="normal" fo:background-color="#ffff00" loext:char-shading-value="0"/>
    </style:style>
    <style:style style:name="T137" style:family="text">
      <style:text-properties fo:font-variant="normal" fo:text-transform="none" fo:color="#000000" fo:letter-spacing="normal" fo:font-style="normal"/>
    </style:style>
    <style:style style:name="T138" style:family="text">
      <style:text-properties fo:font-variant="normal" fo:text-transform="none" fo:color="#000000" fo:letter-spacing="normal" fo:font-style="normal" fo:background-color="transparent" loext:char-shading-value="0"/>
    </style:style>
    <style:style style:name="T139" style:family="text">
      <style:text-properties fo:font-variant="normal" fo:text-transform="none" fo:color="#000000" fo:letter-spacing="normal" fo:font-style="normal" fo:font-weight="normal" loext:padding="0cm" loext:border="none"/>
    </style:style>
    <style:style style:name="T140" style:family="text">
      <style:text-properties fo:font-variant="normal" fo:text-transform="none" fo:color="#000000" style:font-name="JetBrains Mono" fo:font-size="10.5pt" fo:letter-spacing="normal" fo:font-style="normal" fo:font-weight="normal" officeooo:rsid="000d9517" fo:background-color="#ffff00" loext:char-shading-value="0" style:font-size-asian="15pt" style:font-weight-asian="bold" style:font-size-complex="15pt" style:font-weight-complex="bold"/>
    </style:style>
    <style:style style:name="T141" style:family="text">
      <style:text-properties fo:font-variant="normal" fo:text-transform="none" fo:color="#000000" style:font-name="JetBrains Mono" fo:font-size="10.5pt" fo:letter-spacing="normal" fo:font-style="normal" fo:font-weight="bold" officeooo:rsid="000d9517" fo:background-color="#ffff00" loext:char-shading-value="0" style:font-size-asian="15pt" style:font-weight-asian="bold" style:font-size-complex="15pt" style:font-weight-complex="bold"/>
    </style:style>
    <style:style style:name="T142" style:family="text">
      <style:text-properties fo:font-variant="normal" fo:text-transform="none" style:font-name="Monaco" fo:font-size="10.5pt" fo:letter-spacing="normal" fo:font-style="normal" fo:font-weight="normal" style:font-size-asian="11pt" style:font-size-complex="11pt"/>
    </style:style>
    <style:style style:name="T143" style:family="text">
      <style:text-properties fo:font-variant="normal" fo:text-transform="none" fo:color="#ff8973" style:font-name="Monaco" fo:letter-spacing="normal" fo:font-style="normal" fo:font-weight="normal" fo:background-color="#211e2f" loext:char-shading-value="0"/>
    </style:style>
    <style:style style:name="T144" style:family="text">
      <style:text-properties fo:font-variant="normal" fo:text-transform="none" fo:color="#ff8973" style:font-name="Monaco" fo:font-size="11pt" fo:letter-spacing="normal" fo:font-style="normal" fo:font-weight="normal" fo:background-color="#211e2f" loext:char-shading-value="0" style:font-size-asian="11pt" style:font-size-complex="11pt"/>
    </style:style>
    <style:style style:name="T145" style:family="text">
      <style:text-properties fo:font-variant="normal" fo:text-transform="none" fo:color="#ff8973" style:font-name="Monaco" fo:font-size="11pt" fo:letter-spacing="normal" fo:font-style="normal" fo:font-weight="normal" fo:background-color="#211e2f" loext:char-shading-value="0" style:font-size-asian="11pt" style:font-style-asian="normal" style:font-weight-asian="normal" style:font-size-complex="11pt" style:font-style-complex="normal" style:font-weight-complex="normal"/>
    </style:style>
    <style:style style:name="T146" style:family="text">
      <style:text-properties fo:font-variant="normal" fo:text-transform="none" fo:color="#ff8973" style:font-name="Monaco" fo:font-size="11pt" fo:letter-spacing="normal" fo:font-style="normal" fo:font-weight="normal" style:font-size-asian="11pt" style:font-size-complex="11pt"/>
    </style:style>
    <style:style style:name="T147" style:family="text">
      <style:text-properties fo:font-variant="normal" fo:text-transform="none" fo:color="#ff8973" style:font-name="Apercu" fo:font-size="11pt" fo:letter-spacing="normal" fo:font-style="normal" style:font-size-asian="11pt" style:font-size-complex="11pt"/>
    </style:style>
    <style:style style:name="T148" style:family="text">
      <style:text-properties fo:font-variant="normal" fo:text-transform="none" fo:color="#ff8973" style:font-name="Apercu" fo:font-size="11pt" fo:letter-spacing="normal" fo:font-style="normal" style:font-size-asian="11pt" style:font-size-complex="11pt" loext:padding="0cm" loext:border="none"/>
    </style:style>
    <style:style style:name="T149" style:family="text">
      <style:text-properties fo:font-variant="normal" fo:text-transform="none" fo:color="#ff8973" style:font-name="Apercu" fo:font-size="11pt" fo:letter-spacing="normal" fo:font-style="normal" fo:font-weight="normal" fo:background-color="#1e1e1e" loext:char-shading-value="0" style:font-size-asian="11pt" style:font-size-complex="11pt" loext:padding="0cm" loext:border="none"/>
    </style:style>
    <style:style style:name="T150" style:family="text">
      <style:text-properties fo:font-variant="normal" fo:text-transform="none" fo:color="#ff8973" style:font-name="Apercu" fo:letter-spacing="normal" fo:font-style="normal"/>
    </style:style>
    <style:style style:name="T151" style:family="text">
      <style:text-properties fo:font-variant="normal" fo:text-transform="none" fo:color="#ff8973" style:font-name="Apercu" fo:letter-spacing="normal" fo:font-style="normal" loext:padding="0cm" loext:border="none"/>
    </style:style>
    <style:style style:name="T152" style:family="text">
      <style:text-properties fo:font-variant="normal" fo:text-transform="none" fo:color="#ff8973" style:font-name="Monaco, Menlo," fo:letter-spacing="normal" fo:font-style="normal" fo:font-weight="normal" fo:background-color="#1e1e1e" loext:char-shading-value="0"/>
    </style:style>
    <style:style style:name="T153" style:family="text">
      <style:text-properties fo:font-variant="normal" fo:text-transform="none" fo:color="#ff8973" style:font-name="Monaco, Menlo," fo:font-size="10.5pt" fo:letter-spacing="normal" fo:font-style="normal" fo:font-weight="normal" fo:background-color="#1e1e1e" loext:char-shading-value="0" style:font-size-asian="11pt" style:font-size-complex="11pt"/>
    </style:style>
    <style:style style:name="T154" style:family="text">
      <style:text-properties fo:font-variant="normal" fo:text-transform="none" fo:color="#ff8973" style:font-name="Ubuntu" fo:font-size="11pt" fo:letter-spacing="normal" fo:font-style="normal" fo:font-weight="normal" fo:background-color="#211e2f" loext:char-shading-value="0" style:font-size-asian="11pt" style:font-size-complex="11pt"/>
    </style:style>
    <style:style style:name="T155" style:family="text">
      <style:text-properties fo:font-variant="normal" fo:text-transform="none" fo:color="#ff8973" style:font-name="Ubuntu" fo:font-size="11pt" fo:letter-spacing="normal" fo:font-style="normal" style:font-size-asian="11pt" style:font-size-complex="11pt" loext:padding="0cm" loext:border="none"/>
    </style:style>
    <style:style style:name="T156" style:family="text">
      <style:text-properties fo:font-variant="normal" fo:text-transform="none" fo:color="#ff8973" fo:letter-spacing="normal" fo:font-style="normal"/>
    </style:style>
    <style:style style:name="T157" style:family="text">
      <style:text-properties fo:font-variant="normal" fo:text-transform="none" fo:color="#ff8973" fo:letter-spacing="normal" fo:font-style="normal" fo:font-weight="normal" fo:background-color="#1e1e1e" loext:char-shading-value="0"/>
    </style:style>
    <style:style style:name="T158" style:family="text">
      <style:text-properties fo:font-variant="normal" fo:text-transform="none" fo:color="#ff8973" fo:letter-spacing="normal" fo:font-style="normal" loext:padding="0cm" loext:border="none"/>
    </style:style>
    <style:style style:name="T159" style:family="text">
      <style:text-properties fo:font-variant="normal" fo:text-transform="none" style:font-name="Apercu" fo:font-size="11pt" fo:letter-spacing="normal" fo:font-style="normal" fo:font-weight="normal" style:font-size-asian="11pt" style:font-size-complex="11pt"/>
    </style:style>
    <style:style style:name="T160" style:family="text">
      <style:text-properties fo:font-variant="normal" fo:text-transform="none" style:font-name="Apercu" fo:font-size="11pt" fo:letter-spacing="normal" fo:font-style="normal" style:font-size-asian="11pt" style:font-size-complex="11pt"/>
    </style:style>
    <style:style style:name="T161" style:family="text">
      <style:text-properties fo:font-variant="normal" fo:text-transform="none" style:font-name="Apercu" fo:font-size="11pt" fo:letter-spacing="normal" fo:font-style="normal" style:font-size-asian="11pt" style:font-size-complex="11pt" loext:padding="0cm" loext:border="none"/>
    </style:style>
    <style:style style:name="T162" style:family="text">
      <style:text-properties fo:font-variant="normal" fo:text-transform="none" style:font-name="Apercu" fo:letter-spacing="normal" fo:font-style="normal"/>
    </style:style>
    <style:style style:name="T163" style:family="text">
      <style:text-properties fo:font-variant="normal" fo:text-transform="none" style:font-name="Apercu" fo:letter-spacing="normal" fo:font-style="normal" loext:padding="0cm" loext:border="none"/>
    </style:style>
    <style:style style:name="T164" style:family="text">
      <style:text-properties fo:font-variant="normal" fo:text-transform="none" fo:color="#ffffff" style:font-name="Monaco" fo:letter-spacing="normal" fo:font-style="normal" fo:font-weight="normal" fo:background-color="#211e2f" loext:char-shading-value="0"/>
    </style:style>
    <style:style style:name="T165" style:family="text">
      <style:text-properties fo:font-variant="normal" fo:text-transform="none" fo:color="#ffffff" style:font-name="Monaco" fo:font-size="11pt" fo:letter-spacing="normal" fo:font-style="normal" fo:font-weight="normal" fo:background-color="#211e2f" loext:char-shading-value="0" style:font-size-asian="11pt" style:font-size-complex="11pt"/>
    </style:style>
    <style:style style:name="T166" style:family="text">
      <style:text-properties fo:font-variant="normal" fo:text-transform="none" fo:color="#ffffff" style:font-name="Monaco" fo:font-size="11pt" fo:letter-spacing="normal" fo:font-style="normal" fo:font-weight="normal" officeooo:rsid="009d0914" fo:background-color="#211e2f" loext:char-shading-value="0" style:font-size-asian="11pt" style:font-size-complex="11pt"/>
    </style:style>
    <style:style style:name="T167" style:family="text">
      <style:text-properties fo:font-variant="normal" fo:text-transform="none" fo:color="#ffffff" style:font-name="Monaco" fo:font-size="11pt" fo:letter-spacing="normal" fo:font-style="normal" fo:font-weight="normal" fo:background-color="#211e2f" loext:char-shading-value="0" style:font-size-asian="11pt" style:font-style-asian="normal" style:font-weight-asian="normal" style:font-size-complex="11pt" style:font-style-complex="normal" style:font-weight-complex="normal"/>
    </style:style>
    <style:style style:name="T168" style:family="text">
      <style:text-properties fo:font-variant="normal" fo:text-transform="none" fo:color="#ffffff" style:font-name="Monaco" fo:font-size="11pt" fo:letter-spacing="normal" fo:font-style="normal" fo:font-weight="normal" style:font-size-asian="11pt" style:font-size-complex="11pt"/>
    </style:style>
    <style:style style:name="T169" style:family="text">
      <style:text-properties fo:font-variant="normal" fo:text-transform="none" fo:color="#ffffff" fo:letter-spacing="normal" fo:background-color="#211e2f" loext:char-shading-value="0"/>
    </style:style>
    <style:style style:name="T170" style:family="text">
      <style:text-properties fo:font-variant="normal" fo:text-transform="none" fo:color="#ffffff" fo:letter-spacing="normal" fo:font-style="normal" fo:font-weight="normal" fo:background-color="#1e1e1e" loext:char-shading-value="0"/>
    </style:style>
    <style:style style:name="T171" style:family="text">
      <style:text-properties fo:font-variant="normal" fo:text-transform="none" fo:color="#ffffff" fo:font-size="11pt" fo:letter-spacing="normal" fo:background-color="#211e2f" loext:char-shading-value="0" style:font-size-asian="11pt" style:font-size-complex="11pt"/>
    </style:style>
    <style:style style:name="T172" style:family="text">
      <style:text-properties fo:font-variant="normal" fo:text-transform="none" fo:color="#ffffff" style:font-name="Monaco, Menlo," fo:letter-spacing="normal" fo:font-style="normal" fo:font-weight="normal" fo:background-color="#1e1e1e" loext:char-shading-value="0"/>
    </style:style>
    <style:style style:name="T173" style:family="text">
      <style:text-properties fo:font-variant="normal" fo:text-transform="none" fo:color="#ffffff" style:font-name="Monaco, Menlo," fo:font-size="10.5pt" fo:letter-spacing="normal" fo:font-style="normal" fo:font-weight="normal" fo:background-color="#1e1e1e" loext:char-shading-value="0" style:font-size-asian="11pt" style:font-size-complex="11pt"/>
    </style:style>
    <style:style style:name="T174" style:family="text">
      <style:text-properties fo:font-variant="normal" fo:text-transform="none" fo:color="#ffffff" style:font-name="Monaco, Menlo," fo:font-size="10.5pt" fo:letter-spacing="normal" fo:font-style="normal" fo:font-weight="normal" officeooo:rsid="011c063a" fo:background-color="#1e1e1e" loext:char-shading-value="0" style:font-size-asian="11pt" style:font-size-complex="11pt"/>
    </style:style>
    <style:style style:name="T175" style:family="text">
      <style:text-properties fo:font-variant="normal" fo:text-transform="none" fo:color="#ffffff" style:font-name="Monaco, Menlo," fo:font-size="11pt" fo:letter-spacing="normal" fo:font-style="normal" fo:font-weight="normal" fo:background-color="#1e1e1e" loext:char-shading-value="0" style:font-size-asian="11pt" style:font-size-complex="11pt" loext:padding="0cm" loext:border="none"/>
    </style:style>
    <style:style style:name="T176" style:family="text">
      <style:text-properties fo:font-variant="normal" fo:text-transform="none" fo:color="#ffffff" style:font-name="Apercu" fo:font-size="11pt" fo:letter-spacing="normal" fo:font-style="normal" fo:font-weight="normal" fo:background-color="#1e1e1e" loext:char-shading-value="0" style:font-size-asian="11pt" style:font-size-complex="11pt" loext:padding="0cm" loext:border="none"/>
    </style:style>
    <style:style style:name="T177" style:family="text">
      <style:text-properties fo:font-variant="normal" fo:text-transform="none" fo:color="#ffffff" style:font-name="Ubuntu" fo:font-size="11pt" fo:letter-spacing="normal" fo:font-style="normal" fo:font-weight="normal" fo:background-color="#211e2f" loext:char-shading-value="0" style:font-size-asian="11pt" style:font-size-complex="11pt"/>
    </style:style>
    <style:style style:name="T178" style:family="text">
      <style:text-properties fo:font-variant="normal" fo:text-transform="none" fo:color="#ffffff" style:font-name="Ubuntu" fo:font-size="11pt" fo:letter-spacing="normal" fo:background-color="#211e2f" loext:char-shading-value="0" style:font-size-asian="11pt" style:font-size-complex="11pt"/>
    </style:style>
    <style:style style:name="T179" style:family="text">
      <style:text-properties fo:font-variant="normal" fo:text-transform="none" fo:color="#b3ccff" style:font-name="Monaco" fo:letter-spacing="normal" fo:font-style="normal" fo:font-weight="normal" fo:background-color="#211e2f" loext:char-shading-value="0"/>
    </style:style>
    <style:style style:name="T180" style:family="text">
      <style:text-properties fo:font-variant="normal" fo:text-transform="none" fo:color="#b3ccff" style:font-name="Monaco" fo:font-size="11pt" fo:letter-spacing="normal" fo:font-style="normal" fo:font-weight="normal" fo:background-color="#211e2f" loext:char-shading-value="0" style:font-size-asian="11pt" style:font-size-complex="11pt"/>
    </style:style>
    <style:style style:name="T181" style:family="text">
      <style:text-properties fo:font-variant="normal" fo:text-transform="none" fo:color="#b3ccff" style:font-name="Monaco" fo:font-size="11pt" fo:letter-spacing="normal" fo:font-style="normal" fo:font-weight="normal" fo:background-color="#211e2f" loext:char-shading-value="0" style:font-size-asian="11pt" style:font-style-asian="normal" style:font-weight-asian="normal" style:font-size-complex="11pt" style:font-style-complex="normal" style:font-weight-complex="normal"/>
    </style:style>
    <style:style style:name="T182" style:family="text">
      <style:text-properties fo:font-variant="normal" fo:text-transform="none" fo:color="#b3ccff" style:font-name="Monaco" fo:font-size="11pt" fo:letter-spacing="normal" fo:font-style="normal" fo:font-weight="normal" style:font-size-asian="11pt" style:font-size-complex="11pt"/>
    </style:style>
    <style:style style:name="T183" style:family="text">
      <style:text-properties fo:font-variant="normal" fo:text-transform="none" fo:color="#b3ccff" style:font-name="Apercu" fo:letter-spacing="normal" fo:font-style="normal" loext:padding="0cm" loext:border="none"/>
    </style:style>
    <style:style style:name="T184" style:family="text">
      <style:text-properties fo:font-variant="normal" fo:text-transform="none" fo:color="#b3ccff" style:font-name="Monaco, Menlo," fo:font-size="10.5pt" fo:letter-spacing="normal" fo:font-style="normal" fo:font-weight="normal" fo:background-color="#1e1e1e" loext:char-shading-value="0" style:font-size-asian="11pt" style:font-size-complex="11pt"/>
    </style:style>
    <style:style style:name="T185" style:family="text">
      <style:text-properties fo:font-variant="normal" fo:text-transform="none" fo:color="#b3ccff" style:font-name="Monaco, Menlo," fo:font-size="10.5pt" fo:letter-spacing="normal" fo:font-style="normal" fo:font-weight="normal" officeooo:rsid="011c063a" fo:background-color="#1e1e1e" loext:char-shading-value="0" style:font-size-asian="11pt" style:font-size-complex="11pt"/>
    </style:style>
    <style:style style:name="T186" style:family="text">
      <style:text-properties fo:font-variant="normal" fo:text-transform="none" fo:color="#b3ccff" style:font-name="Monaco, Menlo," fo:font-size="11pt" fo:letter-spacing="normal" fo:font-style="normal" fo:font-weight="normal" fo:background-color="#1e1e1e" loext:char-shading-value="0" style:font-size-asian="11pt" style:font-size-complex="11pt" loext:padding="0cm" loext:border="none"/>
    </style:style>
    <style:style style:name="T187" style:family="text">
      <style:text-properties fo:font-variant="normal" fo:text-transform="none" fo:color="#b3ccff" style:font-name="Ubuntu" fo:font-size="11pt" fo:letter-spacing="normal" fo:font-style="normal" fo:font-weight="normal" fo:background-color="#211e2f" loext:char-shading-value="0" style:font-size-asian="11pt" style:font-size-complex="11pt"/>
    </style:style>
    <style:style style:name="T188" style:family="text">
      <style:text-properties fo:font-variant="normal" fo:text-transform="none" fo:color="#b3ccff" style:font-name="Ubuntu" fo:font-size="11pt" fo:letter-spacing="normal" fo:font-style="normal" style:font-size-asian="11pt" style:font-size-complex="11pt" loext:padding="0cm" loext:border="none"/>
    </style:style>
    <style:style style:name="T189" style:family="text">
      <style:text-properties fo:font-variant="normal" fo:text-transform="none" fo:color="#b3ccff" style:font-name="Ubuntu" fo:letter-spacing="normal" fo:font-style="normal"/>
    </style:style>
    <style:style style:name="T190" style:family="text">
      <style:text-properties fo:font-variant="normal" fo:text-transform="none" fo:color="#b3ccff" style:font-name="Ubuntu" fo:letter-spacing="normal" fo:font-style="normal" loext:padding="0cm" loext:border="none"/>
    </style:style>
    <style:style style:name="T191" style:family="text">
      <style:text-properties fo:font-variant="normal" fo:text-transform="none" fo:color="#b3ccff" fo:letter-spacing="normal" fo:font-style="normal"/>
    </style:style>
    <style:style style:name="T192" style:family="text">
      <style:text-properties fo:font-variant="normal" fo:text-transform="none" fo:color="#b3ccff" fo:letter-spacing="normal" fo:font-style="normal" loext:padding="0cm" loext:border="none"/>
    </style:style>
    <style:style style:name="T193" style:family="text">
      <style:text-properties fo:font-variant="normal" fo:text-transform="none" fo:color="#ffe083" style:font-name="Monaco" fo:letter-spacing="normal" fo:font-style="normal" fo:font-weight="normal" fo:background-color="#211e2f" loext:char-shading-value="0"/>
    </style:style>
    <style:style style:name="T194" style:family="text">
      <style:text-properties fo:font-variant="normal" fo:text-transform="none" fo:color="#ffe083" style:font-name="Monaco" fo:font-size="11pt" fo:letter-spacing="normal" fo:font-style="normal" fo:font-weight="normal" fo:background-color="#211e2f" loext:char-shading-value="0" style:font-size-asian="11pt" style:font-size-complex="11pt"/>
    </style:style>
    <style:style style:name="T195" style:family="text">
      <style:text-properties fo:font-variant="normal" fo:text-transform="none" fo:color="#ffe083" style:font-name="Apercu" fo:letter-spacing="normal" fo:font-style="normal"/>
    </style:style>
    <style:style style:name="T196" style:family="text">
      <style:text-properties fo:font-variant="normal" fo:text-transform="none" fo:color="#ffe083" style:font-name="Apercu" fo:letter-spacing="normal" fo:font-style="normal" loext:padding="0cm" loext:border="none"/>
    </style:style>
    <style:style style:name="T197" style:family="text">
      <style:text-properties fo:font-variant="normal" fo:text-transform="none" fo:color="#ffe083" style:font-name="Apercu" fo:font-size="11pt" fo:letter-spacing="normal" fo:font-style="normal" style:font-size-asian="11pt" style:font-size-complex="11pt"/>
    </style:style>
    <style:style style:name="T198" style:family="text">
      <style:text-properties fo:font-variant="normal" fo:text-transform="none" fo:color="#ffe083" style:font-name="Apercu" fo:font-size="11pt" fo:letter-spacing="normal" fo:font-style="normal" fo:font-weight="normal" fo:background-color="#1e1e1e" loext:char-shading-value="0" style:font-size-asian="11pt" style:font-size-complex="11pt" loext:padding="0cm" loext:border="none"/>
    </style:style>
    <style:style style:name="T199" style:family="text">
      <style:text-properties fo:font-variant="normal" fo:text-transform="none" fo:color="#ffe083" style:font-name="Monaco, Menlo," fo:letter-spacing="normal" fo:font-style="normal" fo:font-weight="normal" fo:background-color="#1e1e1e" loext:char-shading-value="0"/>
    </style:style>
    <style:style style:name="T200" style:family="text">
      <style:text-properties fo:font-variant="normal" fo:text-transform="none" fo:color="#ffe083" style:font-name="Monaco, Menlo," fo:font-size="10.5pt" fo:letter-spacing="normal" fo:font-style="normal" fo:font-weight="normal" fo:background-color="#1e1e1e" loext:char-shading-value="0" style:font-size-asian="11pt" style:font-size-complex="11pt"/>
    </style:style>
    <style:style style:name="T201" style:family="text">
      <style:text-properties fo:font-variant="normal" fo:text-transform="none" fo:color="#ffe083" style:font-name="Ubuntu" fo:font-size="11pt" fo:letter-spacing="normal" fo:font-style="normal" fo:font-weight="normal" fo:background-color="#211e2f" loext:char-shading-value="0" style:font-size-asian="11pt" style:font-size-complex="11pt"/>
    </style:style>
    <style:style style:name="T202" style:family="text">
      <style:text-properties fo:font-variant="normal" fo:text-transform="none" fo:color="#ffe083" fo:letter-spacing="normal" fo:font-style="normal"/>
    </style:style>
    <style:style style:name="T203" style:family="text">
      <style:text-properties fo:font-variant="normal" fo:text-transform="none" fo:color="#83fff5" style:font-name="Monaco" fo:letter-spacing="normal" fo:font-style="normal" fo:font-weight="normal" fo:background-color="#211e2f" loext:char-shading-value="0"/>
    </style:style>
    <style:style style:name="T204" style:family="text">
      <style:text-properties fo:font-variant="normal" fo:text-transform="none" fo:color="#83fff5" style:font-name="Monaco" fo:font-size="11pt" fo:letter-spacing="normal" fo:font-style="normal" fo:font-weight="normal" fo:background-color="#211e2f" loext:char-shading-value="0" style:font-size-asian="11pt" style:font-size-complex="11pt"/>
    </style:style>
    <style:style style:name="T205" style:family="text">
      <style:text-properties fo:font-variant="normal" fo:text-transform="none" fo:color="#83fff5" style:font-name="Monaco" fo:font-size="11pt" fo:letter-spacing="normal" fo:font-style="normal" fo:font-weight="normal" fo:background-color="#211e2f" loext:char-shading-value="0" style:font-size-asian="11pt" style:font-style-asian="normal" style:font-weight-asian="normal" style:font-size-complex="11pt" style:font-style-complex="normal" style:font-weight-complex="normal"/>
    </style:style>
    <style:style style:name="T206" style:family="text">
      <style:text-properties fo:font-variant="normal" fo:text-transform="none" fo:color="#83fff5" style:font-name="Monaco" fo:font-size="11pt" fo:letter-spacing="normal" fo:font-style="normal" fo:font-weight="normal" style:font-size-asian="11pt" style:font-size-complex="11pt"/>
    </style:style>
    <style:style style:name="T207" style:family="text">
      <style:text-properties fo:font-variant="normal" fo:text-transform="none" fo:color="#83fff5" style:font-name="Ubuntu" fo:font-size="11pt" fo:letter-spacing="normal" fo:font-style="normal" fo:font-weight="normal" fo:background-color="#211e2f" loext:char-shading-value="0" style:font-size-asian="11pt" style:font-size-complex="11pt"/>
    </style:style>
    <style:style style:name="T208" style:family="text">
      <style:text-properties fo:font-variant="normal" fo:text-transform="none" fo:color="#939598" style:font-name="Monaco" fo:letter-spacing="normal" fo:font-style="normal" fo:font-weight="normal" fo:background-color="#211e2f" loext:char-shading-value="0"/>
    </style:style>
    <style:style style:name="T209" style:family="text">
      <style:text-properties fo:font-variant="normal" fo:text-transform="none" fo:color="#939598" style:font-name="Monaco" fo:font-size="11pt" fo:letter-spacing="normal" fo:font-style="normal" fo:font-weight="normal" fo:background-color="#211e2f" loext:char-shading-value="0" style:font-size-asian="11pt" style:font-size-complex="11pt"/>
    </style:style>
    <style:style style:name="T210" style:family="text">
      <style:text-properties fo:font-variant="normal" fo:text-transform="none" fo:color="#939598" style:font-name="Monaco" fo:font-size="11pt" fo:letter-spacing="normal" fo:font-style="normal" fo:font-weight="normal" style:font-size-asian="11pt" style:font-size-complex="11pt"/>
    </style:style>
    <style:style style:name="T211" style:family="text">
      <style:text-properties fo:font-variant="normal" fo:text-transform="none" fo:color="#939598" fo:font-size="11pt" fo:letter-spacing="normal" fo:background-color="#211e2f" loext:char-shading-value="0" style:font-size-asian="11pt" style:font-size-complex="11pt"/>
    </style:style>
    <style:style style:name="T212" style:family="text">
      <style:text-properties fo:font-variant="normal" fo:text-transform="none" fo:color="#939598" style:font-name="Ubuntu" fo:font-size="11pt" fo:letter-spacing="normal" fo:font-style="normal" fo:font-weight="normal" fo:background-color="#211e2f" loext:char-shading-value="0" style:font-size-asian="11pt" style:font-size-complex="11pt"/>
    </style:style>
    <style:style style:name="T213" style:family="text">
      <style:text-properties fo:font-variant="normal" fo:text-transform="none" fo:color="#939598" style:font-name="Ubuntu" fo:font-size="11pt" fo:letter-spacing="normal" fo:background-color="#211e2f" loext:char-shading-value="0" style:font-size-asian="11pt" style:font-size-complex="11pt"/>
    </style:style>
    <style:style style:name="T214" style:family="text">
      <style:text-properties fo:font-variant="normal" fo:text-transform="none" fo:color="#939598" style:font-name="Monaco, Menlo," fo:font-size="10.5pt" fo:letter-spacing="normal" fo:font-style="normal" fo:font-weight="normal" fo:background-color="#1e1e1e" loext:char-shading-value="0" style:font-size-asian="11pt" style:font-size-complex="11pt"/>
    </style:style>
    <style:style style:name="T215" style:family="text">
      <style:text-properties fo:font-variant="normal" fo:text-transform="none" fo:letter-spacing="normal" fo:font-style="normal"/>
    </style:style>
    <style:style style:name="T216" style:family="text">
      <style:text-properties fo:font-variant="normal" fo:text-transform="none" fo:letter-spacing="normal" fo:font-style="normal" style:font-size-asian="11pt" style:font-size-complex="11pt"/>
    </style:style>
    <style:style style:name="T217" style:family="text">
      <style:text-properties fo:font-variant="normal" fo:text-transform="none" fo:letter-spacing="normal" fo:font-style="normal" loext:padding="0cm" loext:border="none"/>
    </style:style>
    <style:style style:name="T218" style:family="text">
      <style:text-properties fo:font-variant="normal" fo:text-transform="none" fo:color="#e85d7f" style:font-name="Monaco" fo:font-size="11pt" fo:letter-spacing="normal" fo:font-style="normal" fo:font-weight="normal" fo:background-color="#211e2f" loext:char-shading-value="0" style:font-size-asian="11pt" style:font-size-complex="11pt"/>
    </style:style>
    <style:style style:name="T219" style:family="text">
      <style:text-properties fo:font-variant="normal" fo:text-transform="none" fo:color="#e85d7f" style:font-name="Monaco" fo:font-size="11pt" fo:letter-spacing="normal" fo:font-style="normal" fo:font-weight="normal" style:font-size-asian="11pt" style:font-size-complex="11pt"/>
    </style:style>
    <style:style style:name="T220" style:family="text">
      <style:text-properties fo:font-variant="normal" fo:text-transform="none" fo:color="#e85d7f" style:font-name="Ubuntu" fo:font-size="11pt" fo:letter-spacing="normal" fo:font-style="normal" fo:font-weight="normal" fo:background-color="#211e2f" loext:char-shading-value="0" style:font-size-asian="11pt" style:font-size-complex="11pt"/>
    </style:style>
    <style:style style:name="T221" style:family="text">
      <style:text-properties fo:font-variant="normal" fo:text-transform="none" fo:color="#e85d7f" style:font-name="Ubuntu" fo:font-size="11pt" fo:letter-spacing="normal" fo:font-style="normal" style:font-size-asian="11pt" style:font-size-complex="11pt" loext:padding="0cm" loext:border="none"/>
    </style:style>
    <style:style style:name="T222" style:family="text">
      <style:text-properties fo:font-variant="normal" fo:text-transform="none" fo:color="#e85d7f" style:font-name="Ubuntu" fo:letter-spacing="normal" fo:font-style="normal"/>
    </style:style>
    <style:style style:name="T223" style:family="text">
      <style:text-properties fo:font-variant="normal" fo:text-transform="none" fo:color="#e85d7f" style:font-name="Ubuntu" fo:letter-spacing="normal" fo:font-style="normal" loext:padding="0cm" loext:border="none"/>
    </style:style>
    <style:style style:name="T224" style:family="text">
      <style:text-properties fo:font-variant="normal" fo:text-transform="none" fo:color="#e85d7f" style:font-name="Monaco, Menlo," fo:font-size="10.5pt" fo:letter-spacing="normal" fo:font-style="normal" fo:font-weight="normal" officeooo:rsid="011c063a" fo:background-color="#1e1e1e" loext:char-shading-value="0" style:font-size-asian="11pt" style:font-size-complex="11pt"/>
    </style:style>
    <style:style style:name="T225" style:family="text">
      <style:text-properties fo:font-variant="normal" fo:text-transform="none" fo:color="#e85d7f" style:font-name="Monaco, Menlo," fo:font-size="11pt" fo:letter-spacing="normal" fo:font-style="normal" fo:font-weight="normal" fo:background-color="#1e1e1e" loext:char-shading-value="0" style:font-size-asian="11pt" style:font-size-complex="11pt" loext:padding="0cm" loext:border="none"/>
    </style:style>
    <style:style style:name="T226" style:family="text">
      <style:text-properties fo:font-variant="normal" fo:text-transform="none" fo:color="#e85d7f" fo:letter-spacing="normal" fo:font-style="normal"/>
    </style:style>
    <style:style style:name="T227" style:family="text">
      <style:text-properties fo:font-variant="normal" fo:text-transform="none" fo:color="#e85d7f" fo:letter-spacing="normal" fo:font-style="normal" loext:padding="0cm" loext:border="none"/>
    </style:style>
    <style:style style:name="T228" style:family="text">
      <style:text-properties fo:font-variant="normal" fo:text-transform="none" fo:color="#3a10e5" style:font-name="Apercu" fo:letter-spacing="normal" fo:font-style="normal" style:text-underline-style="solid" style:text-underline-width="auto" style:text-underline-color="font-color" fo:font-weight="normal"/>
    </style:style>
    <style:style style:name="T229" style:family="text">
      <style:text-properties fo:font-variant="normal" fo:text-transform="none" fo:color="#3a10e5" style:font-name="Apercu" fo:font-size="11pt" fo:letter-spacing="normal" fo:font-style="normal" style:text-underline-style="solid" style:text-underline-width="auto" style:text-underline-color="font-color" fo:font-weight="normal" style:font-size-asian="11pt" style:font-size-complex="11pt"/>
    </style:style>
    <style:style style:name="T230" style:family="text">
      <style:text-properties fo:font-variant="normal" fo:text-transform="none" fo:color="#3a10e5" style:font-name="Ubuntu" fo:font-size="11pt" fo:letter-spacing="normal" fo:font-style="normal" style:text-underline-style="solid" style:text-underline-width="auto" style:text-underline-color="font-color" fo:font-weight="normal" style:font-size-asian="11pt" style:font-size-complex="11pt"/>
    </style:style>
    <style:style style:name="T231" style:family="text">
      <style:text-properties fo:font-variant="normal" fo:text-transform="none" fo:color="#3a10e5" style:font-name="Ubuntu" fo:font-size="11pt" fo:letter-spacing="normal" fo:font-style="normal" style:text-underline-style="solid" style:text-underline-width="auto" style:text-underline-color="font-color" fo:font-weight="normal" style:font-size-asian="11pt" style:font-size-complex="11pt" loext:padding="0cm" loext:border="none"/>
    </style:style>
    <style:style style:name="T232" style:family="text">
      <style:text-properties fo:font-variant="normal" fo:text-transform="none" fo:color="#c9211e" style:font-name="Apercu" fo:font-size="11pt" fo:letter-spacing="normal" fo:font-style="normal" fo:font-weight="bold" officeooo:rsid="000d9517" fo:background-color="transparent" loext:char-shading-value="0" style:font-size-asian="11pt" style:font-weight-asian="bold" style:font-size-complex="11pt" style:font-weight-complex="bold"/>
    </style:style>
    <style:style style:name="T233" style:family="text">
      <style:text-properties fo:font-variant="normal" fo:text-transform="none" fo:color="#c9211e" style:font-name="Apercu" fo:font-size="11pt" fo:letter-spacing="normal" fo:font-style="normal" fo:font-weight="bold" officeooo:rsid="008ee47a" fo:background-color="transparent" loext:char-shading-value="0" style:font-size-asian="11pt" style:font-weight-asian="bold" style:font-size-complex="11pt" style:font-weight-complex="bold"/>
    </style:style>
    <style:style style:name="T234" style:family="text">
      <style:text-properties fo:font-variant="normal" fo:text-transform="none" fo:color="#c9211e" style:font-name="Apercu" fo:font-size="14pt" fo:letter-spacing="normal" fo:font-style="normal" fo:font-weight="bold" officeooo:rsid="000d9517" fo:background-color="transparent" loext:char-shading-value="0" style:font-size-asian="14pt" style:font-weight-asian="bold" style:font-size-complex="14pt" style:font-weight-complex="bold"/>
    </style:style>
    <style:style style:name="T235" style:family="text">
      <style:text-properties fo:font-variant="normal" fo:text-transform="none" fo:color="#c9211e" style:font-name="Monaco" fo:font-size="11pt" fo:letter-spacing="normal" fo:font-style="normal" fo:font-weight="bold" officeooo:rsid="000d9517" fo:background-color="#eae9ed" loext:char-shading-value="0" style:font-size-asian="11pt" style:font-weight-asian="bold" style:font-size-complex="11pt" style:font-weight-complex="bold" loext:padding="0cm" loext:border="none"/>
    </style:style>
    <style:style style:name="T236" style:family="text">
      <style:text-properties fo:font-variant="normal" fo:text-transform="none" fo:color="#c9211e" style:font-name="Monaco" fo:font-size="14pt" fo:letter-spacing="normal" fo:font-style="normal" fo:font-weight="bold" officeooo:rsid="000d9517" fo:background-color="transparent" loext:char-shading-value="0" style:font-size-asian="14pt" style:font-weight-asian="bold" style:font-size-complex="14pt" style:font-weight-complex="bold" loext:padding="0cm" loext:border="none"/>
    </style:style>
    <style:style style:name="T237" style:family="text">
      <style:text-properties fo:font-variant="normal" fo:text-transform="none" fo:color="#c9211e" style:font-name="Monaco" fo:font-size="14pt" fo:letter-spacing="normal" fo:font-style="normal" fo:font-weight="bold" officeooo:rsid="008ee47a" fo:background-color="transparent" loext:char-shading-value="0" style:font-name-asian="Noto Sans Mono CJK SC" style:font-size-asian="14pt" style:font-weight-asian="bold" style:font-name-complex="Liberation Mono" style:font-size-complex="14pt" style:font-weight-complex="bold" loext:padding="0cm" loext:border="none"/>
    </style:style>
    <style:style style:name="T238" style:family="text">
      <style:text-properties fo:font-variant="normal" fo:text-transform="none" fo:color="#ff0000" style:font-name="monospace" fo:letter-spacing="normal" fo:font-style="normal" fo:background-color="transparent" loext:char-shading-value="0"/>
    </style:style>
    <style:style style:name="T239" style:family="text">
      <style:text-properties fo:font-variant="normal" fo:text-transform="none" fo:color="#cc7bc2" style:font-name="Monaco" fo:font-size="11pt" fo:letter-spacing="normal" fo:font-style="normal" fo:font-weight="normal" fo:background-color="#211e2f" loext:char-shading-value="0" style:font-size-asian="11pt" style:font-size-complex="11pt"/>
    </style:style>
    <style:style style:name="T240" style:family="text">
      <style:text-properties fo:font-variant="normal" fo:text-transform="none" fo:color="#cc7bc2" style:font-name="monospace" fo:letter-spacing="normal" fo:font-style="normal" fo:background-color="#1e1e1e" loext:char-shading-value="0"/>
    </style:style>
    <style:style style:name="T241" style:family="text">
      <style:text-properties fo:font-variant="normal" fo:text-transform="none" fo:color="#cc7bc2" fo:letter-spacing="normal" fo:font-style="normal"/>
    </style:style>
    <style:style style:name="T242" style:family="text">
      <style:text-properties fo:font-variant="normal" fo:text-transform="none" fo:color="#cc7bc2" style:font-name="Ubuntu" fo:font-size="11pt" fo:letter-spacing="normal" fo:font-style="normal" fo:font-weight="normal" fo:background-color="#211e2f" loext:char-shading-value="0" style:font-size-asian="11pt" style:font-size-complex="11pt"/>
    </style:style>
    <style:style style:name="T243" style:family="text">
      <style:text-properties fo:font-variant="normal" fo:text-transform="none" fo:color="#302709" style:font-name="Ubuntu" fo:font-size="11pt" fo:letter-spacing="normal" fo:font-style="normal" fo:font-weight="normal" style:font-size-asian="11pt" style:font-size-complex="11pt"/>
    </style:style>
    <style:style style:name="T244" style:family="text">
      <style:text-properties fo:font-variant="normal" fo:text-transform="none" fo:color="#302709" style:font-name="Ubuntu" fo:font-size="11pt" fo:letter-spacing="normal" fo:font-style="normal" fo:font-weight="normal" fo:background-color="#eae9ed" loext:char-shading-value="0" style:font-size-asian="11pt" style:font-size-complex="11pt" loext:padding="0cm" loext:border="none"/>
    </style:style>
    <style:style style:name="T245" style:family="text">
      <style:text-properties fo:font-variant="normal" fo:text-transform="none" style:font-name="Ubuntu" fo:font-size="11pt" fo:letter-spacing="normal" fo:font-style="normal" style:font-size-asian="11pt" style:font-size-complex="11pt" loext:padding="0cm" loext:border="none"/>
    </style:style>
    <style:style style:name="T246" style:family="text">
      <style:text-properties fo:font-variant="normal" fo:text-transform="none" style:font-name="Ubuntu" fo:font-size="11pt" fo:letter-spacing="normal" fo:font-style="normal" fo:font-weight="normal" officeooo:rsid="00faf6e1" style:font-size-asian="11pt" style:font-size-complex="11pt" loext:padding="0cm" loext:border="none"/>
    </style:style>
    <style:style style:name="T247" style:family="text">
      <style:text-properties fo:font-variant="normal" fo:text-transform="none" style:font-name="Ubuntu" fo:font-size="11pt" fo:letter-spacing="normal" fo:font-style="normal" fo:font-weight="normal" style:font-size-asian="11pt" style:font-size-complex="11pt" loext:padding="0cm" loext:border="none"/>
    </style:style>
    <style:style style:name="T248" style:family="text">
      <style:text-properties fo:font-variant="normal" fo:text-transform="none" style:font-name="Ubuntu" fo:letter-spacing="normal" fo:font-style="normal"/>
    </style:style>
    <style:style style:name="T249" style:family="text">
      <style:text-properties fo:font-variant="normal" fo:text-transform="none" style:font-name="Ubuntu" fo:letter-spacing="normal" fo:font-style="normal" loext:padding="0cm" loext:border="none"/>
    </style:style>
    <style:style style:name="T250" style:family="text">
      <style:text-properties fo:font-variant="normal" fo:text-transform="none" style:use-window-font-color="true" fo:letter-spacing="normal" fo:font-style="normal" style:font-size-asian="11pt" style:font-size-complex="11pt"/>
    </style:style>
    <style:style style:name="T251" style:family="text">
      <style:text-properties fo:font-variant="normal" fo:text-transform="none" fo:color="#252525" fo:letter-spacing="normal" fo:font-style="normal"/>
    </style:style>
    <style:style style:name="T252" style:family="text">
      <style:text-properties fo:font-variant="normal" fo:text-transform="none" fo:color="#252525" fo:letter-spacing="normal" fo:font-style="normal" fo:font-weight="normal"/>
    </style:style>
    <style:style style:name="T253" style:family="text">
      <style:text-properties fo:font-variant="normal" fo:text-transform="none" fo:color="#252525" fo:letter-spacing="normal" fo:font-style="normal" fo:font-weight="normal" officeooo:rsid="0111a021"/>
    </style:style>
    <style:style style:name="T254" style:family="text">
      <style:text-properties fo:font-variant="normal" fo:text-transform="none" fo:color="#252525" fo:letter-spacing="normal" fo:font-style="normal" officeooo:rsid="01176f81"/>
    </style:style>
    <style:style style:name="T255" style:family="text">
      <style:text-properties fo:font-variant="normal" fo:text-transform="none" fo:color="#006666" style:font-name="JetBrains Mono" fo:font-size="10.5pt" fo:letter-spacing="normal" fo:font-style="normal" fo:font-weight="normal" officeooo:rsid="000d9517" fo:background-color="#ffff00" loext:char-shading-value="0" style:font-size-asian="15pt" style:font-weight-asian="bold" style:font-size-complex="15pt" style:font-weight-complex="bold"/>
    </style:style>
    <style:style style:name="T256" style:family="text">
      <style:text-properties fo:font-variant="normal" fo:text-transform="none" fo:color="#880000" style:font-name="JetBrains Mono" fo:font-size="10.5pt" fo:letter-spacing="normal" fo:font-style="normal" fo:font-weight="normal" officeooo:rsid="000d9517" fo:background-color="#ffff00" loext:char-shading-value="0" style:font-size-asian="15pt" style:font-weight-asian="bold" style:font-size-complex="15pt" style:font-weight-complex="bold"/>
    </style:style>
    <style:style style:name="T257" style:family="text">
      <style:text-properties fo:font-variant="normal" fo:text-transform="none" fo:color="#880000" style:font-name="JetBrains Mono" fo:font-size="10.5pt" fo:letter-spacing="normal" fo:font-style="normal" fo:font-weight="normal" officeooo:rsid="0166b6b6" fo:background-color="#ffff00" loext:char-shading-value="0" style:font-size-asian="15pt" style:font-weight-asian="bold" style:font-size-complex="15pt" style:font-weight-complex="bold"/>
    </style:style>
    <style:style style:name="T258" style:family="text">
      <style:text-properties fo:background-color="#ffff00" loext:char-shading-value="0"/>
    </style:style>
    <style:style style:name="T259" style:family="text">
      <style:text-properties fo:background-color="#ffff00" loext:char-shading-value="0" style:font-size-asian="15pt" style:font-weight-asian="bold" style:font-size-complex="15pt" style:font-weight-complex="bold"/>
    </style:style>
    <style:style style:name="T260" style:family="text">
      <style:text-properties officeooo:rsid="0028aa9d" fo:background-color="#ffff00" loext:char-shading-value="0"/>
    </style:style>
    <style:style style:name="T261" style:family="text">
      <style:text-properties officeooo:rsid="00faf6e1" fo:background-color="#ffff00" loext:char-shading-value="0"/>
    </style:style>
    <style:style style:name="T262" style:family="text">
      <style:text-properties officeooo:rsid="00fbaeac" fo:background-color="#ffff00" loext:char-shading-value="0"/>
    </style:style>
    <style:style style:name="T263" style:family="text">
      <style:text-properties fo:color="#ff8973"/>
    </style:style>
    <style:style style:name="T264" style:family="text">
      <style:text-properties fo:color="#ff8973" style:font-name="Monaco, Menlo," fo:font-size="10.5pt" fo:background-color="#1e1e1e" loext:char-shading-value="0"/>
    </style:style>
    <style:style style:name="T265" style:family="text">
      <style:text-properties fo:color="#ff8973" style:font-name="Monaco, Menlo," fo:font-size="10.5pt" fo:font-weight="normal" fo:background-color="#1e1e1e" loext:char-shading-value="0"/>
    </style:style>
    <style:style style:name="T266" style:family="text">
      <style:text-properties fo:color="#ff8973" style:font-name="Monaco, Menlo," fo:font-weight="normal" fo:background-color="#1e1e1e" loext:char-shading-value="0"/>
    </style:style>
    <style:style style:name="T267" style:family="text">
      <style:text-properties fo:color="#ff8973" style:font-name="Monaco, Menlo," fo:font-size="11pt" fo:font-weight="normal" fo:background-color="#1e1e1e" loext:char-shading-value="0" style:font-size-asian="11pt" style:font-size-complex="11pt"/>
    </style:style>
    <style:style style:name="T268" style:family="text">
      <style:text-properties fo:color="#ff8973" fo:background-color="#1e1e1e" loext:char-shading-value="0"/>
    </style:style>
    <style:style style:name="T269" style:family="text">
      <style:text-properties fo:color="#ff8973" officeooo:rsid="00a13ca4" fo:background-color="#1e1e1e" loext:char-shading-value="0"/>
    </style:style>
    <style:style style:name="T270" style:family="text">
      <style:text-properties fo:color="#ff8973" officeooo:rsid="010bad4e" fo:background-color="#1e1e1e" loext:char-shading-value="0" style:font-size-asian="11pt" style:font-size-complex="11pt"/>
    </style:style>
    <style:style style:name="T271" style:family="text">
      <style:text-properties fo:color="#ff8973" style:font-size-asian="11pt" style:font-size-complex="11pt"/>
    </style:style>
    <style:style style:name="T272" style:family="text">
      <style:text-properties fo:color="#ff8973" officeooo:rsid="00bc961c"/>
    </style:style>
    <style:style style:name="T273" style:family="text">
      <style:text-properties fo:color="#ff8973" style:font-name="Ubuntu"/>
    </style:style>
    <style:style style:name="T274" style:family="text">
      <style:text-properties fo:color="#ff8973" style:font-name="Ubuntu" fo:font-size="11pt" fo:background-color="#211e2f" loext:char-shading-value="0"/>
    </style:style>
    <style:style style:name="T275" style:family="text">
      <style:text-properties fo:color="#ff8973" style:font-name="Ubuntu" fo:font-size="11pt" fo:font-weight="normal" fo:background-color="#211e2f" loext:char-shading-value="0" style:font-size-asian="11pt" style:font-size-complex="11pt"/>
    </style:style>
    <style:style style:name="T276" style:family="text">
      <style:text-properties fo:color="#ff8973" style:font-name="Monaco" fo:font-size="10.5pt"/>
    </style:style>
    <style:style style:name="T277" style:family="text">
      <style:text-properties fo:color="#ff8973" fo:font-weight="normal" fo:background-color="#1e1e1e" loext:char-shading-value="0"/>
    </style:style>
    <style:style style:name="T278" style:family="text">
      <style:text-properties fo:color="#ff8973" officeooo:rsid="0152e9a0"/>
    </style:style>
    <style:style style:name="T279" style:family="text">
      <style:text-properties fo:font-size="15pt" fo:font-weight="bold" officeooo:rsid="000d9517" fo:background-color="#ffff00" loext:char-shading-value="0" style:font-size-asian="15pt" style:font-weight-asian="bold" style:font-size-complex="15pt" style:font-weight-complex="bold"/>
    </style:style>
    <style:style style:name="T280" style:family="text">
      <style:text-properties fo:color="#b3ccff"/>
    </style:style>
    <style:style style:name="T281" style:family="text">
      <style:text-properties fo:color="#b3ccff" officeooo:rsid="0062e8bd"/>
    </style:style>
    <style:style style:name="T282" style:family="text">
      <style:text-properties fo:color="#b3ccff" style:font-size-asian="11pt" style:font-size-complex="11pt"/>
    </style:style>
    <style:style style:name="T283" style:family="text">
      <style:text-properties fo:color="#b3ccff" officeooo:rsid="0094776f"/>
    </style:style>
    <style:style style:name="T284" style:family="text">
      <style:text-properties fo:color="#b3ccff" style:font-name="Ubuntu"/>
    </style:style>
    <style:style style:name="T285" style:family="text">
      <style:text-properties fo:color="#b3ccff" style:font-name="Ubuntu" fo:font-size="11pt" fo:background-color="#211e2f" loext:char-shading-value="0"/>
    </style:style>
    <style:style style:name="T286" style:family="text">
      <style:text-properties fo:color="#b3ccff" style:font-name="Ubuntu" fo:font-size="11pt" fo:font-weight="normal" fo:background-color="#211e2f" loext:char-shading-value="0" style:font-size-asian="11pt" style:font-size-complex="11pt"/>
    </style:style>
    <style:style style:name="T287" style:family="text">
      <style:text-properties fo:color="#b3ccff" style:font-name="Ubuntu" fo:background-color="#211e2f" loext:char-shading-value="0"/>
    </style:style>
    <style:style style:name="T288" style:family="text">
      <style:text-properties fo:color="#b3ccff" style:font-name="Monaco, Menlo," fo:font-size="10.5pt" fo:font-weight="normal" fo:background-color="#1e1e1e" loext:char-shading-value="0"/>
    </style:style>
    <style:style style:name="T289" style:family="text">
      <style:text-properties fo:color="#b3ccff" style:font-name="Monaco" fo:font-size="10.5pt"/>
    </style:style>
    <style:style style:name="T290" style:family="text">
      <style:text-properties style:font-name="Monaco, Menlo,"/>
    </style:style>
    <style:style style:name="T291" style:family="text">
      <style:text-properties officeooo:rsid="0018bd49"/>
    </style:style>
    <style:style style:name="T292" style:family="text">
      <style:text-properties fo:color="#252525"/>
    </style:style>
    <style:style style:name="T293" style:family="text">
      <style:text-properties fo:color="#252525" style:font-name="Roboto" fo:background-color="#ffff00" loext:char-shading-value="0" style:font-size-asian="15pt" style:font-weight-asian="bold" style:font-size-complex="15pt" style:font-weight-complex="bold"/>
    </style:style>
    <style:style style:name="T294" style:family="text">
      <style:text-properties fo:color="#252525" style:font-name="Roboto" officeooo:rsid="001c37d3" fo:background-color="#ffff00" loext:char-shading-value="0" style:font-size-asian="15pt" style:font-weight-asian="bold" style:font-size-complex="15pt" style:font-weight-complex="bold"/>
    </style:style>
    <style:style style:name="T295" style:family="text">
      <style:text-properties fo:color="#252525" officeooo:rsid="00e50586"/>
    </style:style>
    <style:style style:name="T296" style:family="text">
      <style:text-properties fo:color="#252525" officeooo:rsid="00e9118a"/>
    </style:style>
    <style:style style:name="T297" style:family="text">
      <style:text-properties fo:color="#252525" fo:background-color="#ffff00" loext:char-shading-value="0"/>
    </style:style>
    <style:style style:name="T298" style:family="text">
      <style:text-properties fo:color="#83fff5"/>
    </style:style>
    <style:style style:name="T299" style:family="text">
      <style:text-properties fo:color="#83fff5" style:font-size-asian="11pt" style:font-size-complex="11pt"/>
    </style:style>
    <style:style style:name="T300" style:family="text">
      <style:text-properties fo:color="#83fff5" fo:background-color="#1e1e1e" loext:char-shading-value="0"/>
    </style:style>
    <style:style style:name="T301" style:family="text">
      <style:text-properties fo:color="#83fff5" style:font-name="Ubuntu"/>
    </style:style>
    <style:style style:name="T302" style:family="text">
      <style:text-properties fo:color="#83fff5" style:font-name="Ubuntu" fo:font-size="11pt" fo:background-color="#211e2f" loext:char-shading-value="0"/>
    </style:style>
    <style:style style:name="T303" style:family="text">
      <style:text-properties fo:color="#83fff5" style:font-name="Ubuntu" fo:font-size="11pt" fo:font-weight="normal" fo:background-color="#211e2f" loext:char-shading-value="0" style:font-size-asian="11pt" style:font-size-complex="11pt"/>
    </style:style>
    <style:style style:name="T304" style:family="text">
      <style:text-properties fo:color="#83fff5" officeooo:rsid="00e3d9d9"/>
    </style:style>
    <style:style style:name="T305" style:family="text">
      <style:text-properties fo:color="#83fff5" style:font-name="Monaco, Menlo," fo:font-size="10.5pt" fo:font-weight="normal" fo:background-color="#1e1e1e" loext:char-shading-value="0"/>
    </style:style>
    <style:style style:name="T306" style:family="text">
      <style:text-properties fo:color="#83fff5" style:font-name="Monaco" fo:font-size="10.5pt"/>
    </style:style>
    <style:style style:name="T307" style:family="text">
      <style:text-properties fo:color="#ffe083"/>
    </style:style>
    <style:style style:name="T308" style:family="text">
      <style:text-properties fo:color="#ffe083" style:font-name="Monaco, Menlo," fo:font-size="10.5pt" fo:background-color="#1e1e1e" loext:char-shading-value="0"/>
    </style:style>
    <style:style style:name="T309" style:family="text">
      <style:text-properties fo:color="#ffe083" style:font-name="Monaco, Menlo," fo:font-size="10.5pt" fo:font-weight="normal" fo:background-color="#1e1e1e" loext:char-shading-value="0"/>
    </style:style>
    <style:style style:name="T310" style:family="text">
      <style:text-properties fo:color="#ffe083" style:font-name="Monaco, Menlo," fo:font-weight="normal" fo:background-color="#1e1e1e" loext:char-shading-value="0"/>
    </style:style>
    <style:style style:name="T311" style:family="text">
      <style:text-properties fo:color="#ffe083" fo:background-color="#1e1e1e" loext:char-shading-value="0"/>
    </style:style>
    <style:style style:name="T312" style:family="text">
      <style:text-properties fo:color="#ffe083" style:font-size-asian="11pt" style:font-size-complex="11pt"/>
    </style:style>
    <style:style style:name="T313" style:family="text">
      <style:text-properties fo:color="#ffe083" fo:font-size="10.5pt"/>
    </style:style>
    <style:style style:name="T314" style:family="text">
      <style:text-properties fo:color="#ffe083" style:font-name="Ubuntu"/>
    </style:style>
    <style:style style:name="T315" style:family="text">
      <style:text-properties fo:color="#ffe083" style:font-name="Ubuntu" fo:font-size="11pt" fo:font-weight="normal" fo:background-color="#211e2f" loext:char-shading-value="0" style:font-size-asian="11pt" style:font-size-complex="11pt"/>
    </style:style>
    <style:style style:name="T316" style:family="text">
      <style:text-properties fo:color="#ffe083" fo:font-weight="normal" fo:background-color="#1e1e1e" loext:char-shading-value="0"/>
    </style:style>
    <style:style style:name="T317" style:family="text">
      <style:text-properties fo:color="#ffe083" officeooo:rsid="01265ce0"/>
    </style:style>
    <style:style style:name="T318" style:family="text">
      <style:text-properties fo:color="#00a933"/>
    </style:style>
    <style:style style:name="T319" style:family="text">
      <style:text-properties fo:color="#f10d0c"/>
    </style:style>
    <style:style style:name="T320" style:family="text">
      <style:text-properties officeooo:rsid="0031f8cc"/>
    </style:style>
    <style:style style:name="T321" style:family="text">
      <style:text-properties fo:color="#ffffff" style:font-name="Monaco, Menlo," fo:font-size="10.5pt" fo:background-color="#1e1e1e" loext:char-shading-value="0"/>
    </style:style>
    <style:style style:name="T322" style:family="text">
      <style:text-properties fo:color="#ffffff" style:font-name="Monaco, Menlo," fo:font-size="10.5pt" fo:font-weight="normal" fo:background-color="#1e1e1e" loext:char-shading-value="0"/>
    </style:style>
    <style:style style:name="T323" style:family="text">
      <style:text-properties fo:color="#ffffff" style:font-name="Monaco, Menlo," fo:font-weight="normal" fo:background-color="#1e1e1e" loext:char-shading-value="0"/>
    </style:style>
    <style:style style:name="T324" style:family="text">
      <style:text-properties fo:color="#ffffff" style:font-name="Monaco, Menlo," fo:font-size="11pt" fo:font-weight="normal" fo:background-color="#1e1e1e" loext:char-shading-value="0" style:font-size-asian="11pt" style:font-size-complex="11pt"/>
    </style:style>
    <style:style style:name="T325" style:family="text">
      <style:text-properties fo:color="#ffffff" style:font-name="Monaco" fo:font-size="10.5pt"/>
    </style:style>
    <style:style style:name="T326" style:family="text">
      <style:text-properties fo:color="#ffffff" style:font-name="Ubuntu" fo:font-size="11pt" fo:background-color="#211e2f" loext:char-shading-value="0"/>
    </style:style>
    <style:style style:name="T327" style:family="text">
      <style:text-properties fo:color="#ffffff" style:font-name="Ubuntu" fo:font-size="11pt" fo:background-color="#211e2f" loext:char-shading-value="0" style:font-size-asian="11pt" style:font-size-complex="11pt"/>
    </style:style>
    <style:style style:name="T328" style:family="text">
      <style:text-properties fo:color="#ffffff" style:font-name="Ubuntu" fo:font-size="11pt" fo:font-weight="normal" fo:background-color="#211e2f" loext:char-shading-value="0" style:font-size-asian="11pt" style:font-size-complex="11pt"/>
    </style:style>
    <style:style style:name="T329" style:family="text">
      <style:text-properties fo:color="#ffffff" style:font-name="Ubuntu" fo:background-color="#211e2f" loext:char-shading-value="0"/>
    </style:style>
    <style:style style:name="T330" style:family="text">
      <style:text-properties fo:color="#ffffff" officeooo:rsid="00fec6b6" fo:background-color="#1e1e1e" loext:char-shading-value="0"/>
    </style:style>
    <style:style style:name="T331" style:family="text">
      <style:text-properties fo:color="#ffffff" fo:font-weight="normal" fo:background-color="#1e1e1e" loext:char-shading-value="0"/>
    </style:style>
    <style:style style:name="T332" style:family="text">
      <style:text-properties fo:color="#ffffff" officeooo:rsid="01309ff9" fo:background-color="#000000" loext:char-shading-value="0"/>
    </style:style>
    <style:style style:name="T333" style:family="text">
      <style:text-properties fo:color="#cc7bc2"/>
    </style:style>
    <style:style style:name="T334" style:family="text">
      <style:text-properties fo:color="#cc7bc2" style:font-name="Monaco, Menlo," fo:font-size="10.5pt" fo:background-color="#1e1e1e" loext:char-shading-value="0"/>
    </style:style>
    <style:style style:name="T335" style:family="text">
      <style:text-properties fo:color="#cc7bc2" fo:background-color="#1e1e1e" loext:char-shading-value="0"/>
    </style:style>
    <style:style style:name="T336" style:family="text">
      <style:text-properties fo:color="#cc7bc2" fo:background-color="#1e1e1e" loext:char-shading-value="0" style:font-size-asian="11pt" style:font-size-complex="11pt"/>
    </style:style>
    <style:style style:name="T337" style:family="text">
      <style:text-properties fo:color="#cc7bc2" officeooo:rsid="00ae4741" fo:background-color="#1e1e1e" loext:char-shading-value="0"/>
    </style:style>
    <style:style style:name="T338" style:family="text">
      <style:text-properties fo:color="#cc7bc2" officeooo:rsid="00a6d081"/>
    </style:style>
    <style:style style:name="T339" style:family="text">
      <style:text-properties fo:color="#cc7bc2" fo:font-weight="normal" fo:background-color="#1e1e1e" loext:char-shading-value="0"/>
    </style:style>
    <style:style style:name="T340" style:family="text">
      <style:text-properties fo:color="#e85d7f"/>
    </style:style>
    <style:style style:name="T341" style:family="text">
      <style:text-properties fo:color="#e85d7f" officeooo:rsid="010da78f"/>
    </style:style>
    <style:style style:name="T342" style:family="text">
      <style:text-properties fo:color="#e85d7f" style:font-name="Ubuntu" fo:font-size="11pt" fo:background-color="#211e2f" loext:char-shading-value="0"/>
    </style:style>
    <style:style style:name="T343" style:family="text">
      <style:text-properties fo:color="#e85d7f" style:font-name="Ubuntu" fo:font-size="11pt" fo:font-weight="normal" fo:background-color="#211e2f" loext:char-shading-value="0" style:font-size-asian="11pt" style:font-size-complex="11pt"/>
    </style:style>
    <style:style style:name="T344" style:family="text">
      <style:text-properties fo:color="#e85d7f" style:font-name="Ubuntu" fo:background-color="#211e2f" loext:char-shading-value="0"/>
    </style:style>
    <style:style style:name="T345" style:family="text">
      <style:text-properties fo:background-color="#1e1e1e" loext:char-shading-value="0"/>
    </style:style>
    <style:style style:name="T346" style:family="text">
      <style:text-properties fo:background-color="#1e1e1e" loext:char-shading-value="0" style:font-size-asian="11pt" style:font-size-complex="11pt"/>
    </style:style>
    <style:style style:name="T347" style:family="text">
      <style:text-properties officeooo:rsid="00fec6b6" fo:background-color="#1e1e1e" loext:char-shading-value="0" style:font-size-asian="11pt" style:font-size-complex="11pt"/>
    </style:style>
    <style:style style:name="T348" style:family="text">
      <style:text-properties officeooo:rsid="01061ec4" fo:background-color="#1e1e1e" loext:char-shading-value="0" style:font-size-asian="11pt" style:font-size-complex="11pt"/>
    </style:style>
    <style:style style:name="T349" style:family="text">
      <style:text-properties officeooo:rsid="01309ff9" fo:background-color="#1e1e1e" loext:char-shading-value="0"/>
    </style:style>
    <style:style style:name="T350" style:family="text">
      <style:text-properties fo:font-size="12.75pt" fo:font-weight="bold" style:font-weight-asian="bold" style:font-weight-complex="bold"/>
    </style:style>
    <style:style style:name="T351" style:family="text">
      <style:text-properties style:font-size-asian="11pt" style:font-size-complex="11pt"/>
    </style:style>
    <style:style style:name="T352" style:family="text">
      <style:text-properties fo:color="#939598"/>
    </style:style>
    <style:style style:name="T353" style:family="text">
      <style:text-properties fo:color="#939598" style:font-size-asian="11pt" style:font-size-complex="11pt"/>
    </style:style>
    <style:style style:name="T354" style:family="text">
      <style:text-properties fo:color="#939598" style:font-name="Monaco, Menlo," fo:font-size="10.5pt" fo:font-weight="normal" fo:background-color="#1e1e1e" loext:char-shading-value="0"/>
    </style:style>
    <style:style style:name="T355" style:family="text">
      <style:text-properties fo:color="#939598" style:font-name="Monaco" fo:font-size="10.5pt"/>
    </style:style>
    <style:style style:name="T356" style:family="text">
      <style:text-properties fo:color="#939598" style:font-name="Ubuntu" fo:font-size="11pt" fo:background-color="#211e2f" loext:char-shading-value="0"/>
    </style:style>
    <style:style style:name="T357" style:family="text">
      <style:text-properties officeooo:rsid="004b5b94"/>
    </style:style>
    <style:style style:name="T358" style:family="text">
      <style:text-properties officeooo:rsid="00520d8a"/>
    </style:style>
    <style:style style:name="T359" style:family="text">
      <style:text-properties officeooo:rsid="00578210"/>
    </style:style>
    <style:style style:name="T360" style:family="text">
      <style:text-properties fo:color="#dcdcaa"/>
    </style:style>
    <style:style style:name="T361" style:family="text">
      <style:text-properties fo:color="#9cdcfe"/>
    </style:style>
    <style:style style:name="T362" style:family="text">
      <style:text-properties officeooo:rsid="00697516"/>
    </style:style>
    <style:style style:name="T363" style:family="text">
      <style:text-properties style:font-name="Ubuntu"/>
    </style:style>
    <style:style style:name="T364" style:family="text">
      <style:text-properties style:font-name="Ubuntu" fo:font-size="11pt" style:font-size-asian="11pt" style:font-size-complex="11pt"/>
    </style:style>
    <style:style style:name="T365" style:family="text">
      <style:text-properties style:font-name="Ubuntu" fo:background-color="#eae9ed" loext:char-shading-value="0" loext:padding="0cm" loext:border="none"/>
    </style:style>
    <style:style style:name="T366" style:family="text">
      <style:text-properties fo:color="#c586c0"/>
    </style:style>
    <style:style style:name="T367" style:family="text">
      <style:text-properties fo:color="#ce9178"/>
    </style:style>
    <style:style style:name="T368" style:family="text">
      <style:text-properties fo:color="#4fc1ff"/>
    </style:style>
    <style:style style:name="T369" style:family="text">
      <style:text-properties fo:color="#b5cea8"/>
    </style:style>
    <style:style style:name="T370" style:family="text">
      <style:text-properties fo:color="#569cd6"/>
    </style:style>
    <style:style style:name="T371" style:family="text">
      <style:text-properties fo:color="#c9211e"/>
    </style:style>
    <style:style style:name="T372" style:family="text">
      <style:text-properties officeooo:rsid="00943d60"/>
    </style:style>
    <style:style style:name="T373" style:family="text">
      <style:text-properties fo:color="#000000"/>
    </style:style>
    <style:style style:name="T374" style:family="text">
      <style:text-properties officeooo:rsid="009d5f1b"/>
    </style:style>
    <style:style style:name="T375" style:family="text">
      <style:text-properties fo:color="#1e1e1e" fo:background-color="transparent" loext:char-shading-value="0"/>
    </style:style>
    <style:style style:name="T376" style:family="text">
      <style:text-properties officeooo:rsid="00d0bb27"/>
    </style:style>
    <style:style style:name="T377" style:family="text">
      <style:text-properties officeooo:rsid="00d2a1c6"/>
    </style:style>
    <style:style style:name="T378" style:family="text">
      <style:text-properties officeooo:rsid="00db1518"/>
    </style:style>
    <style:style style:name="T379" style:family="text">
      <style:text-properties fo:font-weight="bold" fo:background-color="#ffff00" loext:char-shading-value="0" style:font-weight-asian="bold" style:font-weight-complex="bold"/>
    </style:style>
    <style:style style:name="T380" style:family="text">
      <style:text-properties fo:font-weight="bold" officeooo:rsid="00e10770" fo:background-color="#ffff00" loext:char-shading-value="0" style:font-weight-asian="bold" style:font-weight-complex="bold"/>
    </style:style>
    <style:style style:name="T381" style:family="text">
      <style:text-properties style:font-name="monospace"/>
    </style:style>
    <style:style style:name="T382" style:family="text">
      <style:text-properties officeooo:rsid="00df848d"/>
    </style:style>
    <style:style style:name="T383" style:family="text">
      <style:text-properties officeooo:rsid="00e3d9d9"/>
    </style:style>
    <style:style style:name="T384" style:family="text">
      <style:text-properties fo:font-weight="normal" officeooo:rsid="010bad4e" fo:background-color="transparent" loext:char-shading-value="0"/>
    </style:style>
    <style:style style:name="T385" style:family="text">
      <style:text-properties officeooo:rsid="00faf6e1"/>
    </style:style>
    <style:style style:name="T386" style:family="text">
      <style:text-properties officeooo:rsid="00fbaeac" fo:background-color="transparent" loext:char-shading-value="0" style:font-size-asian="11pt" style:font-size-complex="11pt"/>
    </style:style>
    <style:style style:name="T387" style:family="text">
      <style:text-properties fo:background-color="transparent" loext:char-shading-value="0" style:font-size-asian="11pt" style:font-weight-asian="normal" style:font-size-complex="11pt" style:font-weight-complex="normal"/>
    </style:style>
    <style:style style:name="T388" style:family="text">
      <style:text-properties style:use-window-font-color="true" style:font-size-asian="11pt" style:font-size-complex="11pt"/>
    </style:style>
    <style:style style:name="T389" style:family="text">
      <style:text-properties officeooo:rsid="01044438"/>
    </style:style>
    <style:style style:name="T390" style:family="text">
      <style:text-properties officeooo:rsid="010da78f"/>
    </style:style>
    <style:style style:name="T391" style:family="text">
      <style:text-properties officeooo:rsid="0110f29c"/>
    </style:style>
    <style:style style:name="T392" style:family="text">
      <style:text-properties officeooo:rsid="0113baa6"/>
    </style:style>
    <style:style style:name="T393" style:family="text">
      <style:text-properties officeooo:rsid="011553d7"/>
    </style:style>
    <style:style style:name="T394" style:family="text">
      <style:text-properties officeooo:rsid="0117f910"/>
    </style:style>
    <style:style style:name="T395" style:family="text">
      <style:text-properties officeooo:rsid="011c063a"/>
    </style:style>
    <style:style style:name="T396" style:family="text">
      <style:text-properties officeooo:rsid="011cd36b"/>
    </style:style>
    <style:style style:name="T397" style:family="text">
      <style:text-properties officeooo:rsid="0141b8d0"/>
    </style:style>
    <style:style style:name="T398" style:family="text">
      <style:text-properties officeooo:rsid="0144341f"/>
    </style:style>
    <style:style style:name="T399" style:family="text">
      <style:text-properties officeooo:rsid="014ffa5c"/>
    </style:style>
    <style:style style:name="T400" style:family="text">
      <style:text-properties officeooo:rsid="01559a13"/>
    </style:style>
    <style:style style:name="T401" style:family="text">
      <style:text-properties fo:color="#6f6f6f" style:font-name="Roboto1" fo:font-size="12pt"/>
    </style:style>
    <style:style style:name="T402" style:family="text">
      <style:text-properties fo:color="#6f6f6f" style:font-name="Roboto1" fo:font-size="12pt" fo:font-style="italic"/>
    </style:style>
    <style:style style:name="T403" style:family="text">
      <style:text-properties fo:color="#6f6f6f" style:font-name="Roboto1" fo:font-size="12pt" fo:font-style="italic" fo:font-weight="normal"/>
    </style:style>
    <style:style style:name="T404" style:family="text">
      <style:text-properties fo:color="#6f6f6f" style:font-name="Roboto1" fo:font-size="12pt" fo:font-style="italic" fo:font-weight="bold" style:font-weight-asian="bold" style:font-weight-complex="bold"/>
    </style:style>
    <style:style style:name="T405" style:family="text">
      <style:text-properties fo:color="#6f6f6f" style:font-name="Roboto1" fo:font-size="12pt" fo:font-style="italic" fo:font-weight="bold" style:font-style-asian="italic" style:font-weight-asian="bold" style:font-style-complex="italic" style:font-weight-complex="bold"/>
    </style:style>
    <style:style style:name="T406" style:family="text">
      <style:text-properties fo:color="#6f6f6f" style:font-name="Roboto1" fo:font-size="12pt" fo:font-style="italic" style:font-style-asian="italic" style:font-style-complex="italic"/>
    </style:style>
    <style:style style:name="T407" style:family="text">
      <style:text-properties fo:color="#6f6f6f" style:font-name="Roboto1" fo:font-size="12pt" fo:font-weight="bold" style:font-weight-asian="bold" style:font-weight-complex="bold"/>
    </style:style>
    <style:style style:name="T408" style:family="text">
      <style:text-properties fo:color="#6f6f6f" style:font-name="Roboto1" fo:font-size="12pt" fo:font-weight="bold" style:font-style-asian="normal" style:font-weight-asian="bold" style:font-style-complex="normal" style:font-weight-complex="bold"/>
    </style:style>
    <style:style style:name="T409" style:family="text">
      <style:text-properties fo:color="#6f6f6f" style:font-name="Roboto1" fo:font-size="12pt" style:font-style-asian="normal" style:font-style-complex="normal"/>
    </style:style>
    <style:style style:name="T410" style:family="text">
      <style:text-properties fo:font-style="italic" style:font-style-asian="italic" style:font-style-complex="italic"/>
    </style:style>
    <style:style style:name="T411" style:family="text">
      <style:text-properties style:font-style-asian="normal" style:font-style-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91" text:anchor-type="page" text:anchor-page-number="1" svg:x="1.323cm" svg:y="0.794cm" svg:width="0.741cm" draw:z-index="90">
        <draw:text-box fo:min-height="0.041cm">
          <text:p text:style-name="P391">1.</text:p>
        </draw:text-box>
      </draw:frame>
      <draw:frame draw:style-name="fr1" draw:name="Врезка90" text:anchor-type="page" text:anchor-page-number="1" svg:x="1.323cm" svg:y="0.794cm" svg:width="0.741cm" draw:z-index="89">
        <draw:text-box fo:min-height="0.041cm">
          <text:p text:style-name="P391">1.</text:p>
        </draw:text-box>
      </draw:frame>
      <draw:frame draw:style-name="fr1" draw:name="Врезка89" text:anchor-type="page" text:anchor-page-number="1" svg:x="1.323cm" svg:y="0.794cm" svg:width="0.741cm" draw:z-index="88">
        <draw:text-box fo:min-height="0.041cm">
          <text:p text:style-name="P391">1.</text:p>
        </draw:text-box>
      </draw:frame>
      <draw:frame draw:style-name="fr1" draw:name="Врезка88" text:anchor-type="page" text:anchor-page-number="1" svg:x="1.323cm" svg:y="0.794cm" svg:width="0.741cm" draw:z-index="87">
        <draw:text-box fo:min-height="0.041cm">
          <text:p text:style-name="P391">1.</text:p>
        </draw:text-box>
      </draw:frame>
      <draw:frame draw:style-name="fr1" draw:name="Врезка67" text:anchor-type="page" text:anchor-page-number="1" svg:x="1.323cm" svg:y="0.794cm" svg:width="0.741cm" draw:z-index="66">
        <draw:text-box fo:min-height="0.041cm">
          <text:p text:style-name="P391">1 .</text:p>
        </draw:text-box>
      </draw:frame>
      <draw:frame draw:style-name="fr1" draw:name="Врезка66" text:anchor-type="page" text:anchor-page-number="1" svg:x="1.323cm" svg:y="0.794cm" svg:width="0.741cm" draw:z-index="65">
        <draw:text-box fo:min-height="0.041cm">
          <text:p text:style-name="P391">1 .</text:p>
        </draw:text-box>
      </draw:frame>
      <draw:frame draw:style-name="fr1" draw:name="Врезка65" text:anchor-type="page" text:anchor-page-number="1" svg:x="1.323cm" svg:y="0.794cm" svg:width="0.741cm" draw:z-index="64">
        <draw:text-box fo:min-height="0.041cm">
          <text:p text:style-name="P391">1 .</text:p>
        </draw:text-box>
      </draw:frame>
      <draw:frame draw:style-name="fr1" draw:name="Врезка64" text:anchor-type="page" text:anchor-page-number="1" svg:x="1.323cm" svg:y="0.794cm" svg:width="0.741cm" draw:z-index="63">
        <draw:text-box fo:min-height="0.041cm">
          <text:p text:style-name="P391">1 .</text:p>
        </draw:text-box>
      </draw:frame>
      <draw:frame draw:style-name="fr1" draw:name="Врезка63" text:anchor-type="page" text:anchor-page-number="1" svg:x="1.323cm" svg:y="0.794cm" svg:width="0.741cm" draw:z-index="62">
        <draw:text-box fo:min-height="0.041cm">
          <text:p text:style-name="P391">1 .</text:p>
        </draw:text-box>
      </draw:frame>
      <draw:frame draw:style-name="fr1" draw:name="Врезка58" text:anchor-type="page" text:anchor-page-number="1" svg:x="1.323cm" svg:y="0.794cm" svg:width="0.741cm" draw:z-index="57">
        <draw:text-box fo:min-height="0.041cm">
          <text:p text:style-name="P391">1 .</text:p>
        </draw:text-box>
      </draw:frame>
      <draw:frame draw:style-name="fr1" draw:name="Врезка57" text:anchor-type="page" text:anchor-page-number="1" svg:x="1.323cm" svg:y="0.794cm" svg:width="0.741cm" draw:z-index="56">
        <draw:text-box fo:min-height="0.041cm">
          <text:p text:style-name="P391">1 .</text:p>
        </draw:text-box>
      </draw:frame>
      <draw:frame draw:style-name="fr1" draw:name="Врезка56" text:anchor-type="page" text:anchor-page-number="1" svg:x="1.323cm" svg:y="0.794cm" svg:width="0.741cm" draw:z-index="55">
        <draw:text-box fo:min-height="0.041cm">
          <text:p text:style-name="P391">1 .</text:p>
        </draw:text-box>
      </draw:frame>
      <draw:frame draw:style-name="fr1" draw:name="Врезка55" text:anchor-type="page" text:anchor-page-number="1" svg:x="1.323cm" svg:y="0.794cm" svg:width="0.741cm" draw:z-index="54">
        <draw:text-box fo:min-height="0.041cm">
          <text:p text:style-name="P391">1 .</text:p>
        </draw:text-box>
      </draw:frame>
      <draw:frame draw:style-name="fr1" draw:name="Врезка54" text:anchor-type="page" text:anchor-page-number="1" svg:x="1.323cm" svg:y="0.794cm" svg:width="0.741cm" draw:z-index="53">
        <draw:text-box fo:min-height="0.041cm">
          <text:p text:style-name="P391">1 .</text:p>
        </draw:text-box>
      </draw:frame>
      <draw:frame draw:style-name="fr1" draw:name="Врезка53" text:anchor-type="page" text:anchor-page-number="1" svg:x="1.323cm" svg:y="0.794cm" svg:width="0.741cm" draw:z-index="52">
        <draw:text-box fo:min-height="0.041cm">
          <text:p text:style-name="P391">1 .</text:p>
        </draw:text-box>
      </draw:frame>
      <draw:frame draw:style-name="fr1" draw:name="Врезка52" text:anchor-type="page" text:anchor-page-number="1" svg:x="1.323cm" svg:y="0.794cm" svg:width="0.741cm" draw:z-index="51">
        <draw:text-box fo:min-height="0.041cm">
          <text:p text:style-name="P391">1 .</text:p>
        </draw:text-box>
      </draw:frame>
      <draw:frame draw:style-name="fr1" draw:name="Врезка51" text:anchor-type="page" text:anchor-page-number="1" svg:x="1.323cm" svg:y="0.794cm" svg:width="0.741cm" draw:z-index="50">
        <draw:text-box fo:min-height="0.041cm">
          <text:p text:style-name="P391">1 .</text:p>
        </draw:text-box>
      </draw:frame>
      <draw:frame draw:style-name="fr1" draw:name="Врезка50" text:anchor-type="page" text:anchor-page-number="1" svg:x="1.323cm" svg:y="0.794cm" svg:width="0.741cm" draw:z-index="49">
        <draw:text-box fo:min-height="0.041cm">
          <text:p text:style-name="P391">1 .</text:p>
        </draw:text-box>
      </draw:frame>
      <draw:frame draw:style-name="fr1" draw:name="Врезка49" text:anchor-type="page" text:anchor-page-number="1" svg:x="1.323cm" svg:y="0.794cm" svg:width="0.741cm" draw:z-index="48">
        <draw:text-box fo:min-height="0.041cm">
          <text:p text:style-name="P391">1 .</text:p>
        </draw:text-box>
      </draw:frame>
      <draw:frame draw:style-name="fr1" draw:name="Врезка44" text:anchor-type="page" text:anchor-page-number="1" svg:x="1.323cm" svg:y="0.794cm" svg:width="0.741cm" draw:z-index="43">
        <draw:text-box fo:min-height="0.041cm">
          <text:p text:style-name="P391">1 .</text:p>
        </draw:text-box>
      </draw:frame>
      <draw:frame draw:style-name="fr1" draw:name="Врезка43" text:anchor-type="page" text:anchor-page-number="1" svg:x="1.323cm" svg:y="0.794cm" svg:width="0.741cm" draw:z-index="42">
        <draw:text-box fo:min-height="0.041cm">
          <text:p text:style-name="P391">1 .</text:p>
        </draw:text-box>
      </draw:frame>
      <draw:frame draw:style-name="fr1" draw:name="Врезка42" text:anchor-type="page" text:anchor-page-number="1" svg:x="1.323cm" svg:y="0.794cm" svg:width="0.741cm" draw:z-index="41">
        <draw:text-box fo:min-height="0.041cm">
          <text:p text:style-name="P391">1 .</text:p>
        </draw:text-box>
      </draw:frame>
      <draw:frame draw:style-name="fr1" draw:name="Врезка41" text:anchor-type="page" text:anchor-page-number="1" svg:x="1.323cm" svg:y="0.794cm" svg:width="0.741cm" draw:z-index="40">
        <draw:text-box fo:min-height="0.041cm">
          <text:p text:style-name="P391">1 .</text:p>
        </draw:text-box>
      </draw:frame>
      <draw:frame draw:style-name="fr1" draw:name="Врезка37" text:anchor-type="page" text:anchor-page-number="1" svg:x="1.323cm" svg:y="0.794cm" svg:width="0.741cm" draw:z-index="36">
        <draw:text-box fo:min-height="0.041cm">
          <text:p text:style-name="P391">1 .</text:p>
        </draw:text-box>
      </draw:frame>
      <draw:frame draw:style-name="fr1" draw:name="Врезка36" text:anchor-type="page" text:anchor-page-number="1" svg:x="1.323cm" svg:y="0.794cm" svg:width="0.741cm" draw:z-index="35">
        <draw:text-box fo:min-height="0.041cm">
          <text:p text:style-name="P391">1 .</text:p>
        </draw:text-box>
      </draw:frame>
      <draw:frame draw:style-name="fr1" draw:name="Врезка35" text:anchor-type="page" text:anchor-page-number="1" svg:x="1.323cm" svg:y="0.794cm" svg:width="0.741cm" draw:z-index="34">
        <draw:text-box fo:min-height="0.041cm">
          <text:p text:style-name="P391">1 .</text:p>
        </draw:text-box>
      </draw:frame>
      <draw:frame draw:style-name="fr1" draw:name="Врезка34" text:anchor-type="page" text:anchor-page-number="1" svg:x="1.323cm" svg:y="0.794cm" svg:width="0.741cm" draw:z-index="33">
        <draw:text-box fo:min-height="0.041cm">
          <text:p text:style-name="P391">1 .</text:p>
        </draw:text-box>
      </draw:frame>
      <draw:frame draw:style-name="fr1" draw:name="Врезка33" text:anchor-type="page" text:anchor-page-number="1" svg:x="1.323cm" svg:y="0.794cm" svg:width="0.741cm" draw:z-index="32">
        <draw:text-box fo:min-height="0.041cm">
          <text:p text:style-name="P391">1 .</text:p>
        </draw:text-box>
      </draw:frame>
      <draw:frame draw:style-name="fr1" draw:name="Врезка32" text:anchor-type="page" text:anchor-page-number="1" svg:x="1.323cm" svg:y="0.794cm" svg:width="0.741cm" draw:z-index="31">
        <draw:text-box fo:min-height="0.041cm">
          <text:p text:style-name="P391">1 .</text:p>
        </draw:text-box>
      </draw:frame>
      <draw:frame draw:style-name="fr1" draw:name="Врезка31" text:anchor-type="page" text:anchor-page-number="1" svg:x="1.323cm" svg:y="0.794cm" svg:width="0.741cm" draw:z-index="30">
        <draw:text-box fo:min-height="0.041cm">
          <text:p text:style-name="P391">1 .</text:p>
        </draw:text-box>
      </draw:frame>
      <draw:frame draw:style-name="fr1" draw:name="Врезка28" text:anchor-type="page" text:anchor-page-number="1" svg:x="1.323cm" svg:y="0.794cm" svg:width="0.741cm" draw:z-index="27">
        <draw:text-box fo:min-height="0.041cm">
          <text:p text:style-name="P391">1 .</text:p>
        </draw:text-box>
      </draw:frame>
      <draw:frame draw:style-name="fr1" draw:name="Врезка27" text:anchor-type="page" text:anchor-page-number="1" svg:x="1.323cm" svg:y="0.794cm" svg:width="0.741cm" draw:z-index="26">
        <draw:text-box fo:min-height="0.041cm">
          <text:p text:style-name="P391">1 .</text:p>
        </draw:text-box>
      </draw:frame>
      <draw:frame draw:style-name="fr1" draw:name="Врезка26" text:anchor-type="page" text:anchor-page-number="1" svg:x="1.323cm" svg:y="0.794cm" svg:width="0.741cm" draw:z-index="25">
        <draw:text-box fo:min-height="0.041cm">
          <text:p text:style-name="P391">1 .</text:p>
        </draw:text-box>
      </draw:frame>
      <draw:frame draw:style-name="fr1" draw:name="Врезка25" text:anchor-type="page" text:anchor-page-number="1" svg:x="1.323cm" svg:y="0.794cm" svg:width="0.741cm" draw:z-index="24">
        <draw:text-box fo:min-height="0.041cm">
          <text:p text:style-name="P391">1 .</text:p>
        </draw:text-box>
      </draw:frame>
      <draw:frame draw:style-name="fr1" draw:name="Врезка24" text:anchor-type="page" text:anchor-page-number="1" svg:x="1.323cm" svg:y="0.794cm" svg:width="0.741cm" draw:z-index="23">
        <draw:text-box fo:min-height="0.041cm">
          <text:p text:style-name="P391">1 .</text:p>
        </draw:text-box>
      </draw:frame>
      <draw:frame draw:style-name="fr1" draw:name="Врезка23" text:anchor-type="page" text:anchor-page-number="1" svg:x="1.323cm" svg:y="0.794cm" svg:width="0.741cm" draw:z-index="22">
        <draw:text-box fo:min-height="0.041cm">
          <text:p text:style-name="P391">1 .</text:p>
        </draw:text-box>
      </draw:frame>
      <draw:frame draw:style-name="fr1" draw:name="Врезка22" text:anchor-type="page" text:anchor-page-number="1" svg:x="1.323cm" svg:y="0.794cm" svg:width="0.741cm" draw:z-index="21">
        <draw:text-box fo:min-height="0.041cm">
          <text:p text:style-name="P391">1 .</text:p>
        </draw:text-box>
      </draw:frame>
      <draw:frame draw:style-name="fr1" draw:name="Врезка21" text:anchor-type="page" text:anchor-page-number="1" svg:x="1.323cm" svg:y="0.794cm" svg:width="0.741cm" draw:z-index="20">
        <draw:text-box fo:min-height="0.041cm">
          <text:p text:style-name="P391">1 .</text:p>
        </draw:text-box>
      </draw:frame>
      <draw:frame draw:style-name="fr1" draw:name="Врезка20" text:anchor-type="page" text:anchor-page-number="1" svg:x="1.323cm" svg:y="0.794cm" svg:width="0.741cm" draw:z-index="19">
        <draw:text-box fo:min-height="0.041cm">
          <text:p text:style-name="P391">1 .</text:p>
        </draw:text-box>
      </draw:frame>
      <draw:frame draw:style-name="fr1" draw:name="Врезка19" text:anchor-type="page" text:anchor-page-number="1" svg:x="1.323cm" svg:y="0.794cm" svg:width="0.741cm" draw:z-index="18">
        <draw:text-box fo:min-height="0.041cm">
          <text:p text:style-name="P391">1 .</text:p>
        </draw:text-box>
      </draw:frame>
      <draw:frame draw:style-name="fr1" draw:name="Врезка18" text:anchor-type="page" text:anchor-page-number="1" svg:x="1.323cm" svg:y="0.794cm" svg:width="0.741cm" draw:z-index="17">
        <draw:text-box fo:min-height="0.041cm">
          <text:p text:style-name="P391">1 .</text:p>
        </draw:text-box>
      </draw:frame>
      <draw:frame draw:style-name="fr1" draw:name="Врезка12" text:anchor-type="page" text:anchor-page-number="1" svg:x="1.323cm" svg:y="0.794cm" svg:width="0.741cm" draw:z-index="11">
        <draw:text-box fo:min-height="0.041cm">
          <text:p text:style-name="P391">2 .</text:p>
        </draw:text-box>
      </draw:frame>
      <draw:frame draw:style-name="fr1" draw:name="Врезка10" text:anchor-type="page" text:anchor-page-number="1" svg:x="0.794cm" svg:y="0.794cm" svg:width="0.529cm" draw:z-index="9">
        <draw:text-box fo:min-height="0.529cm">
          <text:p text:style-name="Text_20_body"><draw:frame draw:style-name="fr2" draw:name="Врезка11" text:anchor-type="char" svg:width="0.041cm" draw:z-index="10"><draw:text-box fo:min-height="0.041cm"><text:p text:style-name="Text_20_body">КПП 2 пройден</text:p></draw:text-box></draw:frame></text:p>
        </draw:text-box>
      </draw:frame>
      <draw:frame draw:style-name="fr1" draw:name="Врезка5" text:anchor-type="page" text:anchor-page-number="1" svg:x="1.323cm" svg:y="0.794cm" svg:width="0.741cm" draw:z-index="4">
        <draw:text-box fo:min-height="0.041cm">
          <text:p text:style-name="P391">1 .</text:p>
        </draw:text-box>
      </draw:frame>
      <draw:frame draw:style-name="fr1" draw:name="Врезка4" text:anchor-type="page" text:anchor-page-number="1" svg:x="1.323cm" svg:y="0.794cm" svg:width="0.741cm" draw:z-index="3">
        <draw:text-box fo:min-height="0.041cm">
          <text:p text:style-name="P391">1 .</text:p>
        </draw:text-box>
      </draw:frame>
      <draw:frame draw:style-name="fr1" draw:name="Врезка3" text:anchor-type="page" text:anchor-page-number="1" svg:x="1.323cm" svg:y="0.794cm" svg:width="0.741cm" draw:z-index="2">
        <draw:text-box fo:min-height="0.041cm">
          <text:p text:style-name="P391">1 .</text:p>
        </draw:text-box>
      </draw:frame>
      <draw:frame draw:style-name="fr1" draw:name="Врезка1" text:anchor-type="page" text:anchor-page-number="1" svg:x="1.323cm" svg:y="0.794cm" svg:width="0.741cm" draw:z-index="0">
        <draw:text-box fo:min-height="0.041cm">
          <text:p text:style-name="P391">1 .</text:p>
        </draw:text-box>
      </draw:frame>
      <draw:frame draw:style-name="fr1" draw:name="Врезка2" text:anchor-type="page" text:anchor-page-number="1" svg:x="1.323cm" svg:y="0.794cm" svg:width="0.741cm" draw:z-index="1">
        <draw:text-box fo:min-height="0.041cm">
          <text:p text:style-name="P391">1 .</text:p>
        </draw:text-box>
      </draw:frame>
      <draw:frame draw:style-name="fr1" draw:name="Врезка6" text:anchor-type="page" text:anchor-page-number="1" svg:x="1.323cm" svg:y="0.794cm" svg:width="0.741cm" draw:z-index="5">
        <draw:text-box fo:min-height="0.041cm">
          <text:p text:style-name="P391">1 .</text:p>
        </draw:text-box>
      </draw:frame>
      <draw:frame draw:style-name="fr1" draw:name="Врезка7" text:anchor-type="page" text:anchor-page-number="1" svg:x="1.323cm" svg:y="0.794cm" svg:width="0.741cm" draw:z-index="6">
        <draw:text-box fo:min-height="0.041cm">
          <text:p text:style-name="P391">1 .</text:p>
        </draw:text-box>
      </draw:frame>
      <draw:frame draw:style-name="fr1" draw:name="Врезка8" text:anchor-type="page" text:anchor-page-number="1" svg:x="1.323cm" svg:y="0.794cm" svg:width="0.741cm" draw:z-index="7">
        <draw:text-box fo:min-height="0.041cm">
          <text:p text:style-name="P391">1 .</text:p>
        </draw:text-box>
      </draw:frame>
      <draw:frame draw:style-name="fr1" draw:name="Врезка9" text:anchor-type="page" text:anchor-page-number="1" svg:x="1.323cm" svg:y="0.794cm" svg:width="0.741cm" draw:z-index="8">
        <draw:text-box fo:min-height="0.041cm">
          <text:p text:style-name="P391">1 .</text:p>
        </draw:text-box>
      </draw:frame>
      <draw:frame draw:style-name="fr1" draw:name="Врезка13" text:anchor-type="page" text:anchor-page-number="1" svg:x="1.323cm" svg:y="0.794cm" svg:width="0.741cm" draw:z-index="12">
        <draw:text-box fo:min-height="0.041cm">
          <text:p text:style-name="P391">1 .</text:p>
        </draw:text-box>
      </draw:frame>
      <draw:frame draw:style-name="fr1" draw:name="Врезка14" text:anchor-type="page" text:anchor-page-number="1" svg:x="1.323cm" svg:y="0.794cm" svg:width="0.741cm" draw:z-index="13">
        <draw:text-box fo:min-height="0.041cm">
          <text:p text:style-name="P391">1 .</text:p>
        </draw:text-box>
      </draw:frame>
      <draw:frame draw:style-name="fr1" draw:name="Врезка15" text:anchor-type="page" text:anchor-page-number="1" svg:x="1.323cm" svg:y="0.794cm" svg:width="0.741cm" draw:z-index="14">
        <draw:text-box fo:min-height="0.041cm">
          <text:p text:style-name="P391">1 .</text:p>
        </draw:text-box>
      </draw:frame>
      <draw:frame draw:style-name="fr1" draw:name="Врезка16" text:anchor-type="page" text:anchor-page-number="1" svg:x="1.323cm" svg:y="0.794cm" svg:width="0.741cm" draw:z-index="15">
        <draw:text-box fo:min-height="0.041cm">
          <text:p text:style-name="P393">1 .</text:p>
        </draw:text-box>
      </draw:frame>
      <draw:frame draw:style-name="fr1" draw:name="Врезка17" text:anchor-type="page" text:anchor-page-number="1" svg:x="1.323cm" svg:y="0.794cm" svg:width="0.741cm" draw:z-index="16">
        <draw:text-box fo:min-height="0.041cm">
          <text:p text:style-name="P391">1 .</text:p>
        </draw:text-box>
      </draw:frame>
      <draw:frame draw:style-name="fr1" draw:name="Врезка29" text:anchor-type="page" text:anchor-page-number="1" svg:x="1.323cm" svg:y="0.794cm" svg:width="0.741cm" draw:z-index="28">
        <draw:text-box fo:min-height="0.041cm">
          <text:p text:style-name="P391">1 .</text:p>
        </draw:text-box>
      </draw:frame>
      <draw:frame draw:style-name="fr1" draw:name="Врезка30" text:anchor-type="page" text:anchor-page-number="1" svg:x="1.323cm" svg:y="0.794cm" svg:width="0.741cm" draw:z-index="29">
        <draw:text-box fo:min-height="0.041cm">
          <text:p text:style-name="P391">1 .</text:p>
        </draw:text-box>
      </draw:frame>
      <draw:frame draw:style-name="fr1" draw:name="Врезка38" text:anchor-type="page" text:anchor-page-number="1" svg:x="1.323cm" svg:y="0.794cm" svg:width="0.741cm" draw:z-index="37">
        <draw:text-box fo:min-height="0.041cm">
          <text:p text:style-name="P391">1 .</text:p>
        </draw:text-box>
      </draw:frame>
      <draw:frame draw:style-name="fr1" draw:name="Врезка39" text:anchor-type="page" text:anchor-page-number="1" svg:x="1.323cm" svg:y="0.794cm" svg:width="0.741cm" draw:z-index="38">
        <draw:text-box fo:min-height="0.041cm">
          <text:p text:style-name="P391">1 .</text:p>
        </draw:text-box>
      </draw:frame>
      <draw:frame draw:style-name="fr1" draw:name="Врезка40" text:anchor-type="page" text:anchor-page-number="1" svg:x="1.323cm" svg:y="0.794cm" svg:width="0.741cm" draw:z-index="39">
        <draw:text-box fo:min-height="0.041cm">
          <text:p text:style-name="P391">1 .</text:p>
        </draw:text-box>
      </draw:frame>
      <draw:frame draw:style-name="fr1" draw:name="Врезка45" text:anchor-type="page" text:anchor-page-number="1" svg:x="1.323cm" svg:y="0.794cm" svg:width="0.741cm" draw:z-index="44">
        <draw:text-box fo:min-height="0.041cm">
          <text:p text:style-name="P391">1 .</text:p>
        </draw:text-box>
      </draw:frame>
      <draw:frame draw:style-name="fr1" draw:name="Врезка46" text:anchor-type="page" text:anchor-page-number="1" svg:x="1.323cm" svg:y="0.794cm" svg:width="0.741cm" draw:z-index="45">
        <draw:text-box fo:min-height="0.041cm">
          <text:p text:style-name="P391">1 .</text:p>
        </draw:text-box>
      </draw:frame>
      <draw:frame draw:style-name="fr1" draw:name="Врезка47" text:anchor-type="page" text:anchor-page-number="1" svg:x="1.323cm" svg:y="0.794cm" svg:width="0.741cm" draw:z-index="46">
        <draw:text-box fo:min-height="0.041cm">
          <text:p text:style-name="P391">1 .</text:p>
        </draw:text-box>
      </draw:frame>
      <draw:frame draw:style-name="fr1" draw:name="Врезка48" text:anchor-type="page" text:anchor-page-number="1" svg:x="1.323cm" svg:y="0.794cm" svg:width="0.741cm" draw:z-index="47">
        <draw:text-box fo:min-height="0.041cm">
          <text:p text:style-name="P391">1 .</text:p>
        </draw:text-box>
      </draw:frame>
      <draw:frame draw:style-name="fr1" draw:name="Врезка59" text:anchor-type="page" text:anchor-page-number="1" svg:x="1.323cm" svg:y="0.794cm" svg:width="0.741cm" draw:z-index="58">
        <draw:text-box fo:min-height="0.041cm">
          <text:p text:style-name="P391">1 .</text:p>
        </draw:text-box>
      </draw:frame>
      <draw:frame draw:style-name="fr1" draw:name="Врезка60" text:anchor-type="page" text:anchor-page-number="1" svg:x="1.323cm" svg:y="0.794cm" svg:width="0.741cm" draw:z-index="59">
        <draw:text-box fo:min-height="0.041cm">
          <text:p text:style-name="P391">1 .</text:p>
        </draw:text-box>
      </draw:frame>
      <draw:frame draw:style-name="fr1" draw:name="Врезка61" text:anchor-type="page" text:anchor-page-number="1" svg:x="1.323cm" svg:y="0.794cm" svg:width="0.741cm" draw:z-index="60">
        <draw:text-box fo:min-height="0.041cm">
          <text:p text:style-name="P391">1 .</text:p>
        </draw:text-box>
      </draw:frame>
      <draw:frame draw:style-name="fr1" draw:name="Врезка62" text:anchor-type="page" text:anchor-page-number="1" svg:x="1.323cm" svg:y="0.794cm" svg:width="0.741cm" draw:z-index="61">
        <draw:text-box fo:min-height="0.041cm">
          <text:p text:style-name="P391">1 .</text:p>
        </draw:text-box>
      </draw:frame>
      <draw:frame draw:style-name="fr1" draw:name="Врезка68" text:anchor-type="page" text:anchor-page-number="1" svg:x="1.323cm" svg:y="0.794cm" svg:width="0.741cm" draw:z-index="67">
        <draw:text-box fo:min-height="0.041cm">
          <text:p text:style-name="P391">1 .</text:p>
        </draw:text-box>
      </draw:frame>
      <draw:frame draw:style-name="fr1" draw:name="Врезка69" text:anchor-type="page" text:anchor-page-number="1" svg:x="1.323cm" svg:y="0.794cm" svg:width="0.741cm" draw:z-index="68">
        <draw:text-box fo:min-height="0.041cm">
          <text:p text:style-name="P391">1 .</text:p>
        </draw:text-box>
      </draw:frame>
      <draw:frame draw:style-name="fr1" draw:name="Врезка70" text:anchor-type="page" text:anchor-page-number="1" svg:x="1.323cm" svg:y="0.794cm" svg:width="0.741cm" draw:z-index="69">
        <draw:text-box fo:min-height="0.041cm">
          <text:p text:style-name="P391">1 .</text:p>
        </draw:text-box>
      </draw:frame>
      <draw:frame draw:style-name="fr1" draw:name="Врезка71" text:anchor-type="page" text:anchor-page-number="1" svg:x="1.323cm" svg:y="0.794cm" svg:width="0.741cm" draw:z-index="70">
        <draw:text-box fo:min-height="0.041cm">
          <text:p text:style-name="P391">1 .</text:p>
        </draw:text-box>
      </draw:frame>
      <draw:frame draw:style-name="fr1" draw:name="Врезка72" text:anchor-type="page" text:anchor-page-number="1" svg:x="1.323cm" svg:y="0.794cm" svg:width="0.741cm" draw:z-index="71">
        <draw:text-box fo:min-height="0.041cm">
          <text:p text:style-name="P391">1 .</text:p>
        </draw:text-box>
      </draw:frame>
      <draw:frame draw:style-name="fr1" draw:name="Врезка73" text:anchor-type="page" text:anchor-page-number="1" svg:x="1.323cm" svg:y="0.794cm" svg:width="0.741cm" draw:z-index="72">
        <draw:text-box fo:min-height="0.041cm">
          <text:p text:style-name="P391">1 .</text:p>
        </draw:text-box>
      </draw:frame>
      <draw:frame draw:style-name="fr1" draw:name="Врезка74" text:anchor-type="page" text:anchor-page-number="1" svg:x="1.323cm" svg:y="0.794cm" svg:width="0.741cm" draw:z-index="73">
        <draw:text-box fo:min-height="0.041cm">
          <text:p text:style-name="P391">1 .</text:p>
        </draw:text-box>
      </draw:frame>
      <draw:frame draw:style-name="fr1" draw:name="Врезка75" text:anchor-type="page" text:anchor-page-number="1" svg:x="1.323cm" svg:y="0.794cm" svg:width="0.741cm" draw:z-index="74">
        <draw:text-box fo:min-height="0.041cm">
          <text:p text:style-name="P391">1 .</text:p>
        </draw:text-box>
      </draw:frame>
      <draw:frame draw:style-name="fr1" draw:name="Врезка76" text:anchor-type="page" text:anchor-page-number="1" svg:x="1.323cm" svg:y="0.794cm" svg:width="0.741cm" draw:z-index="75">
        <draw:text-box fo:min-height="0.041cm">
          <text:p text:style-name="P391">1 .</text:p>
        </draw:text-box>
      </draw:frame>
      <draw:frame draw:style-name="fr1" draw:name="Врезка77" text:anchor-type="page" text:anchor-page-number="1" svg:x="1.323cm" svg:y="0.794cm" svg:width="0.741cm" draw:z-index="76">
        <draw:text-box fo:min-height="0.041cm">
          <text:p text:style-name="P391">1 .</text:p>
        </draw:text-box>
      </draw:frame>
      <draw:frame draw:style-name="fr1" draw:name="Врезка78" text:anchor-type="page" text:anchor-page-number="1" svg:x="1.323cm" svg:y="0.794cm" svg:width="0.741cm" draw:z-index="77">
        <draw:text-box fo:min-height="0.041cm">
          <text:p text:style-name="P391">1 .</text:p>
        </draw:text-box>
      </draw:frame>
      <draw:frame draw:style-name="fr1" draw:name="Врезка79" text:anchor-type="page" text:anchor-page-number="1" svg:x="1.323cm" svg:y="0.794cm" svg:width="0.741cm" draw:z-index="78">
        <draw:text-box fo:min-height="0.041cm">
          <text:p text:style-name="P391">1 .</text:p>
        </draw:text-box>
      </draw:frame>
      <draw:frame draw:style-name="fr1" draw:name="Врезка80" text:anchor-type="page" text:anchor-page-number="1" svg:x="1.323cm" svg:y="0.794cm" svg:width="0.741cm" draw:z-index="79">
        <draw:text-box fo:min-height="0.041cm">
          <text:p text:style-name="P391">1 .</text:p>
        </draw:text-box>
      </draw:frame>
      <draw:frame draw:style-name="fr1" draw:name="Врезка81" text:anchor-type="page" text:anchor-page-number="1" svg:x="1.323cm" svg:y="0.794cm" svg:width="0.741cm" draw:z-index="80">
        <draw:text-box fo:min-height="0.041cm">
          <text:p text:style-name="P391">1 .</text:p>
        </draw:text-box>
      </draw:frame>
      <draw:frame draw:style-name="fr1" draw:name="Врезка82" text:anchor-type="page" text:anchor-page-number="1" svg:x="1.323cm" svg:y="0.794cm" svg:width="0.741cm" draw:z-index="81">
        <draw:text-box fo:min-height="0.041cm">
          <text:p text:style-name="P391">1 .</text:p>
        </draw:text-box>
      </draw:frame>
      <draw:frame draw:style-name="fr1" draw:name="Врезка83" text:anchor-type="page" text:anchor-page-number="1" svg:x="1.323cm" svg:y="0.794cm" svg:width="0.741cm" draw:z-index="82">
        <draw:text-box fo:min-height="0.041cm">
          <text:p text:style-name="P391">1 .</text:p>
        </draw:text-box>
      </draw:frame>
      <draw:frame draw:style-name="fr1" draw:name="Врезка84" text:anchor-type="page" text:anchor-page-number="1" svg:x="1.323cm" svg:y="0.794cm" svg:width="0.741cm" draw:z-index="83">
        <draw:text-box fo:min-height="0.041cm">
          <text:p text:style-name="P391">1 .</text:p>
        </draw:text-box>
      </draw:frame>
      <draw:frame draw:style-name="fr1" draw:name="Врезка85" text:anchor-type="page" text:anchor-page-number="1" svg:x="1.323cm" svg:y="0.794cm" svg:width="0.741cm" draw:z-index="84">
        <draw:text-box fo:min-height="0.041cm">
          <text:p text:style-name="P391">1 .</text:p>
        </draw:text-box>
      </draw:frame>
      <draw:frame draw:style-name="fr1" draw:name="Врезка86" text:anchor-type="page" text:anchor-page-number="1" svg:x="1.323cm" svg:y="0.794cm" svg:width="0.741cm" draw:z-index="85">
        <draw:text-box fo:min-height="0.041cm">
          <text:p text:style-name="P391">1 .</text:p>
        </draw:text-box>
      </draw:frame>
      <draw:frame draw:style-name="fr1" draw:name="Врезка87" text:anchor-type="page" text:anchor-page-number="1" svg:x="1.323cm" svg:y="0.794cm" svg:width="0.741cm" draw:z-index="86">
        <draw:text-box fo:min-height="0.041cm">
          <text:p text:style-name="P391">1 .</text:p>
        </draw:text-box>
      </draw:frame>
      <text:p text:style-name="P125">.class.name </text:p>
      <text:p text:style-name="P161">ВВЕДЕНИЕ В RUBY</text:p>
      <text:p text:style-name="P234">Математика</text:p>
      <text:p text:style-name="P123"><text:span text:style-name="T57">Возведение в степень ( </text:span><text:span text:style-name="Source_20_Text"><text:span text:style-name="T104">**</text:span></text:span><text:span text:style-name="T57">)</text:span></text:p>
      <text:p text:style-name="P123"><text:span text:style-name="T57">По модулю ( </text:span><text:span text:style-name="Source_20_Text"><text:span text:style-name="T104">%</text:span></text:span><text:span text:style-name="T57">)</text:span></text:p>
      <text:p text:style-name="P123"><text:span text:style-name="T54">Например, </text:span><text:span text:style-name="Source_20_Text"><text:span text:style-name="T102">2**3 </text:span></text:span><text:span text:style-name="T54">is </text:span><text:span text:style-name="Source_20_Text"><text:span text:style-name="T102">8</text:span></text:span><text:span text:style-name="T54">, Since </text:span><text:span text:style-name="Source_20_Text"><text:span text:style-name="T102">2**3 </text:span></text:span><text:span text:style-name="T54">означает «дай мне </text:span><text:span text:style-name="Source_20_Text"><text:span text:style-name="T102">2 * 2 * 2</text:span></text:span><text:span text:style-name="T54">» (2, умноженные на 3 раза). </text:span><text:span text:style-name="Source_20_Text"><text:span text:style-name="T102">3**2 </text:span></text:span><text:span text:style-name="T54">равно </text:span><text:span text:style-name="Source_20_Text"><text:span text:style-name="T102">9</text:span></text:span><text:span text:style-name="T54">(3 * 3) и т. д.</text:span></text:p>
      <text:p text:style-name="P123"><text:span text:style-name="T55">Modulo</text:span><text:span text:style-name="T54"> возвращает остаток от деления. Например, </text:span><text:span text:style-name="Source_20_Text"><text:span text:style-name="T102">25 % 7 </text:span></text:span><text:span text:style-name="T54">будет </text:span><text:span text:style-name="Source_20_Text"><text:span text:style-name="T102">4</text:span></text:span><text:span text:style-name="T54">, поскольку 7 трижды превращается в 25, а 4 остается.</text:span></text:p>
      <text:p text:style-name="P1"/>
      <text:p text:style-name="P6">'puts' and 'print'</text:p>
      <text:p text:style-name="P238"><text:span text:style-name="T18">Команда </text:span><text:span text:style-name="Source_20_Text"><text:span text:style-name="T37">print </text:span></text:span><text:span text:style-name="T18">просто берет все, что вы ей даете, и выводит на экран. </text:span><text:span text:style-name="Source_20_Text"><text:span text:style-name="T37">puts</text:span></text:span><text:span text:style-name="T18">(для «положить строку») немного отличается: он добавляет новую (пустую) строку после того, что вы хотите напечатать.</text:span></text:p>
      <text:p text:style-name="P273"/>
      <text:p text:style-name="P276">Все в Ruby - это объект</text:p>
      <text:p text:style-name="P275"/>
      <text:p text:style-name="P222"><text:span text:style-name="T54">Поскольку все в Ruby является объектами (подробнее об этом позже), все в Ruby имеет определенные встроенные возможности, называемые </text:span><text:span text:style-name="Strong_20_Emphasis"><text:span text:style-name="T56">методами</text:span></text:span><text:span text:style-name="T54"> . Вы можете думать о методах как о «навыках», которыми обладают определенные объекты. Например, строки (слова или фразы) имеют встроенные методы, которые могут сказать вам длину строки, перевернуть строку и т. Д.</text:span></text:p>
      <text:p text:style-name="P259"><text:span text:style-name="T4">Метод .length</text:span><text:span text:style-name="T3"> </text:span><text:span text:style-name="T18"> </text:span><text:span text:style-name="T5">вернет длину строки (то есть количество символов - букв, цифр, пробелов и символов).</text:span></text:p>
      <text:p text:style-name="P271"><text:span text:style-name="T7">Метод .reverse</text:span><text:span text:style-name="T6"> </text:span><text:span text:style-name="T8">выдаст строку в обратном направлении. Реверсирование ввода может быть полезно, если вы хотите отсортировать список значений от самого высокого до самого низкого, а не от самого низкого до самого высокого. </text:span></text:p>
      <text:p text:style-name="P274"/>
      <text:p text:style-name="P271"><text:span text:style-name="T11">.upcase </text:span><text:span text:style-name="T9">и</text:span><text:span text:style-name="T11"> .downcase</text:span><text:span text:style-name="T10"> <text:s/></text:span><text:span text:style-name="T11">!</text:span><text:span text:style-name="T10"> <text:s/></text:span><text:span text:style-name="T8">методы преобразования строки в верхний регистр или нижний регистр соответственно.</text:span></text:p>
      <text:p text:style-name="P274"/>
      <text:p text:style-name="P272"><text:span text:style-name="Source_20_Text"><text:span text:style-name="T1"># </text:span></text:span><text:span text:style-name="T13">Зн</text:span><text:span text:style-name="T12">ак</text:span><text:span text:style-name="T13"> для </text:span><text:span text:style-name="Strong_20_Emphasis"><text:span text:style-name="T13">комментариев</text:span></text:span><text:span text:style-name="T14"> </text:span><text:span text:style-name="T13">в Ruby.</text:span></text:p>
      <text:p text:style-name="P279"/>
      <text:p text:style-name="P286">Многострочные комментарии</text:p>
      <text:p text:style-name="P307"><text:span text:style-name="T59">Если вы начнете с </text:span><text:span text:style-name="Source_20_Text"><text:span text:style-name="T107">=begin</text:span></text:span><text:span text:style-name="Source_20_Text"><text:span text:style-name="T106"> </text:span></text:span><text:span text:style-name="T59">и закончите с </text:span><text:span text:style-name="Source_20_Text"><text:span text:style-name="T107">=end</text:span></text:span><text:span text:style-name="T59">, </text:span><text:span text:style-name="Emphasis"><text:span text:style-name="T58">все</text:span></text:span><text:span text:style-name="T59"> между этими двумя выражениями будет комментарием. </text:span><text:span text:style-name="T60">Не ставьте пробел между </text:span><text:span text:style-name="Source_20_Text"><text:span text:style-name="T105">=</text:span></text:span><text:span text:style-name="T60">знаком и словами </text:span><text:span text:style-name="Source_20_Text"><text:span text:style-name="T105">begin </text:span></text:span><text:span text:style-name="T60">и </text:span><text:span text:style-name="Source_20_Text"><text:span text:style-name="T105">end</text:span></text:span><text:span text:style-name="T60">.</text:span></text:p>
      <text:p text:style-name="P280">=begin</text:p>
      <text:p text:style-name="P280">I'm a comment!</text:p>
      <text:p text:style-name="P280">I don't need any # symbols.</text:p>
      <text:p text:style-name="P280">=end</text:p>
      <text:p text:style-name="P280"/>
      <text:p text:style-name="P241">Соглашения об именах</text:p>
      <text:p text:style-name="P151"><text:span text:style-name="T54">По мере прохождения этих курсов вы столкнетесь с множеством различных типов переменных, но сейчас нас интересуют только обычные старые </text:span><text:span text:style-name="Strong_20_Emphasis"><text:span text:style-name="T56">локальные переменные</text:span></text:span><text:span text:style-name="T54"> . По соглашению, эти переменные должны начинаться со строчной буквы, а слова должны разделяться символами подчеркивания, например </text:span><text:span text:style-name="Source_20_Text"><text:span text:style-name="T103">counter</text:span></text:span><text:span text:style-name="Source_20_Text"><text:span text:style-name="T102"> </text:span></text:span><text:span text:style-name="T54">и </text:span><text:span text:style-name="Source_20_Text"><text:span text:style-name="T103">masterful_method</text:span></text:span><text:span text:style-name="T55">.</text:span><text:span text:style-name="T54"> Ruby не помешает вам начать локальные переменные с других </text:span><text:soft-page-break/><text:span text:style-name="T54">символов, таких как заглавные буквы, </text:span><text:span text:style-name="Source_20_Text"><text:span text:style-name="T103">$</text:span></text:span><text:span text:style-name="T55">s или </text:span><text:span text:style-name="Source_20_Text"><text:span text:style-name="T103">@</text:span></text:span><text:span text:style-name="T55">s,</text:span><text:span text:style-name="T54"> но по соглашению они означают разные вещи, поэтому лучше избегать путаницы, делая то, что делает сообщество Ruby.</text:span></text:p>
      <text:p text:style-name="P280"/>
      <text:p text:style-name="P251">Получение ввода</text:p>
      <text:p text:style-name="P242"><text:span text:style-name="Source_20_Text"><text:span text:style-name="T39">gets</text:span></text:span><text:span text:style-name="Source_20_Text"><text:span text:style-name="T38"> </text:span></text:span><text:span text:style-name="T20">это метод Ruby, который </text:span><text:span text:style-name="Emphasis"><text:span text:style-name="T20">получает</text:span></text:span><text:span text:style-name="T19"> </text:span><text:span text:style-name="T20">данные от пользователя. При получении ввода Ruby автоматически добавляет пустую строку (или </text:span><text:span text:style-name="Strong_20_Emphasis"><text:span text:style-name="T20">новую</text:span></text:span><text:span text:style-name="T19"> </text:span><text:span text:style-name="T20">строку ) после каждого бита ввода;</text:span><text:span text:style-name="T21"> </text:span><text:span text:style-name="Source_20_Text"><text:span text:style-name="T39">chomp</text:span></text:span><text:span text:style-name="Source_20_Text"><text:span text:style-name="T38"> </text:span></text:span><text:span text:style-name="T20">удаляет эту лишнюю строку. (Ваша программа будет нормально работать и без него </text:span><text:span text:style-name="Source_20_Text"><text:span text:style-name="T38">chomp</text:span></text:span><text:span text:style-name="T20">, но вы получите лишние пустые строки везде.)</text:span></text:p>
      <text:p text:style-name="P281"/>
      <text:p text:style-name="P242"><text:span text:style-name="Emphasis"><text:span text:style-name="T15">интерполяци</text:span></text:span><text:span text:style-name="Emphasis"><text:span text:style-name="T16">я </text:span></text:span><text:span text:style-name="Emphasis"><text:span text:style-name="T15">строки</text:span></text:span><text:span text:style-name="Emphasis"><text:span text:style-name="T16"> </text:span></text:span><text:span text:style-name="Emphasis"><text:span text:style-name="T17">#{}</text:span></text:span></text:p>
      <text:p text:style-name="P239">first_name = "Kevin"</text:p>
      <text:p text:style-name="P239">puts "Your name is <text:span text:style-name="T258">#{first_name}</text:span>!"</text:p>
      <text:p text:style-name="P239"/>
      <text:p text:style-name="P243">if если<text:span text:style-name="T362">(сперва проверяет TRUE, если TRUE)</text:span>. else. elsif. unless</text:p>
      <text:p text:style-name="P308"><text:span text:style-name="T68">Партнером </text:span><text:span text:style-name="Source_20_Text"><text:span text:style-name="T110">if </text:span></text:span><text:span text:style-name="T68">утверждения является </text:span><text:span text:style-name="Source_20_Text"><text:span text:style-name="T110">else </text:span></text:span><text:span text:style-name="T68">заявление. </text:span><text:span text:style-name="Source_20_Text"><text:span text:style-name="T236">if</text:span></text:span><text:span text:style-name="T234">/ </text:span><text:span text:style-name="Source_20_Text"><text:span text:style-name="T236">else</text:span></text:span><text:span text:style-name="Source_20_Text"><text:span text:style-name="T110"> </text:span></text:span><text:span text:style-name="T232">Оператор говорит Руби: «Если это выражение истинно, выполняется этот блок кода</text:span><text:span text:style-name="T68">; </text:span><text:span text:style-name="T232">в противном случае запустите код после </text:span><text:span text:style-name="Source_20_Text"><text:span text:style-name="T235">else </text:span></text:span><text:span text:style-name="T232">оператора.</text:span><text:span text:style-name="T68"> </text:span><text:span text:style-name="T61">А что, если вам нужно больше двух вариантов? Это </text:span><text:span text:style-name="Source_20_Text"><text:span text:style-name="T108">elsif </text:span></text:span><text:span text:style-name="T61">на помощь! </text:span><text:span text:style-name="Source_20_Text"><text:span text:style-name="T108">Elsif </text:span></text:span><text:span text:style-name="T61">Оператор может добавить любое количество альтернатив к </text:span><text:span text:style-name="Source_20_Text"><text:span text:style-name="T108">if</text:span></text:span><text:span text:style-name="T61">/ </text:span><text:span text:style-name="Source_20_Text"><text:span text:style-name="T108">else </text:span></text:span><text:span text:style-name="T61">заявления</text:span></text:p>
      <text:p text:style-name="P257"><text:span text:style-name="T279">unless </text:span><text:span text:style-name="T22">Если только. </text:span><text:span text:style-name="T24">ЕСЛИ НЕ <text:s/></text:span><text:span text:style-name="T25">(ЕСЛИ FALSE <text:s/>ТО...)</text:span></text:p>
      <text:p text:style-name="P258"><text:span text:style-name="T24">о</text:span><text:span text:style-name="T23">ператор работает с FALSE, первым условием для него будет False</text:span></text:p>
      <text:p text:style-name="P321"><text:span text:style-name="Source_20_Text">unles</text:span><text:span text:style-name="Source_20_Text"><text:span text:style-name="T237">s</text:span></text:span><text:span text:style-name="Source_20_Text"><text:span text:style-name="T110"> </text:span></text:span><text:span text:style-name="T232">Оператор говорит Руби: «Если это выражение </text:span><text:span text:style-name="T233">ЛОЖНО</text:span><text:span text:style-name="T232">, выполняется этот блок кода</text:span><text:span text:style-name="T68">; </text:span><text:span text:style-name="T232">в противном случае запустите код после </text:span><text:span text:style-name="Source_20_Text"><text:span text:style-name="T235">else </text:span></text:span><text:span text:style-name="T232">оператора.</text:span></text:p>
      <text:p text:style-name="P151"><text:span text:style-name="T61">Иногда вы хотите использовать поток управления, чтобы проверить, является ли что-то </text:span><text:span text:style-name="Emphasis"><text:span text:style-name="T61">ложным</text:span></text:span><text:span text:style-name="T61"> , а не истинным. Вы можете перевернуть свой </text:span><text:span text:style-name="Source_20_Text"><text:span text:style-name="T108">if</text:span></text:span><text:span text:style-name="T61">/ </text:span><text:span text:style-name="Source_20_Text"><text:span text:style-name="T108">else</text:span></text:span><text:span text:style-name="T61">, но Ruby сделает вам одно лучше: он позволит вам использовать </text:span><text:span text:style-name="Source_20_Text"><text:span text:style-name="T108">unless </text:span></text:span><text:span text:style-name="T61">оператор.</text:span></text:p>
      <text:p text:style-name="P382"><text:span text:style-name="T61">Допустим, вы не хотите есть, </text:span><text:span text:style-name="Emphasis"><text:span text:style-name="T61">если</text:span></text:span><text:span text:style-name="T61"> не голодны. То есть, в то время как вы не голодны, вы пишете программы, но если вы </text:span><text:span text:style-name="Emphasis"><text:span text:style-name="T61">находитесь</text:span></text:span><text:span text:style-name="T61"> голодны, вы едите. Вы можете написать эту программу на Ruby следующим образом:</text:span></text:p>
      <text:p text:style-name="P390">hungry = <text:span text:style-name="T371">false</text:span></text:p>
      <text:p text:style-name="P32">unless hungry</text:p>
      <text:p text:style-name="P32">puts "I'm writing Ruby programs!"</text:p>
      <text:p text:style-name="P32">else</text:p>
      <text:p text:style-name="P32">puts "Time to eat!"</text:p>
      <text:p text:style-name="P32">end</text:p>
      <text:p text:style-name="P384"/>
      <text:p text:style-name="P450"><text:span text:style-name="T79">Равно или нет? </text:span><text:span text:style-name="T81">(==) (!=) </text:span><text:span text:style-name="T99">.eql?</text:span><text:span text:style-name="T100"> </text:span><text:span text:style-name="T101">(</text:span><text:span text:style-name="T255">3</text:span><text:span text:style-name="T140">.eql?(</text:span><text:span text:style-name="T255">3.0</text:span><text:span text:style-name="T140">) </text:span><text:span text:style-name="T256"># false</text:span><text:span text:style-name="T257">)</text:span><text:span text:style-name="T100"> </text:span><text:span text:style-name="T101">(</text:span><text:span text:style-name="T255">3</text:span><text:span text:style-name="T141"> </text:span><text:span text:style-name="T140">== </text:span><text:span text:style-name="T255">3.0</text:span><text:span text:style-name="T141"> </text:span><text:span text:style-name="T256"># true</text:span><text:span text:style-name="T257">)</text:span><text:span text:style-name="T256"> </text:span></text:p>
      <text:p text:style-name="P151"><text:span text:style-name="T61">В Ruby, мы присвоить значения переменных , используя </text:span><text:span text:style-name="Source_20_Text"><text:span text:style-name="T108">=</text:span></text:span><text:span text:style-name="T61">, в </text:span><text:span text:style-name="Strong_20_Emphasis"><text:span text:style-name="T75">оператор присваивания</text:span></text:span><text:span text:style-name="T61"> . Но если мы уже использовали </text:span><text:span text:style-name="Source_20_Text"><text:span text:style-name="T108">=</text:span></text:span><text:span text:style-name="T61">для присваивания, как мы можем проверить, равны ли две вещи? Ну, мы используем </text:span><text:span text:style-name="Source_20_Text"><text:span text:style-name="T108">==</text:span></text:span><text:span text:style-name="T61">, который является </text:span><text:span text:style-name="Strong_20_Emphasis"><text:span text:style-name="T75">компаратором</text:span></text:span><text:span text:style-name="T61"> (также называемым </text:span><text:span text:style-name="Strong_20_Emphasis"><text:span text:style-name="T75">оператором отношения</text:span></text:span><text:span text:style-name="T61"> ). </text:span><text:span text:style-name="Source_20_Text"><text:span text:style-name="T108">==</text:span></text:span><text:span text:style-name="T61">означает «равно». Когда вы печатаете</text:span></text:p>
      <text:p text:style-name="P285">x = 2</text:p>
      <text:p text:style-name="P285">y = 2</text:p>
      <text:p text:style-name="P285">if x == y</text:p>
      <text:p text:style-name="P285"><text:s text:c="2"/>print "x and y are equal!"</text:p>
      <text:p text:style-name="P285">end</text:p>
      <text:p text:style-name="P310"><text:soft-page-break/><text:span text:style-name="T48">вы говорите: «Если x равно y, выведите« x и y равны! »». Вы также можете проверить, </text:span><text:span text:style-name="Emphasis"><text:span text:style-name="T53">не</text:span></text:span><text:span text:style-name="T48"> равны ли два значения, используя </text:span><text:span text:style-name="Source_20_Text"><text:span text:style-name="T116">!=</text:span></text:span><text:span text:style-name="Source_20_Text"><text:span text:style-name="T115"> </text:span></text:span><text:span text:style-name="T48">компаратор.</text:span></text:p>
      <text:p text:style-name="P240">is_true = 2 != 3</text:p>
      <text:p text:style-name="P30">is_false = 2 == 3</text:p>
      <text:p text:style-name="P2"/>
      <text:p text:style-name="P2">Меньше или больше</text:p>
      <text:p text:style-name="P223">Мы также можем проверить, является ли одно значение меньше, меньше или равно, больше или больше или равно другому. Эти операторы выглядят так:</text:p>
      <text:list xml:id="list804919128" text:style-name="L1">
        <text:list-item>
          <text:p text:style-name="P451"><text:span text:style-name="T48">Меньше, чем: </text:span><text:span text:style-name="Source_20_Text"><text:span text:style-name="T115">&lt;</text:span></text:span></text:p>
        </text:list-item>
        <text:list-item>
          <text:p text:style-name="P451"><text:span text:style-name="T48">Меньше или равно: </text:span><text:span text:style-name="Source_20_Text"><text:span text:style-name="T115">&lt;=</text:span></text:span></text:p>
        </text:list-item>
        <text:list-item>
          <text:p text:style-name="P451"><text:span text:style-name="T49">Больше</text:span><text:span text:style-name="T48"> чем: </text:span><text:span text:style-name="Source_20_Text"><text:span text:style-name="T115">&gt;</text:span></text:span></text:p>
        </text:list-item>
        <text:list-item>
          <text:p text:style-name="P451"><text:span text:style-name="T48">Больше или равно: </text:span><text:span text:style-name="Source_20_Text"><text:span text:style-name="T115">&gt;=</text:span></text:span></text:p>
          <text:p text:style-name="P451"><text:span text:style-name="Source_20_Text"><text:span text:style-name="T115"/></text:span></text:p>
        </text:list-item>
      </text:list>
      <text:p text:style-name="P199"><text:span text:style-name="Source_20_Text"><text:span text:style-name="T122">И </text:span></text:span><text:span text:style-name="Source_20_Text"><text:span text:style-name="T80">( </text:span></text:span><text:span text:style-name="Source_20_Text"><text:span text:style-name="T118">&amp;&amp;</text:span></text:span><text:span text:style-name="Source_20_Text"><text:span text:style-name="T80">)</text:span></text:span></text:p>
      <text:p text:style-name="P151"><text:span text:style-name="T61">Компараторы - не единственные операторы, доступные вам в Ruby. Вы также можете использовать </text:span><text:span text:style-name="Strong_20_Emphasis"><text:span text:style-name="T75">логические</text:span></text:span><text:span text:style-name="T61"> или </text:span><text:span text:style-name="Strong_20_Emphasis"><text:span text:style-name="T77">булевые</text:span></text:span><text:span text:style-name="Strong_20_Emphasis"><text:span text:style-name="T75"> операторы</text:span></text:span><text:span text:style-name="T61"> . В Ruby их три: </text:span><text:span text:style-name="T73">и ( </text:span><text:span text:style-name="Source_20_Text"><text:span text:style-name="T111">&amp;&amp;</text:span></text:span><text:span text:style-name="T73">), или ( </text:span><text:span text:style-name="Source_20_Text"><text:span text:style-name="T111">||</text:span></text:span><text:span text:style-name="T73">), </text:span><text:span text:style-name="T74">и</text:span><text:span text:style-name="T73"> не ( </text:span><text:span text:style-name="Source_20_Text"><text:span text:style-name="T111">!</text:span></text:span><text:span text:style-name="T73">).</text:span><text:span text:style-name="T61"> Логические операторы приводят к логическим значениям:</text:span><text:span text:style-name="T73"> </text:span><text:span text:style-name="Source_20_Text"><text:span text:style-name="T111">true </text:span></text:span><text:span text:style-name="T73">или </text:span><text:span text:style-name="Source_20_Text"><text:span text:style-name="T111">false</text:span></text:span><text:span text:style-name="T73">.</text:span></text:p>
      <text:p text:style-name="P151"><text:span text:style-name="T61">Логический оператор </text:span><text:span text:style-name="Strong_20_Emphasis"><text:span text:style-name="T75">и</text:span></text:span><text:span text:style-name="T61"> , </text:span><text:span text:style-name="Source_20_Text"><text:span text:style-name="T108">&amp;&amp; </text:span></text:span><text:span text:style-name="T61">только приводит , </text:span><text:span text:style-name="Source_20_Text"><text:span text:style-name="T108">true </text:span></text:span><text:span text:style-name="T61">когда </text:span><text:span text:style-name="Strong_20_Emphasis"><text:span text:style-name="T75">и</text:span></text:span><text:span text:style-name="T61"> выражение по обеим сторонам </text:span><text:span text:style-name="Source_20_Text"><text:span text:style-name="T108">&amp;&amp; </text:span></text:span><text:span text:style-name="T61">являются </text:span><text:span text:style-name="Source_20_Text"><text:span text:style-name="T108">true</text:span></text:span><text:span text:style-name="T61">. Вот как это </text:span><text:span text:style-name="Source_20_Text"><text:span text:style-name="T108">&amp;&amp; </text:span></text:span><text:span text:style-name="T61">работает:</text:span></text:p>
      <text:p text:style-name="P154"><text:span text:style-name="T142">true &amp;&amp; true # =&gt; true</text:span><text:span text:style-name="T159"><text:line-break/></text:span><text:span text:style-name="T142">true &amp;&amp; false # =&gt; false</text:span><text:span text:style-name="T159"><text:line-break/></text:span><text:span text:style-name="T142">false &amp;&amp; true # =&gt; false</text:span><text:span text:style-name="T159"><text:line-break/></text:span><text:span text:style-name="T142">false &amp;&amp; false # =&gt; false</text:span></text:p>
      <text:p text:style-name="P126"/>
      <text:p text:style-name="P204"><text:span text:style-name="Source_20_Text"><text:span text:style-name="T70">Например, </text:span></text:span><text:span text:style-name="Source_20_Text"><text:span text:style-name="T111">1 &lt; 2 &amp;&amp; 2 &lt; 3 </text:span></text:span><text:span text:style-name="Source_20_Text"><text:span text:style-name="T70">это </text:span></text:span><text:span text:style-name="Source_20_Text"><text:span text:style-name="T111">true</text:span></text:span><text:span text:style-name="Source_20_Text"><text:span text:style-name="T112"> </text:span></text:span><text:span text:style-name="Source_20_Text"><text:span text:style-name="T70">потому , что это правда , что один меньше , чем два , </text:span></text:span><text:span text:style-name="Source_20_Text"><text:span text:style-name="Strong_20_Emphasis"><text:span text:style-name="T70">и</text:span></text:span></text:span><text:span text:style-name="Source_20_Text"><text:span text:style-name="T82"> </text:span></text:span><text:span text:style-name="Source_20_Text"><text:span text:style-name="T70">что два меньше , чем три.</text:span></text:span></text:p>
      <text:p text:style-name="P41"/>
      <text:p text:style-name="P245"><text:span text:style-name="T2">Или </text:span><text:span text:style-name="Strong_20_Emphasis"><text:span text:style-name="T27">or</text:span></text:span><text:span text:style-name="T2"> ( </text:span><text:span text:style-name="Source_20_Text"><text:span text:style-name="T36">||</text:span></text:span><text:span text:style-name="T2">)</text:span></text:p>
      <text:p text:style-name="P151"><text:span text:style-name="T48">В Ruby также есть оператор </text:span><text:span text:style-name="Strong_20_Emphasis"><text:span text:style-name="T51">or</text:span></text:span><text:span text:style-name="T48"> ( </text:span><text:span text:style-name="Source_20_Text"><text:span text:style-name="T115">||</text:span></text:span><text:span text:style-name="T48">). Ruby </text:span><text:span text:style-name="Source_20_Text"><text:span text:style-name="T115">|| </text:span></text:span><text:span text:style-name="T48">называется </text:span><text:span text:style-name="Strong_20_Emphasis"><text:span text:style-name="T51">инклюзивным или</text:span></text:span><text:span text:style-name="T48"> потому, что он оценивает, </text:span><text:span text:style-name="Source_20_Text"><text:span text:style-name="T115">true </text:span></text:span><text:span text:style-name="T48">когда одно или другое </text:span><text:span text:style-name="Emphasis"><text:span text:style-name="T48">или оба</text:span></text:span><text:span text:style-name="T48"> выражения истинны. Проверить это:</text:span></text:p>
      <text:p text:style-name="P331"><text:span text:style-name="Source_20_Text"><text:span text:style-name="T123">true || true # =&gt; true</text:span></text:span></text:p>
      <text:p text:style-name="P331"><text:span text:style-name="Source_20_Text"><text:span text:style-name="T123">true || false # =&gt; true</text:span></text:span></text:p>
      <text:p text:style-name="P331"><text:span text:style-name="Source_20_Text"><text:span text:style-name="T123">false || true # =&gt; true</text:span></text:span></text:p>
      <text:p text:style-name="P328"><text:span text:style-name="Source_20_Text"><text:span text:style-name="T123">false || false # =&gt; false</text:span></text:span></text:p>
      <text:p text:style-name="P255"/>
      <text:p text:style-name="P244">Не</text:p>
      <text:p text:style-name="P151"><text:span text:style-name="T61">Наконец, в Ruby есть логический оператор </text:span><text:span text:style-name="Strong_20_Emphasis"><text:span text:style-name="T75">not</text:span></text:span><text:span text:style-name="T61"> ( </text:span><text:span text:style-name="Source_20_Text"><text:span text:style-name="T108">!</text:span></text:span><text:span text:style-name="T61">). </text:span><text:span text:style-name="Source_20_Text"><text:span text:style-name="T108">! </text:span></text:span><text:span text:style-name="T61">создает </text:span><text:span text:style-name="Source_20_Text"><text:span text:style-name="T108">true </text:span></text:span><text:span text:style-name="T61">ценности </text:span><text:span text:style-name="Source_20_Text"><text:span text:style-name="T108">false</text:span></text:span><text:span text:style-name="T61">, и наоборот.</text:span></text:p>
      <text:p text:style-name="P333"><text:span text:style-name="Source_20_Text"><text:span text:style-name="T123">!true # =&gt; false</text:span></text:span></text:p>
      <text:p text:style-name="P329"><text:span text:style-name="Source_20_Text"><text:span text:style-name="T123">!false # =&gt; true</text:span></text:span></text:p>
      <text:p text:style-name="P256"/>
      <text:p text:style-name="P244">Комбинирование логических операторов</text:p>
      <text:p text:style-name="P223">Вы можете комбинировать логические операторы в своих выражениях. Комбинации вроде</text:p>
      <text:p text:style-name="P333"><text:soft-page-break/><text:span text:style-name="Source_20_Text"><text:span text:style-name="T124">(x &amp;&amp; (y || w)) &amp;&amp; z</text:span></text:span></text:p>
      <text:p text:style-name="P384">являются не только законными выражениями, но и чрезвычайно полезными инструментами для ваших программ.</text:p>
      <text:p text:style-name="P338">К этим выражениям может потребоваться некоторое время, чтобы привыкнуть, но вы всегда можете использовать круглые скобки для управления порядком вычисления. <text:span text:style-name="T258">Выражения в круглых скобках всегда оцениваются раньше</text:span>, чем что-либо вне скобок.</text:p>
      <text:p text:style-name="P260"># boolean_1 = (3 &lt; 4 || false) &amp;&amp; (false || true)</text:p>
      <text:p text:style-name="P29">boolean_1 = true</text:p>
      <text:p text:style-name="P33"/>
      <text:p text:style-name="P29"># boolean_2 = !true &amp;&amp; (!true || 100 != 5**2)</text:p>
      <text:p text:style-name="P29">boolean_2 = false</text:p>
      <text:p text:style-name="P33"/>
      <text:p text:style-name="P29"># boolean_3 = true || !(true || false)</text:p>
      <text:p text:style-name="P29">boolean_3 = true</text:p>
      <text:p text:style-name="P338"/>
      <text:p text:style-name="P246">Настройка ветви 'If' <text:span text:style-name="T290">.include? </text:span><text:span text:style-name="Source_20_Text"><text:span text:style-name="T41">.gsub! </text:span></text:span></text:p>
      <text:p text:style-name="P151"><text:span text:style-name="T48">Хорошо! А теперь завершим наше </text:span><text:span text:style-name="Source_20_Text"><text:span text:style-name="T115">if </text:span></text:span><text:span text:style-name="T48">утверждение.</text:span></text:p>
      <text:p text:style-name="P151"><text:span text:style-name="T48">Когда мы находим </text:span><text:span text:style-name="Source_20_Text"><text:span text:style-name="T115">"s"</text:span></text:span><text:span text:style-name="T48">, мы хотим, чтобы Ruby заменял каждый </text:span><text:span text:style-name="Source_20_Text"><text:span text:style-name="T115">"s"</text:span></text:span><text:span text:style-name="T48">найденный экземпляр на </text:span><text:span text:style-name="Source_20_Text"><text:span text:style-name="T115">"th"</text:span></text:span><text:span text:style-name="T48">. Мы можем сделать это с помощью </text:span><text:span text:style-name="Source_20_Text"><text:span text:style-name="T117">.gsub! </text:span></text:span><text:span text:style-name="T48">Метода</text:span></text:p>
      <text:p text:style-name="P151"><text:span text:style-name="T46">Примечание: вы </text:span><text:span text:style-name="Emphasis"><text:span text:style-name="T47">не можете</text:span></text:span><text:span text:style-name="T48"> </text:span><text:span text:style-name="T46">ставить пробел между </text:span><text:span text:style-name="Source_20_Text"><text:span text:style-name="T115">gsub!</text:span></text:span><text:span text:style-name="T46">битами и в скобках.</text:span></text:p>
      <text:p text:style-name="P256"/>
      <text:p text:style-name="P262">print "Plea<text:span text:style-name="T359">s </text:span>the enter a thtring: " </text:p>
      <text:p text:style-name="P31">user_input = gets.chomp</text:p>
      <text:p text:style-name="P31">user_input.downcase!</text:p>
      <text:p text:style-name="P34"/>
      <text:p text:style-name="P31">if user_input.include? "s"</text:p>
      <text:p text:style-name="P31">user_input.gsub!(/s/, "th")</text:p>
      <text:p text:style-name="P31">end</text:p>
      <text:p text:style-name="P103"><text:span text:style-name="T360">puts</text:span> <text:span text:style-name="T361">user_input</text:span></text:p>
      <text:p text:style-name="P8"/>
      <text:p text:style-name="P247">Цикл "Пока" <text:s/><text:span text:style-name="Source_20_Text"><text:span text:style-name="T41">while</text:span></text:span></text:p>
      <text:p text:style-name="P223">Иногда вы хотите повторить действие в Ruby, пока выполняется определенное условие, но вы не знаете, сколько раз вам придется повторить это действие. Хорошим примером может быть запрос у пользователя на ввод определенного типа: если он настаивает на том, чтобы дать вам неправильный ответ, вам, возможно, придется повторно спросить его несколько раз, прежде чем вы получите тот тип ввода, который ищете.</text:p>
      <text:p text:style-name="P151"><text:span text:style-name="T61">Для этого мы используем так называемый </text:span><text:span text:style-name="Source_20_Text"><text:span text:style-name="T108">while </text:span></text:span><text:span text:style-name="T61">цикл. Он проверяет, выполняется ли определенное условие, и </text:span><text:span text:style-name="Source_20_Text"><text:span text:style-name="T108">while </text:span></text:span><text:span text:style-name="T61">это так, цикл продолжает работать. Как только условие перестает выполняться, цикл останавливается!</text:span></text:p>
      <text:p text:style-name="P287"><text:span text:style-name="T263">counter</text:span> = <text:span text:style-name="T263">1</text:span></text:p>
      <text:p text:style-name="P44"><text:span text:style-name="T280">while</text:span> <text:span text:style-name="T263">counter</text:span> &lt; <text:span text:style-name="T263">11</text:span></text:p>
      <text:p text:style-name="P44"><text:soft-page-break/><text:span text:style-name="T263">puts</text:span> <text:span text:style-name="T263">counter</text:span></text:p>
      <text:p text:style-name="P44"><text:span text:style-name="T263">counter</text:span> = <text:span text:style-name="T263">counter</text:span> + <text:span text:style-name="T263">1</text:span></text:p>
      <text:p text:style-name="P72">end</text:p>
      <text:p text:style-name="P256"/>
      <text:p text:style-name="P254">Опасность: бесконечные петли!</text:p>
      <text:p text:style-name="P151"><text:span text:style-name="T61">Ты это видел? Цикл распечатал числа от 1 до 10 и остановился. Это произошло потому, что условие цикла продолжалось, пока </text:span><text:span text:style-name="Source_20_Text"><text:span text:style-name="T108">counter </text:span></text:span><text:span text:style-name="T61">было меньше 11; поскольку </text:span><text:span text:style-name="Source_20_Text"><text:span text:style-name="T108">counter </text:span></text:span><text:span text:style-name="T61">увеличивалось на 1 каждый раз в цикле, цикл останавливался при нажатии </text:span><text:span text:style-name="Source_20_Text"><text:span text:style-name="T108">counter</text:span></text:span><text:span text:style-name="T61">11.</text:span></text:p>
      <text:p text:style-name="P151"><text:span text:style-name="T61">Что, если бы мы забыли увеличить </text:span><text:span text:style-name="Source_20_Text"><text:span text:style-name="T108">counter</text:span></text:span><text:span text:style-name="T61">? Он остался бы на 1, цикл продолжал бы проверять, было ли оно меньше 11 (а 1 всегда меньше 11), и цикл никогда бы не закончился. Это называется </text:span><text:span text:style-name="Emphasis"><text:span text:style-name="T61">бесконечным циклом,</text:span></text:span><text:span text:style-name="T61"> и это приведет к сбою ваших программ. Избегайте их любой ценой!</text:span></text:p>
      <text:p text:style-name="P166">i = 0</text:p>
      <text:p text:style-name="P82">while i &lt; 5 <text:s text:c="5"/><text:span text:style-name="T291">БЕСКОНЕЧНЫЙ ПРИМЕР</text:span></text:p>
      <text:p text:style-name="P82">puts i</text:p>
      <text:p text:style-name="P82">end</text:p>
      <text:p text:style-name="P127"/>
      <text:p text:style-name="P167">i = 0</text:p>
      <text:p text:style-name="P28">while i &lt; 5 <text:s text:c="4"/><text:span text:style-name="T291">ВЕРНЫЙ КОД</text:span></text:p>
      <text:p text:style-name="P28">puts i</text:p>
      <text:p text:style-name="P30">i = i + 1</text:p>
      <text:p text:style-name="P28">end</text:p>
      <text:p text:style-name="P28"/>
      <text:p text:style-name="P168"><text:span text:style-name="T259">Цикл "до", </text:span><text:span text:style-name="T293">до тех пор пока</text:span><text:span text:style-name="T294">» </text:span><text:span text:style-name="Source_20_Text"><text:span text:style-name="T42">until </text:span></text:span></text:p>
      <text:p text:style-name="P151"><text:span text:style-name="T61">Дополнением к </text:span><text:span text:style-name="Source_20_Text"><text:span text:style-name="T108">while </text:span></text:span><text:span text:style-name="T61">петле является </text:span><text:span text:style-name="Source_20_Text"><text:span text:style-name="T108">until </text:span></text:span><text:span text:style-name="T61">петля. Это вроде как назад </text:span><text:span text:style-name="Source_20_Text"><text:span text:style-name="T108">while</text:span></text:span><text:span text:style-name="T61">:</text:span></text:p>
      <text:p text:style-name="P333"><text:span text:style-name="Source_20_Text"><text:span text:style-name="T143">i</text:span></text:span><text:span text:style-name="Source_20_Text"><text:span text:style-name="T164"> = </text:span></text:span><text:span text:style-name="Source_20_Text"><text:span text:style-name="T143">0</text:span></text:span></text:p>
      <text:p text:style-name="P333"><text:span text:style-name="Source_20_Text"><text:span text:style-name="T179">until</text:span></text:span><text:span text:style-name="Source_20_Text"><text:span text:style-name="T164"> </text:span></text:span><text:span text:style-name="Source_20_Text"><text:span text:style-name="T143">i</text:span></text:span><text:span text:style-name="Source_20_Text"><text:span text:style-name="T164"> == </text:span></text:span><text:span text:style-name="Source_20_Text"><text:span text:style-name="T143">6</text:span></text:span></text:p>
      <text:p text:style-name="P333"><text:span text:style-name="Source_20_Text"><text:span text:style-name="T169">  </text:span></text:span><text:span text:style-name="Source_20_Text"><text:span text:style-name="T143">i</text:span></text:span><text:span text:style-name="Source_20_Text"><text:span text:style-name="T164"> = </text:span></text:span><text:span text:style-name="Source_20_Text"><text:span text:style-name="T143">i</text:span></text:span><text:span text:style-name="Source_20_Text"><text:span text:style-name="T164"> + </text:span></text:span><text:span text:style-name="Source_20_Text"><text:span text:style-name="T143">1</text:span></text:span></text:p>
      <text:p text:style-name="P333"><text:span text:style-name="Source_20_Text"><text:span text:style-name="T179">end</text:span></text:span></text:p>
      <text:p text:style-name="P333"><text:span text:style-name="Source_20_Text"><text:span text:style-name="T143">puts</text:span></text:span><text:span text:style-name="Source_20_Text"><text:span text:style-name="T164"> </text:span></text:span><text:span text:style-name="Source_20_Text"><text:span text:style-name="T143">i</text:span></text:span></text:p>
      <text:list xml:id="list579370830" text:style-name="L2">
        <text:list-item>
          <text:p text:style-name="P452"><text:span text:style-name="T61">В приведенном выше примере мы сначала создаем переменную </text:span><text:span text:style-name="Source_20_Text"><text:span text:style-name="T108">i </text:span></text:span><text:span text:style-name="T61">и устанавливаем для нее значение </text:span><text:span text:style-name="Source_20_Text"><text:span text:style-name="T108">0</text:span></text:span><text:span text:style-name="T61">(ноль).</text:span></text:p>
        </text:list-item>
        <text:list-item>
          <text:p text:style-name="P452"><text:span text:style-name="T61">Затем мы выполняем блок кода, пока </text:span><text:span text:style-name="T64">i </text:span><text:span text:style-name="T61">не </text:span><text:span text:style-name="Source_20_Text"><text:span text:style-name="T109"> </text:span></text:span><text:span text:style-name="T61">будет равно </text:span><text:span text:style-name="Source_20_Text"><text:span text:style-name="T108">6</text:span></text:span><text:span text:style-name="T61">. Этот блок кода увеличивается </text:span><text:span text:style-name="Source_20_Text"><text:span text:style-name="T108">i</text:span></text:span><text:span text:style-name="T61">.</text:span></text:p>
        </text:list-item>
        <text:list-item>
          <text:p text:style-name="P452"><text:span text:style-name="T61">Когда </text:span><text:span text:style-name="Source_20_Text"><text:span text:style-name="T108">i </text:span></text:span><text:span text:style-name="T61">равно </text:span><text:span text:style-name="Source_20_Text"><text:span text:style-name="T108">6</text:span></text:span><text:span text:style-name="T61">, блок заканчивается.</text:span></text:p>
        </text:list-item>
        <text:list-item>
          <text:p text:style-name="P452"><text:span text:style-name="T61">Наконец, мы выводим </text:span><text:span text:style-name="Source_20_Text"><text:span text:style-name="T108">6</text:span></text:span><text:span text:style-name="T61">, значение </text:span><text:span text:style-name="Source_20_Text"><text:span text:style-name="T108">i</text:span></text:span><text:span text:style-name="T61">, на консоль.</text:span></text:p>
        </text:list-item>
      </text:list>
      <text:p text:style-name="P177"><text:span text:style-name="T263">counter</text:span> = <text:span text:style-name="T263">1</text:span></text:p>
      <text:p text:style-name="P45"><text:span text:style-name="T280">until</text:span> <text:span text:style-name="T263">counter</text:span> &gt; <text:span text:style-name="T263">10</text:span></text:p>
      <text:p text:style-name="P45"><text:span text:style-name="T263">puts</text:span> <text:span text:style-name="T263">counter</text:span></text:p>
      <text:p text:style-name="P83"># Add code to update 'counter' here!</text:p>
      <text:p text:style-name="P45"><text:span text:style-name="T263">counter</text:span> = <text:span text:style-name="T263">counter</text:span> + <text:span text:style-name="T263">1</text:span></text:p>
      <text:p text:style-name="P73">end</text:p>
      <text:p text:style-name="P137"/>
      <text:p text:style-name="P137"/>
      <text:p text:style-name="P137"/>
      <text:p text:style-name="P244"><text:soft-page-break/>Дополнительные операторы присваивания</text:p>
      <text:p text:style-name="P151"><text:span text:style-name="T61">Мы использовали синтаксис вроде </text:span><text:span text:style-name="Source_20_Text"><text:span text:style-name="T108">counter = counter + 1</text:span></text:span><text:span text:style-name="T61">, который работает, но, как вы все чаще обнаруживаете в Ruby, всегда есть другой способ.</text:span></text:p>
      <text:p text:style-name="P151"><text:span text:style-name="T61">Ярлык - использовать </text:span><text:span text:style-name="Emphasis"><text:span text:style-name="T61">оператор присваивания</text:span></text:span><text:span text:style-name="T61"> . Вы уже знаете один оператор присваивания:, </text:span><text:span text:style-name="Source_20_Text"><text:span text:style-name="T108">=</text:span></text:span><text:span text:style-name="T61">который устанавливает переменную. Вы можете обновить переменную с помощью дополнительных операторов присваивания, однако, которые включают в себя </text:span><text:span text:style-name="Source_20_Text"><text:span text:style-name="T111">+=</text:span></text:span><text:span text:style-name="T73">, </text:span><text:span text:style-name="Source_20_Text"><text:span text:style-name="T111">-=</text:span></text:span><text:span text:style-name="T73">, </text:span><text:span text:style-name="Source_20_Text"><text:span text:style-name="T111">*=</text:span></text:span><text:span text:style-name="T73">, </text:span><text:span text:style-name="Source_20_Text"><text:span text:style-name="T111">/=</text:span></text:span><text:span text:style-name="T73">.</text:span><text:span text:style-name="T61"> Например, когда вы вводите</text:span></text:p>
      <text:p text:style-name="P333"><text:span text:style-name="Source_20_Text"><text:span text:style-name="T144">counter</text:span></text:span><text:span text:style-name="Source_20_Text"><text:span text:style-name="T165"> += </text:span></text:span><text:span text:style-name="Source_20_Text"><text:span text:style-name="T144">1</text:span></text:span></text:p>
      <text:p text:style-name="P151"><text:span text:style-name="T61">Вы говорите Руби: «</text:span><text:span text:style-name="T73">Добавьте 1 к </text:span><text:span text:style-name="Source_20_Text"><text:span text:style-name="T111">counter</text:span></text:span><text:span text:style-name="T73">, а затем верните новое значение </text:span><text:span text:style-name="Source_20_Text"><text:span text:style-name="T111">counter</text:span></text:span><text:span text:style-name="T73">»</text:span><text:span text:style-name="T61">. Это обеспечивает лаконичный способ обновления значений переменных в наших программах.</text:span></text:p>
      <text:p text:style-name="P151"><text:span text:style-name="T61">В некоторых языках есть операторы приращения </text:span><text:span text:style-name="Source_20_Text"><text:span text:style-name="T108">++ </text:span></text:span><text:span text:style-name="T61">и </text:span><text:span text:style-name="Source_20_Text"><text:span text:style-name="T108">--</text:span></text:span><text:span text:style-name="T61">(которые также добавляют или вычитают 1 из значения), но в Ruby их нет. Вам придется обойтись </text:span><text:span text:style-name="Source_20_Text"><text:span text:style-name="T108">+= </text:span></text:span><text:span text:style-name="T61">и </text:span><text:span text:style-name="Source_20_Text"><text:span text:style-name="T108">-=</text:span></text:span><text:span text:style-name="T61">!</text:span></text:p>
      <text:p text:style-name="P256"/>
      <text:p text:style-name="P244">Цикл For</text:p>
      <text:p text:style-name="P151"><text:span text:style-name="T48">Однако иногда вы знаете, сколько раз вы будете повторять цикл, и в этом случае вам понадобится использовать </text:span><text:span text:style-name="Source_20_Text"><text:span text:style-name="T115">for </text:span></text:span><text:span text:style-name="T48">цикл.</text:span></text:p>
      <text:p text:style-name="P287"><text:span text:style-name="T280">for</text:span> <text:span text:style-name="T263">num</text:span> <text:span text:style-name="T263">in</text:span> <text:span text:style-name="T263">1</text:span>...<text:span text:style-name="T263">10</text:span></text:p>
      <text:p text:style-name="P45"><text:span text:style-name="T263">puts</text:span> <text:span text:style-name="T263">num</text:span></text:p>
      <text:p text:style-name="P73">end</text:p>
      <text:p text:style-name="P256"/>
      <text:p text:style-name="P244">Инклюзивные и эксклюзивные диапазоны <text:s/>«...» <text:s/>«..»</text:p>
      <text:p text:style-name="P151"><text:span text:style-name="T61">Вы видели немного нового синтаксиса в предыдущем упражнении: </text:span><text:span text:style-name="Source_20_Text"><text:span text:style-name="T108">for num in 1...10</text:span></text:span><text:span text:style-name="T61">. Это говорит Ruby: «Для переменной </text:span><text:span text:style-name="Source_20_Text"><text:span text:style-name="T108">num </text:span></text:span><text:span text:style-name="T61">в диапазоне </text:span><text:span text:style-name="Source_20_Text"><text:span text:style-name="T108">1 </text:span></text:span><text:span text:style-name="T61">до </text:span><text:span text:style-name="Source_20_Text"><text:span text:style-name="T108">10</text:span></text:span><text:span text:style-name="T61">, сделайте следующее». Следующее заключалось в том </text:span><text:span text:style-name="Source_20_Text"><text:span text:style-name="T108">puts "#{num}"</text:span></text:span><text:span text:style-name="T61">, чтобы принимать </text:span><text:span text:style-name="Source_20_Text"><text:span text:style-name="T108">num </text:span></text:span><text:span text:style-name="T61">значения от 1 до 9, по одному, эти значения выводились на консоль.</text:span></text:p>
      <text:p text:style-name="P151"><text:span text:style-name="T61">Причина, по которой эта программа считала до 9, а не до 10, заключалась в том, что мы использовали три точки в диапазоне; это говорит Ruby исключить последнее число из подсчета: </text:span><text:span text:style-name="Source_20_Text"><text:span text:style-name="T108">for num in </text:span></text:span><text:span text:style-name="Source_20_Text"><text:span text:style-name="T111">1...10 </text:span></text:span><text:span text:style-name="T73">означает</text:span><text:span text:style-name="T61"> «идти вверх, но не включать </text:span><text:span text:style-name="Source_20_Text"><text:span text:style-name="T108">10</text:span></text:span><text:span text:style-name="T61">». Если мы используем </text:span><text:span text:style-name="T78">две точки «..» </text:span><text:span text:style-name="T61">, <text:s/>это говорит Ruby включить наибольшее число в диапазоне.</text:span></text:p>
      <text:p text:style-name="P287"><text:span text:style-name="T280">for</text:span> <text:span text:style-name="T263">num</text:span> <text:span text:style-name="T263">in</text:span> <text:span text:style-name="T263">1</text:span>..<text:span text:style-name="T263">15</text:span></text:p>
      <text:p text:style-name="P45"><text:span text:style-name="T263">puts</text:span> <text:span text:style-name="T263">num</text:span></text:p>
      <text:p text:style-name="P73">end</text:p>
      <text:p text:style-name="P256"/>
      <text:p text:style-name="P244">Петлевой метод</text:p>
      <text:p text:style-name="P230"><text:span text:style-name="T48">Пока что мы узнали один способ повторить действие в Ruby: использовать циклы. Однако, как это часто бывает в Ruby, существует более одного способа выполнить данную задачу. В этом случае также можно повторить действие с помощью </text:span><text:span text:style-name="Emphasis"><text:span text:style-name="T48">итератора</text:span></text:span><text:span text:style-name="T48"> .</text:span></text:p>
      <text:p text:style-name="P386">Итератор - это просто метод Ruby, который многократно вызывает блок кода. Блок кода - это просто бит, который содержит инструкции, которые нужно повторить, и эти инструкции могут быть чем угодно!</text:p>
      <text:p text:style-name="P151"><text:soft-page-break/><text:span text:style-name="T48">Самый простой итератор - </text:span><text:span text:style-name="T52">это </text:span><text:span text:style-name="Source_20_Text"><text:span text:style-name="T117">loop </text:span></text:span><text:span text:style-name="T52">метод</text:span><text:span text:style-name="T48">. Вы можете создать базовый (но бесконечный!) Цикл, просто набрав</text:span></text:p>
      <text:p text:style-name="P331"><text:span text:style-name="Source_20_Text"><text:span text:style-name="T143">loop</text:span></text:span><text:span text:style-name="Source_20_Text"><text:span text:style-name="T164"> { </text:span></text:span><text:span text:style-name="Source_20_Text"><text:span text:style-name="T143">print</text:span></text:span><text:span text:style-name="Source_20_Text"><text:span text:style-name="T164"> </text:span></text:span><text:span text:style-name="Source_20_Text"><text:span text:style-name="T193">"Hello, world!"</text:span></text:span><text:span text:style-name="Source_20_Text"><text:span text:style-name="T164"> }</text:span></text:span></text:p>
      <text:p text:style-name="P151"><text:span text:style-name="T48">В Ruby фигурные скобки ( </text:span><text:span text:style-name="Source_20_Text"><text:span text:style-name="T115">{}</text:span></text:span><text:span text:style-name="T48">) обычно взаимозаменяемы с ключевыми словами </text:span><text:span text:style-name="Source_20_Text"><text:span text:style-name="T117">do</text:span></text:span><text:span text:style-name="T52">(для открытия блока) и </text:span><text:span text:style-name="Source_20_Text"><text:span text:style-name="T117">end</text:span></text:span><text:span text:style-name="T52">(для его закрытия).</text:span><text:span text:style-name="T48"> Зная это, мы можем написать более умный цикл, чем приведенный выше:</text:span></text:p>
      <text:p text:style-name="P130"/>
      <text:p text:style-name="P130"/>
      <text:p text:style-name="P333"><text:span text:style-name="Source_20_Text"><text:span text:style-name="T143">i</text:span></text:span><text:span text:style-name="Source_20_Text"><text:span text:style-name="T164"> = </text:span></text:span><text:span text:style-name="Source_20_Text"><text:span text:style-name="T143">0</text:span></text:span></text:p>
      <text:p text:style-name="P331"><text:span text:style-name="Source_20_Text"><text:span text:style-name="T143">loop</text:span></text:span><text:span text:style-name="Source_20_Text"><text:span text:style-name="T164"> </text:span></text:span><text:span text:style-name="Source_20_Text"><text:span text:style-name="T179">do</text:span></text:span></text:p>
      <text:p text:style-name="P331"><text:span text:style-name="Source_20_Text"><text:span text:style-name="T169">  </text:span></text:span><text:span text:style-name="Source_20_Text"><text:span text:style-name="T143">i</text:span></text:span><text:span text:style-name="Source_20_Text"><text:span text:style-name="T164"> += </text:span></text:span><text:span text:style-name="Source_20_Text"><text:span text:style-name="T143">1</text:span></text:span></text:p>
      <text:p text:style-name="P331"><text:span text:style-name="Source_20_Text"><text:span text:style-name="T169">  </text:span></text:span><text:span text:style-name="Source_20_Text"><text:span text:style-name="T143">print</text:span></text:span><text:span text:style-name="Source_20_Text"><text:span text:style-name="T164"> </text:span></text:span><text:span text:style-name="Source_20_Text"><text:span text:style-name="T193">"#{</text:span></text:span><text:span text:style-name="Source_20_Text"><text:span text:style-name="T143">i</text:span></text:span><text:span text:style-name="Source_20_Text"><text:span text:style-name="T193">}"</text:span></text:span></text:p>
      <text:p text:style-name="P331"><text:span text:style-name="Source_20_Text"><text:span text:style-name="T169">  </text:span></text:span><text:span text:style-name="Source_20_Text"><text:span text:style-name="T143">break</text:span></text:span><text:span text:style-name="Source_20_Text"><text:span text:style-name="T164"> </text:span></text:span><text:span text:style-name="Source_20_Text"><text:span text:style-name="T179">if</text:span></text:span><text:span text:style-name="Source_20_Text"><text:span text:style-name="T164"> </text:span></text:span><text:span text:style-name="Source_20_Text"><text:span text:style-name="T143">i</text:span></text:span><text:span text:style-name="Source_20_Text"><text:span text:style-name="T164"> &gt; </text:span></text:span><text:span text:style-name="Source_20_Text"><text:span text:style-name="T143">5</text:span></text:span></text:p>
      <text:p text:style-name="P331"><text:span text:style-name="Source_20_Text"><text:span text:style-name="T179">end</text:span></text:span></text:p>
      <text:p text:style-name="P331"><text:span text:style-name="Source_20_Text"><text:span text:style-name="T179"/></text:span></text:p>
      <text:p text:style-name="P151"><text:span text:style-name="Source_20_Text"><text:span text:style-name="T117">break </text:span></text:span><text:span text:style-name="T48">Ключевым словом является нашим Выбраться из тюрьмы Free карты: она нарушает цикл , как только его условие.</text:span></text:p>
      <text:p text:style-name="P256"/>
      <text:p text:style-name="P244">Следующий! </text:p>
      <text:p text:style-name="P244"><text:span text:style-name="T409">Ruby также имеет оператор </text:span><text:span text:style-name="Strong_20_Emphasis"><text:span text:style-name="T408">redo</text:span></text:span><text:span text:style-name="T409">, который вызывает повторную итерацию текущего цикла.</text:span><text:span text:style-name="T411"><text:line-break/></text:span><text:span text:style-name="T409">Оператор retry заставляет весь цикл начинаться заново с начала.</text:span></text:p>
      <text:p text:style-name="P151"><text:span text:style-name="Source_20_Text"><text:span text:style-name="T113">next </text:span></text:span><text:span text:style-name="T61">Можно использовать ключевое слово , чтобы пропустить определенные шаги в цикле. Например, если мы не хотим распечатывать четные числа, мы можем написать:</text:span></text:p>
      <text:p text:style-name="P331"><text:span text:style-name="Source_20_Text"><text:span text:style-name="T179">for</text:span></text:span><text:span text:style-name="Source_20_Text"><text:span text:style-name="T164"> </text:span></text:span><text:span text:style-name="Source_20_Text"><text:span text:style-name="T143">i</text:span></text:span><text:span text:style-name="Source_20_Text"><text:span text:style-name="T164"> </text:span></text:span><text:span text:style-name="Source_20_Text"><text:span text:style-name="T143">in</text:span></text:span><text:span text:style-name="Source_20_Text"><text:span text:style-name="T164"> </text:span></text:span><text:span text:style-name="Source_20_Text"><text:span text:style-name="T143">1</text:span></text:span><text:span text:style-name="Source_20_Text"><text:span text:style-name="T164">..</text:span></text:span><text:span text:style-name="Source_20_Text"><text:span text:style-name="T143">5</text:span></text:span></text:p>
      <text:p text:style-name="P331"><text:span text:style-name="Source_20_Text"><text:span text:style-name="T169">  </text:span></text:span><text:span text:style-name="Source_20_Text"><text:span text:style-name="T179">next</text:span></text:span><text:span text:style-name="Source_20_Text"><text:span text:style-name="T164"> </text:span></text:span><text:span text:style-name="Source_20_Text"><text:span text:style-name="T179">if</text:span></text:span><text:span text:style-name="Source_20_Text"><text:span text:style-name="T164"> </text:span></text:span><text:span text:style-name="Source_20_Text"><text:span text:style-name="T143">i</text:span></text:span><text:span text:style-name="Source_20_Text"><text:span text:style-name="T164"> % </text:span></text:span><text:span text:style-name="Source_20_Text"><text:span text:style-name="T143">2</text:span></text:span><text:span text:style-name="Source_20_Text"><text:span text:style-name="T164"> == </text:span></text:span><text:span text:style-name="Source_20_Text"><text:span text:style-name="T143">0</text:span></text:span></text:p>
      <text:p text:style-name="P331"><text:span text:style-name="Source_20_Text"><text:span text:style-name="T169">  </text:span></text:span><text:span text:style-name="Source_20_Text"><text:span text:style-name="T143">print</text:span></text:span><text:span text:style-name="Source_20_Text"><text:span text:style-name="T164"> </text:span></text:span><text:span text:style-name="Source_20_Text"><text:span text:style-name="T143">i</text:span></text:span></text:p>
      <text:p text:style-name="P331"><text:span text:style-name="Source_20_Text"><text:span text:style-name="T179">end</text:span></text:span></text:p>
      <text:list xml:id="list3627607980" text:style-name="L3">
        <text:list-item>
          <text:p text:style-name="P453"><text:span text:style-name="T61">В приведенном выше примере мы перебираем диапазон от 1 до 5, по </text:span><text:span text:style-name="Source_20_Text"><text:span text:style-name="T108">i </text:span></text:span><text:span text:style-name="T61">очереди присваивая каждому числу .</text:span></text:p>
        </text:list-item>
        <text:list-item>
          <text:p text:style-name="P453"><text:span text:style-name="T61">Если остаток </text:span><text:span text:style-name="Source_20_Text"><text:span text:style-name="T108">i / 2 </text:span></text:span><text:span text:style-name="T61">равен нулю, мы переходим к следующей итерации цикла.</text:span></text:p>
        </text:list-item>
        <text:list-item>
          <text:p text:style-name="P453"><text:span text:style-name="T61">Затем печатаем значение </text:span><text:span text:style-name="Source_20_Text"><text:span text:style-name="T108">i</text:span></text:span><text:span text:style-name="T61">. Эта строка выводит только </text:span><text:span text:style-name="Source_20_Text"><text:span text:style-name="T108">1</text:span></text:span><text:span text:style-name="T61">, </text:span><text:span text:style-name="Source_20_Text"><text:span text:style-name="T108">3 </text:span></text:span><text:span text:style-name="T61">и </text:span><text:span text:style-name="Source_20_Text"><text:span text:style-name="T108">5 </text:span></text:span><text:span text:style-name="T61">из-за предыдущей строки.</text:span></text:p>
        </text:list-item>
      </text:list>
      <text:p text:style-name="P205"/>
      <text:p text:style-name="P249">Сохранение нескольких значений</text:p>
      <text:p text:style-name="P385">Допустим, мы хотим сохранить диапазон чисел в переменной. Как бы мы это сделали? Переменная может содержать только одно значение, верно?</text:p>
      <text:p text:style-name="P153"><text:span text:style-name="T61">В Ruby мы можем упаковать несколько значений в одну переменную, используя </text:span><text:span text:style-name="Emphasis"><text:span text:style-name="T61">массив</text:span></text:span><text:span text:style-name="T61"> . Массив это просто список элементов , заключенных в квадратные скобки, например так: </text:span><text:span text:style-name="Source_20_Text"><text:span text:style-name="T108">[1, 2, 3, 4]</text:span></text:span><text:span text:style-name="T61">. Предметы не обязательно должны быть в порядке - вы можете их легко получить </text:span><text:span text:style-name="Source_20_Text"><text:span text:style-name="T108">[10, 31, 19, 400]</text:span></text:span><text:span text:style-name="T61">.</text:span></text:p>
      <text:h text:style-name="P210" text:outline-level="3">инструкции</text:h>
      <text:p text:style-name="P415"><text:span text:style-name="T62">Создайте переменную с именем </text:span><text:span text:style-name="Source_20_Text"><text:span text:style-name="T118">my_array </text:span></text:span><text:span text:style-name="T62">и задайте для нее числа от 1 до 5 включительно по порядку.</text:span></text:p>
      <text:p text:style-name="P287"><text:span text:style-name="T263">my_array</text:span> = [<text:span text:style-name="T263">1</text:span>, <text:span text:style-name="T263">2</text:span>, <text:span text:style-name="T263">3</text:span>, <text:span text:style-name="T263">4</text:span>, <text:span text:style-name="T263">5</text:span>]</text:p>
      <text:p text:style-name="P256"/>
      <text:p text:style-name="P244">Итератор .each</text:p>
      <text:p text:style-name="P231"><text:soft-page-break/><text:span text:style-name="Source_20_Text"><text:span text:style-name="T113">loop</text:span></text:span><text:span text:style-name="Source_20_Text"><text:span text:style-name="T108"> </text:span></text:span><text:span text:style-name="T61">Итератора является самым простым, но и одна из наименее мощных. Более полезный итератор -</text:span><text:span text:style-name="T73"> это </text:span><text:span text:style-name="Source_20_Text"><text:span text:style-name="T113">.each</text:span></text:span><text:span text:style-name="Source_20_Text"><text:span text:style-name="T111"> </text:span></text:span><text:span text:style-name="T73">метод,</text:span><text:span text:style-name="T61"> который может применять выражение к каждому элементу объекта по одному. Синтаксис выглядит так:</text:span></text:p>
      <text:p text:style-name="P333"><text:span text:style-name="Source_20_Text"><text:span text:style-name="T143">object</text:span></text:span><text:span text:style-name="Source_20_Text"><text:span text:style-name="T164">.</text:span></text:span><text:span text:style-name="Source_20_Text"><text:span text:style-name="T203">each</text:span></text:span><text:span text:style-name="Source_20_Text"><text:span text:style-name="T164"> { |</text:span></text:span><text:span text:style-name="Source_20_Text"><text:span text:style-name="T179">item</text:span></text:span><text:span text:style-name="Source_20_Text"><text:span text:style-name="T164">| </text:span></text:span></text:p>
      <text:p text:style-name="P331"><text:span text:style-name="Source_20_Text"><text:span text:style-name="T169">  </text:span></text:span><text:span text:style-name="Source_20_Text"><text:span text:style-name="T208"># Do something </text:span></text:span></text:p>
      <text:p text:style-name="P331"><text:span text:style-name="Source_20_Text"><text:span text:style-name="T164">}</text:span></text:span></text:p>
      <text:p text:style-name="P123"><text:span text:style-name="T48">Вы также можете использовать</text:span><text:span text:style-name="T50"> </text:span><text:span text:style-name="Source_20_Text"><text:span text:style-name="T116">do </text:span></text:span><text:span text:style-name="T48">ключевое слово вместо </text:span><text:span text:style-name="Source_20_Text"><text:span text:style-name="T116">{}</text:span></text:span><text:span text:style-name="T50">:</text:span></text:p>
      <text:p text:style-name="P331"><text:span text:style-name="Source_20_Text"><text:span text:style-name="T143">object</text:span></text:span><text:span text:style-name="Source_20_Text"><text:span text:style-name="T164">.</text:span></text:span><text:span text:style-name="Source_20_Text"><text:span text:style-name="T203">each</text:span></text:span><text:span text:style-name="Source_20_Text"><text:span text:style-name="T164"> </text:span></text:span><text:span text:style-name="Source_20_Text"><text:span text:style-name="T179">do</text:span></text:span><text:span text:style-name="Source_20_Text"><text:span text:style-name="T164"> |</text:span></text:span><text:span text:style-name="Source_20_Text"><text:span text:style-name="T179">item</text:span></text:span><text:span text:style-name="Source_20_Text"><text:span text:style-name="T164">| </text:span></text:span></text:p>
      <text:p text:style-name="P331"><text:span text:style-name="Source_20_Text"><text:span text:style-name="T169">  </text:span></text:span><text:span text:style-name="Source_20_Text"><text:span text:style-name="T208"># Do something </text:span></text:span></text:p>
      <text:p text:style-name="P331"><text:span text:style-name="Source_20_Text"><text:span text:style-name="T179">end</text:span></text:span></text:p>
      <text:p text:style-name="P151"><text:span text:style-name="T50">Имя переменной между </text:span><text:span text:style-name="Source_20_Text"><text:span text:style-name="T117">| | </text:span></text:span><text:span text:style-name="T50">может быть любым: это просто заполнитель для каждого элемента объекта, который вы используете </text:span><text:span text:style-name="Source_20_Text"><text:span text:style-name="T117">.each</text:span></text:span></text:p>
      <text:p text:style-name="P256"/>
      <text:p text:style-name="P256"><text:span text:style-name="T2">Используйте </text:span><text:span text:style-name="Source_20_Text"><text:span text:style-name="T36">.each </text:span></text:span><text:span text:style-name="T2">метод </text:span><text:span text:style-name="Source_20_Text"><text:span text:style-name="T36">odds </text:span></text:span><text:span text:style-name="T2">массива, чтобы </text:span><text:span text:style-name="Source_20_Text"><text:span text:style-name="T36">print </text:span></text:span><text:span text:style-name="T2">удвоить значение каждого элемента массива. Другими словами, умножьте каждый элемент на 2 и убедитесь, что вы используете </text:span><text:span text:style-name="Source_20_Text"><text:span text:style-name="T36">print </text:span></text:span><text:span text:style-name="T2">вместо </text:span><text:span text:style-name="Source_20_Text"><text:span text:style-name="T36">puts</text:span></text:span><text:span text:style-name="T2">, чтобы результат отображался в одной строке.</text:span></text:p>
      <text:p text:style-name="P302">odds = [1,3,5,7,9]</text:p>
      <text:p text:style-name="P89"><text:span text:style-name="T319">odds.each do |num| <text:s/></text:span><text:s text:c="8"/><text:span text:style-name="T258"><text:s text:c="3"/></text:span><text:span text:style-name="T260">ПЕРВЫЙ СПОСОБ</text:span></text:p>
      <text:p text:style-name="P97">num *= 2</text:p>
      <text:p text:style-name="P97">print "#{num}"</text:p>
      <text:p text:style-name="P97">end</text:p>
      <text:p text:style-name="P299"/>
      <text:p text:style-name="P301">odds = [1,3,5,7,9]</text:p>
      <text:p text:style-name="P89"><text:span text:style-name="T318">odds.each { |num| num *= 2</text:span> <text:s text:c="4"/><text:span text:style-name="T260">ВТОРОЙ СПОСОБ</text:span></text:p>
      <text:p text:style-name="P96">print "#{num}" }</text:p>
      <text:p text:style-name="P299"/>
      <text:p text:style-name="P244">Итератор .times</text:p>
      <text:p text:style-name="P151"><text:span text:style-name="T61">Этот</text:span><text:span text:style-name="T76"> </text:span><text:span text:style-name="Source_20_Text"><text:span text:style-name="T114">.times</text:span></text:span><text:span text:style-name="Source_20_Text"><text:span text:style-name="T108"> </text:span></text:span><text:span text:style-name="T61">метод похож на сверхкомпактный </text:span><text:span text:style-name="Source_20_Text"><text:span text:style-name="T108">for </text:span></text:span><text:span text:style-name="T61">цикл: он может выполнять задачу для каждого элемента в объекте определенное количество раз.</text:span></text:p>
      <text:p text:style-name="P151"><text:span text:style-name="T61">Например, если мы хотим распечатать </text:span><text:span text:style-name="Source_20_Text"><text:span text:style-name="T108">"Chunky bacon!"</text:span></text:span><text:span text:style-name="T61">десять раз, мы могли бы ввести</text:span></text:p>
      <text:p text:style-name="P333"><text:span text:style-name="Source_20_Text"><text:span text:style-name="T144">10</text:span></text:span><text:span text:style-name="Source_20_Text"><text:span text:style-name="T165">.</text:span></text:span><text:span text:style-name="Source_20_Text"><text:span text:style-name="T204">times</text:span></text:span><text:span text:style-name="Source_20_Text"><text:span text:style-name="T165"> { </text:span></text:span><text:span text:style-name="Source_20_Text"><text:span text:style-name="T144">print</text:span></text:span><text:span text:style-name="Source_20_Text"><text:span text:style-name="T165"> </text:span></text:span><text:span text:style-name="Source_20_Text"><text:span text:style-name="T194">"Chunky bacon!"</text:span></text:span><text:span text:style-name="Source_20_Text"><text:span text:style-name="T165"> }</text:span></text:span></text:p>
      <text:p text:style-name="P338">Мы не знаем, зачем мы это набираем, но можем!</text:p>
      <text:p text:style-name="P299"/>
      <text:p text:style-name="P244">Зациклить петлю петлей</text:p>
      <text:p text:style-name="P384">Отличная работа! Мы дадим вам немного отдохнуть от игры с числами.</text:p>
      <text:p text:style-name="P333"><text:span text:style-name="Source_20_Text"><text:span text:style-name="T144">m</text:span></text:span><text:span text:style-name="Source_20_Text"><text:span text:style-name="T165"> = </text:span></text:span><text:span text:style-name="Source_20_Text"><text:span text:style-name="T144">0</text:span></text:span></text:p>
      <text:p text:style-name="P333"><text:span text:style-name="Source_20_Text"><text:span text:style-name="T144">loop</text:span></text:span><text:span text:style-name="Source_20_Text"><text:span text:style-name="T165"> </text:span></text:span><text:span text:style-name="Source_20_Text"><text:span text:style-name="T180">do</text:span></text:span></text:p>
      <text:p text:style-name="P333"><text:span text:style-name="Source_20_Text"><text:span text:style-name="T171">  </text:span></text:span><text:span text:style-name="Source_20_Text"><text:span text:style-name="T144">m</text:span></text:span><text:span text:style-name="Source_20_Text"><text:span text:style-name="T165"> += </text:span></text:span><text:span text:style-name="Source_20_Text"><text:span text:style-name="T144">1</text:span></text:span></text:p>
      <text:p text:style-name="P333"><text:span text:style-name="Source_20_Text"><text:span text:style-name="T171">  </text:span></text:span><text:span text:style-name="Source_20_Text"><text:span text:style-name="T144">print</text:span></text:span><text:span text:style-name="Source_20_Text"><text:span text:style-name="T165"> </text:span></text:span><text:span text:style-name="Source_20_Text"><text:span text:style-name="T144">m</text:span></text:span></text:p>
      <text:p text:style-name="P333"><text:span text:style-name="Source_20_Text"><text:span text:style-name="T171">  </text:span></text:span><text:span text:style-name="Source_20_Text"><text:span text:style-name="T144">break</text:span></text:span><text:span text:style-name="Source_20_Text"><text:span text:style-name="T165"> </text:span></text:span><text:span text:style-name="Source_20_Text"><text:span text:style-name="T180">if</text:span></text:span><text:span text:style-name="Source_20_Text"><text:span text:style-name="T165"> </text:span></text:span><text:span text:style-name="Source_20_Text"><text:span text:style-name="T144">m</text:span></text:span><text:span text:style-name="Source_20_Text"><text:span text:style-name="T165"> == </text:span></text:span><text:span text:style-name="Source_20_Text"><text:span text:style-name="T144">10</text:span></text:span></text:p>
      <text:p text:style-name="P333"><text:span text:style-name="Source_20_Text"><text:span text:style-name="T180">end</text:span></text:span></text:p>
      <text:p text:style-name="P151"><text:span text:style-name="T61">В приведенном выше примере мы выполняем печать, </text:span><text:span text:style-name="Source_20_Text"><text:span text:style-name="T108">12345678910 </text:span></text:span><text:span text:style-name="T61">поскольку выполняем цикл 10 раз.</text:span></text:p>
      <text:h text:style-name="P211" text:outline-level="3"><text:soft-page-break/>инструкции</text:h>
      <text:p text:style-name="P416"><text:span text:style-name="T62">Используйте </text:span><text:span text:style-name="Source_20_Text"><text:span text:style-name="T108">loop </text:span></text:span><text:span text:style-name="T62">итератор, чтобы </text:span><text:span text:style-name="Source_20_Text"><text:span text:style-name="T108">print </text:span></text:span><text:span text:style-name="T62">вывести строку </text:span><text:span text:style-name="Source_20_Text"><text:span text:style-name="T108">"Ruby!" </text:span></text:span><text:span text:style-name="T62">30 раз.</text:span></text:p>
      <text:p text:style-name="P188"><text:span text:style-name="T148">m</text:span><text:span text:style-name="T161"> = </text:span><text:span text:style-name="T148">0</text:span></text:p>
      <text:p text:style-name="P44"><text:span text:style-name="T263">loop</text:span> <text:span text:style-name="T280">do</text:span></text:p>
      <text:p text:style-name="P44"><text:span text:style-name="T263">m</text:span> += <text:span text:style-name="T263">1</text:span></text:p>
      <text:p text:style-name="P44"><text:span text:style-name="T263">print</text:span> <text:span text:style-name="T307">"Ruby!"</text:span></text:p>
      <text:p text:style-name="P44"><text:span text:style-name="T263">break</text:span> <text:span text:style-name="T280">if</text:span> <text:span text:style-name="T263">m</text:span> == <text:span text:style-name="T263">30</text:span></text:p>
      <text:p text:style-name="P72">end</text:p>
      <text:p text:style-name="P417"/>
      <text:p text:style-name="P299"/>
      <text:p text:style-name="P244">Метод .split</text:p>
      <text:p text:style-name="P223">Затем мы захотим разделить ввод пользователя на отдельные слова.</text:p>
      <text:p text:style-name="P153"><text:span text:style-name="T61">В Ruby есть для этого встроенный метод </text:span><text:span text:style-name="Source_20_Text"><text:span text:style-name="T111">.split</text:span></text:span><text:span text:style-name="T73">;</text:span><text:span text:style-name="T61"> он принимает строку и возвращает массив. Если мы передадим ему немного текста в круглых скобках, </text:span><text:span text:style-name="Source_20_Text"><text:span text:style-name="T108">.split </text:span></text:span><text:span text:style-name="T61">разделит строку везде, где он видит этот фрагмент текста, называемый </text:span><text:span text:style-name="Emphasis"><text:span text:style-name="T61">разделителем</text:span></text:span><text:span text:style-name="T61"> . Например,</text:span></text:p>
      <text:p text:style-name="P333"><text:span text:style-name="Source_20_Text"><text:span text:style-name="T144">text</text:span></text:span><text:span text:style-name="Source_20_Text"><text:span text:style-name="T165">.</text:span></text:span><text:span text:style-name="Source_20_Text"><text:span text:style-name="T204">split</text:span></text:span><text:span text:style-name="Source_20_Text"><text:span text:style-name="T165">(</text:span></text:span><text:span text:style-name="Source_20_Text"><text:span text:style-name="T194">","</text:span></text:span><text:span text:style-name="Source_20_Text"><text:span text:style-name="T165">)</text:span></text:span></text:p>
      <text:p text:style-name="P151"><text:span text:style-name="T61">говорит Ruby разделять строку </text:span><text:span text:style-name="Source_20_Text"><text:span text:style-name="T108">text </text:span></text:span><text:span text:style-name="T61">всякий раз, когда она видит запятую.</text:span></text:p>
      <text:p text:style-name="P303"/>
      <text:p text:style-name="P287"><text:span text:style-name="T263">puts</text:span> <text:span text:style-name="T307">"Enter some text: "</text:span></text:p>
      <text:p text:style-name="P44"><text:span text:style-name="T263">text</text:span> = <text:span text:style-name="T263">gets</text:span>.<text:span text:style-name="T298">chomp</text:span></text:p>
      <text:p text:style-name="P44"><text:span text:style-name="T263">text</text:span>.<text:span text:style-name="T298">upcase!</text:span></text:p>
      <text:p text:style-name="P44"><text:span text:style-name="T263">puts</text:span> <text:span text:style-name="T307">"Enter words to redact: "</text:span></text:p>
      <text:p text:style-name="P44"><text:span text:style-name="T263">redact</text:span> = <text:span text:style-name="T263">gets</text:span>.<text:span text:style-name="T298">chomp</text:span></text:p>
      <text:p text:style-name="P44"><text:span text:style-name="T263">redact</text:span>.<text:span text:style-name="T298">upcase!</text:span></text:p>
      <text:p text:style-name="P98"/>
      <text:p text:style-name="P44"><text:span text:style-name="T263">words</text:span> = <text:span text:style-name="T263">text</text:span>.<text:span text:style-name="T298">split</text:span>(<text:span text:style-name="T307">" "</text:span>)</text:p>
      <text:p text:style-name="P44"><text:span text:style-name="T263">words</text:span>.<text:span text:style-name="T298">each</text:span> <text:span text:style-name="T280">do</text:span> |<text:span text:style-name="T280">word</text:span>| </text:p>
      <text:p text:style-name="P44"><text:span text:style-name="T280">if</text:span> <text:span text:style-name="T263">word</text:span> == <text:span text:style-name="T263">redact</text:span></text:p>
      <text:p text:style-name="P44"><text:span text:style-name="T263">print</text:span> <text:span text:style-name="T307">"REDACTED "</text:span></text:p>
      <text:p text:style-name="P72">elsif</text:p>
      <text:p text:style-name="P44"><text:span text:style-name="T263">print</text:span> <text:span text:style-name="T263">word</text:span> + <text:span text:style-name="T307">" "</text:span></text:p>
      <text:p text:style-name="P72">end</text:p>
      <text:p text:style-name="P72">end</text:p>
      <text:p text:style-name="P299"/>
      <text:p text:style-name="P299"/>
      <text:p text:style-name="P244">Создание массивов «<text:span text:style-name="T320">Array»</text:span></text:p>
      <text:p text:style-name="P283">Вы можете набивать туда любое количество чисел, вы можете повторять числа, и они не обязательно должны быть в числовом порядке!</text:p>
      <text:p text:style-name="P313"><text:span text:style-name="T216">Синтаксис </text:span><text:span text:style-name="T264">my_array</text:span><text:span text:style-name="T321"> = [</text:span><text:span text:style-name="T264">1</text:span><text:span text:style-name="T321">, </text:span><text:span text:style-name="T264">2</text:span><text:span text:style-name="T321">, </text:span><text:span text:style-name="T264">3</text:span><text:span text:style-name="T321">, </text:span><text:span text:style-name="T308">"oleg"</text:span><text:span text:style-name="T321">, </text:span><text:span text:style-name="T334">:a</text:span><text:span text:style-name="T321">]</text:span></text:p>
      <text:p text:style-name="P316"/>
      <text:p text:style-name="P244"/>
      <text:p text:style-name="P244"/>
      <text:p text:style-name="P244"><text:soft-page-break/>Доступ по индексу</text:p>
      <text:p text:style-name="P153"><text:span text:style-name="T61">Вот кое-что интересное о массивах: каждый элемент в массиве имеет так называемый </text:span><text:span text:style-name="Emphasis"><text:span text:style-name="T61">индекс</text:span></text:span><text:span text:style-name="T61"> . Первый элемент находится по индексу </text:span><text:span text:style-name="Source_20_Text"><text:span text:style-name="T108">0</text:span></text:span><text:span text:style-name="T61">, следующий по индексу </text:span><text:span text:style-name="Source_20_Text"><text:span text:style-name="T108">1</text:span></text:span><text:span text:style-name="T61">, следующий по индексу </text:span><text:span text:style-name="Source_20_Text"><text:span text:style-name="T108">2 </text:span></text:span><text:span text:style-name="T61">и так далее. Мы можем получить доступ к элементам массива напрямую через эти числа, используя скобки, например:</text:span></text:p>
      <text:p text:style-name="P333"><text:span text:style-name="Source_20_Text"><text:span text:style-name="T144">array</text:span></text:span><text:span text:style-name="Source_20_Text"><text:span text:style-name="T165"> = [</text:span></text:span><text:span text:style-name="Source_20_Text"><text:span text:style-name="T144">5</text:span></text:span><text:span text:style-name="Source_20_Text"><text:span text:style-name="T165">, </text:span></text:span><text:span text:style-name="Source_20_Text"><text:span text:style-name="T144">7</text:span></text:span><text:span text:style-name="Source_20_Text"><text:span text:style-name="T165">, </text:span></text:span><text:span text:style-name="Source_20_Text"><text:span text:style-name="T144">9</text:span></text:span><text:span text:style-name="Source_20_Text"><text:span text:style-name="T165">, </text:span></text:span><text:span text:style-name="Source_20_Text"><text:span text:style-name="T144">2</text:span></text:span><text:span text:style-name="Source_20_Text"><text:span text:style-name="T165">, </text:span></text:span><text:span text:style-name="Source_20_Text"><text:span text:style-name="T144">0</text:span></text:span><text:span text:style-name="Source_20_Text"><text:span text:style-name="T165">]</text:span></text:span></text:p>
      <text:p text:style-name="P333"><text:span text:style-name="Source_20_Text"><text:span text:style-name="T144">array</text:span></text:span><text:span text:style-name="Source_20_Text"><text:span text:style-name="T165">[</text:span></text:span><text:span text:style-name="Source_20_Text"><text:span text:style-name="T144">2</text:span></text:span><text:span text:style-name="Source_20_Text"><text:span text:style-name="T165">]</text:span></text:span></text:p>
      <text:p text:style-name="P333"><text:span text:style-name="Source_20_Text"><text:span text:style-name="T209"># returns "9", since "9"</text:span></text:span></text:p>
      <text:p text:style-name="P333"><text:span text:style-name="Source_20_Text"><text:span text:style-name="T209"># is at index 2</text:span></text:span></text:p>
      <text:p text:style-name="P153"><text:span text:style-name="T61">На схеме ниже показано, как эти индексы работают для нашего образца массива </text:span><text:span text:style-name="Source_20_Text"><text:span text:style-name="T108">[5, 7, 9, 2, 0]</text:span></text:span><text:span text:style-name="T61">. Первый элемент имеет индекс </text:span><text:span text:style-name="Source_20_Text"><text:span text:style-name="T108">0</text:span></text:span><text:span text:style-name="T61">, следующий - </text:span><text:span text:style-name="Source_20_Text"><text:span text:style-name="T108">1</text:span></text:span><text:span text:style-name="T61">, следующий - </text:span><text:span text:style-name="Source_20_Text"><text:span text:style-name="T108">2 </text:span></text:span><text:span text:style-name="T61">и так далее.</text:span></text:p>
      <text:p text:style-name="P331"><text:span text:style-name="Source_20_Text"><text:span text:style-name="T171">        </text:span></text:span><text:span text:style-name="Source_20_Text"><text:span text:style-name="T165">+---+---+---+---+---+</text:span></text:span></text:p>
      <text:p text:style-name="P331"><text:span text:style-name="Source_20_Text"><text:span text:style-name="T165">array   | 5 | 7 | 9 | 2 | 0 |</text:span></text:span></text:p>
      <text:p text:style-name="P331"><text:span text:style-name="Source_20_Text"><text:span text:style-name="T171">        </text:span></text:span><text:span text:style-name="Source_20_Text"><text:span text:style-name="T165">+---+---+---+---+---+</text:span></text:span></text:p>
      <text:p text:style-name="P331"><text:span text:style-name="Source_20_Text"><text:span text:style-name="T165">index     0   1   2   3   4</text:span></text:span></text:p>
      <text:p text:style-name="P385">(Это немного упрощает, но пока что это дает представление).</text:p>
      <text:p text:style-name="P153"><text:span text:style-name="T61">Мы можем получить доступ к - </text:span><text:span text:style-name="Source_20_Text"><text:span text:style-name="T108">i</text:span></text:span><text:span text:style-name="T61">й элемент массива с именем </text:span><text:span text:style-name="Source_20_Text"><text:span text:style-name="T108">array</text:span></text:span><text:span text:style-name="T61">, поместив индекс в квадратных скобках, например: </text:span><text:span text:style-name="Source_20_Text"><text:span text:style-name="T108">array[i]</text:span></text:span><text:span text:style-name="T61">. </text:span><text:span text:style-name="Source_20_Text"><text:span text:style-name="T108">array[0]</text:span></text:span><text:span text:style-name="T61">получает первый элемент, </text:span><text:span text:style-name="Source_20_Text"><text:span text:style-name="T108">array[1]</text:span></text:span><text:span text:style-name="T61">получает второй элемент и так далее. Это называется </text:span><text:span text:style-name="Emphasis"><text:span text:style-name="T61">доступом по индексу</text:span></text:span><text:span text:style-name="T61"> .</text:span></text:p>
      <text:h text:style-name="P210" text:outline-level="3">инструкции</text:h>
      <text:p text:style-name="P415"><text:span text:style-name="T62">Используйте квадратные скобки для </text:span><text:span text:style-name="Source_20_Text"><text:span text:style-name="T108">print </text:span></text:span><text:span text:style-name="T62">третьего значения </text:span><text:span text:style-name="Source_20_Text"><text:span text:style-name="T108">demo_array </text:span></text:span><text:span text:style-name="T62">консоли.</text:span></text:p>
      <text:p text:style-name="P415"><text:span text:style-name="T62">Помните, что третье значение находится в индексе </text:span><text:span text:style-name="Source_20_Text"><text:span text:style-name="T108">2</text:span></text:span><text:span text:style-name="T62">, а не в индексе </text:span><text:span text:style-name="Source_20_Text"><text:span text:style-name="T108">3</text:span></text:span><text:span text:style-name="T62">. Начнем отсчет индексов с нуля.</text:span></text:p>
      <text:p text:style-name="P287"><text:span text:style-name="T263">demo_array</text:span> = [<text:span text:style-name="T263">100</text:span>, <text:span text:style-name="T263">200</text:span>, <text:span text:style-name="T263">300</text:span>, <text:span text:style-name="T263">400</text:span>, <text:span text:style-name="T263">500</text:span>]</text:p>
      <text:p text:style-name="P44"><text:span text:style-name="T263">print</text:span> <text:span text:style-name="T263">demo_array</text:span>[<text:span text:style-name="T263">2</text:span>]</text:p>
      <text:p text:style-name="P282"/>
      <text:p text:style-name="P244">Массивы массивов</text:p>
      <text:p text:style-name="P224">Вы можете спросить себя: «Если я могу поместить что-нибудь в массив, могу ли я сделать массив массивов?» Ответ: да!</text:p>
      <text:p text:style-name="P361"><text:span text:style-name="T61">Посмотрите на массив массивов, который есть у нас в редакторе. Массивы массивов называются </text:span><text:span text:style-name="Emphasis"><text:span text:style-name="T61">многомерными</text:span></text:span><text:span text:style-name="T61"> массивами, так как при добавлении дополнительных массивов массив выходит за пределы его строковой формы. Например, массив в редакторе - </text:span><text:span text:style-name="T73">это двумерный массив.</text:span></text:p>
      <text:p text:style-name="P304"/>
      <text:p text:style-name="P300">multi_d_array = [[0,0,0,0],[0,0,0,0],[0,0,0,0],[0,0,0,0]]</text:p>
      <text:p text:style-name="P90">multi_d_array.each { |x| puts "#{x}\n" }</text:p>
      <text:p text:style-name="P345"/>
      <text:p text:style-name="P287"><text:span text:style-name="T263">my_2d_array</text:span> = [[<text:span text:style-name="T263">1</text:span>,<text:span text:style-name="T263">2</text:span>,<text:span text:style-name="T263">3</text:span>,<text:span text:style-name="T263">4</text:span>],[<text:span text:style-name="T307">"oleg"</text:span>, <text:span text:style-name="T307">"katya"</text:span>],[<text:span text:style-name="T280">true</text:span>, <text:span text:style-name="T280">false</text:span>, <text:span text:style-name="T333">:w</text:span>],[<text:span text:style-name="T263">45</text:span>,<text:span text:style-name="T263">5</text:span>]]</text:p>
      <text:p text:style-name="P44"><text:span text:style-name="T263">my_2d_array</text:span>.<text:span text:style-name="T298">each</text:span> { |<text:span text:style-name="T280">x</text:span>| <text:span text:style-name="T263">puts</text:span> <text:span text:style-name="T307">"#{</text:span><text:span text:style-name="T263">x</text:span><text:span text:style-name="T307">}"</text:span>}</text:p>
      <text:p text:style-name="P282"/>
      <text:p text:style-name="P244">Введение в хеши</text:p>
      <text:p text:style-name="P223">Мы знаем, что массивы индексируются числами, которые начинаются с 0 и доходят до длины массива минус один. (Подумайте об этом: массив из четырех элементов имеет индексы 0, 1, 2 и 3.)</text:p>
      <text:p text:style-name="P382"><text:soft-page-break/><text:span text:style-name="T61">Но что, если мы хотим использовать числовые индексы, которые не идут по порядку от 0 до конца массива? Что, если мы вообще не хотим использовать числа в качестве индексов? Нам понадобится новая структура массива, называемая </text:span><text:span text:style-name="Emphasis"><text:span text:style-name="T61">хешем</text:span></text:span><text:span text:style-name="T61"> .</text:span></text:p>
      <text:p text:style-name="P382"><text:span text:style-name="T61">Хеши похожи на объекты JavaScript или словари Python. Если вы не изучали эти языки, все, что вам нужно знать, это хэш - это набор </text:span><text:span text:style-name="Emphasis"><text:span text:style-name="T61">пар </text:span></text:span><text:span text:style-name="Emphasis"><text:span text:style-name="T73">ключ-значение</text:span></text:span><text:span text:style-name="T73"> .</text:span><text:span text:style-name="T61"> Синтаксис хеширования выглядит так:</text:span></text:p>
      <text:p text:style-name="P331"><text:span text:style-name="Source_20_Text"><text:span text:style-name="T143">hash</text:span></text:span><text:span text:style-name="Source_20_Text"><text:span text:style-name="T164"> = {</text:span></text:span></text:p>
      <text:p text:style-name="P331"><text:span text:style-name="Source_20_Text"><text:span text:style-name="T169">  </text:span></text:span><text:span text:style-name="Source_20_Text"><text:span text:style-name="T143">key1</text:span></text:span><text:span text:style-name="Source_20_Text"><text:span text:style-name="T164"> =&gt; </text:span></text:span><text:span text:style-name="Source_20_Text"><text:span text:style-name="T143">value1</text:span></text:span><text:span text:style-name="Source_20_Text"><text:span text:style-name="T164">,</text:span></text:span></text:p>
      <text:p text:style-name="P331"><text:span text:style-name="Source_20_Text"><text:span text:style-name="T169">  </text:span></text:span><text:span text:style-name="Source_20_Text"><text:span text:style-name="T143">key2</text:span></text:span><text:span text:style-name="Source_20_Text"><text:span text:style-name="T164"> =&gt; </text:span></text:span><text:span text:style-name="Source_20_Text"><text:span text:style-name="T143">value2</text:span></text:span><text:span text:style-name="Source_20_Text"><text:span text:style-name="T164">,</text:span></text:span></text:p>
      <text:p text:style-name="P331"><text:span text:style-name="Source_20_Text"><text:span text:style-name="T169">  </text:span></text:span><text:span text:style-name="Source_20_Text"><text:span text:style-name="T143">key3</text:span></text:span><text:span text:style-name="Source_20_Text"><text:span text:style-name="T164"> =&gt; </text:span></text:span><text:span text:style-name="Source_20_Text"><text:span text:style-name="T143">value3</text:span></text:span></text:p>
      <text:p text:style-name="P331"><text:span text:style-name="Source_20_Text"><text:span text:style-name="T164">}</text:span></text:span></text:p>
      <text:p text:style-name="P151"><text:span text:style-name="T61">Значения присваиваются клавишам с использованием </text:span><text:span text:style-name="Source_20_Text"><text:span text:style-name="T111">=&gt;</text:span></text:span><text:span text:style-name="T61">. Вы можете использовать любой объект Ruby в качестве ключа или значения.</text:span></text:p>
      <text:p text:style-name="P282"/>
      <text:p text:style-name="P282"/>
      <text:p text:style-name="P282"/>
      <text:p text:style-name="P287"><text:span text:style-name="T263">my_hash</text:span> = { <text:span text:style-name="T307">"name"</text:span> =&gt; <text:span text:style-name="T307">"Eric"</text:span>,</text:p>
      <text:p text:style-name="P44"><text:span text:style-name="T307">"age"</text:span> =&gt; <text:span text:style-name="T263">26</text:span>,</text:p>
      <text:p text:style-name="P44"><text:span text:style-name="T307">"hungry?"</text:span> =&gt; <text:span text:style-name="T280">true</text:span></text:p>
      <text:p text:style-name="P44">}</text:p>
      <text:p text:style-name="P98"/>
      <text:p text:style-name="P44"><text:span text:style-name="T263">puts</text:span> <text:span text:style-name="T263">my_hash</text:span>[<text:span text:style-name="T307">"name"</text:span>]</text:p>
      <text:p text:style-name="P44"><text:span text:style-name="T263">puts</text:span> <text:span text:style-name="T263">my_hash</text:span>[<text:span text:style-name="T307">"age"</text:span>]</text:p>
      <text:p text:style-name="P44"><text:span text:style-name="T263">puts</text:span> <text:span text:style-name="T263">my_hash</text:span>[<text:span text:style-name="T307">"hungry?"</text:span>]</text:p>
      <text:p text:style-name="P44"/>
      <text:p text:style-name="P17">Использование Hash.new</text:p>
      <text:p text:style-name="P151"><text:span text:style-name="T61">Мы только что показали вам </text:span><text:span text:style-name="Emphasis"><text:span text:style-name="T61">буквальное обозначение</text:span></text:span><text:span text:style-name="T61"> хеша . Мы называем это так, потому что вы буквально описываете то, что хотите, в хеше: вы даете ему имя и устанавливаете его равным одной или нескольким </text:span><text:span text:style-name="Source_20_Text"><text:span text:style-name="T108">key =&gt; value </text:span></text:span><text:span text:style-name="T61">парам в фигурных скобках.</text:span></text:p>
      <text:p text:style-name="P151"><text:span text:style-name="T61">Вы также можете создать хеш </text:span><text:span text:style-name="Source_20_Text"><text:span text:style-name="T108">Hash.new</text:span></text:span><text:span text:style-name="T61">, например:</text:span></text:p>
      <text:p text:style-name="P333"><text:span text:style-name="Source_20_Text"><text:span text:style-name="T144">my_hash</text:span></text:span><text:span text:style-name="Source_20_Text"><text:span text:style-name="T165"> = </text:span></text:span><text:span text:style-name="Source_20_Text"><text:span text:style-name="T218">Hash</text:span></text:span><text:span text:style-name="Source_20_Text"><text:span text:style-name="T165">.</text:span></text:span><text:span text:style-name="Source_20_Text"><text:span text:style-name="T204">new</text:span></text:span></text:p>
      <text:p text:style-name="P151"><text:span text:style-name="T61">Установка переменной равной </text:span><text:span text:style-name="Source_20_Text"><text:span text:style-name="T108">Hash.new </text:span></text:span><text:span text:style-name="T61">создает новый пустой хеш; это то же самое, что присвоить переменной пустые фигурные скобки ( </text:span><text:span text:style-name="Source_20_Text"><text:span text:style-name="T108">{}</text:span></text:span><text:span text:style-name="T61">).</text:span></text:p>
      <text:p text:style-name="P49"/>
      <text:p text:style-name="P244">Добавление в хеш</text:p>
      <text:p text:style-name="P153"><text:span text:style-name="T48">Мы можем добавить к хешу двумя способами: если мы создали его, используя буквальную нотацию, мы можем просто добавить новую пару «ключ-значение» непосредственно между фигурными скобками. Если мы использовали </text:span><text:span text:style-name="Source_20_Text"><text:span text:style-name="T115">Hash.new</text:span></text:span><text:span text:style-name="T48">, мы можем добавить к хешу, используя скобки:</text:span></text:p>
      <text:p text:style-name="P331"><text:span text:style-name="Source_20_Text"><text:span text:style-name="T144">pets</text:span></text:span><text:span text:style-name="Source_20_Text"><text:span text:style-name="T165"> = </text:span></text:span><text:span text:style-name="Source_20_Text"><text:span text:style-name="T218">Hash</text:span></text:span><text:span text:style-name="Source_20_Text"><text:span text:style-name="T165">.</text:span></text:span><text:span text:style-name="Source_20_Text"><text:span text:style-name="T204">new</text:span></text:span></text:p>
      <text:p text:style-name="P331"><text:span text:style-name="Source_20_Text"><text:span text:style-name="T144">pets</text:span></text:span><text:span text:style-name="Source_20_Text"><text:span text:style-name="T165">[</text:span></text:span><text:span text:style-name="Source_20_Text"><text:span text:style-name="T194">"Stevie"</text:span></text:span><text:span text:style-name="Source_20_Text"><text:span text:style-name="T165">] = </text:span></text:span><text:span text:style-name="Source_20_Text"><text:span text:style-name="T194">"cat"</text:span></text:span></text:p>
      <text:p text:style-name="P331"><text:span text:style-name="Source_20_Text"><text:span text:style-name="T209"># Adds the key "Stevie" with the</text:span></text:span></text:p>
      <text:p text:style-name="P328"><text:span text:style-name="Source_20_Text"><text:span text:style-name="T210"># value "cat" to the hash</text:span></text:span></text:p>
      <text:p text:style-name="P282"/>
      <text:p text:style-name="P282"/>
      <text:p text:style-name="P244"><text:soft-page-break/>Доступ к хеш-значениям</text:p>
      <text:p text:style-name="P223">Вы можете получить доступ к значениям в хэше, как в массиве.</text:p>
      <text:p text:style-name="P333"><text:span text:style-name="Source_20_Text"><text:span text:style-name="T144">pets</text:span></text:span><text:span text:style-name="Source_20_Text"><text:span text:style-name="T165"> = {</text:span></text:span></text:p>
      <text:p text:style-name="P333"><text:span text:style-name="Source_20_Text"><text:span text:style-name="T171">  </text:span></text:span><text:span text:style-name="Source_20_Text"><text:span text:style-name="T194">"Stevie"</text:span></text:span><text:span text:style-name="Source_20_Text"><text:span text:style-name="T165"> =&gt; </text:span></text:span><text:span text:style-name="Source_20_Text"><text:span text:style-name="T194">"cat"</text:span></text:span><text:span text:style-name="Source_20_Text"><text:span text:style-name="T165">,</text:span></text:span></text:p>
      <text:p text:style-name="P333"><text:span text:style-name="Source_20_Text"><text:span text:style-name="T171">  </text:span></text:span><text:span text:style-name="Source_20_Text"><text:span text:style-name="T194">"Bowser"</text:span></text:span><text:span text:style-name="Source_20_Text"><text:span text:style-name="T165"> =&gt; </text:span></text:span><text:span text:style-name="Source_20_Text"><text:span text:style-name="T194">"hamster"</text:span></text:span><text:span text:style-name="Source_20_Text"><text:span text:style-name="T165">,</text:span></text:span></text:p>
      <text:p text:style-name="P333"><text:span text:style-name="Source_20_Text"><text:span text:style-name="T171">  </text:span></text:span><text:span text:style-name="Source_20_Text"><text:span text:style-name="T194">"Kevin Sorbo"</text:span></text:span><text:span text:style-name="Source_20_Text"><text:span text:style-name="T165"> =&gt; </text:span></text:span><text:span text:style-name="Source_20_Text"><text:span text:style-name="T194">"fish"</text:span></text:span></text:p>
      <text:p text:style-name="P333"><text:span text:style-name="Source_20_Text"><text:span text:style-name="T165">}</text:span></text:span></text:p>
      <text:p text:style-name="P333"><text:span text:style-name="Source_20_Text"><text:span text:style-name="T211"/></text:span></text:p>
      <text:p text:style-name="P333"><text:span text:style-name="Source_20_Text"><text:span text:style-name="T144">puts</text:span></text:span><text:span text:style-name="Source_20_Text"><text:span text:style-name="T165"> </text:span></text:span><text:span text:style-name="Source_20_Text"><text:span text:style-name="T144">pets</text:span></text:span><text:span text:style-name="Source_20_Text"><text:span text:style-name="T165">[</text:span></text:span><text:span text:style-name="Source_20_Text"><text:span text:style-name="T194">"Stevie"</text:span></text:span><text:span text:style-name="Source_20_Text"><text:span text:style-name="T165">]</text:span></text:span></text:p>
      <text:p text:style-name="P333"><text:span text:style-name="Source_20_Text"><text:span text:style-name="T209"># will print "cat"</text:span></text:span></text:p>
      <text:list xml:id="list3766322255" text:style-name="L4">
        <text:list-item>
          <text:p text:style-name="P454"><text:span text:style-name="T61">В приведенном выше примере мы создаем хеш с именем </text:span><text:span text:style-name="Source_20_Text"><text:span text:style-name="T108">pets</text:span></text:span><text:span text:style-name="T61">.</text:span></text:p>
        </text:list-item>
        <text:list-item>
          <text:p text:style-name="P454"><text:span text:style-name="T61">Затем мы печатаем </text:span><text:span text:style-name="Source_20_Text"><text:span text:style-name="T108">cat</text:span></text:span><text:span text:style-name="T61">, обращаясь к ключу </text:span><text:span text:style-name="Source_20_Text"><text:span text:style-name="T108">"Stevie"</text:span></text:span><text:span text:style-name="T61">в </text:span><text:span text:style-name="Source_20_Text"><text:span text:style-name="T108">pets </text:span></text:span><text:span text:style-name="T61">хэше.</text:span></text:p>
        </text:list-item>
      </text:list>
      <text:p text:style-name="P201">(Re) Введение в итерацию</text:p>
      <text:p text:style-name="P232"><text:span text:style-name="T48">Помните, когда мы рассматривали </text:span><text:a xlink:type="simple" xlink:href="https://www.codecademy.com/en/courses/learn-ruby/lessons/loops--iterators/exercises/the-while-loop" office:target-frame-name="_blank" xlink:show="new" text:style-name="Internet_20_link" text:visited-style-name="Visited_20_Internet_20_Link"><text:span text:style-name="T228">циклы и итераторы</text:span></text:a><text:span text:style-name="T48"> ? Мы могли бы использовать целый набор различных методов для создания цикла в программе. Когда мы перебираем массив или хэш, мы говорим, что </text:span><text:span text:style-name="Emphasis"><text:span text:style-name="T48">перебираем</text:span></text:span><text:span text:style-name="T48"> его.</text:span></text:p>
      <text:p text:style-name="P153"><text:span text:style-name="T48">В </text:span><text:span text:style-name="Source_20_Text"><text:span text:style-name="T115">.each </text:span></text:span><text:span text:style-name="T48">этом разделе мы будем использовать итератор для перебора массивов и хэшей. Взгляните на код в редакторе, чтобы увидеть один из примеров того, как мы можем это сделать.</text:span></text:p>
      <text:p text:style-name="P189"><text:span text:style-name="T150">friends</text:span><text:span text:style-name="T162"> = [</text:span><text:span text:style-name="T195">"Milhouse"</text:span><text:span text:style-name="T162">, </text:span><text:span text:style-name="T195">"Ralph"</text:span><text:span text:style-name="T162">, </text:span><text:span text:style-name="T195">"Nelson"</text:span><text:span text:style-name="T162">, </text:span><text:span text:style-name="T195">"Otto"</text:span><text:span text:style-name="T162">]</text:span></text:p>
      <text:p text:style-name="P98"/>
      <text:p text:style-name="P44"><text:span text:style-name="T263">family</text:span> = { <text:span text:style-name="T307">"Homer"</text:span> =&gt; <text:span text:style-name="T307">"dad"</text:span>,</text:p>
      <text:p text:style-name="P44"><text:span text:style-name="T307">"Marge"</text:span> =&gt; <text:span text:style-name="T307">"mom"</text:span>,</text:p>
      <text:p text:style-name="P44"><text:span text:style-name="T307">"Lisa"</text:span> =&gt; <text:span text:style-name="T307">"sister"</text:span>,</text:p>
      <text:p text:style-name="P44"><text:span text:style-name="T307">"Maggie"</text:span> =&gt; <text:span text:style-name="T307">"sister"</text:span>,</text:p>
      <text:p text:style-name="P44"><text:span text:style-name="T307">"Abe"</text:span> =&gt; <text:span text:style-name="T307">"grandpa"</text:span>,</text:p>
      <text:p text:style-name="P44"><text:span text:style-name="T307">"Santa's Little Helper"</text:span> =&gt; <text:span text:style-name="T307">"dog"</text:span></text:p>
      <text:p text:style-name="P44">}</text:p>
      <text:p text:style-name="P98"/>
      <text:p text:style-name="P44"><text:span text:style-name="T263">friends</text:span>.<text:span text:style-name="T298">each</text:span> { |<text:span text:style-name="T280">x</text:span>| <text:span text:style-name="T263">puts</text:span> <text:span text:style-name="T307">"#{</text:span><text:span text:style-name="T263">x</text:span><text:span text:style-name="T307">}"</text:span> }</text:p>
      <text:p text:style-name="P44"><text:span text:style-name="T263">family</text:span>.<text:span text:style-name="T298">each</text:span> { |<text:span text:style-name="T280">x</text:span>, <text:span text:style-name="T280">y</text:span>| <text:span text:style-name="T263">puts</text:span> <text:span text:style-name="T307">"#{</text:span><text:span text:style-name="T263">x</text:span><text:span text:style-name="T307">}: #{</text:span><text:span text:style-name="T263">y</text:span><text:span text:style-name="T307">}"</text:span> }</text:p>
      <text:p text:style-name="P44"/>
      <text:p text:style-name="P2">Итерация по массивам</text:p>
      <text:p text:style-name="P226">Итерация по массивам проще, чем кажется.</text:p>
      <text:p text:style-name="P334"><text:span text:style-name="Source_20_Text"><text:span text:style-name="T145">numbers</text:span></text:span><text:span text:style-name="Source_20_Text"><text:span text:style-name="T167"> = [</text:span></text:span><text:span text:style-name="Source_20_Text"><text:span text:style-name="T145">1</text:span></text:span><text:span text:style-name="Source_20_Text"><text:span text:style-name="T167">, </text:span></text:span><text:span text:style-name="Source_20_Text"><text:span text:style-name="T145">2</text:span></text:span><text:span text:style-name="Source_20_Text"><text:span text:style-name="T167">, </text:span></text:span><text:span text:style-name="Source_20_Text"><text:span text:style-name="T145">3</text:span></text:span><text:span text:style-name="Source_20_Text"><text:span text:style-name="T167">, </text:span></text:span><text:span text:style-name="Source_20_Text"><text:span text:style-name="T145">4</text:span></text:span><text:span text:style-name="Source_20_Text"><text:span text:style-name="T167">, </text:span></text:span><text:span text:style-name="Source_20_Text"><text:span text:style-name="T145">5</text:span></text:span><text:span text:style-name="Source_20_Text"><text:span text:style-name="T167">]</text:span></text:span></text:p>
      <text:p text:style-name="P334"><text:span text:style-name="Source_20_Text"><text:span text:style-name="T145">numbers</text:span></text:span><text:span text:style-name="Source_20_Text"><text:span text:style-name="T167">.</text:span></text:span><text:span text:style-name="Source_20_Text"><text:span text:style-name="T205">each</text:span></text:span><text:span text:style-name="Source_20_Text"><text:span text:style-name="T167"> { |</text:span></text:span><text:span text:style-name="Source_20_Text"><text:span text:style-name="T181">element</text:span></text:span><text:span text:style-name="Source_20_Text"><text:span text:style-name="T167">| </text:span></text:span><text:span text:style-name="Source_20_Text"><text:span text:style-name="T145">puts</text:span></text:span><text:span text:style-name="Source_20_Text"><text:span text:style-name="T167"> </text:span></text:span><text:span text:style-name="Source_20_Text"><text:span text:style-name="T145">element</text:span></text:span><text:span text:style-name="Source_20_Text"><text:span text:style-name="T167"> }</text:span></text:span></text:p>
      <text:list xml:id="list1374361491" text:style-name="L5">
        <text:list-item>
          <text:p text:style-name="P462"><text:span text:style-name="T61">В приведенном выше примере мы создаем массив </text:span><text:span text:style-name="Source_20_Text"><text:span text:style-name="T108">numbers </text:span></text:span><text:span text:style-name="T61">с 5 элементами.</text:span></text:p>
        </text:list-item>
        <text:list-item>
          <text:p text:style-name="P462"><text:span text:style-name="T61">Затем мы говорим: «Возьмите этот массив и кажд</text:span><text:span text:style-name="T65">ый</text:span><text:span text:style-name="T61"> элемент распечатай в консоли». Как обычно, мы можем использовать любое имя-заполнитель для бита между двумя </text:span><text:span text:style-name="Source_20_Text"><text:span text:style-name="T108">| | </text:span></text:span><text:span text:style-name="T61">символами.</text:span></text:p>
        </text:list-item>
      </text:list>
      <text:p text:style-name="P54"><text:span text:style-name="T263">languages</text:span> = [<text:span text:style-name="T307">"HTML"</text:span>, <text:span text:style-name="T307">"CSS"</text:span>, <text:span text:style-name="T307">"JavaScript"</text:span>, <text:span text:style-name="T307">"Python"</text:span>, <text:span text:style-name="T307">"Ruby"</text:span>]</text:p>
      <text:p text:style-name="P54"><text:soft-page-break/><text:span text:style-name="T263">languages</text:span>.<text:span text:style-name="T298">each</text:span> { |<text:span text:style-name="T280">element</text:span>| <text:span text:style-name="T263">puts</text:span> <text:span text:style-name="T263">element</text:span> }</text:p>
      <text:p text:style-name="P54"/>
      <text:p text:style-name="P3">Итерация по многомерным массивам</text:p>
      <text:p text:style-name="P385">Теперь давайте посмотрим, как перебирать многомерный массив.</text:p>
      <text:p text:style-name="P389"><text:span text:style-name="T268">s</text:span><text:span text:style-name="T345"> = [[</text:span><text:span text:style-name="T311">"ham"</text:span><text:span text:style-name="T345">, </text:span><text:span text:style-name="T311">"swiss"</text:span><text:span text:style-name="T345">], [</text:span><text:span text:style-name="T311">"turkey"</text:span><text:span text:style-name="T345">, </text:span><text:span text:style-name="T311">"cheddar"</text:span><text:span text:style-name="T345">], [</text:span><text:span text:style-name="T311">"roast beef"</text:span><text:span text:style-name="T345">, </text:span><text:span text:style-name="T311">"gruyere"</text:span><text:span text:style-name="T345">]]</text:span></text:p>
      <text:p text:style-name="P153"><text:span text:style-name="T61">Мы создали двумерный массив </text:span><text:span text:style-name="Source_20_Text"><text:span text:style-name="T108">s</text:span></text:span><text:span text:style-name="T61">(для «бутербродов»). Мы хотим выполнить итерацию </text:span><text:span text:style-name="Source_20_Text"><text:span text:style-name="T108">s </text:span></text:span><text:span text:style-name="T61">таким образом, чтобы мы не распечатывали каждый элемент в виде массива, например </text:span><text:span text:style-name="Source_20_Text"><text:span text:style-name="T108">["ham", "swiss"]</text:span></text:span><text:span text:style-name="T61">, а каждый элемент в каждом подмассиве, поэтому мы получаем список всего мяса и сыров внутри </text:span><text:span text:style-name="Source_20_Text"><text:span text:style-name="T108">s</text:span></text:span><text:span text:style-name="T61">.</text:span></text:p>
      <text:p text:style-name="P153"><text:span text:style-name="T61">Если бы мы просто хотели получить доступ </text:span><text:span text:style-name="Source_20_Text"><text:span text:style-name="T108">"swiss"</text:span></text:span><text:span text:style-name="T61">, мы могли бы ввести</text:span></text:p>
      <text:p text:style-name="P334"><text:span text:style-name="Source_20_Text"><text:span text:style-name="T144">s</text:span></text:span><text:span text:style-name="Source_20_Text"><text:span text:style-name="T165">[</text:span></text:span><text:span text:style-name="Source_20_Text"><text:span text:style-name="T144">0</text:span></text:span><text:span text:style-name="Source_20_Text"><text:span text:style-name="T165">][</text:span></text:span><text:span text:style-name="Source_20_Text"><text:span text:style-name="T144">1</text:span></text:span><text:span text:style-name="Source_20_Text"><text:span text:style-name="T165">]</text:span></text:span></text:p>
      <text:p text:style-name="P385">Это означает «принеси мне второй элемент первого элемента», что означает «швейцарский». Если мы перебираем обычный массив, используя</text:p>
      <text:p text:style-name="P334"><text:span text:style-name="Source_20_Text"><text:span text:style-name="T144">array</text:span></text:span><text:span text:style-name="Source_20_Text"><text:span text:style-name="T165">.</text:span></text:span><text:span text:style-name="Source_20_Text"><text:span text:style-name="T204">each</text:span></text:span><text:span text:style-name="Source_20_Text"><text:span text:style-name="T165"> { |</text:span></text:span><text:span text:style-name="Source_20_Text"><text:span text:style-name="T180">element</text:span></text:span><text:span text:style-name="Source_20_Text"><text:span text:style-name="T165">| </text:span></text:span><text:span text:style-name="Source_20_Text"><text:span text:style-name="T144">action</text:span></text:span><text:span text:style-name="Source_20_Text"><text:span text:style-name="T165"> }</text:span></text:span></text:p>
      <text:p text:style-name="P339">тогда как мы можем перебирать массив массивов?</text:p>
      <text:h text:style-name="P210" text:outline-level="3">инструкции</text:h>
      <text:p text:style-name="P415"><text:span text:style-name="T62">Размещает каждый элемент внутри подмассивов </text:span><text:span text:style-name="Source_20_Text"><text:span text:style-name="T108">s</text:span></text:span><text:span text:style-name="T62">.</text:span></text:p>
      <text:list xml:id="list1595875107" text:style-name="L6">
        <text:list-item>
          <text:p text:style-name="P467"><text:span text:style-name="T62">Перебрать </text:span><text:span text:style-name="Source_20_Text"><text:span text:style-name="T108">.each </text:span></text:span><text:span text:style-name="T62">элемент в </text:span><text:span text:style-name="Source_20_Text"><text:span text:style-name="T108">s </text:span></text:span><text:span text:style-name="T62">массиве. Назовите элементы </text:span><text:span text:style-name="Source_20_Text"><text:span text:style-name="T108">sub_array</text:span></text:span><text:span text:style-name="T62">.</text:span></text:p>
        </text:list-item>
        <text:list-item>
          <text:p text:style-name="P467"><text:span text:style-name="T62">Затем перебирайте </text:span><text:span text:style-name="Source_20_Text"><text:span text:style-name="T108">.each</text:span></text:span><text:span text:style-name="T62"> </text:span><text:span text:style-name="Source_20_Text"><text:span text:style-name="T108">sub_array </text:span></text:span><text:span text:style-name="T62">и </text:span><text:span text:style-name="Source_20_Text"><text:span text:style-name="T108">puts </text:span></text:span><text:span text:style-name="T62">удаляйте их элементы.</text:span></text:p>
        </text:list-item>
      </text:list>
      <text:p text:style-name="P54"><text:span text:style-name="T263">s</text:span> = [[<text:span text:style-name="T307">"ham"</text:span>, <text:span text:style-name="T307">"swiss"</text:span>], [<text:span text:style-name="T307">"turkey"</text:span>, <text:span text:style-name="T307">"cheddar"</text:span>], [<text:span text:style-name="T307">"roast beef"</text:span>, <text:span text:style-name="T307">"gruyere"</text:span>]]</text:p>
      <text:p text:style-name="P54"><text:span text:style-name="T263">s</text:span>.<text:span text:style-name="T298">each</text:span> <text:span text:style-name="T280">do</text:span> |<text:span text:style-name="T280">sub_array</text:span>| </text:p>
      <text:p text:style-name="P54"><text:span text:style-name="T263">sub_array</text:span>.<text:span text:style-name="T298">each</text:span> <text:span text:style-name="T280">do</text:span> |<text:span text:style-name="T280">w</text:span>| </text:p>
      <text:p text:style-name="P54"><text:span text:style-name="T263">puts</text:span> <text:span text:style-name="T263">w</text:span></text:p>
      <text:p text:style-name="P75">end</text:p>
      <text:p text:style-name="P75">end</text:p>
      <text:p text:style-name="P54"/>
      <text:p text:style-name="P3">Итерация по хешам</text:p>
      <text:p text:style-name="P385">При переборе хешей нам нужны две переменные-заполнители для представления каждой пары ключ / значение.</text:p>
      <text:p text:style-name="P334"><text:span text:style-name="Source_20_Text"><text:span text:style-name="T144">restaurant_menu</text:span></text:span><text:span text:style-name="Source_20_Text"><text:span text:style-name="T165"> = {</text:span></text:span></text:p>
      <text:p text:style-name="P334"><text:span text:style-name="Source_20_Text"><text:span text:style-name="T171">  </text:span></text:span><text:span text:style-name="Source_20_Text"><text:span text:style-name="T194">"noodles"</text:span></text:span><text:span text:style-name="Source_20_Text"><text:span text:style-name="T165"> =&gt; </text:span></text:span><text:span text:style-name="Source_20_Text"><text:span text:style-name="T144">4</text:span></text:span><text:span text:style-name="Source_20_Text"><text:span text:style-name="T165">,</text:span></text:span></text:p>
      <text:p text:style-name="P334"><text:span text:style-name="Source_20_Text"><text:span text:style-name="T171">  </text:span></text:span><text:span text:style-name="Source_20_Text"><text:span text:style-name="T194">"soup"</text:span></text:span><text:span text:style-name="Source_20_Text"><text:span text:style-name="T165"> =&gt; </text:span></text:span><text:span text:style-name="Source_20_Text"><text:span text:style-name="T144">3</text:span></text:span><text:span text:style-name="Source_20_Text"><text:span text:style-name="T165">,</text:span></text:span></text:p>
      <text:p text:style-name="P334"><text:span text:style-name="Source_20_Text"><text:span text:style-name="T171">  </text:span></text:span><text:span text:style-name="Source_20_Text"><text:span text:style-name="T194">"salad"</text:span></text:span><text:span text:style-name="Source_20_Text"><text:span text:style-name="T165"> =&gt; </text:span></text:span><text:span text:style-name="Source_20_Text"><text:span text:style-name="T144">2</text:span></text:span></text:p>
      <text:p text:style-name="P334"><text:span text:style-name="Source_20_Text"><text:span text:style-name="T165">}</text:span></text:span></text:p>
      <text:p text:style-name="P334"><text:span text:style-name="Source_20_Text"><text:span text:style-name="T211"><text:s/></text:span></text:span></text:p>
      <text:p text:style-name="P334"><text:span text:style-name="Source_20_Text"><text:span text:style-name="T144">restaurant_menu</text:span></text:span><text:span text:style-name="Source_20_Text"><text:span text:style-name="T165">.</text:span></text:span><text:span text:style-name="Source_20_Text"><text:span text:style-name="T204">each</text:span></text:span><text:span text:style-name="Source_20_Text"><text:span text:style-name="T165"> </text:span></text:span><text:span text:style-name="Source_20_Text"><text:span text:style-name="T180">do</text:span></text:span><text:span text:style-name="Source_20_Text"><text:span text:style-name="T165"> |</text:span></text:span><text:span text:style-name="Source_20_Text"><text:span text:style-name="T180">item</text:span></text:span><text:span text:style-name="Source_20_Text"><text:span text:style-name="T165">, </text:span></text:span><text:span text:style-name="Source_20_Text"><text:span text:style-name="T180">price</text:span></text:span><text:span text:style-name="Source_20_Text"><text:span text:style-name="T165">|</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text:span></text:span><text:span text:style-name="Source_20_Text"><text:span text:style-name="T144">item</text:span></text:span><text:span text:style-name="Source_20_Text"><text:span text:style-name="T194">}: #{</text:span></text:span><text:span text:style-name="Source_20_Text"><text:span text:style-name="T144">price</text:span></text:span><text:span text:style-name="Source_20_Text"><text:span text:style-name="T194">}"</text:span></text:span></text:p>
      <text:p text:style-name="P334"><text:span text:style-name="Source_20_Text"><text:span text:style-name="T180">end</text:span></text:span></text:p>
      <text:list xml:id="list2543575009" text:style-name="L7">
        <text:list-item>
          <text:p text:style-name="P463"><text:span text:style-name="T61">В приведенном выше примере мы создаем новый хеш с именем </text:span><text:span text:style-name="Source_20_Text"><text:span text:style-name="T108">restaurant_menu</text:span></text:span><text:span text:style-name="T61">.</text:span></text:p>
        </text:list-item>
        <text:list-item>
          <text:p text:style-name="P463"><text:span text:style-name="T61">Затем мы перебираем </text:span><text:span text:style-name="Source_20_Text"><text:span text:style-name="T108">restaurant_menu </text:span></text:span><text:span text:style-name="T61">хэш и назначаем ключ </text:span><text:span text:style-name="Source_20_Text"><text:span text:style-name="T108">item </text:span></text:span><text:span text:style-name="T61">и значение </text:span><text:span text:style-name="Source_20_Text"><text:span text:style-name="T108">price </text:span></text:span><text:span text:style-name="T61">для каждой итерации.</text:span></text:p>
        </text:list-item>
        <text:list-item>
          <text:p text:style-name="P463"><text:span text:style-name="T61">Наконец, мы </text:span><text:span text:style-name="Source_20_Text"><text:span text:style-name="T108">puts </text:span></text:span><text:span text:style-name="T61">вышли:</text:span></text:p>
        </text:list-item>
      </text:list>
      <text:p text:style-name="P334"><text:span text:style-name="Source_20_Text"><text:span text:style-name="T165">noodles: 4</text:span></text:span></text:p>
      <text:p text:style-name="P334"><text:soft-page-break/><text:span text:style-name="Source_20_Text"><text:span text:style-name="T165">soup: 3</text:span></text:span></text:p>
      <text:p text:style-name="P334"><text:span text:style-name="Source_20_Text"><text:span text:style-name="T165">salad: 2</text:span></text:span></text:p>
      <text:p text:style-name="P334"><text:span text:style-name="Source_20_Text"><text:span text:style-name="T165"/></text:span></text:p>
      <text:p text:style-name="P334"><text:span text:style-name="Source_20_Text"><text:span text:style-name="T165"/></text:span></text:p>
      <text:h text:style-name="P210" text:outline-level="3">инструкции</text:h>
      <text:p text:style-name="P415"><text:span text:style-name="T62">Используйте </text:span><text:span text:style-name="Source_20_Text"><text:span text:style-name="T108">.each </text:span></text:span><text:span text:style-name="T62">для перебора </text:span><text:span text:style-name="Source_20_Text"><text:span text:style-name="T108">secret_identities </text:span></text:span><text:span text:style-name="T62">хеша.</text:span></text:p>
      <text:p text:style-name="P415"><text:span text:style-name="T62">Используйте </text:span><text:span text:style-name="Source_20_Text"><text:span text:style-name="T108">puts </text:span></text:span><text:span text:style-name="T62">для вывода каждой пары «ключ-значение», разделенных двоеточием и пробелом ( </text:span><text:span text:style-name="Source_20_Text"><text:span text:style-name="T108">:</text:span></text:span><text:span text:style-name="T62">), на консоль, как в примере выше.</text:span></text:p>
      <text:p text:style-name="P418"/>
      <text:p text:style-name="P50"><text:span text:style-name="T263">secret_identities</text:span> = {</text:p>
      <text:p text:style-name="P54"><text:span text:style-name="T307">"The Batman"</text:span> =&gt; <text:span text:style-name="T307">"Bruce Wayne"</text:span>,</text:p>
      <text:p text:style-name="P54"><text:span text:style-name="T307">"Superman"</text:span> =&gt; <text:span text:style-name="T307">"Clark Kent"</text:span>,</text:p>
      <text:p text:style-name="P54"><text:span text:style-name="T307">"Wonder Woman"</text:span> =&gt; <text:span text:style-name="T307">"Diana Prince"</text:span>,</text:p>
      <text:p text:style-name="P54"><text:span text:style-name="T307">"Freakazoid"</text:span> =&gt; <text:span text:style-name="T307">"Dexter Douglas"</text:span></text:p>
      <text:p text:style-name="P54">}</text:p>
      <text:p text:style-name="P54"><text:span text:style-name="T263">secret_identities</text:span>.<text:span text:style-name="T298">each</text:span> { |<text:span text:style-name="T280">psevdonim</text:span>, <text:span text:style-name="T280">name</text:span>|</text:p>
      <text:p text:style-name="P54"><text:span text:style-name="T263">puts</text:span> <text:span text:style-name="T307">"#{</text:span><text:span text:style-name="T263">psevdonim</text:span><text:span text:style-name="T307">}: #{</text:span><text:span text:style-name="T263">name</text:span><text:span text:style-name="T307">}"</text:span> }</text:p>
      <text:p text:style-name="P50"/>
      <text:p text:style-name="P44"/>
      <text:p text:style-name="P5">Что вы будете строить</text:p>
      <text:p text:style-name="P225"><text:span text:style-name="T351">В этом проекте мы напишем программу, которая принимает ввод пользователя, а затем строит хэш из этого ввода. Каждый ключ в хэше будет словом пользователя; каждое значение будет количеством раз, когда это слово встречается. Например, если наша программа получит строку «</text:span><text:span text:style-name="T350">the rain in Spain falls mainly on the plain</text:span><text:span text:style-name="T351">», она вернет</text:span></text:p>
      <text:p text:style-name="P334"><text:span text:style-name="Source_20_Text"><text:span text:style-name="T165">the 2</text:span></text:span></text:p>
      <text:p text:style-name="P334"><text:span text:style-name="Source_20_Text"><text:span text:style-name="T165">falls 1</text:span></text:span></text:p>
      <text:p text:style-name="P334"><text:span text:style-name="Source_20_Text"><text:span text:style-name="T165">on 1</text:span></text:span></text:p>
      <text:p text:style-name="P334"><text:span text:style-name="Source_20_Text"><text:span text:style-name="T165">mainly 1</text:span></text:span></text:p>
      <text:p text:style-name="P334"><text:span text:style-name="Source_20_Text"><text:span text:style-name="T165">in 1</text:span></text:span></text:p>
      <text:p text:style-name="P334"><text:span text:style-name="Source_20_Text"><text:span text:style-name="T165">rain 1</text:span></text:span></text:p>
      <text:p text:style-name="P334"><text:span text:style-name="Source_20_Text"><text:span text:style-name="T165">plain 1</text:span></text:span></text:p>
      <text:p text:style-name="P334"><text:span text:style-name="Source_20_Text"><text:span text:style-name="T165">Spain 1</text:span></text:span></text:p>
      <text:p text:style-name="P361"><text:span text:style-name="T61">Визуальное представление таких данных называется </text:span><text:span text:style-name="Emphasis"><text:span text:style-name="T78">гистограммой</text:span></text:span><text:span text:style-name="T78"> .</text:span></text:p>
      <text:p text:style-name="P314"><text:span text:style-name="T147">puts</text:span><text:span text:style-name="T160"> </text:span><text:span text:style-name="T197">"Text please: "</text:span></text:p>
      <text:p text:style-name="P44"><text:span text:style-name="T263">text</text:span> = <text:span text:style-name="T263">gets</text:span>.<text:span text:style-name="T298">chomp</text:span></text:p>
      <text:p text:style-name="P98"/>
      <text:p text:style-name="P44"><text:span text:style-name="T263">words</text:span> = <text:span text:style-name="T263">text</text:span>.<text:span text:style-name="T298">split</text:span>(<text:span text:style-name="T307">" "</text:span>)</text:p>
      <text:p text:style-name="P44"><text:span text:style-name="T263">frequencies</text:span> = <text:span text:style-name="T340">Hash</text:span>.<text:span text:style-name="T298">new</text:span>(<text:span text:style-name="T263">0</text:span>)</text:p>
      <text:p text:style-name="P44"><text:span text:style-name="T263">words</text:span>.<text:span text:style-name="T298">each</text:span> { |<text:span text:style-name="T280">word</text:span>| <text:span text:style-name="T263">frequencies</text:span>[<text:span text:style-name="T263">word</text:span>] += <text:span text:style-name="T263">1</text:span> }</text:p>
      <text:p text:style-name="P44"><text:span text:style-name="T263">frequencies</text:span> = <text:span text:style-name="T263">frequencies</text:span>.<text:span text:style-name="T298">sort_by</text:span> {|<text:span text:style-name="T280">a</text:span>, <text:span text:style-name="T280">b</text:span>| <text:span text:style-name="T263">b</text:span> }</text:p>
      <text:p text:style-name="P44"><text:span text:style-name="T263">frequencies</text:span>.<text:span text:style-name="T298">reverse!</text:span></text:p>
      <text:p text:style-name="P44"><text:span text:style-name="T263">frequencies</text:span>.<text:span text:style-name="T298">each</text:span> { |<text:span text:style-name="T280">word</text:span>, <text:span text:style-name="T280">frequency</text:span>| <text:span text:style-name="T263">puts</text:span> <text:span text:style-name="T263">word</text:span> + <text:span text:style-name="T307">" "</text:span> + <text:span text:style-name="T263">frequency</text:span>.<text:span text:style-name="T298">to_s</text:span> }</text:p>
      <text:p text:style-name="P44"><text:soft-page-break/></text:p>
      <text:p text:style-name="P44"><text:span text:style-name="T263">puts</text:span> <text:span text:style-name="T307">"Enter a phrase you'd like to analyze: "</text:span></text:p>
      <text:p text:style-name="P44"><text:span text:style-name="T263">text</text:span> = <text:span text:style-name="T263">gets</text:span>.<text:span text:style-name="T298">chomp</text:span></text:p>
      <text:p text:style-name="P44"><text:span text:style-name="T263">words</text:span> = <text:span text:style-name="T263">text</text:span>.<text:span text:style-name="T298">split</text:span>(<text:span text:style-name="T307">" "</text:span>)</text:p>
      <text:p text:style-name="P44"><text:span text:style-name="T263">frequencies</text:span> = <text:span text:style-name="T340">Hash</text:span>.<text:span text:style-name="T298">new</text:span>(<text:span text:style-name="T263">0</text:span>)</text:p>
      <text:p text:style-name="P44"><text:span text:style-name="T263">words</text:span>.<text:span text:style-name="T298">each</text:span> { |<text:span text:style-name="T280">word</text:span>| <text:span text:style-name="T263">frequencies</text:span>[<text:span text:style-name="T263">word</text:span>] +=<text:span text:style-name="T263">1</text:span> }</text:p>
      <text:p text:style-name="P44"><text:span text:style-name="T263">frequencies</text:span> = <text:span text:style-name="T263">frequencies</text:span>.<text:span text:style-name="T298">sort_by</text:span> { |<text:span text:style-name="T280">word</text:span>, <text:span text:style-name="T280">count</text:span>| <text:span text:style-name="T263">count</text:span> }</text:p>
      <text:p text:style-name="P44"><text:span text:style-name="T263">frequencies</text:span>.<text:span text:style-name="T298">reverse!</text:span></text:p>
      <text:p text:style-name="P44"><text:span text:style-name="T263">frequencies</text:span>.<text:span text:style-name="T298">each</text:span> { |<text:span text:style-name="T280">word</text:span>, <text:span text:style-name="T280">count</text:span>| <text:span text:style-name="T263">puts</text:span> <text:span text:style-name="T263">word</text:span> + <text:span text:style-name="T307">" "</text:span> + <text:span text:style-name="T263">count</text:span>.<text:span text:style-name="T298">to_s</text:span> }</text:p>
      <text:p text:style-name="P44"/>
      <text:p text:style-name="P340"/>
      <text:p text:style-name="P341"/>
      <text:p text:style-name="P202">Почему методы?</text:p>
      <text:p text:style-name="P233"><text:span text:style-name="Strong_20_Emphasis"><text:span text:style-name="T75">Метод</text:span></text:span><text:span text:style-name="T61"> является многоразовой частью код</text:span><text:span text:style-name="T63">а</text:span><text:span text:style-name="T61"> , написанной для выполнения задачи в конкретной программе. Вам может быть интересно, почему вам нужно разделить код на методы, а не просто записывать все одним большим фрагментом. Оказывается, есть несколько веских причин для разделения ваших программ на методы:</text:span></text:p>
      <text:list xml:id="list3541335283" text:style-name="L8">
        <text:list-item>
          <text:p text:style-name="P475">Если что-то пойдет не так в вашем коде, гораздо легче найти и исправить ошибки, если вы хорошо организовали свою программу. В этой организации помогает распределение конкретных задач по отдельным методам.</text:p>
        </text:list-item>
        <text:list-item>
          <text:p text:style-name="P480"><text:span text:style-name="T61">Назначая определенные задачи </text:span><text:span text:style-name="T63">по от</text:span><text:span text:style-name="T61">дельным методам (идея, которую компьютерные ученые называют </text:span><text:span text:style-name="Strong_20_Emphasis"><text:span text:style-name="T75">разделением задач</text:span></text:span><text:span text:style-name="T61"> ), вы делаете свою программу менее избыточной, а код более пригодным для повторного использования - вы можете не только многократно использовать один и тот же метод в одной программе, не переписывая его каждый раз, но и вы даже можете использовать этот метод в </text:span><text:span text:style-name="Emphasis"><text:span text:style-name="T61">другой</text:span></text:span><text:span text:style-name="T61"> программе.</text:span></text:p>
        </text:list-item>
        <text:list-item>
          <text:p text:style-name="P480"><text:span text:style-name="T61">Когда мы узнаем больше об </text:span><text:span text:style-name="Strong_20_Emphasis"><text:span text:style-name="T75">объектах</text:span></text:span><text:span text:style-name="T61"> , вы обнаружите, что есть много интересных вещей, которые мы можем делать с помощью методов в Ruby.</text:span></text:p>
        </text:list-item>
      </text:list>
      <text:p text:style-name="P206"/>
      <text:p text:style-name="P293"><text:span text:style-name="T280">def</text:span> <text:span text:style-name="T280">prime</text:span>(<text:span text:style-name="T263">n</text:span>)</text:p>
      <text:p text:style-name="P49"><text:span text:style-name="T263">puts</text:span> <text:span text:style-name="T307">"That's not an integer."</text:span> <text:span text:style-name="T280">unless</text:span> <text:span text:style-name="T263">n</text:span>.<text:span text:style-name="T298">is_a?</text:span> <text:span text:style-name="T340">Integer</text:span></text:p>
      <text:p text:style-name="P49"><text:span text:style-name="T263">is_prime</text:span> = <text:span text:style-name="T280">true</text:span></text:p>
      <text:p text:style-name="P49"><text:span text:style-name="T280">for</text:span> <text:span text:style-name="T263">i</text:span> <text:span text:style-name="T263">in</text:span> <text:span text:style-name="T263">2</text:span>..<text:span text:style-name="T263">n</text:span>-<text:span text:style-name="T263">1</text:span></text:p>
      <text:p text:style-name="P49"><text:span text:style-name="T280">if</text:span> <text:span text:style-name="T263">n</text:span> % <text:span text:style-name="T263">i</text:span> == <text:span text:style-name="T263">0</text:span></text:p>
      <text:p text:style-name="P49"><text:span text:style-name="T263">is_prime</text:span> = <text:span text:style-name="T280">false</text:span></text:p>
      <text:p text:style-name="P76">end</text:p>
      <text:p text:style-name="P76">end</text:p>
      <text:p text:style-name="P49"><text:span text:style-name="T280">if</text:span> <text:span text:style-name="T263">is_prime</text:span></text:p>
      <text:p text:style-name="P49"><text:span text:style-name="T263">puts</text:span> <text:span text:style-name="T307">"#{</text:span><text:span text:style-name="T263">n</text:span><text:span text:style-name="T307">} is prime!"</text:span></text:p>
      <text:p text:style-name="P76">else</text:p>
      <text:p text:style-name="P49"><text:span text:style-name="T263">puts</text:span> <text:span text:style-name="T307">"#{</text:span><text:span text:style-name="T263">n</text:span><text:span text:style-name="T307">} is not prime."</text:span></text:p>
      <text:p text:style-name="P76">end</text:p>
      <text:p text:style-name="P76">end</text:p>
      <text:p text:style-name="P99"/>
      <text:p text:style-name="P49"><text:span text:style-name="T263">prime</text:span>(<text:span text:style-name="T263">2</text:span>)</text:p>
      <text:p text:style-name="P49"><text:span text:style-name="T263">prime</text:span>(<text:span text:style-name="T263">9</text:span>)</text:p>
      <text:p text:style-name="P49"><text:soft-page-break/><text:span text:style-name="T263">prime</text:span>(<text:span text:style-name="T263">11</text:span>)</text:p>
      <text:p text:style-name="P49"><text:span text:style-name="T263">prime</text:span>(<text:span text:style-name="T263">51</text:span>)</text:p>
      <text:p text:style-name="P49"><text:span text:style-name="T263">prime</text:span>(<text:span text:style-name="T263">97</text:span>)</text:p>
      <text:p text:style-name="P282"/>
      <text:p text:style-name="P282"/>
      <text:p text:style-name="P244">Синтаксис метода <text:span text:style-name="T357">def (define)</text:span></text:p>
      <text:p text:style-name="P151"><text:span text:style-name="T61">Методы определяются с помощью ключевого слова </text:span><text:span text:style-name="Source_20_Text"><text:span text:style-name="T108">def</text:span></text:span><text:span text:style-name="T61">(сокращение от « </text:span><text:span text:style-name="Source_20_Text"><text:span text:style-name="T108">def</text:span></text:span><text:span text:style-name="T61">ine»). Методы состоят из трех частей:</text:span></text:p>
      <text:list xml:id="list924651044" text:style-name="L9">
        <text:list-item>
          <text:p text:style-name="P455"><text:span text:style-name="Emphasis"><text:span text:style-name="T61">Заголовок</text:span></text:span><text:span text:style-name="T61"> , который включает в себя </text:span><text:span text:style-name="Source_20_Text"><text:span text:style-name="T108">def </text:span></text:span><text:span text:style-name="T61">ключевое слово, имя метода, и любые </text:span><text:span text:style-name="Emphasis"><text:span text:style-name="T61">аргументы</text:span></text:span><text:span text:style-name="T61"> , метод принимает. (Мы перейдем к аргументам в следующем разделе)</text:span></text:p>
        </text:list-item>
        <text:list-item>
          <text:p text:style-name="P455"><text:span text:style-name="Emphasis"><text:span text:style-name="T61">Тела</text:span></text:span><text:span text:style-name="T61"> , которая является блок - код , который описывает процедуры метод выполняет. Тело отступ два пространства в соответствии с соглашением (как </text:span><text:span text:style-name="Source_20_Text"><text:span text:style-name="T108">for</text:span></text:span><text:span text:style-name="T61">, </text:span><text:span text:style-name="Source_20_Text"><text:span text:style-name="T108">if</text:span></text:span><text:span text:style-name="T61">, </text:span><text:span text:style-name="Source_20_Text"><text:span text:style-name="T108">elsif</text:span></text:span><text:span text:style-name="T61">, и </text:span><text:span text:style-name="Source_20_Text"><text:span text:style-name="T108">else </text:span></text:span><text:span text:style-name="T61">утверждение)</text:span></text:p>
        </text:list-item>
        <text:list-item>
          <text:p text:style-name="P455"><text:span text:style-name="T61">Метод заканчивается </text:span><text:span text:style-name="Source_20_Text"><text:span text:style-name="T108">end </text:span></text:span><text:span text:style-name="T61">ключевым словом.</text:span></text:p>
        </text:list-item>
      </text:list>
      <text:p text:style-name="P151"><text:span text:style-name="T61">Вот пример того, как будет выглядеть синтаксис для простой функции </text:span><text:span text:style-name="Source_20_Text"><text:span text:style-name="T108">welcome</text:span></text:span><text:span text:style-name="T61">, которая просто печатает «Добро пожаловать в Ruby!» в консоль:</text:span></text:p>
      <text:p text:style-name="P331"><text:span text:style-name="Source_20_Text"><text:span text:style-name="T180">def</text:span></text:span><text:span text:style-name="Source_20_Text"><text:span text:style-name="T165"> </text:span></text:span><text:span text:style-name="Source_20_Text"><text:span text:style-name="T180">welcome</text:span></text:span></text:p>
      <text:p text:style-name="P331"><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Welcome to Ruby!"</text:span></text:span></text:p>
      <text:p text:style-name="P328"><text:span text:style-name="Source_20_Text"><text:span text:style-name="T182">end</text:span></text:span></text:p>
      <text:h text:style-name="P367" text:outline-level="3">инструкции</text:h>
      <text:p text:style-name="P422"><text:span text:style-name="T62">Мы запустили метод в редакторе справа, но он не завершен. Замените </text:span><text:span text:style-name="Source_20_Text"><text:span text:style-name="T108">___</text:span></text:span><text:span text:style-name="T62">s на правильные ключевые слова, чтобы метод заработал!</text:span></text:p>
      <text:p text:style-name="P293"><text:span text:style-name="T281">d</text:span><text:span text:style-name="T280">ef</text:span> <text:span text:style-name="T280">puts_1_to_10</text:span></text:p>
      <text:p text:style-name="P49">(<text:span text:style-name="T263">1</text:span>..<text:span text:style-name="T263">10</text:span>).<text:span text:style-name="T298">each</text:span> { |<text:span text:style-name="T280">i</text:span>| <text:span text:style-name="T263">puts</text:span> <text:span text:style-name="T263">i</text:span> }</text:p>
      <text:p text:style-name="P76">end</text:p>
      <text:p text:style-name="P99"/>
      <text:p text:style-name="P49"><text:span text:style-name="T263">puts_1_to_10</text:span> <text:span text:style-name="T352"># Ignore this for now. We'll explain it soon!</text:span></text:p>
      <text:p text:style-name="P282"/>
      <text:p text:style-name="P244">Назови это!</text:p>
      <text:p text:style-name="P151"><text:span text:style-name="T61">Определение метода - это здорово, но от него мало пользы, если вы не </text:span><text:span text:style-name="Emphasis"><text:span text:style-name="T61">вызовете</text:span></text:span><text:span text:style-name="T61"> его или не скажете своей программе выполнить его. Например, если вы вызываете вызываемый метод </text:span><text:span text:style-name="Source_20_Text"><text:span text:style-name="T108">cartoon_fox</text:span></text:span><text:span text:style-name="T61">, программа начнет поиск метода с таким именем и попытается выполнить код внутри него.</text:span></text:p>
      <text:p text:style-name="P151"><text:span text:style-name="T61">Если программа не находит вызываемый метод </text:span><text:span text:style-name="Source_20_Text"><text:span text:style-name="T108">cartoon_fox</text:span></text:span><text:span text:style-name="T61">, она вернет </text:span><text:span text:style-name="Source_20_Text"><text:span text:style-name="T108">NameError</text:span></text:span><text:span text:style-name="T61">. Мы рассмотрим ошибки в другом уроке.</text:span></text:p>
      <text:p text:style-name="P151"><text:span text:style-name="T61">Вы вызываете метод, просто набирая его имя. Помните, когда вы видели, как мы набираем текст </text:span><text:span text:style-name="Source_20_Text"><text:span text:style-name="T108">puts_1_to_10 </text:span></text:span><text:span text:style-name="T61">или </text:span><text:span text:style-name="Source_20_Text"><text:span text:style-name="T108">greeting </text:span></text:span><text:span text:style-name="T61">после определения нашего метода в последних двух упражнениях? Это мы вызывали наши методы!</text:span></text:p>
      <text:h text:style-name="P211" text:outline-level="3">инструкции</text:h>
      <text:p text:style-name="P416"><text:span text:style-name="T62">Мы настроили функцию </text:span><text:span text:style-name="Source_20_Text"><text:span text:style-name="T108">array_of_10 </text:span></text:span><text:span text:style-name="T62">в редакторе справа. Назовите это на линии 5!</text:span></text:p>
      <text:p text:style-name="P293"><text:span text:style-name="T280">def</text:span> <text:span text:style-name="T280">array_of_10</text:span></text:p>
      <text:p text:style-name="P49"><text:span text:style-name="T263">puts</text:span> (<text:span text:style-name="T263">1</text:span>..<text:span text:style-name="T263">10</text:span>).<text:span text:style-name="T298">to_a</text:span></text:p>
      <text:p text:style-name="P76">end</text:p>
      <text:p text:style-name="P99"/>
      <text:p text:style-name="P42"><text:soft-page-break/>array_of_10</text:p>
      <text:p text:style-name="P282"/>
      <text:p text:style-name="P282"/>
      <text:p text:style-name="P282"/>
      <text:p text:style-name="P244">Параметры и аргументы</text:p>
      <text:p text:style-name="P151"><text:span text:style-name="T61">Если метод принимает аргументы, мы говорим, что он </text:span><text:span text:style-name="Emphasis"><text:span text:style-name="T61">принимает</text:span></text:span><text:span text:style-name="T61"> или </text:span><text:span text:style-name="Emphasis"><text:span text:style-name="T61">ожидает</text:span></text:span><text:span text:style-name="T61"> эти аргументы. Мы могли бы определить функцию </text:span><text:span text:style-name="Source_20_Text"><text:span text:style-name="T108">square</text:span></text:span><text:span text:style-name="T61">, например:</text:span></text:p>
      <text:p text:style-name="P333"><text:span text:style-name="Source_20_Text"><text:span text:style-name="T180">def</text:span></text:span><text:span text:style-name="Source_20_Text"><text:span text:style-name="T165"> </text:span></text:span><text:span text:style-name="Source_20_Text"><text:span text:style-name="T180">square</text:span></text:span><text:span text:style-name="Source_20_Text"><text:span text:style-name="T165">(</text:span></text:span><text:span text:style-name="Source_20_Text"><text:span text:style-name="T144">n</text:span></text:span><text:span text:style-name="Source_20_Text"><text:span text:style-name="T165">)</text:span></text:span></text:p>
      <text:p text:style-name="P333"><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44">n</text:span></text:span><text:span text:style-name="Source_20_Text"><text:span text:style-name="T165"> ** </text:span></text:span><text:span text:style-name="Source_20_Text"><text:span text:style-name="T144">2</text:span></text:span></text:p>
      <text:p text:style-name="P333"><text:span text:style-name="Source_20_Text"><text:span text:style-name="T180">end</text:span></text:span></text:p>
      <text:p text:style-name="P384">и назовите это так:</text:p>
      <text:p text:style-name="P333"><text:span text:style-name="Source_20_Text"><text:span text:style-name="T144">square</text:span></text:span><text:span text:style-name="Source_20_Text"><text:span text:style-name="T165">(</text:span></text:span><text:span text:style-name="Source_20_Text"><text:span text:style-name="T144">12</text:span></text:span><text:span text:style-name="Source_20_Text"><text:span text:style-name="T165">)</text:span></text:span></text:p>
      <text:p text:style-name="P333"><text:span text:style-name="Source_20_Text"><text:span text:style-name="T209"># ==&gt; prints "144"</text:span></text:span></text:p>
      <text:p text:style-name="P153"><text:span text:style-name="Emphasis"><text:span text:style-name="T61">Аргумент</text:span></text:span><text:span text:style-name="T61"> является кусок кода , который вы на самом деле положить в скобках метод, когда вы называете его, и </text:span><text:span text:style-name="Emphasis"><text:span text:style-name="T61">параметр</text:span></text:span><text:span text:style-name="T61"> это имя вы кладете в скобках метод, когда вы </text:span><text:span text:style-name="Emphasis"><text:span text:style-name="T61">определить</text:span></text:span><text:span text:style-name="T61"> его. Например, когда мы определили </text:span><text:span text:style-name="Source_20_Text"><text:span text:style-name="T108">square </text:span></text:span><text:span text:style-name="T61">выше, мы дали ему параметр </text:span><text:span text:style-name="Source_20_Text"><text:span text:style-name="T108">n</text:span></text:span><text:span text:style-name="T61">(для «числа») и передали ему аргумент, </text:span><text:span text:style-name="Source_20_Text"><text:span text:style-name="T108">12 </text:span></text:span><text:span text:style-name="T61">когда мы его вызывали.</text:span></text:p>
      <text:p text:style-name="P385">Вы можете думать о параметрах как о заполнителях, которые определение метода дает аргументам, поскольку заранее не известно, какой именно аргумент он получит.</text:p>
      <text:p text:style-name="P339">Скобки в Ruby обычно необязательны, но для удобства чтения рекомендуется заключать ваши параметры и аргументы в круглые скобки.</text:p>
      <text:h text:style-name="P210" text:outline-level="3">инструкции</text:h>
      <text:p text:style-name="P415"><text:span text:style-name="T62">Вызовите </text:span><text:span text:style-name="Source_20_Text"><text:span text:style-name="T108">cubertino </text:span></text:span><text:span text:style-name="T62">метод в редакторе, передав ему аргумент </text:span><text:span text:style-name="Source_20_Text"><text:span text:style-name="T108">8</text:span></text:span><text:span text:style-name="T62">.</text:span></text:p>
      <text:p text:style-name="P294"><text:span text:style-name="T280">def</text:span> <text:span text:style-name="T280">cubertino</text:span>(<text:span text:style-name="T263">n</text:span>)</text:p>
      <text:p text:style-name="P49"><text:span text:style-name="T263">puts</text:span> <text:span text:style-name="T263">n</text:span> ** <text:span text:style-name="T263">3</text:span></text:p>
      <text:p text:style-name="P76">end</text:p>
      <text:p text:style-name="P49"><text:span text:style-name="T263">cubertino</text:span>(<text:span text:style-name="T263">8</text:span>)</text:p>
      <text:p text:style-name="P283"/>
      <text:p text:style-name="P249">Сплат!</text:p>
      <text:p text:style-name="P224">Говоря о незнании, чего ожидать: ваши методы не только не знают, какие аргументы они собираются получить заранее, но иногда они даже не знают, сколько аргументов будет.</text:p>
      <text:p text:style-name="P153"><text:span text:style-name="T61">Допустим, у вас есть метод, </text:span><text:span text:style-name="Source_20_Text"><text:span text:style-name="T108">friend </text:span></text:span><text:span text:style-name="T61">который </text:span><text:span text:style-name="Source_20_Text"><text:span text:style-name="T108">puts </text:span></text:span><text:span text:style-name="T61">получает аргумент от пользователя. Это может выглядеть примерно так:</text:span></text:p>
      <text:p text:style-name="P334"><text:span text:style-name="Source_20_Text"><text:span text:style-name="T180">def</text:span></text:span><text:span text:style-name="Source_20_Text"><text:span text:style-name="T165"> </text:span></text:span><text:span text:style-name="Source_20_Text"><text:span text:style-name="T180">friend</text:span></text:span><text:span text:style-name="Source_20_Text"><text:span text:style-name="T165">(</text:span></text:span><text:span text:style-name="Source_20_Text"><text:span text:style-name="T144">name</text:span></text:span><text:span text:style-name="Source_20_Text"><text:span text:style-name="T165">):</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My friend is "</text:span></text:span><text:span text:style-name="Source_20_Text"><text:span text:style-name="T165"> + </text:span></text:span><text:span text:style-name="Source_20_Text"><text:span text:style-name="T144">name</text:span></text:span><text:span text:style-name="Source_20_Text"><text:span text:style-name="T165"> + </text:span></text:span><text:span text:style-name="Source_20_Text"><text:span text:style-name="T194">"."</text:span></text:span></text:p>
      <text:p text:style-name="P334"><text:span text:style-name="Source_20_Text"><text:span text:style-name="T180">end</text:span></text:span></text:p>
      <text:p text:style-name="P385">Это отлично подходит только для одного друга, но что, если вы хотите распечатать всех друзей пользователя, не зная, сколько имен друзей введет пользователь заранее?</text:p>
      <text:p text:style-name="P153"><text:span text:style-name="T73">Решение: </text:span><text:span text:style-name="Emphasis"><text:span text:style-name="T73">аргументы</text:span></text:span><text:span text:style-name="T73"> . Аргументы Splat - это аргументы, которым предшествует a </text:span><text:span text:style-name="Source_20_Text"><text:span text:style-name="T111">*</text:span></text:span><text:span text:style-name="T73">, который сообщает программе, что метод может получать один или несколько аргументов.</text:span></text:p>
      <text:p text:style-name="P294"><text:soft-page-break/><text:span text:style-name="T280">def</text:span> <text:span text:style-name="T280">what_up</text:span>(<text:span text:style-name="T263">greeting</text:span>, *<text:span text:style-name="T263">friends</text:span>)</text:p>
      <text:p text:style-name="P49"><text:span text:style-name="T263">friends</text:span>.<text:span text:style-name="T298">each</text:span> { |<text:span text:style-name="T280">friend</text:span>| <text:span text:style-name="T263">puts</text:span> <text:span text:style-name="T307">"#{</text:span><text:span text:style-name="T263">greeting</text:span><text:span text:style-name="T307">}, #{</text:span><text:span text:style-name="T263">friend</text:span><text:span text:style-name="T307">}!"</text:span> }</text:p>
      <text:p text:style-name="P76">end</text:p>
      <text:p text:style-name="P58"><text:span text:style-name="T271">what_up</text:span><text:span text:style-name="T351">(</text:span><text:span text:style-name="T312">"What up"</text:span><text:span text:style-name="T351">, </text:span><text:span text:style-name="T312">"Ian"</text:span><text:span text:style-name="T351">, </text:span><text:span text:style-name="T312">"Zoe"</text:span><text:span text:style-name="T351">, </text:span><text:span text:style-name="T312">"Zenas"</text:span><text:span text:style-name="T351">, </text:span><text:span text:style-name="T312">"Eleanor"</text:span><text:span text:style-name="T351">)</text:span></text:p>
      <text:p text:style-name="P3">Учимся возвращаться <text:span text:style-name="T358">(return)</text:span></text:p>
      <text:p text:style-name="P153"><text:span text:style-name="T61">Иногда мы не просто хотим, чтобы метод выводил что-то на консоль, но мы действительно хотим, чтобы этот метод вернул нам (или другой метод!) Значение. Для этого мы используем </text:span><text:span text:style-name="Source_20_Text"><text:span text:style-name="T108">return</text:span></text:span><text:span text:style-name="T61">.</text:span></text:p>
      <text:p text:style-name="P334"><text:span text:style-name="Source_20_Text"><text:span text:style-name="T180">def</text:span></text:span><text:span text:style-name="Source_20_Text"><text:span text:style-name="T165"> </text:span></text:span><text:span text:style-name="Source_20_Text"><text:span text:style-name="T180">double</text:span></text:span><text:span text:style-name="Source_20_Text"><text:span text:style-name="T165">(</text:span></text:span><text:span text:style-name="Source_20_Text"><text:span text:style-name="T144">n</text:span></text:span><text:span text:style-name="Source_20_Text"><text:span text:style-name="T165">)</text:span></text:span></text:p>
      <text:p text:style-name="P334"><text:span text:style-name="Source_20_Text"><text:span text:style-name="T171">  </text:span></text:span><text:span text:style-name="Source_20_Text"><text:span text:style-name="T144">return</text:span></text:span><text:span text:style-name="Source_20_Text"><text:span text:style-name="T165"> </text:span></text:span><text:span text:style-name="Source_20_Text"><text:span text:style-name="T144">n</text:span></text:span><text:span text:style-name="Source_20_Text"><text:span text:style-name="T165"> * </text:span></text:span><text:span text:style-name="Source_20_Text"><text:span text:style-name="T144">2</text:span></text:span></text:p>
      <text:p text:style-name="P334"><text:span text:style-name="Source_20_Text"><text:span text:style-name="T180">end</text:span></text:span></text:p>
      <text:p text:style-name="P334"><text:span text:style-name="Source_20_Text"><text:span text:style-name="T144">output</text:span></text:span><text:span text:style-name="Source_20_Text"><text:span text:style-name="T165"> = </text:span></text:span><text:span text:style-name="Source_20_Text"><text:span text:style-name="T144">double</text:span></text:span><text:span text:style-name="Source_20_Text"><text:span text:style-name="T165">(</text:span></text:span><text:span text:style-name="Source_20_Text"><text:span text:style-name="T144">6</text:span></text:span><text:span text:style-name="Source_20_Text"><text:span text:style-name="T165">)</text:span></text:span></text:p>
      <text:p text:style-name="P334"><text:span text:style-name="Source_20_Text"><text:span text:style-name="T144">output</text:span></text:span><text:span text:style-name="Source_20_Text"><text:span text:style-name="T165"> += </text:span></text:span><text:span text:style-name="Source_20_Text"><text:span text:style-name="T144">2</text:span></text:span></text:p>
      <text:p text:style-name="P334"><text:span text:style-name="Source_20_Text"><text:span text:style-name="T144">puts</text:span></text:span><text:span text:style-name="Source_20_Text"><text:span text:style-name="T165"> </text:span></text:span><text:span text:style-name="Source_20_Text"><text:span text:style-name="T144">output</text:span></text:span></text:p>
      <text:list xml:id="list1989139933" text:style-name="L10">
        <text:list-item>
          <text:p text:style-name="P464"><text:span text:style-name="T61">В приведенном выше примере мы определяем новый вызываемый метод, </text:span><text:span text:style-name="Source_20_Text"><text:span text:style-name="T108">double </text:span></text:span><text:span text:style-name="T61">который принимает один вызываемый аргумент </text:span><text:span text:style-name="Source_20_Text"><text:span text:style-name="T108">n</text:span></text:span><text:span text:style-name="T61">.</text:span></text:p>
        </text:list-item>
        <text:list-item>
          <text:p text:style-name="P464"><text:span text:style-name="T61">Внутри метода мы </text:span><text:span text:style-name="T66">возводим в квадрат переменную </text:span><text:span text:style-name="Source_20_Text"><text:span text:style-name="T108">n</text:span></text:span><text:span text:style-name="T61">.</text:span></text:p>
        </text:list-item>
        <text:list-item>
          <text:p text:style-name="P464"><text:span text:style-name="T61">После этого мы вызываем наш новый </text:span><text:span text:style-name="Source_20_Text"><text:span text:style-name="T108">double </text:span></text:span><text:span text:style-name="T61">метод с аргументом </text:span><text:span text:style-name="Source_20_Text"><text:span text:style-name="T108">6 </text:span></text:span><text:span text:style-name="T61">и сохраняем результат </text:span><text:span text:style-name="Source_20_Text"><text:span text:style-name="T108">12 </text:span></text:span><text:span text:style-name="T61">в </text:span><text:span text:style-name="Source_20_Text"><text:span text:style-name="T108">output</text:span></text:span><text:span text:style-name="T61">.</text:span></text:p>
        </text:list-item>
        <text:list-item>
          <text:p text:style-name="P464"><text:span text:style-name="T61">Затем увеличиваем </text:span><text:span text:style-name="Source_20_Text"><text:span text:style-name="T108">output </text:span></text:span><text:span text:style-name="T61">до 14 и распечатываем на консоль.</text:span></text:p>
        </text:list-item>
      </text:list>
      <text:h text:style-name="P210" text:outline-level="3">инструкции</text:h>
      <text:p text:style-name="P415"><text:span text:style-name="T62">Определите новый вызываемый метод, </text:span><text:span text:style-name="Source_20_Text"><text:span text:style-name="T108">add </text:span></text:span><text:span text:style-name="T62">который принимает в качестве аргументов два числа.</text:span></text:p>
      <text:p text:style-name="P415"><text:span text:style-name="T62">Внутри метода </text:span><text:span text:style-name="Source_20_Text"><text:span text:style-name="T108">return</text:span></text:span><text:span text:style-name="T62">- сумма этих чисел.</text:span></text:p>
      <text:p text:style-name="P191"><text:span text:style-name="T183">def</text:span><text:span text:style-name="T163"> </text:span><text:span text:style-name="T183">add</text:span><text:span text:style-name="T163">(</text:span><text:span text:style-name="T151">a</text:span><text:span text:style-name="T163">, </text:span><text:span text:style-name="T151">b</text:span><text:span text:style-name="T163">)</text:span></text:p>
      <text:p text:style-name="P54"><text:span text:style-name="T263">return</text:span> <text:span text:style-name="T263">a</text:span> + <text:span text:style-name="T263">b</text:span></text:p>
      <text:p text:style-name="P75">end</text:p>
      <text:p text:style-name="P75"/>
      <text:p text:style-name="P7">Практика ведет к совершенству</text:p>
      <text:p text:style-name="P392"><text:span text:style-name="T71">1.</text:span><text:span text:style-name="T70">Определите </text:span><text:span text:style-name="Source_20_Text"><text:span text:style-name="T112">greeter </text:span></text:span><text:span text:style-name="T70">метод, который принимает единственный строковый параметр </text:span><text:span text:style-name="Source_20_Text"><text:span text:style-name="T112">name</text:span></text:span><text:span text:style-name="T70">, и возвращает строковое приветствие этого человека.Обязательно используйте, </text:span><text:span text:style-name="Source_20_Text"><text:span text:style-name="T112">return </text:span></text:span><text:span text:style-name="T70">а не используйте </text:span><text:span text:style-name="Source_20_Text"><text:span text:style-name="T112">print </text:span></text:span><text:span text:style-name="T70">или </text:span><text:span text:style-name="Source_20_Text"><text:span text:style-name="T112">puts</text:span></text:span><text:span text:style-name="T70">.</text:span></text:p>
      <text:p text:style-name="P151"><text:span text:style-name="T71">2.</text:span><text:span text:style-name="T70">Определите </text:span><text:span text:style-name="Source_20_Text"><text:span text:style-name="T112">by_three? </text:span></text:span><text:span text:style-name="T70">метод, который принимает один целочисленный параметр, </text:span><text:span text:style-name="Source_20_Text"><text:span text:style-name="T112">number </text:span></text:span><text:span text:style-name="T70">и возвращает, </text:span><text:span text:style-name="Source_20_Text"><text:span text:style-name="T112">true </text:span></text:span><text:span text:style-name="T70">если это число делится на три без остатка, а </text:span><text:span text:style-name="Source_20_Text"><text:span text:style-name="T112">false </text:span></text:span><text:span text:style-name="T70">если нет.</text:span></text:p>
      <text:p text:style-name="P54"><text:span text:style-name="T280">def</text:span> <text:span text:style-name="T280">greeter</text:span>(<text:span text:style-name="T263">name</text:span>)</text:p>
      <text:p text:style-name="P54"><text:span text:style-name="T263">return</text:span> <text:span text:style-name="T307">"Hello my frend + #{</text:span><text:span text:style-name="T263">name</text:span><text:span text:style-name="T307">}!"</text:span></text:p>
      <text:p text:style-name="P75">end</text:p>
      <text:p text:style-name="P100"/>
      <text:p text:style-name="P104"><text:span text:style-name="T366">def</text:span> <text:span text:style-name="T360">by_three?</text:span>(<text:span text:style-name="T361">number</text:span>)</text:p>
      <text:p text:style-name="P105"><text:span text:style-name="T366">return</text:span> <text:span text:style-name="T367">"Not integer, please enter an integer:"</text:span> <text:span text:style-name="T366">unless</text:span> <text:span text:style-name="T361">number</text:span>.<text:span text:style-name="T360">is_a?</text:span> <text:span text:style-name="T368">Integer</text:span></text:p>
      <text:p text:style-name="P101"/>
      <text:p text:style-name="P105"><text:span text:style-name="T366">if</text:span> <text:span text:style-name="T361">number</text:span> % <text:span text:style-name="T369">3</text:span> == <text:span text:style-name="T369">0</text:span></text:p>
      <text:p text:style-name="P106">true</text:p>
      <text:p text:style-name="P105"><text:span text:style-name="T366">else</text:span> </text:p>
      <text:p text:style-name="P106">false</text:p>
      <text:p text:style-name="P107"><text:soft-page-break/>end</text:p>
      <text:p text:style-name="P107">end</text:p>
      <text:p text:style-name="P75"/>
      <text:p text:style-name="P104"><text:span text:style-name="T366">def</text:span> <text:span text:style-name="T360">by_three_new?</text:span>(<text:span text:style-name="T361">number</text:span>)</text:p>
      <text:p text:style-name="P105"><text:span text:style-name="T366">return</text:span> <text:span text:style-name="T367">"Not integer, please enter an integer:"</text:span> <text:span text:style-name="T366">unless</text:span> <text:span text:style-name="T361">number</text:span>.<text:span text:style-name="T360">is_a?</text:span> <text:span text:style-name="T368">Integer</text:span></text:p>
      <text:p text:style-name="P101"/>
      <text:p text:style-name="P105"><text:span text:style-name="T366">return</text:span> <text:span text:style-name="T370">true</text:span> <text:span text:style-name="T366">if</text:span> <text:span text:style-name="T361">number</text:span> % <text:span text:style-name="T369">3</text:span> == <text:span text:style-name="T369">0</text:span></text:p>
      <text:p text:style-name="P101"/>
      <text:p text:style-name="P106">false</text:p>
      <text:p text:style-name="P107">end</text:p>
      <text:p text:style-name="P75"/>
      <text:p text:style-name="P54"/>
      <text:p text:style-name="P169">Блоки подобны безымянным методам</text:p>
      <text:p text:style-name="P230"><text:span text:style-name="T61">Большинство методов, с которыми вы работали, имеют определенные имена, которые им дали вы или кто-то другой ( </text:span><text:span text:style-name="Emphasis"><text:span text:style-name="T61">например,</text:span></text:span><text:span text:style-name="T61"> [array] .sort (), «string» .downcase () и т. Д.). Вы можете думать о блоках как о способе создания методов, у которых нет имени. (Они похожи на анонимные функции в JavaScript или лямбды в Python.)</text:span></text:p>
      <text:p text:style-name="P151"><text:span text:style-name="T61">Блоки можно определять с помощью ключевых слов </text:span><text:span text:style-name="Source_20_Text"><text:span text:style-name="T108">do </text:span></text:span><text:span text:style-name="T61">и </text:span><text:span text:style-name="Source_20_Text"><text:span text:style-name="T108">end </text:span></text:span><text:span text:style-name="T61">или фигурных скобок ( </text:span><text:span text:style-name="Source_20_Text"><text:span text:style-name="T108">{}</text:span></text:span><text:span text:style-name="T61">).</text:span></text:p>
      <text:p text:style-name="P178"><text:span text:style-name="T263">1</text:span>.<text:span text:style-name="T298">times</text:span> <text:span text:style-name="T280">do</text:span></text:p>
      <text:p text:style-name="P54"><text:span text:style-name="T263">puts</text:span> <text:span text:style-name="T307">"I'm a code block!"</text:span></text:p>
      <text:p text:style-name="P75">end</text:p>
      <text:p text:style-name="P100"/>
      <text:p text:style-name="P54"><text:span text:style-name="T263">1</text:span>.<text:span text:style-name="T298">times</text:span> { <text:span text:style-name="T263">puts</text:span> <text:span text:style-name="T307">"As am I!"</text:span> }</text:p>
      <text:p text:style-name="P129"/>
      <text:p text:style-name="P2">Чем блоки отличаются от методов</text:p>
      <text:p text:style-name="P223">Однако есть некоторые различия между блоками и методами.</text:p>
      <text:p text:style-name="P151"><text:span text:style-name="T61">Посмотрите код в редакторе. </text:span><text:span text:style-name="Source_20_Text"><text:span text:style-name="T108">capitalize </text:span></text:span><text:span text:style-name="T61">Метод заглавной слово, и мы можем постоянно вызывать </text:span><text:span text:style-name="Source_20_Text"><text:span text:style-name="T108">capitalize </text:span></text:span><text:span text:style-name="T61">метод по имени. Мы можем </text:span><text:span text:style-name="Source_20_Text"><text:span text:style-name="T108">capitalize("matz")</text:span></text:span><text:span text:style-name="T61">, </text:span><text:span text:style-name="Source_20_Text"><text:span text:style-name="T108">capitalize("eduardo") </text:span></text:span><text:span text:style-name="T61">или любую строку, которая нам нравится.</text:span></text:p>
      <text:p text:style-name="P151"><text:span text:style-name="T61">Однако блок, который мы определяем (следующий </text:span><text:span text:style-name="Source_20_Text"><text:span text:style-name="T108">.each</text:span></text:span><text:span text:style-name="T61">), будет вызываться только </text:span><text:span text:style-name="Emphasis"><text:span text:style-name="T61">один раз</text:span></text:span><text:span text:style-name="T61"> и в контексте массива, который мы повторяем. Он кажется достаточно длинным, чтобы поработать </text:span><text:span text:style-name="Source_20_Text"><text:span text:style-name="T108">each</text:span></text:span><text:span text:style-name="T61">, а затем исчезает в ночи.</text:span></text:p>
      <text:p text:style-name="P85"># method that capitalizes a word</text:p>
      <text:p text:style-name="P54"><text:span text:style-name="T280">def</text:span> <text:span text:style-name="T280">capitalize</text:span>(<text:span text:style-name="T263">string</text:span>) </text:p>
      <text:p text:style-name="P54"><text:span text:style-name="T263">puts</text:span> <text:span text:style-name="T307">"#{</text:span><text:span text:style-name="T263">string</text:span>[<text:span text:style-name="T263">0</text:span>].<text:span text:style-name="T298">upcase</text:span><text:span text:style-name="T307">}#{</text:span><text:span text:style-name="T263">string</text:span>[<text:span text:style-name="T263">1</text:span>..-<text:span text:style-name="T263">1</text:span>]<text:span text:style-name="T307">}"</text:span></text:p>
      <text:p text:style-name="P75">end</text:p>
      <text:p text:style-name="P100"/>
      <text:p text:style-name="P54"><text:span text:style-name="T263">capitalize</text:span>(<text:span text:style-name="T307">"ryan"</text:span>) <text:span text:style-name="T352"># prints "Ryan"</text:span></text:p>
      <text:p text:style-name="P54"><text:span text:style-name="T263">capitalize</text:span>(<text:span text:style-name="T307">"jane"</text:span>) <text:span text:style-name="T352"># prints "Jane"</text:span></text:p>
      <text:p text:style-name="P100"/>
      <text:p text:style-name="P85"># block that capitalizes each string in the array</text:p>
      <text:p text:style-name="P59"><text:soft-page-break/><text:span text:style-name="T351">[</text:span><text:span text:style-name="T312">"ryan"</text:span><text:span text:style-name="T351">, </text:span><text:span text:style-name="T312">"jane"</text:span><text:span text:style-name="T351">].</text:span><text:span text:style-name="T299">each</text:span><text:span text:style-name="T351"> {|</text:span><text:span text:style-name="T282">string</text:span><text:span text:style-name="T351">| </text:span><text:span text:style-name="T271">puts</text:span><text:span text:style-name="T351"> </text:span><text:span text:style-name="T312">"#{</text:span><text:span text:style-name="T271">string</text:span><text:span text:style-name="T351">[</text:span><text:span text:style-name="T271">0</text:span><text:span text:style-name="T351">].</text:span><text:span text:style-name="T299">upcase</text:span><text:span text:style-name="T312">}#{</text:span><text:span text:style-name="T271">string</text:span><text:span text:style-name="T351">[</text:span><text:span text:style-name="T271">1</text:span><text:span text:style-name="T351">..-</text:span><text:span text:style-name="T271">1</text:span><text:span text:style-name="T351">]</text:span><text:span text:style-name="T312">}"</text:span><text:span text:style-name="T351">} </text:span><text:span text:style-name="T353"># prints "Ryan", then "Jane"</text:span></text:p>
      <text:p text:style-name="P2">Использование блоков кода</text:p>
      <text:p text:style-name="P151"><text:span text:style-name="T61">Метод может принимать блок в качестве параметра. Вот что </text:span><text:span text:style-name="Source_20_Text"><text:span text:style-name="T108">.each </text:span></text:span><text:span text:style-name="T61">делали все это время: брали блок как параметр и что-то с ним делали! Вы просто не заметили, потому что мы не использовали необязательные круглые скобки. Мы подлые.</text:span></text:p>
      <text:p text:style-name="P127">Передача блока методу - это отличный способ абстрагирования определенных задач от метода и определения этих задач при вызове метода. Абстракция-важная идея в информатике, и вы можете думать о ней как о “создании чего-то более простого".” Представьте себе, что, когда вы хотите найти дом, вам нужно сказать: “Дорогая, давай посмотрим на конфигурации бетона, фанеры и винилового сайдинга.” Это было бы безумием! Точно так же, как выражение “дом” упрощает перечисление его компонентов, использование блока для определения задачи, которую вы хотите, чтобы метод (например, .each) выполнял, упрощает задачу под рукой .</text:p>
      <text:h text:style-name="P211" text:outline-level="3">инструкции</text:h>
      <text:p text:style-name="P416"><text:span text:style-name="T62">В настоящее время второй </text:span><text:span text:style-name="Source_20_Text"><text:span text:style-name="T108">.each </text:span></text:span><text:span text:style-name="T62">будет распечатан </text:span><text:span text:style-name="Source_20_Text"><text:span text:style-name="T108">5 </text:span></text:span><text:span text:style-name="T62">пять раз (поскольку он будет печатать </text:span><text:span text:style-name="Source_20_Text"><text:span text:style-name="T108">5 </text:span></text:span><text:span text:style-name="T62">для каждого элемента в массиве, а их пять). Измените блок так, чтобы он печатал каждый элемент в массиве, </text:span><text:span text:style-name="Emphasis"><text:span text:style-name="T62">умноженный на</text:span></text:span><text:span text:style-name="T62"> пять.</text:span></text:p>
      <text:p text:style-name="P44"/>
      <text:p text:style-name="P305"># The block, {|i| puts i}, is passed the current</text:p>
      <text:p text:style-name="P86"># array item each time it is evaluated. This block</text:p>
      <text:p text:style-name="P86"># prints the item. </text:p>
      <text:p text:style-name="P49">[<text:span text:style-name="T263">1</text:span>, <text:span text:style-name="T263">2</text:span>, <text:span text:style-name="T263">3</text:span>, <text:span text:style-name="T263">4</text:span>, <text:span text:style-name="T263">5</text:span>].<text:span text:style-name="T298">each</text:span> { |<text:span text:style-name="T280">i</text:span>| <text:span text:style-name="T263">puts</text:span> <text:span text:style-name="T263">i</text:span> }</text:p>
      <text:p text:style-name="P99"/>
      <text:p text:style-name="P86"># This block prints the number 5 for each item.</text:p>
      <text:p text:style-name="P86"># (It chooses to ignore the passed item, which is allowed.)</text:p>
      <text:p text:style-name="P49">[<text:span text:style-name="T263">1</text:span>, <text:span text:style-name="T263">2</text:span>, <text:span text:style-name="T263">3</text:span>, <text:span text:style-name="T263">4</text:span>, <text:span text:style-name="T263">5</text:span>].<text:span text:style-name="T298">each</text:span> { |<text:span text:style-name="T280">i</text:span>| <text:span text:style-name="T263">puts</text:span> <text:span text:style-name="T263">i</text:span> <text:span text:style-name="T372">= </text:span><text:span text:style-name="T263">5</text:span> }</text:p>
      <text:p text:style-name="P49"/>
      <text:p text:style-name="P53">[<text:span text:style-name="T263">1</text:span>, <text:span text:style-name="T263">2</text:span>, <text:span text:style-name="T263">3</text:span>, <text:span text:style-name="T263">4</text:span>, <text:span text:style-name="T263">5</text:span>].<text:span text:style-name="T298">each</text:span> { |<text:span text:style-name="T280">i</text:span>| <text:span text:style-name="T263">puts</text:span> <text:span text:style-name="T263">i</text:span> * <text:span text:style-name="T263">5</text:span> } </text:p>
      <text:p text:style-name="P283"/>
      <text:p text:style-name="P283"/>
      <text:p text:style-name="P249">Введение в сортировку</text:p>
      <text:p text:style-name="P232"><text:span text:style-name="T61">Сортировка массивов - очень распространенная проблема в информатике и по этой причине хорошо изучена. Существует множество </text:span><text:span text:style-name="Emphasis"><text:span text:style-name="T61">алгоритмов -</text:span></text:span><text:span text:style-name="T61"> четко определенных последовательностей шагов, каждый из которых имеет свои недостатки и преимущества.</text:span></text:p>
      <text:p text:style-name="P339">Алгоритмы сортировки могут стать отличным введением в информатику как теоретическую дисциплину, но пока мы сосредоточимся на том, как использовать встроенную библиотеку сортировки Ruby (которая реализует некоторые из этих алгоритмов).</text:p>
      <text:p text:style-name="P294"><text:span text:style-name="T263">my_array</text:span> = [<text:span text:style-name="T263">3</text:span>, <text:span text:style-name="T263">4</text:span>, <text:span text:style-name="T263">8</text:span>, <text:span text:style-name="T263">7</text:span>, <text:span text:style-name="T263">1</text:span>, <text:span text:style-name="T263">6</text:span>, <text:span text:style-name="T263">5</text:span>, <text:span text:style-name="T263">9</text:span>, <text:span text:style-name="T263">2</text:span>]</text:p>
      <text:p text:style-name="P54"><text:span text:style-name="T263">my_array</text:span>.<text:span text:style-name="T298">sort!</text:span></text:p>
      <text:p text:style-name="P100"><text:span text:style-name="T266">print</text:span><text:span text:style-name="T323"> </text:span><text:span text:style-name="T266">my_array</text:span></text:p>
      <text:p text:style-name="P85"># Call the sort! method on my_array below.</text:p>
      <text:p text:style-name="P85"><text:soft-page-break/># my_array should then equal [1, 2, 3, 4, 5, 6, 7, 8, 9].</text:p>
      <text:p text:style-name="P283"/>
      <text:p text:style-name="P249">Основы</text:p>
      <text:p text:style-name="P385">Если бы мы вручили вам пять книг и попросили вас разложить их по названию на полке, как бы вы это сделали?</text:p>
      <text:p text:style-name="P385">Большинство алгоритмов сортировки предполагают, что мы сортируем массив элементов, что включает в себя сравнение любых двух элементов в массиве и определение того, что должно быть первым.</text:p>
      <text:p text:style-name="P339">В нашем примере с книгами, если для любой пары мы всегда выбираем книгу, название которой идет первым в алфавите, мы могли бы разработать стратегию сортировки. Эти «стратегии» представляют собой алгоритмы сортировки, упомянутые в предыдущем примере. Наша задача - решить, как сравнить два элемента в списке, и позволить Ruby решить, какую стратегию использовать.</text:p>
      <text:h text:style-name="P210" text:outline-level="3">инструкции</text:h>
      <text:p text:style-name="P415"><text:span text:style-name="T62">Какой метод Ruby можно использовать </text:span><text:span text:style-name="Source_20_Text"><text:span text:style-name="T108">books </text:span></text:span><text:span text:style-name="T62">для сортировки списка книг по алфавиту? Попробуйте в редакторе.</text:span></text:p>
      <text:p text:style-name="P288"><text:span text:style-name="T263">books</text:span> = [<text:span text:style-name="T307">"Charlie and the Chocolate Factory"</text:span>, <text:span text:style-name="T307">"War and Peace"</text:span>, <text:span text:style-name="T307">"Utopia"</text:span>, <text:span text:style-name="T307">"A Brief History of Time"</text:span>, <text:span text:style-name="T307">"A Wrinkle in Time"</text:span>]</text:p>
      <text:p text:style-name="P44"><text:span text:style-name="T263">books</text:span>.<text:span text:style-name="T298">sort!</text:span></text:p>
      <text:p text:style-name="P44"><text:span text:style-name="T263">print</text:span> <text:span text:style-name="T263">books</text:span></text:p>
      <text:p text:style-name="P283"/>
      <text:p text:style-name="P283"/>
      <text:p text:style-name="P249">Комбинированный оператор сравнения</text:p>
      <text:p text:style-name="P153"><text:span text:style-name="T61">Мы также можем использовать новый оператор, называемый </text:span><text:span text:style-name="Emphasis"><text:span text:style-name="T61">комбинированным оператором сравнения,</text:span></text:span><text:span text:style-name="T61"> для сравнения двух объектов Ruby. Комбинированный оператор сравнения выглядит следующим образом : </text:span><text:span text:style-name="Source_20_Text"><text:span text:style-name="T108">&lt;=&gt;</text:span></text:span><text:span text:style-name="T61">. Он возвращается, </text:span><text:span text:style-name="Source_20_Text"><text:span text:style-name="T108">0 </text:span></text:span><text:span text:style-name="T61">если первый </text:span><text:span text:style-name="Emphasis"><text:span text:style-name="T61">операнд</text:span></text:span><text:span text:style-name="T61"> (сравниваемый элемент) равен второму, </text:span><text:span text:style-name="Source_20_Text"><text:span text:style-name="T108">1 </text:span></text:span><text:span text:style-name="T61">если первый операнд больше второго и </text:span><text:span text:style-name="Source_20_Text"><text:span text:style-name="T108">-1 </text:span></text:span><text:span text:style-name="T61">если первый операнд меньше второго.</text:span></text:p>
      <text:p text:style-name="P153"><text:span text:style-name="T61">Блок , который передается в </text:span><text:span text:style-name="Source_20_Text"><text:span text:style-name="T108">sort </text:span></text:span><text:span text:style-name="T61">метод должен возвращать либо </text:span><text:span text:style-name="Source_20_Text"><text:span text:style-name="T108">1</text:span></text:span><text:span text:style-name="T61">, </text:span><text:span text:style-name="Source_20_Text"><text:span text:style-name="T108">0 </text:span></text:span><text:span text:style-name="T61">или </text:span><text:span text:style-name="Source_20_Text"><text:span text:style-name="T108">-1</text:span></text:span><text:span text:style-name="T61">. Он должен возвращать -1, если первый параметр блока должен стоять перед вторым, </text:span><text:span text:style-name="Source_20_Text"><text:span text:style-name="T108">1 </text:span></text:span><text:span text:style-name="T61">если наоборот, и </text:span><text:span text:style-name="Source_20_Text"><text:span text:style-name="T108">0 </text:span></text:span><text:span text:style-name="T61">если они имеют равный вес, что означает, что один не предшествует другому ( </text:span><text:span text:style-name="Emphasis"><text:span text:style-name="T61">т.е.</text:span></text:span><text:span text:style-name="T61"> если два значения равны)</text:span></text:p>
      <text:h text:style-name="P210" text:outline-level="3">инструкции</text:h>
      <text:p text:style-name="P415"><text:span text:style-name="T62">Связав оператор сравнения для сравнения </text:span><text:span text:style-name="Source_20_Text"><text:span text:style-name="T108">book_1 </text:span></text:span><text:span text:style-name="T62">с </text:span><text:span text:style-name="Source_20_Text"><text:span text:style-name="T108">book_2</text:span></text:span><text:span text:style-name="T62">(в таком порядке). Прежде чем запускать код, подумайте, каким будет результат.</text:span></text:p>
      <text:p text:style-name="P311"><text:span text:style-name="T152">book_1</text:span><text:span text:style-name="T172"> = </text:span><text:span text:style-name="T199">"A Wrinkle in Time"</text:span></text:p>
      <text:p text:style-name="P100"><text:span text:style-name="T266">book_2</text:span><text:span text:style-name="T323"> = </text:span><text:span text:style-name="T310">"A Brief History of Time"</text:span></text:p>
      <text:p text:style-name="P54"><text:span text:style-name="T263">print</text:span> <text:span text:style-name="T263">book_1</text:span> &lt;=&gt; <text:span text:style-name="T263">book_2</text:span></text:p>
      <text:p text:style-name="P283"/>
      <text:p text:style-name="P283"/>
      <text:p text:style-name="P277">Получение технической информации</text:p>
      <text:p text:style-name="P283">Что, если бы мы хотели отсортировать книги по названию, но от Z – A или в порядке убывания? Похоже, что метод сортировки Ruby работает только для A – Z, или в порядке возрастания.</text:p>
      <text:p text:style-name="P283">Метод сортировки по умолчанию предполагает, что вы хотите сортировать по возрастанию, но он принимает блок в качестве необязательного аргумента, <text:soft-page-break/>который позволяет вам, программисту, указать, как следует сравнивать два элемента.</text:p>
      <text:p text:style-name="P283"/>
      <text:p text:style-name="P283">Сортируйте книги в порядке убывания в строке 8. Используйте пример сортировки по возрастанию в строке 4 в качестве руководства.</text:p>
      <text:p text:style-name="P283">Выведите результат на консоль.</text:p>
      <text:p text:style-name="P283"/>
      <text:p text:style-name="P294"><text:span text:style-name="T263">books</text:span> = [<text:span text:style-name="T307">"Charlie and the Chocolate Factory"</text:span>, <text:span text:style-name="T307">"War and Peace"</text:span>, <text:span text:style-name="T307">"Utopia"</text:span>, <text:span text:style-name="T307">"A Brief History of Time"</text:span>, <text:span text:style-name="T307">"A Wrinkle in Time"</text:span>]</text:p>
      <text:p text:style-name="P99"/>
      <text:p text:style-name="P86"># To sort our books in ascending order, in-place</text:p>
      <text:p text:style-name="P49"><text:span text:style-name="T263">books</text:span>.<text:span text:style-name="T298">sort!</text:span> { |<text:span text:style-name="T280">firstBook</text:span>, <text:span text:style-name="T280">secondBook</text:span>| <text:span text:style-name="T263">firstBook</text:span> &lt;=&gt; <text:span text:style-name="T263">secondBook</text:span> }</text:p>
      <text:p text:style-name="P99"/>
      <text:p text:style-name="P86"># Sort your books in descending order, in-place below</text:p>
      <text:p text:style-name="P99"/>
      <text:p text:style-name="P49"><text:span text:style-name="T263">books</text:span>.<text:span text:style-name="T298">sort!</text:span> { |<text:span text:style-name="T280">a</text:span>, <text:span text:style-name="T280">b</text:span>| <text:span text:style-name="T263">b</text:span> &lt;=&gt; <text:span text:style-name="T263">a</text:span> }</text:p>
      <text:p text:style-name="P49"><text:span text:style-name="T263">print</text:span> <text:span text:style-name="T263">books</text:span></text:p>
      <text:p text:style-name="P283"/>
      <text:p text:style-name="P264">Что вы будете строить</text:p>
      <text:p text:style-name="P150"><text:span text:style-name="T364">На последнем уроке мы заметили, что </text:span><text:span text:style-name="Source_20_Text"><text:span text:style-name="T43">.sort! </text:span></text:span><text:span text:style-name="T364">нет встроенного способа обработки сортировки в обратном алфавитном порядке. Теперь, когда мы знаем, как писать собственные методы Ruby, мы можем это исправить!</text:span></text:p>
      <text:h text:style-name="P371" text:outline-level="3">инструкции</text:h>
      <text:p text:style-name="P420">Код в редакторе должен выглядеть знакомо - есть только одна новая идея (в строке 1). Когда будете готовы, нажмите «Выполнить», чтобы выполнить код и начать создание собственного метода.</text:p>
      <text:p text:style-name="P423"/>
      <text:p text:style-name="P294"><text:span text:style-name="T283">d</text:span><text:span text:style-name="T280">ef</text:span> <text:span text:style-name="T280">alphabetize</text:span>(<text:span text:style-name="T263">arr</text:span>, <text:span text:style-name="T263">rev=</text:span><text:span text:style-name="T280">false</text:span>)</text:p>
      <text:p text:style-name="P49"><text:span text:style-name="T280">if</text:span> <text:span text:style-name="T263">rev</text:span></text:p>
      <text:p text:style-name="P49"><text:span text:style-name="T263">arr</text:span>.<text:span text:style-name="T298">sort</text:span> { |<text:span text:style-name="T280">item1</text:span>, <text:span text:style-name="T280">item2</text:span>| <text:span text:style-name="T263">item2</text:span> &lt;=&gt; <text:span text:style-name="T263">item1</text:span> }</text:p>
      <text:p text:style-name="P76">else</text:p>
      <text:p text:style-name="P49"><text:span text:style-name="T263">arr</text:span>.<text:span text:style-name="T298">sort</text:span> { |<text:span text:style-name="T280">item1</text:span>, <text:span text:style-name="T280">item2</text:span>| <text:span text:style-name="T263">item1</text:span> &lt;=&gt; <text:span text:style-name="T263">item2</text:span> }</text:p>
      <text:p text:style-name="P76">end</text:p>
      <text:p text:style-name="P76">end</text:p>
      <text:p text:style-name="P99"/>
      <text:p text:style-name="P49"><text:span text:style-name="T263">books</text:span> = [<text:span text:style-name="T307">"Heart of Darkness"</text:span>, <text:span text:style-name="T307">"Code Complete"</text:span>, <text:span text:style-name="T307">"The Lorax"</text:span>, <text:span text:style-name="T307">"The Prophet"</text:span>, <text:span text:style-name="T307">"Absalom, Absalom!"</text:span>]</text:p>
      <text:p text:style-name="P99"/>
      <text:p text:style-name="P49"><text:span text:style-name="T263">puts</text:span> <text:span text:style-name="T307">"A-Z: #{</text:span><text:span text:style-name="T263">alphabetize</text:span>(<text:span text:style-name="T263">books</text:span>)<text:span text:style-name="T307">}"</text:span></text:p>
      <text:p text:style-name="P49"><text:span text:style-name="T263">puts</text:span> <text:span text:style-name="T307">"Z-A: #{</text:span><text:span text:style-name="T263">alphabetize</text:span>(<text:span text:style-name="T263">books</text:span>, <text:span text:style-name="T280">true</text:span>)<text:span text:style-name="T307">}"</text:span></text:p>
      <text:p text:style-name="P283"/>
      <text:p text:style-name="P283"/>
      <text:p text:style-name="P249">Параметры по умолчанию</text:p>
      <text:p text:style-name="P223">Начнем с нового фрагмента кода, который вы видели в упражнении 1:</text:p>
      <text:p text:style-name="P333"><text:span text:style-name="Source_20_Text"><text:span text:style-name="T180">def</text:span></text:span><text:span text:style-name="Source_20_Text"><text:span text:style-name="T165"> </text:span></text:span><text:span text:style-name="Source_20_Text"><text:span text:style-name="T180">alphabetize</text:span></text:span><text:span text:style-name="Source_20_Text"><text:span text:style-name="T165">(</text:span></text:span><text:span text:style-name="Source_20_Text"><text:span text:style-name="T144">arr</text:span></text:span><text:span text:style-name="Source_20_Text"><text:span text:style-name="T165">, </text:span></text:span><text:span text:style-name="Source_20_Text"><text:span text:style-name="T144">rev=</text:span></text:span><text:span text:style-name="Source_20_Text"><text:span text:style-name="T180">false</text:span></text:span><text:span text:style-name="Source_20_Text"><text:span text:style-name="T165">)</text:span></text:span></text:p>
      <text:p text:style-name="P151"><text:span text:style-name="T61">Первая часть имеет смысл - мы определяем метод </text:span><text:span text:style-name="Source_20_Text"><text:span text:style-name="T108">alphabetize</text:span></text:span><text:span text:style-name="T61">. Мы можем догадаться, что первый параметр - это массив, но что это за </text:span><text:span text:style-name="Source_20_Text"><text:span text:style-name="T108">rev=false </text:span></text:span><text:span text:style-name="T61">дело?</text:span></text:p>
      <text:p text:style-name="P151"><text:soft-page-break/><text:span text:style-name="T61">Что это делает сказать рубин , что </text:span><text:span text:style-name="Source_20_Text"><text:span text:style-name="T108">alphabetize </text:span></text:span><text:span text:style-name="T61">имеет второй параметр </text:span><text:span text:style-name="Source_20_Text"><text:span text:style-name="T108">rev</text:span></text:span><text:span text:style-name="T61">(для «обратного») , который будет по </text:span><text:span text:style-name="Emphasis"><text:span text:style-name="T61">умолчанию</text:span></text:span><text:span text:style-name="T61"> в </text:span><text:span text:style-name="Source_20_Text"><text:span text:style-name="T108">false </text:span></text:span><text:span text:style-name="T61">случае , если пользователь не в</text:span><text:span text:style-name="T67">ведет </text:span><text:span text:style-name="T61">два аргумента. Вы могли заметить, что наш первый вызов </text:span><text:span text:style-name="Source_20_Text"><text:span text:style-name="T108">alphabetize </text:span></text:span><text:span text:style-name="T61">в упражнении 1 был просто</text:span></text:p>
      <text:p text:style-name="P333"><text:span text:style-name="Source_20_Text"><text:span text:style-name="T171"><text:s/></text:span></text:span><text:span text:style-name="Source_20_Text"><text:span text:style-name="T144">alphabetize</text:span></text:span><text:span text:style-name="Source_20_Text"><text:span text:style-name="T165">(</text:span></text:span><text:span text:style-name="Source_20_Text"><text:span text:style-name="T144">books</text:span></text:span><text:span text:style-name="Source_20_Text"><text:span text:style-name="T165">)</text:span></text:span></text:p>
      <text:p text:style-name="P151"><text:span text:style-name="T61">Ruby не видел </text:span><text:span text:style-name="Source_20_Text"><text:span text:style-name="T108">rev</text:span></text:span><text:span text:style-name="T61">, поэтому он присвоил ему значение по умолчанию </text:span><text:span text:style-name="Source_20_Text"><text:span text:style-name="T108">false</text:span></text:span><text:span text:style-name="T61">.</text:span></text:p>
      <text:p text:style-name="P283"/>
      <text:p text:style-name="P283"/>
      <text:p text:style-name="P250">Сортировка с помощью потока управления</text:p>
      <text:p text:style-name="P384"> Теперь нам нужно добавить правильную логику в наш метод.</text:p>
      <text:p text:style-name="P333"><text:span text:style-name="Source_20_Text"><text:span text:style-name="T144">numbers</text:span></text:span><text:span text:style-name="Source_20_Text"><text:span text:style-name="T165"> = [</text:span></text:span><text:span text:style-name="Source_20_Text"><text:span text:style-name="T144">1</text:span></text:span><text:span text:style-name="Source_20_Text"><text:span text:style-name="T165">, </text:span></text:span><text:span text:style-name="Source_20_Text"><text:span text:style-name="T144">2</text:span></text:span><text:span text:style-name="Source_20_Text"><text:span text:style-name="T165">, </text:span></text:span><text:span text:style-name="Source_20_Text"><text:span text:style-name="T144">3</text:span></text:span><text:span text:style-name="Source_20_Text"><text:span text:style-name="T165">, </text:span></text:span><text:span text:style-name="Source_20_Text"><text:span text:style-name="T144">4</text:span></text:span><text:span text:style-name="Source_20_Text"><text:span text:style-name="T165">, </text:span></text:span><text:span text:style-name="Source_20_Text"><text:span text:style-name="T144">5</text:span></text:span><text:span text:style-name="Source_20_Text"><text:span text:style-name="T165">]</text:span></text:span></text:p>
      <text:p text:style-name="P333"><text:span text:style-name="Source_20_Text"><text:span text:style-name="T144">numbers</text:span></text:span><text:span text:style-name="Source_20_Text"><text:span text:style-name="T165">.</text:span></text:span><text:span text:style-name="Source_20_Text"><text:span text:style-name="T204">reverse!</text:span></text:span></text:p>
      <text:p text:style-name="P333"><text:span text:style-name="Source_20_Text"><text:span text:style-name="T144">puts</text:span></text:span><text:span text:style-name="Source_20_Text"><text:span text:style-name="T165"> </text:span></text:span><text:span text:style-name="Source_20_Text"><text:span text:style-name="T144">numbers</text:span></text:span></text:p>
      <text:list xml:id="list1971914850" text:style-name="L11">
        <text:list-item>
          <text:p text:style-name="P456"><text:span text:style-name="T61">В приведенном выше примере мы создаем массив с именем </text:span><text:span text:style-name="Source_20_Text"><text:span text:style-name="T108">numbers</text:span></text:span><text:span text:style-name="T61">.</text:span></text:p>
        </text:list-item>
        <text:list-item>
          <text:p text:style-name="P456"><text:span text:style-name="T61">Затем мы переворачиваем массив. Как и в случае </text:span><text:span text:style-name="Source_20_Text"><text:span text:style-name="T108">.sort!</text:span></text:span><text:span text:style-name="T61">, восклицательный знак означает, что мы изменяем фактический массив.</text:span></text:p>
        </text:list-item>
        <text:list-item>
          <text:p text:style-name="P456"><text:span text:style-name="T61">Наконец, мы выводим из </text:span><text:span text:style-name="Source_20_Text"><text:span text:style-name="T108">5</text:span></text:span><text:span text:style-name="T61">, </text:span><text:span text:style-name="Source_20_Text"><text:span text:style-name="T108">4</text:span></text:span><text:span text:style-name="T61">, </text:span><text:span text:style-name="Source_20_Text"><text:span text:style-name="T108">3</text:span></text:span><text:span text:style-name="T61">, </text:span><text:span text:style-name="Source_20_Text"><text:span text:style-name="T108">2</text:span></text:span><text:span text:style-name="T61">и </text:span><text:span text:style-name="Source_20_Text"><text:span text:style-name="T108">1</text:span></text:span><text:span text:style-name="T61">.</text:span></text:p>
        </text:list-item>
      </text:list>
      <text:h text:style-name="P211" text:outline-level="3">инструкции</text:h>
      <text:p text:style-name="P416"><text:span text:style-name="T62">После </text:span><text:span text:style-name="Source_20_Text"><text:span text:style-name="T108">.sort! </text:span></text:span><text:span text:style-name="T62">звонка добавьте </text:span><text:span text:style-name="Source_20_Text"><text:span text:style-name="T108">if-else </text:span></text:span><text:span text:style-name="T62">заявление. Если </text:span><text:span text:style-name="Source_20_Text"><text:span text:style-name="T108">rev </text:span></text:span><text:span text:style-name="T62">это правда, вызов </text:span><text:span text:style-name="Source_20_Text"><text:span text:style-name="T108">reverse! </text:span></text:span><text:span text:style-name="T62">на </text:span><text:span text:style-name="Source_20_Text"><text:span text:style-name="T108">arr</text:span></text:span><text:span text:style-name="T62">, </text:span><text:span text:style-name="Source_20_Text"><text:span text:style-name="T108">else </text:span></text:span><text:span text:style-name="T62">вернуться </text:span><text:span text:style-name="Source_20_Text"><text:span text:style-name="T108">arr</text:span></text:span><text:span text:style-name="T62">.</text:span></text:p>
      <text:p text:style-name="P416"><text:span text:style-name="T62">Сохраните свой </text:span><text:span text:style-name="Source_20_Text"><text:span text:style-name="T108">numbers </text:span></text:span><text:span text:style-name="T62">массив и </text:span><text:span text:style-name="Source_20_Text"><text:span text:style-name="T108">puts </text:span></text:span><text:span text:style-name="T62">инструкцию, чтобы вы могли увидеть свою работу в действии!</text:span></text:p>
      <text:p text:style-name="P296"><text:span text:style-name="T280">def</text:span> <text:span text:style-name="T280">alphabetize</text:span>(<text:span text:style-name="T263">arr</text:span>, <text:span text:style-name="T263">rev</text:span> = <text:span text:style-name="T280">false</text:span>)</text:p>
      <text:p text:style-name="P49"><text:span text:style-name="T263">arr</text:span>.<text:span text:style-name="T298">sort!</text:span></text:p>
      <text:p text:style-name="P49"><text:span text:style-name="T280">if</text:span> <text:span text:style-name="T263">rev</text:span></text:p>
      <text:p text:style-name="P49"><text:span text:style-name="T263">arr</text:span>.<text:span text:style-name="T298">reverse!</text:span></text:p>
      <text:p text:style-name="P76">else</text:p>
      <text:p text:style-name="P49"><text:s/><text:span text:style-name="T263">arr</text:span></text:p>
      <text:p text:style-name="P76">end</text:p>
      <text:p text:style-name="P76">end</text:p>
      <text:p text:style-name="P49"><text:span text:style-name="T263">numbers</text:span> = [<text:span text:style-name="T263">1</text:span>, <text:span text:style-name="T263">3</text:span>, <text:span text:style-name="T263">45</text:span>, <text:span text:style-name="T263">6</text:span>, <text:span text:style-name="T263">57</text:span>]</text:p>
      <text:p text:style-name="P49"><text:span text:style-name="T263">puts</text:span> <text:span text:style-name="T263">alphabetize</text:span>(<text:span text:style-name="T263">numbers</text:span>, <text:span text:style-name="T280">true</text:span>)</text:p>
      <text:p text:style-name="P284"/>
      <text:p text:style-name="P284"/>
      <text:p text:style-name="P249">История до сих пор</text:p>
      <text:p text:style-name="P232"><text:span text:style-name="T61">Напомним, что хеши - это </text:span><text:a xlink:type="simple" xlink:href="https://www.codecademy.com/courses/learn-ruby/lessons/ruby-data-structures/exercises/introduction-to-hashes" office:target-frame-name="_blank" xlink:show="new" text:style-name="Internet_20_link" text:visited-style-name="Visited_20_Internet_20_Link"><text:span text:style-name="T229">наборы</text:span></text:a><text:span text:style-name="T61"> пар ключ-значение, где уникальный ключ связан с некоторым значением. Например:</text:span></text:p>
      <text:p text:style-name="P334"><text:span text:style-name="Source_20_Text"><text:span text:style-name="T144">breakfast</text:span></text:span><text:span text:style-name="Source_20_Text"><text:span text:style-name="T165"> = { </text:span></text:span></text:p>
      <text:p text:style-name="P334"><text:span text:style-name="Source_20_Text"><text:span text:style-name="T171">  </text:span></text:span><text:span text:style-name="Source_20_Text"><text:span text:style-name="T194">"bacon"</text:span></text:span><text:span text:style-name="Source_20_Text"><text:span text:style-name="T165"> =&gt; </text:span></text:span><text:span text:style-name="Source_20_Text"><text:span text:style-name="T194">"tasty"</text:span></text:span><text:span text:style-name="Source_20_Text"><text:span text:style-name="T165">,</text:span></text:span></text:p>
      <text:p text:style-name="P334"><text:span text:style-name="Source_20_Text"><text:span text:style-name="T171">  </text:span></text:span><text:span text:style-name="Source_20_Text"><text:span text:style-name="T194">"eggs"</text:span></text:span><text:span text:style-name="Source_20_Text"><text:span text:style-name="T165"> =&gt; </text:span></text:span><text:span text:style-name="Source_20_Text"><text:span text:style-name="T194">"tasty"</text:span></text:span><text:span text:style-name="Source_20_Text"><text:span text:style-name="T165">,</text:span></text:span></text:p>
      <text:p text:style-name="P334"><text:span text:style-name="Source_20_Text"><text:span text:style-name="T171">  </text:span></text:span><text:span text:style-name="Source_20_Text"><text:span text:style-name="T194">"oatmeal"</text:span></text:span><text:span text:style-name="Source_20_Text"><text:span text:style-name="T165"> =&gt; </text:span></text:span><text:span text:style-name="Source_20_Text"><text:span text:style-name="T194">"healthy"</text:span></text:span><text:span text:style-name="Source_20_Text"><text:span text:style-name="T165">,</text:span></text:span></text:p>
      <text:p text:style-name="P334"><text:span text:style-name="Source_20_Text"><text:span text:style-name="T171">  </text:span></text:span><text:span text:style-name="Source_20_Text"><text:span text:style-name="T194">"OJ"</text:span></text:span><text:span text:style-name="Source_20_Text"><text:span text:style-name="T165"> =&gt; </text:span></text:span><text:span text:style-name="Source_20_Text"><text:span text:style-name="T194">"juicy"</text:span></text:span></text:p>
      <text:p text:style-name="P334"><text:span text:style-name="Source_20_Text"><text:span text:style-name="T165">}</text:span></text:span></text:p>
      <text:p text:style-name="P385">Помните, что ключи должны быть уникальными, но значения могут повторяться. Вот почему у нас может быть более одной ключевой доли ценности «вкусно».)</text:p>
      <text:p text:style-name="P385"><text:soft-page-break/>Мы можем создавать хеши несколькими способами, но два из самых популярных:</text:p>
      <text:list xml:id="list152008293" text:style-name="L12">
        <text:list-item>
          <text:p text:style-name="P481"><text:span text:style-name="Strong_20_Emphasis"><text:span text:style-name="T75">буквальное обозначение хеша</text:span></text:span><text:span text:style-name="T61"> :</text:span></text:p>
        </text:list-item>
      </text:list>
      <text:p text:style-name="P334"><text:span text:style-name="Source_20_Text"><text:span text:style-name="T144">new_hash</text:span></text:span><text:span text:style-name="Source_20_Text"><text:span text:style-name="T165"> = { </text:span></text:span><text:span text:style-name="Source_20_Text"><text:span text:style-name="T194">"one"</text:span></text:span><text:span text:style-name="Source_20_Text"><text:span text:style-name="T165"> =&gt; </text:span></text:span><text:span text:style-name="Source_20_Text"><text:span text:style-name="T144">1</text:span></text:span><text:span text:style-name="Source_20_Text"><text:span text:style-name="T165"> }</text:span></text:span></text:p>
      <text:p text:style-name="P385">и</text:p>
      <text:p text:style-name="P383"><text:span text:style-name="T61">2. </text:span><text:span text:style-name="Strong_20_Emphasis"><text:span text:style-name="T75">Обозначение конструктора хэша</text:span></text:span><text:span text:style-name="T61"> :</text:span></text:p>
      <text:p text:style-name="P330"><text:span text:style-name="Source_20_Text"><text:span text:style-name="T146">new_hash</text:span></text:span><text:span text:style-name="Source_20_Text"><text:span text:style-name="T168"> = </text:span></text:span><text:span text:style-name="Source_20_Text"><text:span text:style-name="T219">Hash</text:span></text:span><text:span text:style-name="Source_20_Text"><text:span text:style-name="T168">.</text:span></text:span><text:span text:style-name="Source_20_Text"><text:span text:style-name="T206">new</text:span></text:span></text:p>
      <text:p text:style-name="P284"/>
      <text:p text:style-name="P284"/>
      <text:p text:style-name="P250">Итерация по хешам</text:p>
      <text:p text:style-name="P151"><text:span text:style-name="T61">Мы также можем перебирать хэши, используя этот </text:span><text:span text:style-name="Source_20_Text"><text:span text:style-name="T108">.each </text:span></text:span><text:span text:style-name="T61">метод. Например, мы могли бы сделать</text:span></text:p>
      <text:p text:style-name="P333"><text:span text:style-name="Source_20_Text"><text:span text:style-name="T144">my_hash</text:span></text:span><text:span text:style-name="Source_20_Text"><text:span text:style-name="T165">.</text:span></text:span><text:span text:style-name="Source_20_Text"><text:span text:style-name="T204">each</text:span></text:span><text:span text:style-name="Source_20_Text"><text:span text:style-name="T165"> </text:span></text:span><text:span text:style-name="Source_20_Text"><text:span text:style-name="T180">do</text:span></text:span><text:span text:style-name="Source_20_Text"><text:span text:style-name="T165"> |</text:span></text:span><text:span text:style-name="Source_20_Text"><text:span text:style-name="T180">key</text:span></text:span><text:span text:style-name="Source_20_Text"><text:span text:style-name="T165">, </text:span></text:span><text:span text:style-name="Source_20_Text"><text:span text:style-name="T180">value</text:span></text:span><text:span text:style-name="Source_20_Text"><text:span text:style-name="T165">|</text:span></text:span></text:p>
      <text:p text:style-name="P333"><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44">my_hash</text:span></text:span><text:span text:style-name="Source_20_Text"><text:span text:style-name="T165">[</text:span></text:span><text:span text:style-name="Source_20_Text"><text:span text:style-name="T166">key</text:span></text:span><text:span text:style-name="Source_20_Text"><text:span text:style-name="T165">]</text:span></text:span></text:p>
      <text:p text:style-name="P333"><text:span text:style-name="Source_20_Text"><text:span text:style-name="T180">end</text:span></text:span></text:p>
      <text:p text:style-name="P151"><text:span text:style-name="T61">Это распечатает список значений </text:span><text:span text:style-name="Source_20_Text"><text:span text:style-name="T108">my_hash</text:span></text:span><text:span text:style-name="T61">, каждый в отдельной строке.</text:span></text:p>
      <text:h text:style-name="P215" text:outline-level="3">инструкции</text:h>
      <text:p text:style-name="P422"><text:span text:style-name="T62">Перебирайте </text:span><text:span text:style-name="Source_20_Text"><text:span text:style-name="T108">matz </text:span></text:span><text:span text:style-name="T62">хэш и выводите каждое значение на консоль, используя </text:span><text:span text:style-name="Source_20_Text"><text:span text:style-name="T108">puts</text:span></text:span><text:span text:style-name="T62">.</text:span></text:p>
      <text:p text:style-name="P296"><text:span text:style-name="T263">matz</text:span> = { <text:span text:style-name="T307">"First name"</text:span> =&gt; <text:span text:style-name="T307">"Yukihiro"</text:span>,</text:p>
      <text:p text:style-name="P49"><text:span text:style-name="T307">"Last name"</text:span> =&gt; <text:span text:style-name="T307">"Matsumoto"</text:span>,</text:p>
      <text:p text:style-name="P49"><text:span text:style-name="T307">"Age"</text:span> =&gt; <text:span text:style-name="T263">47</text:span>,</text:p>
      <text:p text:style-name="P49"><text:span text:style-name="T307">"Nationality"</text:span> =&gt; <text:span text:style-name="T307">"Japanese"</text:span>,</text:p>
      <text:p text:style-name="P49"><text:span text:style-name="T307">"Nickname"</text:span> =&gt; <text:span text:style-name="T307">"Matz"</text:span></text:p>
      <text:p text:style-name="P49">}</text:p>
      <text:p text:style-name="P49"><text:span text:style-name="T263">matz</text:span>.<text:span text:style-name="T298">each</text:span> <text:span text:style-name="T280">do</text:span> |<text:span text:style-name="T280">key</text:span>, <text:span text:style-name="T280">value</text:span>| </text:p>
      <text:p text:style-name="P49"><text:span text:style-name="T263">puts</text:span> <text:span text:style-name="T263">matz</text:span>[<text:span text:style-name="T263">key</text:span>]</text:p>
      <text:p text:style-name="P76">end</text:p>
      <text:p text:style-name="P284"/>
      <text:p text:style-name="P278"><text:span text:style-name="T373">Nil:</text:span> официальное Введение</text:p>
      <text:p text:style-name="P284">Но что произойдет, если вы попытаетесь получить доступ к несуществующему ключу?</text:p>
      <text:p text:style-name="P284"/>
      <text:p text:style-name="P284">Во многих языках вы получите какую-то ошибку. В Ruby это не так: вместо этого вы получите специальное значение nil.</text:p>
      <text:p text:style-name="P284"/>
      <text:p text:style-name="P284">Наряду с false, nil является одним из двух неверных значений в Ruby. (Каждый другой объект рассматривается как “истинный”, что означает, что если бы вы набрали if 2 или if "bacon", то код в этом операторе if был бы запущен.)</text:p>
      <text:p text:style-name="P284"/>
      <text:p text:style-name="P322"><text:span text:style-name="T69">Важно понимать, что </text:span><text:span text:style-name="T72">false</text:span><text:span text:style-name="T69"> и </text:span><text:span text:style-name="T72">nil</text:span><text:span text:style-name="T69">-это не одно и то же: ложь означает “не правда”, в то время как ноль-это способ Руби сказать “вообще ничего".”</text:span></text:p>
      <text:h text:style-name="P370" text:outline-level="3">инструкции</text:h>
      <text:p text:style-name="P416"><text:span text:style-name="T62">Идите вперед и попробуйте получить доступ к ключу </text:span><text:span text:style-name="Source_20_Text"><text:span text:style-name="T108">creatures</text:span></text:span><text:span text:style-name="T62">, которого не существует.</text:span></text:p>
      <text:p text:style-name="P49"><text:span text:style-name="T263">creatures</text:span> = { <text:span text:style-name="T307">"weasels"</text:span> =&gt; <text:span text:style-name="T263">0</text:span>,</text:p>
      <text:p text:style-name="P49"><text:soft-page-break/><text:span text:style-name="T307">"puppies"</text:span> =&gt; <text:span text:style-name="T263">6</text:span>,</text:p>
      <text:p text:style-name="P49"><text:span text:style-name="T307">"platypuses"</text:span> =&gt; <text:span text:style-name="T263">3</text:span>,</text:p>
      <text:p text:style-name="P49"><text:span text:style-name="T307">"canaries"</text:span> =&gt; <text:span text:style-name="T263">1</text:span>,</text:p>
      <text:p text:style-name="P49"><text:span text:style-name="T307">"Heffalumps"</text:span> =&gt; <text:span text:style-name="T263">7</text:span>,</text:p>
      <text:p text:style-name="P49"><text:span text:style-name="T307">"Tiggers"</text:span> =&gt; <text:span text:style-name="T263">1</text:span></text:p>
      <text:p text:style-name="P49">}</text:p>
      <text:p text:style-name="P99"/>
      <text:p text:style-name="P49"><text:span text:style-name="T263">creatures</text:span>[<text:span text:style-name="T307">"sneik"</text:span>]</text:p>
      <text:p text:style-name="P49">=&gt; nil</text:p>
      <text:p text:style-name="Standard"/>
      <text:p text:style-name="P236">Установка собственного значения по умолчанию</text:p>
      <text:p text:style-name="P235"><text:span text:style-name="T61">Однако вам не нужно соглашаться на </text:span><text:span text:style-name="Source_20_Text"><text:span text:style-name="T108">nil</text:span></text:span><text:span text:style-name="T61">значение по умолчанию. Если вы создаете свой хеш с использованием </text:span><text:span text:style-name="Source_20_Text"><text:span text:style-name="T108">Hash.new</text:span></text:span><text:span text:style-name="T61">синтаксиса, вы можете указать значение по умолчанию следующим образом:</text:span></text:p>
      <text:p text:style-name="P334"><text:span text:style-name="Source_20_Text"><text:span text:style-name="T144">my_hash</text:span></text:span><text:span text:style-name="Source_20_Text"><text:span text:style-name="T165"> = </text:span></text:span><text:span text:style-name="Source_20_Text"><text:span text:style-name="T218">Hash</text:span></text:span><text:span text:style-name="Source_20_Text"><text:span text:style-name="T165">.</text:span></text:span><text:span text:style-name="Source_20_Text"><text:span text:style-name="T204">new</text:span></text:span><text:span text:style-name="Source_20_Text"><text:span text:style-name="T165">(</text:span></text:span><text:span text:style-name="Source_20_Text"><text:span text:style-name="T194">"Trady Blix"</text:span></text:span><text:span text:style-name="Source_20_Text"><text:span text:style-name="T165">)</text:span></text:span></text:p>
      <text:p text:style-name="P153"><text:span text:style-name="T61">Теперь, если вы попытаетесь получить доступ к несуществующему ключу </text:span><text:span text:style-name="Source_20_Text"><text:span text:style-name="T108">my_hash</text:span></text:span><text:span text:style-name="T61">, то получите </text:span><text:span text:style-name="Source_20_Text"><text:span text:style-name="T108">"Trady Blix"</text:span></text:span><text:span text:style-name="T61">в результате.</text:span></text:p>
      <text:p text:style-name="P361"><text:span text:style-name="T61">Вы всегда можете узнать больше о хешей в </text:span><text:a xlink:type="simple" xlink:href="http://www.ruby-doc.org/core-1.9.3/Hash.html" office:target-frame-name="_blank" xlink:show="new" text:style-name="Internet_20_link" text:visited-style-name="Visited_20_Internet_20_Link"><text:span text:style-name="T229">официальной документации Ruby.</text:span></text:a></text:p>
      <text:h text:style-name="P210" text:outline-level="3">инструкции</text:h>
      <text:p text:style-name="P415"><text:span text:style-name="T62">А пока создайте хэш с именем </text:span><text:span text:style-name="Source_20_Text"><text:span text:style-name="T108">no_nil_hash</text:span></text:span><text:span text:style-name="T62">и присвойте ему любое значение по умолчанию, кроме </text:span><text:span text:style-name="Source_20_Text"><text:span text:style-name="T108">nil</text:span></text:span><text:span text:style-name="T62">.</text:span></text:p>
      <text:p text:style-name="P47"><text:span text:style-name="T263">no_nil_hash</text:span> = <text:span text:style-name="T340">Hash</text:span>.<text:span text:style-name="T298">new</text:span>(<text:span text:style-name="T307">"OK"</text:span>)</text:p>
      <text:p text:style-name="P47"><text:span text:style-name="T263">puts</text:span> <text:span text:style-name="T263">no_nil_hash</text:span>[<text:span text:style-name="T263">1</text:span>]</text:p>
      <text:p text:style-name="P51">=&gt; <text:span text:style-name="T374">OK</text:span></text:p>
      <text:p text:style-name="P51"/>
      <text:p text:style-name="P4">Ключ другого цвета</text:p>
      <text:p text:style-name="P151"><text:span text:style-name="T61">Конечно, мы можем использовать строки в качестве хэш-ключей Ruby; как мы видели, в Ruby всегда есть несколько способов сделать что-то. Однако подход рубистов будет заключаться в использовании </text:span><text:span text:style-name="Strong_20_Emphasis"><text:span text:style-name="T75">символов</text:span></text:span><text:span text:style-name="T61"> .</text:span></text:p>
      <text:p text:style-name="P51"><text:span text:style-name="T263">menagerie</text:span> = { <text:span text:style-name="T333">:foxes</text:span> =&gt; <text:span text:style-name="T263">2</text:span>,</text:p>
      <text:p text:style-name="P49"><text:span text:style-name="T333">:giraffe</text:span> =&gt; <text:span text:style-name="T263">1</text:span>,</text:p>
      <text:p text:style-name="P49"><text:span text:style-name="T333">:weezards</text:span> =&gt; <text:span text:style-name="T263">17</text:span>,</text:p>
      <text:p text:style-name="P49"><text:span text:style-name="T333">:elves</text:span> =&gt; <text:span text:style-name="T263">1</text:span>,</text:p>
      <text:p text:style-name="P49"><text:span text:style-name="T333">:canaries</text:span> =&gt; <text:span text:style-name="T263">4</text:span>,</text:p>
      <text:p text:style-name="P49"><text:span text:style-name="T333">:ham</text:span> =&gt; <text:span text:style-name="T263">1</text:span></text:p>
      <text:p text:style-name="P49">}</text:p>
      <text:p text:style-name="P51"/>
      <text:p text:style-name="P111">Что такое Символ?</text:p>
      <text:p text:style-name="P108">Вы можете думать о символе Рубина как о своего рода имени. Важно помнить, что символы-это не строки:</text:p>
      <text:p text:style-name="P108"/>
      <text:p text:style-name="P109">"string" == :string # false</text:p>
      <text:p text:style-name="P108">Помимо различного синтаксиса, существует ключевое поведение символов, которое отличает их от строк. Хотя может быть несколько различных строк, которые все имеют одно и то же значение, существует только одна копия любого конкретного символа в данный момент времени.</text:p>
      <text:p text:style-name="P108"/>
      <text:p text:style-name="P110">Инструкции</text:p>
      <text:p text:style-name="P108"><text:soft-page-break/>Метод .object_id получает идентификатор объекта—это то, как Ruby узнает, являются ли два объекта одним и тем же объектом. Запустите код в редакторе, чтобы увидеть, что две "строки" на самом деле являются разными объектами, тогда как символ: - это один и тот же объект, указанный дважды.</text:p>
      <text:p text:style-name="P318"><text:span text:style-name="T269">p</text:span><text:span text:style-name="T268">uts</text:span><text:span text:style-name="T345"> </text:span><text:span text:style-name="T311">"string"</text:span><text:span text:style-name="T345">.</text:span><text:span text:style-name="T300">object_id </text:span><text:span text:style-name="T375"><text:s text:c="7"/></text:span><text:span text:style-name="T238">8278360</text:span></text:p>
      <text:p text:style-name="P317"><text:span text:style-name="T268">puts</text:span><text:span text:style-name="T345"> </text:span><text:span text:style-name="T311">"string"</text:span><text:span text:style-name="T345">.</text:span><text:span text:style-name="T300">object_id </text:span><text:span text:style-name="T375"><text:s text:c="7"/></text:span><text:span text:style-name="T238">8278100</text:span></text:p>
      <text:p text:style-name="P309"/>
      <text:p text:style-name="P317"><text:span text:style-name="T268">puts</text:span><text:span text:style-name="T345"> </text:span><text:span text:style-name="T335">:symbol</text:span><text:span text:style-name="T345">.</text:span><text:span text:style-name="T300">object_id </text:span><text:span text:style-name="T375"><text:s text:c="7"/></text:span><text:span text:style-name="T238">802268</text:span></text:p>
      <text:p text:style-name="P317"><text:span text:style-name="T268">puts</text:span><text:span text:style-name="T345"> </text:span><text:span text:style-name="T335">:symbol</text:span><text:span text:style-name="T345">.</text:span><text:span text:style-name="T300">object_id </text:span><text:span text:style-name="T375"><text:s text:c="7"/></text:span><text:span text:style-name="T238">802268</text:span></text:p>
      <text:p text:style-name="P325"/>
      <text:p text:style-name="P4">Синтаксис символа</text:p>
      <text:p text:style-name="P153"><text:span text:style-name="T61">Символы всегда начинаются с двоеточия ( </text:span><text:span text:style-name="Source_20_Text"><text:span text:style-name="T108">:</text:span></text:span><text:span text:style-name="T61">). Это должны быть допустимые имена переменных Ruby, поэтому первым символом после двоеточия должна быть буква или подчеркивание ( </text:span><text:span text:style-name="Source_20_Text"><text:span text:style-name="T108">_</text:span></text:span><text:span text:style-name="T61">); после этого разрешена любая комбинация букв, цифр и знаков подчеркивания.</text:span></text:p>
      <text:p text:style-name="P385">Убедитесь, что вы не ставите пробелы в имени вашего символа - если вы это сделаете, Ruby запутается.</text:p>
      <text:p text:style-name="P334"><text:span text:style-name="Source_20_Text"><text:span text:style-name="T239">:my</text:span></text:span><text:span text:style-name="Source_20_Text"><text:span text:style-name="T165"> </text:span></text:span><text:span text:style-name="Source_20_Text"><text:span text:style-name="T144">symbol</text:span></text:span><text:span text:style-name="Source_20_Text"><text:span text:style-name="T165"> </text:span></text:span><text:span text:style-name="Source_20_Text"><text:span text:style-name="T209"># Don't do this!</text:span></text:span></text:p>
      <text:p text:style-name="P334"><text:span text:style-name="Source_20_Text"><text:span text:style-name="T239">:my_symbol</text:span></text:span><text:span text:style-name="Source_20_Text"><text:span text:style-name="T165"> </text:span></text:span><text:span text:style-name="Source_20_Text"><text:span text:style-name="T209"># Do this instead.</text:span></text:span></text:p>
      <text:h text:style-name="P210" text:outline-level="3">инструкции</text:h>
      <text:p text:style-name="P415"><text:span text:style-name="T62">Все в порядке! Пришло время создать свой первый символ. Создайте обычную старую переменную с именем </text:span><text:span text:style-name="Source_20_Text"><text:span text:style-name="T108">my_first_symbol </text:span></text:span><text:span text:style-name="T62">и установите ее равной любому допустимому символу, который вам нравится!</text:span></text:p>
      <text:p text:style-name="P51"><text:span text:style-name="T263">my_first_symbol</text:span> = <text:span text:style-name="T333">:_oleg_novikov</text:span></text:p>
      <text:p text:style-name="P49"><text:span text:style-name="T263">puts</text:span> <text:span text:style-name="T263">my_first_symbol</text:span></text:p>
      <text:p text:style-name="P61"><text:span text:style-name="T346">=&gt; </text:span><text:span text:style-name="T336">_oleg_novikov</text:span></text:p>
      <text:p text:style-name="P112"/>
      <text:p text:style-name="P15">Для чего используются символы?</text:p>
      <text:p text:style-name="P384">Символы появляются во многих местах в Ruby, но в основном они используются либо как ключи хеширования, либо для ссылки на имена методов. (Мы увидим, как символы могут ссылаться на методы, на следующем уроке.)</text:p>
      <text:p text:style-name="P333"><text:span text:style-name="Source_20_Text"><text:span text:style-name="T144">sounds</text:span></text:span><text:span text:style-name="Source_20_Text"><text:span text:style-name="T165"> = {</text:span></text:span></text:p>
      <text:p text:style-name="P333"><text:span text:style-name="Source_20_Text"><text:span text:style-name="T171">  </text:span></text:span><text:span text:style-name="Source_20_Text"><text:span text:style-name="T239">:cat</text:span></text:span><text:span text:style-name="Source_20_Text"><text:span text:style-name="T165"> =&gt; </text:span></text:span><text:span text:style-name="Source_20_Text"><text:span text:style-name="T194">"meow"</text:span></text:span><text:span text:style-name="Source_20_Text"><text:span text:style-name="T165">,</text:span></text:span></text:p>
      <text:p text:style-name="P333"><text:span text:style-name="Source_20_Text"><text:span text:style-name="T171">  </text:span></text:span><text:span text:style-name="Source_20_Text"><text:span text:style-name="T239">:dog</text:span></text:span><text:span text:style-name="Source_20_Text"><text:span text:style-name="T165"> =&gt; </text:span></text:span><text:span text:style-name="Source_20_Text"><text:span text:style-name="T194">"woof"</text:span></text:span><text:span text:style-name="Source_20_Text"><text:span text:style-name="T165">,</text:span></text:span></text:p>
      <text:p text:style-name="P333"><text:span text:style-name="Source_20_Text"><text:span text:style-name="T171">  </text:span></text:span><text:span text:style-name="Source_20_Text"><text:span text:style-name="T239">:computer</text:span></text:span><text:span text:style-name="Source_20_Text"><text:span text:style-name="T165"> =&gt; </text:span></text:span><text:span text:style-name="Source_20_Text"><text:span text:style-name="T144">10010110</text:span></text:span><text:span text:style-name="Source_20_Text"><text:span text:style-name="T165">,</text:span></text:span></text:p>
      <text:p text:style-name="P333"><text:span text:style-name="Source_20_Text"><text:span text:style-name="T165">}</text:span></text:span></text:p>
      <text:p text:style-name="P384">Из символов можно сделать хорошие хеш-ключи по нескольким причинам:</text:p>
      <text:list xml:id="list3102439766" text:style-name="L13">
        <text:list-item>
          <text:p text:style-name="P476">Они неизменны, то есть их нельзя изменить после создания;</text:p>
        </text:list-item>
        <text:list-item>
          <text:p text:style-name="P476">В данный момент существует только одна копия любого символа, поэтому они экономят память;</text:p>
        </text:list-item>
        <text:list-item>
          <text:p text:style-name="P476">Символы как ключи быстрее, чем строки как ключи по двум указанным выше причинам.</text:p>
        </text:list-item>
      </text:list>
      <text:h text:style-name="P211" text:outline-level="3">инструкции</text:h>
      <text:p text:style-name="P416"><text:span text:style-name="T62">Добавьте как минимум два ключа к </text:span><text:span text:style-name="Source_20_Text"><text:span text:style-name="T108">symbol_hash </text:span></text:span><text:span text:style-name="T62">хешу, заменив </text:span><text:span text:style-name="Source_20_Text"><text:span text:style-name="T108">______</text:span></text:span><text:span text:style-name="T62">пробелы.</text:span></text:p>
      <text:p text:style-name="P417">Все ключи должны быть символами; связанные с ними значения могут быть любыми.</text:p>
      <text:p text:style-name="P48"><text:soft-page-break/><text:span text:style-name="T263">symbol_hash</text:span> = {</text:p>
      <text:p text:style-name="P44"><text:span text:style-name="T333">:one</text:span> =&gt; <text:span text:style-name="T263">1</text:span>,</text:p>
      <text:p text:style-name="P44"><text:span text:style-name="T333">:_frends</text:span> =&gt; <text:span text:style-name="T307">"Max"</text:span>, <text:span text:style-name="T352"># Fill in these two blanks!</text:span></text:p>
      <text:p text:style-name="P44"><text:span text:style-name="T333">:girl</text:span> =&gt; <text:span text:style-name="T307">"Katy"</text:span>,</text:p>
      <text:p text:style-name="P44"><text:span text:style-name="T333">:old</text:span> =&gt; <text:span text:style-name="T263">21</text:span></text:p>
      <text:p text:style-name="P44">}</text:p>
      <text:p text:style-name="P112"/>
      <text:p text:style-name="P15">Преобразование между символами и строками</text:p>
      <text:p text:style-name="P223">Преобразование между строками и символами совсем несложно.</text:p>
      <text:p text:style-name="P333"><text:span text:style-name="Source_20_Text"><text:span text:style-name="T239">:sasquatch</text:span></text:span><text:span text:style-name="Source_20_Text"><text:span text:style-name="T165">.</text:span></text:span><text:span text:style-name="Source_20_Text"><text:span text:style-name="T204">to_s</text:span></text:span></text:p>
      <text:p text:style-name="P333"><text:span text:style-name="Source_20_Text"><text:span text:style-name="T209"># ==&gt; "sasquatch"</text:span></text:span></text:p>
      <text:p text:style-name="P333"><text:span text:style-name="Source_20_Text"><text:span text:style-name="T211"><text:s/></text:span></text:span></text:p>
      <text:p text:style-name="P333"><text:span text:style-name="Source_20_Text"><text:span text:style-name="T194">"sasquatch"</text:span></text:span><text:span text:style-name="Source_20_Text"><text:span text:style-name="T165">.</text:span></text:span><text:span text:style-name="Source_20_Text"><text:span text:style-name="T204">to_sym</text:span></text:span></text:p>
      <text:p text:style-name="P333"><text:span text:style-name="Source_20_Text"><text:span text:style-name="T209"># ==&gt; :sasquatch</text:span></text:span></text:p>
      <text:p text:style-name="P151"><text:span text:style-name="T61">Эти </text:span><text:span text:style-name="Source_20_Text"><text:span text:style-name="T108">.to_s </text:span></text:span><text:span text:style-name="T61">и </text:span><text:span text:style-name="Source_20_Text"><text:span text:style-name="T108">.to_sym </text:span></text:span><text:span text:style-name="T61">методы , что вы ищете!</text:span></text:p>
      <text:h text:style-name="P427" text:outline-level="3">инструкции</text:h>
      <text:p text:style-name="P424">У нас есть массив строк, который мы хотели бы позже использовать в качестве ключей хеширования, но мы бы предпочли, чтобы они были символами.</text:p>
      <text:list xml:id="list2047947828" text:style-name="L14">
        <text:list-item>
          <text:p text:style-name="P472"><text:span text:style-name="T62">Создайте новую переменную, </text:span><text:span text:style-name="Source_20_Text"><text:span text:style-name="T108">symbols </text:span></text:span><text:span text:style-name="T62">и сохраните в ней пустой массив.</text:span></text:p>
        </text:list-item>
        <text:list-item>
          <text:p text:style-name="P472"><text:span text:style-name="T62">Используйте </text:span><text:span text:style-name="Source_20_Text"><text:span text:style-name="T108">.each </text:span></text:span><text:span text:style-name="T62">для перебора </text:span><text:span text:style-name="Source_20_Text"><text:span text:style-name="T108">strings </text:span></text:span><text:span text:style-name="T62">массива.</text:span></text:p>
        </text:list-item>
        <text:list-item>
          <text:p text:style-name="P472"><text:span text:style-name="T62">Для каждого </text:span><text:span text:style-name="Source_20_Text"><text:span text:style-name="T108">s </text:span></text:span><text:span text:style-name="T62">входа </text:span><text:span text:style-name="Source_20_Text"><text:span text:style-name="T108">strings </text:span></text:span><text:span text:style-name="T62">используйте </text:span><text:span text:style-name="Source_20_Text"><text:span text:style-name="T108">.to_sym </text:span></text:span><text:span text:style-name="T62">для преобразования </text:span><text:span text:style-name="Source_20_Text"><text:span text:style-name="T108">s </text:span></text:span><text:span text:style-name="T62">в символ и используйте </text:span><text:span text:style-name="Source_20_Text"><text:span text:style-name="T108">.push </text:span></text:span><text:span text:style-name="T62">для добавления этого нового символа </text:span><text:span text:style-name="Source_20_Text"><text:span text:style-name="T108">symbols</text:span></text:span><text:span text:style-name="T62">.</text:span></text:p>
        </text:list-item>
        <text:list-item>
          <text:p text:style-name="P472"><text:span text:style-name="T62">Распечатайте </text:span><text:span text:style-name="Source_20_Text"><text:span text:style-name="T108">symbols </text:span></text:span><text:span text:style-name="T62">массив.</text:span></text:p>
        </text:list-item>
      </text:list>
      <text:p text:style-name="P413"/>
      <text:p text:style-name="P48"><text:span text:style-name="T272">s</text:span><text:span text:style-name="T263">trings</text:span> = [<text:span text:style-name="T307">"HTML"</text:span>, <text:span text:style-name="T307">"CSS"</text:span>, <text:span text:style-name="T307">"JavaScript"</text:span>, <text:span text:style-name="T307">"Python"</text:span>, <text:span text:style-name="T307">"Ruby"</text:span>]</text:p>
      <text:p text:style-name="P44"><text:span text:style-name="T263">symbols</text:span> = []</text:p>
      <text:p text:style-name="P44"><text:span text:style-name="T263">strings</text:span>.<text:span text:style-name="T298">each</text:span> <text:span text:style-name="T280">do</text:span> |<text:span text:style-name="T280">x</text:span>| <text:span text:style-name="T263">x</text:span> = <text:span text:style-name="T263">x</text:span>.<text:span text:style-name="T298">to_sym</text:span> </text:p>
      <text:p text:style-name="P44"><text:span text:style-name="T263">symbols</text:span>.<text:span text:style-name="T298">push</text:span>(<text:span text:style-name="T263">x</text:span>)</text:p>
      <text:p text:style-name="P72">end</text:p>
      <text:p text:style-name="P44"><text:span text:style-name="T263">print</text:span> <text:span text:style-name="T263">symbols</text:span></text:p>
      <text:p text:style-name="P112"/>
      <text:p text:style-name="P113">Решение 2</text:p>
      <text:p text:style-name="P52"><text:span text:style-name="T338">s</text:span><text:span text:style-name="T263">trings</text:span> = [<text:span text:style-name="T307">"HTML"</text:span>, <text:span text:style-name="T307">"CSS"</text:span>, <text:span text:style-name="T307">"JavaScript"</text:span>, <text:span text:style-name="T307">"Python"</text:span>, <text:span text:style-name="T307">"Ruby"</text:span>]</text:p>
      <text:p text:style-name="P54"><text:span text:style-name="T263">strings</text:span>.<text:span text:style-name="T298">map!</text:span>(&amp;:<text:span text:style-name="T263">to_sym</text:span>)</text:p>
      <text:p text:style-name="P54"><text:span text:style-name="T263">print</text:span> <text:span text:style-name="T263">strings</text:span></text:p>
      <text:p text:style-name="P112"/>
      <text:p text:style-name="P112"/>
      <text:p text:style-name="P15">Множество путей к одной вершине</text:p>
      <text:p text:style-name="P385">Помните, что в Ruby всегда есть много способов добиться чего-то. Преобразование строк в символы ничем не отличается!</text:p>
      <text:p text:style-name="P153"><text:soft-page-break/><text:span text:style-name="T61">Помимо использования </text:span><text:span text:style-name="Source_20_Text"><text:span text:style-name="T108">.to_sym</text:span></text:span><text:span text:style-name="T61">, вы также можете использовать </text:span><text:span text:style-name="Source_20_Text"><text:span text:style-name="T108">.intern</text:span></text:span><text:span text:style-name="T61">. Это превратит строку в символ и будет работать так же, как </text:span><text:span text:style-name="Source_20_Text"><text:span text:style-name="T108">.to_sym</text:span></text:span><text:span text:style-name="T61">:</text:span></text:p>
      <text:p text:style-name="P334"><text:span text:style-name="Source_20_Text"><text:span text:style-name="T194">"hello"</text:span></text:span><text:span text:style-name="Source_20_Text"><text:span text:style-name="T165">.</text:span></text:span><text:span text:style-name="Source_20_Text"><text:span text:style-name="T204">intern</text:span></text:span></text:p>
      <text:p text:style-name="P334"><text:span text:style-name="Source_20_Text"><text:span text:style-name="T209"># ==&gt; :hello</text:span></text:span></text:p>
      <text:p text:style-name="P153"><text:span text:style-name="T61">Когда вы смотрите на чужой код, вы можете увидеть </text:span><text:span text:style-name="Source_20_Text"><text:span text:style-name="T108">.to_sym </text:span></text:span><text:span text:style-name="T61">или </text:span><text:span text:style-name="Source_20_Text"><text:span text:style-name="T108">.intern </text:span></text:span><text:span text:style-name="T61">(или и то, и другое!) При преобразовании строк в символы.</text:span></text:p>
      <text:h text:style-name="P210" text:outline-level="3">инструкции</text:h>
      <text:p text:style-name="P415"><text:span text:style-name="T62">Обновите свой код из последнего упражнения, чтобы использовать его </text:span><text:span text:style-name="Source_20_Text"><text:span text:style-name="T108">.intern </text:span></text:span><text:span text:style-name="T62">вместо </text:span><text:span text:style-name="Source_20_Text"><text:span text:style-name="T108">.to_sym</text:span></text:span><text:span text:style-name="T62">.</text:span></text:p>
      <text:p text:style-name="P191"><text:span text:style-name="T151">strings</text:span><text:span text:style-name="T163"> = [</text:span><text:span text:style-name="T196">"HTML"</text:span><text:span text:style-name="T163">, </text:span><text:span text:style-name="T196">"CSS"</text:span><text:span text:style-name="T163">, </text:span><text:span text:style-name="T196">"JavaScript"</text:span><text:span text:style-name="T163">, </text:span><text:span text:style-name="T196">"Python"</text:span><text:span text:style-name="T163">, </text:span><text:span text:style-name="T196">"Ruby"</text:span><text:span text:style-name="T163">]</text:span></text:p>
      <text:p text:style-name="P54"><text:span text:style-name="T263">symbols</text:span> = []</text:p>
      <text:p text:style-name="P54"><text:span text:style-name="T263">strings</text:span>.<text:span text:style-name="T298">each</text:span> <text:span text:style-name="T280">do</text:span> |<text:span text:style-name="T280">x</text:span>| <text:span text:style-name="T263">x</text:span> = <text:span text:style-name="T263">x</text:span>.<text:span text:style-name="T298">intern</text:span> </text:p>
      <text:p text:style-name="P54"><text:span text:style-name="T263">symbols</text:span>.<text:span text:style-name="T298">push</text:span>(<text:span text:style-name="T263">x</text:span>)</text:p>
      <text:p text:style-name="P75">end</text:p>
      <text:p text:style-name="P54"><text:span text:style-name="T263">print</text:span> <text:span text:style-name="T263">symbols</text:span></text:p>
      <text:p text:style-name="P129"/>
      <text:p text:style-name="P15">Все на хэш-ракете!</text:p>
      <text:p text:style-name="P153"><text:span text:style-name="T61">Синтаксис хеширования, который вы видели до сих пор (с </text:span><text:span text:style-name="Source_20_Text"><text:span text:style-name="T108">=&gt; </text:span></text:span><text:span text:style-name="T61">символом между ключами и значениями), иногда называют стилем </text:span><text:span text:style-name="Strong_20_Emphasis"><text:span text:style-name="T75">хеш-ракеты</text:span></text:span><text:span text:style-name="T61"> .</text:span></text:p>
      <text:p text:style-name="P334"><text:span text:style-name="Source_20_Text"><text:span text:style-name="T144">numbers</text:span></text:span><text:span text:style-name="Source_20_Text"><text:span text:style-name="T165"> = {</text:span></text:span></text:p>
      <text:p text:style-name="P334"><text:span text:style-name="Source_20_Text"><text:span text:style-name="T171">  </text:span></text:span><text:span text:style-name="Source_20_Text"><text:span text:style-name="T239">:one</text:span></text:span><text:span text:style-name="Source_20_Text"><text:span text:style-name="T165"> =&gt; </text:span></text:span><text:span text:style-name="Source_20_Text"><text:span text:style-name="T144">1</text:span></text:span><text:span text:style-name="Source_20_Text"><text:span text:style-name="T165">,</text:span></text:span></text:p>
      <text:p text:style-name="P334"><text:span text:style-name="Source_20_Text"><text:span text:style-name="T171">  </text:span></text:span><text:span text:style-name="Source_20_Text"><text:span text:style-name="T239">:two</text:span></text:span><text:span text:style-name="Source_20_Text"><text:span text:style-name="T165"> =&gt; </text:span></text:span><text:span text:style-name="Source_20_Text"><text:span text:style-name="T194">"two"</text:span></text:span><text:span text:style-name="Source_20_Text"><text:span text:style-name="T165">,</text:span></text:span></text:p>
      <text:p text:style-name="P334"><text:span text:style-name="Source_20_Text"><text:span text:style-name="T171">  </text:span></text:span><text:span text:style-name="Source_20_Text"><text:span text:style-name="T239">:three</text:span></text:span><text:span text:style-name="Source_20_Text"><text:span text:style-name="T165"> =&gt; </text:span></text:span><text:span text:style-name="Source_20_Text"><text:span text:style-name="T144">3</text:span></text:span><text:span text:style-name="Source_20_Text"><text:span text:style-name="T165">,</text:span></text:span></text:p>
      <text:p text:style-name="P334"><text:span text:style-name="Source_20_Text"><text:span text:style-name="T165">}</text:span></text:span></text:p>
      <text:p text:style-name="P153"><text:span text:style-name="T61">Это потому, что </text:span><text:span text:style-name="Source_20_Text"><text:span text:style-name="T108">=&gt; </text:span></text:span><text:span text:style-name="T61">выглядит как крошечная ракета!</text:span></text:p>
      <text:p text:style-name="P339">Давайте построим хеш с нуля, используя символы в качестве ключей.</text:p>
      <text:h text:style-name="P210" text:outline-level="3">инструкции</text:h>
      <text:p text:style-name="P415"><text:span text:style-name="T62">Создайте хэш </text:span><text:span text:style-name="Source_20_Text"><text:span text:style-name="T108">movies </text:span></text:span><text:span text:style-name="T62">с символами в качестве ключей и строками в качестве значений.</text:span></text:p>
      <text:p text:style-name="P425">Внутри вашего хеша добавьте две пары ключ / значение.</text:p>
      <text:p text:style-name="P425">Ключи должны быть названиями фильмов.</text:p>
      <text:p text:style-name="P425">Значения должны быть краткими описаниями или обзорами.</text:p>
      <text:p text:style-name="P52"><text:span text:style-name="T263">movies</text:span> = {</text:p>
      <text:p text:style-name="P54"><text:span text:style-name="T333">:quiet_Don</text:span> =&gt; <text:span text:style-name="T307">"Sholokhov"</text:span>,</text:p>
      <text:p text:style-name="P54"><text:span text:style-name="T333">:War_and_Peace</text:span> =&gt; <text:span text:style-name="T307">"Lew Tolstoy"</text:span>,</text:p>
      <text:p text:style-name="P54"><text:span text:style-name="T333">:Metro_2033</text:span> =&gt; <text:span text:style-name="T307">"Dmitriy Gluhovskiy"</text:span></text:p>
      <text:p text:style-name="P54">}</text:p>
      <text:p text:style-name="P112"/>
      <text:p text:style-name="P15">Хэш-ракета приземлилась</text:p>
      <text:p text:style-name="P385">Однако в Ruby 1.9 изменился синтаксис хеширования. Как раз тогда, когда тебе стало комфортно!</text:p>
      <text:p text:style-name="P385">Хорошей новостью является то, что измененный синтаксис легче набирать, чем старый синтаксис хеш-ракеты, и если вы привыкли к объектам JavaScript или словарям Python, он будет выглядеть очень знакомо:</text:p>
      <text:p text:style-name="P334"><text:soft-page-break/><text:span text:style-name="Source_20_Text"><text:span text:style-name="T144">new_hash</text:span></text:span><text:span text:style-name="Source_20_Text"><text:span text:style-name="T165"> = { </text:span></text:span></text:p>
      <text:p text:style-name="P334"><text:span text:style-name="Source_20_Text"><text:span text:style-name="T171">  </text:span></text:span><text:span text:style-name="Source_20_Text"><text:span text:style-name="T144">one</text:span></text:span><text:span text:style-name="Source_20_Text"><text:span text:style-name="T165">: </text:span></text:span><text:span text:style-name="Source_20_Text"><text:span text:style-name="T144">1</text:span></text:span><text:span text:style-name="Source_20_Text"><text:span text:style-name="T165">,</text:span></text:span></text:p>
      <text:p text:style-name="P334"><text:span text:style-name="Source_20_Text"><text:span text:style-name="T171">  </text:span></text:span><text:span text:style-name="Source_20_Text"><text:span text:style-name="T144">two</text:span></text:span><text:span text:style-name="Source_20_Text"><text:span text:style-name="T165">: </text:span></text:span><text:span text:style-name="Source_20_Text"><text:span text:style-name="T144">2</text:span></text:span><text:span text:style-name="Source_20_Text"><text:span text:style-name="T165">,</text:span></text:span></text:p>
      <text:p text:style-name="P334"><text:span text:style-name="Source_20_Text"><text:span text:style-name="T171">  </text:span></text:span><text:span text:style-name="Source_20_Text"><text:span text:style-name="T144">three</text:span></text:span><text:span text:style-name="Source_20_Text"><text:span text:style-name="T165">: </text:span></text:span><text:span text:style-name="Source_20_Text"><text:span text:style-name="T144">3</text:span></text:span></text:p>
      <text:p text:style-name="P334"><text:span text:style-name="Source_20_Text"><text:span text:style-name="T165">}</text:span></text:span></text:p>
      <text:p text:style-name="P385">Два изменения:</text:p>
      <text:list xml:id="list1645325283" text:style-name="L15">
        <text:list-item>
          <text:p text:style-name="P477">Вы ставите двоеточие в конце символа, а не в начале;</text:p>
        </text:list-item>
        <text:list-item>
          <text:p text:style-name="P477">Вам больше не нужна ракета для хеширования.</text:p>
        </text:list-item>
      </text:list>
      <text:p text:style-name="P385">Важно отметить, что даже несмотря на то, что эти ключи имеют двоеточие в конце вместо начала, они все равно являются символами!</text:p>
      <text:p text:style-name="P334"><text:span text:style-name="Source_20_Text"><text:span text:style-name="T144">puts</text:span></text:span><text:span text:style-name="Source_20_Text"><text:span text:style-name="T165"> </text:span></text:span><text:span text:style-name="Source_20_Text"><text:span text:style-name="T144">new_hash</text:span></text:span></text:p>
      <text:p text:style-name="P334"><text:span text:style-name="Source_20_Text"><text:span text:style-name="T209"># =&gt; { :one =&gt; 1, :two =&gt; 2, :three =&gt; 3 }</text:span></text:span></text:p>
      <text:p text:style-name="P339">С этого момента мы будем использовать синтаксис хэша 1.9 при приведении примеров или предоставлении кода по умолчанию. Вы захотите познакомиться со стилем хеш-ракеты при чтении кода других людей, который может быть старше.</text:p>
      <text:h text:style-name="P210" text:outline-level="3">инструкции</text:h>
      <text:p text:style-name="P418">Обновите свой хэш из предыдущего упражнения, чтобы использовать новый синтаксис хеширования 1.9 вместо старого синтаксиса хеш-ракеты.</text:p>
      <text:p text:style-name="P178"><text:span text:style-name="T263">movies</text:span> = {</text:p>
      <text:p text:style-name="P54"><text:span text:style-name="T340">Quiet_Don</text:span>: <text:span text:style-name="T307">"Sholokhov"</text:span>,</text:p>
      <text:p text:style-name="P54"><text:span text:style-name="T340">War_and_Peace</text:span>: <text:span text:style-name="T307">"Lew Tolstoy"</text:span>,</text:p>
      <text:p text:style-name="P54"><text:span text:style-name="T340">Metro_2033</text:span>: <text:span text:style-name="T307">"Dmitriy Gluhovskiy"</text:span></text:p>
      <text:p text:style-name="P54">}</text:p>
      <text:p text:style-name="P129"/>
      <text:p text:style-name="P15">Не бойтесь сравнивать</text:p>
      <text:p text:style-name="P385">Мы упоминали, что поиск хэша выполняется быстрее с символьными ключами, чем со строковыми ключами. Вот мы это докажем!</text:p>
      <text:p text:style-name="P153"><text:span text:style-name="T61">Код в редакторе использует новый синтаксис, поэтому пока не беспокойтесь о его понимании. Он строит два хэша алфавита: один, который соединяет строковые буквы с их местами в алфавите («a» с 1, «b» с 2…), и другой, использующий символы ( </text:span><text:span text:style-name="Source_20_Text"><text:span text:style-name="T108">:a </text:span></text:span><text:span text:style-name="T61">с 1, </text:span><text:span text:style-name="Source_20_Text"><text:span text:style-name="T108">:b </text:span></text:span><text:span text:style-name="T61">с 2…). Мы найдем букву «r» 100 000 раз, чтобы увидеть, какой процесс выполняется быстрее!</text:span></text:p>
      <text:p text:style-name="P361"><text:span text:style-name="T61">Следует иметь в виду, что числа, которые вы увидите, отличаются друг от друга лишь долями секунды, и мы выполняли поиск по хешу по </text:span><text:span text:style-name="Emphasis"><text:span text:style-name="T61">100 000 раз</text:span></text:span><text:span text:style-name="T61"> каждый. Использование символов в этом случае не сильно увеличивает производительность, но это определенно есть!</text:span></text:p>
      <text:h text:style-name="P210" text:outline-level="3">инструкции</text:h>
      <text:p text:style-name="P128">Цифры не лгут. Нажмите «Выполнить», чтобы убедиться в этом!</text:p>
      <text:p text:style-name="P112"/>
      <text:p text:style-name="P52"><text:span text:style-name="T280">require</text:span> <text:span text:style-name="T307">'benchmark'</text:span></text:p>
      <text:p text:style-name="P99"/>
      <text:p text:style-name="P49"><text:span text:style-name="T263">string_AZ</text:span> = <text:span text:style-name="T340">Hash</text:span>[(<text:span text:style-name="T307">"a"</text:span>..<text:span text:style-name="T307">"z"</text:span>).<text:span text:style-name="T298">to_a</text:span>.<text:span text:style-name="T298">zip</text:span>((<text:span text:style-name="T263">1</text:span>..<text:span text:style-name="T263">26</text:span>).<text:span text:style-name="T298">to_a</text:span>)]</text:p>
      <text:p text:style-name="P49"><text:span text:style-name="T263">symbol_AZ</text:span> = <text:span text:style-name="T340">Hash</text:span>[(<text:span text:style-name="T333">:a</text:span>..:<text:span text:style-name="T263">z</text:span>).<text:span text:style-name="T298">to_a</text:span>.<text:span text:style-name="T298">zip</text:span>((<text:span text:style-name="T263">1</text:span>..<text:span text:style-name="T263">26</text:span>).<text:span text:style-name="T298">to_a</text:span>)]</text:p>
      <text:p text:style-name="P99"/>
      <text:p text:style-name="P49"><text:soft-page-break/><text:span text:style-name="T263">string_time</text:span> = <text:span text:style-name="T340">Benchmark</text:span>.<text:span text:style-name="T298">realtime</text:span> <text:span text:style-name="T280">do</text:span></text:p>
      <text:p text:style-name="P49"><text:span text:style-name="T263">100_000</text:span>.<text:span text:style-name="T298">times</text:span> { <text:span text:style-name="T263">string_AZ</text:span>[<text:span text:style-name="T307">"r"</text:span>] }</text:p>
      <text:p text:style-name="P76">end</text:p>
      <text:p text:style-name="P99"/>
      <text:p text:style-name="P49"><text:span text:style-name="T263">symbol_time</text:span> = <text:span text:style-name="T340">Benchmark</text:span>.<text:span text:style-name="T298">realtime</text:span> <text:span text:style-name="T280">do</text:span></text:p>
      <text:p text:style-name="P49"><text:span text:style-name="T263">100_000</text:span>.<text:span text:style-name="T298">times</text:span> { <text:span text:style-name="T263">symbol_AZ</text:span>[<text:span text:style-name="T333">:r</text:span>] }</text:p>
      <text:p text:style-name="P76">end</text:p>
      <text:p text:style-name="P99"/>
      <text:p text:style-name="P49"><text:span text:style-name="T263">puts</text:span> <text:span text:style-name="T307">"String time: #{</text:span><text:span text:style-name="T263">string_time</text:span><text:span text:style-name="T307">} seconds."</text:span></text:p>
      <text:p text:style-name="P49"><text:span text:style-name="T263">puts</text:span> <text:span text:style-name="T307">"Symbol time: #{</text:span><text:span text:style-name="T263">symbol_time</text:span><text:span text:style-name="T307">} seconds."</text:span></text:p>
      <text:p text:style-name="P112"/>
      <text:p text:style-name="P112"/>
      <text:p text:style-name="P16">Стать более избирательным</text:p>
      <text:p text:style-name="P153"><text:span text:style-name="T61">Мы знаем, как получить конкретное значение из хэша, указав связанный ключ, но что, если мы хотим отфильтровать хэш для значений, соответствующих определенным критериям? Для этого мы можем использовать </text:span><text:span text:style-name="Source_20_Text"><text:span text:style-name="T108">.select</text:span></text:span><text:span text:style-name="T61">.</text:span></text:p>
      <text:p text:style-name="P334"><text:span text:style-name="Source_20_Text"><text:span text:style-name="T144">grades</text:span></text:span><text:span text:style-name="Source_20_Text"><text:span text:style-name="T165"> = { </text:span></text:span><text:span text:style-name="Source_20_Text"><text:span text:style-name="T239">alice:</text:span></text:span><text:span text:style-name="Source_20_Text"><text:span text:style-name="T165"> </text:span></text:span><text:span text:style-name="Source_20_Text"><text:span text:style-name="T144">100</text:span></text:span><text:span text:style-name="Source_20_Text"><text:span text:style-name="T165">,</text:span></text:span></text:p>
      <text:p text:style-name="P334"><text:span text:style-name="Source_20_Text"><text:span text:style-name="T171">  </text:span></text:span><text:span text:style-name="Source_20_Text"><text:span text:style-name="T144">bob</text:span></text:span><text:span text:style-name="Source_20_Text"><text:span text:style-name="T165">: </text:span></text:span><text:span text:style-name="Source_20_Text"><text:span text:style-name="T144">92</text:span></text:span><text:span text:style-name="Source_20_Text"><text:span text:style-name="T165">,</text:span></text:span></text:p>
      <text:p text:style-name="P334"><text:span text:style-name="Source_20_Text"><text:span text:style-name="T171">  </text:span></text:span><text:span text:style-name="Source_20_Text"><text:span text:style-name="T144">chris</text:span></text:span><text:span text:style-name="Source_20_Text"><text:span text:style-name="T165">: </text:span></text:span><text:span text:style-name="Source_20_Text"><text:span text:style-name="T144">95</text:span></text:span><text:span text:style-name="Source_20_Text"><text:span text:style-name="T165">,</text:span></text:span></text:p>
      <text:p text:style-name="P334"><text:span text:style-name="Source_20_Text"><text:span text:style-name="T171">  </text:span></text:span><text:span text:style-name="Source_20_Text"><text:span text:style-name="T144">dave</text:span></text:span><text:span text:style-name="Source_20_Text"><text:span text:style-name="T165">: </text:span></text:span><text:span text:style-name="Source_20_Text"><text:span text:style-name="T144">97</text:span></text:span></text:p>
      <text:p text:style-name="P334"><text:span text:style-name="Source_20_Text"><text:span text:style-name="T165">}</text:span></text:span></text:p>
      <text:p text:style-name="P334"><text:span text:style-name="Source_20_Text"><text:span text:style-name="T211"><text:s/></text:span></text:span></text:p>
      <text:p text:style-name="P334"><text:span text:style-name="Source_20_Text"><text:span text:style-name="T144">grades</text:span></text:span><text:span text:style-name="Source_20_Text"><text:span text:style-name="T165">.</text:span></text:span><text:span text:style-name="Source_20_Text"><text:span text:style-name="T204">select</text:span></text:span><text:span text:style-name="Source_20_Text"><text:span text:style-name="T165"> { |</text:span></text:span><text:span text:style-name="Source_20_Text"><text:span text:style-name="T180">name</text:span></text:span><text:span text:style-name="Source_20_Text"><text:span text:style-name="T165">, </text:span></text:span><text:span text:style-name="Source_20_Text"><text:span text:style-name="T180">grade</text:span></text:span><text:span text:style-name="Source_20_Text"><text:span text:style-name="T165">| </text:span></text:span><text:span text:style-name="Source_20_Text"><text:span text:style-name="T144">grade</text:span></text:span><text:span text:style-name="Source_20_Text"><text:span text:style-name="T165"> &lt;  </text:span></text:span><text:span text:style-name="Source_20_Text"><text:span text:style-name="T144">97</text:span></text:span><text:span text:style-name="Source_20_Text"><text:span text:style-name="T165"> }</text:span></text:span></text:p>
      <text:p text:style-name="P334"><text:span text:style-name="Source_20_Text"><text:span text:style-name="T209"># ==&gt; { :bob =&gt; 92, :chris =&gt; 95 }</text:span></text:span></text:p>
      <text:p text:style-name="P334"><text:span text:style-name="Source_20_Text"><text:span text:style-name="T211"><text:s/></text:span></text:span></text:p>
      <text:p text:style-name="P334"><text:span text:style-name="Source_20_Text"><text:span text:style-name="T144">grades</text:span></text:span><text:span text:style-name="Source_20_Text"><text:span text:style-name="T165">.</text:span></text:span><text:span text:style-name="Source_20_Text"><text:span text:style-name="T204">select</text:span></text:span><text:span text:style-name="Source_20_Text"><text:span text:style-name="T165"> { |</text:span></text:span><text:span text:style-name="Source_20_Text"><text:span text:style-name="T180">k</text:span></text:span><text:span text:style-name="Source_20_Text"><text:span text:style-name="T165">, </text:span></text:span><text:span text:style-name="Source_20_Text"><text:span text:style-name="T180">v</text:span></text:span><text:span text:style-name="Source_20_Text"><text:span text:style-name="T165">| </text:span></text:span><text:span text:style-name="Source_20_Text"><text:span text:style-name="T144">k</text:span></text:span><text:span text:style-name="Source_20_Text"><text:span text:style-name="T165"> == </text:span></text:span><text:span text:style-name="Source_20_Text"><text:span text:style-name="T239">:alice</text:span></text:span><text:span text:style-name="Source_20_Text"><text:span text:style-name="T165"> }</text:span></text:span></text:p>
      <text:p text:style-name="P334"><text:span text:style-name="Source_20_Text"><text:span text:style-name="T209"># ==&gt; { :alice =&gt; 100 }</text:span></text:span></text:p>
      <text:list xml:id="list1068456371" text:style-name="L16">
        <text:list-item>
          <text:p text:style-name="P465"><text:span text:style-name="T61">В приведенном выше примере мы сначала создаем </text:span><text:span text:style-name="Source_20_Text"><text:span text:style-name="T108">grades </text:span></text:span><text:span text:style-name="T61">хеш, который отображает символы в целые числа.</text:span></text:p>
        </text:list-item>
        <text:list-item>
          <text:p text:style-name="P465"><text:span text:style-name="T61">Затем мы вызываем </text:span><text:span text:style-name="Source_20_Text"><text:span text:style-name="T108">.select </text:span></text:span><text:span text:style-name="T61">метод и передаем блок кода. Блок содержит выражение для выбора совпадающих пар ключ / значение. Он возвращает хеш, содержащий </text:span><text:span text:style-name="Source_20_Text"><text:span text:style-name="T108">:bob </text:span></text:span><text:span text:style-name="T61">и </text:span><text:span text:style-name="Source_20_Text"><text:span text:style-name="T108">:chris</text:span></text:span><text:span text:style-name="T61">.</text:span></text:p>
        </text:list-item>
        <text:list-item>
          <text:p text:style-name="P465"><text:span text:style-name="T61">Наконец, мы </text:span><text:span text:style-name="Source_20_Text"><text:span text:style-name="T108">.select </text:span></text:span><text:span text:style-name="T61">снова вызываем метод. Наш блок ищет только ключ </text:span><text:span text:style-name="Source_20_Text"><text:span text:style-name="T108">:alice</text:span></text:span><text:span text:style-name="T61">. Это неэффективный метод получения пары ключ / значение, но он показывает, что </text:span><text:span text:style-name="Source_20_Text"><text:span text:style-name="T108">.select </text:span></text:span><text:span text:style-name="T61">не изменяет хэш.</text:span></text:p>
        </text:list-item>
      </text:list>
      <text:p text:style-name="P339">(Здесь мы используем «имя» или «k» для обозначения ключа и «grade» или «v» для обозначения значения, но, как обычно с блоками, вы можете называть свои переменные как угодно.)</text:p>
      <text:h text:style-name="P210" text:outline-level="3">инструкции</text:h>
      <text:p text:style-name="P415"><text:span text:style-name="T62">Создать новую переменную, </text:span><text:span text:style-name="Source_20_Text"><text:span text:style-name="T108">good_movies </text:span></text:span><text:span text:style-name="T62">и установите его равным результату вызова </text:span><text:span text:style-name="Source_20_Text"><text:span text:style-name="T108">.select </text:span></text:span><text:span text:style-name="T62">на </text:span><text:span text:style-name="Source_20_Text"><text:span text:style-name="T108">movie_ratings</text:span></text:span><text:span text:style-name="T62">, выбирая только фильмы с рейтингом строго больше , чем 3.</text:span></text:p>
      <text:p text:style-name="P55"><text:span text:style-name="T263">movie_ratings</text:span> = {</text:p>
      <text:p text:style-name="P49"><text:span text:style-name="T263">memento</text:span>: <text:span text:style-name="T263">3</text:span>,</text:p>
      <text:p text:style-name="P49"><text:span text:style-name="T263">primer</text:span>: <text:span text:style-name="T263">3.5</text:span>,</text:p>
      <text:p text:style-name="P49"><text:span text:style-name="T263">the_matrix</text:span>: <text:span text:style-name="T263">5</text:span>,</text:p>
      <text:p text:style-name="P49"><text:span text:style-name="T263">truman_show</text:span>: <text:span text:style-name="T263">4</text:span>,</text:p>
      <text:p text:style-name="P49"><text:span text:style-name="T263">red_dawn</text:span>: <text:span text:style-name="T263">1.5</text:span>,</text:p>
      <text:p text:style-name="P49"><text:soft-page-break/><text:span text:style-name="T263">skyfall</text:span>: <text:span text:style-name="T263">4</text:span>,</text:p>
      <text:p text:style-name="P49"><text:span text:style-name="T263">alex_cross</text:span>: <text:span text:style-name="T263">2</text:span>,</text:p>
      <text:p text:style-name="P49"><text:span text:style-name="T263">uhf</text:span>: <text:span text:style-name="T263">1</text:span>,</text:p>
      <text:p text:style-name="P49"><text:span text:style-name="T263">lion_king</text:span>: <text:span text:style-name="T263">3.5</text:span></text:p>
      <text:p text:style-name="P49">}</text:p>
      <text:p text:style-name="P86"># Add your code below!</text:p>
      <text:p text:style-name="P49"><text:span text:style-name="T263">good_movies</text:span> = <text:span text:style-name="T263">movie_ratings</text:span>.<text:span text:style-name="T298">select</text:span> { |<text:span text:style-name="T280">name</text:span>, <text:span text:style-name="T280">value</text:span>| <text:span text:style-name="T263">value</text:span> &gt; <text:span text:style-name="T263">3</text:span> }</text:p>
      <text:p text:style-name="P49"><text:span text:style-name="T263">print</text:span> <text:span text:style-name="T263">good_movies</text:span></text:p>
      <text:p text:style-name="P60"><text:span text:style-name="T337">=&gt;</text:span><text:span text:style-name="T240">{:primer=&gt;3.5, :the_matrix=&gt;5, :truman_show=&gt;4, :skyfall=&gt;4, :lion_king=&gt;3.5}</text:span></text:p>
      <text:p text:style-name="P402"/>
      <text:p text:style-name="P3">Больше методов, больше решений</text:p>
      <text:p text:style-name="P385">Отличная работа!</text:p>
      <text:p text:style-name="P383"><text:span text:style-name="T61">Мы часто обнаруживаем, что нам нужен только ключ или значение, связанное с парой ключ / значение, и довольно сложно поместить оба в наш блок и работать только с одним. Можем ли мы перебирать </text:span><text:span text:style-name="Emphasis"><text:span text:style-name="T61">только</text:span></text:span><text:span text:style-name="T61"> ключи или </text:span><text:span text:style-name="Emphasis"><text:span text:style-name="T61">только</text:span></text:span><text:span text:style-name="T61"> значения?</text:span></text:p>
      <text:p text:style-name="P385">Это Руби. Конечно, мы можем.</text:p>
      <text:p text:style-name="P153"><text:span text:style-name="T61">Ruby включает два метода хеширования, </text:span><text:span text:style-name="Source_20_Text"><text:span text:style-name="T108">.each_key </text:span></text:span><text:span text:style-name="T61">и они </text:span><text:span text:style-name="Source_20_Text"><text:span text:style-name="T108">.each_value </text:span></text:span><text:span text:style-name="T61">делают именно то, что вы ожидаете:</text:span></text:p>
      <text:p text:style-name="P334"><text:span text:style-name="Source_20_Text"><text:span text:style-name="T144">my_hash</text:span></text:span><text:span text:style-name="Source_20_Text"><text:span text:style-name="T165"> = { </text:span></text:span><text:span text:style-name="Source_20_Text"><text:span text:style-name="T239">one:</text:span></text:span><text:span text:style-name="Source_20_Text"><text:span text:style-name="T165"> </text:span></text:span><text:span text:style-name="Source_20_Text"><text:span text:style-name="T144">1</text:span></text:span><text:span text:style-name="Source_20_Text"><text:span text:style-name="T165">, </text:span></text:span><text:span text:style-name="Source_20_Text"><text:span text:style-name="T239">two:</text:span></text:span><text:span text:style-name="Source_20_Text"><text:span text:style-name="T165"> </text:span></text:span><text:span text:style-name="Source_20_Text"><text:span text:style-name="T144">2</text:span></text:span><text:span text:style-name="Source_20_Text"><text:span text:style-name="T165">, </text:span></text:span><text:span text:style-name="Source_20_Text"><text:span text:style-name="T239">three:</text:span></text:span><text:span text:style-name="Source_20_Text"><text:span text:style-name="T165"> </text:span></text:span><text:span text:style-name="Source_20_Text"><text:span text:style-name="T144">3</text:span></text:span><text:span text:style-name="Source_20_Text"><text:span text:style-name="T165"> }</text:span></text:span></text:p>
      <text:p text:style-name="P334"><text:span text:style-name="Source_20_Text"><text:span text:style-name="T211"><text:s/></text:span></text:span></text:p>
      <text:p text:style-name="P334"><text:span text:style-name="Source_20_Text"><text:span text:style-name="T144">my_hash</text:span></text:span><text:span text:style-name="Source_20_Text"><text:span text:style-name="T165">.</text:span></text:span><text:span text:style-name="Source_20_Text"><text:span text:style-name="T204">each_key</text:span></text:span><text:span text:style-name="Source_20_Text"><text:span text:style-name="T165"> { |</text:span></text:span><text:span text:style-name="Source_20_Text"><text:span text:style-name="T180">k</text:span></text:span><text:span text:style-name="Source_20_Text"><text:span text:style-name="T165">| </text:span></text:span><text:span text:style-name="Source_20_Text"><text:span text:style-name="T144">print</text:span></text:span><text:span text:style-name="Source_20_Text"><text:span text:style-name="T165"> </text:span></text:span><text:span text:style-name="Source_20_Text"><text:span text:style-name="T144">k</text:span></text:span><text:span text:style-name="Source_20_Text"><text:span text:style-name="T165">, </text:span></text:span><text:span text:style-name="Source_20_Text"><text:span text:style-name="T194">" "</text:span></text:span><text:span text:style-name="Source_20_Text"><text:span text:style-name="T165"> }</text:span></text:span></text:p>
      <text:p text:style-name="P334"><text:span text:style-name="Source_20_Text"><text:span text:style-name="T209"># ==&gt; one two three</text:span></text:span></text:p>
      <text:p text:style-name="P334"><text:span text:style-name="Source_20_Text"><text:span text:style-name="T211"><text:s/></text:span></text:span></text:p>
      <text:p text:style-name="P334"><text:span text:style-name="Source_20_Text"><text:span text:style-name="T144">my_hash</text:span></text:span><text:span text:style-name="Source_20_Text"><text:span text:style-name="T165">.</text:span></text:span><text:span text:style-name="Source_20_Text"><text:span text:style-name="T204">each_value</text:span></text:span><text:span text:style-name="Source_20_Text"><text:span text:style-name="T165"> { |</text:span></text:span><text:span text:style-name="Source_20_Text"><text:span text:style-name="T180">v</text:span></text:span><text:span text:style-name="Source_20_Text"><text:span text:style-name="T165">| </text:span></text:span><text:span text:style-name="Source_20_Text"><text:span text:style-name="T144">print</text:span></text:span><text:span text:style-name="Source_20_Text"><text:span text:style-name="T165"> </text:span></text:span><text:span text:style-name="Source_20_Text"><text:span text:style-name="T144">v</text:span></text:span><text:span text:style-name="Source_20_Text"><text:span text:style-name="T165">, </text:span></text:span><text:span text:style-name="Source_20_Text"><text:span text:style-name="T194">" "</text:span></text:span><text:span text:style-name="Source_20_Text"><text:span text:style-name="T165"> }</text:span></text:span></text:p>
      <text:p text:style-name="P334"><text:span text:style-name="Source_20_Text"><text:span text:style-name="T209"># ==&gt; 1 2 3</text:span></text:span></text:p>
      <text:p text:style-name="P339">Давайте завершим наше изучение хэшей и символов Ruby, проверив эти методы.</text:p>
      <text:h text:style-name="P210" text:outline-level="3">инструкции</text:h>
      <text:p text:style-name="P415"><text:span text:style-name="T62">Распечатайте только </text:span><text:span text:style-name="Emphasis"><text:span text:style-name="T62">названия</text:span></text:span><text:span text:style-name="T62"> наших фильмов, используя </text:span><text:span text:style-name="Source_20_Text"><text:span text:style-name="T108">puts</text:span></text:span><text:span text:style-name="T62">.</text:span></text:p>
      <text:p text:style-name="P403"><text:line-break/><text:span text:style-name="T267">movie_ratings</text:span><text:span text:style-name="T324"> = {</text:span></text:p>
      <text:p text:style-name="P49"><text:span text:style-name="T263">memento</text:span>: <text:span text:style-name="T263">3</text:span>,</text:p>
      <text:p text:style-name="P49"><text:span text:style-name="T263">primer</text:span>: <text:span text:style-name="T263">3.5</text:span>,</text:p>
      <text:p text:style-name="P49"><text:span text:style-name="T263">the_matrix</text:span>: <text:span text:style-name="T263">3</text:span>,</text:p>
      <text:p text:style-name="P49"><text:span text:style-name="T263">truman_show</text:span>: <text:span text:style-name="T263">4</text:span>,</text:p>
      <text:p text:style-name="P49"><text:span text:style-name="T263">red_dawn</text:span>: <text:span text:style-name="T263">1.5</text:span>,</text:p>
      <text:p text:style-name="P49"><text:span text:style-name="T263">skyfall</text:span>: <text:span text:style-name="T263">4</text:span>,</text:p>
      <text:p text:style-name="P49"><text:span text:style-name="T263">alex_cross</text:span>: <text:span text:style-name="T263">2</text:span>,</text:p>
      <text:p text:style-name="P49"><text:span text:style-name="T263">uhf</text:span>: <text:span text:style-name="T263">1</text:span>,</text:p>
      <text:p text:style-name="P49"><text:span text:style-name="T263">lion_king</text:span>: <text:span text:style-name="T263">3.5</text:span></text:p>
      <text:p text:style-name="P49">}</text:p>
      <text:p text:style-name="P49"><text:span text:style-name="T263">movie_ratings</text:span>.<text:span text:style-name="T298">each_key</text:span> { |<text:span text:style-name="T280">k</text:span>| <text:span text:style-name="T263">puts</text:span> <text:span text:style-name="T263">k</text:span> }</text:p>
      <text:p text:style-name="P402"/>
      <text:p text:style-name="P402"/>
      <text:p text:style-name="P402"/>
      <text:p text:style-name="P3"><text:soft-page-break/>Что вы будете строить</text:p>
      <text:p text:style-name="P385">Отслеживать все составляющие нашей цифровой жизни - это боль. Теперь, когда вы знаете, как писать на Ruby, вы можете упростить себе задачу! Начнем с создания программы, которая будет отслеживать рейтинги наших фильмов.</text:p>
      <text:p text:style-name="P385">Он выполнит одно из четырех действий: добавит новый фильм в хэш, обновит рейтинг для существующего фильма, отобразит фильмы и оценки, которые уже находятся в хэше, или удалит фильм из хеша. Если он не получит одну из этих четырех команд, программа выдаст какое-то сообщение об ошибке.</text:p>
      <text:p text:style-name="P339">Этот проект даст вам много возможностей для творчества, но мы знаем, что иногда отсутствие строгих инструкций может немного дезориентировать. Если вы когда-нибудь почувствуете себя потерянным, не стесняйтесь проверить пример кода в этом упражнении, чтобы помочь вам!</text:p>
      <text:h text:style-name="P210" text:outline-level="3">инструкции</text:h>
      <text:p text:style-name="P418">Нажмите «Выполнить», чтобы протестировать нашу программу оценки фильмов и начать создавать свою собственную.</text:p>
      <text:p text:style-name="P56"><text:span text:style-name="T263">movies</text:span> = {</text:p>
      <text:p text:style-name="P56"><text:span text:style-name="T340">Memento</text:span>: <text:span text:style-name="T263">3</text:span>,</text:p>
      <text:p text:style-name="P56"><text:span text:style-name="T340">Primer</text:span>: <text:span text:style-name="T263">4</text:span>,</text:p>
      <text:p text:style-name="P56"><text:span text:style-name="T340">Ishtar</text:span>: <text:span text:style-name="T263">1</text:span></text:p>
      <text:p text:style-name="P56">}</text:p>
      <text:p text:style-name="P102"/>
      <text:p text:style-name="P56"><text:span text:style-name="T263">puts</text:span> <text:span text:style-name="T307">"What would you like to do?"</text:span></text:p>
      <text:p text:style-name="P56"><text:span text:style-name="T263">puts</text:span> <text:span text:style-name="T307">"-- Type 'add' to add a movie."</text:span></text:p>
      <text:p text:style-name="P56"><text:span text:style-name="T263">puts</text:span> <text:span text:style-name="T307">"-- Type 'update' to update a movie."</text:span></text:p>
      <text:p text:style-name="P56"><text:span text:style-name="T263">puts</text:span> <text:span text:style-name="T307">"-- Type 'display' to display all movies."</text:span></text:p>
      <text:p text:style-name="P56"><text:span text:style-name="T263">puts</text:span> <text:span text:style-name="T307">"-- Type 'delete' to delete a movie."</text:span></text:p>
      <text:p text:style-name="P102"/>
      <text:p text:style-name="P56"><text:span text:style-name="T263">choice</text:span> = <text:span text:style-name="T263">gets</text:span>.<text:span text:style-name="T298">chomp</text:span>.<text:span text:style-name="T298">downcase</text:span></text:p>
      <text:p text:style-name="P56"><text:span text:style-name="T280">case</text:span> <text:span text:style-name="T263">choice</text:span></text:p>
      <text:p text:style-name="P56"><text:span text:style-name="T280">when</text:span> <text:span text:style-name="T307">'add'</text:span></text:p>
      <text:p text:style-name="P56"><text:span text:style-name="T263">puts</text:span> <text:span text:style-name="T307">"What movie do you want to add?"</text:span></text:p>
      <text:p text:style-name="P56"><text:span text:style-name="T263">title</text:span> = <text:span text:style-name="T263">gets</text:span>.<text:span text:style-name="T298">chomp</text:span></text:p>
      <text:p text:style-name="P56"><text:span text:style-name="T280">if</text:span> <text:span text:style-name="T263">movies</text:span>[<text:span text:style-name="T263">title</text:span>.<text:span text:style-name="T298">to_sym</text:span>].<text:span text:style-name="T298">nil?</text:span></text:p>
      <text:p text:style-name="P56"><text:span text:style-name="T263">puts</text:span> <text:span text:style-name="T307">"What's the rating? (Type a number 0 to 4.)"</text:span></text:p>
      <text:p text:style-name="P56"><text:span text:style-name="T263">rating</text:span> = <text:span text:style-name="T263">gets</text:span>.<text:span text:style-name="T298">chomp</text:span></text:p>
      <text:p text:style-name="P56"><text:span text:style-name="T263">movies</text:span>[<text:span text:style-name="T263">title</text:span>.<text:span text:style-name="T298">to_sym</text:span>] = <text:span text:style-name="T263">rating</text:span>.<text:span text:style-name="T298">to_i</text:span></text:p>
      <text:p text:style-name="P56"><text:span text:style-name="T263">puts</text:span> <text:span text:style-name="T307">"#{</text:span><text:span text:style-name="T263">title</text:span><text:span text:style-name="T307">} has been added with a rating of #{</text:span><text:span text:style-name="T263">rating</text:span><text:span text:style-name="T307">}."</text:span></text:p>
      <text:p text:style-name="P78">else</text:p>
      <text:p text:style-name="P56"><text:span text:style-name="T263">puts</text:span> <text:span text:style-name="T307">"That movie already exists! Its rating is #{</text:span><text:span text:style-name="T263">movies</text:span>[<text:span text:style-name="T263">title</text:span>.<text:span text:style-name="T298">to_sym</text:span>]<text:span text:style-name="T307">}."</text:span></text:p>
      <text:p text:style-name="P78">end</text:p>
      <text:p text:style-name="P56"><text:soft-page-break/><text:span text:style-name="T280">when</text:span> <text:span text:style-name="T307">'update'</text:span></text:p>
      <text:p text:style-name="P56"><text:span text:style-name="T263">puts</text:span> <text:span text:style-name="T307">"What movie do you want to update?"</text:span></text:p>
      <text:p text:style-name="P56"><text:span text:style-name="T263">title</text:span> = <text:span text:style-name="T263">gets</text:span>.<text:span text:style-name="T298">chomp</text:span></text:p>
      <text:p text:style-name="P56"><text:span text:style-name="T280">if</text:span> <text:span text:style-name="T263">movies</text:span>[<text:span text:style-name="T263">title</text:span>.<text:span text:style-name="T298">to_sym</text:span>].<text:span text:style-name="T298">nil?</text:span></text:p>
      <text:p text:style-name="P56"><text:span text:style-name="T263">puts</text:span> <text:span text:style-name="T307">"Movie not found!"</text:span></text:p>
      <text:p text:style-name="P78">else</text:p>
      <text:p text:style-name="P56"><text:span text:style-name="T263">puts</text:span> <text:span text:style-name="T307">"What's the new rating? (Type a number 0 to 4.)"</text:span></text:p>
      <text:p text:style-name="P56"><text:span text:style-name="T263">rating</text:span> = <text:span text:style-name="T263">gets</text:span>.<text:span text:style-name="T298">chomp</text:span></text:p>
      <text:p text:style-name="P56"><text:span text:style-name="T263">movies</text:span>[<text:span text:style-name="T263">title</text:span>.<text:span text:style-name="T298">to_sym</text:span>] = <text:span text:style-name="T263">rating</text:span>.<text:span text:style-name="T298">to_i</text:span></text:p>
      <text:p text:style-name="P56"><text:span text:style-name="T263">puts</text:span> <text:span text:style-name="T307">"#{</text:span><text:span text:style-name="T263">title</text:span><text:span text:style-name="T307">} has been updated with new rating of #{</text:span><text:span text:style-name="T263">rating</text:span><text:span text:style-name="T307">}."</text:span></text:p>
      <text:p text:style-name="P78">end</text:p>
      <text:p text:style-name="P56"><text:span text:style-name="T280">when</text:span> <text:span text:style-name="T307">'display'</text:span></text:p>
      <text:p text:style-name="P56"><text:span text:style-name="T263">movies</text:span>.<text:span text:style-name="T298">each</text:span> <text:span text:style-name="T280">do</text:span> |<text:span text:style-name="T280">movie</text:span>, <text:span text:style-name="T280">rating</text:span>|</text:p>
      <text:p text:style-name="P56"><text:span text:style-name="T263">puts</text:span> <text:span text:style-name="T307">"#{</text:span><text:span text:style-name="T263">movie</text:span><text:span text:style-name="T307">}: #{</text:span><text:span text:style-name="T263">rating</text:span><text:span text:style-name="T307">}"</text:span></text:p>
      <text:p text:style-name="P78">end</text:p>
      <text:p text:style-name="P56"><text:span text:style-name="T280">when</text:span> <text:span text:style-name="T307">'delete'</text:span></text:p>
      <text:p text:style-name="P56"><text:span text:style-name="T263">puts</text:span> <text:span text:style-name="T307">"What movie do you want to delete?"</text:span></text:p>
      <text:p text:style-name="P56"><text:span text:style-name="T263">title</text:span> = <text:span text:style-name="T263">gets</text:span>.<text:span text:style-name="T298">chomp</text:span></text:p>
      <text:p text:style-name="P56"><text:span text:style-name="T280">if</text:span> <text:span text:style-name="T263">movies</text:span>[<text:span text:style-name="T263">title</text:span>.<text:span text:style-name="T298">to_sym</text:span>].<text:span text:style-name="T298">nil?</text:span></text:p>
      <text:p text:style-name="P56"><text:span text:style-name="T263">puts</text:span> <text:span text:style-name="T307">"Movie not found!"</text:span></text:p>
      <text:p text:style-name="P78">else</text:p>
      <text:p text:style-name="P56"><text:span text:style-name="T263">movies</text:span>.<text:span text:style-name="T298">delete</text:span>(<text:span text:style-name="T263">title</text:span>.<text:span text:style-name="T298">to_sym</text:span>)</text:p>
      <text:p text:style-name="P56"><text:span text:style-name="T263">puts</text:span> <text:span text:style-name="T307">"#{</text:span><text:span text:style-name="T263">title</text:span><text:span text:style-name="T307">} has been removed."</text:span></text:p>
      <text:p text:style-name="P78">end</text:p>
      <text:p text:style-name="P78">else</text:p>
      <text:p text:style-name="P56"><text:span text:style-name="T263">puts</text:span> <text:span text:style-name="T307">"Sorry, I didn't understand you."</text:span></text:p>
      <text:p text:style-name="P78">end</text:p>
      <text:p text:style-name="P404"/>
      <text:p text:style-name="P3">Настройка</text:p>
      <text:p text:style-name="P385">Перво-наперво: давайте создадим хэш для хранения наших фильмов и их оценок, и давайте предложим пользователю ввести данные, чтобы мы могли в конечном итоге сохранить пары фильм / рейтинг в нашем хеш-коде.</text:p>
      <text:p text:style-name="P334"><text:span text:style-name="Source_20_Text"><text:span text:style-name="T144">favorite_foods</text:span></text:span><text:span text:style-name="Source_20_Text"><text:span text:style-name="T165"> = {</text:span></text:span></text:p>
      <text:p text:style-name="P334"><text:span text:style-name="Source_20_Text"><text:span text:style-name="T171">  </text:span></text:span><text:span text:style-name="Source_20_Text"><text:span text:style-name="T194">'vegetable'</text:span></text:span><text:span text:style-name="Source_20_Text"><text:span text:style-name="T165"> =&gt; </text:span></text:span><text:span text:style-name="Source_20_Text"><text:span text:style-name="T194">'broccoli'</text:span></text:span></text:p>
      <text:p text:style-name="P334"><text:span text:style-name="Source_20_Text"><text:span text:style-name="T165">}</text:span></text:span></text:p>
      <text:p text:style-name="P334"><text:span text:style-name="Source_20_Text"><text:span text:style-name="T144">puts</text:span></text:span><text:span text:style-name="Source_20_Text"><text:span text:style-name="T165"> </text:span></text:span><text:span text:style-name="Source_20_Text"><text:span text:style-name="T194">"Do you like coding in Ruby?"</text:span></text:span></text:p>
      <text:p text:style-name="P334"><text:span text:style-name="Source_20_Text"><text:span text:style-name="T144">answer</text:span></text:span><text:span text:style-name="Source_20_Text"><text:span text:style-name="T165"> = </text:span></text:span><text:span text:style-name="Source_20_Text"><text:span text:style-name="T144">gets</text:span></text:span><text:span text:style-name="Source_20_Text"><text:span text:style-name="T165">.</text:span></text:span><text:span text:style-name="Source_20_Text"><text:span text:style-name="T204">chomp</text:span></text:span></text:p>
      <text:list xml:id="list1201358201" text:style-name="L17">
        <text:list-item>
          <text:p text:style-name="P466"><text:soft-page-break/><text:span text:style-name="T61">Хеш - это способ хранения данных по указанному ключу, в отличие от массива, который может сортировать только числа. Он создан, как </text:span><text:span text:style-name="Source_20_Text"><text:span text:style-name="T108">{ }</text:span></text:span><text:span text:style-name="T61">указано выше.</text:span></text:p>
        </text:list-item>
        <text:list-item>
          <text:p text:style-name="P466"><text:span text:style-name="Source_20_Text"><text:span text:style-name="T108">puts</text:span></text:span><text:span text:style-name="T61"> задает вопрос в командной строке, здесь мы спрашиваем, нравится ли вам кодирование на Ruby.</text:span></text:p>
        </text:list-item>
        <text:list-item>
          <text:p text:style-name="P466"><text:span text:style-name="T61">Для того , чтобы получить пользовательский ввод, мы должны позвонить </text:span><text:span text:style-name="Source_20_Text"><text:span text:style-name="T108">.chomp</text:span></text:span><text:span text:style-name="T61">на</text:span><text:span text:style-name="Source_20_Text"><text:span text:style-name="T108">gets</text:span></text:span></text:p>
        </text:list-item>
      </text:list>
      <text:h text:style-name="P210" text:outline-level="3">инструкции</text:h>
      <text:p text:style-name="P425">Давайте начнем.</text:p>
      <text:list xml:id="list4044675255" text:style-name="L18">
        <text:list-item>
          <text:p text:style-name="P468"><text:span text:style-name="T62">Создайте хеш и назначьте его переменной </text:span><text:span text:style-name="Source_20_Text"><text:span text:style-name="T108">movies</text:span></text:span><text:span text:style-name="T62">. Вставьте свой любимый фильм в качестве ключа, с числовым рейтингом для значения.</text:span></text:p>
        </text:list-item>
        <text:list-item>
          <text:p text:style-name="P468"><text:span text:style-name="T62">Предложите пользователю ввести данные </text:span><text:span text:style-name="Source_20_Text"><text:span text:style-name="T108">puts</text:span></text:span><text:span text:style-name="T62">и сохраните эти данные в переменной с именем </text:span><text:span text:style-name="Source_20_Text"><text:span text:style-name="T108">choice</text:span></text:span><text:span text:style-name="T62">.</text:span></text:p>
        </text:list-item>
      </text:list>
      <text:p text:style-name="P50"><text:span text:style-name="T263">movies</text:span> = {<text:span text:style-name="T333">:Gladiator</text:span> =&gt; <text:span text:style-name="T263">10</text:span>}</text:p>
      <text:p text:style-name="P49"><text:span text:style-name="T263">puts</text:span> <text:span text:style-name="T307">"Please, input movie you like"</text:span></text:p>
      <text:p text:style-name="P49"><text:span text:style-name="T263">choice</text:span> = <text:span text:style-name="T263">gets</text:span>.<text:span text:style-name="T298">chomp</text:span></text:p>
      <text:p text:style-name="P405"/>
      <text:p text:style-name="P3">Изложение дела</text:p>
      <text:p text:style-name="P153"><text:span text:style-name="T61">Хорошая работа! Теперь мы хотим создать основную часть нашей программы: </text:span><text:span text:style-name="Source_20_Text"><text:span text:style-name="T108">case </text:span></text:span><text:span text:style-name="T61">оператор, который будет решать, какие действия предпринимать в зависимости от того, что вводит пользователь.</text:span></text:p>
      <text:p text:style-name="P153"><text:span text:style-name="Source_20_Text"><text:span text:style-name="T108">If </text:span></text:span><text:span text:style-name="T61">и </text:span><text:span text:style-name="Source_20_Text"><text:span text:style-name="T108">else </text:span></text:span><text:span text:style-name="T61">являются мощными, но мы можем увязнуть в </text:span><text:span text:style-name="Source_20_Text"><text:span text:style-name="T108">if </text:span></text:span><text:span text:style-name="T61">s и </text:span><text:span text:style-name="Source_20_Text"><text:span text:style-name="T108">elsif </text:span></text:span><text:span text:style-name="T61">s, если у нас есть много условий, которые нужно проверить. К счастью, Ruby предоставляет нам краткую альтернативу: </text:span><text:span text:style-name="Source_20_Text"><text:span text:style-name="T108">case </text:span></text:span><text:span text:style-name="T61">утверждение. Синтаксис выглядит так:</text:span></text:p>
      <text:p text:style-name="P334"><text:span text:style-name="Source_20_Text"><text:span text:style-name="T180">case</text:span></text:span><text:span text:style-name="Source_20_Text"><text:span text:style-name="T165"> </text:span></text:span><text:span text:style-name="Source_20_Text"><text:span text:style-name="T144">language</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JS"</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Websites!"</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Python"</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Science!"</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Ruby"</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Web apps!"</text:span></text:span></text:p>
      <text:p text:style-name="P334"><text:span text:style-name="Source_20_Text"><text:span text:style-name="T171">  </text:span></text:span><text:span text:style-name="Source_20_Text"><text:span text:style-name="T180">else</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I don't know!"</text:span></text:span></text:p>
      <text:p text:style-name="P334"><text:span text:style-name="Source_20_Text"><text:span text:style-name="T180">end</text:span></text:span></text:p>
      <text:p text:style-name="P153"><text:span text:style-name="T61">Это </text:span><text:span text:style-name="Source_20_Text"><text:span text:style-name="T108">else </text:span></text:span><text:span text:style-name="T61">то, что </text:span><text:span text:style-name="Source_20_Text"><text:span text:style-name="T108">case </text:span></text:span><text:span text:style-name="T61">будет делать оператор, если он не соответствует ни одному из своих </text:span><text:span text:style-name="Source_20_Text"><text:span text:style-name="T108">when </text:span></text:span><text:span text:style-name="T61">операторов </text:span><text:span text:style-name="Source_20_Text"><text:span text:style-name="T108">case</text:span></text:span><text:span text:style-name="T61">(в данном случае значению </text:span><text:span text:style-name="Source_20_Text"><text:span text:style-name="T108">language</text:span></text:span><text:span text:style-name="T61">).</text:span></text:p>
      <text:h text:style-name="P210" text:outline-level="3">инструкции</text:h>
      <text:p text:style-name="P415"><text:span text:style-name="T62">Под существующим кодом создайте </text:span><text:span text:style-name="Source_20_Text"><text:span text:style-name="T108">case</text:span></text:span><text:span text:style-name="T62">оператор для </text:span><text:span text:style-name="Source_20_Text"><text:span text:style-name="T108">choice</text:span></text:span><text:span text:style-name="T62">переменной со следующими </text:span><text:span text:style-name="Source_20_Text"><text:span text:style-name="T108">when </text:span></text:span><text:span text:style-name="T62">условиями:</text:span></text:p>
      <text:list xml:id="list2299603935" text:style-name="L19">
        <text:list-item>
          <text:p text:style-name="P469"><text:span text:style-name="Source_20_Text"><text:span text:style-name="T108">when "add"</text:span></text:span><text:span text:style-name="T62">, пожалуйста </text:span><text:span text:style-name="Source_20_Text"><text:span text:style-name="T108">puts "Added!"</text:span></text:span></text:p>
        </text:list-item>
        <text:list-item>
          <text:p text:style-name="P469"><text:span text:style-name="Source_20_Text"><text:span text:style-name="T108">when "update"</text:span></text:span><text:span text:style-name="T62">, пожалуйста </text:span><text:span text:style-name="Source_20_Text"><text:span text:style-name="T108">puts "Updated!"</text:span></text:span></text:p>
        </text:list-item>
        <text:list-item>
          <text:p text:style-name="P469"><text:span text:style-name="Source_20_Text"><text:span text:style-name="T108">when "display"</text:span></text:span><text:span text:style-name="T62">, пожалуйста </text:span><text:span text:style-name="Source_20_Text"><text:span text:style-name="T108">puts "Movies!"</text:span></text:span></text:p>
        </text:list-item>
        <text:list-item>
          <text:p text:style-name="P469"><text:span text:style-name="Source_20_Text"><text:span text:style-name="T108">when "delete"</text:span></text:span><text:span text:style-name="T62">, пожалуйста </text:span><text:span text:style-name="Source_20_Text"><text:span text:style-name="T108">puts "Deleted!"</text:span></text:span></text:p>
        </text:list-item>
        <text:list-item>
          <text:p text:style-name="P469"><text:span text:style-name="T62">В противном случае (т.е. </text:span><text:span text:style-name="Source_20_Text"><text:span text:style-name="T108">else</text:span></text:span><text:span text:style-name="T62">), пожалуйста, </text:span><text:span text:style-name="Source_20_Text"><text:span text:style-name="T108">puts "Error!"</text:span></text:span><text:span text:style-name="T62">не забывайте </text:span><text:span text:style-name="Source_20_Text"><text:span text:style-name="T108">end </text:span></text:span><text:span text:style-name="T62">заявление после ваших </text:span><text:span text:style-name="Source_20_Text"><text:span text:style-name="T108">case/when </text:span></text:span><text:span text:style-name="T62">строк.</text:span></text:p>
        </text:list-item>
      </text:list>
      <text:p text:style-name="P405"/>
      <text:p text:style-name="P50"><text:soft-page-break/><text:span text:style-name="T263">movies</text:span> = {<text:span text:style-name="T333">:Gladiator</text:span> =&gt; <text:span text:style-name="T263">10</text:span>}</text:p>
      <text:p text:style-name="P49"><text:span text:style-name="T263">puts</text:span> <text:span text:style-name="T307">"Please, input movie you like"</text:span></text:p>
      <text:p text:style-name="P49"><text:span text:style-name="T263">choice</text:span> = <text:span text:style-name="T263">gets</text:span>.<text:span text:style-name="T298">chomp</text:span>.<text:span text:style-name="T298">downcase</text:span></text:p>
      <text:p text:style-name="P99"/>
      <text:p text:style-name="P49"><text:span text:style-name="T280">case</text:span> <text:span text:style-name="T263">choice</text:span></text:p>
      <text:p text:style-name="P49"><text:span text:style-name="T280"><text:s text:c="2"/>when</text:span> <text:span text:style-name="T307">"add"</text:span></text:p>
      <text:p text:style-name="P49"><text:span text:style-name="T263"><text:s text:c="4"/>puts</text:span> <text:span text:style-name="T307">"Added!"</text:span></text:p>
      <text:p text:style-name="P49"><text:span text:style-name="T280"><text:s text:c="2"/>when</text:span> <text:span text:style-name="T307">"update"</text:span></text:p>
      <text:p text:style-name="P49"><text:span text:style-name="T263"><text:s text:c="4"/>puts</text:span> <text:span text:style-name="T307">"Updated!"</text:span></text:p>
      <text:p text:style-name="P49"><text:span text:style-name="T280"><text:s text:c="2"/>when</text:span> <text:span text:style-name="T307">"display"</text:span></text:p>
      <text:p text:style-name="P49"><text:span text:style-name="T263"><text:s text:c="4"/>puts</text:span> <text:span text:style-name="T307">"Movies!"</text:span></text:p>
      <text:p text:style-name="P49"><text:span text:style-name="T280"><text:s text:c="2"/>when</text:span> <text:span text:style-name="T307">"delete"</text:span></text:p>
      <text:p text:style-name="P49"><text:span text:style-name="T263"><text:s text:c="4"/>puts</text:span> <text:span text:style-name="T307">"Deleted!"</text:span></text:p>
      <text:p text:style-name="P76"><text:s text:c="2"/>else</text:p>
      <text:p text:style-name="P49"><text:span text:style-name="T263"><text:s text:c="4"/>puts</text:span> <text:span text:style-name="T307">"Error!"</text:span></text:p>
      <text:p text:style-name="P76">end</text:p>
      <text:p text:style-name="P76"/>
      <text:p text:style-name="P76"/>
      <text:p text:style-name="P3">Подсказка: Redux!</text:p>
      <text:p text:style-name="P153"><text:span text:style-name="T61">Большой! Давайте построим каждую часть </text:span><text:span text:style-name="Source_20_Text"><text:span text:style-name="T108">case</text:span></text:span><text:span text:style-name="T61">, шаг за шагом. Начнем с ветки «добавить».</text:span></text:p>
      <text:h text:style-name="P210" text:outline-level="3">инструкции</text:h>
      <text:p text:style-name="P415"><text:span text:style-name="T62">Внутри вашего </text:span><text:span text:style-name="Source_20_Text"><text:span text:style-name="T108">when "add"</text:span></text:span><text:span text:style-name="T62">блока удалите </text:span><text:span text:style-name="Source_20_Text"><text:span text:style-name="T108">puts "Added!"</text:span></text:span><text:span text:style-name="T62">инструкцию.</text:span></text:p>
      <text:p text:style-name="P415"><text:span text:style-name="T62">Вместо этого запросите у пользователя название фильма. Сохраните результат в новой переменной с именем </text:span><text:span text:style-name="Source_20_Text"><text:span text:style-name="T108">title</text:span></text:span><text:span text:style-name="T62">. (В </text:span><text:span text:style-name="Emphasis"><text:span text:style-name="T62">вашем коде уже есть пример того, как это сделать!</text:span></text:span><text:span text:style-name="T62"> )</text:span></text:p>
      <text:p text:style-name="P415"><text:span text:style-name="T62">Затем запросите у пользователя рейтинг фильма. Сохраните это в новой переменной с именем </text:span><text:span text:style-name="Source_20_Text"><text:span text:style-name="T108">rating</text:span></text:span><text:span text:style-name="T62">.</text:span></text:p>
      <text:p text:style-name="P415"><text:span text:style-name="T62">Добавьте эту пару фильм / рейтинг в </text:span><text:span text:style-name="Source_20_Text"><text:span text:style-name="T108">movies</text:span></text:span><text:span text:style-name="T62">хэш и </text:span><text:span text:style-name="Source_20_Text"><text:span text:style-name="T108">puts</text:span></text:span><text:span text:style-name="T62">сообщение о том, что пара была добавлена. (Нет необходимости </text:span><text:span text:style-name="Source_20_Text"><text:span text:style-name="T108">to_sym </text:span></text:span><text:span text:style-name="T62">или </text:span><text:span text:style-name="Source_20_Text"><text:span text:style-name="T108">to_i </text:span></text:span><text:span text:style-name="T62">пока!)</text:span></text:p>
      <text:p text:style-name="P77"/>
      <text:p text:style-name="P50"><text:span text:style-name="T263">movies</text:span> = {<text:span text:style-name="T333">:Gladiator</text:span> =&gt; <text:span text:style-name="T263">10</text:span>}</text:p>
      <text:p text:style-name="P49"><text:span text:style-name="T263">puts</text:span> <text:span text:style-name="T307">"Please, input movie you like"</text:span></text:p>
      <text:p text:style-name="P49"><text:span text:style-name="T263">choice</text:span> = <text:span text:style-name="T263">gets</text:span>.<text:span text:style-name="T298">chomp</text:span>.<text:span text:style-name="T298">downcase</text:span></text:p>
      <text:p text:style-name="P99"/>
      <text:p text:style-name="P49"><text:span text:style-name="T280">case</text:span> <text:span text:style-name="T263">choice</text:span></text:p>
      <text:p text:style-name="P49"><text:span text:style-name="T280">when</text:span> <text:span text:style-name="T307">"add"</text:span></text:p>
      <text:p text:style-name="P49"><text:span text:style-name="T263">puts</text:span> <text:span text:style-name="T307">"Please, input name movie!"</text:span></text:p>
      <text:p text:style-name="P49"><text:span text:style-name="T263">title</text:span> = <text:span text:style-name="T263">gets</text:span>.<text:span text:style-name="T298">chomp</text:span></text:p>
      <text:p text:style-name="P49"><text:span text:style-name="T263">puts</text:span> <text:span text:style-name="T307">"Please, input rating movie!"</text:span></text:p>
      <text:p text:style-name="P49"><text:span text:style-name="T263">rating</text:span> = <text:span text:style-name="T263">gets</text:span>.<text:span text:style-name="T298">chomp</text:span></text:p>
      <text:p text:style-name="P49"><text:span text:style-name="T263">movies</text:span>[<text:span text:style-name="T263">title</text:span>] = <text:span text:style-name="T263">rating</text:span></text:p>
      <text:p text:style-name="P49"><text:span text:style-name="T263">puts</text:span> <text:span text:style-name="T307">"\"#{</text:span><text:span text:style-name="T263">title</text:span><text:span text:style-name="T307">}\" has been added with a rating of \"#{</text:span><text:span text:style-name="T263">rating</text:span><text:span text:style-name="T307">}\"."</text:span></text:p>
      <text:p text:style-name="P99"/>
      <text:p text:style-name="P49"><text:span text:style-name="T280">when</text:span> <text:span text:style-name="T307">"update"</text:span></text:p>
      <text:p text:style-name="P49"><text:span text:style-name="T263">puts</text:span> <text:span text:style-name="T307">"Updated!"</text:span></text:p>
      <text:p text:style-name="P49"><text:span text:style-name="T280">when</text:span> <text:span text:style-name="T307">"display"</text:span></text:p>
      <text:p text:style-name="P49"><text:span text:style-name="T263">puts</text:span> <text:span text:style-name="T307">"Movies!"</text:span></text:p>
      <text:p text:style-name="P49"><text:span text:style-name="T280">when</text:span> <text:span text:style-name="T307">"delete"</text:span></text:p>
      <text:p text:style-name="P49"><text:soft-page-break/><text:span text:style-name="T263">puts</text:span> <text:span text:style-name="T307">"Deleted!"</text:span></text:p>
      <text:p text:style-name="P76">else</text:p>
      <text:p text:style-name="P49"><text:span text:style-name="T263">puts</text:span> <text:span text:style-name="T307">"Error!"</text:span></text:p>
      <text:p text:style-name="P76">end</text:p>
      <text:p text:style-name="P405"/>
      <text:p text:style-name="P3">Не мой тип</text:p>
      <text:p text:style-name="P385">Идеально! Наша программа действительно продвигается.</text:p>
      <text:p text:style-name="P385">Вы, возможно, задались вопросом, как мы собираемся получать наши фильмы и рейтинги от пользователя - которые поступают в виде строк - в хэш, где мы хотим, чтобы наши фильмы были символами, а наши рейтинги - целыми числами. Встроенная магия Ruby спешит на помощь!</text:p>
      <text:p text:style-name="P153"><text:span text:style-name="Source_20_Text"><text:span text:style-name="T108">.to_sym </text:span></text:span><text:span text:style-name="T61">Метод Ruby может преобразовать строку в символ и </text:span><text:span text:style-name="Source_20_Text"><text:span text:style-name="T108">.to_i </text:span></text:span><text:span text:style-name="T61">преобразует строку в целое число.</text:span></text:p>
      <text:h text:style-name="P210" text:outline-level="3">инструкции</text:h>
      <text:p text:style-name="P415"><text:span text:style-name="T62">Вызовите </text:span><text:span text:style-name="Source_20_Text"><text:span text:style-name="T108">.to_sym </text:span></text:span><text:span text:style-name="T62">свой </text:span><text:span text:style-name="Source_20_Text"><text:span text:style-name="T108">title </text:span></text:span><text:span text:style-name="T62">и </text:span><text:span text:style-name="Source_20_Text"><text:span text:style-name="T108">.to_i </text:span></text:span><text:span text:style-name="T62">свой, </text:span><text:span text:style-name="Source_20_Text"><text:span text:style-name="T108">rating </text:span></text:span><text:span text:style-name="T62">чтобы названия ваших фильмов хранились в виде символов в хэше, а соответствующие рейтинги - в виде целых чисел.</text:span></text:p>
      <text:p text:style-name="P50"><text:span text:style-name="T263">movies</text:span>[<text:span text:style-name="T263">title</text:span>.<text:span text:style-name="T298">to_sym</text:span>] = <text:span text:style-name="T263">rating</text:span>.<text:span text:style-name="T298">to_i</text:span></text:p>
      <text:p text:style-name="P405"/>
      <text:p text:style-name="P3">Ошибка! Ошибка!</text:p>
      <text:p text:style-name="P153"><text:span text:style-name="T61">Все в порядке! Мы почти закончили с частью нашего файла </text:span><text:span text:style-name="Source_20_Text"><text:span text:style-name="T108">case</text:span></text:span><text:span text:style-name="T61">. Последнее, что нам нужно сделать, это выполнить проверку, чтобы увидеть, есть ли уже добавляемый фильм в хэше.</text:span></text:p>
      <text:p text:style-name="P153"><text:span text:style-name="T61">Для этого мы добавим оператор </text:span><text:span text:style-name="Source_20_Text"><text:span text:style-name="T108">if</text:span></text:span><text:span text:style-name="T61">/ </text:span><text:span text:style-name="Source_20_Text"><text:span text:style-name="T108">else</text:span></text:span><text:span text:style-name="T61">.</text:span></text:p>
      <text:h text:style-name="P210" text:outline-level="3">инструкции</text:h>
      <text:p text:style-name="P415"><text:span text:style-name="T62">Добавьте оператор </text:span><text:span text:style-name="Source_20_Text"><text:span text:style-name="T108">if</text:span></text:span><text:span text:style-name="T62">/ </text:span><text:span text:style-name="Source_20_Text"><text:span text:style-name="T108">else </text:span></text:span><text:span text:style-name="T62">в ветку добавления вашего </text:span><text:span text:style-name="Source_20_Text"><text:span text:style-name="T108">case</text:span></text:span><text:span text:style-name="T62">. Если фильма еще нет в хэше (то есть, если </text:span><text:span text:style-name="Source_20_Text"><text:span text:style-name="T108">movies[title.to_sym]</text:span></text:span><text:span text:style-name="T62">есть </text:span><text:span text:style-name="Source_20_Text"><text:span text:style-name="T108">nil</text:span></text:span><text:span text:style-name="T62">), он должен добавить пару фильм / рейтинг; в противном случае следует, </text:span><text:span text:style-name="Source_20_Text"><text:span text:style-name="T108">puts </text:span></text:span><text:span text:style-name="T62">что фильм уже существует и ничего не добавлять в хеш. Обязательно проверьте это!</text:span></text:p>
      <text:p text:style-name="P50"><text:span text:style-name="T263">movies</text:span> = {<text:span text:style-name="T333">:Gladiator</text:span> =&gt; <text:span text:style-name="T263">10</text:span>}</text:p>
      <text:p text:style-name="P49"><text:span text:style-name="T263">puts</text:span> <text:span text:style-name="T307">"Please, input movie you like"</text:span></text:p>
      <text:p text:style-name="P49"><text:span text:style-name="T263">choice</text:span> = <text:span text:style-name="T263">gets</text:span>.<text:span text:style-name="T298">chomp</text:span>.<text:span text:style-name="T298">downcase</text:span></text:p>
      <text:p text:style-name="P99"/>
      <text:p text:style-name="P49"><text:span text:style-name="T280">case</text:span> <text:span text:style-name="T263">choice</text:span></text:p>
      <text:p text:style-name="P49"><text:span text:style-name="T280">when</text:span> <text:span text:style-name="T307">"add"</text:span></text:p>
      <text:p text:style-name="P49"><text:span text:style-name="T263">puts</text:span> <text:span text:style-name="T307">"Please, input name movie!"</text:span></text:p>
      <text:p text:style-name="P49"><text:span text:style-name="T263">title</text:span> = <text:span text:style-name="T263">gets</text:span>.<text:span text:style-name="T298">chomp</text:span></text:p>
      <text:p text:style-name="P49"><text:span text:style-name="T280">if</text:span> <text:span text:style-name="T263">movies</text:span>[<text:span text:style-name="T263">title</text:span>.<text:span text:style-name="T298">to_sym</text:span>].<text:span text:style-name="T298">nil?</text:span></text:p>
      <text:p text:style-name="P49"><text:span text:style-name="T263">puts</text:span> <text:span text:style-name="T307">"Please, input rating movie!"</text:span></text:p>
      <text:p text:style-name="P49"><text:span text:style-name="T263">rating</text:span> = <text:span text:style-name="T263">gets</text:span>.<text:span text:style-name="T298">chomp</text:span></text:p>
      <text:p text:style-name="P49"><text:span text:style-name="T263">movies</text:span>[<text:span text:style-name="T263">title</text:span>.<text:span text:style-name="T298">to_sym</text:span>] = <text:span text:style-name="T263">rating</text:span>.<text:span text:style-name="T298">to_i</text:span></text:p>
      <text:p text:style-name="P49"><text:span text:style-name="T263">puts</text:span> <text:span text:style-name="T307">"\"#{</text:span><text:span text:style-name="T263">title</text:span><text:span text:style-name="T307">}\" has been added with a rating of \"#{</text:span><text:span text:style-name="T263">rating</text:span><text:span text:style-name="T307">}\"."</text:span></text:p>
      <text:p text:style-name="P76">else</text:p>
      <text:p text:style-name="P49"><text:span text:style-name="T263">puts</text:span> <text:span text:style-name="T307">"That movie already exists! Its rating is #{</text:span><text:span text:style-name="T263">movies</text:span>[<text:span text:style-name="T263">title</text:span>.<text:span text:style-name="T298">to_sym</text:span>]<text:span text:style-name="T307">}."</text:span></text:p>
      <text:p text:style-name="P76">end</text:p>
      <text:p text:style-name="P99"><text:soft-page-break/></text:p>
      <text:p text:style-name="P49"><text:span text:style-name="T280">when</text:span> <text:span text:style-name="T307">"update"</text:span></text:p>
      <text:p text:style-name="P49"><text:span text:style-name="T263">puts</text:span> <text:span text:style-name="T307">"Updated!"</text:span></text:p>
      <text:p text:style-name="P49"><text:span text:style-name="T280">when</text:span> <text:span text:style-name="T307">"display"</text:span></text:p>
      <text:p text:style-name="P49"><text:span text:style-name="T263">puts</text:span> <text:span text:style-name="T307">"Movies!"</text:span></text:p>
      <text:p text:style-name="P49"><text:span text:style-name="T280">when</text:span> <text:span text:style-name="T307">"delete"</text:span></text:p>
      <text:p text:style-name="P49"><text:span text:style-name="T263">puts</text:span> <text:span text:style-name="T307">"Deleted!"</text:span></text:p>
      <text:p text:style-name="P76">else</text:p>
      <text:p text:style-name="P49"><text:span text:style-name="T263">puts</text:span> <text:span text:style-name="T307">"Error!"</text:span></text:p>
      <text:p text:style-name="P76">end</text:p>
      <text:p text:style-name="P405"/>
      <text:p text:style-name="P3">Обновлять</text:p>
      <text:p text:style-name="P153"><text:span text:style-name="T61">Идеально! Перейдем к следующей ветви нашего </text:span><text:span text:style-name="Source_20_Text"><text:span text:style-name="T108">case</text:span></text:span><text:span text:style-name="T61">оператора, которая обрабатывает обновление существующего фильма в хеше. (Это должно быть очень похоже на работу, которую мы проделали в ветке «добавить»!) Мы сделаем это в три этапа:</text:span></text:p>
      <text:h text:style-name="P210" text:outline-level="3">инструкции</text:h>
      <text:p text:style-name="P415"><text:span text:style-name="T62">Внутри вашего </text:span><text:span text:style-name="Source_20_Text"><text:span text:style-name="T108">when "update"</text:span></text:span><text:span text:style-name="T62">блока удалите </text:span><text:span text:style-name="Source_20_Text"><text:span text:style-name="T108">puts "Updated!"</text:span></text:span><text:span text:style-name="T62">инструкцию.</text:span></text:p>
      <text:p text:style-name="P415"><text:span text:style-name="T62">Запросите у пользователя название фильма. Храните его в </text:span><text:span text:style-name="Source_20_Text"><text:span text:style-name="T108">title</text:span></text:span><text:span text:style-name="T62">.</text:span></text:p>
      <text:p text:style-name="P415"><text:span text:style-name="Source_20_Text"><text:span text:style-name="T108">if</text:span></text:span><text:span text:style-name="T62">то </text:span><text:span text:style-name="Source_20_Text"><text:span text:style-name="T108">movies[title]</text:span></text:span><text:span text:style-name="T62">есть </text:span><text:span text:style-name="Source_20_Text"><text:span text:style-name="T108">nil</text:span></text:span><text:span text:style-name="T62">, значит, фильм не в хэше. Пожалуйста, </text:span><text:span text:style-name="Source_20_Text"><text:span text:style-name="T108">puts</text:span></text:span><text:span text:style-name="T62">укажите строку, сообщающую пользователю об их ошибке.</text:span></text:p>
      <text:p text:style-name="P415"><text:span text:style-name="T62">В противном случае ( </text:span><text:span text:style-name="Source_20_Text"><text:span text:style-name="T108">else</text:span></text:span><text:span text:style-name="T62">) нам нужно обновить </text:span><text:span text:style-name="Source_20_Text"><text:span text:style-name="T108">movies </text:span></text:span><text:span text:style-name="T62">хеш. Запрашивать у пользователя новую оценку. Установите рейтинг фильма на это новое значение.</text:span></text:p>
      <text:p text:style-name="P418">Обязательно проверьте это!</text:p>
      <text:p text:style-name="P178"><text:span text:style-name="T263">movies</text:span> = {<text:span text:style-name="T333">:Gladiator</text:span> =&gt; <text:span text:style-name="T263">10</text:span>}</text:p>
      <text:p text:style-name="P49"><text:span text:style-name="T263">puts</text:span> <text:span text:style-name="T307">"Please, input movie you like"</text:span></text:p>
      <text:p text:style-name="P49"><text:span text:style-name="T263">choice</text:span> = <text:span text:style-name="T263">gets</text:span>.<text:span text:style-name="T298">chomp</text:span>.<text:span text:style-name="T298">downcase</text:span></text:p>
      <text:p text:style-name="P99"/>
      <text:p text:style-name="P49"><text:span text:style-name="T280">case</text:span> <text:span text:style-name="T263">choice</text:span></text:p>
      <text:p text:style-name="P49"><text:span text:style-name="T280"><text:s text:c="2"/>when</text:span> <text:span text:style-name="T307">"add"</text:span></text:p>
      <text:p text:style-name="P49"><text:span text:style-name="T263"><text:s text:c="4"/>puts</text:span> <text:span text:style-name="T307">"Please, input name movie!"</text:span></text:p>
      <text:p text:style-name="P49"><text:span text:style-name="T263"><text:s text:c="4"/>title</text:span> = <text:span text:style-name="T263">gets</text:span>.<text:span text:style-name="T298">chomp</text:span></text:p>
      <text:p text:style-name="P49"><text:span text:style-name="T280"><text:s text:c="6"/>if</text:span> <text:span text:style-name="T263">movies</text:span>[<text:span text:style-name="T263">title</text:span>.<text:span text:style-name="T298">to_sym</text:span>].<text:span text:style-name="T298">nil?</text:span></text:p>
      <text:p text:style-name="P49"><text:span text:style-name="T263"><text:s text:c="8"/>puts</text:span> <text:span text:style-name="T307">"Please, input rating movie!"</text:span></text:p>
      <text:p text:style-name="P49"><text:span text:style-name="T263"><text:s text:c="8"/>rating</text:span> = <text:span text:style-name="T263">gets</text:span>.<text:span text:style-name="T298">chomp</text:span></text:p>
      <text:p text:style-name="P49"><text:span text:style-name="T263"><text:s text:c="8"/>movies</text:span>[<text:span text:style-name="T263">title</text:span>.<text:span text:style-name="T298">to_sym</text:span>] = <text:span text:style-name="T263">rating</text:span>.<text:span text:style-name="T298">to_i</text:span></text:p>
      <text:p text:style-name="P49"><text:span text:style-name="T263"><text:s text:c="8"/>puts</text:span> <text:span text:style-name="T307">"\"#{</text:span><text:span text:style-name="T263">title</text:span><text:span text:style-name="T307">}\" has been added with a rating of \"#{</text:span><text:span text:style-name="T263">rating</text:span><text:span text:style-name="T307">}\"."</text:span></text:p>
      <text:p text:style-name="P76"><text:s text:c="6"/>else</text:p>
      <text:p text:style-name="P49"><text:span text:style-name="T263"><text:s text:c="8"/>puts</text:span> <text:span text:style-name="T307">"That movie already exists! Its rating is #{</text:span><text:span text:style-name="T263">movies</text:span>[<text:span text:style-name="T263">title</text:span>]<text:span text:style-name="T307">}."</text:span></text:p>
      <text:p text:style-name="P76">end</text:p>
      <text:p text:style-name="P99"/>
      <text:p text:style-name="P49"><text:span text:style-name="T280">when</text:span> <text:span text:style-name="T307">"update"</text:span></text:p>
      <text:p text:style-name="P49"><text:span text:style-name="T263"><text:s text:c="2"/>puts</text:span> <text:span text:style-name="T307">"Please, input name movie!"</text:span></text:p>
      <text:p text:style-name="P49"><text:span text:style-name="T263"><text:s text:c="2"/>title</text:span> = <text:span text:style-name="T263">gets</text:span>.<text:span text:style-name="T298">chomp</text:span></text:p>
      <text:p text:style-name="P49"><text:span text:style-name="T280"><text:s text:c="4"/>if</text:span> <text:span text:style-name="T263">movies</text:span>[<text:span text:style-name="T263">title</text:span>.<text:span text:style-name="T298">to_sym</text:span>].<text:span text:style-name="T298">nil?</text:span></text:p>
      <text:p text:style-name="P49"><text:span text:style-name="T263"><text:s text:c="6"/>puts</text:span> <text:span text:style-name="T307">"Error! This movie is not on your list!"</text:span></text:p>
      <text:p text:style-name="P76"><text:soft-page-break/><text:s text:c="4"/>else</text:p>
      <text:p text:style-name="P49"><text:span text:style-name="T263"><text:s text:c="6"/>puts</text:span> <text:span text:style-name="T307">"Please, input new value: "</text:span></text:p>
      <text:p text:style-name="P49"><text:span text:style-name="T263"><text:s text:c="6"/>rating</text:span> = <text:span text:style-name="T263">gets</text:span>.<text:span text:style-name="T298">chomp</text:span></text:p>
      <text:p text:style-name="P49"><text:span text:style-name="T263"><text:s text:c="6"/>movies</text:span>[<text:span text:style-name="T263">title</text:span>.<text:span text:style-name="T298">to_sym</text:span>] = <text:span text:style-name="T263">rating</text:span>.<text:span text:style-name="T298">to_i</text:span></text:p>
      <text:p text:style-name="P49"><text:span text:style-name="T263"><text:s text:c="6"/>puts</text:span> <text:span text:style-name="T307">"\"#{</text:span><text:span text:style-name="T263">title</text:span><text:span text:style-name="T307">}\" rating update to \"#{</text:span><text:span text:style-name="T263">rating</text:span><text:span text:style-name="T307">}\"."</text:span></text:p>
      <text:p text:style-name="P76">end</text:p>
      <text:p text:style-name="P99"/>
      <text:p text:style-name="P49"><text:span text:style-name="T280">when</text:span> <text:span text:style-name="T307">"display"</text:span></text:p>
      <text:p text:style-name="P49"><text:span text:style-name="T263">puts</text:span> <text:span text:style-name="T307">"Movies!"</text:span></text:p>
      <text:p text:style-name="P49"><text:span text:style-name="T280">when</text:span> <text:span text:style-name="T307">"delete"</text:span></text:p>
      <text:p text:style-name="P49"><text:span text:style-name="T263">puts</text:span> <text:span text:style-name="T307">"Deleted!"</text:span></text:p>
      <text:p text:style-name="P76">else</text:p>
      <text:p text:style-name="P49"><text:span text:style-name="T263">puts</text:span> <text:span text:style-name="T307">"Error!"</text:span></text:p>
      <text:p text:style-name="P76">end</text:p>
      <text:p text:style-name="P129"/>
      <text:p text:style-name="P3">Отображать</text:p>
      <text:p text:style-name="P153"><text:span text:style-name="T61">Потрясающие! Теперь займемся отображением содержимого нашего </text:span><text:span text:style-name="Source_20_Text"><text:span text:style-name="T108">movies </text:span></text:span><text:span text:style-name="T61">хэша. Это будет немного отличаться от того, что мы сделали для веток «добавить» и «обновить».</text:span></text:p>
      <text:h text:style-name="P210" text:outline-level="3">инструкции</text:h>
      <text:p text:style-name="P415"><text:span text:style-name="T62">Во-первых, удалите, </text:span><text:span text:style-name="Source_20_Text"><text:span text:style-name="T108">puts "Movies!"</text:span></text:span><text:span text:style-name="T62">когда пользователь вводит «дисплей».</text:span></text:p>
      <text:p text:style-name="P415"><text:span text:style-name="T62">Затем переберите хэш, используя </text:span><text:span text:style-name="Source_20_Text"><text:span text:style-name="T108">.each </text:span></text:span><text:span text:style-name="T62">и </text:span><text:span text:style-name="Source_20_Text"><text:span text:style-name="T108">puts </text:span></text:span><text:span text:style-name="T62">каждую пару фильм / рейтинг. Формат должен быть </text:span><text:span text:style-name="Source_20_Text"><text:span text:style-name="T108">"#{movie}: #{rating}</text:span></text:span><text:span text:style-name="T62">. Обязательно проверьте это!</text:span></text:p>
      <text:p text:style-name="P191"><text:span text:style-name="T183">when</text:span><text:span text:style-name="T163"> </text:span><text:span text:style-name="T196">"display"</text:span></text:p>
      <text:p text:style-name="P54"><text:span text:style-name="T263">movies</text:span>.<text:span text:style-name="T298">each</text:span> { |<text:span text:style-name="T280">movie</text:span>, <text:span text:style-name="T280">rating</text:span>| <text:span text:style-name="T263">puts</text:span> <text:span text:style-name="T307">"#{</text:span><text:span text:style-name="T263">movie</text:span><text:span text:style-name="T307">}: #{</text:span><text:span text:style-name="T263">rating</text:span><text:span text:style-name="T307">}"</text:span> }</text:p>
      <text:p text:style-name="P129"/>
      <text:p text:style-name="P129"/>
      <text:p text:style-name="P162">Удалить</text:p>
      <text:p text:style-name="P153"><text:span text:style-name="T61">Почти готово! Давайте обработаем часть нашего </text:span><text:span text:style-name="Source_20_Text"><text:span text:style-name="T108">case</text:span></text:span><text:span text:style-name="T61">оператора «удалить» , которая удалит любой ключ, указанный пользователем, из хеша. (Это будет очень похоже на то, что мы сделали для «добавления» и «обновления».)</text:span></text:p>
      <text:p text:style-name="P153"><text:span text:style-name="T61">Ruby упрощает удаление пары фильм / рейтинг из нашего хэша: мы просто пишем </text:span><text:span text:style-name="Source_20_Text"><text:span text:style-name="T108">movies.delete(title.to_sym)</text:span></text:span><text:span text:style-name="T61">!</text:span></text:p>
      <text:h text:style-name="P210" text:outline-level="3">инструкции</text:h>
      <text:p text:style-name="P415"><text:span text:style-name="T62">Идите вперед и удалите, </text:span><text:span text:style-name="Source_20_Text"><text:span text:style-name="T108">puts "Deleted!"</text:span></text:span><text:span text:style-name="T62">когда пользователь вводит «удалить».</text:span></text:p>
      <text:p text:style-name="P425">Получите название от пользователя.</text:p>
      <text:p text:style-name="P415"><text:span text:style-name="T62">Включите оператор </text:span><text:span text:style-name="Source_20_Text"><text:span text:style-name="T108">if</text:span></text:span><text:span text:style-name="T62">/, </text:span><text:span text:style-name="Source_20_Text"><text:span text:style-name="T108">else </text:span></text:span><text:span text:style-name="T62">сообщающий </text:span><text:span text:style-name="Source_20_Text"><text:span text:style-name="T108">puts </text:span></text:span><text:span text:style-name="T62">об ошибке, если фильма нет в хэше; если он там, используйте, </text:span><text:span text:style-name="Source_20_Text"><text:span text:style-name="T108">.delete </text:span></text:span><text:span text:style-name="T62">чтобы удалить его, как показано выше. Обязательно проверьте это!</text:span></text:p>
      <text:p text:style-name="P129"/>
      <text:p text:style-name="P50"><text:span text:style-name="T263">movies</text:span> = {<text:span text:style-name="T333">:Gladiator</text:span> =&gt; <text:span text:style-name="T263">10</text:span>, <text:span text:style-name="T333">:Titanic</text:span> =&gt; <text:span text:style-name="T263">9</text:span>}</text:p>
      <text:p text:style-name="P49"><text:span text:style-name="T263">puts</text:span> <text:span text:style-name="T307">"Please, input movie you like"</text:span></text:p>
      <text:p text:style-name="P49"><text:span text:style-name="T263">choice</text:span> = <text:span text:style-name="T263">gets</text:span>.<text:span text:style-name="T298">chomp</text:span>.<text:span text:style-name="T298">downcase</text:span></text:p>
      <text:p text:style-name="P99"/>
      <text:p text:style-name="P49"><text:span text:style-name="T280">case</text:span> <text:span text:style-name="T263">choice</text:span></text:p>
      <text:p text:style-name="P49"><text:span text:style-name="T280">when</text:span> <text:span text:style-name="T307">"add"</text:span></text:p>
      <text:p text:style-name="P49"><text:soft-page-break/><text:span text:style-name="T263">puts</text:span> <text:span text:style-name="T307">"Please, input name movie!"</text:span></text:p>
      <text:p text:style-name="P49"><text:span text:style-name="T263">title</text:span> = <text:span text:style-name="T263">gets</text:span>.<text:span text:style-name="T298">chomp</text:span></text:p>
      <text:p text:style-name="P49"><text:span text:style-name="T280">if</text:span> <text:span text:style-name="T263">movies</text:span>[<text:span text:style-name="T263">title</text:span>.<text:span text:style-name="T298">to_sym</text:span>].<text:span text:style-name="T298">nil?</text:span></text:p>
      <text:p text:style-name="P49"><text:span text:style-name="T263">puts</text:span> <text:span text:style-name="T307">"Please, input rating movie!"</text:span></text:p>
      <text:p text:style-name="P49"><text:span text:style-name="T263">rating</text:span> = <text:span text:style-name="T263">gets</text:span>.<text:span text:style-name="T298">chomp</text:span></text:p>
      <text:p text:style-name="P49"><text:span text:style-name="T263">movies</text:span>[<text:span text:style-name="T263">title</text:span>.<text:span text:style-name="T298">to_sym</text:span>] = <text:span text:style-name="T263">rating</text:span>.<text:span text:style-name="T298">to_i</text:span></text:p>
      <text:p text:style-name="P49"><text:span text:style-name="T263">puts</text:span> <text:span text:style-name="T307">"\"#{</text:span><text:span text:style-name="T263">title</text:span><text:span text:style-name="T307">}\" has been added with a rating of \"#{</text:span><text:span text:style-name="T263">rating</text:span><text:span text:style-name="T307">}\"."</text:span></text:p>
      <text:p text:style-name="P76">else</text:p>
      <text:p text:style-name="P49"><text:span text:style-name="T263">puts</text:span> <text:span text:style-name="T307">"That movie already exists! Its rating is #{</text:span><text:span text:style-name="T263">movies</text:span>[<text:span text:style-name="T263">title</text:span>]<text:span text:style-name="T307">}."</text:span></text:p>
      <text:p text:style-name="P76">end</text:p>
      <text:p text:style-name="P99"/>
      <text:p text:style-name="P49"><text:span text:style-name="T280">when</text:span> <text:span text:style-name="T307">"update"</text:span></text:p>
      <text:p text:style-name="P49"><text:span text:style-name="T263">puts</text:span> <text:span text:style-name="T307">"Please, input name movie!"</text:span></text:p>
      <text:p text:style-name="P49"><text:span text:style-name="T263">title</text:span> = <text:span text:style-name="T263">gets</text:span>.<text:span text:style-name="T298">chomp</text:span></text:p>
      <text:p text:style-name="P49"><text:span text:style-name="T280">if</text:span> <text:span text:style-name="T263">movies</text:span>[<text:span text:style-name="T263">title</text:span>.<text:span text:style-name="T298">to_sym</text:span>].<text:span text:style-name="T298">nil?</text:span></text:p>
      <text:p text:style-name="P49"><text:span text:style-name="T263">puts</text:span> <text:span text:style-name="T307">"Error! This movie is not on your list!"</text:span></text:p>
      <text:p text:style-name="P76">else</text:p>
      <text:p text:style-name="P49"><text:span text:style-name="T263">puts</text:span> <text:span text:style-name="T307">"Please, input new value: "</text:span></text:p>
      <text:p text:style-name="P49"><text:span text:style-name="T263">rating</text:span> = <text:span text:style-name="T263">gets</text:span>.<text:span text:style-name="T298">chomp</text:span></text:p>
      <text:p text:style-name="P49"><text:span text:style-name="T263">movies</text:span>[<text:span text:style-name="T263">title</text:span>.<text:span text:style-name="T298">to_sym</text:span>] = <text:span text:style-name="T263">rating</text:span>.<text:span text:style-name="T298">to_i</text:span></text:p>
      <text:p text:style-name="P49"><text:span text:style-name="T263">puts</text:span> <text:span text:style-name="T307">"\"#{</text:span><text:span text:style-name="T263">title</text:span><text:span text:style-name="T307">}\" rating update to \"#{</text:span><text:span text:style-name="T263">rating</text:span><text:span text:style-name="T307">}\"."</text:span></text:p>
      <text:p text:style-name="P76">end</text:p>
      <text:p text:style-name="P99"/>
      <text:p text:style-name="P49"><text:span text:style-name="T280">when</text:span> <text:span text:style-name="T307">"display"</text:span></text:p>
      <text:p text:style-name="P49"><text:span text:style-name="T263">movies</text:span>.<text:span text:style-name="T298">each</text:span> { |<text:span text:style-name="T280">movie</text:span>, <text:span text:style-name="T280">rating</text:span>| <text:span text:style-name="T263">puts</text:span> <text:span text:style-name="T307">"#{</text:span><text:span text:style-name="T263">movie</text:span><text:span text:style-name="T307">}: #{</text:span><text:span text:style-name="T263">rating</text:span><text:span text:style-name="T307">}"</text:span> }</text:p>
      <text:p text:style-name="P76"/>
      <text:p text:style-name="P49"><text:span text:style-name="T280">when</text:span> <text:span text:style-name="T307">"delete"</text:span></text:p>
      <text:p text:style-name="P49"><text:span text:style-name="T263">puts</text:span> <text:span text:style-name="T307">"Please, input name movie!"</text:span></text:p>
      <text:p text:style-name="P49"><text:span text:style-name="T263">title</text:span> = <text:span text:style-name="T263">gets</text:span>.<text:span text:style-name="T298">chomp</text:span></text:p>
      <text:p text:style-name="P49"><text:span text:style-name="T280">if</text:span> <text:span text:style-name="T263">movies</text:span>[<text:span text:style-name="T263">title</text:span>.<text:span text:style-name="T298">to_sym</text:span>].<text:span text:style-name="T298">nil?</text:span></text:p>
      <text:p text:style-name="P49"><text:span text:style-name="T263">puts</text:span> <text:span text:style-name="T307">"Error! No such movie!"</text:span></text:p>
      <text:p text:style-name="P76">else</text:p>
      <text:p text:style-name="P49"><text:span text:style-name="T263">movies</text:span>.<text:span text:style-name="T298">delete</text:span>(<text:span text:style-name="T263">title</text:span>.<text:span text:style-name="T298">to_sym</text:span>)</text:p>
      <text:p text:style-name="P49"><text:span text:style-name="T263">puts</text:span> <text:span text:style-name="T307">"\"#{</text:span><text:span text:style-name="T263">title</text:span><text:span text:style-name="T307">}\" has been removed."</text:span></text:p>
      <text:p text:style-name="P76">end</text:p>
      <text:p text:style-name="P76"/>
      <text:p text:style-name="P76">else</text:p>
      <text:p text:style-name="P58"><text:span text:style-name="T271">puts</text:span><text:span text:style-name="T351"> </text:span><text:span text:style-name="T312">"Error!</text:span><text:span text:style-name="T313"> </text:span><text:span text:style-name="T312">Enter word \"add\", \"update\", \"display\", \"delete\"."</text:span></text:p>
      <text:p text:style-name="P114"/>
      <text:p text:style-name="P76">end</text:p>
      <text:p text:style-name="P405"/>
      <text:p text:style-name="P365">Руби - это наслаждение</text:p>
      <text:p text:style-name="P363">Как язык, Ruby отдает приоритет производительности программиста над оптимизацией программы. Это означает, что Ruby не всегда может запускать программу самым быстрым способом, но он стремится быть языком, который программисты (как и вы!) находят простым и интересным в использовании. Чем более интуитивно понятен синтаксис языка, тем более продуктивными могут быть его пользователи. Вы контролируете ситуацию, а не машина!</text:p>
      <text:p text:style-name="P363"/>
      <text:p text:style-name="P363"><text:soft-page-break/>Проверьте код в редакторе. Это выглядит почти как английский, не так ли?</text:p>
      <text:p text:style-name="P363"/>
      <text:p text:style-name="P320"><text:span text:style-name="T263">ruby_is_eloquent</text:span> = <text:span text:style-name="T280">true</text:span></text:p>
      <text:p text:style-name="P319"><text:span text:style-name="T263">ruby_is_ugly</text:span> = <text:span text:style-name="T280">false</text:span></text:p>
      <text:p text:style-name="P309"/>
      <text:p text:style-name="P319"><text:span text:style-name="T263">puts</text:span> <text:span text:style-name="T307">"Ruby is eloquent!"</text:span> <text:span text:style-name="T280">if</text:span> <text:span text:style-name="T263">ruby_is_eloquent</text:span></text:p>
      <text:p text:style-name="P319"><text:span text:style-name="T263">puts</text:span> <text:span text:style-name="T307">"Ruby's not ugly!"</text:span> <text:span text:style-name="T280">unless</text:span> <text:span text:style-name="T263">ruby_is_ugly</text:span></text:p>
      <text:p text:style-name="P363"/>
      <text:p text:style-name="P363"/>
      <text:p text:style-name="P248">Более простое "если"</text:p>
      <text:p text:style-name="P153"><text:span text:style-name="T61">Вы уже видели </text:span><text:span text:style-name="Source_20_Text"><text:span text:style-name="T108">if </text:span></text:span><text:span text:style-name="T61">выражение Ruby раньше:</text:span></text:p>
      <text:p text:style-name="P334"><text:span text:style-name="Source_20_Text"><text:span text:style-name="T180">if</text:span></text:span><text:span text:style-name="Source_20_Text"><text:span text:style-name="T165"> </text:span></text:span><text:span text:style-name="Source_20_Text"><text:span text:style-name="T144">condition</text:span></text:span></text:p>
      <text:p text:style-name="P334"><text:span text:style-name="Source_20_Text"><text:span text:style-name="T171">  </text:span></text:span><text:span text:style-name="Source_20_Text"><text:span text:style-name="T209"># Do something!</text:span></text:span></text:p>
      <text:p text:style-name="P334"><text:span text:style-name="Source_20_Text"><text:span text:style-name="T180">end</text:span></text:span></text:p>
      <text:p text:style-name="P385">Однако если «сделай что-нибудь» - это короткое простое выражение, мы можем переместить его в одну строку (как вы видели в последнем упражнении). Синтаксис выглядит так:</text:p>
      <text:p text:style-name="P334"><text:span text:style-name="Source_20_Text"><text:span text:style-name="T144">expression</text:span></text:span><text:span text:style-name="Source_20_Text"><text:span text:style-name="T165"> </text:span></text:span><text:span text:style-name="Source_20_Text"><text:span text:style-name="T180">if</text:span></text:span><text:span text:style-name="Source_20_Text"><text:span text:style-name="T165"> </text:span></text:span><text:span text:style-name="Source_20_Text"><text:span text:style-name="T144">boolean</text:span></text:span></text:p>
      <text:p text:style-name="P153"><text:span text:style-name="T61">Ruby ожидает выражения, за которым </text:span><text:span text:style-name="Source_20_Text"><text:span text:style-name="T108">if </text:span></text:span><text:span text:style-name="T61">следует логическое значение. Порядок важен. Вы можете сделать это:</text:span></text:p>
      <text:p text:style-name="P334"><text:span text:style-name="Source_20_Text"><text:span text:style-name="T144">puts</text:span></text:span><text:span text:style-name="Source_20_Text"><text:span text:style-name="T165"> </text:span></text:span><text:span text:style-name="Source_20_Text"><text:span text:style-name="T194">"It's true!"</text:span></text:span><text:span text:style-name="Source_20_Text"><text:span text:style-name="T165"> </text:span></text:span><text:span text:style-name="Source_20_Text"><text:span text:style-name="T180">if</text:span></text:span><text:span text:style-name="Source_20_Text"><text:span text:style-name="T165"> </text:span></text:span><text:span text:style-name="Source_20_Text"><text:span text:style-name="T144">true</text:span></text:span></text:p>
      <text:p text:style-name="P385">но не это:</text:p>
      <text:p text:style-name="P334"><text:span text:style-name="Source_20_Text"><text:span text:style-name="T180">if</text:span></text:span><text:span text:style-name="Source_20_Text"><text:span text:style-name="T165"> </text:span></text:span><text:span text:style-name="Source_20_Text"><text:span text:style-name="T180">true</text:span></text:span><text:span text:style-name="Source_20_Text"><text:span text:style-name="T165"> </text:span></text:span><text:span text:style-name="Source_20_Text"><text:span text:style-name="T144">puts</text:span></text:span><text:span text:style-name="Source_20_Text"><text:span text:style-name="T165"> </text:span></text:span><text:span text:style-name="Source_20_Text"><text:span text:style-name="T194">"It's true!"</text:span></text:span></text:p>
      <text:p text:style-name="P153"><text:span text:style-name="T61">Также важно отметить, что вам не нужно, </text:span><text:span text:style-name="Source_20_Text"><text:span text:style-name="T108">end </text:span></text:span><text:span text:style-name="T61">когда вы пишете свое </text:span><text:span text:style-name="Source_20_Text"><text:span text:style-name="T108">if </text:span></text:span><text:span text:style-name="T61">утверждение в одной строке.</text:span></text:p>
      <text:h text:style-name="P210" text:outline-level="3">инструкции</text:h>
      <text:p text:style-name="P415"><text:span text:style-name="T62">Попробуй! Введите однострочную </text:span><text:span text:style-name="Source_20_Text"><text:span text:style-name="T108">if </text:span></text:span><text:span text:style-name="T62">инструкцию в редакторе справа. Это может быть что угодно.</text:span></text:p>
      <text:p text:style-name="P320"><text:span text:style-name="T263">puts</text:span> <text:span text:style-name="T307">"Hello World"</text:span> <text:span text:style-name="T280">if</text:span> <text:span text:style-name="T263">true</text:span></text:p>
      <text:p text:style-name="P363"/>
      <text:p text:style-name="P363"/>
      <text:p text:style-name="P365">Однострочный Unless <text:span text:style-name="T376">(ЕСЛИ НЕ, ЕСЛИ ЛОЖНО)</text:span></text:p>
      <text:p text:style-name="P363">Вы можете сделать то же самое с оператором unless. Порядок такой же, как и раньше: что-то для Ruby, ключевое слово unless, а затем выражение, которое вычисляется как true или false.</text:p>
      <text:p text:style-name="P363">Помните, что вам не нужен конец, когда вы пишете одну строку, если или если!</text:p>
      <text:p text:style-name="P364">Инструкции</text:p>
      <text:p text:style-name="P363">1.Продолжайте и введите однострочный оператор unless в редакторе справа. Это может быть все, что угодно.</text:p>
      <text:p text:style-name="P320"><text:span text:style-name="T263">puts</text:span> <text:span text:style-name="T307">"I'm not hungry anymore."</text:span> <text:span text:style-name="T280">unless</text:span> <text:span text:style-name="T263">false</text:span></text:p>
      <text:p text:style-name="P363"/>
      <text:p text:style-name="P363"/>
      <text:p text:style-name="P248">Один хороший поворот заслуживает троичного</text:p>
      <text:p text:style-name="P153"><text:span text:style-name="T61">Во время своих приключений с Ruby вы видели, что у вас часто есть много вариантов для достижения какой-либо одной цели. </text:span><text:span text:style-name="Source_20_Text"><text:span text:style-name="T108">If </text:span></text:span><text:span text:style-name="T61">Заявление не является исключением!</text:span></text:p>
      <text:p text:style-name="P153"><text:soft-page-break/><text:span text:style-name="T61">Еще более краткая версия </text:span><text:span text:style-name="Source_20_Text"><text:span text:style-name="T108">if</text:span></text:span><text:span text:style-name="T61">/ </text:span><text:span text:style-name="Source_20_Text"><text:span text:style-name="T108">else</text:span></text:span><text:span text:style-name="T61">- это </text:span><text:span text:style-name="Strong_20_Emphasis"><text:span text:style-name="T75">тернарное условное выражение</text:span></text:span><text:span text:style-name="T61"> . Он называется «тернарным», потому что принимает три аргумента: логическое значение, выражение для оценки, является ли логическое значение </text:span><text:span text:style-name="Source_20_Text"><text:span text:style-name="T108">true</text:span></text:span><text:span text:style-name="T61">, и выражение для оценки, является ли логическое значение </text:span><text:span text:style-name="Source_20_Text"><text:span text:style-name="T108">false</text:span></text:span><text:span text:style-name="T61">.</text:span></text:p>
      <text:p text:style-name="P385">Синтаксис выглядит так:</text:p>
      <text:p text:style-name="P334"><text:span text:style-name="Source_20_Text"><text:span text:style-name="T144">boolean</text:span></text:span><text:span text:style-name="Source_20_Text"><text:span text:style-name="T165"> ? </text:span></text:span><text:span text:style-name="Source_20_Text"><text:span text:style-name="T218">Do</text:span></text:span><text:span text:style-name="Source_20_Text"><text:span text:style-name="T165"> </text:span></text:span><text:span text:style-name="Source_20_Text"><text:span text:style-name="T144">this</text:span></text:span><text:span text:style-name="Source_20_Text"><text:span text:style-name="T165"> </text:span></text:span><text:span text:style-name="Source_20_Text"><text:span text:style-name="T180">if</text:span></text:span><text:span text:style-name="Source_20_Text"><text:span text:style-name="T165"> </text:span></text:span><text:span text:style-name="Source_20_Text"><text:span text:style-name="T144">true</text:span></text:span><text:span text:style-name="Source_20_Text"><text:span text:style-name="T165">: </text:span></text:span><text:span text:style-name="Source_20_Text"><text:span text:style-name="T218">Do</text:span></text:span><text:span text:style-name="Source_20_Text"><text:span text:style-name="T165"> </text:span></text:span><text:span text:style-name="Source_20_Text"><text:span text:style-name="T144">this</text:span></text:span><text:span text:style-name="Source_20_Text"><text:span text:style-name="T165"> </text:span></text:span><text:span text:style-name="Source_20_Text"><text:span text:style-name="T180">if</text:span></text:span><text:span text:style-name="Source_20_Text"><text:span text:style-name="T165"> </text:span></text:span><text:span text:style-name="Source_20_Text"><text:span text:style-name="T144">false</text:span></text:span></text:p>
      <text:p text:style-name="P385">Примером может быть</text:p>
      <text:p text:style-name="P334"><text:span text:style-name="Source_20_Text"><text:span text:style-name="T144">puts</text:span></text:span><text:span text:style-name="Source_20_Text"><text:span text:style-name="T165"> </text:span></text:span><text:span text:style-name="Source_20_Text"><text:span text:style-name="T144">3</text:span></text:span><text:span text:style-name="Source_20_Text"><text:span text:style-name="T165"> &lt; </text:span></text:span><text:span text:style-name="Source_20_Text"><text:span text:style-name="T144">4</text:span></text:span><text:span text:style-name="Source_20_Text"><text:span text:style-name="T165"> ? </text:span></text:span><text:span text:style-name="Source_20_Text"><text:span text:style-name="T194">"3 is less than 4!"</text:span></text:span><text:span text:style-name="Source_20_Text"><text:span text:style-name="T165"> : </text:span></text:span><text:span text:style-name="Source_20_Text"><text:span text:style-name="T194">"3 is not less than 4."</text:span></text:span></text:p>
      <text:p text:style-name="P153"><text:span text:style-name="T61">Помните: порядок аргументов важен, и </text:span><text:span text:style-name="Source_20_Text"><text:span text:style-name="T108">end </text:span></text:span><text:span text:style-name="T61">для этой версии </text:span><text:span text:style-name="Source_20_Text"><text:span text:style-name="T108">if</text:span></text:span><text:span text:style-name="T61">/ вам не нужен </text:span><text:span text:style-name="Source_20_Text"><text:span text:style-name="T108">else</text:span></text:span><text:span text:style-name="T61">.</text:span></text:p>
      <text:h text:style-name="P210" text:outline-level="3">инструкции</text:h>
      <text:p text:style-name="P418">Попробуйте использовать тернарное выражение в редакторе. Не стесняйтесь заглядывать в подсказку, если вам нужна помощь!</text:p>
      <text:p text:style-name="P320"><text:span text:style-name="T263">puts</text:span> <text:span text:style-name="T263">45</text:span> &lt; <text:span text:style-name="T263">39</text:span>? <text:span text:style-name="T307">"true"</text:span> : <text:span text:style-name="T307">"false"</text:span></text:p>
      <text:p text:style-name="P326">=&gt;false</text:p>
      <text:p text:style-name="P363"/>
      <text:p text:style-name="P363"/>
      <text:p text:style-name="P248">Когда и тогда: изложение дела</text:p>
      <text:p text:style-name="P153"><text:span text:style-name="T61">Оператор </text:span><text:span text:style-name="Source_20_Text"><text:span text:style-name="T108">if</text:span></text:span><text:span text:style-name="T61">/ </text:span><text:span text:style-name="Source_20_Text"><text:span text:style-name="T108">else </text:span></text:span><text:span text:style-name="T61">является мощным средством , но мы можем увязнуть в </text:span><text:span text:style-name="Source_20_Text"><text:span text:style-name="T108">if </text:span></text:span><text:span text:style-name="T61">s и </text:span><text:span text:style-name="Source_20_Text"><text:span text:style-name="T108">elsif </text:span></text:span><text:span text:style-name="T61">s, если у нас есть много условий, которые нужно проверить. К счастью, Ruby предоставляет нам краткую альтернативу: </text:span><text:span text:style-name="Source_20_Text"><text:span text:style-name="T108">case </text:span></text:span><text:span text:style-name="T61">утверждение. Синтаксис выглядит так:</text:span></text:p>
      <text:p text:style-name="P334"><text:span text:style-name="Source_20_Text"><text:span text:style-name="T180">case</text:span></text:span><text:span text:style-name="Source_20_Text"><text:span text:style-name="T165"> </text:span></text:span><text:span text:style-name="Source_20_Text"><text:span text:style-name="T144">language</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JS"</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Websites!"</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Python"</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Science!"</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Ruby"</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Web apps!"</text:span></text:span></text:p>
      <text:p text:style-name="P334"><text:span text:style-name="Source_20_Text"><text:span text:style-name="T171">  </text:span></text:span><text:span text:style-name="Source_20_Text"><text:span text:style-name="T180">else</text:span></text:span></text:p>
      <text:p text:style-name="P334"><text:span text:style-name="Source_20_Text"><text:span text:style-name="T171">    </text:span></text:span><text:span text:style-name="Source_20_Text"><text:span text:style-name="T144">puts</text:span></text:span><text:span text:style-name="Source_20_Text"><text:span text:style-name="T165"> </text:span></text:span><text:span text:style-name="Source_20_Text"><text:span text:style-name="T194">"I don't know!"</text:span></text:span></text:p>
      <text:p text:style-name="P334"><text:span text:style-name="Source_20_Text"><text:span text:style-name="T180">end</text:span></text:span></text:p>
      <text:p text:style-name="P385">Но можно сложить вот так:</text:p>
      <text:p text:style-name="P334"><text:span text:style-name="Source_20_Text"><text:span text:style-name="T180">case</text:span></text:span><text:span text:style-name="Source_20_Text"><text:span text:style-name="T165"> </text:span></text:span><text:span text:style-name="Source_20_Text"><text:span text:style-name="T144">language</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JS"</text:span></text:span><text:span text:style-name="Source_20_Text"><text:span text:style-name="T165"> </text:span></text:span><text:span text:style-name="Source_20_Text"><text:span text:style-name="T144">then</text:span></text:span><text:span text:style-name="Source_20_Text"><text:span text:style-name="T165"> </text:span></text:span><text:span text:style-name="Source_20_Text"><text:span text:style-name="T144">puts</text:span></text:span><text:span text:style-name="Source_20_Text"><text:span text:style-name="T165"> </text:span></text:span><text:span text:style-name="Source_20_Text"><text:span text:style-name="T194">"Websites!"</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Python"</text:span></text:span><text:span text:style-name="Source_20_Text"><text:span text:style-name="T165"> </text:span></text:span><text:span text:style-name="Source_20_Text"><text:span text:style-name="T144">then</text:span></text:span><text:span text:style-name="Source_20_Text"><text:span text:style-name="T165"> </text:span></text:span><text:span text:style-name="Source_20_Text"><text:span text:style-name="T144">puts</text:span></text:span><text:span text:style-name="Source_20_Text"><text:span text:style-name="T165"> </text:span></text:span><text:span text:style-name="Source_20_Text"><text:span text:style-name="T194">"Science!"</text:span></text:span></text:p>
      <text:p text:style-name="P334"><text:span text:style-name="Source_20_Text"><text:span text:style-name="T171">  </text:span></text:span><text:span text:style-name="Source_20_Text"><text:span text:style-name="T180">when</text:span></text:span><text:span text:style-name="Source_20_Text"><text:span text:style-name="T165"> </text:span></text:span><text:span text:style-name="Source_20_Text"><text:span text:style-name="T194">"Ruby"</text:span></text:span><text:span text:style-name="Source_20_Text"><text:span text:style-name="T165"> </text:span></text:span><text:span text:style-name="Source_20_Text"><text:span text:style-name="T144">then</text:span></text:span><text:span text:style-name="Source_20_Text"><text:span text:style-name="T165"> </text:span></text:span><text:span text:style-name="Source_20_Text"><text:span text:style-name="T144">puts</text:span></text:span><text:span text:style-name="Source_20_Text"><text:span text:style-name="T165"> </text:span></text:span><text:span text:style-name="Source_20_Text"><text:span text:style-name="T194">"Web apps!"</text:span></text:span></text:p>
      <text:p text:style-name="P334"><text:span text:style-name="Source_20_Text"><text:span text:style-name="T171">  </text:span></text:span><text:span text:style-name="Source_20_Text"><text:span text:style-name="T180">else</text:span></text:span><text:span text:style-name="Source_20_Text"><text:span text:style-name="T165"> </text:span></text:span><text:span text:style-name="Source_20_Text"><text:span text:style-name="T144">puts</text:span></text:span><text:span text:style-name="Source_20_Text"><text:span text:style-name="T165"> </text:span></text:span><text:span text:style-name="Source_20_Text"><text:span text:style-name="T194">"I don't know!"</text:span></text:span></text:p>
      <text:p text:style-name="P334"><text:span text:style-name="Source_20_Text"><text:span text:style-name="T180">end</text:span></text:span></text:p>
      <text:h text:style-name="P210" text:outline-level="3">инструкции</text:h>
      <text:p text:style-name="P425">Мы добавили код, предлагающий пользователю ввести данные.</text:p>
      <text:p text:style-name="P415"><text:span text:style-name="T62">Добавьте </text:span><text:span text:style-name="Source_20_Text"><text:span text:style-name="T108">case greeting </text:span></text:span><text:span text:style-name="T62">заявление (в любом стиле!) В редактор. Он должен сделать следующее:</text:span></text:p>
      <text:list xml:id="list1906096584" text:style-name="L20">
        <text:list-item>
          <text:p text:style-name="P470"><text:span text:style-name="T62">Когда пользователь набирает «английский», программа должна </text:span><text:span text:style-name="Source_20_Text"><text:span text:style-name="T108">puts "Hello!"</text:span></text:span></text:p>
        </text:list-item>
        <text:list-item>
          <text:p text:style-name="P470"><text:soft-page-break/><text:span text:style-name="T62">Когда пользователь набирает «французский», программа должна </text:span><text:span text:style-name="Source_20_Text"><text:span text:style-name="T108">puts "Bonjour!"</text:span></text:span></text:p>
        </text:list-item>
        <text:list-item>
          <text:p text:style-name="P470"><text:span text:style-name="T62">Когда пользователь набирает «немецкий», программа должна </text:span><text:span text:style-name="Source_20_Text"><text:span text:style-name="T108">puts "Guten Tag!"</text:span></text:span></text:p>
        </text:list-item>
        <text:list-item>
          <text:p text:style-name="P470"><text:span text:style-name="T62">Когда пользователь набирает «финский», программа должна </text:span><text:span text:style-name="Source_20_Text"><text:span text:style-name="T108">puts "Haloo!"</text:span></text:span></text:p>
        </text:list-item>
        <text:list-item>
          <text:p text:style-name="P471"><text:span text:style-name="T62">В противном случае программа должна </text:span><text:span text:style-name="Source_20_Text"><text:span text:style-name="T108">puts</text:span></text:span><text:span text:style-name="T62">«Я не знаю этого языка!»</text:span></text:p>
        </text:list-item>
      </text:list>
      <text:p text:style-name="P209"/>
      <text:p text:style-name="P200"><text:span text:style-name="T149">puts</text:span><text:span text:style-name="T176"> </text:span><text:span text:style-name="T198">"Hello there!"</text:span></text:p>
      <text:p text:style-name="P54"><text:span text:style-name="T263">greeting</text:span> = <text:span text:style-name="T263">gets</text:span>.<text:span text:style-name="T298">chomp</text:span></text:p>
      <text:p text:style-name="P54"><text:span text:style-name="T280">case</text:span> <text:span text:style-name="T263">greeting</text:span></text:p>
      <text:p text:style-name="P54"><text:span text:style-name="T280">when</text:span> <text:span text:style-name="T307">"English"</text:span> <text:span text:style-name="T263">then</text:span> <text:span text:style-name="T263">puts</text:span> <text:span text:style-name="T307">"Hello!"</text:span></text:p>
      <text:p text:style-name="P54"><text:span text:style-name="T280">when</text:span> <text:span text:style-name="T307">"French"</text:span> <text:span text:style-name="T263">then</text:span> <text:span text:style-name="T263">puts</text:span> <text:span text:style-name="T307">"Bonjour!"</text:span></text:p>
      <text:p text:style-name="P54"><text:span text:style-name="T280">when</text:span> <text:span text:style-name="T307">"German"</text:span> <text:span text:style-name="T263">then</text:span> <text:span text:style-name="T263">puts</text:span> <text:span text:style-name="T307">"Guten Tag!"</text:span></text:p>
      <text:p text:style-name="P54"><text:span text:style-name="T280">when</text:span> <text:span text:style-name="T307">"Finnish"</text:span> <text:span text:style-name="T263">then</text:span> <text:span text:style-name="T263">puts</text:span> <text:span text:style-name="T307">"Haloo!"</text:span></text:p>
      <text:p text:style-name="P54"><text:span text:style-name="T280">else</text:span> <text:span text:style-name="T263">puts</text:span> <text:span text:style-name="T307">"I don't know that language!"</text:span></text:p>
      <text:p text:style-name="P75">end</text:p>
      <text:p text:style-name="P208">*******</text:p>
      <text:p text:style-name="P203"><text:span text:style-name="T263">puts</text:span> <text:span text:style-name="T307">"What's your favorite language?"</text:span></text:p>
      <text:p text:style-name="P49"><text:span text:style-name="T263">language</text:span> = <text:span text:style-name="T263">gets</text:span>.<text:span text:style-name="T298">chomp</text:span></text:p>
      <text:p text:style-name="P49"><text:span text:style-name="T280">case</text:span> <text:span text:style-name="T263">language</text:span></text:p>
      <text:p text:style-name="P49"><text:span text:style-name="T280">when</text:span> <text:span text:style-name="T307">"Ruby"</text:span> <text:span text:style-name="T263">then</text:span> <text:span text:style-name="T263">puts</text:span> <text:span text:style-name="T307">"Ruby is great for web apps!"</text:span></text:p>
      <text:p text:style-name="P49"><text:span text:style-name="T280">when</text:span> <text:span text:style-name="T307">"Python"</text:span> <text:span text:style-name="T263">then</text:span> <text:span text:style-name="T263">puts</text:span> <text:span text:style-name="T307">"Python is great for science."</text:span></text:p>
      <text:p text:style-name="P49"><text:span text:style-name="T280">when</text:span> <text:span text:style-name="T307">"JavaScript"</text:span> <text:span text:style-name="T263">then</text:span> <text:span text:style-name="T263">puts</text:span> <text:span text:style-name="T307">"JavaScript makes websites awesome."</text:span></text:p>
      <text:p text:style-name="P49"><text:span text:style-name="T280">when</text:span> <text:span text:style-name="T307">"HTML"</text:span> <text:span text:style-name="T263">then</text:span> <text:span text:style-name="T263">puts</text:span> <text:span text:style-name="T307">"HTML is what websites are made of!"</text:span></text:p>
      <text:p text:style-name="P49"><text:span text:style-name="T280">when</text:span> <text:span text:style-name="T307">"CSS"</text:span> <text:span text:style-name="T263">then</text:span> <text:span text:style-name="T263">puts</text:span> <text:span text:style-name="T307">"CSS makes websites pretty."</text:span></text:p>
      <text:p text:style-name="P76">else</text:p>
      <text:p text:style-name="P49"><text:span text:style-name="T263">puts</text:span> <text:span text:style-name="T307">"I don't know that language!"</text:span></text:p>
      <text:p text:style-name="P76">end</text:p>
      <text:p text:style-name="P207"/>
      <text:p text:style-name="P365">Условное Присвоение</text:p>
      <text:p text:style-name="P363">Мы видели, что мы можем использовать оператор = для присвоения значения переменной. Но что, если мы хотим назначить переменную только в том случае, если она еще не была назначена?</text:p>
      <text:p text:style-name="P363"/>
      <text:p text:style-name="P363">Для этого мы можем использовать оператор условного присваивания: ||=. Он состоит из логического оператора or (||) и нормального оператора присваивания=.</text:p>
      <text:p text:style-name="P363"/>
      <text:p text:style-name="P363">Инструкции</text:p>
      <text:p text:style-name="P363">Запустите код в редакторе. Вот что происходит:</text:p>
      <text:p text:style-name="P363"/>
      <text:p text:style-name="P363">favorite_book имеет значение nil, что означает Ruby для “ничего.” Когда вы пытаетесь поместить его на экран, вы получаете именно это: ничего!</text:p>
      <text:p text:style-name="P363">Теперь наша переменная условно установлена в “Кошачью колыбельку".” Поскольку значение переменной раньше было ничем, Руби идет вперед и устанавливает его, так что вы видите распечатанную “Кошачью колыбельку”.</text:p>
      <text:p text:style-name="P363"><text:soft-page-break/>Мы снова пробуем условное назначение, на этот раз с помощью “Почему (Пронзительного) руководства по Ruby.” Но подождите! Наша переменная уже имеет значение “Кошачья колыбель”, поэтому она остается установленной на это значение, и это то, что мы видим распечатанным.</text:p>
      <text:p text:style-name="P363">Наконец, мы используем обычное старое задание, чтобы сказать Ruby сбросить favorite_book на “Why's (Pointing) Guide to Ruby”, что он с удовольствием делает.</text:p>
      <text:p text:style-name="P320"><text:span text:style-name="T263">favorite_book</text:span> = <text:span text:style-name="T263">nil</text:span></text:p>
      <text:p text:style-name="P49"><text:span text:style-name="T263">puts</text:span> <text:span text:style-name="T263">favorite_book</text:span></text:p>
      <text:p text:style-name="P99"/>
      <text:p text:style-name="P49"><text:span text:style-name="T263">favorite_book</text:span> ||= <text:span text:style-name="T307">"Cat's Cradle"</text:span></text:p>
      <text:p text:style-name="P49"><text:span text:style-name="T263">puts</text:span> <text:span text:style-name="T263">favorite_book</text:span></text:p>
      <text:p text:style-name="P99"/>
      <text:p text:style-name="P49"><text:span text:style-name="T263">favorite_book</text:span> ||= <text:span text:style-name="T307">"Why's (Poignant) Guide to Ruby"</text:span></text:p>
      <text:p text:style-name="P49"><text:span text:style-name="T263">puts</text:span> <text:span text:style-name="T263">favorite_book</text:span></text:p>
      <text:p text:style-name="P99"/>
      <text:p text:style-name="P49"><text:span text:style-name="T263">favorite_book</text:span> = <text:span text:style-name="T307">"Why's (Poignant) Guide to Ruby"</text:span></text:p>
      <text:p text:style-name="P49"><text:span text:style-name="T263">puts</text:span> <text:span text:style-name="T263">favorite_book</text:span></text:p>
      <text:p text:style-name="P336">=&gt; Cat's Cradle</text:p>
      <text:p text:style-name="P372"><text:span text:style-name="T377">=&gt; </text:span>Cat's Cradle</text:p>
      <text:p text:style-name="P372"><text:span text:style-name="T377">=&gt; </text:span>Why's (Poignant) Guide to Ruby</text:p>
      <text:p text:style-name="P346"/>
      <text:p text:style-name="P346"/>
      <text:p text:style-name="P252">Неявный возврат</text:p>
      <text:p text:style-name="P153"><text:span text:style-name="T61">Мы знаем, что методы в Ruby могут возвращать значения, и мы запрашиваем у метода </text:span><text:span text:style-name="Source_20_Text"><text:span text:style-name="T108">return</text:span></text:span><text:span text:style-name="T61">значение, когда хотим использовать его в другой части нашей программы. Что, если мы не включим </text:span><text:span text:style-name="Source_20_Text"><text:span text:style-name="T108">return</text:span></text:span><text:span text:style-name="T61">выражение в определение нашего метода?</text:span></text:p>
      <text:p text:style-name="P153"><text:span text:style-name="T61">Например, если вы не </text:span><text:span text:style-name="Source_20_Text"><text:span text:style-name="T108">return </text:span></text:span><text:span text:style-name="T61">укажете функции JavaScript, что именно ей делать , она вернется </text:span><text:span text:style-name="Source_20_Text"><text:span text:style-name="T108">undefined</text:span></text:span><text:span text:style-name="T61">. Для Python возвращаемое значение по умолчанию - </text:span><text:span text:style-name="Source_20_Text"><text:span text:style-name="T108">None</text:span></text:span><text:span text:style-name="T61">. Но для Ruby все по-другому: методы Ruby возвращают результат последнего вычисленного выражения.</text:span></text:p>
      <text:p text:style-name="P385">Это означает, что если у вас есть метод Ruby, подобный этому:</text:p>
      <text:p text:style-name="P334"><text:span text:style-name="Source_20_Text"><text:span text:style-name="T180">def</text:span></text:span><text:span text:style-name="Source_20_Text"><text:span text:style-name="T165"> </text:span></text:span><text:span text:style-name="Source_20_Text"><text:span text:style-name="T180">add</text:span></text:span><text:span text:style-name="Source_20_Text"><text:span text:style-name="T165">(</text:span></text:span><text:span text:style-name="Source_20_Text"><text:span text:style-name="T144">a</text:span></text:span><text:span text:style-name="Source_20_Text"><text:span text:style-name="T165">,</text:span></text:span><text:span text:style-name="Source_20_Text"><text:span text:style-name="T144">b</text:span></text:span><text:span text:style-name="Source_20_Text"><text:span text:style-name="T165">)</text:span></text:span></text:p>
      <text:p text:style-name="P334"><text:span text:style-name="Source_20_Text"><text:span text:style-name="T171">  </text:span></text:span><text:span text:style-name="Source_20_Text"><text:span text:style-name="T144">return</text:span></text:span><text:span text:style-name="Source_20_Text"><text:span text:style-name="T165"> </text:span></text:span><text:span text:style-name="Source_20_Text"><text:span text:style-name="T144">a</text:span></text:span><text:span text:style-name="Source_20_Text"><text:span text:style-name="T165"> + </text:span></text:span><text:span text:style-name="Source_20_Text"><text:span text:style-name="T144">b</text:span></text:span></text:p>
      <text:p text:style-name="P334"><text:span text:style-name="Source_20_Text"><text:span text:style-name="T180">end</text:span></text:span></text:p>
      <text:p text:style-name="P385">Вы можете просто написать:</text:p>
      <text:p text:style-name="P334"><text:span text:style-name="Source_20_Text"><text:span text:style-name="T180">def</text:span></text:span><text:span text:style-name="Source_20_Text"><text:span text:style-name="T165"> </text:span></text:span><text:span text:style-name="Source_20_Text"><text:span text:style-name="T180">add</text:span></text:span><text:span text:style-name="Source_20_Text"><text:span text:style-name="T165">(</text:span></text:span><text:span text:style-name="Source_20_Text"><text:span text:style-name="T144">a</text:span></text:span><text:span text:style-name="Source_20_Text"><text:span text:style-name="T165">,</text:span></text:span><text:span text:style-name="Source_20_Text"><text:span text:style-name="T144">b</text:span></text:span><text:span text:style-name="Source_20_Text"><text:span text:style-name="T165">)</text:span></text:span></text:p>
      <text:p text:style-name="P334"><text:span text:style-name="Source_20_Text"><text:span text:style-name="T171">  </text:span></text:span><text:span text:style-name="Source_20_Text"><text:span text:style-name="T144">a</text:span></text:span><text:span text:style-name="Source_20_Text"><text:span text:style-name="T165"> + </text:span></text:span><text:span text:style-name="Source_20_Text"><text:span text:style-name="T144">b</text:span></text:span></text:p>
      <text:p text:style-name="P334"><text:span text:style-name="Source_20_Text"><text:span text:style-name="T180">end</text:span></text:span></text:p>
      <text:p text:style-name="P153"><text:span text:style-name="T61">И в любом случае, когда вы позвоните </text:span><text:span text:style-name="Source_20_Text"><text:span text:style-name="T108">add(1,1)</text:span></text:span><text:span text:style-name="T61">, вы получите </text:span><text:span text:style-name="Source_20_Text"><text:span text:style-name="T108">2</text:span></text:span><text:span text:style-name="T61">.</text:span></text:p>
      <text:h text:style-name="P368" text:outline-level="3">инструкции</text:h>
      <text:p text:style-name="P419">Измените код в редакторе, чтобы использовать неявный возврат.</text:p>
      <text:p text:style-name="P291"><text:span text:style-name="T280">def</text:span> <text:span text:style-name="T280">multiple_of_three</text:span>(<text:span text:style-name="T263">n</text:span>)</text:p>
      <text:p text:style-name="P44"><text:span text:style-name="T263">return</text:span> <text:span text:style-name="T263">n</text:span> % <text:span text:style-name="T263">3</text:span> == <text:span text:style-name="T263">0</text:span> ? <text:span text:style-name="T307">"True"</text:span> : <text:span text:style-name="T307">"False"</text:span></text:p>
      <text:p text:style-name="P72">end</text:p>
      <text:p text:style-name="P347"/>
      <text:p text:style-name="P347"/>
      <text:p text:style-name="P351"><text:soft-page-break/>******</text:p>
      <text:p text:style-name="P292"><text:span text:style-name="T280">def</text:span> <text:span text:style-name="T280">multiple_of_three</text:span>(<text:span text:style-name="T263">n</text:span>)</text:p>
      <text:p text:style-name="P44"><text:span text:style-name="T263">n</text:span> % <text:span text:style-name="T263">3</text:span> == <text:span text:style-name="T263">0</text:span> ? <text:span text:style-name="T307">"True"</text:span> : <text:span text:style-name="T307">"False"</text:span></text:p>
      <text:p text:style-name="P72">end</text:p>
      <text:p text:style-name="P72"/>
      <text:p text:style-name="P3">Оценка короткого замыкания</text:p>
      <text:p text:style-name="P153"><text:span text:style-name="T61">Напомним, что в Ruby есть логические операторы </text:span><text:span text:style-name="Strong_20_Emphasis"><text:span text:style-name="T75">и</text:span></text:span><text:span text:style-name="T61"> ( </text:span><text:span text:style-name="Source_20_Text"><text:span text:style-name="T108">&amp;&amp;</text:span></text:span><text:span text:style-name="T61">) и </text:span><text:span text:style-name="Strong_20_Emphasis"><text:span text:style-name="T75">или</text:span></text:span><text:span text:style-name="T61"> ( </text:span><text:span text:style-name="Source_20_Text"><text:span text:style-name="T108">||</text:span></text:span><text:span text:style-name="T61">). </text:span><text:span text:style-name="Source_20_Text"><text:span text:style-name="T108">&amp;&amp; </text:span></text:span><text:span text:style-name="T61">Оператор возвращает только </text:span><text:span text:style-name="Source_20_Text"><text:span text:style-name="T108">true </text:span></text:span><text:span text:style-name="T61">тогда , когда выражения на </text:span><text:span text:style-name="Emphasis"><text:span text:style-name="T61">обеих</text:span></text:span><text:span text:style-name="T61"> сторонах оператора истинны; </text:span><text:span text:style-name="Source_20_Text"><text:span text:style-name="T108">|| </text:span></text:span><text:span text:style-name="T61">возвращается, </text:span><text:span text:style-name="Source_20_Text"><text:span text:style-name="T108">true </text:span></text:span><text:span text:style-name="T61">когда одно </text:span><text:span text:style-name="Emphasis"><text:span text:style-name="T61">или</text:span></text:span><text:span text:style-name="T61"> другое </text:span><text:span text:style-name="Emphasis"><text:span text:style-name="T61">или оба</text:span></text:span><text:span text:style-name="T61"> задействованных выражения истинны.</text:span></text:p>
      <text:p text:style-name="P383"><text:span text:style-name="T61">Ruby делает это через </text:span><text:span text:style-name="Strong_20_Emphasis"><text:span text:style-name="T75">оценку короткого замыкания</text:span></text:span><text:span text:style-name="T61"> . Это означает, что Ruby не смотрит на оба выражения без необходимости; если он видит</text:span></text:p>
      <text:p text:style-name="P334"><text:span text:style-name="Source_20_Text"><text:span text:style-name="T180">false</text:span></text:span><text:span text:style-name="Source_20_Text"><text:span text:style-name="T165"> &amp;&amp; </text:span></text:span><text:span text:style-name="Source_20_Text"><text:span text:style-name="T180">true</text:span></text:span></text:p>
      <text:p text:style-name="P153"><text:span text:style-name="T61">он перестает читать, как только видит, </text:span><text:span text:style-name="Source_20_Text"><text:span text:style-name="T108">&amp;&amp; </text:span></text:span><text:span text:style-name="T61">потому что знает, </text:span><text:span text:style-name="Source_20_Text"><text:span text:style-name="T108">false &amp;&amp; </text:span></text:span><text:span text:style-name="T61">что все </text:span><text:span text:style-name="Emphasis"><text:span text:style-name="T61">должно</text:span></text:span><text:span text:style-name="T61"> быть ложным.</text:span></text:p>
      <text:p text:style-name="P339">Помните, как Ruby возвращает результат последнего вычисленного выражения? Мы можем использовать это, чтобы показать оценку короткого замыкания в действии.</text:p>
      <text:h text:style-name="P210" text:outline-level="3">инструкции</text:h>
      <text:p text:style-name="P153"><text:span text:style-name="T61">Просмотрите код в редакторе и нажмите «Выполнить». Поскольку в Ruby только </text:span><text:span text:style-name="Source_20_Text"><text:span text:style-name="T108">false </text:span></text:span><text:span text:style-name="T61">и </text:span><text:span text:style-name="Source_20_Text"><text:span text:style-name="T108">nil </text:span></text:span><text:span text:style-name="T61">являются ложными значениями, обе строки обрабатываются как </text:span><text:span text:style-name="Source_20_Text"><text:span text:style-name="T108">true</text:span></text:span><text:span text:style-name="T61">. Ruby знает, </text:span><text:span text:style-name="Source_20_Text"><text:span text:style-name="T108">true || </text:span></text:span><text:span text:style-name="T61">что все верно, поэтому </text:span><text:span text:style-name="Source_20_Text"><text:span text:style-name="T108">a || b </text:span></text:span><text:span text:style-name="T61">он только оценивает </text:span><text:span text:style-name="Source_20_Text"><text:span text:style-name="T108">a</text:span></text:span><text:span text:style-name="T61">. Однако, поскольку он может встретить a </text:span><text:span text:style-name="Source_20_Text"><text:span text:style-name="T108">false </text:span></text:span><text:span text:style-name="T61">в </text:span><text:span text:style-name="Source_20_Text"><text:span text:style-name="T108">b </text:span></text:span><text:span text:style-name="T61">части </text:span><text:span text:style-name="Source_20_Text"><text:span text:style-name="T108">a &amp;&amp; b</text:span></text:span><text:span text:style-name="T61">, он должен оценить </text:span><text:span text:style-name="Source_20_Text"><text:span text:style-name="T108">b</text:span></text:span><text:span text:style-name="T61">, что мы видим в результате!</text:span></text:p>
      <text:p text:style-name="P72"/>
      <text:p text:style-name="P297"><text:span text:style-name="T280">def</text:span> <text:span text:style-name="T280">a</text:span></text:p>
      <text:p text:style-name="P49"><text:span text:style-name="T263">puts</text:span> <text:span text:style-name="T307">"A was evaluated!"</text:span></text:p>
      <text:p text:style-name="P49"><text:span text:style-name="T263">return</text:span> <text:span text:style-name="T280">true</text:span></text:p>
      <text:p text:style-name="P76">end</text:p>
      <text:p text:style-name="P99"/>
      <text:p text:style-name="P49"><text:span text:style-name="T280">def</text:span> <text:span text:style-name="T280">b</text:span></text:p>
      <text:p text:style-name="P49"><text:span text:style-name="T263">puts</text:span> <text:span text:style-name="T307">"B was also evaluated!"</text:span></text:p>
      <text:p text:style-name="P49"><text:span text:style-name="T263">return</text:span> <text:span text:style-name="T280">true</text:span></text:p>
      <text:p text:style-name="P76">end</text:p>
      <text:p text:style-name="P99"/>
      <text:p text:style-name="P49"><text:span text:style-name="T263">puts</text:span> <text:span text:style-name="T263">a</text:span> || <text:span text:style-name="T263">b</text:span></text:p>
      <text:p text:style-name="P49"><text:span text:style-name="T263">puts</text:span> <text:span text:style-name="T307">"------"</text:span></text:p>
      <text:p text:style-name="P49"><text:span text:style-name="T263">puts</text:span> <text:span text:style-name="T263">a</text:span> &amp;&amp; <text:span text:style-name="T263">b</text:span></text:p>
      <text:p text:style-name="P348"><text:span text:style-name="T378"><text:s/></text:span><text:span text:style-name="T381">A was evaluated!</text:span></text:p>
      <text:p text:style-name="P375">true</text:p>
      <text:p text:style-name="P375">------</text:p>
      <text:p text:style-name="P375">A was evaluated!</text:p>
      <text:p text:style-name="P375">B was also evaluated!</text:p>
      <text:p text:style-name="P375">true</text:p>
      <text:p text:style-name="P347"/>
      <text:p text:style-name="P347"/>
      <text:p text:style-name="P347"/>
      <text:p text:style-name="P253"><text:soft-page-break/>Правильный инструмент для работы</text:p>
      <text:p text:style-name="P153"><text:span text:style-name="T61">Рано или поздно вам придется выполнять повторяющуюся задачу в ваших программах. Многие языки программирования позволяют делать это с помощью </text:span><text:span text:style-name="Source_20_Text"><text:span text:style-name="T108">for </text:span></text:span><text:span text:style-name="T61">цикла, и хотя Ruby действительно включает </text:span><text:span text:style-name="Source_20_Text"><text:span text:style-name="T108">for </text:span></text:span><text:span text:style-name="T61">циклы, нам доступны более эффективные инструменты.</text:span></text:p>
      <text:p text:style-name="P153"><text:span text:style-name="T61">Если мы хотим сделать что-то определенное количество раз, мы можем использовать этот </text:span><text:span text:style-name="Source_20_Text"><text:span text:style-name="T108">.times </text:span></text:span><text:span text:style-name="T61">метод, например:</text:span></text:p>
      <text:p text:style-name="P334"><text:span text:style-name="Source_20_Text"><text:span text:style-name="T144">5</text:span></text:span><text:span text:style-name="Source_20_Text"><text:span text:style-name="T165">.</text:span></text:span><text:span text:style-name="Source_20_Text"><text:span text:style-name="T204">times</text:span></text:span><text:span text:style-name="Source_20_Text"><text:span text:style-name="T165"> { </text:span></text:span><text:span text:style-name="Source_20_Text"><text:span text:style-name="T144">puts</text:span></text:span><text:span text:style-name="Source_20_Text"><text:span text:style-name="T165"> </text:span></text:span><text:span text:style-name="Source_20_Text"><text:span text:style-name="T194">"Odelay!"</text:span></text:span><text:span text:style-name="Source_20_Text"><text:span text:style-name="T165"> }</text:span></text:span></text:p>
      <text:p text:style-name="P334"><text:span text:style-name="Source_20_Text"><text:span text:style-name="T209"># Prints 5 "Odelay!"s on separate lines</text:span></text:span></text:p>
      <text:p text:style-name="P153"><text:span text:style-name="T61">Если мы хотим повторить действие для каждого элемента в коллекции, мы можем использовать </text:span><text:span text:style-name="Source_20_Text"><text:span text:style-name="T108">.each</text:span></text:span><text:span text:style-name="T61">:</text:span></text:p>
      <text:p text:style-name="P334"><text:span text:style-name="Source_20_Text"><text:span text:style-name="T165">[</text:span></text:span><text:span text:style-name="Source_20_Text"><text:span text:style-name="T144">1</text:span></text:span><text:span text:style-name="Source_20_Text"><text:span text:style-name="T165">, </text:span></text:span><text:span text:style-name="Source_20_Text"><text:span text:style-name="T144">2</text:span></text:span><text:span text:style-name="Source_20_Text"><text:span text:style-name="T165">, </text:span></text:span><text:span text:style-name="Source_20_Text"><text:span text:style-name="T144">3</text:span></text:span><text:span text:style-name="Source_20_Text"><text:span text:style-name="T165">].</text:span></text:span><text:span text:style-name="Source_20_Text"><text:span text:style-name="T204">each</text:span></text:span><text:span text:style-name="Source_20_Text"><text:span text:style-name="T165"> { |</text:span></text:span><text:span text:style-name="Source_20_Text"><text:span text:style-name="T180">x</text:span></text:span><text:span text:style-name="Source_20_Text"><text:span text:style-name="T165">| </text:span></text:span><text:span text:style-name="Source_20_Text"><text:span text:style-name="T144">puts</text:span></text:span><text:span text:style-name="Source_20_Text"><text:span text:style-name="T165"> </text:span></text:span><text:span text:style-name="Source_20_Text"><text:span text:style-name="T144">x</text:span></text:span><text:span text:style-name="Source_20_Text"><text:span text:style-name="T165"> * </text:span></text:span><text:span text:style-name="Source_20_Text"><text:span text:style-name="T144">10</text:span></text:span><text:span text:style-name="Source_20_Text"><text:span text:style-name="T165"> }</text:span></text:span></text:p>
      <text:p text:style-name="P335"><text:span text:style-name="Source_20_Text"><text:span text:style-name="T209"># Prints 10, 20, 30 on separate lines</text:span></text:span></text:p>
      <text:h text:style-name="P210" text:outline-level="3">инструкции</text:h>
      <text:p text:style-name="P415"><text:span text:style-name="T62">Давайте немного изобретательны. Напишите цикл, который содержит только </text:span><text:span text:style-name="Source_20_Text"><text:span text:style-name="T108">puts </text:span></text:span><text:span text:style-name="T62">четные значения </text:span><text:span text:style-name="Source_20_Text"><text:span text:style-name="T108">my_array</text:span></text:span><text:span text:style-name="T62">. (Бонусные баллы, если вы используете однострочник </text:span><text:span text:style-name="Source_20_Text"><text:span text:style-name="T108">if</text:span></text:span><text:span text:style-name="T62">!)</text:span></text:p>
      <text:p text:style-name="P292"><text:span text:style-name="T263">my_array</text:span> = [<text:span text:style-name="T263">1</text:span>, <text:span text:style-name="T263">2</text:span>, <text:span text:style-name="T263">3</text:span>, <text:span text:style-name="T263">4</text:span>, <text:span text:style-name="T263">5</text:span>, <text:span text:style-name="T263">6</text:span>, <text:span text:style-name="T263">7</text:span>, <text:span text:style-name="T263">8</text:span>, <text:span text:style-name="T263">9</text:span>, <text:span text:style-name="T263">10</text:span>]</text:p>
      <text:p text:style-name="P44"><text:span text:style-name="T263">my_array</text:span>.<text:span text:style-name="T298">each</text:span> { |<text:span text:style-name="T280">x</text:span>| <text:span text:style-name="T263">puts</text:span> <text:span text:style-name="T263">x</text:span> <text:span text:style-name="T280">if</text:span> <text:span text:style-name="T263">x</text:span> % <text:span text:style-name="T263">2</text:span> == <text:span text:style-name="T263">0</text:span> }</text:p>
      <text:p text:style-name="P347"/>
      <text:p text:style-name="P347">******</text:p>
      <text:p text:style-name="P292"><text:span text:style-name="T263">my_array</text:span> = [<text:span text:style-name="T263">1</text:span>, <text:span text:style-name="T263">2</text:span>, <text:span text:style-name="T263">3</text:span>, <text:span text:style-name="T263">4</text:span>, <text:span text:style-name="T263">5</text:span>, <text:span text:style-name="T263">6</text:span>, <text:span text:style-name="T263">7</text:span>, <text:span text:style-name="T263">8</text:span>, <text:span text:style-name="T263">9</text:span>, <text:span text:style-name="T263">10</text:span>]</text:p>
      <text:p text:style-name="P44"><text:span text:style-name="T263">my_array</text:span>.<text:span text:style-name="T298">each</text:span> { |<text:span text:style-name="T280">x</text:span>| <text:span text:style-name="T263">puts</text:span> <text:span text:style-name="T263">x</text:span> <text:span text:style-name="T280">if</text:span> <text:span text:style-name="T263">x</text:span>.<text:span text:style-name="T298">even?</text:span> }</text:p>
      <text:p text:style-name="P347"/>
      <text:p text:style-name="P347"/>
      <text:p text:style-name="P352"><text:s/>Вверх и вниз по лестнице</text:p>
      <text:p text:style-name="P350"><text:span text:style-name="T363">Если нам известен диапазон чисел, который мы хотели бы включить, мы можем использовать </text:span><text:span text:style-name="Source_20_Text"><text:span text:style-name="T365">.upto </text:span></text:span><text:span text:style-name="T363">и </text:span><text:span text:style-name="Source_20_Text"><text:span text:style-name="T365">.downto</text:span></text:span><text:span text:style-name="T363">. Это гораздо более Rubyist решение, чем попытка использовать </text:span><text:span text:style-name="Source_20_Text"><text:span text:style-name="T365">for</text:span></text:span><text:span text:style-name="T363">цикл, который останавливается, когда переменная счетчика достигает определенного значения.</text:span></text:p>
      <text:p text:style-name="P153"><text:span text:style-name="T243">Мы можем использовать </text:span><text:span text:style-name="Source_20_Text"><text:span text:style-name="T244">.upto </text:span></text:span><text:span text:style-name="T243">для распечатки определенного диапазона значений:</text:span></text:p>
      <text:p text:style-name="P218"><text:span text:style-name="Source_20_Text"><text:span text:style-name="T125">95.upto(100) { |num| print num, " " }</text:span></text:span></text:p>
      <text:p text:style-name="P334"><text:span text:style-name="Source_20_Text"><text:span text:style-name="T125"># Prints 95 96 97 98 99 100</text:span></text:span></text:p>
      <text:p text:style-name="P153"><text:span text:style-name="T243">и мы можем </text:span><text:span text:style-name="Source_20_Text"><text:span text:style-name="T244">.downto </text:span></text:span><text:span text:style-name="T243">делать то же самое с убывающими значениями.</text:span></text:p>
      <text:p text:style-name="P153"><text:span text:style-name="T243">Вы думаете </text:span><text:span text:style-name="Source_20_Text"><text:span text:style-name="T244">.upto </text:span></text:span><text:span text:style-name="T243">и </text:span><text:span text:style-name="Source_20_Text"><text:span text:style-name="T244">.downto </text:span></text:span><text:span text:style-name="T243">работает над алфавитом? Есть только один способ выяснить!</text:span></text:p>
      <text:h text:style-name="P216" text:outline-level="3"/>
      <text:h text:style-name="P216" text:outline-level="3">инструкции</text:h>
      <text:p text:style-name="P140">Используйте .upto, чтобы puts заглавные буквы от «L» до «P».</text:p>
      <text:p text:style-name="P180"><text:span text:style-name="T314">"L"</text:span><text:span text:style-name="T363">.</text:span><text:span text:style-name="T301">upto</text:span><text:span text:style-name="T363">(</text:span><text:span text:style-name="T314">"P"</text:span><text:span text:style-name="T363">) { |</text:span><text:span text:style-name="T284">letter</text:span><text:span text:style-name="T363">| </text:span><text:span text:style-name="T273">puts</text:span><text:span text:style-name="T363"> </text:span><text:span text:style-name="T273">letter</text:span><text:span text:style-name="T363"> }</text:span></text:p>
      <text:p text:style-name="P140"/>
      <text:p text:style-name="P139"/>
      <text:p text:style-name="P352">Вызов и ответ</text:p>
      <text:p text:style-name="P350">Помните, как мы упоминали, что символы отлично подходят для ссылок на имена методов? Ну что, <text:span text:style-name="T379">.respond_to?</text:span><text:span text:style-name="T380">(реагирует на… отвечает на...)</text:span> принимает символ и возвращает true, если объект может получить этот метод, и false в противном случае. Например,</text:p>
      <text:p text:style-name="P350"/>
      <text:p text:style-name="P350">[1, 2, 3].respond_to?(:push)</text:p>
      <text:p text:style-name="P350"><text:soft-page-break/>вернет true, так как вы можете вызвать .push на объекте массива. Однако,</text:p>
      <text:p text:style-name="P350"/>
      <text:p text:style-name="P350">[1, 2, 3].respond_to?(:to_sym)</text:p>
      <text:p text:style-name="P350">вернет false, так как вы не можете превратить массив в символ.</text:p>
      <text:p text:style-name="P350"/>
      <text:p text:style-name="P350">Инструкции</text:p>
      <text:p text:style-name="P349"><text:span text:style-name="T382">1.</text:span><text:span text:style-name="T292">Вместо того, чтобы проверять, является ли наша переменная возраста целым числом, проверьте, будет ли она .respond_to? метод .next. (.next вернет целое число, следующее сразу за целым числом, которое оно вызвало, то есть 4.next вернет 5.)</text:span></text:p>
      <text:p text:style-name="P289"><text:span text:style-name="T263">age</text:span> = <text:span text:style-name="T263">26</text:span></text:p>
      <text:p text:style-name="P44"><text:span text:style-name="T263">puts</text:span> <text:span text:style-name="T263">age</text:span>.<text:span text:style-name="T298">respond_to?</text:span>(<text:span text:style-name="T333">:next</text:span>) <text:s text:c="6"/><text:span text:style-name="T383">=&gt; true</text:span></text:p>
      <text:p text:style-name="P44"><text:span text:style-name="T263">puts</text:span> <text:span text:style-name="T263">age</text:span>.<text:span text:style-name="T298">next <text:s text:c="29"/></text:span><text:span text:style-name="T304">=&gt; 27</text:span></text:p>
      <text:p text:style-name="P353"/>
      <text:p text:style-name="P357">Быть напористым</text:p>
      <text:p text:style-name="P349"><text:span text:style-name="T292">Говоря о перемещении в массивы, Ruby имеет несколько хороших ярлыков для общих имен методов. Как назло, один-за ... </text:span><text:span text:style-name="T296">push</text:span><text:span text:style-name="T292">!</text:span></text:p>
      <text:p text:style-name="P349"><text:span text:style-name="T292">Вместо того чтобы вводить имя метода .push, вы можете просто использовать &lt;&lt;, оператор конкатенации (также известный как “лопата”), чтобы добавить элемент в</text:span><text:span text:style-name="T297"> конец массива:</text:span></text:p>
      <text:p text:style-name="P354">[1, 2, 3] &lt;&lt; 4</text:p>
      <text:p text:style-name="P354"># ==&gt; [1, 2, 3, 4]</text:p>
      <text:p text:style-name="P349"><text:span text:style-name="T292">Хорошая новость: он также работает на стр</text:span><text:span text:style-name="T295">оках</text:span><text:span text:style-name="T292">! Вы можете сделать:</text:span></text:p>
      <text:p text:style-name="P354">"Юкихиро" &lt; &lt; "Мацумото"</text:p>
      <text:p text:style-name="P354"># ==&gt; "Юкихиро Мацумото"</text:p>
      <text:p text:style-name="P353">Инструкции</text:p>
      <text:p text:style-name="P353">1.Обновите код в редакторе, чтобы использовать оператор конкатенации вместо .push и +.</text:p>
      <text:p text:style-name="P353"/>
      <text:p text:style-name="P289"><text:span text:style-name="T263">alphabet</text:span> = [<text:span text:style-name="T307">"a"</text:span>, <text:span text:style-name="T307">"b"</text:span>, <text:span text:style-name="T307">"c"</text:span>]</text:p>
      <text:p text:style-name="P98"><text:span text:style-name="T265">alphabet</text:span><text:span text:style-name="T322">.</text:span><text:span text:style-name="T305">push</text:span><text:span text:style-name="T322">(</text:span><text:span text:style-name="T309">"d"</text:span><text:span text:style-name="T322">) </text:span><text:span text:style-name="T354"># Update me!</text:span></text:p>
      <text:p text:style-name="P84"/>
      <text:p text:style-name="P44"><text:span text:style-name="T263">caption</text:span> = <text:span text:style-name="T307">"A giraffe surrounded by "</text:span></text:p>
      <text:p text:style-name="P44"><text:span text:style-name="T263">caption</text:span> += <text:span text:style-name="T307">"weezards!"</text:span> <text:span text:style-name="T352"># Me, too!</text:span></text:p>
      <text:p text:style-name="P353"/>
      <text:p text:style-name="P355">*********</text:p>
      <text:p text:style-name="P289"><text:span text:style-name="T263">alphabet</text:span> = [<text:span text:style-name="T307">"a"</text:span>, <text:span text:style-name="T307">"b"</text:span>, <text:span text:style-name="T307">"c"</text:span>] &lt;&lt; <text:span text:style-name="T307">"d"</text:span></text:p>
      <text:p text:style-name="P44"><text:span text:style-name="T263">puts</text:span> <text:span text:style-name="T263">alphabet</text:span></text:p>
      <text:p text:style-name="P44"><text:span text:style-name="T263">caption</text:span> = <text:span text:style-name="T307">"A giraffe surrounded by "</text:span></text:p>
      <text:p text:style-name="P44"><text:span text:style-name="T263">caption</text:span> &lt;&lt; <text:span text:style-name="T307">"weezards!"</text:span> <text:span text:style-name="T352"># Me, too!</text:span></text:p>
      <text:p text:style-name="P44"><text:span text:style-name="T263">puts</text:span> <text:span text:style-name="T263">caption</text:span></text:p>
      <text:p text:style-name="P353"/>
      <text:p text:style-name="P353"/>
      <text:p text:style-name="P265">Строчная интерполяция</text:p>
      <text:p text:style-name="P153"><text:span text:style-name="T83">Вы всегда можете использовать простой старый </text:span><text:span text:style-name="Source_20_Text"><text:span text:style-name="T119">+ </text:span></text:span><text:span text:style-name="T83">или  </text:span><text:span text:style-name="Source_20_Text"><text:span text:style-name="T119">&lt;&lt; </text:span></text:span><text:span text:style-name="T83">добавить значение переменной в строку:</text:span></text:p>
      <text:p text:style-name="P334"><text:span text:style-name="Source_20_Text"><text:span text:style-name="T154">drink</text:span></text:span><text:span text:style-name="Source_20_Text"><text:span text:style-name="T177"> = </text:span></text:span><text:span text:style-name="Source_20_Text"><text:span text:style-name="T201">"espresso"</text:span></text:span></text:p>
      <text:p text:style-name="P334"><text:span text:style-name="Source_20_Text"><text:span text:style-name="T201">"I love "</text:span></text:span><text:span text:style-name="Source_20_Text"><text:span text:style-name="T177"> + </text:span></text:span><text:span text:style-name="Source_20_Text"><text:span text:style-name="T154">drink</text:span></text:span></text:p>
      <text:p text:style-name="P334"><text:span text:style-name="Source_20_Text"><text:span text:style-name="T212"># ==&gt; I love espresso</text:span></text:span></text:p>
      <text:p text:style-name="P334"><text:span text:style-name="Source_20_Text"><text:span text:style-name="T201">"I love "</text:span></text:span><text:span text:style-name="Source_20_Text"><text:span text:style-name="T177"> &lt;&lt; </text:span></text:span><text:span text:style-name="Source_20_Text"><text:span text:style-name="T154">drink</text:span></text:span></text:p>
      <text:p text:style-name="P334"><text:soft-page-break/><text:span text:style-name="Source_20_Text"><text:span text:style-name="T212"># ==&gt; I love espresso</text:span></text:span></text:p>
      <text:p text:style-name="P153"><text:span text:style-name="T83">Но если вы хотите сделать это для нестроковых значений, вы должны использовать, </text:span><text:span text:style-name="Source_20_Text"><text:span text:style-name="T119">.to_s </text:span></text:span><text:span text:style-name="T83">чтобы сделать его строкой:</text:span></text:p>
      <text:p text:style-name="P334"><text:span text:style-name="Source_20_Text"><text:span text:style-name="T154">age</text:span></text:span><text:span text:style-name="Source_20_Text"><text:span text:style-name="T177"> = </text:span></text:span><text:span text:style-name="Source_20_Text"><text:span text:style-name="T154">26</text:span></text:span></text:p>
      <text:p text:style-name="P334"><text:span text:style-name="Source_20_Text"><text:span text:style-name="T201">"I am "</text:span></text:span><text:span text:style-name="Source_20_Text"><text:span text:style-name="T177"> + </text:span></text:span><text:span text:style-name="Source_20_Text"><text:span text:style-name="T154">age</text:span></text:span><text:span text:style-name="Source_20_Text"><text:span text:style-name="T177">.</text:span></text:span><text:span text:style-name="Source_20_Text"><text:span text:style-name="T207">to_s</text:span></text:span><text:span text:style-name="Source_20_Text"><text:span text:style-name="T177"> + </text:span></text:span><text:span text:style-name="Source_20_Text"><text:span text:style-name="T201">" years old."</text:span></text:span></text:p>
      <text:p text:style-name="P334"><text:span text:style-name="Source_20_Text"><text:span text:style-name="T212"># ==&gt; "I am 26 years old."</text:span></text:span></text:p>
      <text:p text:style-name="P334"><text:span text:style-name="Source_20_Text"><text:span text:style-name="T201">"I am "</text:span></text:span><text:span text:style-name="Source_20_Text"><text:span text:style-name="T177"> &lt;&lt; </text:span></text:span><text:span text:style-name="Source_20_Text"><text:span text:style-name="T154">age</text:span></text:span><text:span text:style-name="Source_20_Text"><text:span text:style-name="T177">.</text:span></text:span><text:span text:style-name="Source_20_Text"><text:span text:style-name="T207">to_s</text:span></text:span><text:span text:style-name="Source_20_Text"><text:span text:style-name="T177"> &lt;&lt; </text:span></text:span><text:span text:style-name="Source_20_Text"><text:span text:style-name="T201">" years old."</text:span></text:span></text:p>
      <text:p text:style-name="P334"><text:span text:style-name="Source_20_Text"><text:span text:style-name="T212"># ==&gt; "I am 26 years old."</text:span></text:span></text:p>
      <text:p text:style-name="P383"><text:span text:style-name="T83">Это сложно, и сложно в Ruby. Лучше всего это сделать с помощью </text:span><text:span text:style-name="Strong_20_Emphasis"><text:span text:style-name="T95">строковой интерполяции</text:span></text:span><text:span text:style-name="T83"> . Синтаксис выглядит так:</text:span></text:p>
      <text:p text:style-name="P334"><text:span text:style-name="Source_20_Text"><text:span text:style-name="T201">"I love #{</text:span></text:span><text:span text:style-name="Source_20_Text"><text:span text:style-name="T154">drink</text:span></text:span><text:span text:style-name="Source_20_Text"><text:span text:style-name="T201">}."</text:span></text:span></text:p>
      <text:p text:style-name="P334"><text:span text:style-name="Source_20_Text"><text:span text:style-name="T212"># ==&gt; I love espresso.</text:span></text:span></text:p>
      <text:p text:style-name="P334"><text:span text:style-name="Source_20_Text"><text:span text:style-name="T201">"I am #{</text:span></text:span><text:span text:style-name="Source_20_Text"><text:span text:style-name="T154">age</text:span></text:span><text:span text:style-name="Source_20_Text"><text:span text:style-name="T201">} years old."</text:span></text:span></text:p>
      <text:p text:style-name="P334"><text:span text:style-name="Source_20_Text"><text:span text:style-name="T212"># ==&gt; I am 26 years old.</text:span></text:span></text:p>
      <text:p text:style-name="P153"><text:span text:style-name="T83">Все, что вам нужно сделать, это поместить имя переменной внутри </text:span><text:span text:style-name="Source_20_Text"><text:span text:style-name="T119">#{}</text:span></text:span><text:span text:style-name="T83">строки!</text:span></text:p>
      <text:p text:style-name="P312"><text:span text:style-name="T152">favorite_things</text:span><text:span text:style-name="T172"> = [</text:span><text:span text:style-name="T199">"Ruby"</text:span><text:span text:style-name="T172">, </text:span><text:span text:style-name="T199">"espresso"</text:span><text:span text:style-name="T172">, </text:span><text:span text:style-name="T199">"candy"</text:span><text:span text:style-name="T172">]</text:span></text:p>
      <text:p text:style-name="P99"><text:span text:style-name="T266">puts</text:span><text:span text:style-name="T323"> </text:span><text:span text:style-name="T310">"A few of my favorite things:"</text:span></text:p>
      <text:p text:style-name="P49"><text:span text:style-name="T263">favorite_things</text:span>.<text:span text:style-name="T298">each</text:span> <text:span text:style-name="T280">do</text:span> |<text:span text:style-name="T280">thing</text:span>|</text:p>
      <text:p text:style-name="P49"><text:span text:style-name="T263">puts</text:span> <text:span text:style-name="T307">"I love #{</text:span><text:span text:style-name="T263">thing</text:span><text:span text:style-name="T307">}!"</text:span></text:p>
      <text:p text:style-name="P76">end</text:p>
      <text:p text:style-name="P353"/>
      <text:p text:style-name="P353"/>
      <text:p text:style-name="P357">Что Вы Будете Чинить</text:p>
      <text:p text:style-name="P358">Мы собираемся укрепить наши знания о лучших практиках Ruby путем рефакторинга некоторого существующего кода. Как уже упоминалось, рефакторинг-это процесс, с помощью которого мы улучшаем структуру, внешний вид и/или производительность кода, не изменяя его общее поведение.</text:p>
      <text:p text:style-name="P358"/>
      <text:p text:style-name="P358">Код в редакторе-это метод Ruby, first_n_primes, который берет число n и генерирует список первых n простых чисел. К сожалению, наш бедный автор еще не освоил все инструменты, доступные в Ruby. Но мы можем это исправить!</text:p>
      <text:p text:style-name="P358"/>
      <text:p text:style-name="P358">Инструкции</text:p>
      <text:p text:style-name="P358">Давайте приступим к работе и начнем рефакторинг этой чудовищной программы!</text:p>
      <text:p text:style-name="P289"><text:span text:style-name="T280">require</text:span> <text:span text:style-name="T307">'prime'</text:span> <text:span text:style-name="T352"># This is a module. We'll cover these soon!</text:span></text:p>
      <text:p text:style-name="P117"/>
      <text:p text:style-name="P117"><text:span text:style-name="T288">def</text:span><text:span text:style-name="T322"> </text:span><text:span text:style-name="T288">first_n_primes</text:span><text:span text:style-name="T322">(</text:span><text:span text:style-name="T265">n</text:span><text:span text:style-name="T322">)</text:span></text:p>
      <text:p text:style-name="P45"><text:span text:style-name="T280"><text:s text:c="2"/>unless</text:span> <text:span text:style-name="T263">n</text:span>.<text:span text:style-name="T298">is_a?</text:span> <text:span text:style-name="T340">Integer</text:span></text:p>
      <text:p text:style-name="P45"><text:span text:style-name="T263"><text:s text:c="2"/>return</text:span> <text:span text:style-name="T307">"n must be an integer."</text:span></text:p>
      <text:p text:style-name="P73"><text:s text:c="2"/>end</text:p>
      <text:p text:style-name="P45"><text:span text:style-name="T280"><text:s text:c="2"/>if</text:span> <text:span text:style-name="T263">n</text:span> &lt;= <text:span text:style-name="T263">0</text:span></text:p>
      <text:p text:style-name="P45"><text:span text:style-name="T263"><text:s text:c="2"/>return</text:span> <text:span text:style-name="T307">"n must be greater than 0."</text:span></text:p>
      <text:p text:style-name="P73"><text:s text:c="2"/>end</text:p>
      <text:p text:style-name="P45"><text:span text:style-name="T263"><text:s text:c="2"/>return</text:span> <text:span text:style-name="T340">Prime</text:span>.<text:span text:style-name="T298">first</text:span> <text:span text:style-name="T263">n</text:span></text:p>
      <text:p text:style-name="P73">end</text:p>
      <text:p text:style-name="P117"/>
      <text:p text:style-name="P45"><text:span text:style-name="T263">puts</text:span> <text:span text:style-name="T263">first_n_primes</text:span>(<text:span text:style-name="T263">10</text:span>)</text:p>
      <text:p text:style-name="P353"/>
      <text:p text:style-name="P353"/>
      <text:p text:style-name="P357"><text:soft-page-break/>Опустить Ненужные Слова</text:p>
      <text:p text:style-name="P353">Одно из самых распространенных предложений, когда дело доходит до письма, - опустить ненужные слова, и это относится к написанию Ruby так же, как и к написанию историй.</text:p>
      <text:p text:style-name="P323"><text:span text:style-name="T184">require</text:span><text:span text:style-name="T173"> </text:span><text:span text:style-name="T200">'prime'</text:span><text:span text:style-name="T173"> </text:span><text:span text:style-name="T214"># This is a module. We'll cover these soon!</text:span></text:p>
      <text:p text:style-name="P45"><text:span text:style-name="T280">def</text:span> <text:span text:style-name="T280">first_n_primes</text:span>(<text:span text:style-name="T263">n</text:span>)</text:p>
      <text:p text:style-name="P117"/>
      <text:p text:style-name="P45"><text:span text:style-name="T280">unless</text:span> <text:span text:style-name="T263">n</text:span>.<text:span text:style-name="T298">is_a?</text:span> <text:span text:style-name="T340">Integer</text:span></text:p>
      <text:p text:style-name="P45"><text:span text:style-name="T263">return</text:span> <text:span text:style-name="T307">"n must be an integer."</text:span></text:p>
      <text:p text:style-name="P73">end</text:p>
      <text:p text:style-name="P117"/>
      <text:p text:style-name="P45"><text:span text:style-name="T280">if</text:span> <text:span text:style-name="T263">n</text:span> &lt;= <text:span text:style-name="T263">0</text:span></text:p>
      <text:p text:style-name="P45"><text:span text:style-name="T263">return</text:span> <text:span text:style-name="T307">"n must be greater than 0."</text:span></text:p>
      <text:p text:style-name="P73">end</text:p>
      <text:p text:style-name="P117"/>
      <text:p text:style-name="P45"><text:span text:style-name="T263">return</text:span> <text:span text:style-name="T340">Prime</text:span>.<text:span text:style-name="T298">first</text:span> <text:span text:style-name="T263">n</text:span></text:p>
      <text:p text:style-name="P73">end</text:p>
      <text:p text:style-name="P45"><text:span text:style-name="T263">first_n_primes</text:span>(<text:span text:style-name="T263">10</text:span>)</text:p>
      <text:p text:style-name="P353"/>
      <text:p text:style-name="P353">Здесь нужно изменить две структуры управления:</text:p>
      <text:p text:style-name="P356">unless</text:p>
      <text:p text:style-name="P356">if</text:p>
      <text:p text:style-name="P353">Инструкции</text:p>
      <text:p text:style-name="P353">1.Рефакторинг кода в редакторе для использования однострочных if <text:s/>и unless.</text:p>
      <text:p text:style-name="P289"><text:span text:style-name="T280">require</text:span> <text:span text:style-name="T307">'prime'</text:span> <text:span text:style-name="T352"># This is a module. We'll cover these soon!</text:span></text:p>
      <text:p text:style-name="P117"/>
      <text:p text:style-name="P45"><text:span text:style-name="T280">def</text:span> <text:span text:style-name="T280">first_n_primes</text:span>(<text:span text:style-name="T263">n</text:span>)</text:p>
      <text:p text:style-name="P45"><text:span text:style-name="T263"><text:s text:c="2"/>return</text:span> <text:span text:style-name="T307">"n must be an integer."</text:span> <text:span text:style-name="T280">unless</text:span> <text:span text:style-name="T263">n</text:span>.<text:span text:style-name="T298">is_a?</text:span> <text:span text:style-name="T340">Integer</text:span></text:p>
      <text:p text:style-name="P45"><text:span text:style-name="T263"><text:s text:c="2"/>return</text:span> <text:span text:style-name="T307">"n must be greater than 0."</text:span> <text:span text:style-name="T280">if</text:span> <text:span text:style-name="T263">n</text:span> &lt;= <text:span text:style-name="T263">0</text:span></text:p>
      <text:p text:style-name="P45"><text:span text:style-name="T263">return</text:span> <text:span text:style-name="T340">Prime</text:span>.<text:span text:style-name="T298">first</text:span> <text:span text:style-name="T263">n</text:span></text:p>
      <text:p text:style-name="P73">end</text:p>
      <text:p text:style-name="P117"/>
      <text:p text:style-name="P45"><text:span text:style-name="T263">first_n_primes</text:span>(<text:span text:style-name="T263">10</text:span>)</text:p>
      <text:p text:style-name="P353"/>
      <text:p text:style-name="P265">Меньше - больше</text:p>
      <text:p text:style-name="P387">Отличная работа! Этот код уже выглядит лучше.</text:p>
      <text:p text:style-name="P153"><text:span text:style-name="T83">Однако мы можем удалить еще больше. В </text:span><text:span text:style-name="Source_20_Text"><text:span text:style-name="T119">return </text:span></text:span><text:span text:style-name="T83">этом коде есть одна инструкция, которую мы можем изменить с явной на неявную!</text:span></text:p>
      <text:p text:style-name="P342">Напомним, что Ruby автоматически возвращает значение последнего вычисленного выражения.</text:p>
      <text:h text:style-name="P212" text:outline-level="3">инструкции</text:h>
      <text:p text:style-name="P153"><text:span text:style-name="T84">Найдите ненужное </text:span><text:span text:style-name="Source_20_Text"><text:span text:style-name="T119">return </text:span></text:span><text:span text:style-name="T84">ключевое слово и удалите его.</text:span></text:p>
      <text:p text:style-name="P324"><text:span text:style-name="T184">require</text:span><text:span text:style-name="T173"> </text:span><text:span text:style-name="T200">'prime'</text:span><text:span text:style-name="T173"> </text:span><text:span text:style-name="T214"># This is a module. We'll cover these soon!</text:span></text:p>
      <text:p text:style-name="P46"><text:span text:style-name="T280">def</text:span> <text:span text:style-name="T280">first_n_primes</text:span>(<text:span text:style-name="T263">n</text:span>)</text:p>
      <text:p text:style-name="P46"><text:span text:style-name="T263"><text:s text:c="2"/>return</text:span> <text:span text:style-name="T307">"n must be an integer."</text:span> <text:span text:style-name="T280">unless</text:span> <text:span text:style-name="T263">n</text:span>.<text:span text:style-name="T298">is_a?</text:span> <text:span text:style-name="T340">Integer</text:span></text:p>
      <text:p text:style-name="P46"><text:span text:style-name="T263"><text:s text:c="2"/>return</text:span> <text:span text:style-name="T307">"n must be greater than 0."</text:span> <text:span text:style-name="T280">if</text:span> <text:span text:style-name="T263">n</text:span> &lt;= <text:span text:style-name="T263">0</text:span></text:p>
      <text:p text:style-name="P46"><text:span text:style-name="T340">Prime</text:span>.<text:span text:style-name="T298">first</text:span> <text:span text:style-name="T263">n</text:span></text:p>
      <text:p text:style-name="P74">end</text:p>
      <text:p text:style-name="P290"><text:span text:style-name="T263">first_n_primes</text:span>(<text:span text:style-name="T263">10</text:span>)</text:p>
      <text:p text:style-name="P290"/>
      <text:p text:style-name="P263"><text:soft-page-break/>Ты Же Знаешь!</text:p>
      <text:p text:style-name="P261">Мы немного узнали о блоках в Циклах и Итераторах, а также о Методах, Блоках и Сортировке. Мы уже говорили, что блок похож на безымянный метод, но это не совсем так. (Далее в этом уроке мы перейдем к реальным безымянным методам, называемым лямбдами.)</text:p>
      <text:p text:style-name="P261"/>
      <text:p text:style-name="P261">Рубиновый блок-это всего лишь фрагмент кода, который может быть выполнен. Синтаксис блока использует либо do..end, либо фигурные скобки ({}), например:</text:p>
      <text:p text:style-name="P337"><text:span text:style-name="Source_20_Text"><text:span text:style-name="T326">[</text:span></text:span><text:span text:style-name="Source_20_Text"><text:span text:style-name="T274">1</text:span></text:span><text:span text:style-name="Source_20_Text"><text:span text:style-name="T326">, </text:span></text:span><text:span text:style-name="Source_20_Text"><text:span text:style-name="T274">2</text:span></text:span><text:span text:style-name="Source_20_Text"><text:span text:style-name="T326">, </text:span></text:span><text:span text:style-name="Source_20_Text"><text:span text:style-name="T274">3</text:span></text:span><text:span text:style-name="Source_20_Text"><text:span text:style-name="T326">].</text:span></text:span><text:span text:style-name="Source_20_Text"><text:span text:style-name="T302">each</text:span></text:span><text:span text:style-name="Source_20_Text"><text:span text:style-name="T326"> </text:span></text:span><text:span text:style-name="Source_20_Text"><text:span text:style-name="T285">do</text:span></text:span><text:span text:style-name="Source_20_Text"><text:span text:style-name="T326"> |</text:span></text:span><text:span text:style-name="Source_20_Text"><text:span text:style-name="T285">num</text:span></text:span><text:span text:style-name="Source_20_Text"><text:span text:style-name="T326">|</text:span></text:span></text:p>
      <text:p text:style-name="P334"><text:span text:style-name="Source_20_Text"><text:span text:style-name="T178">  </text:span></text:span><text:span text:style-name="Source_20_Text"><text:span text:style-name="T154">puts</text:span></text:span><text:span text:style-name="Source_20_Text"><text:span text:style-name="T177"> </text:span></text:span><text:span text:style-name="Source_20_Text"><text:span text:style-name="T154">num</text:span></text:span></text:p>
      <text:p text:style-name="P334"><text:span text:style-name="Source_20_Text"><text:span text:style-name="T187">end</text:span></text:span></text:p>
      <text:p text:style-name="P334"><text:span text:style-name="Source_20_Text"><text:span text:style-name="T212"># ==&gt; Prints 1, 2, 3 on separate lines</text:span></text:span></text:p>
      <text:p text:style-name="P334"><text:span text:style-name="Source_20_Text"><text:span text:style-name="T213"/></text:span></text:p>
      <text:p text:style-name="P334"><text:span text:style-name="Source_20_Text"><text:span text:style-name="T177">[</text:span></text:span><text:span text:style-name="Source_20_Text"><text:span text:style-name="T154">1</text:span></text:span><text:span text:style-name="Source_20_Text"><text:span text:style-name="T177">, </text:span></text:span><text:span text:style-name="Source_20_Text"><text:span text:style-name="T154">2</text:span></text:span><text:span text:style-name="Source_20_Text"><text:span text:style-name="T177">, </text:span></text:span><text:span text:style-name="Source_20_Text"><text:span text:style-name="T154">3</text:span></text:span><text:span text:style-name="Source_20_Text"><text:span text:style-name="T177">].</text:span></text:span><text:span text:style-name="Source_20_Text"><text:span text:style-name="T207">each</text:span></text:span><text:span text:style-name="Source_20_Text"><text:span text:style-name="T177"> { |</text:span></text:span><text:span text:style-name="Source_20_Text"><text:span text:style-name="T187">num</text:span></text:span><text:span text:style-name="Source_20_Text"><text:span text:style-name="T177">| </text:span></text:span><text:span text:style-name="Source_20_Text"><text:span text:style-name="T154">puts</text:span></text:span><text:span text:style-name="Source_20_Text"><text:span text:style-name="T177"> </text:span></text:span><text:span text:style-name="Source_20_Text"><text:span text:style-name="T154">num</text:span></text:span><text:span text:style-name="Source_20_Text"><text:span text:style-name="T177"> }</text:span></text:span></text:p>
      <text:p text:style-name="P334"><text:span text:style-name="Source_20_Text"><text:span text:style-name="T212"># ==&gt; Prints 1, 2, 3 on separate lines</text:span></text:span></text:p>
      <text:p text:style-name="P153"><text:span text:style-name="T83">Блоки можно комбинировать с такими методами, как </text:span><text:span text:style-name="Source_20_Text"><text:span text:style-name="T119">.each </text:span></text:span><text:span text:style-name="T83">и, </text:span><text:span text:style-name="Source_20_Text"><text:span text:style-name="T119">.times </text:span></text:span><text:span text:style-name="T83">чтобы выполнять инструкцию для каждого элемента в коллекции (например, хеша или массива).</text:span></text:p>
      <text:h text:style-name="P212" text:outline-level="3">инструкции</text:h>
      <text:p text:style-name="P153"><text:span text:style-name="T84">Сделаем небольшой обзор! Используйте </text:span><text:span text:style-name="Source_20_Text"><text:span text:style-name="T119">.times </text:span></text:span><text:span text:style-name="T84">и блок к </text:span><text:span text:style-name="Source_20_Text"><text:span text:style-name="T119">puts </text:span></text:span><text:span text:style-name="T84">строке «Я блок!»  пять раз.</text:span></text:p>
      <text:p text:style-name="P295"><text:span text:style-name="T263">5</text:span>.<text:span text:style-name="T298">times</text:span> { <text:span text:style-name="T263">puts</text:span> <text:span text:style-name="T307">"I'm a block!"</text:span> }</text:p>
      <text:p text:style-name="P295"/>
      <text:p text:style-name="P295"/>
      <text:p text:style-name="P266">Собери Их Всех</text:p>
      <text:p text:style-name="P268">Хорошо! Есть куча действительно полезных методов Ruby, которые берут блоки. Одна из них, которую мы еще не рассмотрели, - это сбор<text:span text:style-name="T385">( </text:span><text:span text:style-name="T261">collect)</text:span></text:p>
      <text:p text:style-name="P268">Метод collect берет блок и применяет выражение в блоке к каждому элементу массива. Проверить это:</text:p>
      <text:p text:style-name="P269"><text:span text:style-name="T276">my_nums</text:span><text:span text:style-name="T325"> = [</text:span><text:span text:style-name="T276">1</text:span><text:span text:style-name="T325">, </text:span><text:span text:style-name="T276">2</text:span><text:span text:style-name="T325">, </text:span><text:span text:style-name="T276">3</text:span><text:span text:style-name="T325">]</text:span><text:line-break/><text:span text:style-name="T276">my_nums</text:span><text:span text:style-name="T325">.</text:span><text:span text:style-name="T306">collect</text:span><text:span text:style-name="T325"> { |</text:span><text:span text:style-name="T289">num</text:span><text:span text:style-name="T325">| </text:span><text:span text:style-name="T276">num</text:span><text:span text:style-name="T325"> ** </text:span><text:span text:style-name="T276">2</text:span><text:span text:style-name="T325"> }</text:span><text:line-break/><text:span text:style-name="T355"># ==&gt; [1, 4, 9]</text:span></text:p>
      <text:p text:style-name="P268">Однако если мы посмотрим на значение my_nums, то увидим, что оно не изменилось:</text:p>
      <text:p text:style-name="P270">my_nums</text:p>
      <text:p text:style-name="P270"># ==&gt; [1, 2, 3]</text:p>
      <text:p text:style-name="P268">Это происходит потому, что .collect возвращает копию my_nums, но не изменяет (или мутирует) исходный массив my_nums. Если мы хотим это сделать, мы можем использовать . с восклицательным знаком:</text:p>
      <text:p text:style-name="P270">my_nums.collect! { |num| num ** 2 }</text:p>
      <text:p text:style-name="P270"># ==&gt; [1, 4, 9]</text:p>
      <text:p text:style-name="P270">my_nums</text:p>
      <text:p text:style-name="P270"># ==&gt; [1, 4, 9]</text:p>
      <text:p text:style-name="P306">Напомним, что ! в Ruby означает «этот метод может сделать что-то опасное или неожиданное!» В этом случае он изменяет исходный массив вместо создания нового.</text:p>
      <text:h text:style-name="P369" text:outline-level="3">инструкции</text:h>
      <text:p text:style-name="P151"><text:span text:style-name="T84">Мы создали массив, </text:span><text:span text:style-name="Source_20_Text"><text:span text:style-name="T119">fibs</text:span></text:span><text:span text:style-name="T84">и поместили в него первые десять </text:span><text:a xlink:type="simple" xlink:href="http://en.wikipedia.org/wiki/Fibonacci_number" office:target-frame-name="_blank" xlink:show="new" text:style-name="Internet_20_link" text:visited-style-name="Visited_20_Internet_20_Link"><text:span text:style-name="T231">чисел Фибоначчи</text:span></text:a><text:span text:style-name="T84"> .</text:span></text:p>
      <text:p text:style-name="P151"><text:span text:style-name="T84">Создайте новую переменную, </text:span><text:span text:style-name="Source_20_Text"><text:span text:style-name="T119">doubled_fibs </text:span></text:span><text:span text:style-name="T84">и установите ее равной результату вызова </text:span><text:span text:style-name="Source_20_Text"><text:span text:style-name="T119">fibs.collect</text:span></text:span><text:span text:style-name="T84">. Блок, в который вы переходите, </text:span><text:span text:style-name="Source_20_Text"><text:span text:style-name="T119">.collect </text:span></text:span><text:span text:style-name="T84">должен удвоить каждое число Фибоначчи, как в примере выше.</text:span></text:p>
      <text:p text:style-name="P151"><text:span text:style-name="Source_20_Text"><text:span text:style-name="T119">puts</text:span></text:span><text:span text:style-name="T84"> </text:span><text:span text:style-name="Source_20_Text"><text:span text:style-name="T119">doubled_fibs</text:span></text:span><text:span text:style-name="T84"> если вы хотите увидеть окончательное содержимое массива.</text:span></text:p>
      <text:p text:style-name="P131"/>
      <text:p text:style-name="P188"><text:soft-page-break/><text:span text:style-name="T155">fibs</text:span><text:span text:style-name="T245"> = [</text:span><text:span text:style-name="T155">1</text:span><text:span text:style-name="T245">, </text:span><text:span text:style-name="T155">1</text:span><text:span text:style-name="T245">, </text:span><text:span text:style-name="T155">2</text:span><text:span text:style-name="T245">, </text:span><text:span text:style-name="T155">3</text:span><text:span text:style-name="T245">, </text:span><text:span text:style-name="T155">5</text:span><text:span text:style-name="T245">, </text:span><text:span text:style-name="T155">8</text:span><text:span text:style-name="T245">, </text:span><text:span text:style-name="T155">13</text:span><text:span text:style-name="T245">, </text:span><text:span text:style-name="T155">21</text:span><text:span text:style-name="T245">, </text:span><text:span text:style-name="T155">34</text:span><text:span text:style-name="T245">, </text:span><text:span text:style-name="T155">55</text:span><text:span text:style-name="T245">]</text:span></text:p>
      <text:p text:style-name="P44"><text:span text:style-name="T263">doubled_fibs</text:span> = <text:span text:style-name="T263">fibs</text:span>.<text:span text:style-name="T298">collect</text:span> { |<text:span text:style-name="T280">num</text:span>| <text:span text:style-name="T263">num</text:span> * <text:span text:style-name="T263">2</text:span> }</text:p>
      <text:p text:style-name="P44"><text:span text:style-name="T263">puts</text:span> <text:span text:style-name="T263">doubled_fibs</text:span></text:p>
      <text:p text:style-name="P155"><text:span text:style-name="T246">=&gt; </text:span><text:span text:style-name="T247">[2, 2, 4, 6, 10, 16, 26, 42, 68, 110]</text:span></text:p>
      <text:p text:style-name="P134"/>
      <text:p text:style-name="P134"/>
      <text:p text:style-name="P159">Учимся уступать</text:p>
      <text:p text:style-name="P156">Почему одни методы принимают блок, а другие-нет? Это происходит потому, что методы, принимающие блоки, имеют способ передачи управления от вызывающего метода к блоку и обратно. Мы можем встроить это в методы, которые мы определяем с помощью ключевого слова <text:span text:style-name="T258">yield.</text:span></text:p>
      <text:p text:style-name="P144">Инструкции</text:p>
      <text:p text:style-name="P141">Проверьте код в редакторе. Мы создали серию операторов puts, чтобы вы могли видеть, когда мы находимся в <text:span text:style-name="T258">методе block_test</text:span> и когда мы находимся <text:span text:style-name="T258">в блоке, переданном <text:s/></text:span><text:span text:style-name="T262">методу.(функции)</text:span> Нажмите кнопку Выполнить, чтобы увидеть результат!</text:p>
      <text:p text:style-name="P179"><text:span text:style-name="T280">def</text:span> <text:span text:style-name="T280">block_test</text:span></text:p>
      <text:p text:style-name="P49"><text:span text:style-name="T263">puts</text:span> <text:span text:style-name="T307">"We're in the method!"</text:span></text:p>
      <text:p text:style-name="P49"><text:span text:style-name="T263">puts</text:span> <text:span text:style-name="T307">"Yielding to the block..."</text:span></text:p>
      <text:p text:style-name="P76">yield</text:p>
      <text:p text:style-name="P49"><text:span text:style-name="T263">puts</text:span> <text:span text:style-name="T307">"We're back in the method!"</text:span></text:p>
      <text:p text:style-name="P76">end</text:p>
      <text:p text:style-name="P49"><text:span text:style-name="T263">block_test</text:span> { <text:span text:style-name="T263">puts</text:span> <text:span text:style-name="T307">"&gt;&gt;&gt; We're in the block!"</text:span> }</text:p>
      <text:p text:style-name="P143"><text:span text:style-name="T386">=&gt;</text:span><text:span text:style-name="T388">We're in the method!</text:span></text:p>
      <text:p text:style-name="P376"><text:s text:c="5"/>Yielding to the block...</text:p>
      <text:p text:style-name="P376"><text:s text:c="5"/><text:span text:style-name="T258">&gt;&gt;&gt; We're in the block!</text:span></text:p>
      <text:p text:style-name="P376"><text:s text:c="5"/>We're back in the method!</text:p>
      <text:p text:style-name="P376"/>
      <text:p text:style-name="P376"/>
      <text:p text:style-name="P381"><text:span text:style-name="T135">yield</text:span><text:span text:style-name="T134"> с параметрами</text:span></text:p>
      <text:p text:style-name="P151"><text:span text:style-name="T83">Вы также можете передавать параметры в </text:span><text:span text:style-name="Source_20_Text"><text:span text:style-name="T119">yield</text:span></text:span><text:span text:style-name="T83">! Посмотрите пример в редакторе.</text:span></text:p>
      <text:list xml:id="list1698887523" text:style-name="L21">
        <text:list-item>
          <text:p text:style-name="P457"><text:span text:style-name="Source_20_Text"><text:span text:style-name="T119">yield_name </text:span></text:span><text:span text:style-name="T83">Метод определен с одним параметром, </text:span><text:span text:style-name="Source_20_Text"><text:span text:style-name="T119">name</text:span></text:span><text:span text:style-name="T83">.</text:span></text:p>
        </text:list-item>
        <text:list-item>
          <text:p text:style-name="P457"><text:span text:style-name="T83">В строке 9 мы вызываем </text:span><text:span text:style-name="Source_20_Text"><text:span text:style-name="T119">yield_name </text:span></text:span><text:span text:style-name="T83">метод и передаем аргумент </text:span><text:span text:style-name="Source_20_Text"><text:span text:style-name="T119">"Eric"</text:span></text:span><text:span text:style-name="T83">для </text:span><text:span text:style-name="Source_20_Text"><text:span text:style-name="T119">name </text:span></text:span><text:span text:style-name="T83">параметра. Поскольку </text:span><text:span text:style-name="Source_20_Text"><text:span text:style-name="T119">yield_name </text:span></text:span><text:span text:style-name="T83">имеет </text:span><text:span text:style-name="Source_20_Text"><text:span text:style-name="T119">yield </text:span></text:span><text:span text:style-name="T83">оператор, нам также потребуется предоставить блок.</text:span></text:p>
        </text:list-item>
        <text:list-item>
          <text:p text:style-name="P457"><text:span text:style-name="T83">Внутри метода в строке 2 мы сначала делаем </text:span><text:span text:style-name="Source_20_Text"><text:span text:style-name="T119">puts </text:span></text:span><text:span text:style-name="T83">вводную инструкцию.</text:span></text:p>
        </text:list-item>
        <text:list-item>
          <text:p text:style-name="P457"><text:span text:style-name="T83">Затем уступаем блоку и проходим внутрь </text:span><text:span text:style-name="Source_20_Text"><text:span text:style-name="T119">"Kim"</text:span></text:span><text:span text:style-name="T83">.</text:span></text:p>
        </text:list-item>
        <text:list-item>
          <text:p text:style-name="P457"><text:span text:style-name="T83">В блоке </text:span><text:span text:style-name="Source_20_Text"><text:span text:style-name="T119">n</text:span></text:span><text:span text:style-name="T83">теперь равно, </text:span><text:span text:style-name="Source_20_Text"><text:span text:style-name="T119">"Kim"</text:span></text:span><text:span text:style-name="T83">и мы выходим </text:span><text:span text:style-name="Source_20_Text"><text:span text:style-name="T119">puts </text:span></text:span><text:span text:style-name="T83">«Меня зовут Ким».</text:span></text:p>
        </text:list-item>
        <text:list-item>
          <text:p text:style-name="P457"><text:span text:style-name="T83">Вернувшись к методу, мы </text:span><text:span text:style-name="Source_20_Text"><text:span text:style-name="T119">puts</text:span></text:span><text:span text:style-name="T83">выяснили, что находимся между доходами.</text:span></text:p>
        </text:list-item>
        <text:list-item>
          <text:p text:style-name="P457"><text:span text:style-name="T83">Затем снова уступаемся блоку. На этот раз мы передаем то, </text:span><text:span text:style-name="Source_20_Text"><text:span text:style-name="T119">"Eric"</text:span></text:span><text:span text:style-name="T83">что сохранили в </text:span><text:span text:style-name="Source_20_Text"><text:span text:style-name="T119">name </text:span></text:span><text:span text:style-name="T83">параметре.</text:span></text:p>
        </text:list-item>
        <text:list-item>
          <text:p text:style-name="P457"><text:span text:style-name="T83">В блоке </text:span><text:span text:style-name="Source_20_Text"><text:span text:style-name="T119">n</text:span></text:span><text:span text:style-name="T83">теперь равно, </text:span><text:span text:style-name="Source_20_Text"><text:span text:style-name="T119">"Eric"</text:span></text:span><text:span text:style-name="T83">и мы выходим </text:span><text:span text:style-name="Source_20_Text"><text:span text:style-name="T119">puts</text:span></text:span><text:span text:style-name="T83">«Меня зовут Эрик».</text:span></text:p>
        </text:list-item>
        <text:list-item>
          <text:p text:style-name="P457"><text:span text:style-name="T83">Наконец, мы делаем </text:span><text:span text:style-name="Source_20_Text"><text:span text:style-name="T119">puts </text:span></text:span><text:span text:style-name="T83">заключительное заявление.</text:span></text:p>
        </text:list-item>
      </text:list>
      <text:h text:style-name="P213" text:outline-level="3">инструкции</text:h>
      <text:p text:style-name="P151"><text:span text:style-name="T84">Звоните, указав </text:span><text:span text:style-name="Source_20_Text"><text:span text:style-name="T119">yield_name </text:span></text:span><text:span text:style-name="T84">свое имя в качестве параметра. Обязательно передайте блок с надписью </text:span><text:span text:style-name="Source_20_Text"><text:span text:style-name="T119">puts </text:span></text:span><text:span text:style-name="T84">«Меня зовут # {ваше имя здесь}!»</text:span></text:p>
      <text:p text:style-name="P376"/>
      <text:p text:style-name="P379"><text:span text:style-name="T280">def</text:span> <text:span text:style-name="T280">yield_name</text:span>(<text:span text:style-name="T263">name</text:span>)</text:p>
      <text:p text:style-name="P62"><text:span text:style-name="T263">puts</text:span> <text:span text:style-name="T307">"In the method! Let's yield."</text:span></text:p>
      <text:p text:style-name="P62"><text:soft-page-break/><text:span text:style-name="T280">yield</text:span>(<text:span text:style-name="T307">"Kim"</text:span>)</text:p>
      <text:p text:style-name="P62"><text:span text:style-name="T263">puts</text:span> <text:span text:style-name="T307">"In between the yields!"</text:span></text:p>
      <text:p text:style-name="P62"><text:span text:style-name="T280">yield</text:span>(<text:span text:style-name="T263">name</text:span>) <text:span text:style-name="T390">if block_given?</text:span></text:p>
      <text:p text:style-name="P62"><text:span text:style-name="T263">puts</text:span> <text:span text:style-name="T307">"Block complete! Back in the method."</text:span></text:p>
      <text:p text:style-name="P79">end</text:p>
      <text:p text:style-name="P62"><text:span text:style-name="T263">yield_name</text:span>(<text:span text:style-name="T307">"Eric"</text:span>) { |<text:span text:style-name="T280">n</text:span>| <text:span text:style-name="T263">puts</text:span> <text:span text:style-name="T307">"My name is #{</text:span><text:span text:style-name="T263">n</text:span><text:span text:style-name="T307">}."</text:span> }</text:p>
      <text:p text:style-name="P87"># Now call the method with your name!</text:p>
      <text:p text:style-name="P62"><text:span text:style-name="T263">yield_name</text:span>(<text:span text:style-name="T307">"Oleg"</text:span>) { |<text:span text:style-name="T280">n</text:span>| <text:span text:style-name="T263">puts</text:span> <text:span text:style-name="T307">"My name is #{</text:span><text:span text:style-name="T263">n</text:span><text:span text:style-name="T307">}."</text:span> }</text:p>
      <text:p text:style-name="P69"><text:span text:style-name="T347">=&gt;</text:span><text:span text:style-name="T250">In the method! Let's yield.</text:span></text:p>
      <text:p text:style-name="P377"><text:span text:style-name="T330">=&gt;</text:span>My name is Kim.</text:p>
      <text:p text:style-name="P377"><text:span text:style-name="T330">=&gt;</text:span>In between the yields!</text:p>
      <text:p text:style-name="P377"><text:span text:style-name="T330">=&gt;</text:span>My name is Eric.</text:p>
      <text:p text:style-name="P377"><text:span text:style-name="T330">=&gt;</text:span>Block complete! Back in the method.</text:p>
      <text:p text:style-name="P377"><text:span text:style-name="T330">=&gt;</text:span>In the method! Let's yield.</text:p>
      <text:p text:style-name="P377"><text:span text:style-name="T330">=&gt;</text:span>My name is Kim.</text:p>
      <text:p text:style-name="P377"><text:span text:style-name="T330">=&gt;</text:span>In between the yields!</text:p>
      <text:p text:style-name="P377"><text:span text:style-name="T330">=&gt;</text:span>My name is Oleg.</text:p>
      <text:p text:style-name="P377"><text:span text:style-name="T330">=&gt;</text:span>Block complete! Back in the method.</text:p>
      <text:p text:style-name="P91"/>
      <text:p text:style-name="P91"/>
      <text:p text:style-name="P9">Попробуй сам!</text:p>
      <text:p text:style-name="P388">Видеть? Несмотря на то, что у этого блочного бизнеса под капотом происходит немного больше, чем мы думали, это все еще довольно просто.</text:p>
      <text:p text:style-name="P151"><text:span text:style-name="T83">Теперь, когда мы знаем, как методы принимают блоки с использованием </text:span><text:span text:style-name="Source_20_Text"><text:span text:style-name="T119">yield </text:span></text:span><text:span text:style-name="T83">ключевого слова, давайте определим наш собственный метод и передадим ему блок!</text:span></text:p>
      <text:h text:style-name="P213" text:outline-level="3">инструкции</text:h>
      <text:p text:style-name="P416"><text:span text:style-name="T84">Определите свой собственный метод, </text:span><text:span text:style-name="Source_20_Text"><text:span text:style-name="T119">double </text:span></text:span><text:span text:style-name="T84">который принимает единственный параметр и уступает место блоку. Затем вызовите его с помощью блока, который умножает параметр числа на 2. Вы можете удвоить любое число, которое захотите!</text:span></text:p>
      <text:p text:style-name="P416"><text:span text:style-name="Source_20_Text"><text:span text:style-name="T119">puts</text:span></text:span><text:span text:style-name="T84"> результат, чтобы увидеть вашу доходность в действии!</text:span></text:p>
      <text:p text:style-name="P57"><text:span text:style-name="T280">def</text:span> <text:span text:style-name="T280">double</text:span>(<text:span text:style-name="T263">num</text:span>)</text:p>
      <text:p text:style-name="P49"><text:span text:style-name="T280"><text:s text:c="2"/>yield</text:span> <text:span text:style-name="T263">num</text:span></text:p>
      <text:p text:style-name="P76">end</text:p>
      <text:p text:style-name="P49"><text:span text:style-name="T263">double</text:span>(<text:span text:style-name="T263">10</text:span>) { |<text:span text:style-name="T280">x</text:span>| <text:span text:style-name="T263">puts</text:span> <text:span text:style-name="T263">x</text:span> * <text:span text:style-name="T263">2</text:span> } </text:p>
      <text:p text:style-name="P49"/>
      <text:p text:style-name="P95">Сохранение Вашего Кода СУХИМ <text:span text:style-name="T389">(Proc)</text:span></text:p>
      <text:p text:style-name="P93">Помните, мы говорили вам, что в Ruby все является объектом? Ну, мы вроде как наврали. Блоки не являются объектами, и это одно из очень немногих исключений из правила “все является объектом” в Ruby.</text:p>
      <text:p text:style-name="P93"/>
      <text:p text:style-name="P93">Из-за этого блоки не могут быть сохранены в переменных и не обладают всеми силами и способностями реального объекта. Для этого нам понадобятся... проксы!</text:p>
      <text:p text:style-name="P93"/>
      <text:p text:style-name="P93">Вы можете думать о proc как о “сохраненном” блоке: точно так же, как вы можете дать биту кода имя и превратить его в метод, вы можете назвать блок и превратить его в proc. Проки отлично подходят для того, чтобы ваш код оставался СУХИМ, что означает "Не повторяйтесь". С блоками вы должны писать свой код каждый раз, когда он вам нужен; с proc вы пишете свой код один раз и можете использовать его много раз!</text:p>
      <text:p text:style-name="P93"/>
      <text:p text:style-name="P93"/>
      <text:p text:style-name="P57"><text:soft-page-break/><text:span text:style-name="T263">multiples_of_3</text:span> = <text:span text:style-name="T340">Proc</text:span>.<text:span text:style-name="T298">new</text:span> <text:span text:style-name="T280">do</text:span> |<text:span text:style-name="T280">n</text:span>|</text:p>
      <text:p text:style-name="P49"><text:span text:style-name="T263">n</text:span> % <text:span text:style-name="T263">3</text:span> == <text:span text:style-name="T263">0</text:span></text:p>
      <text:p text:style-name="P76">end</text:p>
      <text:p text:style-name="P49"><text:span text:style-name="T263">print</text:span> (<text:span text:style-name="T263">1</text:span>..<text:span text:style-name="T263">100</text:span>).<text:span text:style-name="T298">to_a</text:span>.<text:span text:style-name="T298">select</text:span>(&amp;<text:span text:style-name="T263">multiples_of_3</text:span>)</text:p>
      <text:p text:style-name="P94"><text:span text:style-name="T348">=&gt;</text:span><text:span text:style-name="T216">[3, 6, 9, 12, 15, 18, 21, 24, 27, 30, 33, 36, 39, 42, 45, 48, 51, 54, 57, 60, 63, 66, 69, 72, 75, 78, 81, 84, 87, 90, 93, 96, 99]</text:span></text:p>
      <text:p text:style-name="P92"/>
      <text:p text:style-name="P376"/>
      <text:p text:style-name="P170">Синтаксис Proc</text:p>
      <text:p text:style-name="P151"><text:span text:style-name="T83">Procs легко определить! Вы просто звоните </text:span><text:span text:style-name="Source_20_Text"><text:span text:style-name="T119">Proc.new </text:span></text:span><text:span text:style-name="T83">и передаете блок, который хотите сохранить. Вот как бы мы создали процесс, называемый </text:span><text:span text:style-name="Source_20_Text"><text:span text:style-name="T119">cube </text:span></text:span><text:span text:style-name="T83">кубическим числом (возводящим его в третью степень):</text:span></text:p>
      <text:p text:style-name="P333"><text:span text:style-name="Source_20_Text"><text:span text:style-name="T154">cube</text:span></text:span><text:span text:style-name="Source_20_Text"><text:span text:style-name="T177"> = </text:span></text:span><text:span text:style-name="Source_20_Text"><text:span text:style-name="T220">Proc</text:span></text:span><text:span text:style-name="Source_20_Text"><text:span text:style-name="T177">.</text:span></text:span><text:span text:style-name="Source_20_Text"><text:span text:style-name="T207">new</text:span></text:span><text:span text:style-name="Source_20_Text"><text:span text:style-name="T177"> { |</text:span></text:span><text:span text:style-name="Source_20_Text"><text:span text:style-name="T187">x</text:span></text:span><text:span text:style-name="Source_20_Text"><text:span text:style-name="T177">| </text:span></text:span><text:span text:style-name="Source_20_Text"><text:span text:style-name="T154">x</text:span></text:span><text:span text:style-name="Source_20_Text"><text:span text:style-name="T177"> ** </text:span></text:span><text:span text:style-name="Source_20_Text"><text:span text:style-name="T154">3</text:span></text:span><text:span text:style-name="Source_20_Text"><text:span text:style-name="T177"> }</text:span></text:span></text:p>
      <text:p text:style-name="P388">Затем мы можем передать процедуру методу, который в противном случае принял бы блок, и нам не нужно перезаписывать блок снова и снова!</text:p>
      <text:p text:style-name="P333"><text:span text:style-name="Source_20_Text"><text:span text:style-name="T177">[</text:span></text:span><text:span text:style-name="Source_20_Text"><text:span text:style-name="T154">1</text:span></text:span><text:span text:style-name="Source_20_Text"><text:span text:style-name="T177">, </text:span></text:span><text:span text:style-name="Source_20_Text"><text:span text:style-name="T154">2</text:span></text:span><text:span text:style-name="Source_20_Text"><text:span text:style-name="T177">, </text:span></text:span><text:span text:style-name="Source_20_Text"><text:span text:style-name="T154">3</text:span></text:span><text:span text:style-name="Source_20_Text"><text:span text:style-name="T177">].</text:span></text:span><text:span text:style-name="Source_20_Text"><text:span text:style-name="T207">collect!</text:span></text:span><text:span text:style-name="Source_20_Text"><text:span text:style-name="T177">(&amp;</text:span></text:span><text:span text:style-name="Source_20_Text"><text:span text:style-name="T154">cube</text:span></text:span><text:span text:style-name="Source_20_Text"><text:span text:style-name="T177">)</text:span></text:span></text:p>
      <text:p text:style-name="P333"><text:span text:style-name="Source_20_Text"><text:span text:style-name="T212"># ==&gt; [1, 8, 27]</text:span></text:span></text:p>
      <text:p text:style-name="P333"><text:span text:style-name="Source_20_Text"><text:span text:style-name="T177">[</text:span></text:span><text:span text:style-name="Source_20_Text"><text:span text:style-name="T154">4</text:span></text:span><text:span text:style-name="Source_20_Text"><text:span text:style-name="T177">, </text:span></text:span><text:span text:style-name="Source_20_Text"><text:span text:style-name="T154">5</text:span></text:span><text:span text:style-name="Source_20_Text"><text:span text:style-name="T177">, </text:span></text:span><text:span text:style-name="Source_20_Text"><text:span text:style-name="T154">6</text:span></text:span><text:span text:style-name="Source_20_Text"><text:span text:style-name="T177">].</text:span></text:span><text:span text:style-name="Source_20_Text"><text:span text:style-name="T207">map!</text:span></text:span><text:span text:style-name="Source_20_Text"><text:span text:style-name="T177">(&amp;</text:span></text:span><text:span text:style-name="Source_20_Text"><text:span text:style-name="T154">cube</text:span></text:span><text:span text:style-name="Source_20_Text"><text:span text:style-name="T177">)</text:span></text:span></text:p>
      <text:p text:style-name="P333"><text:span text:style-name="Source_20_Text"><text:span text:style-name="T212"># ==&gt; [64, 125, 216]</text:span></text:span></text:p>
      <text:p text:style-name="P151"><text:span text:style-name="T83">(The</text:span><text:span text:style-name="T94"> </text:span><text:span text:style-name="Source_20_Text"><text:span text:style-name="T121">.collect! </text:span></text:span><text:span text:style-name="T94">и </text:span><text:span text:style-name="Source_20_Text"><text:span text:style-name="T121">.map!</text:span></text:span><text:span text:style-name="Source_20_Text"><text:span text:style-name="T119"> </text:span></text:span><text:span text:style-name="T83">методы делают одно и то же.)</text:span></text:p>
      <text:p text:style-name="P151"><text:span text:style-name="Source_20_Text"><text:span text:style-name="T119">&amp;</text:span></text:span><text:span text:style-name="T83">Используется для преобразования </text:span><text:span text:style-name="Source_20_Text"><text:span text:style-name="T119">cube </text:span></text:span><text:span text:style-name="T83">Proc в блок (так как </text:span><text:span text:style-name="Source_20_Text"><text:span text:style-name="T119">.collect! </text:span></text:span><text:span text:style-name="T83">и </text:span><text:span text:style-name="Source_20_Text"><text:span text:style-name="T119">.map! </text:span></text:span><text:span text:style-name="T83">обычно </text:span><text:span text:style-name="T85">принимает</text:span><text:span text:style-name="T83"> блок). Мы будем делать это каждый раз, когда передаем процедуру методу, ожидающему блок.</text:span></text:p>
      <text:h text:style-name="P213" text:outline-level="3">инструкции</text:h>
      <text:p text:style-name="P146"><text:span text:style-name="T28">Метод </text:span><text:span text:style-name="T29">.floor</text:span><text:span text:style-name="T28"> округляет число с плавающей запятой (число с десятичной дробью) до ближайшего целого числа. Напишите процедуру с именем round_down, которая будет выполнять это округление (мы добавили код для передачи его в floats.collect).</text:span></text:p>
      <text:p text:style-name="P182"><text:span text:style-name="T263">floats</text:span> = [<text:span text:style-name="T263">1.2</text:span>, <text:span text:style-name="T263">3.45</text:span>, <text:span text:style-name="T263">0.91</text:span>, <text:span text:style-name="T263">7.727</text:span>, <text:span text:style-name="T263">11.42</text:span>, <text:span text:style-name="T263">482.911</text:span>]</text:p>
      <text:p text:style-name="P87"># Write your code below this line!</text:p>
      <text:p text:style-name="P62"><text:span text:style-name="T263">round_down</text:span> = <text:span text:style-name="T340">Proc</text:span>.<text:span text:style-name="T298">new</text:span> { |<text:span text:style-name="T280">x</text:span>| <text:span text:style-name="T263">x</text:span>.<text:span text:style-name="T298">floor</text:span> }</text:p>
      <text:p text:style-name="P87"># Write your code above this line!</text:p>
      <text:p text:style-name="P62"><text:span text:style-name="T263">ints</text:span> = <text:span text:style-name="T263">floats</text:span>.<text:span text:style-name="T298">collect</text:span>(&amp;<text:span text:style-name="T263">round_down</text:span>)</text:p>
      <text:p text:style-name="P62"><text:span text:style-name="T263">print</text:span> <text:span text:style-name="T263">ints</text:span></text:p>
      <text:p text:style-name="P70"><text:span text:style-name="T270">=&gt; </text:span><text:span text:style-name="T250">[1, 3, 0, 7, 11, 482]</text:span></text:p>
      <text:p text:style-name="P402"/>
      <text:p text:style-name="P408">Почему <text:span text:style-name="T137">Procs?</text:span></text:p>
      <text:p text:style-name="P406">Зачем сохранять наши блоки в качестве проков? Есть два основных преимущества:</text:p>
      <text:p text:style-name="P406">Проки-это полноценные объекты, поэтому они обладают всеми силами и способностями объектов. (Блоки-нет.)</text:p>
      <text:p text:style-name="P406">В отличие от блоков, procs можно вызывать снова и снова, не переписывая их. Это избавляет вас от необходимости перепечатывать содержимое вашего блока каждый раз, когда вам нужно выполнить определенный бит кода.<text:line-break/><text:span text:style-name="T384">Инструкции</text:span></text:p>
      <text:p text:style-name="P407">1.Проверьте код в редакторе. нам пришлось переписывать этот блок кучу раз! Удалите блоки и замените их на proc с именем over_4_feet, так что код в блоке должен быть написан только один раз.</text:p>
      <text:p text:style-name="P184"><text:soft-page-break/># Here at the amusement park, you have to be four feet tall</text:p>
      <text:p text:style-name="P83"># or taller to ride the roller coaster. Let's use .select on</text:p>
      <text:p text:style-name="P83"># each group to get only the ones four feet tall or taller.</text:p>
      <text:p text:style-name="P117"/>
      <text:p text:style-name="P45"><text:span text:style-name="T263">group_1</text:span> = [<text:span text:style-name="T263">4.1</text:span>, <text:span text:style-name="T263">5.5</text:span>, <text:span text:style-name="T263">3.2</text:span>, <text:span text:style-name="T263">3.3</text:span>, <text:span text:style-name="T263">6.1</text:span>, <text:span text:style-name="T263">3.9</text:span>, <text:span text:style-name="T263">4.7</text:span>]</text:p>
      <text:p text:style-name="P45"><text:span text:style-name="T263">group_2</text:span> = [<text:span text:style-name="T263">7.0</text:span>, <text:span text:style-name="T263">3.8</text:span>, <text:span text:style-name="T263">6.2</text:span>, <text:span text:style-name="T263">6.1</text:span>, <text:span text:style-name="T263">4.4</text:span>, <text:span text:style-name="T263">4.9</text:span>, <text:span text:style-name="T263">3.0</text:span>]</text:p>
      <text:p text:style-name="P45"><text:span text:style-name="T263">group_3</text:span> = [<text:span text:style-name="T263">5.5</text:span>, <text:span text:style-name="T263">5.1</text:span>, <text:span text:style-name="T263">3.9</text:span>, <text:span text:style-name="T263">4.3</text:span>, <text:span text:style-name="T263">4.9</text:span>, <text:span text:style-name="T263">3.2</text:span>, <text:span text:style-name="T263">3.2</text:span>]</text:p>
      <text:p text:style-name="P117"/>
      <text:p text:style-name="P83"># Complete this as a new Proc</text:p>
      <text:p text:style-name="P45"><text:span text:style-name="T263">over_4_feet</text:span> = <text:span text:style-name="T263">________________</text:span></text:p>
      <text:p text:style-name="P117"/>
      <text:p text:style-name="P83"># Change these three so that they use your new over_4_feet Proc</text:p>
      <text:p text:style-name="P45"><text:span text:style-name="T263">can_ride_1</text:span> = <text:span text:style-name="T263">group_1</text:span>.<text:span text:style-name="T298">select</text:span> { |<text:span text:style-name="T280">height</text:span>| <text:span text:style-name="T263">height</text:span> &gt;= <text:span text:style-name="T263">4</text:span> }</text:p>
      <text:p text:style-name="P45"><text:span text:style-name="T263">can_ride_2</text:span> = <text:span text:style-name="T263">group_2</text:span>.<text:span text:style-name="T298">select</text:span> { |<text:span text:style-name="T280">height</text:span>| <text:span text:style-name="T263">height</text:span> &gt;= <text:span text:style-name="T263">4</text:span> }</text:p>
      <text:p text:style-name="P45"><text:span text:style-name="T263">can_ride_3</text:span> = <text:span text:style-name="T263">group_3</text:span>.<text:span text:style-name="T298">select</text:span> { |<text:span text:style-name="T280">height</text:span>| <text:span text:style-name="T263">height</text:span> &gt;= <text:span text:style-name="T263">4</text:span> }</text:p>
      <text:p text:style-name="P117"/>
      <text:p text:style-name="P45"><text:span text:style-name="T263">puts</text:span> <text:span text:style-name="T263">can_ride_1</text:span></text:p>
      <text:p text:style-name="P45"><text:span text:style-name="T263">puts</text:span> <text:span text:style-name="T263">can_ride_2</text:span></text:p>
      <text:p text:style-name="P45"><text:span text:style-name="T263">puts</text:span> <text:span text:style-name="T263">can_ride_3</text:span></text:p>
      <text:p text:style-name="P147"/>
      <text:p text:style-name="P148">***************</text:p>
      <text:p text:style-name="P184"># Here at the amusement park, you have to be four feet tall</text:p>
      <text:p text:style-name="P83"># or taller to ride the roller coaster. Let's use .select on</text:p>
      <text:p text:style-name="P83"># each group to get only the ones four feet tall or taller.</text:p>
      <text:p text:style-name="P117"/>
      <text:p text:style-name="P45"><text:span text:style-name="T263">group_1</text:span> = [<text:span text:style-name="T263">4.1</text:span>, <text:span text:style-name="T263">5.5</text:span>, <text:span text:style-name="T263">3.2</text:span>, <text:span text:style-name="T263">3.3</text:span>, <text:span text:style-name="T263">6.1</text:span>, <text:span text:style-name="T263">3.9</text:span>, <text:span text:style-name="T263">4.7</text:span>]</text:p>
      <text:p text:style-name="P45"><text:span text:style-name="T263">group_2</text:span> = [<text:span text:style-name="T263">7.0</text:span>, <text:span text:style-name="T263">3.8</text:span>, <text:span text:style-name="T263">6.2</text:span>, <text:span text:style-name="T263">6.1</text:span>, <text:span text:style-name="T263">4.4</text:span>, <text:span text:style-name="T263">4.9</text:span>, <text:span text:style-name="T263">3.0</text:span>]</text:p>
      <text:p text:style-name="P45"><text:span text:style-name="T263">group_3</text:span> = [<text:span text:style-name="T263">5.5</text:span>, <text:span text:style-name="T263">5.1</text:span>, <text:span text:style-name="T263">3.9</text:span>, <text:span text:style-name="T263">4.3</text:span>, <text:span text:style-name="T263">4.9</text:span>, <text:span text:style-name="T263">3.2</text:span>, <text:span text:style-name="T263">3.2</text:span>]</text:p>
      <text:p text:style-name="P117"/>
      <text:p text:style-name="P83"># Complete this as a new Proc</text:p>
      <text:p text:style-name="P45"><text:span text:style-name="T263">over_4_feet</text:span> = <text:span text:style-name="T341">proc</text:span> { |<text:span text:style-name="T280">x</text:span>| <text:span text:style-name="T263">x</text:span> &gt;= <text:span text:style-name="T263">4</text:span> }</text:p>
      <text:p text:style-name="P117"/>
      <text:p text:style-name="P83"># Change these three so that they use your new over_4_feet Proc</text:p>
      <text:p text:style-name="P45"><text:span text:style-name="T263">can_ride_1</text:span> = <text:span text:style-name="T263">group_1</text:span>.<text:span text:style-name="T298">select</text:span>(&amp;<text:span text:style-name="T263">over_4_feet</text:span>)</text:p>
      <text:p text:style-name="P45"><text:span text:style-name="T263">can_ride_2</text:span> = <text:span text:style-name="T263">group_2</text:span>.<text:span text:style-name="T298">select</text:span>(&amp;<text:span text:style-name="T263">over_4_feet</text:span>)</text:p>
      <text:p text:style-name="P45"><text:span text:style-name="T263">can_ride_3</text:span> = <text:span text:style-name="T263">group_3</text:span>.<text:span text:style-name="T298">select</text:span>(&amp;<text:span text:style-name="T263">over_4_feet</text:span>)</text:p>
      <text:p text:style-name="P117"/>
      <text:p text:style-name="P45"><text:span text:style-name="T263">puts</text:span> <text:span text:style-name="T263">can_ride_1</text:span></text:p>
      <text:p text:style-name="P45"><text:span text:style-name="T263">puts</text:span> <text:span text:style-name="T263">can_ride_2</text:span></text:p>
      <text:p text:style-name="P45"><text:span text:style-name="T263">puts</text:span> <text:span text:style-name="T263">can_ride_3</text:span></text:p>
      <text:p text:style-name="P147"/>
      <text:p text:style-name="P147"/>
      <text:p text:style-name="P170">Создайте свой собственный!</text:p>
      <text:p text:style-name="P388">Хорошо! Пора снимать тренировочные колеса.</text:p>
      <text:p text:style-name="P333"><text:span text:style-name="Source_20_Text"><text:span text:style-name="T154">cube</text:span></text:span><text:span text:style-name="Source_20_Text"><text:span text:style-name="T177"> = </text:span></text:span><text:span text:style-name="Source_20_Text"><text:span text:style-name="T220">Proc</text:span></text:span><text:span text:style-name="Source_20_Text"><text:span text:style-name="T177">.</text:span></text:span><text:span text:style-name="Source_20_Text"><text:span text:style-name="T207">new</text:span></text:span><text:span text:style-name="Source_20_Text"><text:span text:style-name="T177"> { |</text:span></text:span><text:span text:style-name="Source_20_Text"><text:span text:style-name="T187">x</text:span></text:span><text:span text:style-name="Source_20_Text"><text:span text:style-name="T177">| </text:span></text:span><text:span text:style-name="Source_20_Text"><text:span text:style-name="T154">x</text:span></text:span><text:span text:style-name="Source_20_Text"><text:span text:style-name="T177"> ** </text:span></text:span><text:span text:style-name="Source_20_Text"><text:span text:style-name="T154">3</text:span></text:span><text:span text:style-name="Source_20_Text"><text:span text:style-name="T177"> }</text:span></text:span></text:p>
      <text:p text:style-name="P333"><text:span text:style-name="Source_20_Text"><text:span text:style-name="T177">[</text:span></text:span><text:span text:style-name="Source_20_Text"><text:span text:style-name="T154">1</text:span></text:span><text:span text:style-name="Source_20_Text"><text:span text:style-name="T177">, </text:span></text:span><text:span text:style-name="Source_20_Text"><text:span text:style-name="T154">2</text:span></text:span><text:span text:style-name="Source_20_Text"><text:span text:style-name="T177">, </text:span></text:span><text:span text:style-name="Source_20_Text"><text:span text:style-name="T154">3</text:span></text:span><text:span text:style-name="Source_20_Text"><text:span text:style-name="T177">].</text:span></text:span><text:span text:style-name="Source_20_Text"><text:span text:style-name="T207">map</text:span></text:span><text:span text:style-name="Source_20_Text"><text:span text:style-name="T177">(&amp;</text:span></text:span><text:span text:style-name="Source_20_Text"><text:span text:style-name="T154">cube</text:span></text:span><text:span text:style-name="Source_20_Text"><text:span text:style-name="T177">)</text:span></text:span></text:p>
      <text:p text:style-name="P333"><text:span text:style-name="Source_20_Text"><text:span text:style-name="T212"># [1, 8, 27]</text:span></text:span></text:p>
      <text:p text:style-name="P343"><text:soft-page-break/>Вы собираетесь создать свой собственный метод, который будет вызывать вашу собственную процедуру! Мы сделаем это в два этапа. Используйте приведенный выше пример как напоминание о синтаксисе.</text:p>
      <text:h text:style-name="P213" text:outline-level="3">инструкции</text:h>
      <text:p text:style-name="P416"><text:span text:style-name="T84">Создайте метод, </text:span><text:span text:style-name="Source_20_Text"><text:span text:style-name="T119">greeter </text:span></text:span><text:span text:style-name="T84">который не принимает аргументов и </text:span><text:span text:style-name="Source_20_Text"><text:span text:style-name="T119">yield </text:span></text:span><text:span text:style-name="T84">для блока.</text:span></text:p>
      <text:p text:style-name="P416"><text:span text:style-name="T84">Создайте Proc </text:span><text:span text:style-name="Source_20_Text"><text:span text:style-name="T119">phrase</text:span></text:span><text:span text:style-name="T84">, что ставит </text:span><text:span text:style-name="Source_20_Text"><text:span text:style-name="T119">"Hello there!"</text:span></text:span><text:span text:style-name="T84">. Передайте это </text:span><text:span text:style-name="Source_20_Text"><text:span text:style-name="T119">greeter </text:span></text:span><text:span text:style-name="T84">вместо блока. (Не забудьте <text:s/>пройти, </text:span><text:span text:style-name="Source_20_Text"><text:span text:style-name="T119">&amp;phrase </text:span></text:span><text:span text:style-name="T84">а не просто пройти </text:span><text:span text:style-name="Source_20_Text"><text:span text:style-name="T119">phrase</text:span></text:span><text:span text:style-name="T84">!)</text:span></text:p>
      <text:p text:style-name="P182"><text:span text:style-name="T280">def</text:span> <text:span text:style-name="T280">greeter</text:span></text:p>
      <text:p text:style-name="P79">yield</text:p>
      <text:p text:style-name="P79">end</text:p>
      <text:p text:style-name="P62"><text:span text:style-name="T263">phrase</text:span> = <text:span text:style-name="T263">proc</text:span> { <text:span text:style-name="T263">puts</text:span> <text:span text:style-name="T307">"Hello there!"</text:span> }</text:p>
      <text:p text:style-name="P62"><text:span text:style-name="T263">greeter</text:span>(&amp;<text:span text:style-name="T263">phrase</text:span>)</text:p>
      <text:p text:style-name="P145"/>
      <text:p text:style-name="P145"><text:span text:style-name="T391">(call)</text:span>Позвони мне, может быть</text:p>
      <text:p text:style-name="P142">Хорошая работа! Вызвать процедуру с помощью метода не так уж сложно. Однако есть еще более простой способ. В отличие от блоков, мы можем вызывать процессы напрямую, используя метод Ruby .call. Проверьте это!</text:p>
      <text:p text:style-name="P219"><text:span text:style-name="Source_20_Text"><text:span text:style-name="T274">test</text:span></text:span><text:span text:style-name="Source_20_Text"><text:span text:style-name="T326"> = </text:span></text:span><text:span text:style-name="Source_20_Text"><text:span text:style-name="T342">Proc</text:span></text:span><text:span text:style-name="Source_20_Text"><text:span text:style-name="T326">.</text:span></text:span><text:span text:style-name="Source_20_Text"><text:span text:style-name="T302">new</text:span></text:span><text:span text:style-name="Source_20_Text"><text:span text:style-name="T326"> { </text:span></text:span><text:span text:style-name="Source_20_Text"><text:span text:style-name="T356"># does something }</text:span></text:span></text:p>
      <text:p text:style-name="P334"><text:span text:style-name="Source_20_Text"><text:span text:style-name="T154">test</text:span></text:span><text:span text:style-name="Source_20_Text"><text:span text:style-name="T177">.</text:span></text:span><text:span text:style-name="Source_20_Text"><text:span text:style-name="T207">call</text:span></text:span></text:p>
      <text:p text:style-name="P334"><text:span text:style-name="Source_20_Text"><text:span text:style-name="T212"># does that something!</text:span></text:span></text:p>
      <text:p text:style-name="P409"><text:line-break/><text:span text:style-name="T252">Помните: в Ruby всегда есть несколько способов сделать что-то. инструкции </text:span></text:p>
      <text:p text:style-name="P396">1. Идите вперед и создайте процедуру с именем hi, которая помещает «Hello!», А затем .call ее!</text:p>
      <text:p text:style-name="P63"><text:span text:style-name="T156">hi</text:span><text:span text:style-name="T215"> = </text:span><text:span text:style-name="T156">proc</text:span><text:span text:style-name="T215"> { </text:span><text:span text:style-name="T156">puts</text:span><text:span text:style-name="T215"> </text:span><text:span text:style-name="T202">"Hello!"</text:span><text:span text:style-name="T215"> }</text:span></text:p>
      <text:p text:style-name="P62"><text:span text:style-name="T263">hi</text:span>.<text:span text:style-name="T298">call</text:span></text:p>
      <text:p text:style-name="P396"/>
      <text:p text:style-name="P22">Символы, Meet Procs</text:p>
      <text:p text:style-name="P153"><text:span text:style-name="T83">Теперь, когда вы изучаете некоторые из более сложных частей языка Ruby, вы можете комбинировать их, чтобы работать с поистине тайной магией. Например, помните, когда мы говорили вам, что вы можете </text:span><text:a xlink:type="simple" xlink:href="https://www.codecademy.com/courses/learn-ruby/lessons/hashes-and-symbols/exercises/what-are-symbols-used-for" office:target-frame-name="_blank" xlink:show="new" text:style-name="Internet_20_link" text:visited-style-name="Visited_20_Internet_20_Link"><text:span text:style-name="T230">передавать имя метода Ruby с помощью символа</text:span></text:a><text:span text:style-name="T83"> ? Ну, вы </text:span><text:span text:style-name="Emphasis"><text:span text:style-name="T83">также</text:span></text:span><text:span text:style-name="T83"> можете конвертировать символы в процессы, используя это удобное приспособление </text:span><text:span text:style-name="Source_20_Text"><text:span text:style-name="T119">&amp;</text:span></text:span><text:span text:style-name="T83">.</text:span></text:p>
      <text:p text:style-name="P387">Проверить это:</text:p>
      <text:p text:style-name="P334"><text:span text:style-name="Source_20_Text"><text:span text:style-name="T154">strings</text:span></text:span><text:span text:style-name="Source_20_Text"><text:span text:style-name="T177"> = [</text:span></text:span><text:span text:style-name="Source_20_Text"><text:span text:style-name="T201">"1"</text:span></text:span><text:span text:style-name="Source_20_Text"><text:span text:style-name="T177">, </text:span></text:span><text:span text:style-name="Source_20_Text"><text:span text:style-name="T201">"2"</text:span></text:span><text:span text:style-name="Source_20_Text"><text:span text:style-name="T177">, </text:span></text:span><text:span text:style-name="Source_20_Text"><text:span text:style-name="T201">"3"</text:span></text:span><text:span text:style-name="Source_20_Text"><text:span text:style-name="T177">]</text:span></text:span></text:p>
      <text:p text:style-name="P334"><text:span text:style-name="Source_20_Text"><text:span text:style-name="T154">nums</text:span></text:span><text:span text:style-name="Source_20_Text"><text:span text:style-name="T177"> = </text:span></text:span><text:span text:style-name="Source_20_Text"><text:span text:style-name="T154">strings</text:span></text:span><text:span text:style-name="Source_20_Text"><text:span text:style-name="T177">.</text:span></text:span><text:span text:style-name="Source_20_Text"><text:span text:style-name="T207">map</text:span></text:span><text:span text:style-name="Source_20_Text"><text:span text:style-name="T177">(&amp;:</text:span></text:span><text:span text:style-name="Source_20_Text"><text:span text:style-name="T154">to_i</text:span></text:span><text:span text:style-name="Source_20_Text"><text:span text:style-name="T177">)</text:span></text:span></text:p>
      <text:p text:style-name="P334"><text:span text:style-name="Source_20_Text"><text:span text:style-name="T212"># ==&gt; [1, 2, 3]</text:span></text:span></text:p>
      <text:p text:style-name="P153"><text:span text:style-name="T83">Сопоставляя </text:span><text:span text:style-name="Source_20_Text"><text:span text:style-name="T119">&amp;:to_i </text:span></text:span><text:span text:style-name="T83">каждый элемент </text:span><text:span text:style-name="Source_20_Text"><text:span text:style-name="T119">strings</text:span></text:span><text:span text:style-name="T83">, мы превратили каждую строку в целое число!</text:span></text:p>
      <text:h text:style-name="P212" text:outline-level="3">инструкции</text:h>
      <text:p text:style-name="P153"><text:span text:style-name="T84">Используя пример в инструкциях в качестве руководства, используйте </text:span><text:span text:style-name="Source_20_Text"><text:span text:style-name="T119">collect </text:span></text:span><text:span text:style-name="T84">или </text:span><text:span text:style-name="Source_20_Text"><text:span text:style-name="T119">map </text:span></text:span><text:span text:style-name="T84">для создания файла </text:span><text:span text:style-name="Source_20_Text"><text:span text:style-name="T119">strings_array </text:span></text:span><text:span text:style-name="T84">из </text:span><text:span text:style-name="Source_20_Text"><text:span text:style-name="T119">numbers_array</text:span></text:span><text:span text:style-name="T84">. Каждый элемент </text:span><text:span text:style-name="Source_20_Text"><text:span text:style-name="T119">strings_array </text:span></text:span><text:span text:style-name="T84">должен быть строковой версией соответствующего элемента из </text:span><text:span text:style-name="Source_20_Text"><text:span text:style-name="T119">numbers_array</text:span></text:span><text:span text:style-name="T84">(то есть он должен уйти </text:span><text:span text:style-name="Source_20_Text"><text:span text:style-name="T119">["1", "2", "3"... "10"]</text:span></text:span><text:span text:style-name="T84">).</text:span></text:p>
      <text:p text:style-name="P118"><text:span text:style-name="T153">numbers_array</text:span><text:span text:style-name="T173"> = [</text:span><text:span text:style-name="T153">1</text:span><text:span text:style-name="T173">, </text:span><text:span text:style-name="T153">2</text:span><text:span text:style-name="T173">, </text:span><text:span text:style-name="T153">3</text:span><text:span text:style-name="T173">, </text:span><text:span text:style-name="T153">4</text:span><text:span text:style-name="T173">, </text:span><text:span text:style-name="T153">5</text:span><text:span text:style-name="T173">, </text:span><text:span text:style-name="T153">6</text:span><text:span text:style-name="T173">, </text:span><text:span text:style-name="T153">7</text:span><text:span text:style-name="T173">, </text:span><text:span text:style-name="T153">8</text:span><text:span text:style-name="T173">, </text:span><text:span text:style-name="T153">9</text:span><text:span text:style-name="T173">, </text:span><text:span text:style-name="T153">10</text:span><text:span text:style-name="T173">]</text:span></text:p>
      <text:p text:style-name="P117"><text:span text:style-name="T265">strings_array</text:span><text:span text:style-name="T322"> = </text:span><text:span text:style-name="T265">numbers_array</text:span><text:span text:style-name="T322">.</text:span><text:span text:style-name="T305">map</text:span><text:span text:style-name="T322">(&amp;:</text:span><text:span text:style-name="T265">to_s</text:span><text:span text:style-name="T322">)</text:span></text:p>
      <text:p text:style-name="P45"><text:span text:style-name="T263">puts</text:span> <text:span text:style-name="T263">strings_array</text:span></text:p>
      <text:p text:style-name="P410"><text:span text:style-name="T253">=&gt;</text:span><text:span text:style-name="T252">["1", "2", "3", "4", "5", "6", "7", "8", "9", "10"]</text:span></text:p>
      <text:p text:style-name="P25"><text:soft-page-break/>Рубиновая лямбда</text:p>
      <text:p text:style-name="P383"><text:span text:style-name="T83">Как и </text:span><text:span text:style-name="T86">проки</text:span><text:span text:style-name="T83">, лямбды - это объекты. Сходства на этом не заканчиваются: за исключением небольшого синтаксиса и нескольких поведенческих причуд, лямбды идентичны </text:span><text:span text:style-name="T86">прокам</text:span><text:span text:style-name="T83">.</text:span></text:p>
      <text:p text:style-name="P153"><text:span text:style-name="T83">Посмотрите код в редакторе. Видите </text:span><text:span text:style-name="Source_20_Text"><text:span text:style-name="T119">lambda </text:span></text:span><text:span text:style-name="T83">бит? Печатать</text:span></text:p>
      <text:p text:style-name="P334"><text:span text:style-name="Source_20_Text"><text:span text:style-name="T154">lambda</text:span></text:span><text:span text:style-name="Source_20_Text"><text:span text:style-name="T177"> { </text:span></text:span><text:span text:style-name="Source_20_Text"><text:span text:style-name="T154">puts</text:span></text:span><text:span text:style-name="Source_20_Text"><text:span text:style-name="T177"> </text:span></text:span><text:span text:style-name="Source_20_Text"><text:span text:style-name="T201">"Hello!"</text:span></text:span><text:span text:style-name="Source_20_Text"><text:span text:style-name="T177"> }</text:span></text:span></text:p>
      <text:p text:style-name="P387">Примерно так же, как</text:p>
      <text:p text:style-name="P334"><text:span text:style-name="Source_20_Text"><text:span text:style-name="T220">Proc</text:span></text:span><text:span text:style-name="Source_20_Text"><text:span text:style-name="T177">.</text:span></text:span><text:span text:style-name="Source_20_Text"><text:span text:style-name="T207">new</text:span></text:span><text:span text:style-name="Source_20_Text"><text:span text:style-name="T177"> { </text:span></text:span><text:span text:style-name="Source_20_Text"><text:span text:style-name="T154">puts</text:span></text:span><text:span text:style-name="Source_20_Text"><text:span text:style-name="T177"> </text:span></text:span><text:span text:style-name="Source_20_Text"><text:span text:style-name="T201">"Hello!"</text:span></text:span><text:span text:style-name="Source_20_Text"><text:span text:style-name="T177"> }</text:span></text:span></text:p>
      <text:p text:style-name="P153"><text:span text:style-name="T83">В примере справа, когда мы передаем лямбду в </text:span><text:span text:style-name="Source_20_Text"><text:span text:style-name="T119">lambda_demo</text:span></text:span><text:span text:style-name="T83">, метод вызывает лямбду и выполняет свой код.</text:span></text:p>
      <text:h text:style-name="P212" text:outline-level="3">инструкции</text:h>
      <text:p text:style-name="P153"><text:span text:style-name="T83">Теперь, когда вы знаете, как работают блоки и процессы, вы можете догадаться, что эта лямбда будет отображать </text:span><text:span text:style-name="Source_20_Text"><text:span text:style-name="T119">puts </text:span></text:span><text:span text:style-name="T83">на консоли. Нажмите «Выполнить», чтобы подтвердить свои подозрения!</text:span></text:p>
      <text:p text:style-name="P64"><text:span text:style-name="T191">def</text:span><text:span text:style-name="T215"> </text:span><text:span text:style-name="T191">lambda_demo</text:span><text:span text:style-name="T215">(</text:span><text:span text:style-name="T156">a_lambda</text:span><text:span text:style-name="T215">)</text:span></text:p>
      <text:p text:style-name="P62"><text:span text:style-name="T263">puts</text:span> <text:span text:style-name="T307">"I'm the method!"</text:span></text:p>
      <text:p text:style-name="P62"><text:span text:style-name="T263">a_lambda</text:span>.<text:span text:style-name="T298">call</text:span></text:p>
      <text:p text:style-name="P79">end</text:p>
      <text:p text:style-name="P62"><text:span text:style-name="T263">lambda_demo</text:span>(<text:span text:style-name="T263">lambda</text:span> { <text:span text:style-name="T263">puts</text:span> <text:span text:style-name="T307">"I'm the lambda!"</text:span> })</text:p>
      <text:p text:style-name="P397"/>
      <text:p text:style-name="P23">Лямбда-синтаксис</text:p>
      <text:p text:style-name="P388">Лямбда-выражения определяются с использованием следующего синтаксиса:</text:p>
      <text:p text:style-name="P333"><text:span text:style-name="Source_20_Text"><text:span text:style-name="T154">lambda</text:span></text:span><text:span text:style-name="Source_20_Text"><text:span text:style-name="T177"> { |</text:span></text:span><text:span text:style-name="Source_20_Text"><text:span text:style-name="T187">param</text:span></text:span><text:span text:style-name="Source_20_Text"><text:span text:style-name="T177">| </text:span></text:span><text:span text:style-name="Source_20_Text"><text:span text:style-name="T154">block</text:span></text:span><text:span text:style-name="Source_20_Text"><text:span text:style-name="T177"> }</text:span></text:span></text:p>
      <text:p text:style-name="P151"><text:span text:style-name="T83">Лямбды полезны в тех же ситуациях, в которых вы бы использовали прока. Мы рассмотрим различия между лямбдами и процедурами в следующем упражнении; А пока давайте немного попрактикуемся с </text:span><text:span text:style-name="Source_20_Text"><text:span text:style-name="T119">lambda</text:span></text:span><text:span text:style-name="T83">синтаксисом.</text:span></text:p>
      <text:h text:style-name="P213" text:outline-level="3">инструкции</text:h>
      <text:p text:style-name="P227">У нас есть массив строк в редакторе, но нам нужен массив символов.</text:p>
      <text:p text:style-name="P151"><text:span text:style-name="T84">В строке 4 создайте новую переменную с именем </text:span><text:span text:style-name="Source_20_Text"><text:span text:style-name="T119">symbolize</text:span></text:span><text:span text:style-name="T84">. В </text:span><text:span text:style-name="Source_20_Text"><text:span text:style-name="T119">symbolize </text:span></text:span><text:span text:style-name="T84">сохраните объект, </text:span><text:span text:style-name="Source_20_Text"><text:span text:style-name="T119">lambda </text:span></text:span><text:span text:style-name="T84">который принимает один параметр и вызывает </text:span><text:span text:style-name="Source_20_Text"><text:span text:style-name="T119">.to_sym </text:span></text:span><text:span text:style-name="T84">этот параметр.</text:span></text:p>
      <text:p text:style-name="P151"><text:span text:style-name="T84">Затем мы используем метод </text:span><text:span text:style-name="Source_20_Text"><text:span text:style-name="T119">symbolize </text:span></text:span><text:span text:style-name="T84">with </text:span><text:span text:style-name="Source_20_Text"><text:span text:style-name="T119">.collect </text:span></text:span><text:span text:style-name="T84">для преобразования элементов в </text:span><text:span text:style-name="Source_20_Text"><text:span text:style-name="T119">strings </text:span></text:span><text:span text:style-name="T84">символы!</text:span></text:p>
      <text:p text:style-name="P64"><text:span text:style-name="T156">strings</text:span><text:span text:style-name="T215"> = [</text:span><text:span text:style-name="T202">"leonardo"</text:span><text:span text:style-name="T215">, </text:span><text:span text:style-name="T202">"donatello"</text:span><text:span text:style-name="T215">, </text:span><text:span text:style-name="T202">"raphael"</text:span><text:span text:style-name="T215">, </text:span><text:span text:style-name="T202">"michaelangelo"</text:span><text:span text:style-name="T215">]</text:span></text:p>
      <text:p text:style-name="P87"># Write your code below this line!</text:p>
      <text:p text:style-name="P120"/>
      <text:p text:style-name="P62"><text:span text:style-name="T263">symbolize</text:span> = <text:span text:style-name="T263">lambda</text:span> { |<text:span text:style-name="T280">param</text:span>| <text:span text:style-name="T263">param</text:span>.<text:span text:style-name="T298">to_sym</text:span> }</text:p>
      <text:p text:style-name="P120"/>
      <text:p text:style-name="P87"># Write your code above this line!</text:p>
      <text:p text:style-name="P62"><text:span text:style-name="T263">symbols</text:span> = <text:span text:style-name="T263">strings</text:span>.<text:span text:style-name="T298">collect</text:span>(&amp;<text:span text:style-name="T263">symbolize</text:span>)</text:p>
      <text:p text:style-name="P62"><text:span text:style-name="T263">print</text:span> <text:span text:style-name="T263">symbols</text:span></text:p>
      <text:p text:style-name="P397"/>
      <text:p text:style-name="P397"/>
      <text:p text:style-name="P397"/>
      <text:p text:style-name="P397"/>
      <text:p text:style-name="P397"/>
      <text:p text:style-name="P23"><text:soft-page-break/>Лямбды против процедур</text:p>
      <text:p text:style-name="P383"><text:span text:style-name="T83">Если вы думаете, что </text:span><text:span text:style-name="T87">проки</text:span><text:span text:style-name="T83"> и лямбды выглядят очень похожими, то это потому, что они таковы! Основных отличий всего два.</text:span></text:p>
      <text:p text:style-name="P153"><text:span text:style-name="T83">Сначала лямбда проверяет количество переданных ей аргументов, а </text:span><text:span text:style-name="T87">прок</text:span><text:span text:style-name="T83"> - нет. Это означает, что лямбда выдаст ошибку, если вы передадите ему неправильное количество аргументов, тогда как </text:span><text:span text:style-name="T87">прок </text:span><text:span text:style-name="T83">проигнорирует неожиданные аргументы и назначит </text:span><text:span text:style-name="Source_20_Text"><text:span text:style-name="T119">nil </text:span></text:span><text:span text:style-name="T83">любые, которые отсутствуют.</text:span></text:p>
      <text:p text:style-name="P383"><text:span text:style-name="T83">Во-вторых, когда лямбда возвращается, она передает управление обратно вызывающему методу; когда </text:span><text:span text:style-name="T87">прок</text:span><text:span text:style-name="T83"> возвращается, он делает это немедленно, без возврата к вызывающему методу.</text:span></text:p>
      <text:p text:style-name="P342">Чтобы увидеть, как это работает, взгляните на код в редакторе. Наш первый метод вызывает про<text:span text:style-name="T392">к</text:span>; второй вызывает лямбду.</text:p>
      <text:h text:style-name="P212" text:outline-level="3">инструкции</text:h>
      <text:p text:style-name="P153"><text:span text:style-name="T83">Щелкните Выполнить, чтобы увидеть возвращаемые значения. Видите, как прок говорит, что Бэтмен победит? Это потому, что он возвращается немедленно, без возврата к </text:span><text:span text:style-name="Source_20_Text"><text:span text:style-name="T119">batman_ironman_proc </text:span></text:span><text:span text:style-name="T83">методу.</text:span></text:p>
      <text:p text:style-name="P153"><text:span text:style-name="T83">Однако наша лямбда возвращается в метод после вызова, поэтому метод возвращает последний код, который он оценивает: </text:span><text:span text:style-name="Source_20_Text"><text:span text:style-name="T119">"Iron Man will win!"</text:span></text:span></text:p>
      <text:p text:style-name="P64"><text:span text:style-name="T191">def</text:span><text:span text:style-name="T215"> </text:span><text:span text:style-name="T191">batman_ironman_proc</text:span></text:p>
      <text:p text:style-name="P62"><text:span text:style-name="T263">victor</text:span> = <text:span text:style-name="T340">Proc</text:span>.<text:span text:style-name="T298">new</text:span> { <text:span text:style-name="T263">return</text:span> <text:span text:style-name="T307">"Batman will win!"</text:span> }</text:p>
      <text:p text:style-name="P62"><text:span text:style-name="T263">victor</text:span>.<text:span text:style-name="T298">call</text:span></text:p>
      <text:p text:style-name="P115">"Iron Man will win!"</text:p>
      <text:p text:style-name="P79">end</text:p>
      <text:p text:style-name="P62"><text:span text:style-name="T263">puts</text:span> <text:span text:style-name="T263">batman_ironman_proc</text:span></text:p>
      <text:p text:style-name="P120"/>
      <text:p text:style-name="P62"><text:span text:style-name="T280">def</text:span> <text:span text:style-name="T280">batman_ironman_lambda</text:span></text:p>
      <text:p text:style-name="P62"><text:span text:style-name="T263">victor</text:span> = <text:span text:style-name="T263">lambda</text:span> { <text:span text:style-name="T263">return</text:span> <text:span text:style-name="T307">"Batman will win!"</text:span> }</text:p>
      <text:p text:style-name="P62"><text:span text:style-name="T263">victor</text:span>.<text:span text:style-name="T298">call</text:span></text:p>
      <text:p text:style-name="P115">"Iron Man will win!"</text:p>
      <text:p text:style-name="P79">end</text:p>
      <text:p text:style-name="P62"><text:span text:style-name="T263">puts</text:span> <text:span text:style-name="T263">batman_ironman_lambda</text:span></text:p>
      <text:p text:style-name="P43"/>
      <text:p text:style-name="P43"/>
      <text:p text:style-name="P10">Теперь попробуйте!</text:p>
      <text:p text:style-name="P382"><text:span text:style-name="T127">Отличная работа! Вы написали собственную лямбду и видели, как передать ее методу. Пришло время написать лямбду </text:span><text:span text:style-name="Emphasis"><text:span text:style-name="T127">и</text:span></text:span><text:span text:style-name="T127"> передать ее методу!</text:span></text:p>
      <text:p text:style-name="P151"><text:span text:style-name="T127">Если вы думаете, что это будет очень похоже на то, что вы уже делали с procs, вы совершенно правы. Как и в случае с procs, нам нужно будет поставить </text:span><text:span text:style-name="Source_20_Text"><text:span text:style-name="T129">&amp;</text:span></text:span><text:span text:style-name="T127">в начале нашего лямбда-имени, когда мы передадим его методу, поскольку это преобразует лямбда-выражение в блок, который ожидает метод.</text:span></text:p>
      <text:p text:style-name="P151"><text:span text:style-name="T127">Эта </text:span><text:span text:style-name="Source_20_Text"><text:span text:style-name="T129">symbolize </text:span></text:span><text:span text:style-name="T127">лямбда была довольно крутой. Давайте рассмотрим это с помощью лямбды, которая проверяет, является ли каждый элемент в массиве символом. Мы можем выполнить эту проверку с помощью </text:span><text:span text:style-name="Source_20_Text"><text:span text:style-name="T129">.is_a? </text:span></text:span><text:span text:style-name="T127">метода, который возвращает, </text:span><text:span text:style-name="Source_20_Text"><text:span text:style-name="T129">true </text:span></text:span><text:span text:style-name="T127">если объект относится к типу указанного объекта, а в </text:span><text:span text:style-name="Source_20_Text"><text:span text:style-name="T129">false </text:span></text:span><text:span text:style-name="T127">противном случае:</text:span></text:p>
      <text:p text:style-name="P333"><text:span text:style-name="Source_20_Text"><text:span text:style-name="T130">:hello.is_a? Symbol</text:span></text:span></text:p>
      <text:p text:style-name="P333"><text:span text:style-name="Source_20_Text"><text:span text:style-name="T130"># ==&gt; true</text:span></text:span></text:p>
      <text:p text:style-name="P151"><text:span text:style-name="Source_20_Text"><text:span text:style-name="T129">Symbol </text:span></text:span><text:span text:style-name="T127">Когда вы делаете </text:span><text:span text:style-name="Source_20_Text"><text:span text:style-name="T129">.is_a? </text:span></text:span><text:span text:style-name="T127">чек, слово должно быть написано с заглавной буквы !</text:span></text:p>
      <text:h text:style-name="P217" text:outline-level="3"><text:soft-page-break/>инструкции</text:h>
      <text:p text:style-name="P151"><text:span text:style-name="T128">Создайте лямбда, </text:span><text:span text:style-name="Source_20_Text"><text:span text:style-name="T129">symbol_filter </text:span></text:span><text:span text:style-name="T128">которая принимает один параметр и проверяет, есть ли этот параметр </text:span><text:span text:style-name="Source_20_Text"><text:span text:style-name="T129">.is_a? Symbol</text:span></text:span><text:span text:style-name="T128">.</text:span></text:p>
      <text:p text:style-name="P151"><text:span text:style-name="T128">Создайте новую переменную с именем </text:span><text:span text:style-name="Source_20_Text"><text:span text:style-name="T129">symbols </text:span></text:span><text:span text:style-name="T128">и сохраните результат вызова </text:span><text:span text:style-name="Source_20_Text"><text:span text:style-name="T129">my_array.select </text:span></text:span><text:span text:style-name="T128">и передачи ей вашей лямбды.</text:span></text:p>
      <text:p text:style-name="P151"><text:span text:style-name="Source_20_Text"><text:span text:style-name="T129">puts</text:span></text:span><text:span text:style-name="T128"> </text:span><text:span text:style-name="Source_20_Text"><text:span text:style-name="T129">symbols</text:span></text:span><text:span text:style-name="T128"> в конце файла, чтобы увидеть окончательное содержимое массива.</text:span></text:p>
      <text:p text:style-name="P120"><text:span text:style-name="T277">my_array</text:span><text:span text:style-name="T331"> = [</text:span><text:span text:style-name="T316">"raindrops"</text:span><text:span text:style-name="T331">, </text:span><text:span text:style-name="T339">:kettles</text:span><text:span text:style-name="T331">, </text:span><text:span text:style-name="T316">"whiskers"</text:span><text:span text:style-name="T331">, </text:span><text:span text:style-name="T339">:mittens</text:span><text:span text:style-name="T331">, </text:span><text:span text:style-name="T339">:packages</text:span><text:span text:style-name="T331">]</text:span></text:p>
      <text:p text:style-name="P87"># Add your code below!</text:p>
      <text:p text:style-name="P62"><text:span text:style-name="T263">symbol_filter</text:span> = <text:span text:style-name="T263">lambda</text:span> { |<text:span text:style-name="T280">param</text:span>| <text:span text:style-name="T263">param</text:span>.<text:span text:style-name="T298">is_a?</text:span> <text:span text:style-name="T340">Symbol</text:span> }</text:p>
      <text:p text:style-name="P62"><text:span text:style-name="T263">symbols</text:span> = <text:span text:style-name="T263">my_array</text:span>.<text:span text:style-name="T298">select</text:span>(&amp;<text:span text:style-name="T263">symbol_filter</text:span>)</text:p>
      <text:p text:style-name="P62"><text:span text:style-name="T263">puts</text:span> <text:span text:style-name="T263">symbols</text:span></text:p>
      <text:p text:style-name="P43"/>
      <text:p text:style-name="P43"/>
      <text:p text:style-name="P10">Быстрый обзор</text:p>
      <text:p text:style-name="P229">Все эти разговоры о блоках, процедурах и лямбдах могут вскружить вам голову. Давайте потратим минуту, чтобы уточнить, что именно:</text:p>
      <text:list xml:id="list145813099" text:style-name="L22">
        <text:list-item>
          <text:p text:style-name="P458"><text:span text:style-name="T131">Блок </text:span><text:span text:style-name="T132">-</text:span><text:span text:style-name="T127"> это всего лишь небольшой фрагмент кода между </text:span><text:span text:style-name="Source_20_Text"><text:span text:style-name="T126">do</text:span></text:span><text:span text:style-name="T125">.. </text:span><text:span text:style-name="Source_20_Text"><text:span text:style-name="T126">end </text:span></text:span><text:span text:style-name="T125">или </text:span><text:span text:style-name="Source_20_Text"><text:span text:style-name="T126">{}</text:span></text:span><text:span text:style-name="T125">.</text:span><text:span text:style-name="T127"> Это не объект сам по себе, но его можно передать таким методам, </text:span><text:span text:style-name="T125">как </text:span><text:span text:style-name="Source_20_Text"><text:span text:style-name="T126">.each </text:span></text:span><text:span text:style-name="T125">или </text:span><text:span text:style-name="Source_20_Text"><text:span text:style-name="T126">.select</text:span></text:span><text:span text:style-name="T125">.</text:span></text:p>
        </text:list-item>
        <text:list-item>
          <text:p text:style-name="P479"><text:span text:style-name="T379">Прок</text:span> - это сохраненный блок, который мы можем использовать снова и снова.</text:p>
        </text:list-item>
        <text:list-item>
          <text:p text:style-name="P479"><text:span text:style-name="T379">Лямбда</text:span> похожа на про<text:span text:style-name="T393">к</text:span>, только она заботится о количестве получаемых аргументов и возвращается к своему вызывающему методу, а не <text:span text:style-name="T393">выходит из него.</text:span></text:p>
        </text:list-item>
      </text:list>
      <text:p text:style-name="P360">Очевидно, что существует множество случаев, в которых блоки, про<text:span text:style-name="T393">ки</text:span> и лямбда-выражения могут выполнять аналогичную работу, но точные обстоятельства вашей программы помогут вам решить, какой из них вы хотите использовать.</text:p>
      <text:p text:style-name="P35"/>
      <text:p text:style-name="P35"/>
      <text:p text:style-name="P23">Был вокруг квартала несколько раз</text:p>
      <text:p text:style-name="P342">На данный момент вы в основном являетесь мастером блоков Ruby. Это должно быть довольно просто!</text:p>
      <text:h text:style-name="P212" text:outline-level="3">инструкции</text:h>
      <text:p text:style-name="P415"><text:span text:style-name="Source_20_Text"><text:span text:style-name="T119">odds_n_ends </text:span></text:span><text:span text:style-name="T84">Массив полон всевозможных предметов, но мы хотим только целые числа (числа без десятичных разрядов).</text:span></text:p>
      <text:p text:style-name="P415"><text:span text:style-name="T84">Создайте новую переменную, </text:span><text:span text:style-name="Source_20_Text"><text:span text:style-name="T119">ints </text:span></text:span><text:span text:style-name="T84">и сохраните результат вызова </text:span><text:span text:style-name="Source_20_Text"><text:span text:style-name="T119">odds_n_ends.select </text:span></text:span><text:span text:style-name="T84">метода с блоком, который проверяет, является ли элемент </text:span><text:span text:style-name="Source_20_Text"><text:span text:style-name="T119">.is_a? Integer</text:span></text:span><text:span text:style-name="T84">.</text:span></text:p>
      <text:p text:style-name="P415"><text:span text:style-name="Source_20_Text"><text:span text:style-name="T119">puts</text:span></text:span><text:span text:style-name="T84"> </text:span><text:span text:style-name="Source_20_Text"><text:span text:style-name="T119">ints</text:span></text:span><text:span text:style-name="T84"> в конце файла, чтобы увидеть окончательное содержимое массива.</text:span></text:p>
      <text:p text:style-name="P64"><text:span text:style-name="T156">odds_n_ends</text:span><text:span text:style-name="T215"> = [</text:span><text:span text:style-name="T241">:weezard</text:span><text:span text:style-name="T215">, </text:span><text:span text:style-name="T156">42</text:span><text:span text:style-name="T215">, </text:span><text:span text:style-name="T202">"Trady Blix"</text:span><text:span text:style-name="T215">, </text:span><text:span text:style-name="T156">3</text:span><text:span text:style-name="T215">, </text:span><text:span text:style-name="T191">true</text:span><text:span text:style-name="T215">, </text:span><text:span text:style-name="T156">19</text:span><text:span text:style-name="T215">, </text:span><text:span text:style-name="T156">12.345</text:span><text:span text:style-name="T215">]</text:span></text:p>
      <text:p text:style-name="P62"><text:span text:style-name="T263">ints</text:span> = <text:span text:style-name="T263">odds_n_ends</text:span>.<text:span text:style-name="T298">select</text:span> {|<text:span text:style-name="T280">param</text:span>| <text:span text:style-name="T263">param</text:span>.<text:span text:style-name="T298">is_a?</text:span> <text:span text:style-name="T340">Integer</text:span>}</text:p>
      <text:p text:style-name="P62"><text:span text:style-name="T263">puts</text:span> <text:span text:style-name="T263">ints</text:span></text:p>
      <text:p text:style-name="P397"/>
      <text:p text:style-name="P397"/>
      <text:p text:style-name="P411"><text:span text:style-name="T251">Создание </text:span><text:span text:style-name="T254">Proc</text:span></text:p>
      <text:p text:style-name="P394"><text:s/>Теперь займемся проками. Первый шаг: создайте его!</text:p>
      <text:p text:style-name="P394">Создайте proc с именем under_100, который проверяет, является ли число, которое он передал, меньше 100. (Мы будем обрабатывать передачу этого метода proc .select в следующем упражнении—нам пока не нужно ничего делать с массивом ages.)</text:p>
      <text:p text:style-name="P394"/>
      <text:p text:style-name="P121"><text:soft-page-break/><text:span text:style-name="T157">ages</text:span><text:span text:style-name="T170"> = [</text:span><text:span text:style-name="T157">23</text:span><text:span text:style-name="T170">, </text:span><text:span text:style-name="T157">101</text:span><text:span text:style-name="T170">, </text:span><text:span text:style-name="T157">7</text:span><text:span text:style-name="T170">, </text:span><text:span text:style-name="T157">104</text:span><text:span text:style-name="T170">, </text:span><text:span text:style-name="T157">11</text:span><text:span text:style-name="T170">, </text:span><text:span text:style-name="T157">94</text:span><text:span text:style-name="T170">, </text:span><text:span text:style-name="T157">100</text:span><text:span text:style-name="T170">, </text:span><text:span text:style-name="T157">121</text:span><text:span text:style-name="T170">, </text:span><text:span text:style-name="T157">101</text:span><text:span text:style-name="T170">, </text:span><text:span text:style-name="T157">70</text:span><text:span text:style-name="T170">, </text:span><text:span text:style-name="T157">44</text:span><text:span text:style-name="T170">]</text:span></text:p>
      <text:p text:style-name="P87"># Add your code below!</text:p>
      <text:p text:style-name="P62"><text:span text:style-name="T263">under_100</text:span> = <text:span text:style-name="T340">Proc</text:span>.<text:span text:style-name="T298">new</text:span> { |<text:span text:style-name="T280">num</text:span>| <text:span text:style-name="T263">num</text:span> &lt; <text:span text:style-name="T263">100</text:span> }</text:p>
      <text:p text:style-name="P394"/>
      <text:p text:style-name="P394"/>
      <text:p text:style-name="P400">Передача вашего Proc в метод</text:p>
      <text:p text:style-name="P394">Идеально! Теперь давайте перейдем к методу proc.</text:p>
      <text:p text:style-name="P399">Инструкции</text:p>
      <text:p text:style-name="P394">Теперь мы будем использовать массив возрастов. Создайте переменную youngsters и установите ее равной <text:span text:style-name="T394">вызову</text:span> .select <text:span text:style-name="T394">на</text:span> ages, а затем передайте свой under_100 proc для фильтрации по возрастам, которые меньше ста. Не забудьте передать &amp;under_100, чтобы преобразовать ваш proc в блок!</text:p>
      <text:p text:style-name="P395"><text:span text:style-name="T394">puts</text:span> youngsters людей в конец файла, чтобы увидеть окончательное содержимое массива.</text:p>
      <text:p text:style-name="P122"><text:span text:style-name="T157">ages</text:span><text:span text:style-name="T170"> = [</text:span><text:span text:style-name="T157">23</text:span><text:span text:style-name="T170">, </text:span><text:span text:style-name="T157">101</text:span><text:span text:style-name="T170">, </text:span><text:span text:style-name="T157">7</text:span><text:span text:style-name="T170">, </text:span><text:span text:style-name="T157">104</text:span><text:span text:style-name="T170">, </text:span><text:span text:style-name="T157">11</text:span><text:span text:style-name="T170">, </text:span><text:span text:style-name="T157">94</text:span><text:span text:style-name="T170">, </text:span><text:span text:style-name="T157">100</text:span><text:span text:style-name="T170">, </text:span><text:span text:style-name="T157">121</text:span><text:span text:style-name="T170">, </text:span><text:span text:style-name="T157">101</text:span><text:span text:style-name="T170">, </text:span><text:span text:style-name="T157">70</text:span><text:span text:style-name="T170">, </text:span><text:span text:style-name="T157">44</text:span><text:span text:style-name="T170">]</text:span></text:p>
      <text:p text:style-name="P87"># Add your code below!</text:p>
      <text:p text:style-name="P62"><text:span text:style-name="T263">under_100</text:span> = <text:span text:style-name="T340">Proc</text:span>.<text:span text:style-name="T298">new</text:span> { |<text:span text:style-name="T280">num</text:span>| <text:span text:style-name="T263">num</text:span> &lt; <text:span text:style-name="T263">100</text:span> }</text:p>
      <text:p text:style-name="P62"><text:span text:style-name="T263">youngsters</text:span> = <text:span text:style-name="T263">ages</text:span>.<text:span text:style-name="T298">select</text:span>(&amp;<text:span text:style-name="T263">under_100</text:span>)</text:p>
      <text:p text:style-name="P62"><text:span text:style-name="T263">puts</text:span> <text:span text:style-name="T263">youngsters</text:span></text:p>
      <text:p text:style-name="P395"/>
      <text:p text:style-name="P395"/>
      <text:p text:style-name="P11">Создание лямбды</text:p>
      <text:p text:style-name="P151"><text:span text:style-name="T83">Второй куплет: такой же, как и первый! Давайте продолжим и сделаем себя </text:span><text:span text:style-name="Source_20_Text"><text:span text:style-name="T119">lambda</text:span></text:span><text:span text:style-name="T83">.</text:span></text:p>
      <text:h text:style-name="P213" text:outline-level="3">инструкции</text:h>
      <text:p text:style-name="P151"><text:span text:style-name="T84">Создайте вызываемую лямбду, </text:span><text:span text:style-name="Source_20_Text"><text:span text:style-name="T119">first_half </text:span></text:span><text:span text:style-name="T84">которая проверяет, меньше ли хеш-значение (то есть раньше в алфавите, чем) «M». (Пока не нужно ничего делать с </text:span><text:span text:style-name="Source_20_Text"><text:span text:style-name="T119">crew </text:span></text:span><text:span text:style-name="T84">хешем.) Обязательно используйте заглавную «M», так как мы будем проверять имена с заглавной буквы! Поскольку он будет проверять хэш, ваша лямбда должна включать </text:span><text:span text:style-name="Source_20_Text"><text:span text:style-name="T119">|key, value|</text:span></text:span><text:span text:style-name="T84">вместо просто </text:span><text:span text:style-name="Source_20_Text"><text:span text:style-name="T119">|value|</text:span></text:span><text:span text:style-name="T84">.</text:span></text:p>
      <text:p text:style-name="P194"><text:span text:style-name="T158">crew</text:span><text:span text:style-name="T217"> = {</text:span></text:p>
      <text:p text:style-name="P62"><text:span text:style-name="T263">captain</text:span>: <text:span text:style-name="T307">"Picard"</text:span>,</text:p>
      <text:p text:style-name="P62"><text:span text:style-name="T263">first_officer</text:span>: <text:span text:style-name="T307">"Riker"</text:span>,</text:p>
      <text:p text:style-name="P62"><text:span text:style-name="T263">lt_cdr</text:span>: <text:span text:style-name="T307">"Data"</text:span>,</text:p>
      <text:p text:style-name="P62"><text:span text:style-name="T263">lt</text:span>: <text:span text:style-name="T307">"Worf"</text:span>,</text:p>
      <text:p text:style-name="P62"><text:span text:style-name="T263">ensign</text:span>: <text:span text:style-name="T307">"Ro"</text:span>,</text:p>
      <text:p text:style-name="P62"><text:span text:style-name="T263">counselor</text:span>: <text:span text:style-name="T307">"Troi"</text:span>,</text:p>
      <text:p text:style-name="P62"><text:span text:style-name="T263">chief_engineer</text:span>: <text:span text:style-name="T307">"LaForge"</text:span>,</text:p>
      <text:p text:style-name="P62"><text:span text:style-name="T263">doctor</text:span>: <text:span text:style-name="T307">"Crusher"</text:span></text:p>
      <text:p text:style-name="P62">}</text:p>
      <text:p text:style-name="P87"># Add your code below!</text:p>
      <text:p text:style-name="P62"><text:span text:style-name="T263">first_half</text:span> = <text:span text:style-name="T263">lambda</text:span> {|<text:span text:style-name="T280">_key</text:span>, <text:span text:style-name="T280">value</text:span>| <text:span text:style-name="T263">value</text:span> &lt; <text:span text:style-name="T307">"M"</text:span>}</text:p>
      <text:p text:style-name="P131"/>
      <text:p text:style-name="P131"/>
      <text:p text:style-name="P131"/>
      <text:p text:style-name="P131"/>
      <text:p text:style-name="P131"/>
      <text:p text:style-name="P11"><text:soft-page-break/>Передача вашей лямбды методу</text:p>
      <text:p text:style-name="P343">Финишная прямая! Теперь давайте также передадим нашу лямбду в метод.</text:p>
      <text:h text:style-name="P213" text:outline-level="3">инструкции</text:h>
      <text:p text:style-name="P151"><text:span text:style-name="T84">Чтобы закончить, давайте идти вперед и создать переменную </text:span><text:span text:style-name="Source_20_Text"><text:span text:style-name="T119">a_to_m </text:span></text:span><text:span text:style-name="T84">и установить его равным вызову </text:span><text:span text:style-name="Source_20_Text"><text:span text:style-name="T119">.select </text:span></text:span><text:span text:style-name="T84">на </text:span><text:span text:style-name="Source_20_Text"><text:span text:style-name="T119">crew</text:span></text:span><text:span text:style-name="T84">, и передать в вашем </text:span><text:span text:style-name="Source_20_Text"><text:span text:style-name="T119">first_half </text:span></text:span><text:span text:style-name="T84">лямбда - фильтр для имен, находящихся перед «М» в алфавите. Не забудьте перейти </text:span><text:span text:style-name="Source_20_Text"><text:span text:style-name="T119">&amp;first_half </text:span></text:span><text:span text:style-name="T84">к преобразованию лямбды в блок!</text:span></text:p>
      <text:p text:style-name="P151"><text:span text:style-name="Source_20_Text"><text:span text:style-name="T119">puts</text:span></text:span><text:span text:style-name="T84"> </text:span><text:span text:style-name="Source_20_Text"><text:span text:style-name="T119">a_to_m</text:span></text:span><text:span text:style-name="T84"> в конце файла, чтобы увидеть окончательное содержимое массива.</text:span></text:p>
      <text:p text:style-name="P19"><text:span text:style-name="T263">crew</text:span> = {</text:p>
      <text:p text:style-name="P62"><text:span text:style-name="T263">captain</text:span>: <text:span text:style-name="T307">"Picard"</text:span>,</text:p>
      <text:p text:style-name="P62"><text:span text:style-name="T263">first_officer</text:span>: <text:span text:style-name="T307">"Riker"</text:span>,</text:p>
      <text:p text:style-name="P62"><text:span text:style-name="T263">lt_cdr</text:span>: <text:span text:style-name="T307">"Data"</text:span>,</text:p>
      <text:p text:style-name="P62"><text:span text:style-name="T263">lt</text:span>: <text:span text:style-name="T307">"Worf"</text:span>,</text:p>
      <text:p text:style-name="P62"><text:span text:style-name="T263">ensign</text:span>: <text:span text:style-name="T307">"Ro"</text:span>,</text:p>
      <text:p text:style-name="P62"><text:span text:style-name="T263">counselor</text:span>: <text:span text:style-name="T307">"Troi"</text:span>,</text:p>
      <text:p text:style-name="P62"><text:span text:style-name="T263">chief_engineer</text:span>: <text:span text:style-name="T307">"LaForge"</text:span>,</text:p>
      <text:p text:style-name="P62"><text:span text:style-name="T263">doctor</text:span>: <text:span text:style-name="T307">"Crusher"</text:span></text:p>
      <text:p text:style-name="P62">}</text:p>
      <text:p text:style-name="P87"># Add your code below!</text:p>
      <text:p text:style-name="P62"><text:span text:style-name="T263">first_half</text:span> = <text:span text:style-name="T263">lambda</text:span> {|<text:span text:style-name="T280">_key</text:span>, <text:span text:style-name="T280">value</text:span>| <text:span text:style-name="T263">value</text:span> &lt; <text:span text:style-name="T307">"M"</text:span>}</text:p>
      <text:p text:style-name="P62"><text:span text:style-name="T263">a_to_m</text:span> = <text:span text:style-name="T263">crew</text:span>.<text:span text:style-name="T298">select</text:span>(&amp;<text:span text:style-name="T263">first_half</text:span>)</text:p>
      <text:p text:style-name="P62"><text:span text:style-name="T263">puts</text:span> <text:span text:style-name="T263">a_to_m</text:span></text:p>
      <text:p text:style-name="P395"/>
      <text:p text:style-name="P21">ОБЪЕКТНО-ОРИЕНТИРОВАННОЕ ПРОГРАММИРОВАНИЕ I</text:p>
      <text:p text:style-name="P430">Почему классы?</text:p>
      <text:p text:style-name="P429"><text:span text:style-name="T83">Ruby - это объектно-ориентированный язык программирования, что означает, что он управляет конструкциями программирования, называемыми </text:span><text:span text:style-name="Emphasis"><text:span text:style-name="T83">объектами</text:span></text:span><text:span text:style-name="T83"> . (Почти) все в Ruby - это объект! Вы использовали их все время, так что они должны быть вам хорошо знакомы. У объектов есть методы, которые вы видели раньше, и </text:span><text:span text:style-name="Emphasis"><text:span text:style-name="T83">атрибуты</text:span></text:span><text:span text:style-name="T83"> , которые представляют собой просто данные. Например, в</text:span></text:p>
      <text:p text:style-name="P334"><text:span text:style-name="Source_20_Text"><text:span text:style-name="T201">"Matz"</text:span></text:span><text:span text:style-name="Source_20_Text"><text:span text:style-name="T177">.</text:span></text:span><text:span text:style-name="Source_20_Text"><text:span text:style-name="T207">length</text:span></text:span></text:p>
      <text:p text:style-name="P334"><text:span text:style-name="Source_20_Text"><text:span text:style-name="T212"># ==&gt; 4</text:span></text:span></text:p>
      <text:p text:style-name="P153"><text:span text:style-name="Source_20_Text"><text:span text:style-name="T119">"Matz"</text:span></text:span><text:span text:style-name="T83">объект является строкой с </text:span><text:span text:style-name="Source_20_Text"><text:span text:style-name="T119">.length </text:span></text:span><text:span text:style-name="T83">методом и атрибутом длиной </text:span><text:span text:style-name="Source_20_Text"><text:span text:style-name="T119">4</text:span></text:span><text:span text:style-name="T83">. В следующих нескольких упражнениях мы узнаем, как создавать наши собственные объекты с их собственными методами и внутренними переменными.</text:span></text:p>
      <text:p text:style-name="P153"><text:span text:style-name="T83">Но что именно составляет </text:span><text:span text:style-name="Source_20_Text"><text:span text:style-name="T119">"Matz"</text:span></text:span><text:span text:style-name="T83">строку? Тот факт, что это экземпляр </text:span><text:span text:style-name="Source_20_Text"><text:span text:style-name="T119">String</text:span></text:span><text:span text:style-name="T83"> </text:span><text:span text:style-name="Emphasis"><text:span text:style-name="T83">класса</text:span></text:span><text:span text:style-name="T83"> . Класс - это просто способ организации и создания объектов с похожими атрибутами и методами.</text:span></text:p>
      <text:h text:style-name="P212" text:outline-level="3">инструкции</text:h>
      <text:p text:style-name="P153"><text:span text:style-name="T83">Посмотрите код в редакторе справа. Мы определили наш </text:span><text:span text:style-name="Emphasis"><text:span text:style-name="T83">собственный</text:span></text:span><text:span text:style-name="T83"> класс, </text:span><text:span text:style-name="Source_20_Text"><text:span text:style-name="T119">Language</text:span></text:span><text:span text:style-name="T83">и создали </text:span><text:span text:style-name="Source_20_Text"><text:span text:style-name="T119">ruby</text:span></text:span><text:span text:style-name="T83">, </text:span><text:span text:style-name="Source_20_Text"><text:span text:style-name="T119">python </text:span></text:span><text:span text:style-name="T83">и </text:span><text:span text:style-name="Source_20_Text"><text:span text:style-name="T119">javascript </text:span></text:span><text:span text:style-name="T83">экземпляры. Запустите код, чтобы увидеть, как они работают!</text:span></text:p>
      <text:p text:style-name="P18"><text:span text:style-name="T280">class</text:span> <text:span text:style-name="T340">Language</text:span></text:p>
      <text:p text:style-name="P45"><text:span text:style-name="T280">def</text:span> <text:span text:style-name="T280">initialize</text:span>(<text:span text:style-name="T263">name</text:span>, <text:span text:style-name="T263">creator</text:span>)</text:p>
      <text:p text:style-name="P45"><text:span text:style-name="T263">@name</text:span> = <text:span text:style-name="T263">name</text:span></text:p>
      <text:p text:style-name="P45"><text:span text:style-name="T263">@creator</text:span> = <text:span text:style-name="T263">creator</text:span></text:p>
      <text:p text:style-name="P73">end</text:p>
      <text:p text:style-name="P45"><text:span text:style-name="T280">def</text:span> <text:span text:style-name="T280">description</text:span></text:p>
      <text:p text:style-name="P45"><text:span text:style-name="T263">puts</text:span> <text:span text:style-name="T307">"I'm #{</text:span><text:span text:style-name="T263">@name</text:span><text:span text:style-name="T307">} and I was created by #{</text:span><text:span text:style-name="T263">@creator</text:span><text:span text:style-name="T307">}!"</text:span></text:p>
      <text:p text:style-name="P73"><text:soft-page-break/>end</text:p>
      <text:p text:style-name="P73">end</text:p>
      <text:p text:style-name="P117"/>
      <text:p text:style-name="P45"><text:span text:style-name="T263">ruby</text:span> = <text:span text:style-name="T340">Language</text:span>.<text:span text:style-name="T298">new</text:span>(<text:span text:style-name="T307">"Ruby"</text:span>, <text:span text:style-name="T307">"Yukihiro Matsumoto"</text:span>)</text:p>
      <text:p text:style-name="P45"><text:span text:style-name="T263">python</text:span> = <text:span text:style-name="T340">Language</text:span>.<text:span text:style-name="T298">new</text:span>(<text:span text:style-name="T307">"Python"</text:span>, <text:span text:style-name="T307">"Guido van Rossum"</text:span>)</text:p>
      <text:p text:style-name="P45"><text:span text:style-name="T263">javascript</text:span> = <text:span text:style-name="T340">Language</text:span>.<text:span text:style-name="T298">new</text:span>(<text:span text:style-name="T307">"JavaScript"</text:span>, <text:span text:style-name="T307">"Brendan Eich"</text:span>)</text:p>
      <text:p text:style-name="P117"/>
      <text:p text:style-name="P45"><text:span text:style-name="T263">ruby</text:span>.<text:span text:style-name="T298">description</text:span></text:p>
      <text:p text:style-name="P45"><text:span text:style-name="T263">python</text:span>.<text:span text:style-name="T298">description</text:span></text:p>
      <text:p text:style-name="P45"><text:span text:style-name="T263">javascript</text:span>.<text:span text:style-name="T298">description</text:span></text:p>
      <text:p text:style-name="P359"><text:span text:style-name="T395">=&gt; </text:span>I'm Ruby and I was created by Yukihiro Matsumoto!</text:p>
      <text:p text:style-name="P373"><text:span text:style-name="T395">=&gt; </text:span>I'm Python and I was created by Guido van Rossum!</text:p>
      <text:p text:style-name="P373"><text:span text:style-name="T395">=&gt; </text:span>I'm JavaScript and I was created by Brendan Eich!</text:p>
      <text:p text:style-name="P401"/>
      <text:p text:style-name="P401"/>
      <text:p text:style-name="P12">Синтаксис класса</text:p>
      <text:p text:style-name="P151"><text:span text:style-name="T83">Базовый класс состоит только из </text:span><text:span text:style-name="Source_20_Text"><text:span text:style-name="T119">class </text:span></text:span><text:span text:style-name="T83">ключевого слова и имени класса. Проверить это:</text:span></text:p>
      <text:p text:style-name="P333"><text:span text:style-name="Source_20_Text"><text:span text:style-name="T178">    </text:span></text:span><text:span text:style-name="Source_20_Text"><text:span text:style-name="T187">class</text:span></text:span><text:span text:style-name="Source_20_Text"><text:span text:style-name="T177"> </text:span></text:span><text:span text:style-name="Source_20_Text"><text:span text:style-name="T220">NewClass</text:span></text:span></text:p>
      <text:p text:style-name="P333"><text:span text:style-name="Source_20_Text"><text:span text:style-name="T178">      </text:span></text:span><text:span text:style-name="Source_20_Text"><text:span text:style-name="T212"># Class magic here</text:span></text:span></text:p>
      <text:p text:style-name="P333"><text:span text:style-name="Source_20_Text"><text:span text:style-name="T178">    </text:span></text:span><text:span text:style-name="Source_20_Text"><text:span text:style-name="T187">end</text:span></text:span></text:p>
      <text:p text:style-name="P151"><text:span text:style-name="T83">Наш NewClass имеет возможность создавать новые объекты Ruby класса NewClass (точно так же, как "Hello!" - это строка, а 4-Fixnum). По соглашению, имена классов начинаются с заглавной буквы и используют </text:span><text:span text:style-name="T88">C</text:span><text:span text:style-name="T83">amelCase вместо relying_on_underscores.</text:span></text:p>
      <text:h text:style-name="P213" text:outline-level="3">инструкции</text:h>
      <text:p text:style-name="P151"><text:span text:style-name="T84">Создайте класс, вызываемый </text:span><text:span text:style-name="Source_20_Text"><text:span text:style-name="T119">Person </text:span></text:span><text:span text:style-name="T84">в редакторе. Пока не ставьте ничего между </text:span><text:span text:style-name="Source_20_Text"><text:span text:style-name="T119">class Person </text:span></text:span><text:span text:style-name="T84">и </text:span><text:span text:style-name="Source_20_Text"><text:span text:style-name="T119">end</text:span></text:span><text:span text:style-name="T84">.</text:span></text:p>
      <text:p text:style-name="P119"><text:span text:style-name="T185">class</text:span><text:span text:style-name="T174"> </text:span><text:span text:style-name="T224">Person</text:span></text:p>
      <text:p text:style-name="P72">end</text:p>
      <text:p text:style-name="P401"/>
      <text:p text:style-name="P439">Классификация <text:span text:style-name="T396">(initialize)</text:span></text:p>
      <text:p text:style-name="P437"><text:s/>Мы хотим, чтобы наши классы делали больше, чем… ну, ничего, поэтому нам нужно добавить код между нашим классом Person и end.</text:p>
      <text:p text:style-name="P438">Возможно, вы заметили в нашем примере еще в первом упражнении, что мы начали определение нашего класса с метода под названием initialize. Вы можете рассматривать инициализацию как функцию, которая «загружает» каждый объект, создаваемый классом.</text:p>
      <text:p text:style-name="P437">инструкции </text:p>
      <text:p text:style-name="P437">1. Идите вперед и определите метод инициализации для вашего класса Person. Пока не нужно ничего помещать в тело метода.</text:p>
      <text:p text:style-name="P298"><text:span text:style-name="T280">class</text:span> <text:span text:style-name="T340">Person</text:span></text:p>
      <text:p text:style-name="P66"><text:span text:style-name="T280"><text:s text:c="2"/>def</text:span> <text:span text:style-name="T280">initialize</text:span></text:p>
      <text:p text:style-name="P80"><text:s text:c="2"/>end</text:p>
      <text:p text:style-name="P80">end</text:p>
      <text:p text:style-name="P437"/>
      <text:p text:style-name="P437"/>
      <text:p text:style-name="P437"/>
      <text:p text:style-name="P439"><text:soft-page-break/>Что такое @name?</text:p>
      <text:p text:style-name="P437"><text:span text:style-name="T2">Все в порядке! Еще один шаг, прежде чем мы сможем создать человека из нашего </text:span><text:span text:style-name="Source_20_Text"><text:span text:style-name="T44">Person </text:span></text:span><text:span text:style-name="T2">класса: мы должны убедиться, что у каждого человека есть </text:span><text:span text:style-name="Source_20_Text"><text:span text:style-name="T44">@name</text:span></text:span><text:span text:style-name="T2">.</text:span></text:p>
      <text:p text:style-name="P151"><text:span text:style-name="T83">В Ruby мы используем </text:span><text:span text:style-name="Source_20_Text"><text:span text:style-name="T119">@ </text:span></text:span><text:span text:style-name="T83">перед переменной, чтобы обозначить, что это </text:span><text:span text:style-name="Emphasis"><text:span text:style-name="T83">переменная экземпляра</text:span></text:span><text:span text:style-name="T83"> . Это означает, что переменная привязана к </text:span><text:span text:style-name="Emphasis"><text:span text:style-name="T83">экземпляру</text:span></text:span><text:span text:style-name="T83"> класса.</text:span></text:p>
      <text:p text:style-name="P333"><text:span text:style-name="Source_20_Text"><text:span text:style-name="T187">class</text:span></text:span><text:span text:style-name="Source_20_Text"><text:span text:style-name="T177"> </text:span></text:span><text:span text:style-name="Source_20_Text"><text:span text:style-name="T220">Car</text:span></text:span></text:p>
      <text:p text:style-name="P333"><text:span text:style-name="Source_20_Text"><text:span text:style-name="T178">  </text:span></text:span><text:span text:style-name="Source_20_Text"><text:span text:style-name="T187">def</text:span></text:span><text:span text:style-name="Source_20_Text"><text:span text:style-name="T177"> </text:span></text:span><text:span text:style-name="Source_20_Text"><text:span text:style-name="T187">initialize</text:span></text:span><text:span text:style-name="Source_20_Text"><text:span text:style-name="T177">(</text:span></text:span><text:span text:style-name="Source_20_Text"><text:span text:style-name="T154">make</text:span></text:span><text:span text:style-name="Source_20_Text"><text:span text:style-name="T177">, </text:span></text:span><text:span text:style-name="Source_20_Text"><text:span text:style-name="T154">model</text:span></text:span><text:span text:style-name="Source_20_Text"><text:span text:style-name="T177">) </text:span></text:span></text:p>
      <text:p text:style-name="P333"><text:span text:style-name="Source_20_Text"><text:span text:style-name="T178">    </text:span></text:span><text:span text:style-name="Source_20_Text"><text:span text:style-name="T154">@make</text:span></text:span><text:span text:style-name="Source_20_Text"><text:span text:style-name="T177"> = </text:span></text:span><text:span text:style-name="Source_20_Text"><text:span text:style-name="T154">make</text:span></text:span></text:p>
      <text:p text:style-name="P333"><text:span text:style-name="Source_20_Text"><text:span text:style-name="T178">    </text:span></text:span><text:span text:style-name="Source_20_Text"><text:span text:style-name="T154">@model</text:span></text:span><text:span text:style-name="Source_20_Text"><text:span text:style-name="T177"> = </text:span></text:span><text:span text:style-name="Source_20_Text"><text:span text:style-name="T154">model</text:span></text:span></text:p>
      <text:p text:style-name="P333"><text:span text:style-name="Source_20_Text"><text:span text:style-name="T178">  </text:span></text:span><text:span text:style-name="Source_20_Text"><text:span text:style-name="T187">end</text:span></text:span></text:p>
      <text:p text:style-name="P333"><text:span text:style-name="Source_20_Text"><text:span text:style-name="T187">end</text:span></text:span></text:p>
      <text:p text:style-name="P333"><text:span text:style-name="Source_20_Text"><text:span text:style-name="T154">kitt</text:span></text:span><text:span text:style-name="Source_20_Text"><text:span text:style-name="T177"> = </text:span></text:span><text:span text:style-name="Source_20_Text"><text:span text:style-name="T220">Car</text:span></text:span><text:span text:style-name="Source_20_Text"><text:span text:style-name="T177">.</text:span></text:span><text:span text:style-name="Source_20_Text"><text:span text:style-name="T207">new</text:span></text:span><text:span text:style-name="Source_20_Text"><text:span text:style-name="T177">(</text:span></text:span><text:span text:style-name="Source_20_Text"><text:span text:style-name="T201">"Pontiac"</text:span></text:span><text:span text:style-name="Source_20_Text"><text:span text:style-name="T177">, </text:span></text:span><text:span text:style-name="Source_20_Text"><text:span text:style-name="T201">"Trans Am"</text:span></text:span><text:span text:style-name="Source_20_Text"><text:span text:style-name="T177">)</text:span></text:span></text:p>
      <text:p text:style-name="P151"><text:span text:style-name="T83">Код в приведенном выше примере создает экземпляр </text:span><text:span text:style-name="Source_20_Text"><text:span text:style-name="T119">kitt </text:span></text:span><text:span text:style-name="T83">класса </text:span><text:span text:style-name="Source_20_Text"><text:span text:style-name="T119">Car</text:span></text:span><text:span text:style-name="T83">. </text:span><text:span text:style-name="Source_20_Text"><text:span text:style-name="T119">Kitt </text:span></text:span><text:span text:style-name="T83">имеет свои </text:span><text:span text:style-name="Source_20_Text"><text:span text:style-name="T119">@make</text:span></text:span><text:span text:style-name="T83">(«Понтиак») и </text:span><text:span text:style-name="Source_20_Text"><text:span text:style-name="T119">@model</text:span></text:span><text:span text:style-name="T83">(«Транс Ам»). Эти переменные принадлежат </text:span><text:span text:style-name="Source_20_Text"><text:span text:style-name="T119">kitt </text:span></text:span><text:span text:style-name="T83">экземпляру, поэтому они называются переменными экземпляра.</text:span></text:p>
      <text:p text:style-name="P343">В следующих нескольких упражнениях мы рассмотрим другие виды переменных (например, связанные со всеми классами!).</text:p>
      <text:h text:style-name="P213" text:outline-level="3">инструкции</text:h>
      <text:p text:style-name="P151"><text:span text:style-name="T84">Дайте вашему </text:span><text:span text:style-name="Source_20_Text"><text:span text:style-name="T119">initialize </text:span></text:span><text:span text:style-name="T84">методу единственный параметр, </text:span><text:span text:style-name="Source_20_Text"><text:span text:style-name="T119">name</text:span></text:span><text:span text:style-name="T84">. В теле вашего метода установите </text:span><text:span text:style-name="Source_20_Text"><text:span text:style-name="T119">@name = name</text:span></text:span><text:span text:style-name="T84">.</text:span></text:p>
      <text:p text:style-name="P151"><text:span text:style-name="T84">Это сообщает Ruby, что всякий раз, когда он создает </text:span><text:span text:style-name="Source_20_Text"><text:span text:style-name="T119">Person</text:span></text:span><text:span text:style-name="T84">, у него должно быть имя, и у каждого экземпляра </text:span><text:span text:style-name="Source_20_Text"><text:span text:style-name="T119">Person </text:span></text:span><text:span text:style-name="T84">будет свое собственное </text:span><text:span text:style-name="Source_20_Text"><text:span text:style-name="T119">@name</text:span></text:span><text:span text:style-name="T84">.</text:span></text:p>
      <text:p text:style-name="P435"><text:span text:style-name="T280">class</text:span> <text:span text:style-name="T340">Person</text:span></text:p>
      <text:p text:style-name="P62"><text:span text:style-name="T280">def</text:span> <text:span text:style-name="T280">initialize</text:span>(<text:span text:style-name="T263">name</text:span>)</text:p>
      <text:p text:style-name="P62"><text:span text:style-name="T263">@name</text:span> = <text:span text:style-name="T263">name</text:span></text:p>
      <text:p text:style-name="P79">end</text:p>
      <text:p text:style-name="P79">end</text:p>
      <text:p text:style-name="P436"/>
      <text:p text:style-name="P433">Создание вашего первого объекта</text:p>
      <text:p text:style-name="P388">Идеально! Теперь мы готовы приступить к созданию объектов.</text:p>
      <text:p text:style-name="P151"><text:span text:style-name="T83">Мы можем создать экземпляр класса, просто вызвав </text:span><text:span text:style-name="Source_20_Text"><text:span text:style-name="T119">.new</text:span></text:span><text:span text:style-name="T83">имя класса, например:</text:span></text:p>
      <text:p text:style-name="P333"><text:span text:style-name="Source_20_Text"><text:span text:style-name="T154">me</text:span></text:span><text:span text:style-name="Source_20_Text"><text:span text:style-name="T177"> = </text:span></text:span><text:span text:style-name="Source_20_Text"><text:span text:style-name="T220">Person</text:span></text:span><text:span text:style-name="Source_20_Text"><text:span text:style-name="T177">.</text:span></text:span><text:span text:style-name="Source_20_Text"><text:span text:style-name="T207">new</text:span></text:span><text:span text:style-name="Source_20_Text"><text:span text:style-name="T177">(</text:span></text:span><text:span text:style-name="Source_20_Text"><text:span text:style-name="T201">"Eric"</text:span></text:span><text:span text:style-name="Source_20_Text"><text:span text:style-name="T177">)</text:span></text:span></text:p>
      <text:h text:style-name="P213" text:outline-level="3">инструкции</text:h>
      <text:p text:style-name="P151"><text:span text:style-name="T84">Создайте переменную, </text:span><text:span text:style-name="Source_20_Text"><text:span text:style-name="T119">matz </text:span></text:span><text:span text:style-name="T84">и установите ее равной вызову </text:span><text:span text:style-name="Source_20_Text"><text:span text:style-name="T119">.new </text:span></text:span><text:span text:style-name="T84">вашего </text:span><text:span text:style-name="Source_20_Text"><text:span text:style-name="T119">Person </text:span></text:span><text:span text:style-name="T84">класса. Передайте </text:span><text:span text:style-name="Source_20_Text"><text:span text:style-name="T119">.new </text:span></text:span><text:span text:style-name="T84">имя «Юкихиро» как единственный аргумент.</text:span></text:p>
      <text:p text:style-name="P194"><text:span text:style-name="T192">class</text:span><text:span text:style-name="T217"> </text:span><text:span text:style-name="T227">Person</text:span></text:p>
      <text:p text:style-name="P62"><text:span text:style-name="T280">def</text:span> <text:span text:style-name="T280">initialize</text:span>(<text:span text:style-name="T263">name</text:span>)</text:p>
      <text:p text:style-name="P62"><text:span text:style-name="T263">@name</text:span> = <text:span text:style-name="T263">name</text:span></text:p>
      <text:p text:style-name="P79">end</text:p>
      <text:p text:style-name="P79">end</text:p>
      <text:p text:style-name="P62"><text:span text:style-name="T263">matz</text:span> = <text:span text:style-name="T340">Person</text:span>.<text:span text:style-name="T298">new</text:span>(<text:span text:style-name="T307">"Yukihiro"</text:span>)</text:p>
      <text:p text:style-name="P131"/>
      <text:p text:style-name="P437"/>
      <text:p text:style-name="P437"/>
      <text:p text:style-name="P437"/>
      <text:p text:style-name="P437"/>
      <text:p text:style-name="P433"><text:soft-page-break/>Scope it Out</text:p>
      <text:p text:style-name="P383"><text:span text:style-name="T83">Другой важный аспект классов Ruby - это </text:span><text:span text:style-name="Emphasis"><text:span text:style-name="T83">область видимости</text:span></text:span><text:span text:style-name="T83"> . Область видимости переменной - это контекст, в котором она видна программе.</text:span></text:p>
      <text:p text:style-name="P383"><text:span text:style-name="T83">Вы можете удивиться, узнав, что не все переменные всегда доступны для всех частей программы Ruby. При работе с классами вы можете иметь переменные, которые доступны везде ( </text:span><text:span text:style-name="Emphasis"><text:span text:style-name="T83">глобальные переменные</text:span></text:span><text:span text:style-name="T83"> ), те, которые доступны только внутри определенных методов ( </text:span><text:span text:style-name="Emphasis"><text:span text:style-name="T83">локальные переменные</text:span></text:span><text:span text:style-name="T83"> ), другие, которые являются членами определенного класса ( </text:span><text:span text:style-name="Emphasis"><text:span text:style-name="T83">переменные класса</text:span></text:span><text:span text:style-name="T83"> ), и переменные, которые доступны только к конкретным экземплярам класса ( </text:span><text:span text:style-name="Emphasis"><text:span text:style-name="T83">переменные экземпляра</text:span></text:span><text:span text:style-name="T83"> ).</text:span></text:p>
      <text:p text:style-name="P342">То же самое и с методами: некоторые доступны повсюду, некоторые доступны только членам определенного класса, а некоторые доступны только конкретным объектам-экземплярам.</text:p>
      <text:h text:style-name="P212" text:outline-level="3">инструкции</text:h>
      <text:p text:style-name="P153"><text:span text:style-name="T83">Посмотрите код в редакторе. Посмотрите , как некоторые переменные начинаются с </text:span><text:span text:style-name="Source_20_Text"><text:span text:style-name="T119">$</text:span></text:span><text:span text:style-name="T83">, </text:span><text:span text:style-name="Source_20_Text"><text:span text:style-name="T119">@ </text:span></text:span><text:span text:style-name="T83">или  </text:span><text:span text:style-name="Source_20_Text"><text:span text:style-name="T119">@@</text:span></text:span><text:span text:style-name="T83">? Это помогает пометить их как </text:span><text:span text:style-name="T94">глобальные переменные, переменные экземпляра и класса (соответственно).</text:span><text:span text:style-name="T83"> Мы объясним это в следующем разделе. Запустите код, чтобы увидеть, как работают эти разные переменные!</text:span></text:p>
      <text:p text:style-name="P431"><text:span text:style-name="T280">class</text:span> <text:span text:style-name="T340">Computer</text:span></text:p>
      <text:p text:style-name="P62">$manufacturer = <text:span text:style-name="T307">"Mango Computer, Inc."</text:span></text:p>
      <text:p text:style-name="P62"><text:span text:style-name="T263">@@files</text:span> = {<text:span text:style-name="T333">hello:</text:span> <text:span text:style-name="T307">"Hello, world!"</text:span>}</text:p>
      <text:p text:style-name="P79"/>
      <text:p text:style-name="P62"><text:span text:style-name="T280">def</text:span> <text:span text:style-name="T280">initialize</text:span>(<text:span text:style-name="T263">username</text:span>, <text:span text:style-name="T263">password</text:span>)</text:p>
      <text:p text:style-name="P62"><text:span text:style-name="T263">@username</text:span> = <text:span text:style-name="T263">username</text:span></text:p>
      <text:p text:style-name="P62"><text:span text:style-name="T263">@password</text:span> = <text:span text:style-name="T263">password</text:span></text:p>
      <text:p text:style-name="P79">end</text:p>
      <text:p text:style-name="P79"/>
      <text:p text:style-name="P62"><text:span text:style-name="T280">def</text:span> <text:span text:style-name="T280">current_user</text:span></text:p>
      <text:p text:style-name="P43">@username</text:p>
      <text:p text:style-name="P79">end</text:p>
      <text:p text:style-name="P79"/>
      <text:p text:style-name="P62"><text:span text:style-name="T280">def</text:span> <text:span text:style-name="T280">self</text:span>.<text:span text:style-name="T298">display_files</text:span></text:p>
      <text:p text:style-name="P43">@@files</text:p>
      <text:p text:style-name="P79">end</text:p>
      <text:p text:style-name="P79">end</text:p>
      <text:p text:style-name="P120"/>
      <text:p text:style-name="P87"># Make a new Computer instance:</text:p>
      <text:p text:style-name="P62"><text:span text:style-name="T263">hal</text:span> = <text:span text:style-name="T340">Computer</text:span>.<text:span text:style-name="T298">new</text:span>(<text:span text:style-name="T307">"Dave"</text:span>, <text:span text:style-name="T263">12345</text:span>)</text:p>
      <text:p text:style-name="P120"/>
      <text:p text:style-name="P62"><text:span text:style-name="T263">puts</text:span> <text:span text:style-name="T307">"Current user: #{</text:span><text:span text:style-name="T263">hal</text:span>.<text:span text:style-name="T298">current_user</text:span><text:span text:style-name="T307">}"</text:span></text:p>
      <text:p text:style-name="P87"># @username belongs to the hal instance.</text:p>
      <text:p text:style-name="P120"/>
      <text:p text:style-name="P62"><text:span text:style-name="T263">puts</text:span> <text:span text:style-name="T307">"Manufacturer: #{</text:span>$manufacturer<text:span text:style-name="T307">}"</text:span></text:p>
      <text:p text:style-name="P87"># $manufacturer is global! We can get it directly.</text:p>
      <text:p text:style-name="P120"/>
      <text:p text:style-name="P62"><text:span text:style-name="T263">puts</text:span> <text:span text:style-name="T307">"Files: #{</text:span><text:span text:style-name="T340">Computer</text:span>.<text:span text:style-name="T298">display_files</text:span><text:span text:style-name="T307">}"</text:span></text:p>
      <text:p text:style-name="P87"># @@files belongs to the Computer class.</text:p>
      <text:p text:style-name="P437"/>
      <text:p text:style-name="P437"/>
      <text:p text:style-name="P433"><text:soft-page-break/>Именование ваших переменных</text:p>
      <text:p text:style-name="P151"><text:span text:style-name="T83">Напомним, что переменные экземпляра начинаются с </text:span><text:span text:style-name="Source_20_Text"><text:span text:style-name="T119">@</text:span></text:span><text:span text:style-name="T83">. Это не просто соглашение Ruby - это часть синтаксиса! Всегда начинайте переменные экземпляра с </text:span><text:span text:style-name="Source_20_Text"><text:span text:style-name="T119">@</text:span></text:span><text:span text:style-name="T83">.</text:span></text:p>
      <text:p text:style-name="P151"><text:span text:style-name="Emphasis"><text:span text:style-name="T83">Переменные класса</text:span></text:span><text:span text:style-name="T83"> подобны переменным экземпляра, но вместо того, чтобы принадлежать экземпляру класса, они принадлежат самому классу. Переменные класса всегда начинаются с двух </text:span><text:span text:style-name="Source_20_Text"><text:span text:style-name="T119">@</text:span></text:span><text:span text:style-name="T83">секунд, так как: </text:span><text:span text:style-name="Source_20_Text"><text:span text:style-name="T119">@@files</text:span></text:span><text:span text:style-name="T83">.</text:span></text:p>
      <text:p text:style-name="P151"><text:span text:style-name="Emphasis"><text:span text:style-name="T83">Глобальные переменные</text:span></text:span><text:span text:style-name="T83"> можно объявить двумя способами. Первый из них вам уже знаком: вы просто определяете переменную вне любого метода или класса, и вуаля! Это глобально. Если вы хотите , чтобы сделать переменную глобальной внутри метода или класса, просто запустите его с </text:span><text:span text:style-name="Source_20_Text"><text:span text:style-name="T119">$</text:span></text:span><text:span text:style-name="T83">, например , так: </text:span><text:span text:style-name="Source_20_Text"><text:span text:style-name="T119">$matz</text:span></text:span><text:span text:style-name="T83">.</text:span></text:p>
      <text:p text:style-name="P343">Мы рассмотрим переменные экземпляра и класса более подробно чуть позже. Во-первых, давайте сделаем быстрый обзор локального и глобального масштаба.</text:p>
      <text:h text:style-name="P213" text:outline-level="3">инструкции</text:h>
      <text:p text:style-name="P151"><text:span text:style-name="T84">Взгляните на код справа. Переменная </text:span><text:span text:style-name="Source_20_Text"><text:span text:style-name="T119">my_variable</text:span></text:span><text:span text:style-name="T84">находится внутри класса, поэтому она недоступна для </text:span><text:span text:style-name="Source_20_Text"><text:span text:style-name="T119">puts</text:span></text:span><text:span text:style-name="T84">метода вне его. Но это можно исправить! Используйте любой из двух упомянутых выше уловок с глобальными переменными.</text:span></text:p>
      <text:p text:style-name="P131">Прочтите подсказку, если вам нужна дополнительная помощь.</text:p>
      <text:p text:style-name="P431"><text:span text:style-name="T280">class</text:span> <text:span text:style-name="T340">MyClass</text:span></text:p>
      <text:p text:style-name="P66">$my_variable = <text:span text:style-name="T307">"Hello!"</text:span></text:p>
      <text:p text:style-name="P80">end</text:p>
      <text:p text:style-name="P66"><text:span text:style-name="T263">puts</text:span> $my_variable</text:p>
      <text:p text:style-name="P66"/>
      <text:p text:style-name="P66"/>
      <text:p text:style-name="P10">Например...</text:p>
      <text:p text:style-name="P228">Хороший! Однако есть предостережение: глобальные переменные можно изменить из любого места в вашей программе, и это, как правило, не очень хорошая идея. Гораздо лучше создавать переменные с ограниченной областью действия, которые можно изменить только в нескольких местах!</text:p>
      <text:p text:style-name="P151"><text:span text:style-name="T83">Например, переменные экземпляра принадлежат определенному объекту (или «экземпляру»). Давайте попрактикуемся с переменными экземпляра! Мы добавили наш </text:span><text:span text:style-name="Source_20_Text"><text:span text:style-name="T119">Person </text:span></text:span><text:span text:style-name="T83">класс в редактор.</text:span></text:p>
      <text:h text:style-name="P428" text:outline-level="3">инструкции</text:h>
      <text:p text:style-name="P151"><text:span text:style-name="T84">Добавить </text:span><text:span text:style-name="Source_20_Text"><text:span text:style-name="T119">age </text:span></text:span><text:span text:style-name="T84">и </text:span><text:span text:style-name="Source_20_Text"><text:span text:style-name="T119">profession </text:span></text:span><text:span text:style-name="T84">параметры к </text:span><text:span text:style-name="Source_20_Text"><text:span text:style-name="T119">initialize </text:span></text:span><text:span text:style-name="T84">методу, а затем установить их равны</text:span><text:span text:style-name="T89">ми</text:span><text:span text:style-name="T84"> переменн</text:span><text:span text:style-name="T89">ой</text:span><text:span text:style-name="T84"> экземпляр</text:span><text:span text:style-name="T89">а(определенного объекта)</text:span><text:span text:style-name="T84"> в теле метода. Используйте пример </text:span><text:span text:style-name="Source_20_Text"><text:span text:style-name="T119">name</text:span></text:span><text:span text:style-name="T84">/ </text:span><text:span text:style-name="Source_20_Text"><text:span text:style-name="T119">@name </text:span></text:span><text:span text:style-name="T84">в качестве руководства.</text:span></text:p>
      <text:p text:style-name="P194"><text:span text:style-name="T192">class</text:span><text:span text:style-name="T217"> </text:span><text:span text:style-name="T227">Person</text:span></text:p>
      <text:p text:style-name="P62"><text:span text:style-name="T280"><text:s text:c="2"/>def</text:span> <text:span text:style-name="T280">initialize</text:span>(<text:span text:style-name="T263">name</text:span>, <text:span text:style-name="T263">age</text:span>, <text:span text:style-name="T263">profession</text:span>)</text:p>
      <text:p text:style-name="P62"><text:span text:style-name="T263"><text:s text:c="4"/>@name</text:span> = <text:span text:style-name="T263">name</text:span></text:p>
      <text:p text:style-name="P62"><text:span text:style-name="T263"><text:s text:c="4"/>@age</text:span> = <text:span text:style-name="T263">age</text:span></text:p>
      <text:p text:style-name="P62"><text:span text:style-name="T263"><text:s text:c="4"/>@profession</text:span> = <text:span text:style-name="T263">profession</text:span></text:p>
      <text:p text:style-name="P79"><text:s text:c="2"/>end</text:p>
      <text:p text:style-name="P79">end</text:p>
      <text:p text:style-name="P79"/>
      <text:p text:style-name="P79"/>
      <text:p text:style-name="P79"/>
      <text:p text:style-name="P79"/>
      <text:p text:style-name="P10"><text:soft-page-break/>Дважды @, Дважды классно</text:p>
      <text:p text:style-name="P151"><text:span text:style-name="T83">Мы можем создать переменные класса, начав имя переменной с двух </text:span><text:span text:style-name="Source_20_Text"><text:span text:style-name="T119">@</text:span></text:span><text:span text:style-name="T83">символов. Переменные класса прикрепляются ко всем классам, а не только к экземплярам классов, например:</text:span></text:p>
      <text:p text:style-name="P333"><text:span text:style-name="Source_20_Text"><text:span text:style-name="T187">class</text:span></text:span><text:span text:style-name="Source_20_Text"><text:span text:style-name="T177"> </text:span></text:span><text:span text:style-name="Source_20_Text"><text:span text:style-name="T220">MyClass</text:span></text:span></text:p>
      <text:p text:style-name="P333"><text:span text:style-name="Source_20_Text"><text:span text:style-name="T178">  </text:span></text:span><text:span text:style-name="Source_20_Text"><text:span text:style-name="T154">@@class_variable</text:span></text:span></text:p>
      <text:p text:style-name="P333"><text:span text:style-name="Source_20_Text"><text:span text:style-name="T187">end</text:span></text:span></text:p>
      <text:p text:style-name="P343">Поскольку существует только одна копия переменной класса, совместно используемая всеми экземплярами класса, мы можем использовать их для выполнения некоторых интересных трюков Ruby. Например, мы можем использовать переменную класса, чтобы отслеживать количество созданных нами экземпляров этого класса. Давайте сделаем это сейчас!</text:p>
      <text:h text:style-name="P213" text:outline-level="3">инструкции</text:h>
      <text:p text:style-name="P227">Сделаем три вещи:</text:p>
      <text:list xml:id="list1866382982" text:style-name="L23">
        <text:list-item>
          <text:p text:style-name="P473"><text:span text:style-name="T84">Создайте переменную класса </text:span><text:span text:style-name="Source_20_Text"><text:span text:style-name="T119">@@people_count </text:span></text:span><text:span text:style-name="T84">в строке 3 и установите ее равной 0.</text:span></text:p>
        </text:list-item>
        <text:list-item>
          <text:p text:style-name="P473"><text:span text:style-name="T84">Приращение </text:span><text:span text:style-name="Source_20_Text"><text:span text:style-name="T119">@@people_count </text:span></text:span><text:span text:style-name="T84">в строке 8.</text:span></text:p>
        </text:list-item>
        <text:list-item>
          <text:p text:style-name="P473"><text:span text:style-name="T84">Вернитесь </text:span><text:span text:style-name="Source_20_Text"><text:span text:style-name="T119">@@people_count </text:span></text:span><text:span text:style-name="T84">к строке 13, чтобы наша </text:span><text:span text:style-name="Source_20_Text"><text:span text:style-name="T119">puts </text:span></text:span><text:span text:style-name="T84">строка 20 распечатала количество созданных на данный момент людей.</text:span></text:p>
        </text:list-item>
      </text:list>
      <text:p text:style-name="P79"/>
      <text:p text:style-name="P62"><text:span text:style-name="T280">class</text:span> <text:span text:style-name="T340">Person</text:span></text:p>
      <text:p text:style-name="P87"># Set your class variable to 0 on line 3</text:p>
      <text:p text:style-name="P62"><text:span text:style-name="T263">@@people_count</text:span> = <text:span text:style-name="T263">0</text:span></text:p>
      <text:p text:style-name="P79"/>
      <text:p text:style-name="P62"><text:span text:style-name="T280">def</text:span> <text:span text:style-name="T280">initialize</text:span>(<text:span text:style-name="T263">name</text:span>)</text:p>
      <text:p text:style-name="P62"><text:span text:style-name="T263">@name</text:span> = <text:span text:style-name="T263">name</text:span></text:p>
      <text:p text:style-name="P87"># Increment your class variable on line 8</text:p>
      <text:p text:style-name="P62"><text:span text:style-name="T263">@@people_count</text:span> += <text:span text:style-name="T263">1</text:span></text:p>
      <text:p text:style-name="P79">end</text:p>
      <text:p text:style-name="P79"/>
      <text:p text:style-name="P62"><text:span text:style-name="T280">def</text:span> <text:span text:style-name="T280">self</text:span>.<text:span text:style-name="T298">number_of_instances</text:span></text:p>
      <text:p text:style-name="P87"># Return your class variable on line 13</text:p>
      <text:p text:style-name="P62"><text:span text:style-name="T263">return</text:span> <text:span text:style-name="T263">@@people_count</text:span></text:p>
      <text:p text:style-name="P79">end</text:p>
      <text:p text:style-name="P79">end</text:p>
      <text:p text:style-name="P120"/>
      <text:p text:style-name="P62"><text:span text:style-name="T263">matz</text:span> = <text:span text:style-name="T340">Person</text:span>.<text:span text:style-name="T298">new</text:span>(<text:span text:style-name="T307">"Yukihiro"</text:span>)</text:p>
      <text:p text:style-name="P62"><text:span text:style-name="T263">dhh</text:span> = <text:span text:style-name="T340">Person</text:span>.<text:span text:style-name="T298">new</text:span>(<text:span text:style-name="T307">"David"</text:span>)</text:p>
      <text:p text:style-name="P120"/>
      <text:p text:style-name="P62"><text:span text:style-name="T263">puts</text:span> <text:span text:style-name="T307">"Number of Person instances: #{</text:span><text:span text:style-name="T340">Person</text:span>.<text:span text:style-name="T298">number_of_instances</text:span><text:span text:style-name="T307">}"</text:span></text:p>
      <text:p text:style-name="P195"><text:span text:style-name="T317">=&gt;</text:span><text:span text:style-name="T138">Number of Person instances: 2</text:span></text:p>
      <text:p text:style-name="P175"/>
      <text:p text:style-name="P172">Классы - серьезный бизнес</text:p>
      <text:p text:style-name="P135">Такие классы, как Language и Person, отлично подходят, когда вы начинаете изучать концепции классов и экземпляров.</text:p>
      <text:p text:style-name="P151"><text:span text:style-name="T83">Однако классы и объекты часто используются для моделирования реальных объектов. Код в редакторе-это более реалистичная демонстрация классов и объектов, которые вы </text:span><text:soft-page-break/><text:span text:style-name="T83">можете найти в коммерческом программном обеспечении. Здесь у нас есть фрагмент исходного кода Rails. Видите, как они создали экземпляр класса RecordInvalid?</text:span></text:p>
      <text:h text:style-name="P213" text:outline-level="3">инструкции</text:h>
      <text:p text:style-name="P135">Большая часть синтаксиса должна казаться вам знакомой; бит raise (который мы рассмотрим в следующих уроках) генерирует новую ошибку RecordInvalid, если пользователь пытается создать или сохранить недопустимую запись.</text:p>
      <text:p text:style-name="P135">Нажмите кнопку Выполнить, чтобы продолжить!</text:p>
      <text:p text:style-name="P183"><text:span text:style-name="T280">def</text:span> <text:span text:style-name="T280">create_record</text:span>(<text:span text:style-name="T263">attributes</text:span>, <text:span text:style-name="T263">raise_error</text:span> = <text:span text:style-name="T280">false</text:span>)</text:p>
      <text:p text:style-name="P62"><text:span text:style-name="T263">record</text:span> = <text:span text:style-name="T263">build_record</text:span>(<text:span text:style-name="T263">attributes</text:span>)</text:p>
      <text:p text:style-name="P62"><text:span text:style-name="T280">yield</text:span>(<text:span text:style-name="T263">record</text:span>) <text:span text:style-name="T280">if</text:span> <text:span text:style-name="T263">block_given?</text:span></text:p>
      <text:p text:style-name="P62"><text:span text:style-name="T263">saved</text:span> = <text:span text:style-name="T263">record</text:span>.<text:span text:style-name="T298">save</text:span></text:p>
      <text:p text:style-name="P62"><text:span text:style-name="T263">set_new_record</text:span>(<text:span text:style-name="T263">record</text:span>)</text:p>
      <text:p text:style-name="P62"><text:span text:style-name="T263">raise</text:span> <text:span text:style-name="T340">RecordInvalid</text:span>.<text:span text:style-name="T298">new</text:span>(<text:span text:style-name="T263">record</text:span>) <text:span text:style-name="T280">if</text:span> !<text:span text:style-name="T263">saved</text:span> &amp;&amp; <text:span text:style-name="T263">raise_error</text:span></text:p>
      <text:p text:style-name="P43">record</text:p>
      <text:p text:style-name="P79">end</text:p>
      <text:p text:style-name="P135"/>
      <text:p text:style-name="P175"/>
      <text:p text:style-name="P172">Следи за своим шагом</text:p>
      <text:p text:style-name="P382"><text:span text:style-name="Emphasis"><text:span text:style-name="T83">Наследование</text:span></text:span><text:span text:style-name="T83"> - сложная концепция, поэтому давайте рассмотрим ее шаг за шагом.</text:span></text:p>
      <text:p text:style-name="P382"><text:span text:style-name="T83">Наследование - это процесс, с помощью которого один класс перенимает атрибуты и методы другого, и он используется для выражения отношения « </text:span><text:span text:style-name="Emphasis"><text:span text:style-name="T83">есть-есть»</text:span></text:span><text:span text:style-name="T83"> . Например, мультяшная лиса </text:span><text:span text:style-name="Emphasis"><text:span text:style-name="T83">- это</text:span></text:span><text:span text:style-name="T83"> мультяшное млекопитающее, поэтому класс CartoonFox может быть унаследован от класса CartoonMammal.</text:span></text:p>
      <text:p text:style-name="P343">Однако волшебник не является эльфом, поэтому он не должен наследовать от класса эльфов (даже если у них много общих магических атрибутов и методов). Вместо этого и Волшебник, и Эльф могли в конечном итоге унаследовать от одного и того же класса MagicalBeing.</text:p>
      <text:h text:style-name="P213" text:outline-level="3">инструкции</text:h>
      <text:p text:style-name="P151"><text:span text:style-name="T83">Посмотрите код в редакторе. Мы определили класс, </text:span><text:span text:style-name="Source_20_Text"><text:span text:style-name="T119">ApplicationError </text:span></text:span><text:span text:style-name="T83">а также </text:span><text:span text:style-name="Source_20_Text"><text:span text:style-name="T119">SuperBadError </text:span></text:span><text:span text:style-name="T83">класс, наследующий от </text:span><text:span text:style-name="Source_20_Text"><text:span text:style-name="T119">ApplicationError</text:span></text:span><text:span text:style-name="T83">. Обратите внимание, что мы не определяем </text:span><text:span text:style-name="Source_20_Text"><text:span text:style-name="T119">display_error </text:span></text:span><text:span text:style-name="T83">метод в теле </text:span><text:span text:style-name="Source_20_Text"><text:span text:style-name="T119">SuperBadError</text:span></text:span><text:span text:style-name="T83">, но он по-прежнему будет иметь доступ к этому методу через наследование. Нажмите «Выполнить», чтобы убедиться в этом сами!</text:span></text:p>
      <text:p text:style-name="P196"><text:span text:style-name="T191">class</text:span><text:span text:style-name="T215"> </text:span><text:span text:style-name="T226">ApplicationError</text:span></text:p>
      <text:p text:style-name="P62"><text:span text:style-name="T280"><text:s text:c="2"/>def</text:span> <text:span text:style-name="T280">display_error</text:span></text:p>
      <text:p text:style-name="P62"><text:span text:style-name="T263"><text:s text:c="4"/>puts</text:span> <text:span text:style-name="T307">"Error! Error!"</text:span></text:p>
      <text:p text:style-name="P79"><text:s text:c="2"/>end</text:p>
      <text:p text:style-name="P79">end</text:p>
      <text:p text:style-name="P120"/>
      <text:p text:style-name="P62"><text:span text:style-name="T280">class</text:span> <text:span text:style-name="T340">SuperBadError</text:span> &lt; <text:span text:style-name="T340">ApplicationError</text:span></text:p>
      <text:p text:style-name="P79">end</text:p>
      <text:p text:style-name="P120"/>
      <text:p text:style-name="P62"><text:span text:style-name="T263">err</text:span> = <text:span text:style-name="T340">SuperBadError</text:span>.<text:span text:style-name="T298">new</text:span></text:p>
      <text:p text:style-name="P62"><text:span text:style-name="T263">err</text:span>.<text:span text:style-name="T298">display_error</text:span></text:p>
      <text:p text:style-name="P175"/>
      <text:p text:style-name="P175"/>
      <text:p text:style-name="P175"/>
      <text:p text:style-name="P175"/>
      <text:p text:style-name="P173"><text:soft-page-break/>Синтаксис наследования В Ruby </text:p>
      <text:p text:style-name="P176">наследование работает так:</text:p>
      <text:p text:style-name="P220"><text:span text:style-name="Source_20_Text"><text:span text:style-name="T287">class</text:span></text:span><text:span text:style-name="Source_20_Text"><text:span text:style-name="T329"> </text:span></text:span><text:span text:style-name="Source_20_Text"><text:span text:style-name="T344">DerivedClass</text:span></text:span><text:span text:style-name="Source_20_Text"><text:span text:style-name="T329"> &lt; </text:span></text:span><text:span text:style-name="Source_20_Text"><text:span text:style-name="T344">BaseClass</text:span></text:span></text:p>
      <text:p text:style-name="P331"><text:span text:style-name="Source_20_Text"><text:span text:style-name="T178">  </text:span></text:span><text:span text:style-name="Source_20_Text"><text:span text:style-name="T212"># Some stuff!</text:span></text:span></text:p>
      <text:p text:style-name="P331"><text:span text:style-name="Source_20_Text"><text:span text:style-name="T187">end</text:span></text:span></text:p>
      <text:p text:style-name="P398">Производный класс - это новый класс, который вы создаете, а базовый класс - это класс, от которого наследуется этот новый класс. Вы можете прочитать «&lt;» как «наследуется от».</text:p>
      <text:p text:style-name="P398">инструкции </text:p>
      <text:p text:style-name="P398">1. Мы создали класс Application в редакторе справа. Создайте свой собственный класс MyApp, который наследуется от Application. Пока не нужно ничего помещать в определение вашего класса!</text:p>
      <text:p text:style-name="P67"><text:span text:style-name="T191">class</text:span><text:span text:style-name="T215"> </text:span><text:span text:style-name="T226">Application</text:span></text:p>
      <text:p text:style-name="P66"><text:span text:style-name="T280">def</text:span> <text:span text:style-name="T280">initialize</text:span>(<text:span text:style-name="T263">name</text:span>)</text:p>
      <text:p text:style-name="P66"><text:span text:style-name="T263">@name</text:span> = <text:span text:style-name="T263">name</text:span></text:p>
      <text:p text:style-name="P80">end</text:p>
      <text:p text:style-name="P80">end</text:p>
      <text:p text:style-name="P88"># Add your code below!</text:p>
      <text:p text:style-name="P66"><text:span text:style-name="T280">class</text:span> <text:span text:style-name="T340">MyApp</text:span> &lt; <text:span text:style-name="T340">Application</text:span></text:p>
      <text:p text:style-name="P80">end</text:p>
      <text:p text:style-name="P80"/>
      <text:p text:style-name="P10">Переопределить!</text:p>
      <text:p text:style-name="P388">Иногда вам нужно, чтобы один класс, наследующий от другого, не только принимал методы и атрибуты своего родителя, но и переопределял один или несколько из них.</text:p>
      <text:p text:style-name="P151"><text:span text:style-name="T83">Например, у вас может быть </text:span><text:span text:style-name="Source_20_Text"><text:span text:style-name="T119">Email </text:span></text:span><text:span text:style-name="T83">класс, наследующий от </text:span><text:span text:style-name="Source_20_Text"><text:span text:style-name="T119">Message</text:span></text:span><text:span text:style-name="T83">. У обоих классов может быть </text:span><text:span text:style-name="Source_20_Text"><text:span text:style-name="T119">send </text:span></text:span><text:span text:style-name="T83">метод, который их отправляет, но версия электронной почты, возможно, должна будет идентифицировать действительные адреса электронной почты и использовать набор протоколов электронной почты, о которых </text:span><text:span text:style-name="Source_20_Text"><text:span text:style-name="T119">Message </text:span></text:span><text:span text:style-name="T83">ничего не известно. Вместо того, чтобы добавлять </text:span><text:span text:style-name="Source_20_Text"><text:span text:style-name="T119">send_email </text:span></text:span><text:span text:style-name="T83">метод в производный класс и наследовать </text:span><text:span text:style-name="Source_20_Text"><text:span text:style-name="T119">send </text:span></text:span><text:span text:style-name="T83">метод, который вы никогда не будете использовать, вы можете просто явно создать </text:span><text:span text:style-name="Source_20_Text"><text:span text:style-name="T119">send </text:span></text:span><text:span text:style-name="T83">метод в </text:span><text:span text:style-name="Source_20_Text"><text:span text:style-name="T119">Email </text:span></text:span><text:span text:style-name="T83">классе и заставить его выполнять всю работу по отправке электронной почты.</text:span></text:p>
      <text:p text:style-name="P135">Эта новая версия send переопределит (то есть заменит) унаследованную версию для любого объекта, который является экземпляром Email.</text:p>
      <text:h text:style-name="P213" text:outline-level="3">инструкции</text:h>
      <text:p text:style-name="P152"><text:span text:style-name="T84">Давайте попробуем более занимательный (хотя и менее реалистичный) пример. Создайте новый класс </text:span><text:span text:style-name="Source_20_Text"><text:span text:style-name="T119">Dragon</text:span></text:span><text:span text:style-name="T84">, который наследуется от </text:span><text:span text:style-name="Source_20_Text"><text:span text:style-name="T119">Creature</text:span></text:span><text:span text:style-name="T84">. Дайте своему производному классу </text:span><text:span text:style-name="Source_20_Text"><text:span text:style-name="T119">fight </text:span></text:span><text:span text:style-name="T84">метод, который переопределяет </text:span><text:span text:style-name="Source_20_Text"><text:span text:style-name="T119">Creature</text:span></text:span><text:span text:style-name="T84">: вместо того, чтобы вернуть «Punch to the chops!», он должен </text:span><text:span text:style-name="Source_20_Text"><text:span text:style-name="T119">return </text:span></text:span><text:span text:style-name="T84">«Breathes fire!».</text:span></text:p>
      <text:p text:style-name="P62"><text:span text:style-name="T280">class</text:span> <text:span text:style-name="T340">Creature</text:span></text:p>
      <text:p text:style-name="P62"><text:span text:style-name="T280"><text:s text:c="2"/>def</text:span> <text:span text:style-name="T280">initialize</text:span>(<text:span text:style-name="T263">name</text:span>)</text:p>
      <text:p text:style-name="P62"><text:span text:style-name="T263"><text:s text:c="4"/>@name</text:span> = <text:span text:style-name="T263">name</text:span></text:p>
      <text:p text:style-name="P79"><text:s text:c="2"/>end</text:p>
      <text:p text:style-name="P62"><text:span text:style-name="T280"><text:s text:c="2"/>def</text:span> <text:span text:style-name="T280">fight</text:span></text:p>
      <text:p text:style-name="P62"><text:span text:style-name="T263"><text:s text:c="4"/>return</text:span> <text:span text:style-name="T307">"Punch to the chops!"</text:span></text:p>
      <text:p text:style-name="P79"><text:s text:c="2"/>end</text:p>
      <text:p text:style-name="P79">end</text:p>
      <text:p text:style-name="P120"/>
      <text:p text:style-name="P87"><text:soft-page-break/># Add your code below!</text:p>
      <text:p text:style-name="P62"><text:span text:style-name="T280">class</text:span> <text:span text:style-name="T340">Dragon</text:span> &lt; <text:span text:style-name="T340">Creature</text:span></text:p>
      <text:p text:style-name="P62"><text:span text:style-name="T280"><text:s text:c="2"/>def</text:span> <text:span text:style-name="T280">fight</text:span></text:p>
      <text:p text:style-name="P62"><text:span text:style-name="T263"><text:s text:c="4"/>return</text:span> <text:span text:style-name="T307">"Breathes fire!"</text:span></text:p>
      <text:p text:style-name="P79"><text:s text:c="2"/>end</text:p>
      <text:p text:style-name="P79">end</text:p>
      <text:p text:style-name="P62"/>
      <text:p text:style-name="P62"/>
      <text:p text:style-name="P40">Когда Хорошего недостаточно</text:p>
      <text:p text:style-name="P38">С другой стороны, иногда вы работаете с производным классом (или подклассом) и понимаете, что вы перезаписали метод или атрибут, определенный в базовом классе этого класса (также называемый родительским или суперклассом), который вам действительно нужен. Не бойтесь! Вы можете напрямую получить доступ к атрибутам или методам суперкласса с помощью встроенного в Ruby ключевого слова super.</text:p>
      <text:p text:style-name="P38">Синтаксис выглядит следующим образом:</text:p>
      <text:p text:style-name="P442"><text:span text:style-name="Source_20_Text"><text:span text:style-name="T136">class DerivedClass &lt; Base</text:span></text:span></text:p>
      <text:p text:style-name="P333"><text:span text:style-name="Source_20_Text"><text:span text:style-name="T133"><text:s text:c="2"/></text:span></text:span><text:span text:style-name="Source_20_Text"><text:span text:style-name="T125">def some_method</text:span></text:span></text:p>
      <text:p text:style-name="P333"><text:span text:style-name="Source_20_Text"><text:span text:style-name="T133"><text:s text:c="4"/></text:span></text:span><text:span text:style-name="Source_20_Text"><text:span text:style-name="T125">super(optional args)</text:span></text:span></text:p>
      <text:p text:style-name="P333"><text:span text:style-name="Source_20_Text"><text:span text:style-name="T133"><text:s text:c="6"/></text:span></text:span><text:span text:style-name="Source_20_Text"><text:span text:style-name="T125"># Some stuff</text:span></text:span></text:p>
      <text:p text:style-name="P333"><text:span text:style-name="Source_20_Text"><text:span text:style-name="T133"><text:s text:c="4"/></text:span></text:span><text:span text:style-name="Source_20_Text"><text:span text:style-name="T125">end</text:span></text:span></text:p>
      <text:p text:style-name="P333"><text:span text:style-name="Source_20_Text"><text:span text:style-name="T133"><text:s text:c="2"/></text:span></text:span><text:span text:style-name="Source_20_Text"><text:span text:style-name="T125">end</text:span></text:span></text:p>
      <text:p text:style-name="P329"><text:span text:style-name="Source_20_Text"><text:span text:style-name="T125">end</text:span></text:span></text:p>
      <text:p text:style-name="P38">Когда вы вызываете super изнутри метода, это говорит Ruby заглянуть в суперкласс текущего класса и найти метод с тем же именем, что и тот, из которого вызывается super. Если он найдет его, Ruby будет использовать версию метода суперкласса.</text:p>
      <text:h text:style-name="P428" text:outline-level="3">инструкции</text:h>
      <text:p text:style-name="P426">Мы решили, что все-таки хотим поиграть в отбивные! Сделаем две вещи:</text:p>
      <text:list xml:id="list1814243426" text:style-name="L24">
        <text:list-item>
          <text:p text:style-name="P474"><text:span text:style-name="T84">Добавить </text:span><text:span text:style-name="Source_20_Text"><text:span text:style-name="T119">puts "Instead of breathing fire..."</text:span></text:span><text:span text:style-name="T84">в первой строке в наше</text:span><text:span text:style-name="T90">м</text:span><text:span text:style-name="T84"> </text:span><text:span text:style-name="Source_20_Text"><text:span text:style-name="T119">Dragon</text:span></text:span><text:span text:style-name="T84">«S </text:span><text:span text:style-name="Source_20_Text"><text:span text:style-name="T119">fight </text:span></text:span><text:span text:style-name="T84">метод</text:span><text:span text:style-name="T90">е</text:span><text:span text:style-name="T84">.</text:span></text:p>
        </text:list-item>
        <text:list-item>
          <text:p text:style-name="P474"><text:span text:style-name="T84">Замените оператор return внутри </text:span><text:span text:style-name="Source_20_Text"><text:span text:style-name="T119">Dragon </text:span></text:span><text:span text:style-name="T90">метода</text:span><text:span text:style-name="T84"> </text:span><text:span text:style-name="Source_20_Text"><text:span text:style-name="T119">fight </text:span></text:span><text:span text:style-name="T84">на ключевое слово </text:span><text:span text:style-name="Source_20_Text"><text:span text:style-name="T119">super</text:span></text:span><text:span text:style-name="T84">. (Нет необходимости передавать какие - либо аргументы </text:span><text:span text:style-name="Source_20_Text"><text:span text:style-name="T119">super</text:span></text:span><text:span text:style-name="T84">, поскольку </text:span><text:span text:style-name="Source_20_Text"><text:span text:style-name="T119">Creature</text:span></text:span><text:span text:style-name="T84">«s </text:span><text:span text:style-name="Source_20_Text"><text:span text:style-name="T119">fight </text:span></text:span><text:span text:style-name="T84">метод не принимает никаких.)</text:span></text:p>
        </text:list-item>
      </text:list>
      <text:p text:style-name="P38"/>
      <text:p text:style-name="P38"/>
      <text:p text:style-name="P62"><text:span text:style-name="T280">class</text:span> <text:span text:style-name="T340">Creature</text:span></text:p>
      <text:p text:style-name="P62"><text:span text:style-name="T280"><text:s text:c="2"/>def</text:span> <text:span text:style-name="T280">initialize</text:span>(<text:span text:style-name="T263">name</text:span>)</text:p>
      <text:p text:style-name="P62"><text:span text:style-name="T263"><text:s text:c="4"/>@name</text:span> = <text:span text:style-name="T263">name</text:span></text:p>
      <text:p text:style-name="P79"><text:s text:c="2"/>end</text:p>
      <text:p text:style-name="P79"/>
      <text:p text:style-name="P62"><text:span text:style-name="T280"><text:s text:c="2"/>def</text:span> <text:span text:style-name="T280">fight</text:span></text:p>
      <text:p text:style-name="P62"><text:span text:style-name="T263"><text:s text:c="4"/>return</text:span> <text:span text:style-name="T307">"Punch to the chops!"</text:span></text:p>
      <text:p text:style-name="P79"><text:s text:c="2"/>end</text:p>
      <text:p text:style-name="P79">end</text:p>
      <text:p text:style-name="P120"/>
      <text:p text:style-name="P87"># Add your code below!</text:p>
      <text:p text:style-name="P120"/>
      <text:p text:style-name="P62"><text:span text:style-name="T280">class</text:span> <text:span text:style-name="T340">Dragon</text:span> &lt; <text:span text:style-name="T340">Creature</text:span></text:p>
      <text:p text:style-name="P62"><text:span text:style-name="T280"><text:s text:c="2"/>def</text:span> <text:span text:style-name="T280">fight</text:span></text:p>
      <text:p text:style-name="P62"><text:soft-page-break/><text:span text:style-name="T263"><text:s text:c="4"/>puts</text:span> <text:span text:style-name="T307">"Instead of breathing fire..."</text:span></text:p>
      <text:p text:style-name="P43"><text:s text:c="4"/>super</text:p>
      <text:p text:style-name="P79"><text:s text:c="2"/>end</text:p>
      <text:p text:style-name="P79">end</text:p>
      <text:p text:style-name="P62"/>
      <text:p text:style-name="P71"><text:span text:style-name="T349">=&gt;</text:span><text:span text:style-name="T137">Instead of breathing fire...</text:span></text:p>
      <text:p text:style-name="P374"><text:span text:style-name="T332">=&gt;</text:span>Punch to the chops!</text:p>
      <text:p text:style-name="P374"/>
      <text:p text:style-name="P374"/>
      <text:p text:style-name="P380">Может быть только один!</text:p>
      <text:p text:style-name="P382"><text:span text:style-name="T83">Любой данный класс Ruby может иметь только один суперкласс. Некоторые языки позволяют классу иметь более одного родителя, что является моделью, называемой </text:span><text:span text:style-name="Strong_20_Emphasis"><text:span text:style-name="T95">множественным наследованием</text:span></text:span><text:span text:style-name="T83"> . Это может стать действительно уродливым и очень быстро, поэтому Ruby это запрещает.</text:span></text:p>
      <text:p text:style-name="P382"><text:span text:style-name="T83">Однако есть случаи, когда вы хотите объединить данные или поведение из нескольких классов в один класс, и Ruby позволяет это с помощью </text:span><text:span text:style-name="Emphasis"><text:span text:style-name="T83">миксинов</text:span></text:span><text:span text:style-name="T83"> . Мы узнаем о миксинах на следующем уроке! А пока мы продемонстрируем, что произойдет, если вы попытаетесь выполнить множественное наследование в Ruby.</text:span></text:p>
      <text:p text:style-name="P388">В демонстрационном коде, который мы собираемся вам показать, есть интересный трюк: если вы хотите завершить оператор Ruby, не переходя на новую строку, вы можете просто ввести точку с запятой. Это означает, что вы можете написать что-то вроде</text:p>
      <text:p text:style-name="P333"><text:span text:style-name="Source_20_Text"><text:span text:style-name="T187">class</text:span></text:span><text:span text:style-name="Source_20_Text"><text:span text:style-name="T177"> </text:span></text:span><text:span text:style-name="Source_20_Text"><text:span text:style-name="T220">Monkey</text:span></text:span></text:p>
      <text:p text:style-name="P333"><text:span text:style-name="Source_20_Text"><text:span text:style-name="T187">end</text:span></text:span></text:p>
      <text:p text:style-name="P151"><text:span text:style-name="T83">только на одной строке: </text:span><text:span text:style-name="Source_20_Text"><text:span text:style-name="T119">class Monkey; end</text:span></text:span><text:span text:style-name="T83">. Это позволяет сэкономить время, когда вы пишете что-то очень короткое, например, пустой класс или определение метода.</text:span></text:p>
      <text:h text:style-name="P213" text:outline-level="3">инструкции</text:h>
      <text:p text:style-name="P151"><text:span text:style-name="T83">Посмотрите код в редакторе. Видите, как мы пытаемся </text:span><text:span text:style-name="Source_20_Text"><text:span text:style-name="T119">Dragon </text:span></text:span><text:span text:style-name="T83">унаследовать от </text:span><text:span text:style-name="Source_20_Text"><text:span text:style-name="T119">Creature </text:span></text:span><text:span text:style-name="T83">и </text:span><text:span text:style-name="Source_20_Text"><text:span text:style-name="T119">Person</text:span></text:span><text:span text:style-name="T83">? Мы получим </text:span><text:span text:style-name="Source_20_Text"><text:span text:style-name="T121">superclass mismatch for class Dragon </text:span></text:span><text:span text:style-name="T94">ошибку</text:span><text:span text:style-name="T83">, если попробуем это сделать. Запустите код и убедитесь сами!</text:span></text:p>
      <text:p text:style-name="P194"><text:span text:style-name="T191">class</text:span><text:span text:style-name="T215"> </text:span><text:span text:style-name="T226">Creature</text:span></text:p>
      <text:p text:style-name="P62"><text:span text:style-name="T280">def</text:span> <text:span text:style-name="T280">initialize</text:span>(<text:span text:style-name="T263">name</text:span>)</text:p>
      <text:p text:style-name="P62"><text:span text:style-name="T263">@name</text:span> = <text:span text:style-name="T263">name</text:span></text:p>
      <text:p text:style-name="P79">end</text:p>
      <text:p text:style-name="P79">end</text:p>
      <text:p text:style-name="P120"/>
      <text:p text:style-name="P62"><text:span text:style-name="T280">class</text:span> <text:span text:style-name="T340">Person</text:span></text:p>
      <text:p text:style-name="P62"><text:span text:style-name="T280">def</text:span> <text:span text:style-name="T280">initialize</text:span>(<text:span text:style-name="T263">name</text:span>)</text:p>
      <text:p text:style-name="P62"><text:span text:style-name="T263">@name</text:span> = <text:span text:style-name="T263">name</text:span></text:p>
      <text:p text:style-name="P79">end</text:p>
      <text:p text:style-name="P79">end</text:p>
      <text:p text:style-name="P120"/>
      <text:p text:style-name="P62"><text:span text:style-name="T280">class</text:span> <text:span text:style-name="T340">Dragon</text:span> &lt; <text:span text:style-name="T340">Creature</text:span>; <text:span text:style-name="T280">end</text:span></text:p>
      <text:p text:style-name="P62"><text:span text:style-name="T280">class</text:span> <text:span text:style-name="T340">Dragon</text:span> &lt; <text:span text:style-name="T340">Person</text:span>; <text:span text:style-name="T280">end</text:span></text:p>
      <text:p text:style-name="P135"/>
      <text:p text:style-name="P374"/>
      <text:p text:style-name="P36"/>
      <text:p text:style-name="P37"/>
      <text:p text:style-name="P13"><text:soft-page-break/>Основы работы с классами</text:p>
      <text:p text:style-name="P344">Все в порядке! Сделаем небольшой обзор.</text:p>
      <text:h text:style-name="P214" text:outline-level="3">инструкции</text:h>
      <text:p text:style-name="P123"><text:span text:style-name="T84">Создайте класс с именем </text:span><text:span text:style-name="Source_20_Text"><text:span text:style-name="T119">Message </text:span></text:span><text:span text:style-name="T84">и дайте ему </text:span><text:span text:style-name="Source_20_Text"><text:span text:style-name="T119">initialize </text:span></text:span><text:span text:style-name="T84">метод. </text:span><text:span text:style-name="Source_20_Text"><text:span text:style-name="T119">Initialize </text:span></text:span><text:span text:style-name="T84">Метод должен принимать два параметра, </text:span><text:span text:style-name="Source_20_Text"><text:span text:style-name="T119">from </text:span></text:span><text:span text:style-name="T84">и </text:span><text:span text:style-name="Source_20_Text"><text:span text:style-name="T119">to</text:span></text:span><text:span text:style-name="T84">, и установить их в переменных экземпляра </text:span><text:span text:style-name="Source_20_Text"><text:span text:style-name="T119">@from </text:span></text:span><text:span text:style-name="T84">и </text:span><text:span text:style-name="Source_20_Text"><text:span text:style-name="T119">@to</text:span></text:span><text:span text:style-name="T84">(соответственно). Пока не беспокойтесь о создании экземпляра вашего класса.</text:span></text:p>
      <text:p text:style-name="P194"><text:span text:style-name="T192">class</text:span><text:span text:style-name="T217"> </text:span><text:span text:style-name="T227">Message</text:span></text:p>
      <text:p text:style-name="P62"><text:span text:style-name="T280"><text:s text:c="2"/>def</text:span> <text:span text:style-name="T280">initialize</text:span>(<text:span text:style-name="T263">from</text:span>, <text:span text:style-name="T263">to</text:span>)</text:p>
      <text:p text:style-name="P62"><text:span text:style-name="T263"><text:s text:c="4"/>@from</text:span> = <text:span text:style-name="T263">from</text:span></text:p>
      <text:p text:style-name="P62"><text:span text:style-name="T263"><text:s text:c="4"/>@to</text:span> = <text:span text:style-name="T263">to</text:span></text:p>
      <text:p text:style-name="P79"><text:s text:c="2"/>end</text:p>
      <text:p text:style-name="P79">end</text:p>
      <text:p text:style-name="P132"/>
      <text:p text:style-name="P10">Получение более классного</text:p>
      <text:p text:style-name="P343">Идеально! Теперь давайте немного разберемся с переменной класса.</text:p>
      <text:h text:style-name="P213" text:outline-level="3">инструкции</text:h>
      <text:p text:style-name="P416"><text:span text:style-name="T84">Дайте вашему </text:span><text:span text:style-name="Source_20_Text"><text:span text:style-name="T119">Message</text:span></text:span><text:span text:style-name="T84">классу </text:span><text:span text:style-name="Source_20_Text"><text:span text:style-name="T119">@@messages_sent </text:span></text:span><text:span text:style-name="T84">переменную класса и установите ее равной 0. В теле вашего </text:span><text:span text:style-name="Source_20_Text"><text:span text:style-name="T119">initialize </text:span></text:span><text:span text:style-name="T84">метода увеличьте это значение на 1, чтобы каждый раз, когда создается новый </text:span><text:span text:style-name="Source_20_Text"><text:span text:style-name="T119">Message </text:span></text:span><text:span text:style-name="T84">объект, </text:span><text:span text:style-name="Source_20_Text"><text:span text:style-name="T119">@@messages_sent </text:span></text:span><text:span text:style-name="T84">увеличивалось на 1. Не создавайте никаких экземпляров вашего класса просто пока что!</text:span></text:p>
      <text:p text:style-name="P62"><text:span text:style-name="T280">class</text:span> <text:span text:style-name="T340">Message</text:span></text:p>
      <text:p text:style-name="P62"><text:span text:style-name="T263">@@messages_sent</text:span> = <text:span text:style-name="T263">0</text:span></text:p>
      <text:p text:style-name="P62"><text:span text:style-name="T280">def</text:span> <text:span text:style-name="T280">initialize</text:span>(<text:span text:style-name="T263">from</text:span>, <text:span text:style-name="T263">to</text:span>)</text:p>
      <text:p text:style-name="P62"><text:span text:style-name="T263">@from</text:span> = <text:span text:style-name="T263">from</text:span></text:p>
      <text:p text:style-name="P62"><text:span text:style-name="T263">@to</text:span> = <text:span text:style-name="T263">to</text:span></text:p>
      <text:p text:style-name="P62"><text:span text:style-name="T263">@@messages_sent</text:span> += <text:span text:style-name="T263">1</text:span></text:p>
      <text:p text:style-name="P79">end</text:p>
      <text:p text:style-name="P79">end</text:p>
      <text:p text:style-name="P37"/>
      <text:p text:style-name="P10">Выковать объект в огне Рубиновой горы</text:p>
      <text:p text:style-name="P151"><text:span text:style-name="T83">Идеально! Давайте продолжим и создадим экземпляр нашего </text:span><text:span text:style-name="Source_20_Text"><text:span text:style-name="T119">Message </text:span></text:span><text:span text:style-name="T83">класса.</text:span></text:p>
      <text:h text:style-name="P213" text:outline-level="3">инструкции</text:h>
      <text:p text:style-name="P416"><text:span text:style-name="T84">После вашего класса создайте переменную с именем </text:span><text:span text:style-name="Source_20_Text"><text:span text:style-name="T119">my_message</text:span></text:span><text:span text:style-name="T84">.</text:span></text:p>
      <text:p text:style-name="P416"><text:span text:style-name="T84">Создайте экземпляр своего </text:span><text:span text:style-name="Source_20_Text"><text:span text:style-name="T119">Message </text:span></text:span><text:span text:style-name="T84">класса, используя </text:span><text:span text:style-name="Source_20_Text"><text:span text:style-name="T119">Message.new </text:span></text:span><text:span text:style-name="T84">любые аргументы </text:span><text:span text:style-name="Source_20_Text"><text:span text:style-name="T119">from </text:span></text:span><text:span text:style-name="T84">и </text:span><text:span text:style-name="Source_20_Text"><text:span text:style-name="T119">to </text:span></text:span><text:span text:style-name="T84">аргументы, которые вы хотите! Сохраните результат в формате </text:span><text:span text:style-name="Source_20_Text"><text:span text:style-name="T119">my_message</text:span></text:span><text:span text:style-name="T84">.</text:span></text:p>
      <text:p text:style-name="P62"><text:span text:style-name="T280">class</text:span> <text:span text:style-name="T340">Message</text:span></text:p>
      <text:p text:style-name="P62"><text:span text:style-name="T263">@@messages_sent</text:span> = <text:span text:style-name="T263">0</text:span></text:p>
      <text:p text:style-name="P62"><text:span text:style-name="T280">def</text:span> <text:span text:style-name="T280">initialize</text:span>(<text:span text:style-name="T263">from</text:span>, <text:span text:style-name="T263">to</text:span>)</text:p>
      <text:p text:style-name="P62"><text:span text:style-name="T263">@from</text:span> = <text:span text:style-name="T263">from</text:span></text:p>
      <text:p text:style-name="P62"><text:span text:style-name="T263">@to</text:span> = <text:span text:style-name="T263">to</text:span></text:p>
      <text:p text:style-name="P62"><text:span text:style-name="T263">@@messages_sent</text:span> += <text:span text:style-name="T263">1</text:span></text:p>
      <text:p text:style-name="P79">end</text:p>
      <text:p text:style-name="P79">end</text:p>
      <text:p text:style-name="P62"><text:span text:style-name="T263">my_message</text:span> = <text:span text:style-name="T340">Message</text:span>.<text:span text:style-name="T298">new</text:span>(<text:span text:style-name="T263">1</text:span>, <text:span text:style-name="T263">2</text:span>)</text:p>
      <text:p text:style-name="P10"><text:soft-page-break/>Наследование состояния</text:p>
      <text:p text:style-name="P344">Идеально! Теперь давайте немного попрактикуемся с наследованием.</text:p>
      <text:h text:style-name="P214" text:outline-level="3">инструкции</text:h>
      <text:p text:style-name="P422"><text:span text:style-name="T84">Создайте второй класс </text:span><text:span text:style-name="Source_20_Text"><text:span text:style-name="T119">Email</text:span></text:span><text:span text:style-name="T84">, который наследуется от </text:span><text:span text:style-name="Source_20_Text"><text:span text:style-name="T119">Message</text:span></text:span><text:span text:style-name="T84">. Дайте ему собственный </text:span><text:span text:style-name="Source_20_Text"><text:span text:style-name="T119">initialize </text:span></text:span><text:span text:style-name="T84">метод, который принимает только один параметр </text:span><text:span text:style-name="Source_20_Text"><text:span text:style-name="T119">subject</text:span></text:span><text:span text:style-name="T84">, и имеет одну переменную экземпляра,, </text:span><text:span text:style-name="Source_20_Text"><text:span text:style-name="T119">@subject </text:span></text:span><text:span text:style-name="T84">равную </text:span><text:span text:style-name="Source_20_Text"><text:span text:style-name="T119">subject</text:span></text:span><text:span text:style-name="T84">.</text:span></text:p>
      <text:p text:style-name="P194"><text:span text:style-name="T192">class</text:span><text:span text:style-name="T217"> </text:span><text:span text:style-name="T227">Message</text:span></text:p>
      <text:p text:style-name="P62"><text:span text:style-name="T263">@@messages_sent</text:span> = <text:span text:style-name="T263">0</text:span></text:p>
      <text:p text:style-name="P62"><text:span text:style-name="T280">def</text:span> <text:span text:style-name="T280">initialize</text:span>(<text:span text:style-name="T263">from</text:span>, <text:span text:style-name="T263">to</text:span>)</text:p>
      <text:p text:style-name="P62"><text:span text:style-name="T263">@from</text:span> = <text:span text:style-name="T263">from</text:span></text:p>
      <text:p text:style-name="P62"><text:span text:style-name="T263">@to</text:span> = <text:span text:style-name="T263">to</text:span></text:p>
      <text:p text:style-name="P62"><text:span text:style-name="T263">@@messages_sent</text:span> += <text:span text:style-name="T263">1</text:span></text:p>
      <text:p text:style-name="P79">end</text:p>
      <text:p text:style-name="P79">end</text:p>
      <text:p text:style-name="P120"/>
      <text:p text:style-name="P62"><text:span text:style-name="T263">my_message</text:span> = <text:span text:style-name="T340">Message</text:span>.<text:span text:style-name="T298">new</text:span>(<text:span text:style-name="T263">1</text:span>, <text:span text:style-name="T263">2</text:span>)</text:p>
      <text:p text:style-name="P120"/>
      <text:p text:style-name="P62"><text:span text:style-name="T280">class</text:span> <text:span text:style-name="T340">Email</text:span> &lt; <text:span text:style-name="T340">Message</text:span></text:p>
      <text:p text:style-name="P62"><text:span text:style-name="T280">def</text:span> <text:span text:style-name="T280">initialize</text:span>(<text:span text:style-name="T263">subject</text:span>)</text:p>
      <text:p text:style-name="P62"><text:span text:style-name="T263">@subject</text:span> = <text:span text:style-name="T263">subject</text:span></text:p>
      <text:p text:style-name="P79">end</text:p>
      <text:p text:style-name="P79">end</text:p>
      <text:p text:style-name="P132"/>
      <text:p text:style-name="P24">Вверх вверх и в сторону! </text:p>
      <text:p text:style-name="P26">Ты чемпион! Наша последняя тема: ключевое слово Ruby super. (Мы решили, что нам все-таки понравился метод инициализации Message.)</text:p>
      <text:p text:style-name="P26">инструкции </text:p>
      <text:p text:style-name="P27"><text:span text:style-name="T387">1. Чтобы завершить этот урок, удалите параметр </text:span><text:span text:style-name="T45">subject</text:span><text:span text:style-name="T387"> и переменную экземпляра @subject из </text:span><text:span text:style-name="T40">Email</text:span><text:span text:style-name="T387">.</text:span></text:p>
      <text:p text:style-name="P26">Передайте методу инициализации Email те же два параметра, что и в Message - from и to - и добавьте ключевое слово <text:span text:style-name="T258">super</text:span> в качестве единственной строки кода в теле метода инициализации Email.</text:p>
      <text:p text:style-name="P65"><text:span text:style-name="T280">class</text:span> <text:span text:style-name="T340">Message</text:span></text:p>
      <text:p text:style-name="P62"><text:span text:style-name="T263">@@messages_sent</text:span> = <text:span text:style-name="T263">0</text:span></text:p>
      <text:p text:style-name="P62"><text:span text:style-name="T280">def</text:span> <text:span text:style-name="T280">initialize</text:span>(<text:span text:style-name="T263">from</text:span>, <text:span text:style-name="T263">to</text:span>)</text:p>
      <text:p text:style-name="P62"><text:span text:style-name="T263">@from</text:span> = <text:span text:style-name="T263">from</text:span></text:p>
      <text:p text:style-name="P62"><text:span text:style-name="T263">@to</text:span> = <text:span text:style-name="T263">to</text:span></text:p>
      <text:p text:style-name="P62"><text:span text:style-name="T263">@@messages_sent</text:span> += <text:span text:style-name="T263">1</text:span></text:p>
      <text:p text:style-name="P79">end</text:p>
      <text:p text:style-name="P79">end</text:p>
      <text:p text:style-name="P62"><text:span text:style-name="T263">my_message</text:span> = <text:span text:style-name="T340">Message</text:span>.<text:span text:style-name="T298">new</text:span>(<text:span text:style-name="T263">1</text:span>, <text:span text:style-name="T263">2</text:span>)</text:p>
      <text:p text:style-name="P120"/>
      <text:p text:style-name="P62"><text:span text:style-name="T280">class</text:span> <text:span text:style-name="T340">Email</text:span> &lt; <text:span text:style-name="T340">Message</text:span></text:p>
      <text:p text:style-name="P62"><text:span text:style-name="T280">def</text:span> <text:span text:style-name="T280">initialize</text:span>(<text:span text:style-name="T263">from</text:span>, <text:span text:style-name="T263">to</text:span>)</text:p>
      <text:p text:style-name="P43">super</text:p>
      <text:p text:style-name="P79">end</text:p>
      <text:p text:style-name="P79">end</text:p>
      <text:p text:style-name="P10"><text:soft-page-break/>Что вы будете строить</text:p>
      <text:p text:style-name="P151"><text:span text:style-name="T83">Теперь, когда вы узнали все о классах и объектах в Ruby, вы можете создать любой объект Ruby, какой пожелаете. В этом проекте мы будем использовать наши новые знания для создания класса </text:span><text:span text:style-name="Source_20_Text"><text:span text:style-name="T119">Machine</text:span></text:span><text:span text:style-name="T83">, и сгенерировать экземпляры этого класса, которые могут управлять воображаемыми файлами за нас.</text:span></text:p>
      <text:p text:style-name="P192"><text:span text:style-name="T189">class</text:span><text:span text:style-name="T248"> </text:span><text:span text:style-name="T222">Machine</text:span></text:p>
      <text:p text:style-name="P49"><text:span text:style-name="T263">@@users</text:span> = {}</text:p>
      <text:p text:style-name="P49"><text:span text:style-name="T280">def</text:span> <text:span text:style-name="T280">initialize</text:span>(<text:span text:style-name="T263">username</text:span>, <text:span text:style-name="T263">password</text:span>)</text:p>
      <text:p text:style-name="P49"><text:span text:style-name="T263">@username</text:span> = <text:span text:style-name="T263">username</text:span></text:p>
      <text:p text:style-name="P49"><text:span text:style-name="T263">@password</text:span> = <text:span text:style-name="T263">password</text:span></text:p>
      <text:p text:style-name="P49"><text:span text:style-name="T263">@@users</text:span>[<text:span text:style-name="T263">username</text:span>] = <text:span text:style-name="T263">password</text:span></text:p>
      <text:p text:style-name="P49"><text:span text:style-name="T263">@files</text:span> = {}</text:p>
      <text:p text:style-name="P76">end</text:p>
      <text:p text:style-name="P49"><text:span text:style-name="T280">def</text:span> <text:span text:style-name="T280">create</text:span>(<text:span text:style-name="T263">filename</text:span>)</text:p>
      <text:p text:style-name="P49"><text:span text:style-name="T263">time</text:span> = <text:span text:style-name="T340">Time</text:span>.<text:span text:style-name="T298">now</text:span></text:p>
      <text:p text:style-name="P49"><text:span text:style-name="T263">@files</text:span>[<text:span text:style-name="T263">filename</text:span>] = <text:span text:style-name="T263">time</text:span></text:p>
      <text:p text:style-name="P49"><text:span text:style-name="T263">puts</text:span> <text:span text:style-name="T307">"#{</text:span><text:span text:style-name="T263">filename</text:span><text:span text:style-name="T307">} was created by #{</text:span><text:span text:style-name="T263">@username</text:span><text:span text:style-name="T307">} at #{</text:span><text:span text:style-name="T263">time</text:span><text:span text:style-name="T307">}."</text:span></text:p>
      <text:p text:style-name="P76">end</text:p>
      <text:p text:style-name="P49"><text:span text:style-name="T280">def</text:span> M<text:span text:style-name="T280">achine</text:span>.<text:span text:style-name="T298">get_users</text:span></text:p>
      <text:p text:style-name="P42">@@users</text:p>
      <text:p text:style-name="P76">end</text:p>
      <text:p text:style-name="P76">end</text:p>
      <text:p text:style-name="P99"/>
      <text:p text:style-name="P49"><text:span text:style-name="T263">my_machine</text:span> = <text:span text:style-name="T340">Machine</text:span>.<text:span text:style-name="T298">new</text:span>(<text:span text:style-name="T307">"eric"</text:span>, <text:span text:style-name="T263">01234</text:span>)</text:p>
      <text:p text:style-name="P49"><text:span text:style-name="T263">your_machine</text:span> = <text:span text:style-name="T340">Machine</text:span>.<text:span text:style-name="T298">new</text:span>(<text:span text:style-name="T307">"you"</text:span>, <text:span text:style-name="T263">56789</text:span>)</text:p>
      <text:p text:style-name="P99"/>
      <text:p text:style-name="P49"><text:span text:style-name="T263">my_machine</text:span>.<text:span text:style-name="T298">create</text:span>(<text:span text:style-name="T307">"groceries.txt"</text:span>)</text:p>
      <text:p text:style-name="P49"><text:span text:style-name="T263">your_machine</text:span>.<text:span text:style-name="T298">create</text:span>(<text:span text:style-name="T307">"todo.txt"</text:span>)</text:p>
      <text:p text:style-name="P99"/>
      <text:p text:style-name="P49"><text:span text:style-name="T263">puts</text:span> <text:span text:style-name="T307">"Users: #{</text:span><text:span text:style-name="T340">Machine</text:span>.<text:span text:style-name="T298">get_users</text:span><text:span text:style-name="T307">}"</text:span></text:p>
      <text:p text:style-name="P135"/>
      <text:p text:style-name="P10"/>
      <text:p text:style-name="P10">ВИРТУАЛЬНЫЙ КОМПЬЮТЕР</text:p>
      <text:p text:style-name="P267">Создайте свой класс</text:p>
      <text:p text:style-name="P343">Все в порядке! Давайте продолжим и настроим наш класс.</text:p>
      <text:h text:style-name="P213" text:outline-level="3">инструкции</text:h>
      <text:p text:style-name="P151"><text:span text:style-name="T84">Создайте вызываемый класс </text:span><text:span text:style-name="Source_20_Text"><text:span text:style-name="T119">Computer</text:span></text:span><text:span text:style-name="T84">и дайте ему </text:span><text:span text:style-name="Source_20_Text"><text:span text:style-name="T119">initialize </text:span></text:span><text:span text:style-name="T84">метод, который не принимает параметров. Тело </text:span><text:span text:style-name="Source_20_Text"><text:span text:style-name="T119">initialize </text:span></text:span><text:span text:style-name="T84">должно быть пустым.</text:span></text:p>
      <text:p text:style-name="P194"><text:span text:style-name="T192">class</text:span><text:span text:style-name="T217"> </text:span><text:span text:style-name="T227">Computer</text:span></text:p>
      <text:p text:style-name="P62"><text:span text:style-name="T280">def</text:span> <text:span text:style-name="T280">initialize</text:span></text:p>
      <text:p text:style-name="P79">end</text:p>
      <text:p text:style-name="P79">end</text:p>
      <text:p text:style-name="P160"/>
      <text:p text:style-name="P14">Обдумайте свой метод инициализации</text:p>
      <text:p text:style-name="P151"><text:span text:style-name="T83">Отличная работа! Теперь давайте оживим наш </text:span><text:span text:style-name="Source_20_Text"><text:span text:style-name="T119">initialize </text:span></text:span><text:span text:style-name="T83">метод, передав ему некоторые параметры и установив некоторые переменные экземпляра.</text:span></text:p>
      <text:h text:style-name="P213" text:outline-level="3"><text:soft-page-break/>инструкции</text:h>
      <text:p text:style-name="P416"><text:span text:style-name="T84">Обновите, </text:span><text:span text:style-name="Source_20_Text"><text:span text:style-name="T119">initialize </text:span></text:span><text:span text:style-name="T84">чтобы принять два параметра </text:span><text:span text:style-name="Source_20_Text"><text:span text:style-name="T119">username </text:span></text:span><text:span text:style-name="T84">и </text:span><text:span text:style-name="Source_20_Text"><text:span text:style-name="T119">password</text:span></text:span><text:span text:style-name="T84">. В теле </text:span><text:span text:style-name="Source_20_Text"><text:span text:style-name="T119">initialize </text:span></text:span><text:span text:style-name="T84">установите переменные экземпляра </text:span><text:span text:style-name="Source_20_Text"><text:span text:style-name="T119">@username </text:span></text:span><text:span text:style-name="T84">и </text:span><text:span text:style-name="Source_20_Text"><text:span text:style-name="T119">@password</text:span></text:span><text:span text:style-name="T84">(соответственно) для этих параметров.</text:span></text:p>
      <text:p text:style-name="P416"><text:span text:style-name="T84">В своем </text:span><text:span text:style-name="Source_20_Text"><text:span text:style-name="T119">initialize </text:span></text:span><text:span text:style-name="T84">методе вы также захотите создать </text:span><text:span text:style-name="Source_20_Text"><text:span text:style-name="T119">@files </text:span></text:span><text:span text:style-name="T84">переменную экземпляра и установить для нее пустой хеш. Это сделано для того, чтобы мы могли отслеживать наши файлы позже!</text:span></text:p>
      <text:p text:style-name="P68"><text:span text:style-name="T280">class</text:span> <text:span text:style-name="T340">Computer</text:span></text:p>
      <text:p text:style-name="P62"><text:span text:style-name="T280">def</text:span> <text:span text:style-name="T280">initialize</text:span>(<text:span text:style-name="T263">username</text:span>, <text:span text:style-name="T263">password</text:span>)</text:p>
      <text:p text:style-name="P62"><text:span text:style-name="T263">@username</text:span> = <text:span text:style-name="T263">username</text:span></text:p>
      <text:p text:style-name="P62"><text:span text:style-name="T263">@password</text:span> = <text:span text:style-name="T263">password</text:span></text:p>
      <text:p text:style-name="P62"><text:span text:style-name="T263">@files</text:span> = <text:span text:style-name="T340">Hash</text:span>.<text:span text:style-name="T298">new</text:span></text:p>
      <text:p text:style-name="P79">end</text:p>
      <text:p text:style-name="P79">end</text:p>
      <text:p text:style-name="P116"/>
      <text:p text:style-name="P79"/>
      <text:p text:style-name="P171">Иметь небольшой класс</text:p>
      <text:p text:style-name="P151"><text:span text:style-name="T83">Давайте продолжим и добавим переменную класса. Мы будем использовать переменную, </text:span><text:span text:style-name="Source_20_Text"><text:span text:style-name="T119">@@users </text:span></text:span><text:span text:style-name="T83">чтобы отслеживать всех пользователей на нашем компьютере.</text:span></text:p>
      <text:h text:style-name="P213" text:outline-level="3">инструкции</text:h>
      <text:p text:style-name="P416"><text:span text:style-name="T84">Добавьте переменную класса, вызываемую </text:span><text:span text:style-name="Source_20_Text"><text:span text:style-name="T119">@@users </text:span></text:span><text:span text:style-name="T84">к вашему </text:span><text:span text:style-name="Source_20_Text"><text:span text:style-name="T119">Computer </text:span></text:span><text:span text:style-name="T84">классу. Установите его равным пустому хешу.</text:span></text:p>
      <text:p text:style-name="P416"><text:span text:style-name="T84">В вашем </text:span><text:span text:style-name="Source_20_Text"><text:span text:style-name="T119">initialize </text:span></text:span><text:span text:style-name="T84">методе установите </text:span><text:span text:style-name="Source_20_Text"><text:span text:style-name="T119">@@users[username] = password </text:span></text:span><text:span text:style-name="T84">так, чтобы ваш </text:span><text:span text:style-name="Source_20_Text"><text:span text:style-name="T119">@@users </text:span></text:span><text:span text:style-name="T84">хеш сохранял имена пользователей в качестве ключей с паролем каждого имени в качестве связанного значения.</text:span></text:p>
      <text:p text:style-name="P194"><text:span text:style-name="T192">class</text:span><text:span text:style-name="T217"> </text:span><text:span text:style-name="T227">Computer</text:span></text:p>
      <text:p text:style-name="P62"><text:span text:style-name="T263">@@users</text:span> = <text:span text:style-name="T340">Hash</text:span>.<text:span text:style-name="T298">new</text:span></text:p>
      <text:p text:style-name="P62"><text:span text:style-name="T280">def</text:span> <text:span text:style-name="T280">initialize</text:span>(<text:span text:style-name="T263">username</text:span>, <text:span text:style-name="T263">password</text:span>)</text:p>
      <text:p text:style-name="P62"><text:span text:style-name="T263">@username</text:span> = <text:span text:style-name="T263">username</text:span></text:p>
      <text:p text:style-name="P62"><text:span text:style-name="T263">@password</text:span> = <text:span text:style-name="T263">password</text:span></text:p>
      <text:p text:style-name="P62"><text:span text:style-name="T263">@files</text:span> = <text:span text:style-name="T340">Hash</text:span>.<text:span text:style-name="T298">new</text:span></text:p>
      <text:p text:style-name="P62"><text:span text:style-name="T263">@@users</text:span>[<text:span text:style-name="T263">username</text:span>] = <text:span text:style-name="T263">password</text:span></text:p>
      <text:p text:style-name="P79">end</text:p>
      <text:p text:style-name="P79">end</text:p>
      <text:p text:style-name="P131"/>
      <text:p text:style-name="P171">Стать более креативным</text:p>
      <text:p text:style-name="P151"><text:span text:style-name="T83">Отлично! Наш класс собирается вместе, но это немного скучно. Давайте добавим еще один метод, </text:span><text:span text:style-name="Source_20_Text"><text:span text:style-name="T119">create</text:span></text:span><text:span text:style-name="T83">. Мы хотим сделать в нем несколько вещей:</text:span></text:p>
      <text:h text:style-name="P213" text:outline-level="3">инструкции</text:h>
      <text:p text:style-name="P416"><text:span text:style-name="T84">Внутри вашего </text:span><text:span text:style-name="Source_20_Text"><text:span text:style-name="T119">Computer </text:span></text:span><text:span text:style-name="T84">класса, определить метод , называемый </text:span><text:span text:style-name="Source_20_Text"><text:span text:style-name="T119">create </text:span></text:span><text:span text:style-name="T84">с одним параметром, </text:span><text:span text:style-name="Source_20_Text"><text:span text:style-name="T119">filename</text:span></text:span><text:span text:style-name="T84">.</text:span></text:p>
      <text:p text:style-name="P416"><text:span text:style-name="T84">Внутри </text:span><text:span text:style-name="Source_20_Text"><text:span text:style-name="T119">create </text:span></text:span><text:span text:style-name="T84">объявите переменную с именем </text:span><text:span text:style-name="Source_20_Text"><text:span text:style-name="T119">time </text:span></text:span><text:span text:style-name="T84">и установите ее равной текущему времени (используя </text:span><text:span text:style-name="Source_20_Text"><text:span text:style-name="T119">Time.now</text:span></text:span><text:span text:style-name="T84">).</text:span></text:p>
      <text:p text:style-name="P416"><text:span text:style-name="T84">Затем внутри </text:span><text:span text:style-name="Source_20_Text"><text:span text:style-name="T119">create </text:span></text:span><text:span text:style-name="T84">добавьте к </text:span><text:span text:style-name="Source_20_Text"><text:span text:style-name="T119">@files </text:span></text:span><text:span text:style-name="T84">хешу новую пару ключ / значение . Используйте </text:span><text:span text:style-name="Source_20_Text"><text:span text:style-name="T119">filename </text:span></text:span><text:span text:style-name="T84">ключ для сохранения значения </text:span><text:span text:style-name="Source_20_Text"><text:span text:style-name="T119">time</text:span></text:span><text:span text:style-name="T84">.</text:span></text:p>
      <text:p text:style-name="P416"><text:span text:style-name="T84">На последнем этапе </text:span><text:span text:style-name="Source_20_Text"><text:span text:style-name="T119">create</text:span></text:span><text:span text:style-name="T84">, пожалуйста, сообщите </text:span><text:span text:style-name="Source_20_Text"><text:span text:style-name="T119">puts </text:span></text:span><text:span text:style-name="T84">пользователю, что был создан новый файл. Не стесняйтесь добавлять любую информацию, которая вам нравится; тот, который мы использовали в упражнении 1, напечатал имя файла, имя пользователя и время.</text:span></text:p>
      <text:p text:style-name="P194"><text:soft-page-break/><text:span text:style-name="T192">class</text:span><text:span text:style-name="T217"> </text:span><text:span text:style-name="T227">Computer</text:span></text:p>
      <text:p text:style-name="P62"><text:span text:style-name="T263">@@users</text:span> = <text:span text:style-name="T340">Hash</text:span>.<text:span text:style-name="T298">new</text:span></text:p>
      <text:p text:style-name="P62"><text:span text:style-name="T280">def</text:span> <text:span text:style-name="T280">initialize</text:span>(<text:span text:style-name="T263">username</text:span>, <text:span text:style-name="T263">password</text:span>)</text:p>
      <text:p text:style-name="P62"><text:span text:style-name="T263">@username</text:span> = <text:span text:style-name="T263">username</text:span></text:p>
      <text:p text:style-name="P62"><text:span text:style-name="T263">@password</text:span> = <text:span text:style-name="T263">password</text:span></text:p>
      <text:p text:style-name="P62"><text:span text:style-name="T263">@files</text:span> = <text:span text:style-name="T340">Hash</text:span>.<text:span text:style-name="T298">new</text:span></text:p>
      <text:p text:style-name="P62"><text:span text:style-name="T263">@@users</text:span>[<text:span text:style-name="T263">username</text:span>] = <text:span text:style-name="T263">password</text:span></text:p>
      <text:p text:style-name="P79">end</text:p>
      <text:p text:style-name="P62"><text:span text:style-name="T280">def</text:span> <text:span text:style-name="T280">create</text:span>(<text:span text:style-name="T263">filename</text:span>)</text:p>
      <text:p text:style-name="P62"><text:span text:style-name="T263">time</text:span> = <text:span text:style-name="T340">Time</text:span>.<text:span text:style-name="T298">now</text:span></text:p>
      <text:p text:style-name="P62"><text:span text:style-name="T263">@files</text:span>[<text:span text:style-name="T263">filename</text:span>] = <text:span text:style-name="T263">time</text:span></text:p>
      <text:p text:style-name="P62"><text:span text:style-name="T263">puts</text:span> <text:span text:style-name="T307">"The file #{</text:span><text:span text:style-name="T263">filename</text:span><text:span text:style-name="T307">} was created by user #{</text:span><text:span text:style-name="T263">@username</text:span><text:span text:style-name="T307">} at #{</text:span><text:span text:style-name="T263">time</text:span><text:span text:style-name="T307">}."</text:span></text:p>
      <text:p text:style-name="P79">end</text:p>
      <text:p text:style-name="P79">end</text:p>
      <text:p text:style-name="P131"/>
      <text:p text:style-name="P157"/>
      <text:p text:style-name="P40">Кто такие пользователи?</text:p>
      <text:p text:style-name="P150"><text:span text:style-name="T364">Идеально! Однако теперь, когда мы думаем об этом, у нас может быть целая группа пользователей, создающих файлы везде и где, и у нас нет способа добраться до нашей </text:span><text:span text:style-name="Source_20_Text"><text:span text:style-name="T43">@@users </text:span></text:span><text:span text:style-name="T364">переменной класса! Нам нужно будет создать метод для его достижения.</text:span></text:p>
      <text:p text:style-name="P150"><text:span text:style-name="T364">Поскольку </text:span><text:span text:style-name="Source_20_Text"><text:span text:style-name="T43">@@users </text:span></text:span><text:span text:style-name="T364">это переменная класса, мы будем использовать метод класса, чтобы получить ее. Большинство методов, которые вы видели до сих пор, являются методами экземпляра - они работают с конкретным экземпляром / объектом, например, «matz» или «blixy». Метод класса принадлежит самому классу и по этой причине имеет префикс с именем класса.</text:span></text:p>
      <text:p text:style-name="P332"><text:span text:style-name="Source_20_Text"><text:span text:style-name="T286">class</text:span></text:span><text:span text:style-name="Source_20_Text"><text:span text:style-name="T328"> </text:span></text:span><text:span text:style-name="Source_20_Text"><text:span text:style-name="T343">Machine</text:span></text:span></text:p>
      <text:p text:style-name="P332"><text:span text:style-name="Source_20_Text"><text:span text:style-name="T327">  </text:span></text:span><text:span text:style-name="Source_20_Text"><text:span text:style-name="T286">def</text:span></text:span><text:span text:style-name="Source_20_Text"><text:span text:style-name="T328"> M</text:span></text:span><text:span text:style-name="Source_20_Text"><text:span text:style-name="T286">achine</text:span></text:span><text:span text:style-name="Source_20_Text"><text:span text:style-name="T328">.</text:span></text:span><text:span text:style-name="Source_20_Text"><text:span text:style-name="T303">hello</text:span></text:span></text:p>
      <text:p text:style-name="P332"><text:span text:style-name="Source_20_Text"><text:span text:style-name="T327">    </text:span></text:span><text:span text:style-name="Source_20_Text"><text:span text:style-name="T275">puts</text:span></text:span><text:span text:style-name="Source_20_Text"><text:span text:style-name="T328"> </text:span></text:span><text:span text:style-name="Source_20_Text"><text:span text:style-name="T315">"Hello from the machine!"</text:span></text:span></text:p>
      <text:p text:style-name="P332"><text:span text:style-name="Source_20_Text"><text:span text:style-name="T327">  </text:span></text:span><text:span text:style-name="Source_20_Text"><text:span text:style-name="T286">end</text:span></text:span></text:p>
      <text:p text:style-name="P332"><text:span text:style-name="Source_20_Text"><text:span text:style-name="T286">end</text:span></text:span></text:p>
      <text:p text:style-name="P366">Для этого есть ярлык, о котором мы узнаем на следующем уроке.</text:p>
      <text:h text:style-name="P371" text:outline-level="3">инструкции</text:h>
      <text:p text:style-name="P416"><text:span text:style-name="T84">Добавьте в свой </text:span><text:span text:style-name="Source_20_Text"><text:span text:style-name="T119">Computer</text:span></text:span><text:span text:style-name="T84">класс новый метод класса </text:span><text:span text:style-name="Source_20_Text"><text:span text:style-name="T119">Computer.get_users</text:span></text:span><text:span text:style-name="T84">. У него не должно быть параметров.</text:span></text:p>
      <text:p text:style-name="P414"><text:span text:style-name="T83">Ваш новый </text:span><text:span text:style-name="Source_20_Text"><text:span text:style-name="T119">Computer.get_users </text:span></text:span><text:span text:style-name="T83">метод долж</text:span><text:span text:style-name="T91">ен возвращать</text:span><text:span text:style-name="T83"> переменн</text:span><text:span text:style-name="T91">ую</text:span><text:span text:style-name="T83"> класс</text:span><text:span text:style-name="T91">а </text:span><text:span text:style-name="Source_20_Text"><text:span text:style-name="T119">return @@users</text:span></text:span></text:p>
      <text:p text:style-name="P62"/>
      <text:p text:style-name="P62"><text:span text:style-name="T280">class</text:span> <text:span text:style-name="T340">Computer</text:span></text:p>
      <text:p text:style-name="P62"><text:span text:style-name="T263">@@users</text:span> = <text:span text:style-name="T340">Hash</text:span>.<text:span text:style-name="T298">new</text:span></text:p>
      <text:p text:style-name="P120"/>
      <text:p text:style-name="P62"><text:span text:style-name="T280">def</text:span> C<text:span text:style-name="T280">omputer</text:span>.<text:span text:style-name="T298">get_users</text:span></text:p>
      <text:p text:style-name="P62"><text:span text:style-name="T263">return</text:span> <text:span text:style-name="T263">@@users</text:span></text:p>
      <text:p text:style-name="P79">end</text:p>
      <text:p text:style-name="P79"/>
      <text:p text:style-name="P62"><text:span text:style-name="T280">def</text:span> <text:span text:style-name="T280">initialize</text:span>(<text:span text:style-name="T263">username</text:span>, <text:span text:style-name="T263">password</text:span>)</text:p>
      <text:p text:style-name="P62"><text:span text:style-name="T263">@username</text:span> = <text:span text:style-name="T263">username</text:span></text:p>
      <text:p text:style-name="P62"><text:span text:style-name="T263">@password</text:span> = <text:span text:style-name="T263">password</text:span></text:p>
      <text:p text:style-name="P62"><text:span text:style-name="T263">@files</text:span> = <text:span text:style-name="T340">Hash</text:span>.<text:span text:style-name="T298">new</text:span></text:p>
      <text:p text:style-name="P62"><text:span text:style-name="T263">@@users</text:span>[<text:span text:style-name="T263">username</text:span>] = <text:span text:style-name="T263">password</text:span></text:p>
      <text:p text:style-name="P79"><text:soft-page-break/>end</text:p>
      <text:p text:style-name="P120"/>
      <text:p text:style-name="P62"><text:span text:style-name="T280">def</text:span> <text:span text:style-name="T280">create</text:span>(<text:span text:style-name="T263">filename</text:span>)</text:p>
      <text:p text:style-name="P62"><text:span text:style-name="T263">time</text:span> = <text:span text:style-name="T340">Time</text:span>.<text:span text:style-name="T298">now</text:span></text:p>
      <text:p text:style-name="P62"><text:span text:style-name="T263">@files</text:span>[<text:span text:style-name="T263">filename</text:span>] = <text:span text:style-name="T263">time</text:span></text:p>
      <text:p text:style-name="P62"><text:span text:style-name="T263">puts</text:span> <text:span text:style-name="T307">"The file #{</text:span><text:span text:style-name="T263">filename</text:span><text:span text:style-name="T307">} was created by user #{</text:span><text:span text:style-name="T263">@username</text:span><text:span text:style-name="T307">} at #{</text:span><text:span text:style-name="T263">time</text:span><text:span text:style-name="T307">}."</text:span></text:p>
      <text:p text:style-name="P79">end</text:p>
      <text:p text:style-name="P120"/>
      <text:p text:style-name="P79">end</text:p>
      <text:p text:style-name="P79"/>
      <text:p text:style-name="P10">Нация создания</text:p>
      <text:p text:style-name="P151"><text:span text:style-name="T83">Отлично! Последний шаг: создадим экземпляр нашего </text:span><text:span text:style-name="Source_20_Text"><text:span text:style-name="T119">Computer </text:span></text:span><text:span text:style-name="T83">класса.</text:span></text:p>
      <text:p text:style-name="P388">Вы делали это раньше, но вот напоминание.</text:p>
      <text:p text:style-name="P333"><text:span text:style-name="Source_20_Text"><text:span text:style-name="T187">class</text:span></text:span><text:span text:style-name="Source_20_Text"><text:span text:style-name="T177"> </text:span></text:span><text:span text:style-name="Source_20_Text"><text:span text:style-name="T220">Person</text:span></text:span></text:p>
      <text:p text:style-name="P333"><text:span text:style-name="Source_20_Text"><text:span text:style-name="T178">  </text:span></text:span><text:span text:style-name="Source_20_Text"><text:span text:style-name="T187">def</text:span></text:span><text:span text:style-name="Source_20_Text"><text:span text:style-name="T177"> </text:span></text:span><text:span text:style-name="Source_20_Text"><text:span text:style-name="T187">initialize</text:span></text:span><text:span text:style-name="Source_20_Text"><text:span text:style-name="T177">(</text:span></text:span><text:span text:style-name="Source_20_Text"><text:span text:style-name="T154">name</text:span></text:span><text:span text:style-name="Source_20_Text"><text:span text:style-name="T177">)</text:span></text:span></text:p>
      <text:p text:style-name="P333"><text:span text:style-name="Source_20_Text"><text:span text:style-name="T178">    </text:span></text:span><text:span text:style-name="Source_20_Text"><text:span text:style-name="T154">@name</text:span></text:span><text:span text:style-name="Source_20_Text"><text:span text:style-name="T177"> = </text:span></text:span><text:span text:style-name="Source_20_Text"><text:span text:style-name="T154">name</text:span></text:span></text:p>
      <text:p text:style-name="P333"><text:span text:style-name="Source_20_Text"><text:span text:style-name="T178">  </text:span></text:span><text:span text:style-name="Source_20_Text"><text:span text:style-name="T187">end</text:span></text:span></text:p>
      <text:p text:style-name="P333"><text:span text:style-name="Source_20_Text"><text:span text:style-name="T187">end</text:span></text:span></text:p>
      <text:p text:style-name="P333"><text:span text:style-name="Source_20_Text"><text:span text:style-name="T154">emma</text:span></text:span><text:span text:style-name="Source_20_Text"><text:span text:style-name="T177"> = </text:span></text:span><text:span text:style-name="Source_20_Text"><text:span text:style-name="T220">Person</text:span></text:span><text:span text:style-name="Source_20_Text"><text:span text:style-name="T177">.</text:span></text:span><text:span text:style-name="Source_20_Text"><text:span text:style-name="T207">new</text:span></text:span><text:span text:style-name="Source_20_Text"><text:span text:style-name="T177">(</text:span></text:span><text:span text:style-name="Source_20_Text"><text:span text:style-name="T201">"emma"</text:span></text:span><text:span text:style-name="Source_20_Text"><text:span text:style-name="T177">)</text:span></text:span></text:p>
      <text:list xml:id="list185567538" text:style-name="L25">
        <text:list-item>
          <text:p text:style-name="P459"><text:span text:style-name="T83">В приведенном выше примере мы сначала определяем </text:span><text:span text:style-name="Source_20_Text"><text:span text:style-name="T119">Person </text:span></text:span><text:span text:style-name="T83">класс с помощью </text:span><text:span text:style-name="Source_20_Text"><text:span text:style-name="T119">initialize </text:span></text:span><text:span text:style-name="T83">метода.</text:span></text:p>
        </text:list-item>
        <text:list-item>
          <text:p text:style-name="P459"><text:span text:style-name="T83">Затем мы создаем новый экземпляр </text:span><text:span text:style-name="Source_20_Text"><text:span text:style-name="T119">Person </text:span></text:span><text:span text:style-name="T83">и сохраняем его в новой переменной с именем </text:span><text:span text:style-name="Source_20_Text"><text:span text:style-name="T119">emma</text:span></text:span><text:span text:style-name="T83">.</text:span></text:p>
        </text:list-item>
      </text:list>
      <text:h text:style-name="P213" text:outline-level="3">инструкции</text:h>
      <text:p text:style-name="P416"><text:span text:style-name="T84">После вашего класса создайте новый экземпляр </text:span><text:span text:style-name="Source_20_Text"><text:span text:style-name="T119">Computer </text:span></text:span><text:span text:style-name="T84">и сохраните его в новой переменной с именем </text:span><text:span text:style-name="Source_20_Text"><text:span text:style-name="T119">my_computer</text:span></text:span><text:span text:style-name="T84">. Не стесняйтесь использовать любые имя пользователя и пароль в качестве аргументов!</text:span></text:p>
      <text:p text:style-name="P194"><text:span text:style-name="T192">class</text:span><text:span text:style-name="T217"> </text:span><text:span text:style-name="T227">Computer</text:span></text:p>
      <text:p text:style-name="P62"><text:span text:style-name="T263">@@users</text:span> = <text:span text:style-name="T340">Hash</text:span>.<text:span text:style-name="T298">new</text:span></text:p>
      <text:p text:style-name="P120"/>
      <text:p text:style-name="P62"><text:span text:style-name="T280">def</text:span> C<text:span text:style-name="T280">omputer</text:span>.<text:span text:style-name="T298">get_users</text:span></text:p>
      <text:p text:style-name="P62"><text:span text:style-name="T263">return</text:span> <text:span text:style-name="T263">@@users</text:span></text:p>
      <text:p text:style-name="P79">end</text:p>
      <text:p text:style-name="P62"><text:span text:style-name="T280">def</text:span> <text:span text:style-name="T280">initialize</text:span>(<text:span text:style-name="T263">username</text:span>, <text:span text:style-name="T263">password</text:span>)</text:p>
      <text:p text:style-name="P62"><text:span text:style-name="T263">@username</text:span> = <text:span text:style-name="T263">username</text:span></text:p>
      <text:p text:style-name="P62"><text:span text:style-name="T263">@password</text:span> = <text:span text:style-name="T263">password</text:span></text:p>
      <text:p text:style-name="P62"><text:span text:style-name="T263">@files</text:span> = <text:span text:style-name="T340">Hash</text:span>.<text:span text:style-name="T298">new</text:span></text:p>
      <text:p text:style-name="P62"><text:span text:style-name="T263">@@users</text:span>[<text:span text:style-name="T263">username</text:span>] = <text:span text:style-name="T263">password</text:span></text:p>
      <text:p text:style-name="P79">end</text:p>
      <text:p text:style-name="P120"/>
      <text:p text:style-name="P62"><text:span text:style-name="T280">def</text:span> <text:span text:style-name="T280">create</text:span>(<text:span text:style-name="T263">filename</text:span>)</text:p>
      <text:p text:style-name="P62"><text:span text:style-name="T263">time</text:span> = <text:span text:style-name="T340">Time</text:span>.<text:span text:style-name="T298">now</text:span></text:p>
      <text:p text:style-name="P62"><text:span text:style-name="T263">@files</text:span>[<text:span text:style-name="T263">filename</text:span>] = <text:span text:style-name="T263">time</text:span></text:p>
      <text:p text:style-name="P62"><text:span text:style-name="T263">puts</text:span> <text:span text:style-name="T307">"The file #{</text:span><text:span text:style-name="T263">filename</text:span><text:span text:style-name="T307">} was created by user #{</text:span><text:span text:style-name="T263">@username</text:span><text:span text:style-name="T307">} at #{</text:span><text:span text:style-name="T263">time</text:span><text:span text:style-name="T307">}."</text:span></text:p>
      <text:p text:style-name="P79">end</text:p>
      <text:p text:style-name="P120"/>
      <text:p text:style-name="P79">end</text:p>
      <text:p text:style-name="P120"/>
      <text:p text:style-name="P62"><text:span text:style-name="T263">my_computer</text:span> = <text:span text:style-name="T340">Computer</text:span>.<text:span text:style-name="T298">new</text:span>(<text:span text:style-name="T307">"OLEG"</text:span>, <text:span text:style-name="T263">12345</text:span>)</text:p>
      <text:p text:style-name="P10"><text:soft-page-break/><text:span text:style-name="T397">Т</text:span>ы сделал это!</text:p>
      <text:p text:style-name="P151"><text:span text:style-name="T83">Отличная работа! У вас есть собственный </text:span><text:span text:style-name="Source_20_Text"><text:span text:style-name="T119">Computer </text:span></text:span><text:span text:style-name="T83">класс, который генерирует экземпляры виртуальных компьютеров.</text:span></text:p>
      <text:p text:style-name="P151"><text:span text:style-name="T83">Не стесняйтесь поиграть со своим классом. Что, если вы добавите метод обновления файлов? Или их удаляет? Что делать, если вы хотите добавить дополнительные параметры к </text:span><text:span text:style-name="Source_20_Text"><text:span text:style-name="T119">initialize </text:span></text:span><text:span text:style-name="T83">или </text:span><text:span text:style-name="Source_20_Text"><text:span text:style-name="T119">create</text:span></text:span><text:span text:style-name="T83">?</text:span></text:p>
      <text:p text:style-name="P192"><text:span text:style-name="T189">class</text:span><text:span text:style-name="T248"> </text:span><text:span text:style-name="T222">Computer</text:span></text:p>
      <text:p text:style-name="P49"><text:span text:style-name="T263">@@users</text:span> = <text:span text:style-name="T340">Hash</text:span>.<text:span text:style-name="T298">new</text:span></text:p>
      <text:p text:style-name="P99"/>
      <text:p text:style-name="P49"><text:span text:style-name="T280">def</text:span> C<text:span text:style-name="T280">omputer</text:span>.<text:span text:style-name="T298">get_users</text:span></text:p>
      <text:p text:style-name="P49"><text:span text:style-name="T263">return</text:span> <text:span text:style-name="T263">@@users</text:span></text:p>
      <text:p text:style-name="P76">end</text:p>
      <text:p text:style-name="P49"><text:span text:style-name="T280">def</text:span> <text:span text:style-name="T280">initialize</text:span>(<text:span text:style-name="T263">username</text:span>, <text:span text:style-name="T263">password</text:span>)</text:p>
      <text:p text:style-name="P49"><text:span text:style-name="T263">@username</text:span> = <text:span text:style-name="T263">username</text:span></text:p>
      <text:p text:style-name="P49"><text:span text:style-name="T263">@password</text:span> = <text:span text:style-name="T263">password</text:span></text:p>
      <text:p text:style-name="P49"><text:span text:style-name="T263">@files</text:span> = <text:span text:style-name="T340">Hash</text:span>.<text:span text:style-name="T298">new</text:span></text:p>
      <text:p text:style-name="P49"><text:span text:style-name="T263">@@users</text:span>[<text:span text:style-name="T263">username</text:span>] = <text:span text:style-name="T263">password</text:span></text:p>
      <text:p text:style-name="P76">end</text:p>
      <text:p text:style-name="P99"/>
      <text:p text:style-name="P49"><text:span text:style-name="T280">def</text:span> <text:span text:style-name="T280">create</text:span>(<text:span text:style-name="T263">filename</text:span>)</text:p>
      <text:p text:style-name="P49"><text:span text:style-name="T263">time</text:span> = <text:span text:style-name="T340">Time</text:span>.<text:span text:style-name="T298">now</text:span></text:p>
      <text:p text:style-name="P49"><text:span text:style-name="T263">@files</text:span>[<text:span text:style-name="T263">filename</text:span>] = <text:span text:style-name="T263">time</text:span></text:p>
      <text:p text:style-name="P49"><text:span text:style-name="T263">puts</text:span> <text:span text:style-name="T307">"The file #{</text:span><text:span text:style-name="T263">filename</text:span><text:span text:style-name="T307">} was created by user #{</text:span><text:span text:style-name="T263">@username</text:span><text:span text:style-name="T307">} at #{</text:span><text:span text:style-name="T263">time</text:span><text:span text:style-name="T307">}."</text:span></text:p>
      <text:p text:style-name="P76">end</text:p>
      <text:p text:style-name="P49"><text:span text:style-name="T280">def</text:span> <text:span text:style-name="T280">update</text:span>(<text:span text:style-name="T263">filename</text:span>)</text:p>
      <text:p text:style-name="P49"><text:span text:style-name="T280">if</text:span> <text:span text:style-name="T263">@files</text:span>[<text:span text:style-name="T263">filename</text:span>].<text:span text:style-name="T298">nil?</text:span></text:p>
      <text:p text:style-name="P49"><text:span text:style-name="T263">puts</text:span> <text:span text:style-name="T307">"#{</text:span><text:span text:style-name="T263">filename</text:span><text:span text:style-name="T307">} not faund!"</text:span></text:p>
      <text:p text:style-name="P76">else</text:p>
      <text:p text:style-name="P49"><text:span text:style-name="T263">time</text:span> = <text:span text:style-name="T340">Time</text:span>.<text:span text:style-name="T298">now</text:span></text:p>
      <text:p text:style-name="P49"><text:span text:style-name="T263">@files</text:span>[<text:span text:style-name="T263">filename</text:span>] = <text:span text:style-name="T263">time</text:span></text:p>
      <text:p text:style-name="P49"><text:span text:style-name="T263">puts</text:span> <text:span text:style-name="T307">"The file #{</text:span><text:span text:style-name="T263">filename</text:span><text:span text:style-name="T307">} update by user #{</text:span><text:span text:style-name="T263">@username</text:span><text:span text:style-name="T307">} at #{</text:span><text:span text:style-name="T263">time</text:span><text:span text:style-name="T307">}."</text:span></text:p>
      <text:p text:style-name="P76">end</text:p>
      <text:p text:style-name="P76">end</text:p>
      <text:p text:style-name="P49"><text:span text:style-name="T280">def</text:span> <text:span text:style-name="T280">delete</text:span>(<text:span text:style-name="T263">filename</text:span>)</text:p>
      <text:p text:style-name="P49"><text:span text:style-name="T263">time</text:span> = <text:span text:style-name="T340">Time</text:span>.<text:span text:style-name="T298">now</text:span></text:p>
      <text:p text:style-name="P49"><text:span text:style-name="T280">if</text:span> <text:span text:style-name="T263">@files</text:span>.<text:span text:style-name="T298">include?</text:span>(<text:span text:style-name="T263">filename</text:span>)</text:p>
      <text:p text:style-name="P49"><text:span text:style-name="T263">@files</text:span>.<text:span text:style-name="T298">delete</text:span>(<text:span text:style-name="T263">filename</text:span>)</text:p>
      <text:p text:style-name="P49"><text:span text:style-name="T263">puts</text:span> <text:span text:style-name="T307">"The file #{</text:span><text:span text:style-name="T263">filename</text:span><text:span text:style-name="T307">} delete by user #{</text:span><text:span text:style-name="T263">@username</text:span><text:span text:style-name="T307">} at #{</text:span><text:span text:style-name="T263">time</text:span><text:span text:style-name="T307">}."</text:span></text:p>
      <text:p text:style-name="P76">else</text:p>
      <text:p text:style-name="P49"><text:span text:style-name="T263">puts</text:span> <text:span text:style-name="T307">"#{</text:span><text:span text:style-name="T263">filename</text:span><text:span text:style-name="T307">} not faund"</text:span></text:p>
      <text:p text:style-name="P76">end</text:p>
      <text:p text:style-name="P76">end</text:p>
      <text:p text:style-name="P76">end</text:p>
      <text:p text:style-name="P49"><text:span text:style-name="T263">my_computer</text:span> = <text:span text:style-name="T340">Computer</text:span>.<text:span text:style-name="T298">new</text:span>(<text:span text:style-name="T307">"OLEG"</text:span>, <text:span text:style-name="T263">12345</text:span>)</text:p>
      <text:p text:style-name="P49"><text:span text:style-name="T263">my_computer</text:span>.<text:span text:style-name="T298">create</text:span>(<text:span text:style-name="T307">"Ruby.rb"</text:span>)</text:p>
      <text:p text:style-name="P49"><text:span text:style-name="T263">puts</text:span> <text:span text:style-name="T307">"#{</text:span><text:span text:style-name="T340">Computer</text:span>.<text:span text:style-name="T298">get_users</text:span><text:span text:style-name="T307">}"</text:span></text:p>
      <text:p text:style-name="P49"><text:span text:style-name="T263">my_computer</text:span>.<text:span text:style-name="T298">update</text:span>(<text:span text:style-name="T307">"Rub.rb"</text:span>)</text:p>
      <text:p text:style-name="P49"><text:span text:style-name="T263">my_computer</text:span>.<text:span text:style-name="T298">delete</text:span>(<text:span text:style-name="T307">"Ruby.rb"</text:span>)</text:p>
      <text:p text:style-name="P135"/>
      <text:p text:style-name="P20"><text:soft-page-break/>ОБЪЕКТНО-ОРИЕНТИРОВАННОЕ ПРОГРАММИРОВАНИЕ II</text:p>
      <text:p text:style-name="P445">Необходимая информация</text:p>
      <text:p text:style-name="P447">Вам может быть интересно, почему нам нужно скрывать информацию в Ruby. Разве это не нормально, когда каждая часть вашей программы Ruby знает, что делает каждая другая часть?</text:p>
      <text:p text:style-name="P388">Возможно, если вы единственный, кто пишет и использует ваше программное обеспечение. Но когда другие люди работают над вашими программами или используют их, они могут попытаться возиться с тем, как разные части вашей программы выполняют свою работу. Вы этого не хотите!</text:p>
      <text:p text:style-name="P151"><text:span text:style-name="T83">По этой причине Ruby позволяет вам явно создавать одни методы, </text:span><text:span text:style-name="Source_20_Text"><text:span text:style-name="T119">public </text:span></text:span><text:span text:style-name="T83">а другие </text:span><text:span text:style-name="Source_20_Text"><text:span text:style-name="T119">private</text:span></text:span><text:span text:style-name="T83">. Открытые методы позволяют </text:span><text:span text:style-name="Strong_20_Emphasis"><text:span text:style-name="T95">взаимодействовать</text:span></text:span><text:span text:style-name="T83"> с остальной частью программы; они говорят: «Эй! Спросите меня, нужно ли вам что-нибудь узнать о моем классе или его экземплярах ».</text:span></text:p>
      <text:p text:style-name="P343">С другой стороны, частные методы позволяют вашим классам беспрепятственно выполнять свою работу. Они не хотят, чтобы их ни о чем спрашивали, поэтому они становятся недоступными!</text:p>
      <text:h text:style-name="P213" text:outline-level="3">инструкции</text:h>
      <text:p text:style-name="P151"><text:span text:style-name="T83">Посмотрите код в редакторе. Мы создали общедоступный </text:span><text:span text:style-name="Source_20_Text"><text:span text:style-name="T119">about_me </text:span></text:span><text:span text:style-name="T83">метод и частный </text:span><text:span text:style-name="Source_20_Text"><text:span text:style-name="T119">bank_account_number </text:span></text:span><text:span text:style-name="T83">метод. Нажмите «Выполнить», чтобы увидеть, что происходит, когда мы пытаемся вызвать </text:span><text:span text:style-name="Source_20_Text"><text:span text:style-name="T119">bank_account_number </text:span></text:span><text:span text:style-name="T83">метод извне класса!</text:span></text:p>
      <text:p text:style-name="P194"><text:span text:style-name="T191">class</text:span><text:span text:style-name="T215"> </text:span><text:span text:style-name="T226">Person</text:span></text:p>
      <text:p text:style-name="P62"><text:span text:style-name="T280">def</text:span> <text:span text:style-name="T280">initialize</text:span>(<text:span text:style-name="T263">name</text:span>, <text:span text:style-name="T263">age</text:span>)</text:p>
      <text:p text:style-name="P62"><text:span text:style-name="T263">@name</text:span> = <text:span text:style-name="T263">name</text:span></text:p>
      <text:p text:style-name="P62"><text:span text:style-name="T263">@age</text:span> = <text:span text:style-name="T263">age</text:span></text:p>
      <text:p text:style-name="P79">end</text:p>
      <text:p text:style-name="P79"/>
      <text:p text:style-name="P62"><text:span text:style-name="T280">public</text:span> <text:span text:style-name="T352"># This method can be called from outside the class.</text:span></text:p>
      <text:p text:style-name="P87"/>
      <text:p text:style-name="P62"><text:span text:style-name="T280">def</text:span> <text:span text:style-name="T280">about_me</text:span></text:p>
      <text:p text:style-name="P62"><text:span text:style-name="T263">puts</text:span> <text:span text:style-name="T307">"I'm #{</text:span><text:span text:style-name="T263">@name</text:span><text:span text:style-name="T307">} and I'm #{</text:span><text:span text:style-name="T263">@age</text:span><text:span text:style-name="T307">} years old!"</text:span></text:p>
      <text:p text:style-name="P79">end</text:p>
      <text:p text:style-name="P79"/>
      <text:p text:style-name="P62"><text:span text:style-name="T280">private</text:span> <text:span text:style-name="T352"># This method can't!</text:span></text:p>
      <text:p text:style-name="P87"/>
      <text:p text:style-name="P62"><text:span text:style-name="T280">def</text:span> <text:span text:style-name="T280">bank_account_number</text:span></text:p>
      <text:p text:style-name="P62"><text:span text:style-name="T263">@account_number</text:span> = <text:span text:style-name="T263">12345</text:span></text:p>
      <text:p text:style-name="P62"><text:span text:style-name="T263">puts</text:span> <text:span text:style-name="T307">"My bank account number is #{</text:span><text:span text:style-name="T263">@account_number</text:span><text:span text:style-name="T307">}."</text:span></text:p>
      <text:p text:style-name="P79">end</text:p>
      <text:p text:style-name="P79">end</text:p>
      <text:p text:style-name="P120"/>
      <text:p text:style-name="P62"><text:span text:style-name="T263">eric</text:span> = <text:span text:style-name="T340">Person</text:span>.<text:span text:style-name="T298">new</text:span>(<text:span text:style-name="T307">"Eric"</text:span>, <text:span text:style-name="T263">26</text:span>)</text:p>
      <text:p text:style-name="P62"><text:span text:style-name="T263">eric</text:span>.<text:span text:style-name="T298">about_me</text:span></text:p>
      <text:p text:style-name="P62"><text:span text:style-name="T263">eric</text:span>.<text:span text:style-name="T298">bank_account_number</text:span></text:p>
      <text:p text:style-name="P135"/>
      <text:p text:style-name="P221"><text:span text:style-name="T30">=&gt; </text:span><text:span text:style-name="T2">I'm Eric and I'm 26 years old!</text:span></text:p>
      <text:p text:style-name="P378"><text:span text:style-name="T398">=&gt; </text:span>private method `bank_account_number' called for #&lt;Context::Person:0x00000000df0840 @name="Eric", @age=26&gt;</text:p>
      <text:p text:style-name="P135"/>
      <text:p text:style-name="P163"><text:soft-page-break/>Краткий обзор: создание класса</text:p>
      <text:p text:style-name="P388">Построим класс!</text:p>
      <text:p text:style-name="P333"><text:span text:style-name="Source_20_Text"><text:span text:style-name="T187">class</text:span></text:span><text:span text:style-name="Source_20_Text"><text:span text:style-name="T177"> </text:span></text:span><text:span text:style-name="Source_20_Text"><text:span text:style-name="T220">ClassName</text:span></text:span></text:p>
      <text:p text:style-name="P333"><text:span text:style-name="Source_20_Text"><text:span text:style-name="T178">  </text:span></text:span><text:span text:style-name="Source_20_Text"><text:span text:style-name="T187">def</text:span></text:span><text:span text:style-name="Source_20_Text"><text:span text:style-name="T177"> </text:span></text:span><text:span text:style-name="Source_20_Text"><text:span text:style-name="T187">method_name</text:span></text:span><text:span text:style-name="Source_20_Text"><text:span text:style-name="T177">(</text:span></text:span><text:span text:style-name="Source_20_Text"><text:span text:style-name="T154">parameter</text:span></text:span><text:span text:style-name="Source_20_Text"><text:span text:style-name="T177">)</text:span></text:span></text:p>
      <text:p text:style-name="P333"><text:span text:style-name="Source_20_Text"><text:span text:style-name="T178">    </text:span></text:span><text:span text:style-name="Source_20_Text"><text:span text:style-name="T154">@class_variable</text:span></text:span><text:span text:style-name="Source_20_Text"><text:span text:style-name="T177"> = </text:span></text:span><text:span text:style-name="Source_20_Text"><text:span text:style-name="T154">parameter</text:span></text:span></text:p>
      <text:p text:style-name="P333"><text:span text:style-name="Source_20_Text"><text:span text:style-name="T178">  </text:span></text:span><text:span text:style-name="Source_20_Text"><text:span text:style-name="T187">end</text:span></text:span></text:p>
      <text:p text:style-name="P333"><text:span text:style-name="Source_20_Text"><text:span text:style-name="T187">end</text:span></text:span></text:p>
      <text:list xml:id="list1389070324" text:style-name="L26">
        <text:list-item>
          <text:p text:style-name="P460"><text:span text:style-name="T83">Сначала мы говорим Ruby, что хотим создать наш класс </text:span><text:span text:style-name="Source_20_Text"><text:span text:style-name="T119">ClassName</text:span></text:span><text:span text:style-name="T83">. Не забудьте </text:span><text:span text:style-name="Source_20_Text"><text:span text:style-name="T119">end </text:span></text:span><text:span text:style-name="T83">завершить урок!</text:span></text:p>
        </text:list-item>
        <text:list-item>
          <text:p text:style-name="P460"><text:span text:style-name="T83">Внутри нашего </text:span><text:span text:style-name="Source_20_Text"><text:span text:style-name="T119">ClassName </text:span></text:span><text:span text:style-name="T83">мы определяем наши методы. Здесь мы </text:span><text:span text:style-name="Source_20_Text"><text:span text:style-name="T119">method_name </text:span></text:span><text:span text:style-name="T83">следовали </text:span><text:span text:style-name="Source_20_Text"><text:span text:style-name="T119">(parameter)</text:span></text:span><text:span text:style-name="T83">, когда мы используем этот метод, он будет выглядеть так:</text:span><text:span text:style-name="Source_20_Text"><text:span text:style-name="T119">method_name("hello!")</text:span></text:span></text:p>
        </text:list-item>
        <text:list-item>
          <text:p text:style-name="P460"><text:span text:style-name="T83">Если бы наш параметр выше был «Привет!» он будет назначен нашей переменной </text:span><text:span text:style-name="Source_20_Text"><text:span text:style-name="T119">@class_variable </text:span></text:span><text:span text:style-name="T83">в следующей строке.</text:span></text:p>
        </text:list-item>
        <text:list-item>
          <text:p text:style-name="P460"><text:span text:style-name="T83">Опять же, не забывайте о </text:span><text:span text:style-name="Source_20_Text"><text:span text:style-name="T119">end </text:span></text:span><text:span text:style-name="T83">своем </text:span><text:span text:style-name="Source_20_Text"><text:span text:style-name="T119">method_name</text:span></text:span><text:span text:style-name="T83">!</text:span></text:p>
        </text:list-item>
      </text:list>
      <text:h text:style-name="P213" text:outline-level="3">инструкции</text:h>
      <text:p text:style-name="P416"><text:span text:style-name="T84">Сначала создайте класс с именем </text:span><text:span text:style-name="Source_20_Text"><text:span text:style-name="T119">Dog</text:span></text:span></text:p>
      <text:p text:style-name="P416"><text:span text:style-name="T84">Создайте метод </text:span><text:span text:style-name="Source_20_Text"><text:span text:style-name="T119">initialize </text:span></text:span><text:span text:style-name="T84">в своем классе </text:span><text:span text:style-name="Source_20_Text"><text:span text:style-name="T119">Dog</text:span></text:span><text:span text:style-name="T84">.</text:span></text:p>
      <text:p text:style-name="P416"><text:span text:style-name="T84">Разрешите вашему </text:span><text:span text:style-name="Source_20_Text"><text:span text:style-name="T119">initialize </text:span></text:span><text:span text:style-name="T84">методу принимать два параметра </text:span><text:span text:style-name="Source_20_Text"><text:span text:style-name="T119">name </text:span></text:span><text:span text:style-name="T84">и </text:span><text:span text:style-name="Source_20_Text"><text:span text:style-name="T119">breed</text:span></text:span><text:span text:style-name="T84">.</text:span></text:p>
      <text:p text:style-name="P416"><text:span text:style-name="T84">Внутри вашего </text:span><text:span text:style-name="Source_20_Text"><text:span text:style-name="T119">initialize </text:span></text:span><text:span text:style-name="T84">метода назначьте эти два параметра переменным </text:span><text:span text:style-name="Source_20_Text"><text:span text:style-name="T119">@name </text:span></text:span><text:span text:style-name="T84">и </text:span><text:span text:style-name="Source_20_Text"><text:span text:style-name="T119">@breed </text:span></text:span><text:span text:style-name="T84">соответственно</text:span></text:p>
      <text:p text:style-name="P194"><text:span text:style-name="T192">class</text:span><text:span text:style-name="T217"> </text:span><text:span text:style-name="T227">Dog</text:span></text:p>
      <text:p text:style-name="P62"><text:span text:style-name="T280">def</text:span> <text:span text:style-name="T280">initialize</text:span>(<text:span text:style-name="T263">name</text:span>, <text:span text:style-name="T263">breed</text:span>)</text:p>
      <text:p text:style-name="P62"><text:span text:style-name="T263">@name</text:span> = <text:span text:style-name="T263">name</text:span></text:p>
      <text:p text:style-name="P62"><text:span text:style-name="T263">@breed</text:span> = <text:span text:style-name="T263">breed</text:span></text:p>
      <text:p text:style-name="P79">end</text:p>
      <text:p text:style-name="P79">end</text:p>
      <text:p text:style-name="P131"/>
      <text:p text:style-name="P135"/>
      <text:p text:style-name="P10">Выход на публику</text:p>
      <text:p text:style-name="P388">Отличная работа! Теперь мы подробно рассмотрим общедоступные и частные методы.</text:p>
      <text:p text:style-name="P151"><text:span text:style-name="T83">По умолчанию методы в Ruby являются общедоступными, поэтому, если вы не укажете </text:span><text:span text:style-name="Source_20_Text"><text:span text:style-name="T119">public</text:span></text:span><text:span text:style-name="T83">или </text:span><text:span text:style-name="Source_20_Text"><text:span text:style-name="T119">private</text:span></text:span><text:span text:style-name="T83">, ваши методы будут общедоступными. В этом случае, однако, мы хотим дать понять людям, читающим наш код, какие методы являются общедоступными. Мы делаем это, помещая </text:span><text:span text:style-name="Source_20_Text"><text:span text:style-name="T119">public</text:span></text:span><text:span text:style-name="T83">перед определениями наших методов, например:</text:span></text:p>
      <text:p text:style-name="P333"><text:span text:style-name="Source_20_Text"><text:span text:style-name="T187">class</text:span></text:span><text:span text:style-name="Source_20_Text"><text:span text:style-name="T177"> </text:span></text:span><text:span text:style-name="Source_20_Text"><text:span text:style-name="T220">ClassName</text:span></text:span></text:p>
      <text:p text:style-name="P333"><text:span text:style-name="Source_20_Text"><text:span text:style-name="T178">  </text:span></text:span><text:span text:style-name="Source_20_Text"><text:span text:style-name="T212"># Some class stuff</text:span></text:span></text:p>
      <text:p text:style-name="P333"><text:span text:style-name="Source_20_Text"><text:span text:style-name="T178">  </text:span></text:span><text:span text:style-name="Source_20_Text"><text:span text:style-name="T187">public</text:span></text:span></text:p>
      <text:p text:style-name="P333"><text:span text:style-name="Source_20_Text"><text:span text:style-name="T178">  </text:span></text:span><text:span text:style-name="Source_20_Text"><text:span text:style-name="T187">def</text:span></text:span><text:span text:style-name="Source_20_Text"><text:span text:style-name="T177"> </text:span></text:span><text:span text:style-name="Source_20_Text"><text:span text:style-name="T187">public_method</text:span></text:span></text:p>
      <text:p text:style-name="P333"><text:span text:style-name="Source_20_Text"><text:span text:style-name="T178">    </text:span></text:span><text:span text:style-name="Source_20_Text"><text:span text:style-name="T212"># public_method stuff</text:span></text:span></text:p>
      <text:p text:style-name="P333"><text:span text:style-name="Source_20_Text"><text:span text:style-name="T178">  </text:span></text:span><text:span text:style-name="Source_20_Text"><text:span text:style-name="T187">end</text:span></text:span></text:p>
      <text:p text:style-name="P333"><text:span text:style-name="Source_20_Text"><text:span text:style-name="T187">end</text:span></text:span></text:p>
      <text:p text:style-name="P151"><text:span text:style-name="T83">Обратите внимание, что все, что находится после </text:span><text:span text:style-name="Source_20_Text"><text:span text:style-name="T119">public </text:span></text:span><text:span text:style-name="T83">ключевого слова до </text:span><text:span text:style-name="Source_20_Text"><text:span text:style-name="T119">end </text:span></text:span><text:span text:style-name="T83">определения класса, теперь будет общедоступным, если мы не скажем иначе. (Мы скажем иначе в следующем упражнении.)</text:span></text:p>
      <text:h text:style-name="P213" text:outline-level="3"><text:soft-page-break/>инструкции</text:h>
      <text:p text:style-name="P416"><text:span text:style-name="T84">В настоящее время, давайте добавим </text:span><text:span text:style-name="Source_20_Text"><text:span text:style-name="T119">public </text:span></text:span><text:span text:style-name="T84">метод , называемый </text:span><text:span text:style-name="Source_20_Text"><text:span text:style-name="T119">bark </text:span></text:span><text:span text:style-name="T84">в </text:span><text:span text:style-name="Source_20_Text"><text:span text:style-name="T119">Dog</text:span></text:span><text:span text:style-name="T84">. </text:span><text:span text:style-name="T92">b</text:span><text:span text:style-name="Source_20_Text"><text:span text:style-name="T119">ark </text:span></text:span><text:span text:style-name="T84">Метод должен </text:span><text:span text:style-name="Source_20_Text"><text:span text:style-name="T119">puts "Woof!"</text:span></text:span><text:span text:style-name="T84">.</text:span></text:p>
      <text:p text:style-name="P188"><text:span text:style-name="T188">class</text:span><text:span text:style-name="T245"> </text:span><text:span text:style-name="T221">Dog</text:span></text:p>
      <text:p text:style-name="P185"/>
      <text:p text:style-name="P327">public</text:p>
      <text:p text:style-name="P327"/>
      <text:p text:style-name="P315"><text:span text:style-name="T280">def</text:span> <text:span text:style-name="T280">bark</text:span></text:p>
      <text:p text:style-name="P315"><text:span text:style-name="T263">puts</text:span> <text:span text:style-name="T307">"Woof!"</text:span></text:p>
      <text:p text:style-name="P327">end</text:p>
      <text:p text:style-name="P327"/>
      <text:p text:style-name="P315"><text:span text:style-name="T280">def</text:span> <text:span text:style-name="T280">initialize</text:span>(<text:span text:style-name="T263">name</text:span>, <text:span text:style-name="T263">breed</text:span>)</text:p>
      <text:p text:style-name="P315"><text:span text:style-name="T263">@name</text:span> = <text:span text:style-name="T263">name</text:span></text:p>
      <text:p text:style-name="P315"><text:span text:style-name="T263">@breed</text:span> = <text:span text:style-name="T263">breed</text:span></text:p>
      <text:p text:style-name="P327">end</text:p>
      <text:p text:style-name="P327">end</text:p>
      <text:p text:style-name="P131"/>
      <text:p text:style-name="P164">Частный! Держитесь подальше!</text:p>
      <text:p text:style-name="P388">Идеально! Но не все наши Ruby-методы должны быть общедоступными.</text:p>
      <text:p text:style-name="P151"><text:span text:style-name="T83">Так же, как мы используем </text:span><text:span text:style-name="Source_20_Text"><text:span text:style-name="T119">public </text:span></text:span><text:span text:style-name="T83">для объявления наших общедоступных методов, мы используем </text:span><text:span text:style-name="Source_20_Text"><text:span text:style-name="T119">private </text:span></text:span><text:span text:style-name="T83">для указания наших частных:</text:span></text:p>
      <text:p text:style-name="P333"><text:span text:style-name="Source_20_Text"><text:span text:style-name="T187">class</text:span></text:span><text:span text:style-name="Source_20_Text"><text:span text:style-name="T177"> </text:span></text:span><text:span text:style-name="Source_20_Text"><text:span text:style-name="T220">ClassName</text:span></text:span></text:p>
      <text:p text:style-name="P333"><text:span text:style-name="Source_20_Text"><text:span text:style-name="T178">  </text:span></text:span><text:span text:style-name="Source_20_Text"><text:span text:style-name="T212"># Some class stuff</text:span></text:span></text:p>
      <text:p text:style-name="P333"><text:span text:style-name="Source_20_Text"><text:span text:style-name="T213"><text:s/></text:span></text:span></text:p>
      <text:p text:style-name="P333"><text:span text:style-name="Source_20_Text"><text:span text:style-name="T178">  </text:span></text:span><text:span text:style-name="Source_20_Text"><text:span text:style-name="T187">public</text:span></text:span></text:p>
      <text:p text:style-name="P333"><text:span text:style-name="Source_20_Text"><text:span text:style-name="T178">  </text:span></text:span><text:span text:style-name="Source_20_Text"><text:span text:style-name="T212"># Public methods go here</text:span></text:span></text:p>
      <text:p text:style-name="P333"><text:span text:style-name="Source_20_Text"><text:span text:style-name="T178">  </text:span></text:span><text:span text:style-name="Source_20_Text"><text:span text:style-name="T187">def</text:span></text:span><text:span text:style-name="Source_20_Text"><text:span text:style-name="T177"> </text:span></text:span><text:span text:style-name="Source_20_Text"><text:span text:style-name="T187">public_method</text:span></text:span><text:span text:style-name="Source_20_Text"><text:span text:style-name="T177">; </text:span></text:span><text:span text:style-name="Source_20_Text"><text:span text:style-name="T187">end</text:span></text:span></text:p>
      <text:p text:style-name="P333"><text:span text:style-name="Source_20_Text"><text:span text:style-name="T213"><text:s/></text:span></text:span></text:p>
      <text:p text:style-name="P333"><text:span text:style-name="Source_20_Text"><text:span text:style-name="T178">  </text:span></text:span><text:span text:style-name="Source_20_Text"><text:span text:style-name="T187">private</text:span></text:span></text:p>
      <text:p text:style-name="P333"><text:span text:style-name="Source_20_Text"><text:span text:style-name="T178">  </text:span></text:span><text:span text:style-name="Source_20_Text"><text:span text:style-name="T212"># Private methods go here</text:span></text:span></text:p>
      <text:p text:style-name="P333"><text:span text:style-name="Source_20_Text"><text:span text:style-name="T178">  </text:span></text:span><text:span text:style-name="Source_20_Text"><text:span text:style-name="T187">def</text:span></text:span><text:span text:style-name="Source_20_Text"><text:span text:style-name="T177"> </text:span></text:span><text:span text:style-name="Source_20_Text"><text:span text:style-name="T187">private_method</text:span></text:span><text:span text:style-name="Source_20_Text"><text:span text:style-name="T177">; </text:span></text:span><text:span text:style-name="Source_20_Text"><text:span text:style-name="T187">end</text:span></text:span></text:p>
      <text:p text:style-name="P333"><text:span text:style-name="Source_20_Text"><text:span text:style-name="T187">end</text:span></text:span></text:p>
      <text:p text:style-name="P151"><text:span text:style-name="Source_20_Text"><text:span text:style-name="T119">private</text:span></text:span><text:span text:style-name="T83">методы таковы: они частны для объекта, в котором они определены. Это означает, что вы можете вызывать эти методы только из другого кода внутри объекта. Другими словами, метод нельзя вызвать с </text:span><text:span text:style-name="Emphasis"><text:span text:style-name="T83">явным получателем</text:span></text:span><text:span text:style-name="T83"> . Вы все время использовали приемники - это объекты, для которых вызываются методы! Всякий раз, когда вы звоните </text:span><text:span text:style-name="Source_20_Text"><text:span text:style-name="T119">object.method</text:span></text:span><text:span text:style-name="T83">, </text:span><text:span text:style-name="Source_20_Text"><text:span text:style-name="T119">object </text:span></text:span><text:span text:style-name="T83">будет получатель </text:span><text:span text:style-name="Source_20_Text"><text:span text:style-name="T119">method</text:span></text:span><text:span text:style-name="T83">.</text:span></text:p>
      <text:p text:style-name="P362"><text:span text:style-name="T83">Чтобы получить доступ к частной информации, мы должны создать общедоступные методы, которые знают, как ее получить. Это отделяет частную </text:span><text:span text:style-name="Emphasis"><text:span text:style-name="T83">реализацию</text:span></text:span><text:span text:style-name="T83"> от общедоступного </text:span><text:span text:style-name="Emphasis"><text:span text:style-name="T83">интерфейса</text:span></text:span><text:span text:style-name="T83"> , и мы рассмотрим это более подробно в следующих двух упражнениях.</text:span></text:p>
      <text:h text:style-name="P213" text:outline-level="3">инструкции</text:h>
      <text:p text:style-name="P416"><text:span text:style-name="T84">Добавьте </text:span><text:span text:style-name="Source_20_Text"><text:span text:style-name="T119">private </text:span></text:span><text:span text:style-name="T84">метод , называемый </text:span><text:span text:style-name="Source_20_Text"><text:span text:style-name="T119">id </text:span></text:span><text:span text:style-name="T84">в </text:span><text:span text:style-name="Source_20_Text"><text:span text:style-name="T119">Dog</text:span></text:span><text:span text:style-name="T84">. </text:span><text:span text:style-name="Source_20_Text"><text:span text:style-name="T119">Id </text:span></text:span><text:span text:style-name="T84">Метод должен создать </text:span><text:span text:style-name="Source_20_Text"><text:span text:style-name="T119">@id_number </text:span></text:span><text:span text:style-name="T84">переменный экземпляр и установите его равным </text:span><text:span text:style-name="Source_20_Text"><text:span text:style-name="T119">12345</text:span></text:span><text:span text:style-name="T84">.</text:span></text:p>
      <text:p text:style-name="P192"><text:span text:style-name="T190">class</text:span><text:span text:style-name="T249"> </text:span><text:span text:style-name="T223">Dog</text:span></text:p>
      <text:p text:style-name="P49"><text:span text:style-name="T280">def</text:span> <text:span text:style-name="T280">initialize</text:span>(<text:span text:style-name="T263">name</text:span>, <text:span text:style-name="T263">breed</text:span>)</text:p>
      <text:p text:style-name="P49"><text:span text:style-name="T263">@name</text:span> = <text:span text:style-name="T263">name</text:span></text:p>
      <text:p text:style-name="P49"><text:span text:style-name="T263">@breed</text:span> = <text:span text:style-name="T263">breed</text:span></text:p>
      <text:p text:style-name="P76">end</text:p>
      <text:p text:style-name="P76"><text:soft-page-break/>public</text:p>
      <text:p text:style-name="P76"/>
      <text:p text:style-name="P49"><text:span text:style-name="T280">def</text:span> <text:span text:style-name="T280">bark</text:span></text:p>
      <text:p text:style-name="P49"><text:span text:style-name="T263">puts</text:span> <text:span text:style-name="T307">"Woof!"</text:span></text:p>
      <text:p text:style-name="P76">end</text:p>
      <text:p text:style-name="P76"/>
      <text:p text:style-name="P76">private</text:p>
      <text:p text:style-name="P76"/>
      <text:p text:style-name="P49"><text:span text:style-name="T280">def</text:span> <text:span text:style-name="T280">id</text:span></text:p>
      <text:p text:style-name="P49"><text:span text:style-name="T263">@id_number</text:span> = <text:span text:style-name="T263">12345</text:span></text:p>
      <text:p text:style-name="P76">end</text:p>
      <text:p text:style-name="P99"/>
      <text:p text:style-name="P76">end</text:p>
      <text:p text:style-name="P131"/>
      <text:p text:style-name="P164">attr_reader, attr_writer</text:p>
      <text:p text:style-name="P151"><text:a xlink:type="simple" xlink:href="https://www.codecademy.com/courses/ruby-beginner-en-MFiQ6/" office:target-frame-name="_blank" xlink:show="new" text:style-name="Internet_20_link" text:visited-style-name="Visited_20_Internet_20_Link"><text:span text:style-name="T230">На уроке, посвященном классам</text:span></text:a><text:span text:style-name="T83"> , мы видели, что Ruby нужны методы для доступа к атрибутам. Например, если мы хотим получить доступ к </text:span><text:span text:style-name="Source_20_Text"><text:span text:style-name="T119">@name </text:span></text:span><text:span text:style-name="T83">переменной экземпляра, нам нужно было написать что-то вроде</text:span></text:p>
      <text:p text:style-name="P333"><text:span text:style-name="Source_20_Text"><text:span text:style-name="T187">def</text:span></text:span><text:span text:style-name="Source_20_Text"><text:span text:style-name="T177"> </text:span></text:span><text:span text:style-name="Source_20_Text"><text:span text:style-name="T187">name</text:span></text:span></text:p>
      <text:p text:style-name="P333"><text:span text:style-name="Source_20_Text"><text:span text:style-name="T178">  </text:span></text:span><text:span text:style-name="Source_20_Text"><text:span text:style-name="T154">@name</text:span></text:span></text:p>
      <text:p text:style-name="P333"><text:span text:style-name="Source_20_Text"><text:span text:style-name="T187">end</text:span></text:span></text:p>
      <text:p text:style-name="P151"><text:span text:style-name="T83">Что ж, больше нет! Мы можем использовать </text:span><text:span text:style-name="Source_20_Text"><text:span text:style-name="T119">attr_reader </text:span></text:span><text:span text:style-name="T83">для доступа к переменной и </text:span><text:span text:style-name="Source_20_Text"><text:span text:style-name="T119">attr_writer </text:span></text:span><text:span text:style-name="T83">ее изменения. Если мы напишем</text:span></text:p>
      <text:p text:style-name="P333"><text:span text:style-name="Source_20_Text"><text:span text:style-name="T187">class</text:span></text:span><text:span text:style-name="Source_20_Text"><text:span text:style-name="T177"> </text:span></text:span><text:span text:style-name="Source_20_Text"><text:span text:style-name="T220">Person</text:span></text:span></text:p>
      <text:p text:style-name="P333"><text:span text:style-name="Source_20_Text"><text:span text:style-name="T178">  </text:span></text:span><text:span text:style-name="Source_20_Text"><text:span text:style-name="T154">attr_reader</text:span></text:span><text:span text:style-name="Source_20_Text"><text:span text:style-name="T177"> </text:span></text:span><text:span text:style-name="Source_20_Text"><text:span text:style-name="T242">:name</text:span></text:span></text:p>
      <text:p text:style-name="P333"><text:span text:style-name="Source_20_Text"><text:span text:style-name="T178">  </text:span></text:span><text:span text:style-name="Source_20_Text"><text:span text:style-name="T154">attr_writer</text:span></text:span><text:span text:style-name="Source_20_Text"><text:span text:style-name="T177"> </text:span></text:span><text:span text:style-name="Source_20_Text"><text:span text:style-name="T242">:name</text:span></text:span></text:p>
      <text:p text:style-name="P333"><text:span text:style-name="Source_20_Text"><text:span text:style-name="T178">  </text:span></text:span><text:span text:style-name="Source_20_Text"><text:span text:style-name="T187">def</text:span></text:span><text:span text:style-name="Source_20_Text"><text:span text:style-name="T177"> </text:span></text:span><text:span text:style-name="Source_20_Text"><text:span text:style-name="T187">initialize</text:span></text:span><text:span text:style-name="Source_20_Text"><text:span text:style-name="T177">(</text:span></text:span><text:span text:style-name="Source_20_Text"><text:span text:style-name="T154">name</text:span></text:span><text:span text:style-name="Source_20_Text"><text:span text:style-name="T177">)</text:span></text:span></text:p>
      <text:p text:style-name="P333"><text:span text:style-name="Source_20_Text"><text:span text:style-name="T178">    </text:span></text:span><text:span text:style-name="Source_20_Text"><text:span text:style-name="T154">@name</text:span></text:span><text:span text:style-name="Source_20_Text"><text:span text:style-name="T177"> = </text:span></text:span><text:span text:style-name="Source_20_Text"><text:span text:style-name="T154">name</text:span></text:span></text:p>
      <text:p text:style-name="P333"><text:span text:style-name="Source_20_Text"><text:span text:style-name="T178">  </text:span></text:span><text:span text:style-name="Source_20_Text"><text:span text:style-name="T187">end</text:span></text:span></text:p>
      <text:p text:style-name="P333"><text:span text:style-name="Source_20_Text"><text:span text:style-name="T187">end</text:span></text:span></text:p>
      <text:p text:style-name="P388">Ruby автоматически делает что-то подобное для нас:</text:p>
      <text:p text:style-name="P333"><text:span text:style-name="Source_20_Text"><text:span text:style-name="T187">def</text:span></text:span><text:span text:style-name="Source_20_Text"><text:span text:style-name="T177"> </text:span></text:span><text:span text:style-name="Source_20_Text"><text:span text:style-name="T187">name</text:span></text:span></text:p>
      <text:p text:style-name="P333"><text:span text:style-name="Source_20_Text"><text:span text:style-name="T178">  </text:span></text:span><text:span text:style-name="Source_20_Text"><text:span text:style-name="T154">@name</text:span></text:span></text:p>
      <text:p text:style-name="P333"><text:span text:style-name="Source_20_Text"><text:span text:style-name="T187">end</text:span></text:span></text:p>
      <text:p text:style-name="P333"><text:span text:style-name="Source_20_Text"><text:span text:style-name="T213"><text:s/></text:span></text:span></text:p>
      <text:p text:style-name="P333"><text:span text:style-name="Source_20_Text"><text:span text:style-name="T187">def</text:span></text:span><text:span text:style-name="Source_20_Text"><text:span text:style-name="T177"> </text:span></text:span><text:span text:style-name="Source_20_Text"><text:span text:style-name="T187">name</text:span></text:span><text:span text:style-name="Source_20_Text"><text:span text:style-name="T177">=(</text:span></text:span><text:span text:style-name="Source_20_Text"><text:span text:style-name="T154">value</text:span></text:span><text:span text:style-name="Source_20_Text"><text:span text:style-name="T177">)</text:span></text:span></text:p>
      <text:p text:style-name="P333"><text:span text:style-name="Source_20_Text"><text:span text:style-name="T178">  </text:span></text:span><text:span text:style-name="Source_20_Text"><text:span text:style-name="T154">@name</text:span></text:span><text:span text:style-name="Source_20_Text"><text:span text:style-name="T177"> = </text:span></text:span><text:span text:style-name="Source_20_Text"><text:span text:style-name="T154">value</text:span></text:span></text:p>
      <text:p text:style-name="P333"><text:span text:style-name="Source_20_Text"><text:span text:style-name="T187">end</text:span></text:span></text:p>
      <text:p text:style-name="P151"><text:span text:style-name="T83">Как по волшебству, мы можем читать и записывать переменные как угодно! Мы просто передаем переменные нашего экземпляра (как символы) в </text:span><text:span text:style-name="Source_20_Text"><text:span text:style-name="T119">attr_reader </text:span></text:span><text:span text:style-name="T83">или </text:span><text:span text:style-name="Source_20_Text"><text:span text:style-name="T119">attr_writer</text:span></text:span><text:span text:style-name="T83">.</text:span></text:p>
      <text:p text:style-name="P151"><text:span text:style-name="T83">(Это </text:span><text:span text:style-name="Source_20_Text"><text:span text:style-name="T119">name=</text:span></text:span><text:span text:style-name="T83">может показаться забавным, но вы можете поставить </text:span><text:span text:style-name="Source_20_Text"><text:span text:style-name="T119">=</text:span></text:span><text:span text:style-name="T83">знак в имени метода. Это просто соглашение Ruby, в котором говорится: «Эй, этот метод устанавливает значение!»)</text:span></text:p>
      <text:h text:style-name="P213" text:outline-level="3">инструкции</text:h>
      <text:p text:style-name="P416"><text:span text:style-name="T84">Мы вернули наш </text:span><text:span text:style-name="Source_20_Text"><text:span text:style-name="T119">Person </text:span></text:span><text:span text:style-name="T84">класс с методом получения </text:span><text:span text:style-name="Source_20_Text"><text:span text:style-name="T119">@name </text:span></text:span><text:span text:style-name="T84">и методом изменения его или ее </text:span><text:span text:style-name="Source_20_Text"><text:span text:style-name="T119">@job</text:span></text:span><text:span text:style-name="T84">. Идите вперед и удалить </text:span><text:span text:style-name="Source_20_Text"><text:span text:style-name="T119">name </text:span></text:span><text:span text:style-name="T84">и </text:span><text:span text:style-name="Source_20_Text"><text:span text:style-name="T119">job=</text:span></text:span><text:span text:style-name="T84">методы и добавить </text:span><text:span text:style-name="Source_20_Text"><text:span text:style-name="T119">attr_reader </text:span></text:span><text:span text:style-name="T84">к </text:span><text:span text:style-name="Source_20_Text"><text:span text:style-name="T119">:name </text:span></text:span><text:span text:style-name="T84">и </text:span><text:span text:style-name="Source_20_Text"><text:span text:style-name="T119">attr_writer </text:span></text:span><text:span text:style-name="T84">для </text:span><text:span text:style-name="Source_20_Text"><text:span text:style-name="T119">:job</text:span></text:span><text:span text:style-name="T84">.</text:span></text:p>
      <text:p text:style-name="P131"/>
      <text:p text:style-name="P192"><text:span text:style-name="T190">class</text:span><text:span text:style-name="T249"> </text:span><text:span text:style-name="T223">Person</text:span></text:p>
      <text:p text:style-name="P49"><text:span text:style-name="T280">def</text:span> <text:span text:style-name="T280">initialize</text:span>(<text:span text:style-name="T263">name</text:span>, <text:span text:style-name="T263">job</text:span>)</text:p>
      <text:p text:style-name="P49"><text:soft-page-break/><text:span text:style-name="T263">@name</text:span> = <text:span text:style-name="T263">name</text:span></text:p>
      <text:p text:style-name="P49"><text:span text:style-name="T263">@job</text:span> = <text:span text:style-name="T263">job</text:span></text:p>
      <text:p text:style-name="P76">end</text:p>
      <text:p text:style-name="P49"><text:span text:style-name="T280">def</text:span> <text:span text:style-name="T280">name</text:span></text:p>
      <text:p text:style-name="P42">@name</text:p>
      <text:p text:style-name="P76">end</text:p>
      <text:p text:style-name="P49"><text:span text:style-name="T280">def</text:span> <text:span text:style-name="T280">job</text:span>=(<text:span text:style-name="T263">new_job</text:span>)</text:p>
      <text:p text:style-name="P49"><text:span text:style-name="T263">@job</text:span> = <text:span text:style-name="T263">new_job</text:span></text:p>
      <text:p text:style-name="P76">end</text:p>
      <text:p text:style-name="Standard">end</text:p>
      <text:p text:style-name="P131"/>
      <text:p text:style-name="P39">*************</text:p>
      <text:p text:style-name="P49"><text:span text:style-name="T280">class</text:span> <text:span text:style-name="T340">Person</text:span></text:p>
      <text:p text:style-name="P49"><text:span text:style-name="T263">attr_reader</text:span> <text:span text:style-name="T333">:name</text:span></text:p>
      <text:p text:style-name="P49"><text:span text:style-name="T263">attr_writer</text:span> <text:span text:style-name="T333">:job</text:span></text:p>
      <text:p text:style-name="P49"><text:span text:style-name="T280">def</text:span> <text:span text:style-name="T280">initialize</text:span>(<text:span text:style-name="T263">name</text:span>, <text:span text:style-name="T263">job</text:span>)</text:p>
      <text:p text:style-name="P49"><text:span text:style-name="T263">@name</text:span> = <text:span text:style-name="T263">name</text:span></text:p>
      <text:p text:style-name="P49"><text:span text:style-name="T263">@job</text:span> = <text:span text:style-name="T263">job</text:span></text:p>
      <text:p text:style-name="P49"><text:span text:style-name="T280">end</text:span> </text:p>
      <text:p text:style-name="P76">end</text:p>
      <text:p text:style-name="Text_20_body"/>
      <text:p text:style-name="P237">attr_accessor</text:p>
      <text:p text:style-name="P151"><text:span text:style-name="T83">Если мы хотим одновременно читать и записывать определенную переменную, есть еще более короткий путь, чем использование </text:span><text:span text:style-name="Source_20_Text"><text:span text:style-name="T119">attr_reader </text:span></text:span><text:span text:style-name="T83">и </text:span><text:span text:style-name="Source_20_Text"><text:span text:style-name="T119">attr_writer</text:span></text:span><text:span text:style-name="T83">. Мы можем использовать, </text:span><text:span text:style-name="Source_20_Text"><text:span text:style-name="T119">attr_accessor </text:span></text:span><text:span text:style-name="T83">чтобы сделать переменную доступной для чтения </text:span><text:span text:style-name="Emphasis"><text:span text:style-name="T83">и</text:span></text:span><text:span text:style-name="T83"> записи одним махом.</text:span></text:p>
      <text:h text:style-name="P213" text:outline-level="3">инструкции</text:h>
      <text:p text:style-name="P151"><text:span text:style-name="T84">Здесь у нас есть </text:span><text:span text:style-name="Source_20_Text"><text:span text:style-name="T119">attr_reader </text:span></text:span><text:span text:style-name="T84">и </text:span><text:span text:style-name="Source_20_Text"><text:span text:style-name="T119">attr_writer </text:span></text:span><text:span text:style-name="T84">для </text:span><text:span text:style-name="Source_20_Text"><text:span text:style-name="T119">:job</text:span></text:span><text:span text:style-name="T84">. Замените их на </text:span><text:span text:style-name="Source_20_Text"><text:span text:style-name="T119">attr_accessor</text:span></text:span><text:span text:style-name="T84">!</text:span></text:p>
      <text:p text:style-name="P192"><text:span text:style-name="T190">class</text:span><text:span text:style-name="T249"> </text:span><text:span text:style-name="T223">Person</text:span></text:p>
      <text:p text:style-name="P49"><text:span text:style-name="T263">attr_reader</text:span> <text:span text:style-name="T333">:name</text:span></text:p>
      <text:p text:style-name="P49"><text:span text:style-name="T263">attr_reader</text:span> <text:span text:style-name="T333">:job</text:span></text:p>
      <text:p text:style-name="P49"><text:span text:style-name="T263">attr_writer</text:span> <text:span text:style-name="T333">:job</text:span></text:p>
      <text:p text:style-name="P49"><text:span text:style-name="T280">def</text:span> <text:span text:style-name="T280">initialize</text:span>(<text:span text:style-name="T263">name</text:span>, <text:span text:style-name="T263">job</text:span>)</text:p>
      <text:p text:style-name="P49"><text:span text:style-name="T263">@name</text:span> = <text:span text:style-name="T263">name</text:span></text:p>
      <text:p text:style-name="P49"><text:span text:style-name="T263">@job</text:span> = <text:span text:style-name="T263">job</text:span></text:p>
      <text:p text:style-name="P76">end</text:p>
      <text:p text:style-name="P76">end</text:p>
      <text:p text:style-name="P131"/>
      <text:p text:style-name="P412">***********</text:p>
      <text:p text:style-name="P49"><text:span text:style-name="T280">class</text:span> <text:span text:style-name="T340">Person</text:span></text:p>
      <text:p text:style-name="P49"><text:span text:style-name="T263">attr_reader</text:span> <text:span text:style-name="T333">:name</text:span></text:p>
      <text:p text:style-name="P49"><text:span text:style-name="T263">attr_accessor</text:span> <text:span text:style-name="T333">:job</text:span></text:p>
      <text:p text:style-name="P49"><text:span text:style-name="T280">def</text:span> <text:span text:style-name="T280">initialize</text:span>(<text:span text:style-name="T263">name</text:span>, <text:span text:style-name="T263">job</text:span>)</text:p>
      <text:p text:style-name="P49"><text:span text:style-name="T263">@name</text:span> = <text:span text:style-name="T263">name</text:span></text:p>
      <text:p text:style-name="P49"><text:span text:style-name="T263">@job</text:span> = <text:span text:style-name="T263">job</text:span></text:p>
      <text:p text:style-name="P76">end</text:p>
      <text:p text:style-name="P76">end</text:p>
      <text:p text:style-name="P81"/>
      <text:p text:style-name="P10"><text:soft-page-break/>Что такое модуль?</text:p>
      <text:p text:style-name="P382"><text:span text:style-name="T83">Вы можете думать о </text:span><text:span text:style-name="Strong_20_Emphasis"><text:span text:style-name="T95">модуле</text:span></text:span><text:span text:style-name="T83"> как о наборе инструментов, который содержит набор методов и констант. Есть много-много инструментов Ruby, которые вы, возможно, захотите использовать, но это загромождает интерпретатор, чтобы держать их все время рядом. По этой причине мы храним их в модулях и используем их только тогда, когда нам нужны константы и методы внутри!</text:span></text:p>
      <text:p text:style-name="P343">Вы можете думать о модулях как о классах, только модули не могут создавать экземпляры и не могут иметь подклассы. Они просто используются для хранения вещей!</text:p>
      <text:h text:style-name="P213" text:outline-level="3">инструкции</text:h>
      <text:p text:style-name="P151"><text:span text:style-name="T83">Посмотрите наш пример модуля в редакторе. Посмотрите, как в нем хранится приближение числа Пи </text:span><text:span text:style-name="Source_20_Text"><text:span text:style-name="T119">PI</text:span></text:span><text:span text:style-name="T83">и ряд методов для вычисления длины окружности и площади круга?</text:span></text:p>
      <text:p text:style-name="P343">Щелкните Далее, чтобы продолжить.</text:p>
      <text:p text:style-name="P49"><text:span text:style-name="T280">module</text:span> <text:span text:style-name="T340">Circle</text:span></text:p>
      <text:p text:style-name="P99"/>
      <text:p text:style-name="P49"><text:span text:style-name="T340">PI</text:span> = <text:span text:style-name="T263">3.141592653589793</text:span></text:p>
      <text:p text:style-name="P49"><text:span text:style-name="T280">def</text:span> C<text:span text:style-name="T280">ircle</text:span>.<text:span text:style-name="T298">area</text:span>(<text:span text:style-name="T263">radius</text:span>)</text:p>
      <text:p text:style-name="P49"><text:span text:style-name="T340">PI</text:span> * <text:span text:style-name="T263">radius</text:span>**<text:span text:style-name="T263">2</text:span></text:p>
      <text:p text:style-name="P76">end</text:p>
      <text:p text:style-name="P49"><text:span text:style-name="T280">def</text:span> C<text:span text:style-name="T280">ircle</text:span>.<text:span text:style-name="T298">circumference</text:span>(<text:span text:style-name="T263">radius</text:span>)</text:p>
      <text:p text:style-name="P49"><text:span text:style-name="T263">2</text:span> * <text:span text:style-name="T340">PI</text:span> * <text:span text:style-name="T263">radius</text:span></text:p>
      <text:p text:style-name="P76">end</text:p>
      <text:p text:style-name="P76">end</text:p>
      <text:p text:style-name="P81"/>
      <text:p text:style-name="P62"/>
      <text:p text:style-name="P433">Синтаксис модуля</text:p>
      <text:p text:style-name="P151"><text:span text:style-name="T83">Вы можете вставить уже существующие модули (мы покажем вам, как скоро!), Но вы также можете создать свои собственные. Модули очень просто сделать! Вы просто используете </text:span><text:span text:style-name="Source_20_Text"><text:span text:style-name="T119">module</text:span></text:span><text:span text:style-name="T83">ключевое слово, например:</text:span></text:p>
      <text:p text:style-name="P333"><text:span text:style-name="Source_20_Text"><text:span text:style-name="T187">module</text:span></text:span><text:span text:style-name="Source_20_Text"><text:span text:style-name="T177"> </text:span></text:span><text:span text:style-name="Source_20_Text"><text:span text:style-name="T220">ModuleName</text:span></text:span></text:p>
      <text:p text:style-name="P333"><text:span text:style-name="Source_20_Text"><text:span text:style-name="T178">  </text:span></text:span><text:span text:style-name="Source_20_Text"><text:span text:style-name="T212"># Bits 'n pieces</text:span></text:span></text:p>
      <text:p text:style-name="P333"><text:span text:style-name="Source_20_Text"><text:span text:style-name="T187">end</text:span></text:span></text:p>
      <text:p text:style-name="P388">Как и имена классов, имена модулей записываются в CapitalizedCamelCase, а не в lowercase_with_underscores.</text:p>
      <text:p text:style-name="P388">Не имеет смысла включать переменные в модули, поскольку переменные (по определению) изменяются (или изменяются). Однако предполагается, что константы всегда должны оставаться неизменными, поэтому включение полезных констант в модули - отличная идея.</text:p>
      <text:p text:style-name="P382"><text:span text:style-name="T83">Ruby не </text:span><text:span text:style-name="Emphasis"><text:span text:style-name="T83">заставляет</text:span></text:span><text:span text:style-name="T83"> вас сохранять одно и то же значение для константы после ее инициализации, но он предупредит вас, если вы попытаетесь ее изменить. Константы Ruby записываются в ALL_CAPS и разделяются подчеркиванием, если имеется более одного слова.</text:span></text:p>
      <text:p text:style-name="P151"><text:span text:style-name="T83">Примером константы Ruby является </text:span><text:span text:style-name="Source_20_Text"><text:span text:style-name="T119">PI</text:span></text:span><text:span text:style-name="T83">, которая находится в </text:span><text:span text:style-name="Source_20_Text"><text:span text:style-name="T119">Math</text:span></text:span><text:span text:style-name="T83">модуле и приблизительно равна 3,141592653589793. Мы создали свои собственные </text:span><text:span text:style-name="Source_20_Text"><text:span text:style-name="T119">PI</text:span></text:span><text:span text:style-name="T83">в предыдущем упражнении, но не волнуйтесь: поскольку они находятся в отдельных модулях, Ruby знает, что нужно хранить их отдельно.</text:span></text:p>
      <text:h text:style-name="P213" text:outline-level="3"><text:soft-page-break/>инструкции</text:h>
      <text:p text:style-name="P416"><text:span text:style-name="T84">Создайте свой собственный модуль, который называется </text:span><text:span text:style-name="Source_20_Text"><text:span text:style-name="T119">MyLibrary </text:span></text:span><text:span text:style-name="T84">в редакторе справа. Включите константу с именем </text:span><text:span text:style-name="Source_20_Text"><text:span text:style-name="T119">FAVE_BOOK </text:span></text:span><text:span text:style-name="T84">и установите ее равной строке с именем вашей любимой книги!</text:span></text:p>
      <text:p text:style-name="P431"><text:span text:style-name="T280">module</text:span> <text:span text:style-name="T340">MyLibrary</text:span></text:p>
      <text:p text:style-name="P62"><text:span text:style-name="T340">FAVE_BOOK</text:span> = <text:span text:style-name="T307">"Metro 2033"</text:span></text:p>
      <text:p text:style-name="P79">end</text:p>
      <text:p text:style-name="P437"/>
      <text:p text:style-name="P437"/>
      <text:p text:style-name="P433">Примите решение продолжать учиться</text:p>
      <text:p text:style-name="P123"><text:span text:style-name="T83">Одна из основных целей модулей - разделить методы и константы на именованные пространства. Это называется (достаточно удобно) </text:span><text:span text:style-name="Strong_20_Emphasis"><text:span text:style-name="T95">пространством имен</text:span></text:span><text:span text:style-name="T83"> , и именно так Ruby не путает </text:span><text:span text:style-name="Source_20_Text"><text:span text:style-name="T119">Math::PI </text:span></text:span><text:span text:style-name="T83">и </text:span><text:span text:style-name="Source_20_Text"><text:span text:style-name="T119">Circle::PI</text:span></text:span><text:span text:style-name="T83">.</text:span></text:p>
      <text:p text:style-name="P123"><text:span text:style-name="T83">Видите двойной двоеточие, которое мы только что использовали? Это называется </text:span><text:span text:style-name="Strong_20_Emphasis"><text:span text:style-name="T95">оператором разрешения области видимости</text:span></text:span><text:span text:style-name="T83"> , что является причудливым способом сказать, что он сообщает Ruby, </text:span><text:span text:style-name="Emphasis"><text:span text:style-name="T83">где</text:span></text:span><text:span text:style-name="T83"> вы ищете конкретный фрагмент кода. Если мы говорим </text:span><text:span text:style-name="Source_20_Text"><text:span text:style-name="T119">Math::PI</text:span></text:span><text:span text:style-name="T83">, Ruby знает, что нужно заглянуть внутрь </text:span><text:span text:style-name="Source_20_Text"><text:span text:style-name="T119">Math </text:span></text:span><text:span text:style-name="T83">модуля, чтобы получить его </text:span><text:span text:style-name="Source_20_Text"><text:span text:style-name="T119">PI</text:span></text:span><text:span text:style-name="T83">, а не какой-либо другой </text:span><text:span text:style-name="Source_20_Text"><text:span text:style-name="T119">PI</text:span></text:span><text:span text:style-name="T83">(например, тот, в котором мы создали </text:span><text:span text:style-name="Source_20_Text"><text:span text:style-name="T119">Circle</text:span></text:span><text:span text:style-name="T83">).</text:span></text:p>
      <text:p text:style-name="P123"><text:span text:style-name="T83">Давайте попрактиковаться в существующий модуль Ruby: </text:span><text:span text:style-name="Source_20_Text"><text:span text:style-name="T119">Math</text:span></text:span><text:span text:style-name="T83">.</text:span></text:p>
      <text:h text:style-name="P214" text:outline-level="3">инструкции</text:h>
      <text:p text:style-name="P123"><text:span text:style-name="T84">Используйте оператор разрешения области для </text:span><text:span text:style-name="Source_20_Text"><text:span text:style-name="T119">puts</text:span></text:span><text:span text:style-name="T84">значения </text:span><text:span text:style-name="Source_20_Text"><text:span text:style-name="T119">PI</text:span></text:span><text:span text:style-name="T84">от </text:span><text:span text:style-name="Source_20_Text"><text:span text:style-name="T119">Math </text:span></text:span><text:span text:style-name="T84">модуля до консоли.</text:span></text:p>
      <text:p text:style-name="P190"><text:span text:style-name="T155">puts</text:span><text:span text:style-name="T245"> </text:span><text:span text:style-name="T221">Math</text:span><text:span text:style-name="T245">::</text:span><text:span text:style-name="T221">PI</text:span></text:p>
      <text:p text:style-name="P124"><text:span text:style-name="T93">=&gt; </text:span><text:span text:style-name="T84">3.141592653589793</text:span></text:p>
      <text:p text:style-name="P133"/>
      <text:p text:style-name="P165">Несколько требований</text:p>
      <text:p text:style-name="P388">Идеально!</text:p>
      <text:p text:style-name="P151"><text:span text:style-name="T83">Некоторые модули вроде бы </text:span><text:span text:style-name="Source_20_Text"><text:span text:style-name="T119">Math </text:span></text:span><text:span text:style-name="T83">уже присутствуют в интерпретаторе. Однако необходимо явно указать другие, и мы можем сделать это с помощью </text:span><text:span text:style-name="Source_20_Text"><text:span text:style-name="T119">require</text:span></text:span><text:span text:style-name="T83">. Мы можем сделать это, просто набрав</text:span></text:p>
      <text:p text:style-name="P333"><text:span text:style-name="Source_20_Text"><text:span text:style-name="T187">require</text:span></text:span><text:span text:style-name="Source_20_Text"><text:span text:style-name="T177"> </text:span></text:span><text:span text:style-name="Source_20_Text"><text:span text:style-name="T201">'module'</text:span></text:span></text:p>
      <text:p text:style-name="P151"><text:span text:style-name="T83">Мы хотим использовать </text:span><text:span text:style-name="Source_20_Text"><text:span text:style-name="T119">Date </text:span></text:span><text:span text:style-name="T83">модуль Ruby для отображения сегодняшней даты, но мы еще не сделали </text:span><text:span text:style-name="Source_20_Text"><text:span text:style-name="T119">require </text:span></text:span><text:span text:style-name="T83">этого!</text:span></text:p>
      <text:h text:style-name="P213" text:outline-level="3">инструкции</text:h>
      <text:p text:style-name="P416"><text:span text:style-name="T84">Перейдите </text:span><text:span text:style-name="Source_20_Text"><text:span text:style-name="T119">require 'date' </text:span></text:span><text:span text:style-name="T84">в строку 1, чтобы код в строке 3 работал.</text:span></text:p>
      <text:p text:style-name="P54"><text:span text:style-name="T280">require</text:span> <text:span text:style-name="T307">'date'</text:span></text:p>
      <text:p text:style-name="P54"><text:span text:style-name="T263">puts</text:span> <text:span text:style-name="T340">Date</text:span>.<text:span text:style-name="T298">today</text:span></text:p>
      <text:p text:style-name="Text_20_body"/>
      <text:p text:style-name="P133"/>
      <text:p text:style-name="P133"/>
      <text:p text:style-name="P165"><text:soft-page-break/>Чувство включено</text:p>
      <text:p text:style-name="P151"><text:span text:style-name="T83">Однако мы можем сделать больше, чем просто </text:span><text:span text:style-name="Source_20_Text"><text:span text:style-name="T119">require </text:span></text:span><text:span text:style-name="T83">модуль. Мы тоже можем </text:span><text:span text:style-name="Source_20_Text"><text:span text:style-name="T119">include </text:span></text:span><text:span text:style-name="T83">это!</text:span></text:p>
      <text:p text:style-name="P151"><text:span text:style-name="T83">Любой класс, </text:span><text:span text:style-name="Source_20_Text"><text:span text:style-name="T119">include </text:span></text:span><text:span text:style-name="T83">имеющий определенный модуль, может использовать методы этого модуля!</text:span></text:p>
      <text:p text:style-name="P151"><text:span text:style-name="T83">Хорошим результатом этого является то, что вам больше не нужно добавлять в константы и методы имя модуля. Поскольку все было втянут, вы можете просто написать </text:span><text:span text:style-name="Source_20_Text"><text:span text:style-name="T119">PI </text:span></text:span><text:span text:style-name="T83">вместо </text:span><text:span text:style-name="Source_20_Text"><text:span text:style-name="T119">Math::PI</text:span></text:span><text:span text:style-name="T83">.</text:span></text:p>
      <text:h text:style-name="P213" text:outline-level="3">инструкции</text:h>
      <text:p text:style-name="P416"><text:span text:style-name="T84">В нашем случае мы хотим использовать, </text:span><text:span text:style-name="Source_20_Text"><text:span text:style-name="T119">Math::cos </text:span></text:span><text:span text:style-name="T84">но не хотим печатать </text:span><text:span text:style-name="Source_20_Text"><text:span text:style-name="T119">Math::</text:span></text:span><text:span text:style-name="T84">.</text:span></text:p>
      <text:p text:style-name="P416"><text:span text:style-name="T84">Пожалуйста, </text:span><text:span text:style-name="Source_20_Text"><text:span text:style-name="T119">include Math </text:span></text:span><text:span text:style-name="T84">в строке 2.</text:span></text:p>
      <text:p text:style-name="P133"/>
      <text:p text:style-name="P193"><text:span text:style-name="T190">class</text:span><text:span text:style-name="T249"> </text:span><text:span text:style-name="T223">Angle</text:span></text:p>
      <text:p text:style-name="P49"><text:span text:style-name="T263">include</text:span> <text:span text:style-name="T340">Math</text:span></text:p>
      <text:p text:style-name="P49"><text:span text:style-name="T263">attr_accessor</text:span> <text:span text:style-name="T333">:radians</text:span></text:p>
      <text:p text:style-name="P49"><text:span text:style-name="T280">def</text:span> <text:span text:style-name="T280">initialize</text:span>(<text:span text:style-name="T263">radians</text:span>)</text:p>
      <text:p text:style-name="P49"><text:span text:style-name="T263">@radians</text:span> = <text:span text:style-name="T263">radians</text:span></text:p>
      <text:p text:style-name="P76">end</text:p>
      <text:p text:style-name="P49"><text:span text:style-name="T280">def</text:span> <text:span text:style-name="T280">cosine</text:span></text:p>
      <text:p text:style-name="P49"><text:span text:style-name="T263">cos</text:span>(<text:span text:style-name="T263">@radians</text:span>) <text:s text:c="14"/><text:span text:style-name="T399">либо так в этой строке Math::cos(@radians)</text:span></text:p>
      <text:p text:style-name="P76">end</text:p>
      <text:p text:style-name="P76">end</text:p>
      <text:p text:style-name="P99"/>
      <text:p text:style-name="P49"><text:span text:style-name="T263">acute</text:span> = <text:span text:style-name="T340">Angle</text:span>.<text:span text:style-name="T298">new</text:span>(<text:span text:style-name="T263">1</text:span>)</text:p>
      <text:p text:style-name="P49"><text:span text:style-name="T263">acute</text:span>.<text:span text:style-name="T298">cosine</text:span></text:p>
      <text:p text:style-name="P136"/>
      <text:p text:style-name="P136"/>
      <text:p text:style-name="P198"><text:span text:style-name="T96">Союз</text:span><text:span text:style-name="T97"> модулей и классов</text:span></text:p>
      <text:p text:style-name="P388">То, что мы сделали в последнем упражнении, возможно, не показалось вам странным, но подумайте: мы смешали поведение класса и модуля!</text:p>
      <text:p text:style-name="P362"><text:span text:style-name="T83">Когда модуль используется для смешивания дополнительного поведения и информации в классе, он называется </text:span><text:span text:style-name="Strong_20_Emphasis"><text:span text:style-name="T95">миксином</text:span></text:span><text:span text:style-name="T83"> . Миксины позволяют нам настраивать класс без необходимости переписывать код!</text:span></text:p>
      <text:h text:style-name="P213" text:outline-level="3">инструкции</text:h>
      <text:p text:style-name="P151"><text:span text:style-name="T83">Посмотрите код в редакторе. Посмотрите , как мы определяем </text:span><text:span text:style-name="Source_20_Text"><text:span text:style-name="T119">jump </text:span></text:span><text:span text:style-name="T83">метод в </text:span><text:span text:style-name="Source_20_Text"><text:span text:style-name="T119">Action </text:span></text:span><text:span text:style-name="T83">модуле, а затем смешать его в </text:span><text:span text:style-name="Source_20_Text"><text:span text:style-name="T119">Rabbit </text:span></text:span><text:span text:style-name="T83">и </text:span><text:span text:style-name="Source_20_Text"><text:span text:style-name="T119">Cricket </text:span></text:span><text:span text:style-name="T83">классы? Нажмите «Выполнить», чтобы увидеть эффект!</text:span></text:p>
      <text:p text:style-name="P192"><text:span text:style-name="T189">module</text:span><text:span text:style-name="T248"> </text:span><text:span text:style-name="T222">Action</text:span></text:p>
      <text:p text:style-name="P49"><text:span text:style-name="T280">def</text:span> <text:span text:style-name="T280">jump</text:span></text:p>
      <text:p text:style-name="P49"><text:span text:style-name="T263">@distance</text:span> = <text:span text:style-name="T263">rand</text:span>(<text:span text:style-name="T263">4</text:span>) + <text:span text:style-name="T263">2 <text:s text:c="8"/></text:span><text:span text:style-name="T278">rand(класс рандом**)</text:span></text:p>
      <text:p text:style-name="P49"><text:span text:style-name="T263">puts</text:span> <text:span text:style-name="T307">"I jumped forward #{</text:span><text:span text:style-name="T263">@distance</text:span><text:span text:style-name="T307">} feet!"</text:span></text:p>
      <text:p text:style-name="P76">end</text:p>
      <text:p text:style-name="P76">end</text:p>
      <text:p text:style-name="P99"/>
      <text:p text:style-name="P49"><text:span text:style-name="T280">class</text:span> <text:span text:style-name="T340">Rabbit</text:span></text:p>
      <text:p text:style-name="P49"><text:span text:style-name="T263">include</text:span> <text:span text:style-name="T340">Action</text:span></text:p>
      <text:p text:style-name="P49"><text:span text:style-name="T263">attr_reader</text:span> <text:span text:style-name="T333">:name</text:span></text:p>
      <text:p text:style-name="P49"><text:span text:style-name="T280">def</text:span> <text:span text:style-name="T280">initialize</text:span>(<text:span text:style-name="T263">name</text:span>)</text:p>
      <text:p text:style-name="P49"><text:soft-page-break/><text:span text:style-name="T263">@name</text:span> = <text:span text:style-name="T263">name</text:span></text:p>
      <text:p text:style-name="P76">end</text:p>
      <text:p text:style-name="P76">end</text:p>
      <text:p text:style-name="P99"/>
      <text:p text:style-name="P49"><text:span text:style-name="T280">class</text:span> <text:span text:style-name="T340">Cricket</text:span></text:p>
      <text:p text:style-name="P49"><text:span text:style-name="T263">include</text:span> <text:span text:style-name="T340">Action</text:span></text:p>
      <text:p text:style-name="P49"><text:span text:style-name="T263">attr_reader</text:span> <text:span text:style-name="T333">:name</text:span></text:p>
      <text:p text:style-name="P49"><text:span text:style-name="T280">def</text:span> <text:span text:style-name="T280">initialize</text:span>(<text:span text:style-name="T263">name</text:span>)</text:p>
      <text:p text:style-name="P49"><text:span text:style-name="T263">@name</text:span> = <text:span text:style-name="T263">name</text:span></text:p>
      <text:p text:style-name="P76">end</text:p>
      <text:p text:style-name="P76">end</text:p>
      <text:p text:style-name="P99"/>
      <text:p text:style-name="P49"><text:span text:style-name="T263">peter</text:span> = <text:span text:style-name="T340">Rabbit</text:span>.<text:span text:style-name="T298">new</text:span>(<text:span text:style-name="T307">"Peter"</text:span>)</text:p>
      <text:p text:style-name="P49"><text:span text:style-name="T263">jiminy</text:span> = <text:span text:style-name="T340">Cricket</text:span>.<text:span text:style-name="T298">new</text:span>(<text:span text:style-name="T307">"Jiminy"</text:span>)</text:p>
      <text:p text:style-name="P99"/>
      <text:p text:style-name="P49"><text:span text:style-name="T263">peter</text:span>.<text:span text:style-name="T298">jump</text:span></text:p>
      <text:p text:style-name="P49"><text:span text:style-name="T263">jiminy</text:span>.<text:span text:style-name="T298">jump</text:span></text:p>
      <text:p text:style-name="P135"/>
      <text:p text:style-name="P158"><text:span text:style-name="T98">**</text:span><text:span text:style-name="T139">Ruby поставляется с генератором случайных чисел. Метод, возвращающий случайно выбранное число, называется rand. Если вы вызовете rand как есть (без аргументов), вы получите дробное число, большее или равное 0.0 и меньшее 1.0. Если вы дадите методу rand целое (например, 5), он вернёт вам целое число, большее или равное 0 и меньшее, чем 5 (то есть одно из пяти возможных чисел, от 0 до 4).</text:span></text:p>
      <text:p text:style-name="P437"/>
      <text:p text:style-name="P437"/>
      <text:p text:style-name="P433">Имитация множественного наследования</text:p>
      <text:p text:style-name="P343">Теперь вы понимаете, почему мы сказали, что миксины могут дать нам возможность имитировать наследование от более чем одного класса: смешивая признаки из различных модулей по мере необходимости, мы можем добавлять любую комбинацию поведений к нашим классам, которые нам нравятся!</text:p>
      <text:h text:style-name="P213" text:outline-level="3">инструкции</text:h>
      <text:p text:style-name="P416"><text:span text:style-name="T84">Создание модуля </text:span><text:span text:style-name="Source_20_Text"><text:span text:style-name="T119">MartialArts</text:span></text:span><text:span text:style-name="T84">.</text:span></text:p>
      <text:p text:style-name="P416"><text:span text:style-name="T84">Внутри определите метод, </text:span><text:span text:style-name="Source_20_Text"><text:span text:style-name="T119">swordsman </text:span></text:span><text:span text:style-name="T84">который просто</text:span><text:span text:style-name="Source_20_Text"><text:span text:style-name="T119">puts "I'm a swordsman."</text:span></text:span></text:p>
      <text:p text:style-name="P416"><text:span text:style-name="T84">На первой линии внутренней </text:span><text:span text:style-name="Source_20_Text"><text:span text:style-name="T119">Ninja </text:span></text:span><text:span text:style-name="T84">и первой линии изнутри </text:span><text:span text:style-name="Source_20_Text"><text:span text:style-name="T119">Samurai</text:span></text:span><text:span text:style-name="T84">, </text:span><text:span text:style-name="Source_20_Text"><text:span text:style-name="T119">include MartialArts </text:span></text:span><text:span text:style-name="T84">чтобы смешать это в обоих </text:span><text:span text:style-name="Source_20_Text"><text:span text:style-name="T119">Ninja </text:span></text:span><text:span text:style-name="T84">и </text:span><text:span text:style-name="Source_20_Text"><text:span text:style-name="T119">Samurai </text:span></text:span><text:span text:style-name="T84">классов, тем самым давая им </text:span><text:span text:style-name="Source_20_Text"><text:span text:style-name="T119">swordsman </text:span></text:span><text:span text:style-name="T84">метод.</text:span></text:p>
      <text:p text:style-name="P421"/>
      <text:p text:style-name="P49"><text:span text:style-name="T280">module</text:span> <text:span text:style-name="T340">MartialArts</text:span></text:p>
      <text:p text:style-name="P49"><text:span text:style-name="T280">def</text:span> <text:span text:style-name="T280">swordsman</text:span></text:p>
      <text:p text:style-name="P49"><text:span text:style-name="T263">puts</text:span> <text:span text:style-name="T307">"I'm a swordsman"</text:span></text:p>
      <text:p text:style-name="P76">end</text:p>
      <text:p text:style-name="P76">end</text:p>
      <text:p text:style-name="P443"/>
      <text:p text:style-name="P49"><text:span text:style-name="T280">class</text:span> <text:span text:style-name="T340">Ninja</text:span></text:p>
      <text:p text:style-name="P49"><text:span text:style-name="T263">include</text:span> <text:span text:style-name="T340">MartialArts</text:span></text:p>
      <text:p text:style-name="P49"><text:span text:style-name="T280">def</text:span> <text:span text:style-name="T280">initialize</text:span>(<text:span text:style-name="T263">clan</text:span>)</text:p>
      <text:p text:style-name="P49"><text:span text:style-name="T263">@clan</text:span> = <text:span text:style-name="T263">clan</text:span></text:p>
      <text:p text:style-name="P76"><text:soft-page-break/>end</text:p>
      <text:p text:style-name="P76">end</text:p>
      <text:p text:style-name="P99"/>
      <text:p text:style-name="P49"><text:span text:style-name="T280">class</text:span> <text:span text:style-name="T340">Samurai</text:span></text:p>
      <text:p text:style-name="P49"><text:span text:style-name="T263">include</text:span> <text:span text:style-name="T340">MartialArts</text:span></text:p>
      <text:p text:style-name="P49"><text:span text:style-name="T280">def</text:span> <text:span text:style-name="T280">initialize</text:span>(<text:span text:style-name="T263">shogun</text:span>)</text:p>
      <text:p text:style-name="P49"><text:span text:style-name="T263">@shogun</text:span> = <text:span text:style-name="T263">shogun</text:span></text:p>
      <text:p text:style-name="P76">end</text:p>
      <text:p text:style-name="P76">end</text:p>
      <text:p text:style-name="P131"/>
      <text:p text:style-name="P433">Расширьте свои знания</text:p>
      <text:p text:style-name="P151"><text:span text:style-name="T83">В то время как </text:span><text:span text:style-name="Source_20_Text"><text:span text:style-name="T121">include </text:span></text:span><text:span text:style-name="T94">с</text:span><text:span text:style-name="T83">мешивает методы модуля на уровне экземпляра (позволяя экземплярам определенного класса использовать методы)</text:span><text:span text:style-name="T94">, </text:span><text:span text:style-name="Source_20_Text"><text:span text:style-name="T121">extend </text:span></text:span><text:span text:style-name="T94">кл</text:span><text:span text:style-name="T83">ючевое слово смешивает методы модуля на уровне </text:span><text:span text:style-name="Emphasis"><text:span text:style-name="T83">класса</text:span></text:span><text:span text:style-name="T83"> . Это означает, что </text:span><text:span text:style-name="Emphasis"><text:span text:style-name="T83">сам класс</text:span></text:span><text:span text:style-name="T83"> может использовать методы, а не </text:span><text:span text:style-name="Emphasis"><text:span text:style-name="T83">экземпляры</text:span></text:span><text:span text:style-name="T83"> класса.</text:span></text:p>
      <text:h text:style-name="P213" text:outline-level="3">инструкции</text:h>
      <text:p text:style-name="P151"><text:span text:style-name="T83">Посмотрите код в редакторе. Мы </text:span><text:span text:style-name="Source_20_Text"><text:span text:style-name="T119">extend </text:span></text:span><text:span text:style-name="T83">эды </text:span><text:span text:style-name="Source_20_Text"><text:span text:style-name="T119">TheHereAnd </text:span></text:span><text:span text:style-name="T83">с </text:span><text:span text:style-name="Source_20_Text"><text:span text:style-name="T119">ThePresent</text:span></text:span><text:span text:style-name="T83">, что позволяет использовать </text:span><text:span text:style-name="Source_20_Text"><text:span text:style-name="T119">now </text:span></text:span><text:span text:style-name="T83">метод. Нажмите «Выполнить», чтобы увидеть эффект!</text:span></text:p>
      <text:p text:style-name="P192"><text:span text:style-name="T189">module</text:span><text:span text:style-name="T248"> </text:span><text:span text:style-name="T222">ThePresent</text:span></text:p>
      <text:p text:style-name="P49"><text:span text:style-name="T280">def</text:span> <text:span text:style-name="T280">now</text:span></text:p>
      <text:p text:style-name="P49"><text:span text:style-name="T263">puts</text:span> <text:span text:style-name="T307">"It's #{</text:span><text:span text:style-name="T340">Time</text:span>.<text:span text:style-name="T298">new</text:span>.<text:span text:style-name="T298">hour</text:span> &gt; <text:span text:style-name="T263">12</text:span> ? <text:span text:style-name="T340">Time</text:span>.<text:span text:style-name="T298">new</text:span>.<text:span text:style-name="T298">hour</text:span> - <text:span text:style-name="T263">12</text:span> : <text:span text:style-name="T340">Time</text:span>.<text:span text:style-name="T298">new</text:span>.<text:span text:style-name="T298">hour</text:span><text:span text:style-name="T307">}:#{</text:span><text:span text:style-name="T340">Time</text:span>.<text:span text:style-name="T298">new</text:span>.<text:span text:style-name="T298">min</text:span><text:span text:style-name="T307">} #{</text:span><text:span text:style-name="T340">Time</text:span>.<text:span text:style-name="T298">new</text:span>.<text:span text:style-name="T298">hour</text:span> &gt; <text:span text:style-name="T263">12</text:span> ? <text:span text:style-name="T307">'PM'</text:span> : <text:span text:style-name="T307">'AM'} (GMT)."</text:span></text:p>
      <text:p text:style-name="P76">end</text:p>
      <text:p text:style-name="P76">end</text:p>
      <text:p text:style-name="P99"/>
      <text:p text:style-name="P49"><text:span text:style-name="T280">class</text:span> <text:span text:style-name="T340">TheHereAnd</text:span></text:p>
      <text:p text:style-name="P49"><text:span text:style-name="T263">extend</text:span> <text:span text:style-name="T340">ThePresent</text:span></text:p>
      <text:p text:style-name="P76">end</text:p>
      <text:p text:style-name="P99"/>
      <text:p text:style-name="P49"><text:span text:style-name="T340">TheHereAnd</text:span>.<text:span text:style-name="T298">now</text:span></text:p>
      <text:p text:style-name="P138"/>
      <text:p text:style-name="P441"><text:span text:style-name="T400">=&gt; </text:span>It's 7:10 PM (GMT).</text:p>
      <text:p text:style-name="P440"/>
      <text:p text:style-name="P446">Вопрос общественного знания</text:p>
      <text:p text:style-name="P151"><text:span text:style-name="T83">Все в порядке! Давайте немного попрактикуемся с </text:span><text:span text:style-name="Source_20_Text"><text:span text:style-name="T119">public </text:span></text:span><text:span text:style-name="T83">методами.</text:span></text:p>
      <text:h text:style-name="P213" text:outline-level="3">инструкции</text:h>
      <text:p text:style-name="P416"><text:span text:style-name="T84">Мы создали </text:span><text:span text:style-name="Source_20_Text"><text:span text:style-name="T119">Application</text:span></text:span><text:span text:style-name="T84">класс в редакторе. Добавьте </text:span><text:span text:style-name="Source_20_Text"><text:span text:style-name="T119">public </text:span></text:span><text:span text:style-name="T84">метод , называемый </text:span><text:span text:style-name="Source_20_Text"><text:span text:style-name="T119">print_status </text:span></text:span><text:span text:style-name="T84">в </text:span><text:span text:style-name="Source_20_Text"><text:span text:style-name="T119">Application </text:span></text:span><text:span text:style-name="T84">том , что </text:span><text:span text:style-name="Source_20_Text"><text:span text:style-name="T119">puts</text:span></text:span><text:span text:style-name="T84"> </text:span><text:span text:style-name="Source_20_Text"><text:span text:style-name="T119">"All systems go!"</text:span></text:span><text:span text:style-name="T84">. Не забудьте использовать </text:span><text:span text:style-name="Source_20_Text"><text:span text:style-name="T119">public </text:span></text:span><text:span text:style-name="T84">ключевое слово!</text:span></text:p>
      <text:p text:style-name="P192"><text:span text:style-name="T190">class</text:span><text:span text:style-name="T249"> </text:span><text:span text:style-name="T223">Application</text:span></text:p>
      <text:p text:style-name="P49"><text:span text:style-name="T263">attr_accessor</text:span> <text:span text:style-name="T333">:status</text:span></text:p>
      <text:p text:style-name="P49"><text:span text:style-name="T280">def</text:span> <text:span text:style-name="T280">initialize</text:span>; <text:span text:style-name="T280">end</text:span></text:p>
      <text:p text:style-name="P86"># Add your method here!</text:p>
      <text:p text:style-name="P76">public</text:p>
      <text:p text:style-name="P49"><text:span text:style-name="T280">def</text:span> <text:span text:style-name="T280">print_status</text:span></text:p>
      <text:p text:style-name="P49"><text:span text:style-name="T263">puts</text:span> <text:span text:style-name="T307">"All systems go!"</text:span></text:p>
      <text:p text:style-name="P76">end</text:p>
      <text:p text:style-name="P76">end</text:p>
      <text:p text:style-name="P10"><text:soft-page-break/>Частные дела</text:p>
      <text:p text:style-name="P343">Хороший! Теперь попробуем частный метод.</text:p>
      <text:h text:style-name="P213" text:outline-level="3">инструкции</text:h>
      <text:p text:style-name="P151"><text:span text:style-name="T84">Под вашим общедоступным методом добавьте </text:span><text:span text:style-name="Source_20_Text"><text:span text:style-name="T119">private </text:span></text:span><text:span text:style-name="T84">метод, </text:span><text:span text:style-name="Source_20_Text"><text:span text:style-name="T119">password </text:span></text:span><text:span text:style-name="T84">который возвращает суперсекретный пароль </text:span><text:span text:style-name="Source_20_Text"><text:span text:style-name="T119">12345</text:span></text:span><text:span text:style-name="T84">.</text:span></text:p>
      <text:p text:style-name="P49"><text:span text:style-name="T280">class</text:span> <text:span text:style-name="T340">Application</text:span></text:p>
      <text:p text:style-name="P49"><text:span text:style-name="T263">attr_accessor</text:span> <text:span text:style-name="T333">:status</text:span></text:p>
      <text:p text:style-name="P49"><text:span text:style-name="T280">def</text:span> <text:span text:style-name="T280">initialize</text:span>; <text:span text:style-name="T280">end</text:span></text:p>
      <text:p text:style-name="P76">public</text:p>
      <text:p text:style-name="P49"><text:span text:style-name="T280">def</text:span> <text:span text:style-name="T280">print_status</text:span></text:p>
      <text:p text:style-name="P49"><text:span text:style-name="T263">puts</text:span> <text:span text:style-name="T307">"All systems go!"</text:span></text:p>
      <text:p text:style-name="P76">end</text:p>
      <text:p text:style-name="P86"># Add your method here!</text:p>
      <text:p text:style-name="P76">private</text:p>
      <text:p text:style-name="P49"><text:span text:style-name="T280">def</text:span> <text:span text:style-name="T280">password</text:span></text:p>
      <text:p text:style-name="P49"><text:span text:style-name="T263">return</text:span> <text:span text:style-name="T263">12345</text:span></text:p>
      <text:p text:style-name="P76">end</text:p>
      <text:p text:style-name="P99"/>
      <text:p text:style-name="P76">end</text:p>
      <text:p text:style-name="P76"/>
      <text:p text:style-name="P131"/>
      <text:p text:style-name="P433">Модуль Magic</text:p>
      <text:p text:style-name="P343">Супер. Переходим к модулям!</text:p>
      <text:h text:style-name="P213" text:outline-level="3">инструкции</text:h>
      <text:p text:style-name="P151"><text:span text:style-name="T84">Создайте свой собственный модуль, который называется </text:span><text:span text:style-name="Source_20_Text"><text:span text:style-name="T119">Languages </text:span></text:span><text:span text:style-name="T84">в редакторе справа. Включите вызываемую константу </text:span><text:span text:style-name="Source_20_Text"><text:span text:style-name="T119">FAVE </text:span></text:span><text:span text:style-name="T84">и установите ее равной строке с именем вашего любимого языка программирования!</text:span></text:p>
      <text:p text:style-name="P188"><text:span text:style-name="T188">module</text:span><text:span text:style-name="T245"> </text:span><text:span text:style-name="T221">Languages</text:span></text:p>
      <text:p text:style-name="P44"><text:span text:style-name="T340">FAVE</text:span> = <text:span text:style-name="T307">"Ruby"</text:span></text:p>
      <text:p text:style-name="P72">end</text:p>
      <text:p text:style-name="P131"/>
      <text:p text:style-name="P440"/>
      <text:p text:style-name="P433">Миксин для победы</text:p>
      <text:p text:style-name="P343">Почти готово! Наш обзор был бы неполным без небольшой магии миксинов.</text:p>
      <text:h text:style-name="P213" text:outline-level="3">инструкции</text:h>
      <text:p text:style-name="P151"><text:span text:style-name="T84">Наконец, давайте </text:span><text:span text:style-name="Source_20_Text"><text:span text:style-name="T119">include </text:span></text:span><text:span text:style-name="T84">наш </text:span><text:span text:style-name="Source_20_Text"><text:span text:style-name="T119">Languages </text:span></text:span><text:span text:style-name="T84">модуль в </text:span><text:span text:style-name="Source_20_Text"><text:span text:style-name="T119">Master </text:span></text:span><text:span text:style-name="T84">классе (в строке 6), чтобы наш любимый язык был напечатан на консоли.</text:span></text:p>
      <text:p text:style-name="P432"><text:span text:style-name="T280">module</text:span> <text:span text:style-name="T340">Languages</text:span></text:p>
      <text:p text:style-name="P49"><text:span text:style-name="T340">FAVE</text:span> = <text:span text:style-name="T307">"Ruby"</text:span> <text:span text:style-name="T352"># This is what you typed before, right? :D</text:span></text:p>
      <text:p text:style-name="P76">end</text:p>
      <text:p text:style-name="P99"/>
      <text:p text:style-name="P49"><text:span text:style-name="T280">class</text:span> <text:span text:style-name="T340">Master</text:span></text:p>
      <text:p text:style-name="P49"><text:span text:style-name="T263">include</text:span> <text:span text:style-name="T340">Languages</text:span></text:p>
      <text:p text:style-name="P49"><text:span text:style-name="T280">def</text:span> <text:span text:style-name="T280">initialize</text:span>; <text:span text:style-name="T280">end</text:span></text:p>
      <text:p text:style-name="P49"><text:span text:style-name="T280">def</text:span> <text:span text:style-name="T280">victory</text:span></text:p>
      <text:p text:style-name="P49"><text:span text:style-name="T263">puts</text:span> <text:span text:style-name="T340">FAVE</text:span></text:p>
      <text:p text:style-name="P76"><text:soft-page-break/>end</text:p>
      <text:p text:style-name="P76">end</text:p>
      <text:p text:style-name="P99"/>
      <text:p text:style-name="P49"><text:span text:style-name="T263">total</text:span> = <text:span text:style-name="T340">Master</text:span>.<text:span text:style-name="T298">new</text:span></text:p>
      <text:p text:style-name="P49"><text:span text:style-name="T263">total</text:span>.<text:span text:style-name="T298">victory</text:span></text:p>
      <text:p text:style-name="P440"/>
      <text:p text:style-name="P440"/>
      <text:p text:style-name="P434">СТАВКА НА РУБИН</text:p>
      <text:p text:style-name="P444">Что вы будете строить</text:p>
      <text:p text:style-name="P151"><text:span text:style-name="T83">Все в порядке! Теперь, когда вы знаете, как контролировать уровень конфиденциальности в классе Ruby, мы можем использовать это в наших интересах при создании объектов. В этом случае мы создадим </text:span><text:span text:style-name="Source_20_Text"><text:span text:style-name="T119">Account </text:span></text:span><text:span text:style-name="T83">объект с общедоступными методами для отображения балансов и перевода средств, но который полагается на частные методы, чтобы убедиться, что ПИН-код пользователя (личный идентификационный номер) верен, прежде чем утверждать транзакции.</text:span></text:p>
      <text:p text:style-name="P362"><text:span text:style-name="Strong_20_Emphasis"><text:span text:style-name="T95">Примечание</text:span></text:span><text:span text:style-name="T83"> . Мы просто используем банковское дело в качестве примера, потому что это хорошая аналогия из реального мира. Это не для реального банковского дела, поэтому не используйте реальную банковскую информацию!</text:span></text:p>
      <text:h text:style-name="P213" text:outline-level="3">инструкции</text:h>
      <text:p text:style-name="P135">Посмотрите код в редакторе. Посмотрите, как у нас есть общедоступные методы для взаимодействия с пользователем и частные методы для проверки ПИН-кода? Запустите код, чтобы увидеть, как он работает!</text:p>
      <text:p text:style-name="P432"><text:span text:style-name="T280">class</text:span> <text:span text:style-name="T340">Account</text:span></text:p>
      <text:p text:style-name="P49"><text:span text:style-name="T263">attr_reader</text:span> <text:span text:style-name="T333">:name</text:span>, <text:span text:style-name="T333">:balance</text:span></text:p>
      <text:p text:style-name="P49"><text:span text:style-name="T280">def</text:span> <text:span text:style-name="T280">initialize</text:span>(<text:span text:style-name="T263">name</text:span>, <text:span text:style-name="T263">balance=100</text:span>)</text:p>
      <text:p text:style-name="P49"><text:span text:style-name="T263">@name</text:span> = <text:span text:style-name="T263">name</text:span></text:p>
      <text:p text:style-name="P49"><text:span text:style-name="T263">@balance</text:span> = <text:span text:style-name="T263">balance</text:span></text:p>
      <text:p text:style-name="P76">end</text:p>
      <text:p text:style-name="P49"><text:span text:style-name="T280">def</text:span> <text:span text:style-name="T280">display_balance</text:span>(<text:span text:style-name="T263">pin_number</text:span>)</text:p>
      <text:p text:style-name="P49"><text:span text:style-name="T263">puts</text:span> <text:span text:style-name="T263">pin_number</text:span> == <text:span text:style-name="T263">pin</text:span> ? <text:span text:style-name="T307">"Balance: $#{</text:span><text:span text:style-name="T263">@balance</text:span><text:span text:style-name="T307">}."</text:span> : <text:span text:style-name="T263">pin_error</text:span></text:p>
      <text:p text:style-name="P76">end</text:p>
      <text:p text:style-name="P49"><text:span text:style-name="T280">def</text:span> <text:span text:style-name="T280">withdraw</text:span>(<text:span text:style-name="T263">pin_number</text:span>, <text:span text:style-name="T263">amount</text:span>)</text:p>
      <text:p text:style-name="P49"><text:span text:style-name="T280">if</text:span> <text:span text:style-name="T263">pin_number</text:span> == <text:span text:style-name="T263">pin</text:span></text:p>
      <text:p text:style-name="P49"><text:span text:style-name="T263">@balance</text:span> -= <text:span text:style-name="T263">amount</text:span></text:p>
      <text:p text:style-name="P49"><text:span text:style-name="T263">puts</text:span> <text:span text:style-name="T307">"Withdrew #{</text:span><text:span text:style-name="T263">amount</text:span><text:span text:style-name="T307">}. New balance: $#{</text:span><text:span text:style-name="T263">@balance</text:span><text:span text:style-name="T307">}."</text:span></text:p>
      <text:p text:style-name="P76">else</text:p>
      <text:p text:style-name="P49"><text:span text:style-name="T263">puts</text:span> <text:span text:style-name="T263">pin_error</text:span></text:p>
      <text:p text:style-name="P76">end</text:p>
      <text:p text:style-name="P76">end</text:p>
      <text:p text:style-name="P76">private</text:p>
      <text:p text:style-name="P49"><text:span text:style-name="T280">def</text:span> <text:span text:style-name="T280">pin</text:span></text:p>
      <text:p text:style-name="P49"><text:span text:style-name="T263">@pin</text:span> = <text:span text:style-name="T263">1234</text:span></text:p>
      <text:p text:style-name="P76">end</text:p>
      <text:p text:style-name="P49"><text:span text:style-name="T280">def</text:span> <text:span text:style-name="T280">pin_error</text:span></text:p>
      <text:p text:style-name="P114">"Access denied: incorrect PIN."</text:p>
      <text:p text:style-name="P76">end</text:p>
      <text:p text:style-name="P76">end</text:p>
      <text:p text:style-name="P99"><text:soft-page-break/></text:p>
      <text:p text:style-name="P49"><text:span text:style-name="T263">my_account</text:span> = <text:span text:style-name="T340">Account</text:span>.<text:span text:style-name="T298">new</text:span>(<text:span text:style-name="T307">"Eric"</text:span>, <text:span text:style-name="T263">1_000_000</text:span>)</text:p>
      <text:p text:style-name="P49"><text:span text:style-name="T263">my_account</text:span>.<text:span text:style-name="T298">withdraw</text:span>(<text:span text:style-name="T263">11</text:span>, <text:span text:style-name="T263">500_000</text:span>)</text:p>
      <text:p text:style-name="P49"><text:span text:style-name="T263">my_account</text:span>.<text:span text:style-name="T298">display_balance</text:span>(<text:span text:style-name="T263">1234</text:span>)</text:p>
      <text:p text:style-name="P49"><text:span text:style-name="T263">my_account</text:span>.<text:span text:style-name="T298">withdraw</text:span>(<text:span text:style-name="T263">1234</text:span>, <text:span text:style-name="T263">500_000</text:span>)</text:p>
      <text:p text:style-name="P49"><text:span text:style-name="T263">my_account</text:span>.<text:span text:style-name="T298">display_balance</text:span>(<text:span text:style-name="T263">1234</text:span>)</text:p>
      <text:p text:style-name="P440"/>
      <text:p text:style-name="P440"/>
      <text:p text:style-name="P433">Создание класса учетной записи</text:p>
      <text:p text:style-name="P151"><text:span text:style-name="T83">Начнем с создания нашего </text:span><text:span text:style-name="Source_20_Text"><text:span text:style-name="T119">Account </text:span></text:span><text:span text:style-name="T83">класса. Однако сначала вы, вероятно, заметили эту причудливость в последнем упражнении:</text:span></text:p>
      <text:p text:style-name="P333"><text:span text:style-name="Source_20_Text"><text:span text:style-name="T178">    </text:span></text:span><text:span text:style-name="Source_20_Text"><text:span text:style-name="T187">def</text:span></text:span><text:span text:style-name="Source_20_Text"><text:span text:style-name="T177"> </text:span></text:span><text:span text:style-name="Source_20_Text"><text:span text:style-name="T187">initialize</text:span></text:span><text:span text:style-name="Source_20_Text"><text:span text:style-name="T177">(</text:span></text:span><text:span text:style-name="Source_20_Text"><text:span text:style-name="T154">name</text:span></text:span><text:span text:style-name="Source_20_Text"><text:span text:style-name="T177">, </text:span></text:span><text:span text:style-name="Source_20_Text"><text:span text:style-name="T154">balance=100</text:span></text:span><text:span text:style-name="Source_20_Text"><text:span text:style-name="T177">)</text:span></text:span></text:p>
      <text:p text:style-name="P333"><text:span text:style-name="Source_20_Text"><text:span text:style-name="T178">      </text:span></text:span><text:span text:style-name="Source_20_Text"><text:span text:style-name="T154">@name</text:span></text:span><text:span text:style-name="Source_20_Text"><text:span text:style-name="T177"> = </text:span></text:span><text:span text:style-name="Source_20_Text"><text:span text:style-name="T154">name</text:span></text:span></text:p>
      <text:p text:style-name="P333"><text:span text:style-name="Source_20_Text"><text:span text:style-name="T178">      </text:span></text:span><text:span text:style-name="Source_20_Text"><text:span text:style-name="T154">@balance</text:span></text:span><text:span text:style-name="Source_20_Text"><text:span text:style-name="T177"> = </text:span></text:span><text:span text:style-name="Source_20_Text"><text:span text:style-name="T154">balance</text:span></text:span></text:p>
      <text:p text:style-name="P151"><text:span text:style-name="T83">Что это </text:span><text:span text:style-name="Source_20_Text"><text:span text:style-name="T119">balance=100 </text:span></text:span><text:span text:style-name="T83">делает? Это означает </text:span><text:span text:style-name="Strong_20_Emphasis"><text:span text:style-name="T95">необязательный параметр</text:span></text:span><text:span text:style-name="T83"> . Ruby говорит, что вы можете передать один </text:span><text:span text:style-name="Emphasis"><text:span text:style-name="T83">или два</text:span></text:span><text:span text:style-name="T83"> аргумента </text:span><text:span text:style-name="Source_20_Text"><text:span text:style-name="T119">initialize</text:span></text:span><text:span text:style-name="T83">; если вы передадите два, он использует ваш </text:span><text:span text:style-name="Source_20_Text"><text:span text:style-name="T119">balance </text:span></text:span><text:span text:style-name="T83">аргумент для установки </text:span><text:span text:style-name="Source_20_Text"><text:span text:style-name="T119">@balance</text:span></text:span><text:span text:style-name="T83">; если вы передадите только a </text:span><text:span text:style-name="Source_20_Text"><text:span text:style-name="T119">name</text:span></text:span><text:span text:style-name="T83">, </text:span><text:span text:style-name="Source_20_Text"><text:span text:style-name="T119">balance </text:span></text:span><text:span text:style-name="T83">получит значение по умолчанию </text:span><text:span text:style-name="Source_20_Text"><text:span text:style-name="T119">100</text:span></text:span><text:span text:style-name="T83">, и это то, что будет сохранено в </text:span><text:span text:style-name="Source_20_Text"><text:span text:style-name="T119">@balance</text:span></text:span><text:span text:style-name="T83">.</text:span></text:p>
      <text:p text:style-name="P151"><text:span text:style-name="T83">Вы, наверное, также заметили, что мы использовали символы подчеркивания в нашем </text:span><text:span text:style-name="Source_20_Text"><text:span text:style-name="T119">1_000_000</text:span></text:span><text:span text:style-name="T83">(один миллион). Ruby позволяет это и упрощает чтение больших чисел! Круто, нет?</text:span></text:p>
      <text:h text:style-name="P213" text:outline-level="3">инструкции</text:h>
      <text:p text:style-name="P416"><text:span text:style-name="T84">Создайте </text:span><text:span text:style-name="Source_20_Text"><text:span text:style-name="T119">Account </text:span></text:span><text:span text:style-name="T84">класс в редакторе. Эти </text:span><text:span text:style-name="Source_20_Text"><text:span text:style-name="T119">:name </text:span></text:span><text:span text:style-name="T84">и </text:span><text:span text:style-name="Source_20_Text"><text:span text:style-name="T119">:balance </text:span></text:span><text:span text:style-name="T84">атрибуты должны быть доступны для чтения (но не записываемый!). Метод класса </text:span><text:span text:style-name="Source_20_Text"><text:span text:style-name="T119">initialize </text:span></text:span><text:span text:style-name="T84">должен принимать два параметра </text:span><text:span text:style-name="Source_20_Text"><text:span text:style-name="T119">name </text:span></text:span><text:span text:style-name="T84">и </text:span><text:span text:style-name="Source_20_Text"><text:span text:style-name="T119">balance</text:span></text:span><text:span text:style-name="T84">, а </text:span><text:span text:style-name="Source_20_Text"><text:span text:style-name="T119">balance </text:span></text:span><text:span text:style-name="T84">параметр по умолчанию должен иметь значение </text:span><text:span text:style-name="Source_20_Text"><text:span text:style-name="T119">100</text:span></text:span><text:span text:style-name="T84">.</text:span></text:p>
      <text:p text:style-name="P416"><text:span text:style-name="T84">Наконец, продолжайте и сохраните свои параметры в переменных экземпляра </text:span><text:span text:style-name="Source_20_Text"><text:span text:style-name="T119">@name </text:span></text:span><text:span text:style-name="T84">и </text:span><text:span text:style-name="Source_20_Text"><text:span text:style-name="T119">@balance</text:span></text:span><text:span text:style-name="T84">, соответственно.</text:span></text:p>
      <text:p text:style-name="P188"><text:span text:style-name="T188">class</text:span><text:span text:style-name="T245"> </text:span><text:span text:style-name="T221">Account</text:span></text:p>
      <text:p text:style-name="P315"><text:span text:style-name="T263">attr_reader</text:span> <text:span text:style-name="T333">:name</text:span>, <text:span text:style-name="T333">:balance</text:span></text:p>
      <text:p text:style-name="P315"><text:span text:style-name="T280">def</text:span> <text:span text:style-name="T280">initialize</text:span>(<text:span text:style-name="T263">name</text:span>, <text:span text:style-name="T263">balance=100</text:span>)</text:p>
      <text:p text:style-name="P315"><text:span text:style-name="T263">@name</text:span> = <text:span text:style-name="T263">name</text:span></text:p>
      <text:p text:style-name="P315"><text:span text:style-name="T263">@balance</text:span> = <text:span text:style-name="T263">balance</text:span></text:p>
      <text:p text:style-name="P327">end</text:p>
      <text:p text:style-name="P186">end</text:p>
      <text:p text:style-name="P186"/>
      <text:p text:style-name="P186"/>
      <text:p text:style-name="P174">Частные дела</text:p>
      <text:p text:style-name="P343">Давайте продолжим и создадим наши частные методы. (Имеет смысл создать их в первую очередь, поскольку наши общедоступные методы будут полагаться на них.)</text:p>
      <text:h text:style-name="P213" text:outline-level="3">инструкции</text:h>
      <text:p text:style-name="P416"><text:span text:style-name="T84">Добавьте </text:span><text:span text:style-name="Source_20_Text"><text:span text:style-name="T119">private </text:span></text:span><text:span text:style-name="T84">в свой </text:span><text:span text:style-name="Source_20_Text"><text:span text:style-name="T119">Account </text:span></text:span><text:span text:style-name="T84">класс два метода </text:span><text:span text:style-name="Source_20_Text"><text:span text:style-name="T119">pin </text:span></text:span><text:span text:style-name="T84">и </text:span><text:span text:style-name="Source_20_Text"><text:span text:style-name="T119">pin_error</text:span></text:span><text:span text:style-name="T84">. </text:span><text:span text:style-name="Source_20_Text"><text:span text:style-name="T119">pin </text:span></text:span><text:span text:style-name="T84">не должен принимать аргументов и устанавливать переменную экземпляра </text:span><text:span text:style-name="Source_20_Text"><text:span text:style-name="T119">@pin</text:span></text:span><text:span text:style-name="T84">, равную номеру ПИН </text:span><text:span text:style-name="Source_20_Text"><text:span text:style-name="T119">1234</text:span></text:span><text:span text:style-name="T84">.</text:span></text:p>
      <text:p text:style-name="P416"><text:span text:style-name="Source_20_Text"><text:span text:style-name="T119">pin_error</text:span></text:span><text:span text:style-name="T84"> не должен принимать аргументов и должен просто возвращать строку </text:span><text:span text:style-name="Source_20_Text"><text:span text:style-name="T119">"Access denied: incorrect PIN."</text:span></text:span></text:p>
      <text:p text:style-name="P416"><text:span text:style-name="Source_20_Text"><text:span text:style-name="T119"/></text:span></text:p>
      <text:p text:style-name="P197"><text:soft-page-break/><text:span text:style-name="Source_20_Text"><text:span text:style-name="T186">class</text:span></text:span><text:span text:style-name="Source_20_Text"><text:span text:style-name="T175"> </text:span></text:span><text:span text:style-name="Source_20_Text"><text:span text:style-name="T225">Account</text:span></text:span></text:p>
      <text:p text:style-name="P49"><text:span text:style-name="T263">attr_reader</text:span> <text:span text:style-name="T333">:name</text:span>, <text:span text:style-name="T333">:balance</text:span></text:p>
      <text:p text:style-name="P49"><text:span text:style-name="T280">def</text:span> <text:span text:style-name="T280">initialize</text:span>(<text:span text:style-name="T263">name</text:span>, <text:span text:style-name="T263">balance=100</text:span>)</text:p>
      <text:p text:style-name="P49"><text:span text:style-name="T263">@name</text:span> = <text:span text:style-name="T263">name</text:span></text:p>
      <text:p text:style-name="P49"><text:span text:style-name="T263">@balance</text:span> = <text:span text:style-name="T263">balance</text:span></text:p>
      <text:p text:style-name="P76">end</text:p>
      <text:p text:style-name="P76">private</text:p>
      <text:p text:style-name="P99"/>
      <text:p text:style-name="P49"><text:span text:style-name="T280">def</text:span> <text:span text:style-name="T280">pin</text:span></text:p>
      <text:p text:style-name="P49"><text:span text:style-name="T263">@pin</text:span> = <text:span text:style-name="T263">1234</text:span></text:p>
      <text:p text:style-name="P76">end</text:p>
      <text:p text:style-name="P99"/>
      <text:p text:style-name="P49"><text:span text:style-name="T280">def</text:span> <text:span text:style-name="T280">pin_error</text:span></text:p>
      <text:p text:style-name="P114">"Access denied: incorrect PIN."</text:p>
      <text:p text:style-name="P76">end</text:p>
      <text:p text:style-name="P76">end</text:p>
      <text:p text:style-name="P151"><text:span text:style-name="Source_20_Text"><text:span text:style-name="T119"/></text:span></text:p>
      <text:p text:style-name="P186"/>
      <text:p text:style-name="P174">Отображение баланса</text:p>
      <text:p text:style-name="P151"><text:span text:style-name="T83">Идеально! Теперь давайте </text:span><text:span text:style-name="Source_20_Text"><text:span text:style-name="T119">display_balance </text:span></text:span><text:span text:style-name="T83">займемся первым общедоступным методом, который мы будем использовать для отображения текущего баланса нашего счета.</text:span></text:p>
      <text:h text:style-name="P213" text:outline-level="3">инструкции</text:h>
      <text:p text:style-name="P416"><text:span text:style-name="T84">Определите общедоступный </text:span><text:span text:style-name="Source_20_Text"><text:span text:style-name="T119">display_balance </text:span></text:span><text:span text:style-name="T84">метод для своего </text:span><text:span text:style-name="Source_20_Text"><text:span text:style-name="T119">Account </text:span></text:span><text:span text:style-name="T84">класса. Он должен принимать один параметр, </text:span><text:span text:style-name="Source_20_Text"><text:span text:style-name="T119">pin_number</text:span></text:span><text:span text:style-name="T84">.</text:span></text:p>
      <text:p text:style-name="P416"><text:span text:style-name="T84">Тело вашего метода должно проверять, </text:span><text:span text:style-name="Source_20_Text"><text:span text:style-name="T119">pin_number </text:span></text:span><text:span text:style-name="T84">равно ли </text:span><text:span text:style-name="Source_20_Text"><text:span text:style-name="T119">pin</text:span></text:span><text:span text:style-name="T84">(результат вызова частного </text:span><text:span text:style-name="Source_20_Text"><text:span text:style-name="T119">pin </text:span></text:span><text:span text:style-name="T84">метода)</text:span></text:p>
      <text:p text:style-name="P416"><text:span text:style-name="T84">Если это так, </text:span><text:span text:style-name="Source_20_Text"><text:span text:style-name="T119">display_balance </text:span></text:span><text:span text:style-name="T84">следует </text:span><text:span text:style-name="Source_20_Text"><text:span text:style-name="T119">puts</text:span></text:span><text:span text:style-name="T84"> </text:span><text:span text:style-name="Source_20_Text"><text:span text:style-name="T119">"Balance: $#{@balance}."</text:span></text:span></text:p>
      <text:p text:style-name="P416"><text:span text:style-name="T84">В противном случае ( </text:span><text:span text:style-name="Source_20_Text"><text:span text:style-name="T119">else</text:span></text:span><text:span text:style-name="T84">) он должен </text:span><text:span text:style-name="Source_20_Text"><text:span text:style-name="T119">puts</text:span></text:span><text:span text:style-name="T84"> </text:span><text:span text:style-name="Source_20_Text"><text:span text:style-name="T119">pin_error</text:span></text:span><text:span text:style-name="T84">( </text:span><text:span text:style-name="Source_20_Text"><text:span text:style-name="T119">pin_error </text:span></text:span><text:span text:style-name="T84">сообщение).</text:span></text:p>
      <text:p text:style-name="P181"><text:span text:style-name="T280">class</text:span> <text:span text:style-name="T340">Account</text:span></text:p>
      <text:p text:style-name="P49"><text:span text:style-name="T263">attr_reader</text:span> <text:span text:style-name="T333">:name</text:span>, <text:span text:style-name="T333">:balance</text:span></text:p>
      <text:p text:style-name="P49"><text:span text:style-name="T280">def</text:span> <text:span text:style-name="T280">initialize</text:span>(<text:span text:style-name="T263">name</text:span>, <text:span text:style-name="T263">balance=100</text:span>)</text:p>
      <text:p text:style-name="P49"><text:span text:style-name="T263">@name</text:span> = <text:span text:style-name="T263">name</text:span></text:p>
      <text:p text:style-name="P49"><text:span text:style-name="T263">@balance</text:span> = <text:span text:style-name="T263">balance</text:span></text:p>
      <text:p text:style-name="P76">end</text:p>
      <text:p text:style-name="P49"><text:span text:style-name="T280">def</text:span> <text:span text:style-name="T280">display_balance</text:span>(<text:span text:style-name="T263">pin_number</text:span>)</text:p>
      <text:p text:style-name="P49"><text:span text:style-name="T263">puts</text:span> <text:span text:style-name="T263">pin_number</text:span> == <text:span text:style-name="T263">pin</text:span> ? <text:span text:style-name="T307">"Balance: $#{</text:span><text:span text:style-name="T263">@balance</text:span><text:span text:style-name="T307">}."</text:span> : <text:span text:style-name="T263">pin_error</text:span></text:p>
      <text:p text:style-name="P76">end</text:p>
      <text:p text:style-name="P99"/>
      <text:p text:style-name="P76">private</text:p>
      <text:p text:style-name="P49"><text:span text:style-name="T280">def</text:span> <text:span text:style-name="T280">pin</text:span></text:p>
      <text:p text:style-name="P49"><text:span text:style-name="T263">@pin</text:span> = <text:span text:style-name="T263">1234</text:span></text:p>
      <text:p text:style-name="P76">end</text:p>
      <text:p text:style-name="P76"/>
      <text:p text:style-name="P49"><text:span text:style-name="T280">def</text:span> <text:span text:style-name="T280">pin_error</text:span></text:p>
      <text:p text:style-name="P114">"Access denied: incorrect PIN."</text:p>
      <text:p text:style-name="P76">end</text:p>
      <text:p text:style-name="P99"/>
      <text:p text:style-name="P76">end</text:p>
      <text:p text:style-name="P10"><text:soft-page-break/>Вывод средств</text:p>
      <text:p text:style-name="P388">Отличная работа! Теперь давайте добавим наш второй общедоступный метод, который позволит нам снимать деньги с нашего счета.</text:p>
      <text:p text:style-name="P151"><text:span text:style-name="T83">Уловка состоит в том, чтобы понять, что, поскольку </text:span><text:span text:style-name="Source_20_Text"><text:span text:style-name="T119">@balance </text:span></text:span><text:span text:style-name="T83">доступ к нему возможен только изнутри класса, мы захотим использовать его </text:span><text:span text:style-name="Source_20_Text"><text:span text:style-name="T119">@balance -= amount </text:span></text:span><text:span text:style-name="T83">для уменьшения баланса на определенную величину.</text:span></text:p>
      <text:h text:style-name="P213" text:outline-level="3">инструкции</text:h>
      <text:p text:style-name="P416"><text:span text:style-name="T84">Добавьте </text:span><text:span text:style-name="Source_20_Text"><text:span text:style-name="T119">withdraw </text:span></text:span><text:span text:style-name="T84">в свой класс общедоступный метод, который принимает два параметра </text:span><text:span text:style-name="Source_20_Text"><text:span text:style-name="T119">pin_number </text:span></text:span><text:span text:style-name="T84">и </text:span><text:span text:style-name="Source_20_Text"><text:span text:style-name="T119">amount</text:span></text:span><text:span text:style-name="T84">. Если </text:span><text:span text:style-name="Source_20_Text"><text:span text:style-name="T119">pin_number </text:span></text:span><text:span text:style-name="T84">совпадает </text:span><text:span text:style-name="Source_20_Text"><text:span text:style-name="T119">pin</text:span></text:span><text:span text:style-name="T84">, ваш метод должен вычесть сумму из баланса, в </text:span><text:span text:style-name="Source_20_Text"><text:span text:style-name="T119">puts "Withdrew #{amount}. New balance: </text:span></text:span><text:a xlink:type="simple" xlink:href="mailto:$#%7B@balance" text:style-name="Internet_20_link" text:visited-style-name="Visited_20_Internet_20_Link"><text:span text:style-name="Source_20_Text">$#{@balance</text:span></text:a><text:span text:style-name="Source_20_Text"><text:span text:style-name="T119">}." </text:span></text:span><text:span text:style-name="Source_20_Text"><text:span text:style-name="T120">в </text:span></text:span><text:span text:style-name="T84">противном случае - должно </text:span><text:span text:style-name="Source_20_Text"><text:span text:style-name="T119">puts</text:span></text:span><text:span text:style-name="T84"> </text:span><text:span text:style-name="Source_20_Text"><text:span text:style-name="T119">pin_error</text:span></text:span><text:span text:style-name="T84">.</text:span></text:p>
      <text:p text:style-name="P192"><text:span text:style-name="T190">class</text:span><text:span text:style-name="T249"> </text:span><text:span text:style-name="T223">Account</text:span></text:p>
      <text:p text:style-name="P49"><text:span text:style-name="T263">attr_reader</text:span> <text:span text:style-name="T333">:name</text:span>, <text:span text:style-name="T333">:balance</text:span></text:p>
      <text:p text:style-name="P49"><text:span text:style-name="T280">def</text:span> <text:span text:style-name="T280">initialize</text:span>(<text:span text:style-name="T263">name</text:span>, <text:span text:style-name="T263">balance=100</text:span>)</text:p>
      <text:p text:style-name="P49"><text:span text:style-name="T263">@name</text:span> = <text:span text:style-name="T263">name</text:span></text:p>
      <text:p text:style-name="P49"><text:span text:style-name="T263">@balance</text:span> = <text:span text:style-name="T263">balance</text:span></text:p>
      <text:p text:style-name="P76">end</text:p>
      <text:p text:style-name="P49"><text:span text:style-name="T280">def</text:span> <text:span text:style-name="T280">display_balance</text:span>(<text:span text:style-name="T263">pin_number</text:span>)</text:p>
      <text:p text:style-name="P49"><text:span text:style-name="T263">puts</text:span> <text:span text:style-name="T263">pin_number</text:span> == <text:span text:style-name="T263">pin</text:span> ? <text:span text:style-name="T307">"Balance: $#{</text:span><text:span text:style-name="T263">@balance</text:span><text:span text:style-name="T307">}."</text:span> : <text:span text:style-name="T263">pin_error</text:span></text:p>
      <text:p text:style-name="P76">end</text:p>
      <text:p text:style-name="P99"/>
      <text:p text:style-name="P49"><text:span text:style-name="T280">def</text:span> <text:span text:style-name="T280">withdraw</text:span>(<text:span text:style-name="T263">pin_number</text:span>, <text:span text:style-name="T263">amount</text:span>)</text:p>
      <text:p text:style-name="P49"><text:span text:style-name="T280">if</text:span> <text:span text:style-name="T263">pin_number</text:span> == <text:span text:style-name="T263">pin</text:span></text:p>
      <text:p text:style-name="P49"><text:span text:style-name="T263">@balance</text:span> -= <text:span text:style-name="T263">amount</text:span></text:p>
      <text:p text:style-name="P49"><text:span text:style-name="T263">puts</text:span> <text:span text:style-name="T307">"Withdrew #{</text:span><text:span text:style-name="T263">amount</text:span><text:span text:style-name="T307">}. New balance: $#{</text:span><text:span text:style-name="T263">@balance</text:span><text:span text:style-name="T307">}."</text:span></text:p>
      <text:p text:style-name="P76">else</text:p>
      <text:p text:style-name="P49"><text:span text:style-name="T263">puts</text:span> <text:span text:style-name="T263">pin_error</text:span></text:p>
      <text:p text:style-name="P76">end</text:p>
      <text:p text:style-name="P76">end</text:p>
      <text:p text:style-name="P99"/>
      <text:p text:style-name="P76">private</text:p>
      <text:p text:style-name="P99"/>
      <text:p text:style-name="P49"><text:span text:style-name="T280">def</text:span> <text:span text:style-name="T280">pin</text:span></text:p>
      <text:p text:style-name="P49"><text:span text:style-name="T263">@pin</text:span> = <text:span text:style-name="T263">1234</text:span></text:p>
      <text:p text:style-name="P76">end</text:p>
      <text:p text:style-name="P99"/>
      <text:p text:style-name="P49"><text:span text:style-name="T280">def</text:span> <text:span text:style-name="T280">pin_error</text:span></text:p>
      <text:p text:style-name="P114">"Access denied: incorrect PIN."</text:p>
      <text:p text:style-name="P76">end</text:p>
      <text:p text:style-name="P99"/>
      <text:p text:style-name="P76">end</text:p>
      <text:p text:style-name="P149"/>
      <text:p text:style-name="P149"/>
      <text:p text:style-name="P174">Отличная работа!</text:p>
      <text:p text:style-name="P151"><text:span text:style-name="T83">Отличная работа! У вас есть собственный </text:span><text:span text:style-name="Source_20_Text"><text:span text:style-name="T119">Account </text:span></text:span><text:span text:style-name="T83">класс и </text:span><text:span text:style-name="Source_20_Text"><text:span text:style-name="T119">checking_account </text:span></text:span><text:span text:style-name="T83">экземпляр с общедоступными и частными методами.</text:span></text:p>
      <text:p text:style-name="P151"><text:span text:style-name="T83">Идите вперед и попытайтесь добраться до вас </text:span><text:span text:style-name="Source_20_Text"><text:span text:style-name="T119">pin</text:span></text:span><text:span text:style-name="T83">вне класса. Непросто, правда?</text:span></text:p>
      <text:p text:style-name="P388">Как вы могли бы улучшить этот класс? Ты можешь:</text:p>
      <text:list xml:id="list3498064746" text:style-name="L27">
        <text:list-item>
          <text:p text:style-name="P461"><text:soft-page-break/><text:span text:style-name="T83">Включите </text:span><text:span text:style-name="Source_20_Text"><text:span text:style-name="T119">deposit </text:span></text:span><text:span text:style-name="T83">метод, позволяющий пользователям добавлять деньги на свои счета.</text:span></text:p>
        </text:list-item>
        <text:list-item>
          <text:p text:style-name="P478">Включите проверку ошибок, которая не позволяет пользователям переоценивать свои учетные записи.</text:p>
        </text:list-item>
        <text:list-item>
          <text:p text:style-name="P461"><text:span text:style-name="T83">Создайте </text:span><text:span text:style-name="Source_20_Text"><text:span text:style-name="T119">CheckingAccount </text:span></text:span><text:span text:style-name="T83">s или </text:span><text:span text:style-name="Source_20_Text"><text:span text:style-name="T119">SavingsAccount </text:span></text:span><text:span text:style-name="T83">s, которые наследуются от </text:span><text:span text:style-name="Source_20_Text"><text:span text:style-name="T119">Account</text:span></text:span></text:p>
        </text:list-item>
      </text:list>
      <text:p text:style-name="P187">class Account</text:p>
      <text:p text:style-name="P187"><text:s text:c="2"/>attr_reader :name, :balance</text:p>
      <text:p text:style-name="P187"><text:s text:c="2"/>def initialize(name, balance=100)</text:p>
      <text:p text:style-name="P187"><text:s text:c="4"/>@name = name</text:p>
      <text:p text:style-name="P187"><text:s text:c="4"/>@balance = balance</text:p>
      <text:p text:style-name="P187"><text:s text:c="2"/>end</text:p>
      <text:p text:style-name="P187"/>
      <text:p text:style-name="P187"><text:s text:c="2"/>def display_balance(pin_number)</text:p>
      <text:p text:style-name="P187"><text:s text:c="4"/>puts pin_number == pin ? "Balance: $#{@balance}." : pin_error</text:p>
      <text:p text:style-name="P187"><text:s text:c="2"/>end</text:p>
      <text:p text:style-name="P187"/>
      <text:p text:style-name="P187"><text:s text:c="2"/>def withdraw(pin_number, amount)</text:p>
      <text:p text:style-name="P187"><text:s text:c="4"/>if pin_number != pin</text:p>
      <text:p text:style-name="P187"><text:s text:c="4"/>return pin_error</text:p>
      <text:p text:style-name="P187"><text:s text:c="4"/>elsif @balance &lt; amount</text:p>
      <text:p text:style-name="P187"><text:s text:c="4"/>return display_overdraw_error</text:p>
      <text:p text:style-name="P187"><text:s text:c="4"/>else</text:p>
      <text:p text:style-name="P187"><text:s text:c="4"/>@balance -= amount</text:p>
      <text:p text:style-name="P187"><text:s text:c="4"/>puts "Withdrew #{amount}. New balance: $#{@balance}."</text:p>
      <text:p text:style-name="P187"><text:s text:c="4"/>end</text:p>
      <text:p text:style-name="P187"><text:s text:c="2"/>end</text:p>
      <text:p text:style-name="P187"/>
      <text:p text:style-name="P187"><text:s text:c="2"/>def deposit(pin_number, amount)</text:p>
      <text:p text:style-name="P187"><text:s text:c="4"/>if pin_number == pin</text:p>
      <text:p text:style-name="P187"><text:s text:c="4"/>@balance += amount</text:p>
      <text:p text:style-name="P187"><text:s text:c="4"/>puts "You deposit #{amount}. New balance: $#{@balance}."</text:p>
      <text:p text:style-name="P187"><text:s text:c="4"/>else</text:p>
      <text:p text:style-name="P187"><text:s text:c="4"/>puts pin_error</text:p>
      <text:p text:style-name="P187"><text:s text:c="4"/>end</text:p>
      <text:p text:style-name="P187"><text:s text:c="2"/>end</text:p>
      <text:p text:style-name="P187"/>
      <text:p text:style-name="P187"><text:s text:c="2"/>def display_overdraw_error</text:p>
      <text:p text:style-name="P187"><text:s text:c="4"/>puts "The amount you are trying to withdraw exceeds your balance."</text:p>
      <text:p text:style-name="P187"><text:s text:c="2"/>end</text:p>
      <text:p text:style-name="P187"/>
      <text:p text:style-name="P187"><text:s text:c="2"/>private</text:p>
      <text:p text:style-name="P187"/>
      <text:p text:style-name="P187"><text:s text:c="2"/>def pin</text:p>
      <text:p text:style-name="P187"><text:s text:c="4"/>@pin = 1234</text:p>
      <text:p text:style-name="P187"><text:s text:c="2"/>end</text:p>
      <text:p text:style-name="P187"/>
      <text:p text:style-name="P187"><text:s text:c="2"/>def pin_error</text:p>
      <text:p text:style-name="P187"><text:s text:c="4"/>puts "Access denied: incorrect PIN."</text:p>
      <text:p text:style-name="P187"><text:s text:c="2"/>end</text:p>
      <text:p text:style-name="P187">end</text:p>
      <text:p text:style-name="P187"><text:soft-page-break/>checking_account = Account.new("OLEG", 500_000)</text:p>
      <text:p text:style-name="P187">checking_account.display_balance(1234)</text:p>
      <text:p text:style-name="P187">checking_account.deposit(1234, 500_000)</text:p>
      <text:p text:style-name="P187">checking_account.withdraw(1234, 400_000)</text:p>
      <text:p text:style-name="P187"/>
      <text:p text:style-name="P187">class SavingsAccount &lt; Account;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ercu" svg:font-family="Apercu, apple-system, BlinkMacSystemFont, 'Segoe UI', Roboto, Ubuntu, Cantarell, 'Fira Sans', 'Droid Sans', 'Helvetica Neue', sans-serif"/>
    <style:font-face style:name="Droid Sans Mono" svg:font-family="'Droid Sans Mono', monospace, monospace, 'Droid Sans Fallback'"/>
    <style:font-face style:name="JetBrains Mono" svg:font-family="'JetBrains Mono', monospace"/>
    <style:font-face style:name="Lohit Devanagari1" svg:font-family="'Lohit Devanagari'"/>
    <style:font-face style:name="Monaco, Menlo," svg:font-family="'Monaco, Menlo,', 'Ubuntu Mono', ',', 'Droid Sans Mono', ', Consolas, monospace', 'Droid Sans Mono', monospace, monospace, 'Droid Sans Fallback'"/>
    <style:font-face style:name="Monaco" svg:font-family="Monaco, Menlo, 'Ubuntu Mono', 'Droid Sans Mono', Consolas, monospace"/>
    <style:font-face style:name="Roboto" svg:font-family="Roboto, arial, sans-serif"/>
    <style:font-face style:name="Roboto1" svg:font-family="Roboto,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7:33:32.879776188</meta:creation-date>
    <meta:generator>LibreOffice/6.4.6.2$Linux_X86_64 LibreOffice_project/40$Build-2</meta:generator>
    <dc:date>2021-04-11T22:25:54.086297330</dc:date>
    <meta:editing-duration>P2DT14H23M9S</meta:editing-duration>
    <meta:editing-cycles>189</meta:editing-cycles>
    <meta:document-statistic meta:table-count="0" meta:image-count="0" meta:object-count="0" meta:page-count="92" meta:paragraph-count="2922" meta:word-count="21480" meta:character-count="140144" meta:non-whitespace-character-count="120806"/>
  </office:meta>
</office:document-meta>
</file>